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gradient" draw:fill-color="#ffffff" draw:fill-gradient-name="Tango_20_Green" draw:gradient-step-count="0" draw:opacity="0%" draw:textarea-horizontal-align="justify" draw:textarea-vertical-align="middle" draw:auto-grow-height="false" fo:min-height="2.141cm" fo:min-width="6.8cm" draw:shadow-opacity="0%"/>
    </style:style>
    <style:style style:name="gr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.75cm" fo:min-width="8.5cm" draw:shadow-opacity="0%"/>
    </style:style>
    <style:style style:name="gr7" style:family="graphic" style:parent-style-name="standard">
      <style:graphic-properties draw:fill="gradient" draw:fill-color="#ffffff" draw:fill-gradient-name="Tango_20_Green" draw:gradient-step-count="0" draw:opacity="0%" draw:textarea-horizontal-align="justify" draw:textarea-vertical-align="middle" draw:auto-grow-height="false" fo:min-height="2.341cm" fo:min-width="6.8cm" draw:shadow-opacity="0%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3cm"/>
    </style:style>
    <style:style style:name="pr5" style:family="presentation" style:parent-style-name="Default-title">
      <style:graphic-properties fo:min-height="1.406cm"/>
    </style:style>
    <style:style style:name="pr6" style:family="presentation" style:parent-style-name="Default-subtitle">
      <style:graphic-properties draw:fill-color="#ffffff" draw:textarea-vertical-align="top" fo:min-height="13cm"/>
    </style:style>
    <style:style style:name="pr7" style:family="presentation" style:parent-style-name="Default-title">
      <style:graphic-properties draw:textarea-vertical-align="top" fo:min-height="14.772cm"/>
    </style:style>
    <style:style style:name="pr8" style:family="presentation" style:parent-style-name="Default-title">
      <style:graphic-properties draw:textarea-vertical-align="top" fo:min-height="14.372cm"/>
    </style:style>
    <style:style style:name="pr9" style:family="presentation" style:parent-style-name="Default-title">
      <style:graphic-properties draw:textarea-vertical-align="top" fo:min-height="14.573cm"/>
    </style:style>
    <style:style style:name="pr10" style:family="presentation" style:parent-style-name="Default-title">
      <style:graphic-properties draw:textarea-vertical-align="top" fo:min-height="14.872cm"/>
    </style:style>
    <style:style style:name="pr11" style:family="presentation" style:parent-style-name="Default-title">
      <style:graphic-properties draw:textarea-vertical-align="top" fo:min-height="14.572cm"/>
    </style:style>
    <style:style style:name="pr12" style:family="presentation" style:parent-style-name="Default-title">
      <style:graphic-properties fo:min-height="2.629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7.437cm" style:use-optimal-column-width="false"/>
    </style:style>
    <style:style style:name="co3" style:family="table-column">
      <style:table-column-properties style:column-width="8.72cm" style:use-optimal-column-width="false"/>
    </style:style>
    <style:style style:name="co4" style:family="table-column">
      <style:table-column-properties style:column-width="7.475cm" style:use-optimal-column-width="false"/>
    </style:style>
    <style:style style:name="co5" style:family="table-column">
      <style:table-column-properties style:column-width="8.682cm" style:use-optimal-column-width="false"/>
    </style:style>
    <style:style style:name="co6" style:family="table-column">
      <style:table-column-properties style:column-width="2.085cm" style:use-optimal-column-width="false"/>
    </style:style>
    <style:style style:name="co7" style:family="table-column">
      <style:table-column-properties style:column-width="11.755cm" style:use-optimal-column-width="false"/>
    </style:style>
    <style:style style:name="co8" style:family="table-column">
      <style:table-column-properties style:column-width="7.484cm" style:use-optimal-column-width="false"/>
    </style:style>
    <style:style style:name="co9" style:family="table-column">
      <style:table-column-properties style:column-width="7.172cm" style:use-optimal-column-width="false"/>
    </style:style>
    <style:style style:name="co10" style:family="table-column">
      <style:table-column-properties style:column-width="10.319cm" style:use-optimal-column-width="false"/>
    </style:style>
    <style:style style:name="co11" style:family="table-column">
      <style:table-column-properties style:column-width="2.153cm" style:use-optimal-column-width="false"/>
    </style:style>
    <style:style style:name="co12" style:family="table-column">
      <style:table-column-properties style:column-width="8.096cm" style:use-optimal-column-width="false"/>
    </style:style>
    <style:style style:name="co13" style:family="table-column">
      <style:table-column-properties style:column-width="13.222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ro3" style:family="table-row">
      <style:table-row-properties style:row-height="2.216cm"/>
    </style:style>
    <style:style style:name="ro4" style:family="table-row">
      <style:table-row-properties style:row-height="2.244cm"/>
    </style:style>
    <style:style style:name="ro5" style:family="table-row">
      <style:table-row-properties style:row-height="2.382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start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9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0" style:family="paragraph">
      <style:paragraph-properties fo:text-align="start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color="#ffffff" draw:fill-gradient-name="Tango_20_Green" draw:gradient-step-count="0" draw:opacity="0%"/>
      <style:paragraph-properties fo:text-align="center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loext:graphic-properties draw:fill="solid" draw:fill-color="#ffffff" draw:opacity="0%"/>
      <style:paragraph-properties fo:text-align="center"/>
    </style:style>
    <style:style style:name="P15" style:family="paragraph">
      <style:paragraph-properties fo:text-align="start"/>
      <style:text-properties style:font-name="Liberation Serif1" fo:font-size="20pt" style:font-size-asian="20pt" style:font-size-complex="20pt"/>
    </style:style>
    <style:style style:name="P16" style:family="paragraph">
      <style:paragraph-properties fo:text-align="start"/>
      <style:text-properties fo:font-size="20pt" fo:font-style="italic" style:font-size-asian="20pt" style:font-size-complex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12pt" style:font-size-asian="12pt" style:font-size-complex="12pt"/>
    </style:style>
    <style:style style:name="T3" style:family="text">
      <style:text-properties style:font-name="Liberation Serif1" fo:font-size="32pt" style:font-size-asian="32pt" style:font-size-complex="32pt"/>
    </style:style>
    <style:style style:name="T4" style:family="text">
      <style:text-properties style:font-name="Liberation Serif1" fo:font-size="14pt" style:font-size-asian="14pt" style:font-size-complex="14pt"/>
    </style:style>
    <style:style style:name="T5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3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4" draw:id="id4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7" draw:id="id7">
          <svg:title>TexMaths</svg:title>
          <svg:desc>26§display§x + c§svg§600§FALSE§</svg:desc>
          <draw:polygon draw:style-name="gr2" draw:text-style-name="P6" draw:layer="layout" svg:width="1.942cm" svg:height="0.516cm" svg:x="16.91cm" svg:y="2.795cm" svg:viewBox="0 0 1943 517" draw:points="971,517 0,517 0,0 1943,0 1943,517">
            <text:p/>
          </draw:polygon>
          <draw:path draw:style-name="gr3" draw:text-style-name="P7" draw:layer="layout" svg:width="0.457cm" svg:height="0.415cm" svg:x="16.891cm" svg:y="2.878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7" draw:layer="layout" svg:width="0.608cm" svg:height="0.61cm" svg:x="17.64cm" svg:y="2.749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7" draw:layer="layout" svg:width="0.357cm" svg:height="0.415cm" svg:x="18.54cm" svg:y="2.878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6" draw:id="id6">
          <svg:title>TexMaths</svg:title>
          <svg:desc>26§display§\smallint  dx§svg§600§FALSE§</svg:desc>
          <draw:polygon draw:style-name="gr2" draw:text-style-name="P6" draw:layer="layout" svg:width="1.5cm" svg:height="0.76cm" svg:x="7.692cm" svg:y="2.593cm" svg:viewBox="0 0 1501 761" draw:points="751,761 0,761 0,0 1501,0 1501,761">
            <text:p/>
          </draw:polygon>
          <draw:path draw:style-name="gr3" draw:text-style-name="P7" draw:layer="layout" svg:width="0.382cm" svg:height="0.852cm" svg:x="7.696cm" svg:y="2.547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436cm" svg:height="0.646cm" svg:x="8.318cm" svg:y="2.568cm" svg:viewBox="0 0 437 647" svg:d="M437 10c0-2 0-10-13-10-12 0-100 8-116 10-7 0-13 5-13 17 0 13 9 13 23 13 44 0 46 6 46 14l-4 19-54 216c-17-33-44-58-86-58-106 0-220 135-220 268 0 88 50 148 123 148 18 0 64-4 118-69 9 38 40 69 83 69 34 0 54-21 69-52s27-87 27-89c0-11-8-11-10-11-11 0-11 4-13 17-16 60-33 114-71 114-25 0-27-23-27-41 0-23 2-30 7-44zM245 526c-4 17-4 19-18 36-40 50-77 64-102 64-46 0-61-50-61-85 0-46 30-160 52-202 27-54 69-87 106-87 61 0 73 75 73 81 0 4-2 10-4 14z">
            <text:p/>
          </draw:path>
          <draw:path draw:style-name="gr3" draw:text-style-name="P7" draw:layer="layout" svg:width="0.456cm" svg:height="0.415cm" svg:x="8.782cm" svg:y="2.797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4-64 98-71 10 36 44 71 98 71 95 0 147-118 147-141 0-9-8-9-10-9-8 0-10 2-13 9-29 99-93 120-122 120-36 0-50-29-50-60 0-21 6-40 17-81z">
            <text:p/>
          </draw:path>
        </draw:g>
        <draw:g xml:id="id12" draw:id="id12">
          <svg:title>TexMaths</svg:title>
          <svg:desc>20§display§\int \frac{1}{\sqrt{x}} \ dx §svg§600§FALSE§</svg:desc>
          <draw:polygon draw:style-name="gr2" draw:text-style-name="P6" draw:layer="layout" svg:width="2.878cm" svg:height="1.541cm" svg:x="7.192cm" svg:y="6.084cm" svg:viewBox="0 0 2879 1542" draw:points="1439,1542 0,1542 0,0 2879,0 2879,1542">
            <text:p/>
          </draw:polygon>
          <draw:path draw:style-name="gr3" draw:text-style-name="P7" draw:layer="layout" svg:width="0.625cm" svg:height="1.563cm" svg:x="7.197cm" svg:y="6.049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442cm" svg:y="6.062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988cm" svg:height="0.029cm" svg:x="8.061cm" svg:y="6.816cm" svg:viewBox="0 0 989 30" draw:points="494,30 0,30 0,0 989,0 989,30">
            <text:p/>
          </draw:polygon>
          <draw:path draw:style-name="gr3" draw:text-style-name="P7" draw:layer="layout" svg:width="0.549cm" svg:height="0.703cm" svg:x="8.112cm" svg:y="6.957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0.402cm" svg:height="0.029cm" svg:x="8.647cm" svg:y="6.957cm" svg:viewBox="0 0 403 30" draw:points="202,30 0,30 0,0 403,0 403,30">
            <text:p/>
          </draw:polygon>
          <draw:path draw:style-name="gr3" draw:text-style-name="P7" draw:layer="layout" svg:width="0.351cm" svg:height="0.319cm" svg:x="8.667cm" svg:y="7.18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335cm" svg:height="0.497cm" svg:x="9.396cm" svg:y="6.5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754cm" svg:y="6.696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3" draw:id="id3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49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4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8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4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8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6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8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3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8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8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5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3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3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5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8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6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6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8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5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8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5" draw:id="id5">
          <svg:title>TexMaths</svg:title>
          <svg:desc>28§display§01§svg§600§FALSE§</svg:desc>
          <draw:polygon draw:style-name="gr2" draw:text-style-name="P6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7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7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8" draw:id="id8">
          <svg:title>TexMaths</svg:title>
          <svg:desc>28§display§02§svg§600§FALSE§</svg:desc>
          <draw:polygon draw:style-name="gr2" draw:text-style-name="P6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7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7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11" draw:id="id11">
          <svg:title>TexMaths</svg:title>
          <svg:desc>28§display§03§svg§600§FALSE§</svg:desc>
          <draw:polygon draw:style-name="gr2" draw:text-style-name="P6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7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14" draw:id="id14">
          <svg:title>TexMaths</svg:title>
          <svg:desc>28§display§04§svg§600§FALSE§</svg:desc>
          <draw:polygon draw:style-name="gr2" draw:text-style-name="P6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7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7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17" draw:id="id17">
          <svg:title>TexMaths</svg:title>
          <svg:desc>28§display§05§svg§600§FALSE§</svg:desc>
          <draw:polygon draw:style-name="gr2" draw:text-style-name="P6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7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7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0" draw:id="id20">
          <svg:title>TexMaths</svg:title>
          <svg:desc>28§display§06§svg§600§FALSE§</svg:desc>
          <draw:polygon draw:style-name="gr2" draw:text-style-name="P6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7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23" draw:id="id23">
          <svg:title>TexMaths</svg:title>
          <svg:desc>28§display§07§svg§600§FALSE§</svg:desc>
          <draw:polygon draw:style-name="gr2" draw:text-style-name="P6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7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7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9" draw:id="id9">
          <svg:title>TexMaths</svg:title>
          <svg:desc>26§display§\smallint  x^n dx§svg§600§FALSE§</svg:desc>
          <draw:polygon draw:style-name="gr2" draw:text-style-name="P6" draw:layer="layout" svg:width="2.52cm" svg:height="0.767cm" svg:x="7.693cm" svg:y="4.594cm" svg:viewBox="0 0 2521 768" draw:points="1261,768 0,768 0,0 2521,0 2521,768">
            <text:p/>
          </draw:polygon>
          <draw:path draw:style-name="gr3" draw:text-style-name="P7" draw:layer="layout" svg:width="0.382cm" svg:height="0.853cm" svg:x="7.697cm" svg:y="4.552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457cm" svg:height="0.416cm" svg:x="8.309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  <draw:path draw:style-name="gr3" draw:text-style-name="P7" draw:layer="layout" svg:width="0.392cm" svg:height="0.291cm" svg:x="8.835cm" svg:y="4.548cm" svg:viewBox="0 0 393 292" svg:d="M48 244c-2 8-6 25-6 27 0 14 12 21 22 21 11 0 21-9 25-15 3-6 9-27 11-40 4-12 10-41 14-58 5-14 9-29 11-44 8-27 8-31 27-58 19-25 48-58 98-58 37 0 37 31 37 43 0 40-27 111-37 138-9 19-11 25-11 35 0 34 29 57 61 57 64 0 93-90 93-100 0-9-8-9-10-9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7" draw:layer="layout" svg:width="0.436cm" svg:height="0.647cm" svg:x="9.338cm" svg:y="4.573cm" svg:viewBox="0 0 437 648" svg:d="M437 10c0-2 0-10-13-10-12 0-99 8-116 10-6 0-13 5-13 17 0 13 9 13 23 13 44 0 46 6 46 14l-4 19-54 216c-17-33-44-58-86-58-106 0-220 136-220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7" draw:layer="layout" svg:width="0.457cm" svg:height="0.416cm" svg:x="9.804cm" svg:y="4.804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7 61 61 0 94-65 96-71 10 35 44 71 100 71 94 0 146-119 146-142 0-8-9-8-11-8-8 0-10 2-12 8-29 100-94 121-123 121-35 0-50-29-50-61 0-21 6-39 17-81z">
            <text:p/>
          </draw:path>
        </draw:g>
        <draw:g xml:id="id10" draw:id="id10">
          <svg:title>TexMaths</svg:title>
          <svg:desc>20§display§ \frac{x^{n+1}}{n+1} + c§svg§600§FALSE§</svg:desc>
          <draw:polygon draw:style-name="gr2" draw:text-style-name="P6" draw:layer="layout" svg:width="2.809cm" svg:height="1.529cm" svg:x="16.726cm" svg:y="4.283cm" svg:viewBox="0 0 2810 1530" draw:points="1405,1530 0,1530 0,0 2810,0 2810,1530">
            <text:p/>
          </draw:polygon>
          <draw:path draw:style-name="gr3" draw:text-style-name="P7" draw:layer="layout" svg:width="0.351cm" svg:height="0.319cm" svg:x="16.779cm" svg:y="4.5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301cm" svg:height="0.223cm" svg:x="17.184cm" svg:y="4.358cm" svg:viewBox="0 0 302 224" svg:d="M37 187c-2 7-5 19-5 21 0 11 10 16 18 16s16-6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7" draw:layer="layout" svg:width="0.362cm" svg:height="0.364cm" svg:x="17.542cm" svg:y="4.2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18cm" svg:height="0.327cm" svg:x="17.993cm" svg:y="4.2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1.633cm" svg:height="0.029cm" svg:x="16.691cm" svg:y="5.115cm" svg:viewBox="0 0 1634 30" draw:points="818,30 0,30 0,0 1634,0 1634,30">
            <text:p/>
          </draw:polygon>
          <draw:path draw:style-name="gr3" draw:text-style-name="P7" draw:layer="layout" svg:width="0.381cm" svg:height="0.319cm" svg:x="16.712cm" svg:y="5.477cm" svg:viewBox="0 0 382 320" svg:d="M42 270c-2 12-7 28-7 31 0 13 10 19 21 19 8 0 21-6 26-19 1-2 9-35 14-53l14-64c5-14 10-30 13-46 3-13 8-34 8-36 11-22 48-86 115-86 32 0 39 26 39 50 0 43-34 134-45 163-6 17-8 25-8 33 0 34 26 58 58 58 67 0 92-102 92-109 0-6-6-6-8-6-8 0-8 1-11 13-14 48-37 86-72 86-11 0-16-6-16-22 0-18 7-36 13-52 13-36 42-115 42-155 0-46-31-75-80-75-64 0-100 45-111 61-3-39-32-61-65-61-32 0-45 27-53 40-11 24-21 66-21 69 0 6 6 6 8 6 8 0 8 0 13-16 11-49 25-83 51-83 14 0 22 8 22 32 0 14-3 22-11 59z">
            <text:p/>
          </draw:path>
          <draw:path draw:style-name="gr3" draw:text-style-name="P7" draw:layer="layout" svg:width="0.468cm" svg:height="0.469cm" svg:x="17.309cm" svg:y="5.37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8.035cm" svg:y="5.3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8.603cm" svg:y="4.8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9.296cm" svg:y="4.99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3" draw:id="id13">
          <svg:title>TexMaths</svg:title>
          <svg:desc>26§display§2 \sqrt{x} + c§svg§600§FALSE§</svg:desc>
          <draw:polygon draw:style-name="gr2" draw:text-style-name="P6" draw:layer="layout" svg:width="3.161cm" svg:height="0.823cm" svg:x="16.192cm" svg:y="6.394cm" svg:viewBox="0 0 3162 824" draw:points="1581,824 0,824 0,0 3162,0 3162,824">
            <text:p/>
          </draw:polygon>
          <draw:path draw:style-name="gr3" draw:text-style-name="P7" draw:layer="layout" svg:width="0.365cm" svg:height="0.61cm" svg:x="16.192cm" svg:y="6.479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715cm" svg:height="0.914cm" svg:x="16.67cm" svg:y="6.348cm" svg:viewBox="0 0 716 915" svg:d="M289 819l-160-355c-6-15-12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7" draw:layer="layout" svg:width="0.523cm" svg:height="0.039cm" svg:x="17.365cm" svg:y="6.348cm" svg:viewBox="0 0 524 40" draw:points="262,40 0,40 0,0 524,0 524,40">
            <text:p/>
          </draw:polygon>
          <draw:path draw:style-name="gr3" draw:text-style-name="P7" draw:layer="layout" svg:width="0.457cm" svg:height="0.415cm" svg:x="17.392cm" svg:y="6.6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7" draw:layer="layout" svg:width="0.609cm" svg:height="0.61cm" svg:x="18.141cm" svg:y="6.554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57cm" svg:height="0.415cm" svg:x="19.042cm" svg:y="6.683cm" svg:viewBox="0 0 358 416" svg:d="M327 56c-15 0-27 0-42 15-15 12-17 29-17 35 0 21 17 31 36 31 27 0 52-21 52-58 0-46-44-79-111-79-122 0-245 131-245 260 0 83 54 156 150 156 131 0 208-98 208-108 0-6-6-13-11-13-6 0-8 2-12 11-73 89-173 89-185 89-56 0-81-44-81-100 0-37 18-127 50-183 27-52 79-91 129-91 31 0 66 10 79 35z">
            <text:p/>
          </draw:path>
        </draw:g>
        <draw:g xml:id="id15" draw:id="id15">
          <svg:title>TexMaths</svg:title>
          <svg:desc>26§display§\smallint \sin x\ dx§svg§600§FALSE§</svg:desc>
          <draw:polygon draw:style-name="gr2" draw:text-style-name="P6" draw:layer="layout" svg:width="3.601cm" svg:height="0.76cm" svg:x="7.191cm" svg:y="8.398cm" svg:viewBox="0 0 3602 761" draw:points="1801,761 0,761 0,0 3602,0 3602,761">
            <text:p/>
          </draw:polygon>
          <draw:path draw:style-name="gr3" draw:text-style-name="P7" draw:layer="layout" svg:width="0.382cm" svg:height="0.852cm" svg:x="7.195cm" svg:y="8.35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811cm" svg:y="8.597cm" svg:viewBox="0 0 302 422" svg:d="M160 233c21 4 96 19 96 85 0 46-31 84-104 84-77 0-110-52-127-132-2-10-4-14-13-14-12 0-12 6-12 23v120c0 17 0 23 10 23 5 0 7-2 23-18 2-2 2-5 19-21 40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197cm" svg:height="0.613cm" svg:x="8.171cm" svg:y="8.396cm" svg:viewBox="0 0 198 614" svg:d="M133 208l-129 10v30c60 0 69 4 69 50v245c0 42-11 42-73 42v29c29-2 79-2 102-2 31 0 64 0 96 2v-29c-61 0-65-5-65-40zM137 48c0-29-23-48-50-48-29 0-47 25-47 48 0 25 18 50 47 50 27 0 50-21 50-50z">
            <text:p/>
          </draw:path>
          <draw:path draw:style-name="gr3" draw:text-style-name="P7" draw:layer="layout" svg:width="0.461cm" svg:height="0.405cm" svg:x="8.422cm" svg:y="8.60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9.079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100 71 93 0 145-118 145-141 0-9-8-9-10-9-8 0-10 2-12 9-30 99-94 120-123 120-36 0-50-29-50-60 0-21 6-40 17-81z">
            <text:p/>
          </draw:path>
          <draw:path draw:style-name="gr3" draw:text-style-name="P7" draw:layer="layout" svg:width="0.436cm" svg:height="0.646cm" svg:x="9.918cm" svg:y="8.373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2-160 52-202 28-54 69-87 107-87 60 0 72 75 72 81 0 4-2 10-4 14z">
            <text:p/>
          </draw:path>
          <draw:path draw:style-name="gr3" draw:text-style-name="P7" draw:layer="layout" svg:width="0.457cm" svg:height="0.415cm" svg:x="10.383cm" svg:y="8.60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99-92 120-123 120-36 0-50-29-50-60 0-21 6-40 17-81z">
            <text:p/>
          </draw:path>
        </draw:g>
        <draw:g xml:id="id18" draw:id="id18">
          <svg:title>TexMaths</svg:title>
          <svg:desc>26§display§\smallint \cos x\ dx§svg§600§FALSE§</svg:desc>
          <draw:polygon draw:style-name="gr2" draw:text-style-name="P6" draw:layer="layout" svg:width="3.702cm" svg:height="0.76cm" svg:x="7.192cm" svg:y="10.297cm" svg:viewBox="0 0 3703 761" draw:points="1853,761 0,761 0,0 3703,0 3703,761">
            <text:p/>
          </draw:polygon>
          <draw:path draw:style-name="gr3" draw:text-style-name="P7" draw:layer="layout" svg:width="0.382cm" svg:height="0.852cm" svg:x="7.196cm" svg:y="10.251cm" svg:viewBox="0 0 383 853" svg:d="M347 37c-31 3-39 25-39 38 0 23 18 37 37 37s38-12 38-39c0-36-30-73-73-73-77 0-94 100-108 171-25 137-44 253-59 414-4 47-10 99-16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7.812cm" svg:y="10.496cm" svg:viewBox="0 0 349 422" svg:d="M77 212c0-150 75-189 123-189 8 0 66 0 99 33-37 4-43 31-43 44 0 23 16 41 41 41s44-16 44-43c0-63-71-98-141-98-115 0-200 100-200 212 0 119 91 210 198 210 122 0 151-110 151-120 0-9-8-9-10-9-8 0-10 5-13 9-27 85-87 97-120 97-48 0-129-39-129-187z">
            <text:p/>
          </draw:path>
          <draw:path draw:style-name="gr3" draw:text-style-name="P7" draw:layer="layout" svg:width="0.407cm" svg:height="0.421cm" svg:x="8.213cm" svg:y="10.49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675cm" svg:y="10.496cm" svg:viewBox="0 0 302 422" svg:d="M160 233c21 4 96 19 96 85 0 46-31 84-104 84-77 0-110-52-127-132-2-10-4-14-13-14-12 0-12 6-12 23v120c0 17 0 23 10 23 5 0 7-2 23-18 2-2 2-5 19-21 39 37 81 39 100 39 106 0 150-62 150-129 0-48-30-75-40-87-31-29-67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456cm" svg:height="0.415cm" svg:x="9.182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5 60 63 0 96-64 98-71 10 36 44 71 100 71 93 0 145-118 145-141 0-9-8-9-10-9-8 0-10 2-13 9-29 99-93 120-122 120-36 0-50-29-50-60 0-21 6-40 17-81z">
            <text:p/>
          </draw:path>
          <draw:path draw:style-name="gr3" draw:text-style-name="P7" draw:layer="layout" svg:width="0.436cm" svg:height="0.646cm" svg:x="10.02cm" svg:y="10.272cm" svg:viewBox="0 0 437 647" svg:d="M437 10c0-2 0-10-13-10-12 0-100 8-116 10-6 0-13 5-13 17 0 13 9 13 23 13 44 0 46 6 46 14l-2 19-56 216c-17-33-44-58-86-58-106 0-220 135-220 268 0 88 50 148 123 148 18 0 64-4 118-69 9 38 40 69 83 69 34 0 54-21 69-52s27-87 27-89c0-11-8-11-10-11-11 0-11 4-13 17-16 60-33 114-71 114-24 0-27-23-27-41 0-23 3-30 7-44zM245 526c-4 17-4 19-18 36-40 50-77 64-102 64-46 0-61-50-61-85 0-46 32-160 52-202 27-54 69-87 106-87 61 0 73 75 73 81 0 4-2 10-4 14z">
            <text:p/>
          </draw:path>
          <draw:path draw:style-name="gr3" draw:text-style-name="P7" draw:layer="layout" svg:width="0.456cm" svg:height="0.415cm" svg:x="10.484cm" svg:y="10.501cm" svg:viewBox="0 0 457 416" svg:d="M281 129c4-25 25-108 89-108 6 0 27 0 46 10-25 6-44 29-44 50 0 15 11 33 36 33 20 0 49-16 49-54 0-48-54-60-85-60-54 0-85 48-98 71-22-63-70-71-97-71-96 0-148 119-148 141 0 9 8 9 11 9 8 0 10 0 12-9 31-97 91-120 123-120 16 0 50 8 50 60 0 29-17 92-50 219-15 58-48 95-88 95-6 0-27 0-45-10 22-6 43-25 43-50s-21-33-35-33c-27 0-50 25-50 54 0 41 46 60 87 60 61 0 94-64 96-71 10 36 44 71 100 71 93 0 145-118 145-141 0-9-8-9-10-9-8 0-10 2-13 9-29 99-91 120-122 120-36 0-50-29-50-60 0-21 6-40 17-81z">
            <text:p/>
          </draw:path>
        </draw:g>
        <draw:g xml:id="id21" draw:id="id21">
          <svg:title>TexMaths</svg:title>
          <svg:desc>26§display§\smallint \sec^2 x \ dx§svg§600§FALSE§</svg:desc>
          <draw:polygon draw:style-name="gr2" draw:text-style-name="P6" draw:layer="layout" svg:width="4.064cm" svg:height="0.908cm" svg:x="7.194cm" svg:y="12.1cm" svg:viewBox="0 0 4065 909" draw:points="2033,909 0,909 0,0 4065,0 4065,909">
            <text:p/>
          </draw:polygon>
          <draw:path draw:style-name="gr3" draw:text-style-name="P7" draw:layer="layout" svg:width="0.382cm" svg:height="0.852cm" svg:x="7.198cm" svg:y="12.202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7" draw:layer="layout" svg:width="0.301cm" svg:height="0.421cm" svg:x="7.814cm" svg:y="12.447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7cm" svg:y="12.447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349cm" svg:height="0.421cm" svg:x="8.582cm" svg:y="12.447cm" svg:viewBox="0 0 350 422" svg:d="M77 212c0-150 75-189 123-189 8 0 66 0 100 33-38 4-44 31-44 44 0 23 17 42 42 42 24 0 43-17 43-44 0-63-71-98-141-98-115 0-200 100-200 212 0 119 92 210 198 210 122 0 152-110 152-120 0-9-9-9-11-9-8 0-10 5-12 9-27 85-88 98-121 98-48 0-129-40-129-188z">
            <text:p/>
          </draw:path>
          <draw:path draw:style-name="gr3" draw:text-style-name="P7" draw:layer="layout" svg:width="0.284cm" svg:height="0.426cm" svg:x="8.996cm" svg:y="12.054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457cm" svg:height="0.415cm" svg:x="9.545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7" draw:layer="layout" svg:width="0.436cm" svg:height="0.646cm" svg:x="10.381cm" svg:y="12.223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3-202 27-54 68-87 106-87 60 0 72 75 72 81 0 4-2 10-4 15z">
            <text:p/>
          </draw:path>
          <draw:path draw:style-name="gr3" draw:text-style-name="P7" draw:layer="layout" svg:width="0.457cm" svg:height="0.415cm" svg:x="10.847cm" svg:y="12.451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</draw:g>
        <draw:g xml:id="id16" draw:id="id16">
          <svg:title>TexMaths</svg:title>
          <svg:desc>26§display§- \cos x + c§svg§600§FALSE§</svg:desc>
          <draw:polygon draw:style-name="gr2" draw:text-style-name="P6" draw:layer="layout" svg:width="4.181cm" svg:height="0.516cm" svg:x="15.892cm" svg:y="8.395cm" svg:viewBox="0 0 4182 517" draw:points="2091,517 0,517 0,0 4182,0 4182,517">
            <text:p/>
          </draw:polygon>
          <draw:path draw:style-name="gr3" draw:text-style-name="P7" draw:layer="layout" svg:width="0.559cm" svg:height="0.038cm" svg:x="15.921cm" svg:y="8.636cm" svg:viewBox="0 0 560 39" svg:d="M529 39c14 0 31 0 31-20 0-19-17-19-31-19h-498c-14 0-31 0-31 19 0 20 17 20 31 20z">
            <text:p/>
          </draw:path>
          <draw:path draw:style-name="gr3" draw:text-style-name="P7" draw:layer="layout" svg:width="0.349cm" svg:height="0.421cm" svg:x="16.741cm" svg:y="8.472cm" svg:viewBox="0 0 350 422" svg:d="M77 212c0-150 75-189 123-189 8 0 66 0 100 33-38 4-44 31-44 44 0 23 17 41 42 41s43-16 43-43c0-63-71-98-141-98-115 0-200 100-200 212 0 118 92 210 198 210 122 0 152-110 152-121 0-8-9-8-11-8-8 0-10 4-12 8-27 86-88 98-121 98-48 0-129-39-129-187z">
            <text:p/>
          </draw:path>
          <draw:path draw:style-name="gr3" draw:text-style-name="P7" draw:layer="layout" svg:width="0.407cm" svg:height="0.421cm" svg:x="17.14cm" svg:y="8.472cm" svg:viewBox="0 0 408 422" svg:d="M408 214c0-116-94-214-204-214-115 0-204 100-204 214 0 119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301cm" svg:height="0.421cm" svg:x="17.602cm" svg:y="8.472cm" svg:viewBox="0 0 302 422" svg:d="M160 233c21 4 96 18 96 85 0 46-31 83-104 83-77 0-110-52-127-131-2-10-4-14-13-14-12 0-12 6-12 22v121c0 17 0 23 10 23 5 0 7-2 23-19 2-2 2-4 19-21 40 38 81 40 100 40 106 0 150-62 150-129 0-48-29-75-40-87-31-29-66-36-104-44-52-10-114-21-114-75 0-33 25-70 104-70 100 0 106 83 108 112 0 8 8 8 10 8 13 0 13-4 13-23v-91c0-17 0-23-11-23-4 0-6 0-18 10-2 5-13 13-17 15-33-25-73-25-85-25-113 0-148 62-148 112 0 33 15 58 40 79 29 23 56 29 120 42z">
            <text:p/>
          </draw:path>
          <draw:path draw:style-name="gr3" draw:text-style-name="P7" draw:layer="layout" svg:width="0.457cm" svg:height="0.415cm" svg:x="18.112cm" svg:y="8.478cm" svg:viewBox="0 0 458 416" svg:d="M281 129c4-25 25-108 89-108 5 0 27 0 46 10-25 6-44 29-44 50 0 15 11 33 36 33 21 0 50-16 50-54 0-48-54-60-86-60-54 0-85 48-97 71-23-63-71-71-98-71-96 0-148 118-148 141 0 9 8 9 11 9 8 0 10 0 12-9 31-97 92-120 123-120 16 0 50 8 50 60 0 29-17 91-50 218-15 58-48 96-88 96-6 0-27 0-45-11 23-6 43-24 43-49s-20-34-35-34c-27 0-50 25-50 54 0 42 46 61 85 61 63 0 94-65 98-71 11 35 44 71 98 71 96 0 148-119 148-142 0-8-9-8-11-8-8 0-10 2-12 8-31 100-94 121-123 121-35 0-50-29-50-60 0-21 6-40 17-81z">
            <text:p/>
          </draw:path>
          <draw:path draw:style-name="gr3" draw:text-style-name="P7" draw:layer="layout" svg:width="0.609cm" svg:height="0.61cm" svg:x="18.863cm" svg:y="8.349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7" draw:layer="layout" svg:width="0.357cm" svg:height="0.415cm" svg:x="19.762cm" svg:y="8.478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19" draw:id="id19">
          <svg:title>TexMaths</svg:title>
          <svg:desc>26§display§ \sin x + c§svg§600§FALSE§</svg:desc>
          <draw:polygon draw:style-name="gr2" draw:text-style-name="P6" draw:layer="layout" svg:width="3.216cm" svg:height="0.597cm" svg:x="16.412cm" svg:y="10.194cm" svg:viewBox="0 0 3217 598" draw:points="1608,598 0,598 0,0 3217,0 3217,598">
            <text:p/>
          </draw:polygon>
          <draw:path draw:style-name="gr3" draw:text-style-name="P7" draw:layer="layout" svg:width="0.301cm" svg:height="0.422cm" svg:x="16.395cm" svg:y="10.35cm" svg:viewBox="0 0 302 423" svg:d="M160 233c21 5 96 19 96 86 0 46-31 83-104 83-77 0-110-52-127-131-2-10-4-15-13-15-12 0-12 7-12 23v121c0 17 0 23 10 23 5 0 7-2 23-19 2-2 2-4 19-20 40 37 81 39 100 39 106 0 150-62 150-129 0-48-29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197cm" svg:height="0.614cm" svg:x="16.757cm" svg:y="10.148cm" svg:viewBox="0 0 198 615" svg:d="M133 208l-129 11v29c60 0 69 4 69 50v246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7.009cm" svg:y="10.356cm" svg:viewBox="0 0 462 406" svg:d="M71 90v248c0 39-9 39-71 39v29c31 0 79-2 104-2 23 0 71 2 102 2v-29c-60 0-71 0-71-39v-171c0-96 65-146 123-146s69 50 69 102v215c0 39-11 39-71 39v29c31 0 79-2 104-2 23 0 71 2 102 2v-29c-48 0-71 0-71-27v-175c0-79 0-108-29-142-12-14-44-33-96-33-68 0-110 40-137 96v-96l-129 10v30c64 0 71 6 71 50z">
            <text:p/>
          </draw:path>
          <draw:path draw:style-name="gr3" draw:text-style-name="P7" draw:layer="layout" svg:width="0.457cm" svg:height="0.416cm" svg:x="17.666cm" svg:y="10.356cm" svg:viewBox="0 0 458 417" svg:d="M281 129c4-25 25-108 89-108 7 0 27 0 46 10-25 7-44 29-44 50 0 15 11 34 36 34 21 0 50-17 50-55 0-47-54-60-86-60-54 0-85 48-97 71-23-63-71-71-98-71-96 0-148 119-148 142 0 8 8 8 11 8 8 0 10 0 12-8 31-98 92-121 123-121 16 0 50 8 50 60 0 29-17 92-50 219-15 59-48 96-88 96-6 0-27 0-45-10 22-7 43-25 43-50s-21-34-35-34c-27 0-50 25-50 54 0 42 46 61 85 61 63 0 96-65 98-71 10 35 44 71 98 71 96 0 148-119 148-142 0-8-9-8-11-8-8 0-10 2-12 8-29 100-94 121-123 121-35 0-50-29-50-60 0-21 6-40 17-82z">
            <text:p/>
          </draw:path>
          <draw:path draw:style-name="gr3" draw:text-style-name="P7" draw:layer="layout" svg:width="0.609cm" svg:height="0.612cm" svg:x="18.417cm" svg:y="10.227cm" svg:viewBox="0 0 610 613" svg:d="M325 325h255c13 0 30 0 30-19 0-18-17-18-30-18h-255v-257c0-14 0-31-19-31s-19 17-19 31v257h-256c-14 0-31 0-31 18 0 19 17 19 31 19h256v257c0 12 0 31 19 31s19-19 19-31z">
            <text:p/>
          </draw:path>
          <draw:path draw:style-name="gr3" draw:text-style-name="P7" draw:layer="layout" svg:width="0.357cm" svg:height="0.416cm" svg:x="19.318cm" svg:y="10.356cm" svg:viewBox="0 0 358 417" svg:d="M327 56c-15 0-27 0-42 15-15 12-17 29-17 35 0 21 17 32 36 32 27 0 52-21 52-59 0-46-44-79-110-79-123 0-246 131-246 261 0 83 54 156 150 156 131 0 208-98 208-109 0-6-6-12-11-12-6 0-8 2-12 10-73 90-173 90-185 90-56 0-81-44-81-100 0-38 18-127 50-183 27-53 79-92 129-92 31 0 66 10 79 35z">
            <text:p/>
          </draw:path>
        </draw:g>
        <draw:g xml:id="id22" draw:id="id22">
          <svg:title>TexMaths</svg:title>
          <svg:desc>26§display§\tan x + c§svg§600§FALSE§</svg:desc>
          <draw:polygon draw:style-name="gr2" draw:text-style-name="P6" draw:layer="layout" svg:width="3.413cm" svg:height="0.548cm" svg:x="16.425cm" svg:y="12.095cm" svg:viewBox="0 0 3414 549" draw:points="1707,549 0,549 0,0 3414,0 3414,549">
            <text:p/>
          </draw:polygon>
          <draw:path draw:style-name="gr3" draw:text-style-name="P7" draw:layer="layout" svg:width="0.288cm" svg:height="0.573cm" svg:x="16.396cm" svg:y="12.049cm" svg:viewBox="0 0 289 574" svg:d="M141 197h131v-29h-131v-168h-22c0 75-30 172-119 177v20h79v252c0 114 85 125 119 125 64 0 91-65 91-125v-52h-25v52c0 66-27 102-60 102-63 0-63-83-63-100z">
            <text:p/>
          </draw:path>
          <draw:path draw:style-name="gr3" draw:text-style-name="P7" draw:layer="layout" svg:width="0.413cm" svg:height="0.421cm" svg:x="16.772cm" svg:y="12.201cm" svg:viewBox="0 0 414 422" svg:d="M266 341c4 37 29 75 73 75 19 0 75-13 75-88v-50h-23v50c0 54-23 61-33 61-29 0-34-42-34-46v-185c0-37 0-73-33-108-35-35-81-50-127-50-75 0-137 44-137 104 0 27 19 44 42 44 25 0 41-19 41-44 0-10-4-42-46-42 25-31 69-41 100-41 44 0 96 35 96 116v35c-46 3-110 5-169 32-68 31-91 79-91 120 0 75 89 98 148 98 60 0 102-38 118-81zM260 191v92c0 87-65 118-106 118-46 0-83-33-83-79 0-50 39-127 189-131z">
            <text:p/>
          </draw:path>
          <draw:path draw:style-name="gr3" draw:text-style-name="P7" draw:layer="layout" svg:width="0.461cm" svg:height="0.404cm" svg:x="17.221cm" svg:y="12.207cm" svg:viewBox="0 0 462 405" svg:d="M71 89v248c0 39-9 39-71 39v29c31 0 79-2 104-2 23 0 71 2 102 2v-29c-60 0-71 0-71-39v-171c0-95 65-145 123-145s68 50 68 102v214c0 39-10 39-70 39v29c31 0 79-2 104-2 23 0 70 2 102 2v-29c-48 0-71 0-71-27v-174c0-79 0-109-29-142-13-14-44-33-96-33-68 0-110 39-137 96v-96l-129 10v29c64 0 71 7 71 50z">
            <text:p/>
          </draw:path>
          <draw:path draw:style-name="gr3" draw:text-style-name="P7" draw:layer="layout" svg:width="0.456cm" svg:height="0.415cm" svg:x="17.879cm" svg:y="12.207cm" svg:viewBox="0 0 457 416" svg:d="M281 129c4-25 25-108 89-108 6 0 27 0 46 10-25 6-44 29-44 50 0 15 11 33 36 33 20 0 49-16 49-54 0-48-54-60-85-60-54 0-85 48-98 71-22-63-70-71-97-71-96 0-148 118-148 141 0 9 8 9 11 9 8 0 10 0 12-9 31-97 91-120 123-120 16 0 50 8 50 60 0 29-17 91-50 218-15 58-48 96-88 96-6 0-27 0-45-11 22-6 43-25 43-49 0-25-21-34-35-34-27 0-50 25-50 54 0 42 46 61 85 61 63 0 94-65 98-71 10 35 44 71 98 71 95 0 147-119 147-142 0-8-8-8-10-8-8 0-10 2-13 8-29 100-93 121-122 121-36 0-50-29-50-60 0-21 6-40 17-81z">
            <text:p/>
          </draw:path>
          <draw:path draw:style-name="gr3" draw:text-style-name="P7" draw:layer="layout" svg:width="0.608cm" svg:height="0.61cm" svg:x="18.627cm" svg:y="12.078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7" draw:layer="layout" svg:width="0.357cm" svg:height="0.415cm" svg:x="19.527cm" svg:y="12.207cm" svg:viewBox="0 0 358 416" svg:d="M326 56c-14 0-27 0-41 15-15 12-17 29-17 35 0 21 17 31 36 31 27 0 52-21 52-58 0-46-44-79-111-79-122 0-245 131-245 260 0 83 54 156 150 156 131 0 208-98 208-108 0-7-7-13-11-13-6 0-8 2-12 10-73 90-173 90-185 90-56 0-81-44-81-100 0-37 18-127 50-183 27-52 79-91 128-91 32 0 67 10 79 35z">
            <text:p/>
          </draw:path>
        </draw:g>
        <draw:g xml:id="id24" draw:id="id24">
          <svg:title>TexMaths</svg:title>
          <svg:desc>26§display§\smallint \text {cosec}^2 x \ dx§svg§600§FALSE§</svg:desc>
          <draw:polygon draw:style-name="gr2" draw:text-style-name="P6" draw:layer="layout" svg:width="4.773cm" svg:height="0.908cm" svg:x="7.194cm" svg:y="14.002cm" svg:viewBox="0 0 4774 909" draw:points="2387,909 0,909 0,0 4774,0 4774,909">
            <text:p/>
          </draw:polygon>
          <draw:path draw:style-name="gr3" draw:text-style-name="P7" draw:layer="layout" svg:width="0.382cm" svg:height="0.852cm" svg:x="7.198cm" svg:y="14.104cm" svg:viewBox="0 0 383 853" svg:d="M347 37c-31 3-39 25-39 38 0 23 18 37 37 37s38-12 38-39c0-36-30-73-73-73-77 0-94 100-108 171-25 137-44 254-59 414-4 48-10 100-16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7" draw:layer="layout" svg:width="0.348cm" svg:height="0.421cm" svg:x="7.814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7" draw:layer="layout" svg:width="0.407cm" svg:height="0.421cm" svg:x="8.215cm" svg:y="14.349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301cm" svg:height="0.421cm" svg:x="8.677cm" svg:y="14.349cm" svg:viewBox="0 0 302 422" svg:d="M160 233c21 4 96 19 96 85 0 46-31 84-104 84-77 0-110-52-127-131-2-11-4-15-13-15-12 0-12 6-12 23v121c0 16 0 22 10 22 5 0 7-2 23-18 2-2 2-4 19-21 39 37 81 39 100 39 106 0 150-62 150-129 0-47-30-74-40-87-31-29-67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9.032cm" svg:y="14.349cm" svg:viewBox="0 0 356 422" svg:d="M77 181c6-137 83-160 114-160 94 0 104 123 104 160zM77 200h256c20 0 23 0 23-19 0-92-50-181-165-181-106 0-191 94-191 210 0 123 96 212 202 212 112 0 154-102 154-120 0-9-7-11-13-11-8 0-10 7-10 13-34 96-117 96-125 96-46 0-83-30-104-63-27-44-27-104-27-137z">
            <text:p/>
          </draw:path>
          <draw:path draw:style-name="gr3" draw:text-style-name="P7" draw:layer="layout" svg:width="0.348cm" svg:height="0.421cm" svg:x="9.442cm" svg:y="14.349cm" svg:viewBox="0 0 349 422" svg:d="M77 212c0-150 75-189 123-189 8 0 66 0 99 33-37 4-43 31-43 44 0 23 16 42 41 42s44-17 44-44c0-63-71-98-141-98-115 0-200 100-200 212 0 119 91 210 198 210 122 0 151-110 151-120 0-9-8-9-10-9-8 0-10 5-13 9-27 85-87 98-120 98-48 0-129-40-129-188z">
            <text:p/>
          </draw:path>
          <draw:path draw:style-name="gr3" draw:text-style-name="P7" draw:layer="layout" svg:width="0.284cm" svg:height="0.426cm" svg:x="9.858cm" svg:y="13.956cm" svg:viewBox="0 0 285 427" svg:d="M285 310h-23c-2 15-8 52-17 58-4 5-54 5-62 5h-119c67-61 90-77 129-109 48-37 92-77 92-139 0-77-69-125-152-125-79 0-133 56-133 114 0 34 27 38 33 38 17 0 36-13 36-35 0-11-5-34-38-34 19-46 63-60 94-60 64 0 97 50 97 102 0 56-39 100-60 125l-156 152c-6 6-6 8-6 25h266z">
            <text:p/>
          </draw:path>
          <draw:path draw:style-name="gr3" draw:text-style-name="P7" draw:layer="layout" svg:width="0.456cm" svg:height="0.415cm" svg:x="10.255cm" svg:y="14.353cm" svg:viewBox="0 0 457 416" svg:d="M281 129c4-25 25-108 89-108 4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4-64 98-71 10 36 44 71 98 71 95 0 147-118 147-141 0-9-8-9-10-9-8 0-10 2-13 9-31 100-93 120-122 120-36 0-50-29-50-60 0-21 6-39 17-81z">
            <text:p/>
          </draw:path>
          <draw:path draw:style-name="gr3" draw:text-style-name="P7" draw:layer="layout" svg:width="0.436cm" svg:height="0.646cm" svg:x="11.091cm" svg:y="14.125cm" svg:viewBox="0 0 437 647" svg:d="M437 10c0-2 0-10-13-10-12 0-100 8-116 10-6 0-13 5-13 17 0 13 9 13 23 13 44 0 46 6 46 14l-4 19-54 216c-17-33-44-58-86-58-106 0-220 135-220 268 0 88 50 148 123 148 18 0 64-4 118-68 9 37 40 68 83 68 34 0 54-21 69-52s27-87 27-89c0-11-8-11-10-11-11 0-11 4-13 17-16 60-33 114-71 114-24 0-27-22-27-41 0-23 3-29 7-44zM245 527c-4 16-4 18-18 35-40 50-77 64-102 64-46 0-61-50-61-85 0-46 30-160 52-202 27-54 69-87 106-87 61 0 73 75 73 81 0 4-2 10-4 15z">
            <text:p/>
          </draw:path>
          <draw:path draw:style-name="gr3" draw:text-style-name="P7" draw:layer="layout" svg:width="0.456cm" svg:height="0.415cm" svg:x="11.557cm" svg:y="14.353cm" svg:viewBox="0 0 457 416" svg:d="M281 129c4-25 25-108 89-108 6 0 27 0 46 10-25 6-44 29-44 50 0 15 11 33 36 33 20 0 49-16 49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0 2-13 9-29 100-93 120-122 120-36 0-50-29-50-60 0-21 6-39 17-81z">
            <text:p/>
          </draw:path>
        </draw:g>
        <draw:g xml:id="id25" draw:id="id25">
          <svg:title>TexMaths</svg:title>
          <svg:desc>26§display§-\  \cot x +  c§svg§600§FALSE§</svg:desc>
          <draw:polygon draw:style-name="gr2" draw:text-style-name="P6" draw:layer="layout" svg:width="4.48cm" svg:height="0.548cm" svg:x="15.295cm" svg:y="13.896cm" svg:viewBox="0 0 4481 549" draw:points="2241,549 0,549 0,0 4481,0 4481,549">
            <text:p/>
          </draw:polygon>
          <draw:path draw:style-name="gr3" draw:text-style-name="P7" draw:layer="layout" svg:width="0.559cm" svg:height="0.038cm" svg:x="15.324cm" svg:y="14.166cm" svg:viewBox="0 0 560 39" svg:d="M528 39c15 0 32 0 32-20 0-19-17-19-32-19h-497c-14 0-31 0-31 19 0 20 17 20 31 20z">
            <text:p/>
          </draw:path>
          <draw:path draw:style-name="gr3" draw:text-style-name="P7" draw:layer="layout" svg:width="0.349cm" svg:height="0.421cm" svg:x="16.448cm" svg:y="14.002cm" svg:viewBox="0 0 350 422" svg:d="M77 212c0-150 75-189 123-189 8 0 66 0 100 33-38 4-44 31-44 44 0 23 17 41 42 41 24 0 43-16 43-43 0-63-71-98-141-98-115 0-200 100-200 212 0 118 92 210 198 210 122 0 152-110 152-121 0-8-9-8-11-8-8 0-10 4-12 8-27 85-88 98-121 98-48 0-129-40-129-187z">
            <text:p/>
          </draw:path>
          <draw:path draw:style-name="gr3" draw:text-style-name="P7" draw:layer="layout" svg:width="0.407cm" svg:height="0.421cm" svg:x="16.849cm" svg:y="14.002cm" svg:viewBox="0 0 408 422" svg:d="M408 214c0-116-94-214-204-214-115 0-204 100-204 214 0 118 96 208 204 208 110 0 204-92 204-208zM204 399c-40 0-79-21-104-62-23-40-23-96-23-129 0-36 0-85 21-127 25-42 68-60 106-60 39 0 79 18 102 58 25 39 25 93 25 129 0 33 0 83-21 122-19 42-60 69-106 69z">
            <text:p/>
          </draw:path>
          <draw:path draw:style-name="gr3" draw:text-style-name="P7" draw:layer="layout" svg:width="0.288cm" svg:height="0.573cm" svg:x="17.298cm" svg:y="13.85cm" svg:viewBox="0 0 289 574" svg:d="M141 197h132v-29h-132v-168h-22c0 75-30 172-119 177v20h79v252c0 114 85 125 119 125 64 0 91-65 91-125v-52h-25v52c0 66-27 102-60 102-63 0-63-83-63-100z">
            <text:p/>
          </draw:path>
          <draw:path draw:style-name="gr3" draw:text-style-name="P7" draw:layer="layout" svg:width="0.457cm" svg:height="0.415cm" svg:x="17.814cm" svg:y="14.008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4 121-123 121-35 0-50-29-50-60 0-21 6-40 17-81z">
            <text:p/>
          </draw:path>
          <draw:path draw:style-name="gr3" draw:text-style-name="P7" draw:layer="layout" svg:width="0.609cm" svg:height="0.61cm" svg:x="18.565cm" svg:y="13.879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7" draw:layer="layout" svg:width="0.357cm" svg:height="0.415cm" svg:x="19.464cm" svg:y="14.008cm" svg:viewBox="0 0 358 416" svg:d="M327 56c-15 0-27 0-42 15-15 12-17 29-17 35 0 21 17 31 36 31 27 0 52-21 52-58 0-46-44-79-111-79-122 0-245 131-245 260 0 83 54 156 150 156 131 0 208-98 208-108 0-7-6-13-11-13-6 0-8 2-12 10-73 90-173 90-185 90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27" draw:id="id27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30" draw:id="id30">
          <svg:title>TexMaths</svg:title>
          <svg:desc>24§display§\sec x \ + \ c§svg§600§FALSE§</svg:desc>
          <draw:polygon draw:style-name="gr2" draw:text-style-name="P6" draw:layer="layout" svg:width="3.577cm" svg:height="0.477cm" svg:x="15.806cm" svg:y="2.692cm" svg:viewBox="0 0 3578 478" draw:points="1789,478 0,478 0,0 3578,0 3578,478">
            <text:p/>
          </draw:polygon>
          <draw:path draw:style-name="gr3" draw:text-style-name="P7" draw:layer="layout" svg:width="0.277cm" svg:height="0.388cm" svg:x="15.791cm" svg:y="2.763cm" svg:viewBox="0 0 278 389" svg:d="M148 215c19 4 88 17 88 79 0 42-29 76-96 76-71 0-102-48-117-121-2-9-4-13-11-13-12 0-12 6-12 21v111c0 16 0 21 10 21 3 0 5-1 21-17 2-2 2-4 17-19 36 35 75 36 92 36 98 0 138-57 138-119 0-44-27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327cm" svg:height="0.388cm" svg:x="16.121cm" svg:y="2.7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2cm" svg:height="0.388cm" svg:x="16.499cm" svg:y="2.763cm" svg:viewBox="0 0 323 389" svg:d="M71 196c0-138 69-175 113-175 8 0 62 0 92 31-34 4-40 29-40 40 0 21 15 38 39 38 23 0 40-15 40-40 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421cm" svg:height="0.383cm" svg:x="17.012cm" svg:y="2.769cm" svg:viewBox="0 0 422 384" svg:d="M259 119c4-23 23-100 83-100 5 0 25 0 42 10-23 6-40 27-40 46 0 13 9 31 32 31 19 0 46-16 46-50 0-44-50-56-78-56-50 0-79 44-91 65-21-57-65-65-90-65-88 0-136 109-136 130 0 8 8 8 9 8 8 0 10 0 12-8 29-90 84-111 113-111 16 0 46 8 46 56 0 27-15 84-46 201-13 54-44 88-80 88-6 0-25 0-43-9 22-6 41-23 41-46s-19-31-33-31c-25 0-46 23-46 50 0 38 42 56 79 56 57 0 88-60 90-66 10 33 40 66 90 66 88 0 136-110 136-131 0-7-7-7-9-7-8 0-10 1-12 7-27 92-86 111-113 111-33 0-46-26-46-55 0-19 6-37 15-75z">
            <text:p/>
          </draw:path>
          <draw:path draw:style-name="gr3" draw:text-style-name="P7" draw:layer="layout" svg:width="0.561cm" svg:height="0.563cm" svg:x="17.985cm" svg:y="2.65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7" draw:layer="layout" svg:width="0.329cm" svg:height="0.383cm" svg:x="19.097cm" svg:y="2.7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29" draw:id="id29">
          <svg:title>TexMaths</svg:title>
          <svg:desc>26§display§\smallint \sec x \tan x \ dx§svg§600§FALSE§</svg:desc>
          <draw:polygon draw:style-name="gr2" draw:text-style-name="P6" draw:layer="layout" svg:width="5.8cm" svg:height="0.76cm" svg:x="7.192cm" svg:y="2.693cm" svg:viewBox="0 0 5801 761" draw:points="2900,761 0,761 0,0 5801,0 5801,761">
            <text:p/>
          </draw:polygon>
          <draw:path draw:style-name="gr3" draw:text-style-name="P7" draw:layer="layout" svg:width="0.382cm" svg:height="0.852cm" svg:x="7.196cm" svg:y="2.647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812cm" svg:y="2.892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68cm" svg:y="2.892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8.579cm" svg:y="2.892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57cm" svg:height="0.415cm" svg:x="9.133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5 0-50-29-50-60 0-21 6-40 17-81z">
            <text:p/>
          </draw:path>
          <draw:path draw:style-name="gr3" draw:text-style-name="P7" draw:layer="layout" svg:width="0.288cm" svg:height="0.573cm" svg:x="9.798cm" svg:y="2.739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10.175cm" svg:y="2.892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461cm" svg:height="0.405cm" svg:x="10.622cm" svg:y="2.89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11.279cm" svg:y="2.89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7" draw:layer="layout" svg:width="0.436cm" svg:height="0.646cm" svg:x="12.115cm" svg:y="2.668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2.581cm" svg:y="2.8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3 0 145-118 145-141 0-9-8-9-10-9-8 0-10 2-12 9-30 99-94 120-123 120-35 0-50-29-50-60 0-21 6-40 17-81z">
            <text:p/>
          </draw:path>
        </draw:g>
        <draw:g xml:id="id28" draw:id="id28">
          <svg:title>TexMaths</svg:title>
          <svg:desc>28§display§08§svg§600§FALSE§</svg:desc>
          <draw:polygon draw:style-name="gr2" draw:text-style-name="P6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7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31" draw:id="id31">
          <svg:title>TexMaths</svg:title>
          <svg:desc>28§display§09§svg§600§FALSE§</svg:desc>
          <draw:polygon draw:style-name="gr2" draw:text-style-name="P6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7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7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34" draw:id="id34">
          <svg:title>TexMaths</svg:title>
          <svg:desc>28§display§10§svg§600§FALSE§</svg:desc>
          <draw:polygon draw:style-name="gr2" draw:text-style-name="P6" draw:layer="layout" svg:width="0.849cm" svg:height="0.579cm" svg:x="4.994cm" svg:y="6.595cm" svg:viewBox="0 0 850 580" draw:points="424,580 0,580 0,0 850,0 850,580">
            <text:p/>
          </draw:polygon>
          <draw:path draw:style-name="gr3" draw:text-style-name="P7" draw:layer="layout" svg:width="0.326cm" svg:height="0.657cm" svg:x="5.032cm" svg:y="6.5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7" draw:layer="layout" svg:width="0.416cm" svg:height="0.677cm" svg:x="5.476cm" svg:y="6.5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37" draw:id="id37">
          <svg:title>TexMaths</svg:title>
          <svg:desc>28§display§11§svg§600§FALSE§</svg:desc>
          <draw:polygon draw:style-name="gr2" draw:text-style-name="P6" draw:layer="layout" svg:width="0.807cm" svg:height="0.556cm" svg:x="5.095cm" svg:y="8.396cm" svg:viewBox="0 0 808 557" draw:points="403,557 0,557 0,0 808,0 808,557">
            <text:p/>
          </draw:polygon>
          <draw:path draw:style-name="gr3" draw:text-style-name="P7" draw:layer="layout" svg:width="0.326cm" svg:height="0.657cm" svg:x="5.133cm" svg:y="8.3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7" draw:layer="layout" svg:width="0.326cm" svg:height="0.657cm" svg:x="5.625cm" svg:y="8.3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40" draw:id="id40">
          <svg:title>TexMaths</svg:title>
          <svg:desc>28§display§12§svg§600§FALSE§</svg:desc>
          <draw:polygon draw:style-name="gr2" draw:text-style-name="P6" draw:layer="layout" svg:width="0.838cm" svg:height="0.556cm" svg:x="5.095cm" svg:y="10.296cm" svg:viewBox="0 0 839 557" draw:points="419,557 0,557 0,0 839,0 839,557">
            <text:p/>
          </draw:polygon>
          <draw:path draw:style-name="gr3" draw:text-style-name="P7" draw:layer="layout" svg:width="0.326cm" svg:height="0.657cm" svg:x="5.133cm" svg:y="10.247cm" svg:viewBox="0 0 327 658" svg:d="M204 25c0-23 0-25-22-25-63 63-151 63-182 63v31c20 0 78 0 130-27v513c0 35-2 47-92 47h-31v31c33-4 121-4 159-4 40 0 126 0 161 4v-31h-31c-90 0-92-12-92-47z">
            <text:p/>
          </draw:path>
          <draw:path draw:style-name="gr3" draw:text-style-name="P7" draw:layer="layout" svg:width="0.394cm" svg:height="0.657cm" svg:x="5.588cm" svg:y="10.247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43" draw:id="id43">
          <svg:title>TexMaths</svg:title>
          <svg:desc>28§display§13§svg§600§FALSE§</svg:desc>
          <draw:polygon draw:style-name="gr2" draw:text-style-name="P6" draw:layer="layout" svg:width="0.843cm" svg:height="0.579cm" svg:x="5.095cm" svg:y="12.096cm" svg:viewBox="0 0 844 580" draw:points="423,580 0,580 0,0 844,0 844,580">
            <text:p/>
          </draw:polygon>
          <draw:path draw:style-name="gr3" draw:text-style-name="P7" draw:layer="layout" svg:width="0.326cm" svg:height="0.657cm" svg:x="5.133cm" svg:y="12.0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578cm" svg:y="12.047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46" draw:id="id46">
          <svg:title>TexMaths</svg:title>
          <svg:desc>28§display§14§svg§600§FALSE§</svg:desc>
          <draw:polygon draw:style-name="gr2" draw:text-style-name="P6" draw:layer="layout" svg:width="0.857cm" svg:height="0.567cm" svg:x="5.094cm" svg:y="13.999cm" svg:viewBox="0 0 858 568" draw:points="430,568 0,568 0,0 858,0 858,568">
            <text:p/>
          </draw:polygon>
          <draw:path draw:style-name="gr3" draw:text-style-name="P7" draw:layer="layout" svg:width="0.326cm" svg:height="0.657cm" svg:x="5.132cm" svg:y="13.961cm" svg:viewBox="0 0 327 658" svg:d="M204 25c0-23 0-25-22-25-63 63-151 63-182 63v31c20 0 78 0 130-27v513c0 35-2 46-92 46h-31v32c33-5 121-5 159-5 40 0 125 0 161 5v-32h-31c-90 0-92-11-92-46z">
            <text:p/>
          </draw:path>
          <draw:path draw:style-name="gr3" draw:text-style-name="P7" draw:layer="layout" svg:width="0.438cm" svg:height="0.666cm" svg:x="5.565cm" svg:y="13.95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32" draw:id="id32">
          <svg:title>TexMaths</svg:title>
          <svg:desc>24§display§\smallint  \text {cosec }x \cot x \ dx§svg§600§FALSE§</svg:desc>
          <draw:polygon draw:style-name="gr2" draw:text-style-name="P6" draw:layer="layout" svg:width="6.197cm" svg:height="0.702cm" svg:x="7.292cm" svg:y="4.592cm" svg:viewBox="0 0 6198 703" draw:points="3099,703 0,703 0,0 6198,0 6198,703">
            <text:p/>
          </draw:polygon>
          <draw:path draw:style-name="gr3" draw:text-style-name="P7" draw:layer="layout" svg:width="0.352cm" svg:height="0.786cm" svg:x="7.296cm" svg:y="4.5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7.864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235cm" svg:y="4.77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661cm" svg:y="4.777cm" svg:viewBox="0 0 278 390" svg:d="M148 215c19 4 88 17 88 79 0 42-29 76-96 76-71 0-102-48-117-120-2-10-4-14-11-14-12 0-12 6-12 21v112c0 15 0 21 10 21 3 0 5-2 21-18 2-2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8.989cm" svg:y="4.777cm" svg:viewBox="0 0 328 390" svg:d="M71 167c6-127 77-148 106-148 86 0 96 113 96 148zM71 184h236c19 0 21 0 21-17 0-84-46-167-151-167-98 0-177 86-177 194 0 113 88 196 186 196 104 0 142-94 142-112 0-7-5-9-11-9-8 0-10 5-10 11-31 89-107 89-115 89-42 0-77-27-96-58-25-40-25-96-25-127z">
            <text:p/>
          </draw:path>
          <draw:path draw:style-name="gr3" draw:text-style-name="P7" draw:layer="layout" svg:width="0.322cm" svg:height="0.389cm" svg:x="9.368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421cm" svg:height="0.383cm" svg:x="10.02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7" draw:layer="layout" svg:width="0.322cm" svg:height="0.389cm" svg:x="10.646cm" svg:y="4.777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1.017cm" svg:y="4.7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1.432cm" svg:y="4.634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421cm" svg:height="0.383cm" svg:x="11.908cm" svg:y="4.7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7" draw:layer="layout" svg:width="0.402cm" svg:height="0.596cm" svg:x="12.681cm" svg:y="4.56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3.11cm" svg:y="4.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</draw:g>
        <draw:g xml:id="id33" draw:id="id33">
          <svg:title>TexMaths</svg:title>
          <svg:desc>24§display§- \text {cosec } x\ + \ c§svg§600§FALSE§</svg:desc>
          <draw:polygon draw:style-name="gr2" draw:text-style-name="P6" draw:layer="layout" svg:width="5.172cm" svg:height="0.477cm" svg:x="15.094cm" svg:y="4.592cm" svg:viewBox="0 0 5173 478" draw:points="2586,478 0,478 0,0 5173,0 5173,478">
            <text:p/>
          </draw:polygon>
          <draw:path draw:style-name="gr3" draw:text-style-name="P7" draw:layer="layout" svg:width="0.516cm" svg:height="0.035cm" svg:x="15.121cm" svg:y="4.815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8cm" svg:x="15.737cm" svg:y="4.663cm" svg:viewBox="0 0 323 389" svg:d="M71 196c0-138 69-175 113-175 8 0 62 0 92 31-34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375cm" svg:height="0.388cm" svg:x="16.106cm" svg:y="4.663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8cm" svg:x="16.532cm" svg:y="4.663cm" svg:viewBox="0 0 278 389" svg:d="M148 215c19 4 88 17 88 79 0 42-29 76-96 76-71 0-102-48-117-121-2-9-4-13-11-13-12 0-12 6-12 21v111c0 16 0 21 10 21 3 0 5-1 21-17 2-2 2-4 17-19 36 35 75 36 92 36 98 0 138-57 138-119 0-44-26-69-36-80-29-27-62-33-96-40-48-10-106-20-106-69 0-31 23-66 96-66 92 0 98 77 100 104 0 8 8 8 10 8 11 0 11-4 11-21v-85c0-15 0-21-9-21-4 0-6 0-18 10-2 3-11 11-15 13-31-23-67-23-79-23-103 0-136 58-136 104 0 30 13 53 36 72 27 22 52 27 112 39z">
            <text:p/>
          </draw:path>
          <draw:path draw:style-name="gr3" draw:text-style-name="P7" draw:layer="layout" svg:width="0.327cm" svg:height="0.388cm" svg:x="16.86cm" svg:y="4.663cm" svg:viewBox="0 0 328 389" svg:d="M71 167c6-127 77-148 106-148 86 0 96 113 96 148zM71 184h236c19 0 21 0 21-17 0-85-46-167-151-167-98 0-177 86-177 194 0 113 88 195 186 195 104 0 142-94 142-111 0-8-7-9-11-9-8 0-10 5-10 11-31 88-107 88-115 88-42 0-77-27-96-57-25-41-25-96-25-127z">
            <text:p/>
          </draw:path>
          <draw:path draw:style-name="gr3" draw:text-style-name="P7" draw:layer="layout" svg:width="0.322cm" svg:height="0.388cm" svg:x="17.241cm" svg:y="4.663cm" svg:viewBox="0 0 323 389" svg:d="M71 196c0-138 69-175 113-175 8 0 62 0 92 31-36 4-40 29-40 40 0 21 16 38 39 38s40-15 40-40c0-57-65-90-131-90-105 0-184 92-184 196 0 109 84 193 182 193 114 0 141-101 141-111 0-8-8-8-10-8-8 0-10 4-12 8-25 79-80 90-111 90-44 0-119-36-119-172z">
            <text:p/>
          </draw:path>
          <draw:path draw:style-name="gr3" draw:text-style-name="P7" draw:layer="layout" svg:width="0.421cm" svg:height="0.383cm" svg:x="17.894cm" svg:y="4.66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8-80 88-6 0-25 0-43-9 22-6 41-23 41-46s-19-31-33-31c-25 0-46 23-46 50 0 38 42 56 81 56 55 0 86-60 88-66 10 33 40 66 92 66 87 0 135-110 135-131 0-7-8-7-10-7-8 0-10 1-12 7-26 92-84 111-113 111-33 0-46-26-46-55 0-19 6-37 15-75z">
            <text:p/>
          </draw:path>
          <draw:path draw:style-name="gr3" draw:text-style-name="P7" draw:layer="layout" svg:width="0.562cm" svg:height="0.563cm" svg:x="18.867cm" svg:y="4.5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9cm" svg:height="0.383cm" svg:x="19.979cm" svg:y="4.669cm" svg:viewBox="0 0 330 384" svg:d="M301 52c-13 0-25 0-38 13-13 12-15 27-15 33 0 19 15 29 32 29 25 0 48-20 48-54 0-42-40-73-101-73-114 0-227 121-227 240 0 77 50 144 138 144 121 0 192-90 192-100 0-6-6-12-9-12-6 0-8 2-12 10-67 82-159 82-171 82-52 0-75-40-75-92 0-34 18-117 46-168 25-48 73-85 119-85 29 0 62 10 73 33z">
            <text:p/>
          </draw:path>
        </draw:g>
        <draw:g xml:id="id35" draw:id="id35">
          <svg:title>TexMaths</svg:title>
          <svg:desc>26§display§\smallint e^x\ dx§svg§600§FALSE§</svg:desc>
          <draw:polygon draw:style-name="gr2" draw:text-style-name="P6" draw:layer="layout" svg:width="2.691cm" svg:height="0.767cm" svg:x="7.491cm" svg:y="6.496cm" svg:viewBox="0 0 2692 768" draw:points="1346,768 0,768 0,0 2692,0 2692,768">
            <text:p/>
          </draw:polygon>
          <draw:path draw:style-name="gr3" draw:text-style-name="P7" draw:layer="layout" svg:width="0.382cm" svg:height="0.853cm" svg:x="7.495cm" svg:y="6.454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353cm" svg:height="0.416cm" svg:x="8.121cm" svg:y="6.706cm" svg:viewBox="0 0 354 417" svg:d="M129 194c27 0 96-2 141-21 65-27 69-81 69-94 0-42-35-79-98-79-102 0-241 90-241 250 0 94 54 167 144 167 133 0 210-98 210-109 0-6-7-12-13-12-4 0-6 2-10 10-73 90-173 90-185 90-71 0-79-77-79-107 0-10 0-39 14-95zM87 173c36-140 129-152 154-152 44 0 67 27 67 58 0 94-146 94-183 94z">
            <text:p/>
          </draw:path>
          <draw:path draw:style-name="gr3" draw:text-style-name="P7" draw:layer="layout" svg:width="0.344cm" svg:height="0.291cm" svg:x="8.535cm" svg:y="6.45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1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436cm" svg:height="0.647cm" svg:x="9.307cm" svg:y="6.475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3-202 27-54 68-87 106-87 60 0 72 75 72 81 0 4-2 11-4 15z">
            <text:p/>
          </draw:path>
          <draw:path draw:style-name="gr3" draw:text-style-name="P7" draw:layer="layout" svg:width="0.457cm" svg:height="0.416cm" svg:x="9.773cm" svg:y="6.706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98 71 96 0 148-119 148-142 0-8-9-8-11-8-8 0-10 2-12 8-29 100-94 121-123 121-35 0-50-29-50-61 0-21 6-39 17-81z">
            <text:p/>
          </draw:path>
        </draw:g>
        <draw:g xml:id="id36" draw:id="id36">
          <svg:title>TexMaths</svg:title>
          <svg:desc>26§display§e^x \ + \  c§svg§600§FALSE§</svg:desc>
          <draw:polygon draw:style-name="gr2" draw:text-style-name="P6" draw:layer="layout" svg:width="2.914cm" svg:height="0.643cm" svg:x="15.897cm" svg:y="6.496cm" svg:viewBox="0 0 2915 644" draw:points="1459,644 0,644 0,0 2915,0 2915,644">
            <text:p/>
          </draw:polygon>
          <draw:path draw:style-name="gr3" draw:text-style-name="P7" draw:layer="layout" svg:width="0.353cm" svg:height="0.415cm" svg:x="15.893cm" svg:y="6.706cm" svg:viewBox="0 0 354 416" svg:d="M129 193c27 0 96-2 141-20 65-27 69-82 69-94 0-42-35-79-98-79-102 0-241 89-241 249 0 94 54 167 144 167 133 0 210-98 210-108 0-7-7-13-13-13-4 0-6 2-10 11-73 89-173 89-185 89-71 0-79-77-79-106 0-10 0-40 14-96zM87 173c36-140 129-152 154-152 44 0 67 27 67 58 0 94-146 94-183 94z">
            <text:p/>
          </draw:path>
          <draw:path draw:style-name="gr3" draw:text-style-name="P7" draw:layer="layout" svg:width="0.344cm" svg:height="0.29cm" svg:x="16.307cm" svg:y="6.45cm" svg:viewBox="0 0 345 291" svg:d="M129 216c-6 21-27 56-60 56-2 0-21 0-36-8 27-8 29-31 29-35 0-15-10-25-25-25-18 0-37 16-37 39 0 33 35 48 67 48 31 0 56-19 72-46 17 34 52 46 77 46 75 0 113-81 113-100 0-8-9-8-11-8-8 0-8 4-10 12-15 44-52 77-90 77-24 0-39-16-39-41 0-17 17-75 33-148 15-50 44-64 65-64 0 0 21 0 33 8-19 6-27 23-27 35 0 15 10 25 25 25 14 0 37-12 37-39 0-38-41-48-68-48-31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609cm" svg:height="0.61cm" svg:x="17.295cm" svg:y="6.577cm" svg:viewBox="0 0 610 611" svg:d="M325 324h256c12 0 29 0 29-18 0-19-17-19-29-19h-256v-256c0-14 0-31-19-31s-19 17-19 31v256h-256c-14 0-31 0-31 19 0 18 17 18 31 18h256v256c0 12 0 31 19 31s19-19 19-31z">
            <text:p/>
          </draw:path>
          <draw:path draw:style-name="gr3" draw:text-style-name="P7" draw:layer="layout" svg:width="0.357cm" svg:height="0.415cm" svg:x="18.502cm" svg:y="6.706cm" svg:viewBox="0 0 358 416" svg:d="M327 56c-15 0-27 0-42 15-15 12-17 29-17 35 0 21 17 31 36 31 27 0 52-21 52-58 0-46-44-79-110-79-123 0-246 131-246 260 0 83 54 156 150 156 131 0 208-98 208-108 0-7-6-13-11-13-6 0-8 2-12 11-73 89-173 89-185 89-56 0-81-44-81-100 0-37 18-127 50-183 27-52 79-91 129-91 31 0 66 10 79 35z">
            <text:p/>
          </draw:path>
        </draw:g>
        <draw:g xml:id="id38" draw:id="id38">
          <svg:title>TexMaths</svg:title>
          <svg:desc>26§display§\smallint a^x\ dx§svg§600§FALSE§</svg:desc>
          <draw:polygon draw:style-name="gr2" draw:text-style-name="P6" draw:layer="layout" svg:width="2.748cm" svg:height="0.767cm" svg:x="7.493cm" svg:y="8.396cm" svg:viewBox="0 0 2749 768" draw:points="1375,768 0,768 0,0 2749,0 2749,768">
            <text:p/>
          </draw:polygon>
          <draw:path draw:style-name="gr3" draw:text-style-name="P7" draw:layer="layout" svg:width="0.382cm" svg:height="0.853cm" svg:x="7.497cm" svg:y="8.354cm" svg:viewBox="0 0 383 854" svg:d="M347 37c-31 3-39 25-39 38 0 23 18 37 37 37s38-12 38-39c0-36-29-73-73-73-77 0-94 100-108 171-25 137-44 254-59 414-4 48-10 100-16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7" draw:layer="layout" svg:width="0.419cm" svg:height="0.416cm" svg:x="8.119cm" svg:y="8.606cm" svg:viewBox="0 0 420 417" svg:d="M306 58c-17-33-44-58-86-58-106 0-220 135-220 269 0 87 50 148 123 148 18 0 64-5 118-69 9 37 40 69 83 69 34 0 54-21 69-50 15-34 27-90 27-92 0-8-8-8-10-8-11 0-11 2-13 16-16 59-33 113-71 113-24 0-27-23-27-42 0-21 3-27 13-69 10-37 10-48 19-81l33-129c6-27 6-27 6-31 0-17-10-25-25-25-23 0-37 21-39 39zM245 298c-4 16-4 16-18 33-40 50-77 65-102 65-46 0-61-50-61-86 0-46 30-160 52-202 27-54 69-87 107-87 60 0 72 75 72 81 0 4-2 10-4 15z">
            <text:p/>
          </draw:path>
          <draw:path draw:style-name="gr3" draw:text-style-name="P7" draw:layer="layout" svg:width="0.344cm" svg:height="0.291cm" svg:x="8.595cm" svg:y="8.35cm" svg:viewBox="0 0 345 292" svg:d="M129 217c-6 20-27 56-60 56-2 0-21 0-36-9 27-8 29-31 29-35 0-15-10-25-25-25-18 0-37 17-37 40 0 33 35 48 67 48 31 0 56-19 72-46 17 33 52 46 77 46 75 0 113-82 113-100 0-9-9-9-11-9-8 0-8 4-10 13-15 43-52 77-90 77-25 0-39-17-39-42 0-16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7" draw:layer="layout" svg:width="0.436cm" svg:height="0.647cm" svg:x="9.367cm" svg:y="8.375cm" svg:viewBox="0 0 437 648" svg:d="M437 10c0-2 0-10-13-10-12 0-100 8-116 10-6 0-13 5-13 17 0 13 9 13 23 13 44 0 46 6 46 14l-4 19-54 216c-17-33-44-58-86-58-106 0-220 136-220 269 0 87 50 148 123 148 18 0 64-5 118-69 9 37 40 69 83 69 34 0 54-21 69-52 15-32 27-88 27-90 0-10-8-10-10-10-11 0-11 4-13 16-16 61-33 115-71 115-24 0-27-23-27-42 0-23 3-29 7-44zM245 527c-4 17-4 19-18 35-40 50-77 65-102 65-46 0-61-50-61-86 0-45 30-160 52-202 27-54 69-87 107-87 60 0 72 75 72 81 0 4-2 11-4 15z">
            <text:p/>
          </draw:path>
          <draw:path draw:style-name="gr3" draw:text-style-name="P7" draw:layer="layout" svg:width="0.457cm" svg:height="0.416cm" svg:x="9.83cm" svg:y="8.606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2 8-30 100-94 121-123 121-36 0-50-29-50-61 0-21 6-39 17-81z">
            <text:p/>
          </draw:path>
        </draw:g>
        <draw:g xml:id="id39" draw:id="id39">
          <svg:title>TexMaths</svg:title>
          <svg:desc>22§display§\frac{a^x}{\log a} \ + \  c§svg§600§FALSE§</svg:desc>
          <draw:polygon draw:style-name="gr2" draw:text-style-name="P6" draw:layer="layout" svg:width="3.345cm" svg:height="1.656cm" svg:x="15.735cm" svg:y="7.99cm" svg:viewBox="0 0 3346 1657" draw:points="1674,1657 0,1657 0,0 3346,0 3346,1657">
            <text:p/>
          </draw:polygon>
          <draw:path draw:style-name="gr3" draw:text-style-name="P7" draw:layer="layout" svg:width="0.354cm" svg:height="0.351cm" svg:x="16.095cm" svg:y="8.129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1cm" svg:height="0.245cm" svg:x="16.5cm" svg:y="7.951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7" draw:layer="layout" svg:width="1.537cm" svg:height="0.032cm" svg:x="15.696cm" svg:y="8.786cm" svg:viewBox="0 0 1538 33" draw:points="769,33 0,33 0,0 1538,0 1538,33">
            <text:p/>
          </draw:polygon>
          <draw:path draw:style-name="gr3" draw:text-style-name="P7" draw:layer="layout" svg:width="0.173cm" svg:height="0.538cm" svg:x="15.721cm" svg:y="8.9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932cm" svg:y="9.178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6.319cm" svg:y="9.17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54cm" svg:height="0.351cm" svg:x="16.854cm" svg:y="9.182cm" svg:viewBox="0 0 355 352" svg:d="M259 49c-14-28-37-49-72-49-90 0-187 114-187 227 0 74 42 125 104 125 16 0 54-3 100-58 7 32 34 58 71 58 28 0 45-17 58-42 12-28 22-76 22-78 0-7-7-7-8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515cm" svg:height="0.517cm" svg:x="17.797cm" svg:y="8.5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816cm" svg:y="8.652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1" draw:id="id41">
          <svg:title>TexMaths</svg:title>
          <svg:desc>20§display§\int \frac{1}{x} \ dx§svg§600§FALSE§</svg:desc>
          <draw:polygon draw:style-name="gr2" draw:text-style-name="P6" draw:layer="layout" svg:width="2.292cm" svg:height="1.493cm" svg:x="7.495cm" svg:y="9.886cm" svg:viewBox="0 0 2293 1494" draw:points="1146,1494 0,1494 0,0 2293,0 2293,1494">
            <text:p/>
          </draw:polygon>
          <draw:path draw:style-name="gr3" draw:text-style-name="P7" draw:layer="layout" svg:width="0.625cm" svg:height="1.563cm" svg:x="7.5cm" svg:y="9.85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452cm" svg:y="9.86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402cm" svg:height="0.029cm" svg:x="8.364cm" svg:y="10.618cm" svg:viewBox="0 0 403 30" draw:points="202,30 0,30 0,0 403,0 403,30">
            <text:p/>
          </draw:polygon>
          <draw:path draw:style-name="gr3" draw:text-style-name="P7" draw:layer="layout" svg:width="0.351cm" svg:height="0.319cm" svg:x="8.385cm" svg:y="10.9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335cm" svg:height="0.497cm" svg:x="9.113cm" svg:y="10.3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9.471cm" svg:y="10.49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42" draw:id="id42">
          <svg:title>TexMaths</svg:title>
          <svg:desc>26§display§\log x \ + \  c§svg§600§FALSE§</svg:desc>
          <draw:polygon draw:style-name="gr2" draw:text-style-name="P6" draw:layer="layout" svg:width="3.882cm" svg:height="0.732cm" svg:x="15.711cm" svg:y="10.297cm" svg:viewBox="0 0 3883 733" draw:points="1942,733 0,733 0,0 3883,0 3883,733">
            <text:p/>
          </draw:polygon>
          <draw:path draw:style-name="gr3" draw:text-style-name="P7" draw:layer="layout" svg:width="0.205cm" svg:height="0.636cm" svg:x="15.694cm" svg:y="10.251cm" svg:viewBox="0 0 206 637" svg:d="M133 0l-133 10v30c64 0 73 6 73 50v477c0 41-11 41-73 41v29c31-2 79-2 102-2s69 0 104 2v-29c-63 0-73 0-73-41z">
            <text:p/>
          </draw:path>
          <draw:path draw:style-name="gr3" draw:text-style-name="P7" draw:layer="layout" svg:width="0.407cm" svg:height="0.422cm" svg:x="15.944cm" svg:y="10.476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19cm" svg:height="0.605cm" svg:x="16.401cm" svg:y="10.472cm" svg:viewBox="0 0 420 606" svg:d="M179 258c-81 0-81-91-81-112 0-25 2-54 14-77 9-13 29-38 67-38 79 0 79 92 79 113 0 25 0 54-15 77-8 12-29 37-64 37zM71 294c0-4 0-25 16-44 36 27 73 29 92 29 85 0 147-62 147-133 0-36-14-69-37-90 33-31 67-35 83-35 2 0 6 0 9 0-11 4-15 14-15 25 0 16 12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457cm" svg:height="0.416cm" svg:x="17.023cm" svg:y="10.482cm" svg:viewBox="0 0 458 417" svg:d="M281 129c4-25 25-108 89-108 6 0 27 0 46 10-25 6-44 29-44 50 0 15 11 34 36 34 20 0 50-17 50-55 0-48-55-60-86-60-54 0-85 48-97 71-23-63-71-71-98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2 8-30 100-94 121-123 121-36 0-50-29-50-61 0-20 6-39 17-81z">
            <text:p/>
          </draw:path>
          <draw:path draw:style-name="gr3" draw:text-style-name="P7" draw:layer="layout" svg:width="0.608cm" svg:height="0.611cm" svg:x="18.077cm" svg:y="10.353cm" svg:viewBox="0 0 609 612" svg:d="M324 325h256c13 0 29 0 29-19s-16-19-29-19h-256v-256c0-14 0-31-18-31-19 0-19 17-19 31v256h-256c-14 0-31 0-31 19s17 19 31 19h256v256c0 13 0 31 19 31 18 0 18-18 18-31z">
            <text:p/>
          </draw:path>
          <draw:path draw:style-name="gr3" draw:text-style-name="P7" draw:layer="layout" svg:width="0.357cm" svg:height="0.416cm" svg:x="19.283cm" svg:y="10.482cm" svg:viewBox="0 0 358 417" svg:d="M326 56c-14 0-27 0-41 15-15 12-17 29-17 35 0 21 17 31 36 31 27 0 52-20 52-58 0-46-44-79-111-79-122 0-245 131-245 260 0 84 54 157 150 157 131 0 208-98 208-109 0-6-7-12-11-12-6 0-8 2-12 10-73 90-173 90-185 90-56 0-81-44-81-100 0-38 18-127 50-184 27-52 79-91 128-91 32 0 67 10 79 35z">
            <text:p/>
          </draw:path>
        </draw:g>
        <draw:g xml:id="id45" draw:id="id45">
          <svg:title>TexMaths</svg:title>
          <svg:desc>20§display§\frac{(ax +b)^{n+1}}{a(n+1)} + c§svg§600§FALSE§</svg:desc>
          <draw:polygon draw:style-name="gr2" draw:text-style-name="P6" draw:layer="layout" svg:width="4.751cm" svg:height="1.645cm" svg:x="15.426cm" svg:y="11.683cm" svg:viewBox="0 0 4752 1646" draw:points="2376,1646 0,1646 0,0 4752,0 4752,1646">
            <text:p/>
          </draw:polygon>
          <draw:path draw:style-name="gr3" draw:text-style-name="P7" draw:layer="layout" svg:width="0.164cm" svg:height="0.703cm" svg:x="15.46cm" svg:y="11.7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5.692cm" svg:y="11.9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351cm" svg:height="0.319cm" svg:x="16.057cm" svg:y="11.9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16.632cm" svg:y="11.8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6cm" svg:height="0.496cm" svg:x="17.33cm" svg:y="11.7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7" draw:layer="layout" svg:width="0.164cm" svg:height="0.703cm" svg:x="17.639cm" svg:y="11.7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7" draw:layer="layout" svg:width="0.301cm" svg:height="0.223cm" svg:x="17.895cm" svg:y="11.7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7" draw:layer="layout" svg:width="0.362cm" svg:height="0.364cm" svg:x="18.253cm" svg:y="11.6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7" draw:layer="layout" svg:width="0.18cm" svg:height="0.327cm" svg:x="18.704cm" svg:y="11.6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3.575cm" svg:height="0.029cm" svg:x="15.391cm" svg:y="12.515cm" svg:viewBox="0 0 3576 30" draw:points="1789,30 0,30 0,0 3576,0 3576,30">
            <text:p/>
          </draw:polygon>
          <draw:path draw:style-name="gr3" draw:text-style-name="P7" draw:layer="layout" svg:width="0.322cm" svg:height="0.319cm" svg:x="15.932cm" svg:y="12.8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164cm" svg:height="0.703cm" svg:x="16.345cm" svg:y="12.6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81cm" svg:height="0.319cm" svg:x="16.569cm" svg:y="12.8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7" draw:layer="layout" svg:width="0.468cm" svg:height="0.469cm" svg:x="17.165cm" svg:y="12.7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33cm" svg:height="0.469cm" svg:x="17.892cm" svg:y="12.7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8.221cm" svg:y="12.6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7" draw:layer="layout" svg:width="0.468cm" svg:height="0.469cm" svg:x="19.245cm" svg:y="12.2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19.938cm" svg:y="12.3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44" draw:id="id44">
          <svg:title>TexMaths</svg:title>
          <svg:desc>26§display§\smallint ( ax + b )^n dx§svg§600§FALSE§</svg:desc>
          <draw:polygon draw:style-name="gr2" draw:text-style-name="P6" draw:layer="layout" svg:width="5.072cm" svg:height="0.823cm" svg:x="7.392cm" svg:y="12.092cm" svg:viewBox="0 0 5073 824" draw:points="2536,824 0,824 0,0 5073,0 5073,824">
            <text:p/>
          </draw:polygon>
          <draw:path draw:style-name="gr3" draw:text-style-name="P7" draw:layer="layout" svg:width="0.382cm" svg:height="0.852cm" svg:x="7.396cm" svg:y="12.0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213cm" svg:height="0.914cm" svg:x="7.918cm" svg:y="12.0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8.22cm" svg:y="12.3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8.694cm" svg:y="12.3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61cm" svg:x="9.443cm" svg:y="12.1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35cm" svg:y="12.0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7" draw:layer="layout" svg:width="0.213cm" svg:height="0.914cm" svg:x="10.751cm" svg:y="12.0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392cm" svg:height="0.29cm" svg:x="11.084cm" svg:y="12.0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7" draw:layer="layout" svg:width="0.436cm" svg:height="0.646cm" svg:x="11.587cm" svg:y="12.0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12.053cm" svg:y="12.3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47" draw:id="id47">
          <svg:title>TexMaths</svg:title>
          <svg:desc>20§display§\int \frac{1}{ \sqrt{ax + b} } dx§svg§600§FALSE§</svg:desc>
          <draw:polygon draw:style-name="gr2" draw:text-style-name="P6" draw:layer="layout" svg:width="4.176cm" svg:height="1.541cm" svg:x="7.693cm" svg:y="13.583cm" svg:viewBox="0 0 4177 1542" draw:points="2088,1542 0,1542 0,0 4177,0 4177,1542">
            <text:p/>
          </draw:polygon>
          <draw:path draw:style-name="gr3" draw:text-style-name="P7" draw:layer="layout" svg:width="0.625cm" svg:height="1.563cm" svg:x="7.698cm" svg:y="13.548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9.709cm" svg:y="13.5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2.521cm" svg:height="0.029cm" svg:x="8.562cm" svg:y="14.315cm" svg:viewBox="0 0 2522 30" draw:points="1261,30 0,30 0,0 2522,0 2522,30">
            <text:p/>
          </draw:polygon>
          <draw:path draw:style-name="gr3" draw:text-style-name="P7" draw:layer="layout" svg:width="0.55cm" svg:height="0.703cm" svg:x="8.613cm" svg:y="14.456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7" draw:layer="layout" svg:width="1.935cm" svg:height="0.029cm" svg:x="9.148cm" svg:y="14.456cm" svg:viewBox="0 0 1936 30" draw:points="968,30 0,30 0,0 1936,0 1936,30">
            <text:p/>
          </draw:polygon>
          <draw:path draw:style-name="gr3" draw:text-style-name="P7" draw:layer="layout" svg:width="0.322cm" svg:height="0.319cm" svg:x="9.176cm" svg:y="14.74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9.54cm" svg:y="14.74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10.117cm" svg:y="14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10.814cm" svg:y="14.566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335cm" svg:height="0.497cm" svg:x="11.194cm" svg:y="14.017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1.553cm" svg:y="14.1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48" draw:id="id48">
          <svg:title>TexMaths</svg:title>
          <svg:desc>20§display§\frac{2\sqrt{ax + b}}{a} + c§svg§600§FALSE§</svg:desc>
          <draw:polygon draw:style-name="gr2" draw:text-style-name="P6" draw:layer="layout" svg:width="4.047cm" svg:height="1.493cm" svg:x="15.427cm" svg:y="13.584cm" svg:viewBox="0 0 4048 1494" draw:points="2024,1494 0,1494 0,0 4048,0 4048,1494">
            <text:p/>
          </draw:polygon>
          <draw:path draw:style-name="gr3" draw:text-style-name="P7" draw:layer="layout" svg:width="0.281cm" svg:height="0.469cm" svg:x="15.427cm" svg:y="13.679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7" draw:layer="layout" svg:width="0.549cm" svg:height="0.703cm" svg:x="15.795cm" svg:y="13.549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7" draw:layer="layout" svg:width="1.935cm" svg:height="0.029cm" svg:x="16.33cm" svg:y="13.549cm" svg:viewBox="0 0 1936 30" draw:points="968,30 0,30 0,0 1936,0 1936,30">
            <text:p/>
          </draw:polygon>
          <draw:path draw:style-name="gr3" draw:text-style-name="P7" draw:layer="layout" svg:width="0.322cm" svg:height="0.319cm" svg:x="16.357cm" svg:y="13.835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351cm" svg:height="0.319cm" svg:x="16.721cm" svg:y="13.83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7" draw:layer="layout" svg:width="0.468cm" svg:height="0.469cm" svg:x="17.297cm" svg:y="13.738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6cm" svg:height="0.496cm" svg:x="17.995cm" svg:y="13.659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7" draw:layer="layout" svg:width="2.872cm" svg:height="0.029cm" svg:x="15.392cm" svg:y="14.432cm" svg:viewBox="0 0 2873 30" draw:points="1437,30 0,30 0,0 2873,0 2873,30">
            <text:p/>
          </draw:polygon>
          <draw:path draw:style-name="gr3" draw:text-style-name="P7" draw:layer="layout" svg:width="0.322cm" svg:height="0.319cm" svg:x="16.67cm" svg:y="14.793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7" draw:layer="layout" svg:width="0.468cm" svg:height="0.469cm" svg:x="18.544cm" svg:y="14.213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19.235cm" svg:y="14.31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" draw:id="id26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6" smil:attributeName="visibility" smil:to="visible"/>
                  <anim:animate smil:begin="0s" smil:dur="0.5s" smil:fill="hold" smil:decelerate="0.5" smil:targetElement="id26" smil:attributeName="rotate" smil:values="-90;0" smil:keyTimes="0;1"/>
                  <anim:animate smil:begin="0s" smil:dur="0.5s" smil:fill="hold" smil:decelerate="0.5" smil:targetElement="id26" smil:attributeName="width" smil:values="width;width*.05" smil:keyTimes="0;1"/>
                  <anim:animate smil:begin="0.5s" smil:dur="0.5s" smil:fill="hold" smil:accelerate="0.5" smil:targetElement="id26" smil:attributeName="width" smil:values="width*.05;width" smil:keyTimes="0;1"/>
                  <anim:animate smil:dur="1s" smil:fill="hold" smil:targetElement="id26" smil:attributeName="height" smil:values="height;height" smil:keyTimes="0;1"/>
                  <anim:animate smil:begin="0s" smil:dur="0.5s" smil:fill="hold" smil:decelerate="0.5" smil:targetElement="id26" smil:attributeName="x" smil:values="x+.4;x" smil:keyTimes="0;1"/>
                  <anim:animate smil:begin="0s" smil:dur="0.5s" smil:fill="hold" smil:decelerate="0.5" smil:targetElement="id26" smil:attributeName="y" smil:values="y-.2;y+.1" smil:keyTimes="0;1"/>
                  <anim:animate smil:begin="0.5s" smil:dur="0.5s" smil:fill="hold" smil:accelerate="0.5" smil:targetElement="id26" smil:attributeName="y" smil:values="y+.1;y" smil:keyTimes="0;1"/>
                  <anim:transitionFilter smil:begin="0s" smil:dur="1s" smil:decelerate="0.5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width*0.05;width" smil:keyTimes="0;1"/>
                  <anim:animate smil:dur="0.5s" smil:fill="hold" smil:targetElement="id28" smil:attributeName="height" smil:values="height;height" smil:keyTimes="0;1"/>
                  <anim:animate smil:dur="0.5s" smil:fill="hold" smil:targetElement="id28" smil:attributeName="x" smil:values="x-.2;x" smil:keyTimes="0;1"/>
                  <anim:animate smil:dur="0.5s" smil:fill="hold" smil:targetElement="id28" smil:attributeName="y" smil:values="y;y" smil:keyTimes="0;1"/>
                  <anim:transitionFilter smil:dur="0.5s" smil:targetElement="id2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  <anim:par smil:begin="0.50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" smil:attributeName="visibility" smil:to="visible"/>
                  <anim:animate smil:dur="0.5s" smil:fill="hold" smil:targetElement="id40" smil:attributeName="width" smil:values="width*0.05;width" smil:keyTimes="0;1"/>
                  <anim:animate smil:dur="0.5s" smil:fill="hold" smil:targetElement="id40" smil:attributeName="height" smil:values="height;height" smil:keyTimes="0;1"/>
                  <anim:animate smil:dur="0.5s" smil:fill="hold" smil:targetElement="id40" smil:attributeName="x" smil:values="x-.2;x" smil:keyTimes="0;1"/>
                  <anim:animate smil:dur="0.5s" smil:fill="hold" smil:targetElement="id40" smil:attributeName="y" smil:values="y;y" smil:keyTimes="0;1"/>
                  <anim:transitionFilter smil:dur="0.5s" smil:targetElement="id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width*0.05;width" smil:keyTimes="0;1"/>
                  <anim:animate smil:dur="0.5s" smil:fill="hold" smil:targetElement="id46" smil:attributeName="height" smil:values="height;height" smil:keyTimes="0;1"/>
                  <anim:animate smil:dur="0.5s" smil:fill="hold" smil:targetElement="id46" smil:attributeName="x" smil:values="x-.2;x" smil:keyTimes="0;1"/>
                  <anim:animate smil:dur="0.5s" smil:fill="hold" smil:targetElement="id46" smil:attributeName="y" smil:values="y;y" smil:keyTimes="0;1"/>
                  <anim:transitionFilter smil:dur="0.5s" smil:targetElement="id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/text:p>
          </draw:text-box>
        </draw:frame>
        <draw:frame draw:style-name="standard" xml:id="id50" draw:id="id50" draw:layer="layout" svg:width="21.323cm" svg:height="13.199cm" svg:x="4cm" svg:y="1.981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51" draw:id="id51">
          <svg:title>TexMaths</svg:title>
          <svg:desc>28§display§15§svg§600§FALSE§</svg:desc>
          <draw:polygon draw:style-name="gr2" draw:text-style-name="P6" draw:layer="layout" svg:width="0.838cm" svg:height="0.579cm" svg:x="4.491cm" svg:y="2.695cm" svg:viewBox="0 0 839 580" draw:points="419,580 0,580 0,0 839,0 839,580">
            <text:p/>
          </draw:polygon>
          <draw:path draw:style-name="gr3" draw:text-style-name="P7" draw:layer="layout" svg:width="0.326cm" svg:height="0.657cm" svg:x="4.529cm" svg:y="2.646cm" svg:viewBox="0 0 327 658" svg:d="M204 25c0-23 0-25-22-25-63 63-151 63-182 63v31c20 0 78 0 130-27v513c0 35-2 47-92 47h-31v31c33-5 121-5 159-5 40 0 126 0 161 5v-31h-31c-90 0-92-12-92-47z">
            <text:p/>
          </draw:path>
          <draw:path draw:style-name="gr3" draw:text-style-name="P7" draw:layer="layout" svg:width="0.394cm" svg:height="0.677cm" svg:x="4.984cm" svg:y="2.6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54" draw:id="id54">
          <svg:title>TexMaths</svg:title>
          <svg:desc>28§display§16§svg§600§FALSE§</svg:desc>
          <draw:polygon draw:style-name="gr2" draw:text-style-name="P6" draw:layer="layout" svg:width="0.843cm" svg:height="0.579cm" svg:x="4.492cm" svg:y="4.695cm" svg:viewBox="0 0 844 580" draw:points="423,580 0,580 0,0 844,0 844,580">
            <text:p/>
          </draw:polygon>
          <draw:path draw:style-name="gr3" draw:text-style-name="P7" draw:layer="layout" svg:width="0.326cm" svg:height="0.657cm" svg:x="4.53cm" svg:y="4.646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4.975cm" svg:y="4.6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57" draw:id="id57">
          <svg:title>TexMaths</svg:title>
          <svg:desc>28§display§17§svg§600§FALSE§</svg:desc>
          <draw:polygon draw:style-name="gr2" draw:text-style-name="P6" draw:layer="layout" svg:width="0.873cm" svg:height="0.59cm" svg:x="4.494cm" svg:y="6.596cm" svg:viewBox="0 0 874 591" draw:points="437,591 0,591 0,0 874,0 874,591">
            <text:p/>
          </draw:polygon>
          <draw:path draw:style-name="gr3" draw:text-style-name="P7" draw:layer="layout" svg:width="0.326cm" svg:height="0.657cm" svg:x="4.532cm" svg:y="6.556cm" svg:viewBox="0 0 327 658" svg:d="M204 25c0-23 0-25-22-25-63 63-151 63-182 63v31c20 0 78 0 130-27v512c0 36-2 47-92 47h-31v32c33-5 121-5 159-5 40 0 125 0 161 5v-32h-31c-90 0-92-11-92-47z">
            <text:p/>
          </draw:path>
          <draw:path draw:style-name="gr3" draw:text-style-name="P7" draw:layer="layout" svg:width="0.423cm" svg:height="0.688cm" svg:x="4.991cm" svg:y="6.5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60" draw:id="id60">
          <svg:title>TexMaths</svg:title>
          <svg:desc>28§display§18§svg§600§FALSE§</svg:desc>
          <draw:polygon draw:style-name="gr2" draw:text-style-name="P6" draw:layer="layout" svg:width="0.843cm" svg:height="0.579cm" svg:x="4.595cm" svg:y="8.396cm" svg:viewBox="0 0 844 580" draw:points="423,580 0,580 0,0 844,0 844,580">
            <text:p/>
          </draw:polygon>
          <draw:path draw:style-name="gr3" draw:text-style-name="P7" draw:layer="layout" svg:width="0.326cm" svg:height="0.657cm" svg:x="4.633cm" svg:y="8.3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078cm" svg:y="8.347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63" draw:id="id63">
          <svg:title>TexMaths</svg:title>
          <svg:desc>28§display§19§svg§600§FALSE§</svg:desc>
          <draw:polygon draw:style-name="gr2" draw:text-style-name="P6" draw:layer="layout" svg:width="0.843cm" svg:height="0.579cm" svg:x="4.596cm" svg:y="10.296cm" svg:viewBox="0 0 844 580" draw:points="423,580 0,580 0,0 844,0 844,580">
            <text:p/>
          </draw:polygon>
          <draw:path draw:style-name="gr3" draw:text-style-name="P7" draw:layer="layout" svg:width="0.326cm" svg:height="0.657cm" svg:x="4.634cm" svg:y="10.247cm" svg:viewBox="0 0 327 658" svg:d="M204 25c0-23 0-25-23-25-62 63-150 63-181 63v31c20 0 78 0 130-27v513c0 35-2 47-92 47h-31v31c33-5 121-5 159-5 40 0 125 0 161 5v-31h-32c-89 0-91-12-91-47z">
            <text:p/>
          </draw:path>
          <draw:path draw:style-name="gr3" draw:text-style-name="P7" draw:layer="layout" svg:width="0.409cm" svg:height="0.677cm" svg:x="5.079cm" svg:y="10.247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66" draw:id="id66">
          <svg:title>TexMaths</svg:title>
          <svg:desc>28§display§20§svg§600§FALSE§</svg:desc>
          <draw:polygon draw:style-name="gr2" draw:text-style-name="P6" draw:layer="layout" svg:width="0.849cm" svg:height="0.579cm" svg:x="4.595cm" svg:y="12.096cm" svg:viewBox="0 0 850 580" draw:points="424,580 0,580 0,0 850,0 850,580">
            <text:p/>
          </draw:polygon>
          <draw:path draw:style-name="gr3" draw:text-style-name="P7" draw:layer="layout" svg:width="0.394cm" svg:height="0.657cm" svg:x="4.595cm" svg:y="12.047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  <draw:path draw:style-name="gr3" draw:text-style-name="P7" draw:layer="layout" svg:width="0.416cm" svg:height="0.677cm" svg:x="5.077cm" svg:y="12.0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69" draw:id="id69">
          <svg:title>TexMaths</svg:title>
          <svg:desc>28§display§21§svg§600§FALSE§</svg:desc>
          <draw:polygon draw:style-name="gr2" draw:text-style-name="P6" draw:layer="layout" svg:width="0.807cm" svg:height="0.556cm" svg:x="4.595cm" svg:y="13.998cm" svg:viewBox="0 0 808 557" draw:points="403,557 0,557 0,0 808,0 808,557">
            <text:p/>
          </draw:polygon>
          <draw:path draw:style-name="gr3" draw:text-style-name="P7" draw:layer="layout" svg:width="0.393cm" svg:height="0.657cm" svg:x="4.595cm" svg:y="13.949cm" svg:viewBox="0 0 394 658" svg:d="M76 582l105-103c155-137 213-188 213-287 0-114-87-192-208-192-112 0-186 92-186 179 0 54 49 54 51 54 18 0 52-11 52-52 0-24-18-51-52-51-8 0-8 0-13 2 22-65 76-101 134-101 90 0 132 79 132 161 0 79-49 157-103 218l-190 210c-11 11-11 13-11 38h367l27-172h-25c-4 29-11 74-20 87-9 9-74 9-94 9z">
            <text:p/>
          </draw:path>
          <draw:path draw:style-name="gr3" draw:text-style-name="P7" draw:layer="layout" svg:width="0.326cm" svg:height="0.657cm" svg:x="5.125cm" svg:y="13.949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68" draw:id="id68">
          <svg:title>TexMaths</svg:title>
          <svg:desc>20§display§- \frac{\text {cosec}(ax +b) }{a}\ + \ c§svg§600§FALSE§</svg:desc>
          <draw:polygon draw:style-name="gr2" draw:text-style-name="P6" draw:layer="layout" svg:width="6.322cm" svg:height="1.423cm" svg:x="18.191cm" svg:y="11.784cm" svg:viewBox="0 0 6323 1424" draw:points="3161,1424 0,1424 0,0 6323,0 6323,1424">
            <text:p/>
          </draw:polygon>
          <draw:path draw:style-name="gr3" draw:text-style-name="P7" draw:layer="layout" svg:width="0.429cm" svg:height="0.029cm" svg:x="18.213cm" svg:y="12.562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8.81cm" svg:y="11.96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119cm" svg:y="11.96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9.474cm" svg:y="11.96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9.748cm" svg:y="11.96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064cm" svg:y="11.96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20.423cm" svg:y="11.7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55cm" svg:y="11.9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1.018cm" svg:y="11.96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596cm" svg:y="11.8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92cm" svg:y="11.78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cm" svg:y="11.7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4.047cm" svg:height="0.029cm" svg:x="18.786cm" svg:y="12.562cm" svg:viewBox="0 0 4048 30" draw:points="2024,30 0,30 0,0 4048,0 4048,30">
            <text:p/>
          </draw:polygon>
          <draw:path draw:style-name="gr3" draw:text-style-name="P7" draw:layer="layout" svg:width="0.322cm" svg:height="0.319cm" svg:x="20.652cm" svg:y="12.92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47cm" svg:y="12.3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74cm" svg:y="12.4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7" draw:id="id67">
          <svg:title>TexMaths</svg:title>
          <svg:desc>24§display§\smallint \text {cosec}( ax + b ) \cot (ax + b) \ dx§svg§600§FALSE§</svg:desc>
          <draw:polygon draw:style-name="gr2" draw:text-style-name="P6" draw:layer="layout" svg:width="10.765cm" svg:height="0.76cm" svg:x="6.194cm" svg:y="12.093cm" svg:viewBox="0 0 10766 761" draw:points="5384,761 0,761 0,0 10766,0 10766,761">
            <text:p/>
          </draw:polygon>
          <draw:path draw:style-name="gr3" draw:text-style-name="P7" draw:layer="layout" svg:width="0.352cm" svg:height="0.786cm" svg:x="6.198cm" svg:y="12.0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6.766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37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63cm" svg:y="12.30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891cm" svg:y="12.306cm" svg:viewBox="0 0 328 390" svg:d="M71 167c6-127 77-148 106-148 86 0 96 114 96 148zM71 184h236c19 0 21 0 21-17 0-84-46-167-151-167-98 0-177 86-177 194 0 113 88 196 186 196 104 0 142-94 142-112 0-7-5-9-11-9-8 0-10 6-10 11-31 89-107 89-115 89-42 0-77-27-96-58-25-40-25-96-25-127z">
            <text:p/>
          </draw:path>
          <draw:path draw:style-name="gr3" draw:text-style-name="P7" draw:layer="layout" svg:width="0.322cm" svg:height="0.389cm" svg:x="8.27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8.978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9.416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0.107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944cm" svg:y="12.099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1.315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22cm" svg:height="0.389cm" svg:x="11.762cm" svg:y="12.30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133cm" svg:y="12.3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2.548cm" svg:y="12.164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97cm" svg:height="0.844cm" svg:x="12.943cm" svg:y="12.05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3.221cm" svg:y="12.3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13.657cm" svg:y="12.3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4.35cm" svg:y="12.19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5.186cm" svg:y="12.099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56cm" svg:y="12.0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16.151cm" svg:y="12.09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6.582cm" svg:y="12.3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61" draw:id="id61">
          <svg:title>TexMaths</svg:title>
          <svg:desc>26§display§\smallint \text {cosec}^2 (ax + b)\ dx§svg§600§FALSE§</svg:desc>
          <draw:polygon draw:style-name="gr2" draw:text-style-name="P6" draw:layer="layout" svg:width="7.477cm" svg:height="0.939cm" svg:x="6.293cm" svg:y="8.198cm" svg:viewBox="0 0 7478 940" draw:points="3738,940 0,940 0,0 7478,0 7478,940">
            <text:p/>
          </draw:polygon>
          <draw:path draw:style-name="gr3" draw:text-style-name="P7" draw:layer="layout" svg:width="0.382cm" svg:height="0.852cm" svg:x="6.297cm" svg:y="8.3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6.913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7.314cm" svg:y="8.545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7.776cm" svg:y="8.5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132cm" svg:y="8.545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7" draw:layer="layout" svg:width="0.348cm" svg:height="0.421cm" svg:x="8.542cm" svg:y="8.5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84cm" svg:height="0.426cm" svg:x="8.958cm" svg:y="8.1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213cm" svg:height="0.914cm" svg:x="9.417cm" svg:y="8.2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419cm" svg:height="0.415cm" svg:x="9.719cm" svg:y="8.549cm" svg:viewBox="0 0 420 416" svg:d="M306 58c-17-33-44-58-86-58-106 0-220 135-220 268 0 88 50 148 123 148 18 0 64-4 118-69 9 38 40 69 84 69 33 0 54-21 68-50 15-33 27-89 27-91 0-9-8-9-10-9-11 0-11 2-13 17-16 58-33 112-70 112-25 0-27-23-27-41 0-21 2-27 12-69 10-37 10-48 19-81l33-129c6-27 6-27 6-31 0-17-10-25-25-25-23 0-37 21-39 39zM245 298c-4 16-4 16-18 33-40 50-77 64-102 64-48 0-61-50-61-85 0-46 30-160 52-202 28-54 69-87 107-87 60 0 72 75 72 81 0 4-2 10-4 15z">
            <text:p/>
          </draw:path>
          <draw:path draw:style-name="gr3" draw:text-style-name="P7" draw:layer="layout" svg:width="0.457cm" svg:height="0.415cm" svg:x="10.193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4 120-123 120-35 0-50-29-50-60 0-21 6-40 17-81z">
            <text:p/>
          </draw:path>
          <draw:path draw:style-name="gr3" draw:text-style-name="P7" draw:layer="layout" svg:width="0.608cm" svg:height="0.611cm" svg:x="10.942cm" svg:y="8.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7" draw:layer="layout" svg:width="0.338cm" svg:height="0.646cm" svg:x="11.849cm" svg:y="8.3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7" draw:layer="layout" svg:width="0.213cm" svg:height="0.914cm" svg:x="12.251cm" svg:y="8.2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36cm" svg:height="0.646cm" svg:x="12.893cm" svg:y="8.321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3.359cm" svg:y="8.5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</draw:g>
        <draw:g xml:id="id62" draw:id="id62">
          <svg:title>TexMaths</svg:title>
          <svg:desc>20§display§- \frac{ \cot (ax + b)}{a}\ + \ c§svg§600§FALSE§</svg:desc>
          <draw:polygon draw:style-name="gr2" draw:text-style-name="P6" draw:layer="layout" svg:width="5.694cm" svg:height="1.423cm" svg:x="18.794cm" svg:y="8.083cm" svg:viewBox="0 0 5695 1424" draw:points="2848,1424 0,1424 0,0 5695,0 5695,1424">
            <text:p/>
          </draw:polygon>
          <draw:path draw:style-name="gr3" draw:text-style-name="P7" draw:layer="layout" svg:width="0.429cm" svg:height="0.029cm" svg:x="18.816cm" svg:y="8.86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9.413cm" svg:y="8.2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722cm" svg:y="8.2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cm" svg:x="20.068cm" svg:y="8.142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7" draw:layer="layout" svg:width="0.164cm" svg:height="0.703cm" svg:x="20.397cm" svg:y="8.0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29cm" svg:y="8.2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993cm" svg:y="8.2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57cm" svg:y="8.1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66cm" svg:y="8.0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575cm" svg:y="8.0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18cm" svg:height="0.029cm" svg:x="19.389cm" svg:y="8.861cm" svg:viewBox="0 0 3419 30" draw:points="1711,30 0,30 0,0 3419,0 3419,30">
            <text:p/>
          </draw:polygon>
          <draw:path draw:style-name="gr3" draw:text-style-name="P7" draw:layer="layout" svg:width="0.322cm" svg:height="0.319cm" svg:x="20.941cm" svg:y="9.2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322cm" svg:y="8.6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49cm" svg:y="8.7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64" draw:id="id64">
          <svg:title>TexMaths</svg:title>
          <svg:desc>26§display§\smallint \sec (ax + b) \tan (ax + b) \ dx§svg§600§FALSE§</svg:desc>
          <draw:polygon draw:style-name="gr2" draw:text-style-name="P6" draw:layer="layout" svg:width="10.9cm" svg:height="0.823cm" svg:x="6.294cm" svg:y="10.201cm" svg:viewBox="0 0 10901 824" draw:points="5452,824 0,824 0,0 10901,0 10901,824">
            <text:p/>
          </draw:polygon>
          <draw:path draw:style-name="gr3" draw:text-style-name="P7" draw:layer="layout" svg:width="0.382cm" svg:height="0.852cm" svg:x="6.298cm" svg:y="10.18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6.914cm" svg:y="10.43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7.27cm" svg:y="10.43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7.681cm" svg:y="10.43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8.145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447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8.921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9.67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577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0.978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286cm" svg:height="0.573cm" svg:x="11.45cm" svg:y="10.278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1.827cm" svg:y="10.432cm" svg:viewBox="0 0 414 422" svg:d="M266 341c4 37 29 75 73 75 19 0 75-13 75-87v-50h-23v50c0 54-23 60-33 60-29 0-34-42-34-46v-185c0-37 0-73-33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2.274cm" svg:y="10.4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12.844cm" svg:y="10.15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13.145cm" svg:y="10.43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13.618cm" svg:y="10.436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14.368cm" svg:y="10.30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5.273cm" svg:y="10.20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5.675cm" svg:y="10.15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6.319cm" svg:y="10.207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2-160 52-202 28-54 69-87 107-87 60 0 72 74 72 81 0 4-2 10-4 14z">
            <text:p/>
          </draw:path>
          <draw:path draw:style-name="gr3" draw:text-style-name="P7" draw:layer="layout" svg:width="0.457cm" svg:height="0.415cm" svg:x="16.785cm" svg:y="10.436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</draw:g>
        <draw:g xml:id="id65" draw:id="id65">
          <svg:title>TexMaths</svg:title>
          <svg:desc>20§display§\frac{ \sec (ax + b) }{a}\ + \ c§svg§600§FALSE§</svg:desc>
          <draw:polygon draw:style-name="gr2" draw:text-style-name="P6" draw:layer="layout" svg:width="5.029cm" svg:height="1.423cm" svg:x="19.529cm" svg:y="9.983cm" svg:viewBox="0 0 5030 1424" draw:points="2514,1424 0,1424 0,0 5030,0 5030,1424">
            <text:p/>
          </draw:polygon>
          <draw:path draw:style-name="gr3" draw:text-style-name="P7" draw:layer="layout" svg:width="0.231cm" svg:height="0.324cm" svg:x="19.516cm" svg:y="10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9.792cm" svg:y="10.1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20.107cm" svg:y="10.1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20.465cm" svg:y="9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97cm" svg:y="10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62cm" svg:y="10.1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638cm" svg:y="10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36cm" svg:y="9.9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45cm" svg:y="9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4cm" svg:height="0.029cm" svg:x="19.494cm" svg:y="10.761cm" svg:viewBox="0 0 3385 30" draw:points="1693,30 0,30 0,0 3385,0 3385,30">
            <text:p/>
          </draw:polygon>
          <draw:path draw:style-name="gr3" draw:text-style-name="P7" draw:layer="layout" svg:width="0.322cm" svg:height="0.319cm" svg:x="21.029cm" svg:y="11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92cm" svg:y="10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19cm" svg:y="10.6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8" draw:id="id58">
          <svg:title>TexMaths</svg:title>
          <svg:desc>26§display§\smallint \sec^2 (ax + b)\ dx§svg§600§FALSE§</svg:desc>
          <draw:polygon draw:style-name="gr2" draw:text-style-name="P6" draw:layer="layout" svg:width="6.614cm" svg:height="0.939cm" svg:x="6.293cm" svg:y="6.398cm" svg:viewBox="0 0 6615 940" draw:points="3308,940 0,940 0,0 6615,0 6615,940">
            <text:p/>
          </draw:polygon>
          <draw:path draw:style-name="gr3" draw:text-style-name="P7" draw:layer="layout" svg:width="0.382cm" svg:height="0.852cm" svg:x="6.297cm" svg:y="6.5cm" svg:viewBox="0 0 383 853" svg:d="M347 37c-31 3-39 25-39 38 0 23 19 37 37 37 19 0 38-12 38-39 0-36-29-73-73-73-77 0-94 100-108 171-25 137-44 253-58 414-5 48-11 100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6.913cm" svg:y="6.745cm" svg:viewBox="0 0 302 422" svg:d="M160 233c21 4 96 19 96 85 0 46-31 84-104 84-77 0-110-52-127-132-2-10-4-14-13-14-12 0-12 6-12 23v120c0 17 0 23 10 23 5 0 7-2 23-18 2-2 2-5 19-21 40 37 81 39 100 39 106 0 150-62 150-129 0-47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7.269cm" svg:y="6.745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7.681cm" svg:y="6.745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84cm" svg:height="0.426cm" svg:x="8.095cm" svg:y="6.352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213cm" svg:height="0.914cm" svg:x="8.554cm" svg:y="6.4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419cm" svg:height="0.415cm" svg:x="8.856cm" svg:y="6.749cm" svg:viewBox="0 0 420 416" svg:d="M306 58c-17-33-44-58-85-58-107 0-221 135-221 268 0 88 50 148 123 148 18 0 64-4 118-69 9 38 40 69 84 69 33 0 54-21 68-50 15-33 27-89 27-91 0-9-8-9-10-9-9 0-11 2-13 17-16 58-33 112-70 112-25 0-27-23-27-41 0-21 2-27 12-69 10-37 10-48 19-81l33-129c6-27 6-27 6-31 0-17-10-25-25-25-23 0-37 21-39 39zM245 298c-4 16-4 16-16 33-42 50-79 64-104 64-46 0-61-50-61-85 0-46 32-160 52-202 28-54 69-87 107-87 60 0 72 75 72 81 0 4-2 10-4 15z">
            <text:p/>
          </draw:path>
          <draw:path draw:style-name="gr3" draw:text-style-name="P7" draw:layer="layout" svg:width="0.457cm" svg:height="0.415cm" svg:x="9.33cm" svg:y="6.74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8 146-141 0-9-9-9-11-9-8 0-10 2-12 9-29 100-94 120-123 120-35 0-50-29-50-60 0-21 6-40 17-81z">
            <text:p/>
          </draw:path>
          <draw:path draw:style-name="gr3" draw:text-style-name="P7" draw:layer="layout" svg:width="0.609cm" svg:height="0.611cm" svg:x="10.079cm" svg:y="6.62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7" draw:layer="layout" svg:width="0.338cm" svg:height="0.646cm" svg:x="10.986cm" svg:y="6.521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9 27 59 85 0 54-32 160-48 196-29 60-73 93-109 93-31 0-60-25-60-91 0-19 0-36 15-94z">
            <text:p/>
          </draw:path>
          <draw:path draw:style-name="gr3" draw:text-style-name="P7" draw:layer="layout" svg:width="0.213cm" svg:height="0.914cm" svg:x="11.388cm" svg:y="6.4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436cm" svg:height="0.646cm" svg:x="12.03cm" svg:y="6.521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2.496cm" svg:y="6.749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g xml:id="id59" draw:id="id59">
          <svg:title>TexMaths</svg:title>
          <svg:desc>20§display§ \frac{\tan (ax + b)}{a}\ +\ c§svg§600§FALSE§</svg:desc>
          <draw:polygon draw:style-name="gr2" draw:text-style-name="P6" draw:layer="layout" svg:width="5.139cm" svg:height="1.423cm" svg:x="19.428cm" svg:y="6.184cm" svg:viewBox="0 0 5140 1424" draw:points="2571,1424 0,1424 0,0 5140,0 5140,1424">
            <text:p/>
          </draw:polygon>
          <draw:path draw:style-name="gr3" draw:text-style-name="P7" draw:layer="layout" svg:width="0.221cm" svg:height="0.44cm" svg:x="19.406cm" svg:y="6.243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7" draw:layer="layout" svg:width="0.317cm" svg:height="0.324cm" svg:x="19.695cm" svg:y="6.36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20.041cm" svg:y="6.36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0.478cm" svg:y="6.1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71cm" svg:y="6.36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73cm" svg:y="6.3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1.65cm" svg:y="6.2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46cm" svg:y="6.189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7" draw:layer="layout" svg:width="0.164cm" svg:height="0.703cm" svg:x="22.655cm" svg:y="6.14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96cm" svg:height="0.029cm" svg:x="19.393cm" svg:y="6.962cm" svg:viewBox="0 0 3497 30" draw:points="1749,30 0,30 0,0 3497,0 3497,30">
            <text:p/>
          </draw:polygon>
          <draw:path draw:style-name="gr3" draw:text-style-name="P7" draw:layer="layout" svg:width="0.322cm" svg:height="0.319cm" svg:x="20.983cm" svg:y="7.32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402cm" svg:y="6.7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3cm" svg:y="6.842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55" draw:id="id55">
          <svg:title>TexMaths</svg:title>
          <svg:desc>26§display§\smallint \cos (ax + b)\ dx§svg§600§FALSE§</svg:desc>
          <draw:polygon draw:style-name="gr2" draw:text-style-name="P6" draw:layer="layout" svg:width="6.253cm" svg:height="0.822cm" svg:x="6.292cm" svg:y="4.697cm" svg:viewBox="0 0 6254 823" draw:points="3128,823 0,823 0,0 6254,0 6254,823">
            <text:p/>
          </draw:polygon>
          <draw:path draw:style-name="gr3" draw:text-style-name="P7" draw:layer="layout" svg:width="0.382cm" svg:height="0.852cm" svg:x="6.296cm" svg:y="4.682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6.912cm" svg:y="4.92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7.313cm" svg:y="4.928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7.775cm" svg:y="4.92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213cm" svg:height="0.914cm" svg:x="8.195cm" svg:y="4.65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497cm" svg:y="4.932cm" svg:viewBox="0 0 420 416" svg:d="M306 58c-17-33-44-58-86-58-106 0-220 135-220 268 0 88 50 148 123 148 18 0 64-4 118-69 9 38 40 69 83 69 34 0 55-21 69-50 15-33 27-89 27-91 0-9-8-9-10-9-11 0-11 2-13 17-16 58-33 112-70 112-25 0-27-23-27-41 0-21 2-28 12-69 8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7" draw:layer="layout" svg:width="0.457cm" svg:height="0.415cm" svg:x="8.969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608cm" svg:height="0.61cm" svg:x="9.72cm" svg:y="4.80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10.624cm" svg:y="4.703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11.026cm" svg:y="4.65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671cm" svg:y="4.70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2.136cm" svg:y="4.932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</draw:g>
        <draw:g xml:id="id56" draw:id="id56">
          <svg:title>TexMaths</svg:title>
          <svg:desc>20§display§ \frac{\sin (ax + b)}{a}\ + \ c§svg§600§FALSE§</svg:desc>
          <draw:polygon draw:style-name="gr2" draw:text-style-name="P6" draw:layer="layout" svg:width="4.989cm" svg:height="1.423cm" svg:x="19.528cm" svg:y="4.283cm" svg:viewBox="0 0 4990 1424" draw:points="2495,1424 0,1424 0,0 4990,0 4990,1424">
            <text:p/>
          </draw:polygon>
          <draw:path draw:style-name="gr3" draw:text-style-name="P7" draw:layer="layout" svg:width="0.231cm" svg:height="0.324cm" svg:x="19.515cm" svg:y="4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794cm" svg:y="4.3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987cm" svg:y="4.4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0.426cm" svg:y="4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658cm" svg:y="4.4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21.021cm" svg:y="4.4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599cm" svg:y="4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295cm" svg:y="4.2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604cm" svg:y="4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45cm" svg:height="0.029cm" svg:x="19.493cm" svg:y="5.061cm" svg:viewBox="0 0 3346 30" draw:points="1672,30 0,30 0,0 3346,0 3346,30">
            <text:p/>
          </draw:polygon>
          <draw:path draw:style-name="gr3" draw:text-style-name="P7" draw:layer="layout" svg:width="0.322cm" svg:height="0.319cm" svg:x="21.007cm" svg:y="5.4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468cm" svg:height="0.469cm" svg:x="23.351cm" svg:y="4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278cm" svg:y="4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52" draw:id="id52">
          <svg:title>TexMaths</svg:title>
          <svg:desc>26§display§\smallint \sin (ax + b)\ dx§svg§600§FALSE§</svg:desc>
          <draw:polygon draw:style-name="gr2" draw:text-style-name="P6" draw:layer="layout" svg:width="6.154cm" svg:height="0.823cm" svg:x="6.293cm" svg:y="2.495cm" svg:viewBox="0 0 6155 824" draw:points="3077,824 0,824 0,0 6155,0 6155,824">
            <text:p/>
          </draw:polygon>
          <draw:path draw:style-name="gr3" draw:text-style-name="P7" draw:layer="layout" svg:width="0.382cm" svg:height="0.852cm" svg:x="6.297cm" svg:y="2.48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6.913cm" svg:y="2.726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7.273cm" svg:y="2.52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7.524cm" svg:y="2.7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8.094cm" svg:y="2.44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8.396cm" svg:y="2.73cm" svg:viewBox="0 0 420 416" svg:d="M306 58c-17-33-44-58-86-58-106 0-220 135-220 268 0 88 50 148 123 148 18 0 64-4 118-69 9 38 40 69 84 69 33 0 54-21 68-50 15-33 27-89 27-92 0-8-8-8-10-8-11 0-11 2-13 17-16 58-33 112-70 112-25 0-27-23-27-41 0-21 2-28 12-69 10-38 10-48 19-81l33-129c6-27 6-27 6-31 0-17-10-25-25-25-23 0-37 21-39 39zM245 297c-4 17-4 17-18 34-40 50-77 64-102 64-48 0-61-50-61-85 0-46 30-160 52-202 28-54 69-87 107-87 60 0 72 75 72 81 0 4-2 10-4 14z">
            <text:p/>
          </draw:path>
          <draw:path draw:style-name="gr3" draw:text-style-name="P7" draw:layer="layout" svg:width="0.457cm" svg:height="0.415cm" svg:x="8.868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4 121-123 121-35 0-50-29-50-60 0-21 6-40 17-81z">
            <text:p/>
          </draw:path>
          <draw:path draw:style-name="gr3" draw:text-style-name="P7" draw:layer="layout" svg:width="0.608cm" svg:height="0.61cm" svg:x="9.619cm" svg:y="2.60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10.524cm" svg:y="2.501cm" svg:viewBox="0 0 339 647" svg:d="M177 10c0-2 0-10-13-10-20 0-87 8-112 8-6 2-17 2-17 19 0 13 9 13 21 13 46 0 48 6 48 14 0 6-8 37-15 56l-74 300c-11 45-15 60-15 93 0 86 48 144 116 144 109 0 223-138 223-269 0-85-50-147-123-147-41 0-81 27-108 56zM89 356c7-19 7-21 15-32 46-60 85-72 110-72 34 0 59 27 59 85 0 54-32 160-48 195-29 61-73 94-109 94-31 0-60-25-60-92 0-18 0-35 15-93z">
            <text:p/>
          </draw:path>
          <draw:path draw:style-name="gr3" draw:text-style-name="P7" draw:layer="layout" svg:width="0.213cm" svg:height="0.914cm" svg:x="10.926cm" svg:y="2.44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57cm" svg:y="2.501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2.036cm" svg:y="2.7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</draw:g>
        <draw:g xml:id="id53" draw:id="id53">
          <svg:title>TexMaths</svg:title>
          <svg:desc>20§display§- \frac{\cos (ax + b)}{a}\ + \ c§svg§600§FALSE§</svg:desc>
          <draw:polygon draw:style-name="gr2" draw:text-style-name="P6" draw:layer="layout" svg:width="5.696cm" svg:height="1.423cm" svg:x="18.893cm" svg:y="2.283cm" svg:viewBox="0 0 5697 1424" draw:points="2849,1424 0,1424 0,0 5697,0 5697,1424">
            <text:p/>
          </draw:polygon>
          <draw:path draw:style-name="gr3" draw:text-style-name="P7" draw:layer="layout" svg:width="0.429cm" svg:height="0.029cm" svg:x="18.915cm" svg:y="3.061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19.512cm" svg:y="2.4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9.821cm" svg:y="2.4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20.176cm" svg:y="2.4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64cm" svg:height="0.703cm" svg:x="20.499cm" svg:y="2.2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731cm" svg:y="2.4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7" draw:layer="layout" svg:width="0.351cm" svg:height="0.319cm" svg:x="21.094cm" svg:y="2.4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1.672cm" svg:y="2.3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2.368cm" svg:y="2.2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7" draw:layer="layout" svg:width="0.164cm" svg:height="0.703cm" svg:x="22.677cm" svg:y="2.2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423cm" svg:height="0.029cm" svg:x="19.488cm" svg:y="3.061cm" svg:viewBox="0 0 3424 30" draw:points="1712,30 0,30 0,0 3424,0 3424,30">
            <text:p/>
          </draw:polygon>
          <draw:path draw:style-name="gr3" draw:text-style-name="P7" draw:layer="layout" svg:width="0.322cm" svg:height="0.319cm" svg:x="21.042cm" svg:y="3.4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3.425cm" svg:y="2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.352cm" svg:y="2.9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0" draw:id="id70">
          <svg:title>TexMaths</svg:title>
          <svg:desc>26§display§\smallint e^{ax + b}\ dx§svg§600§FALSE§</svg:desc>
          <draw:polygon draw:style-name="gr2" draw:text-style-name="P6" draw:layer="layout" svg:width="3.97cm" svg:height="0.929cm" svg:x="6.194cm" svg:y="13.798cm" svg:viewBox="0 0 3971 930" draw:points="1987,930 0,930 0,0 3971,0 3971,930">
            <text:p/>
          </draw:polygon>
          <draw:path draw:style-name="gr3" draw:text-style-name="P7" draw:layer="layout" svg:width="0.382cm" svg:height="0.852cm" svg:x="6.198cm" svg:y="13.918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53cm" svg:height="0.415cm" svg:x="6.824cm" svg:y="14.17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7" draw:layer="layout" svg:width="0.328cm" svg:height="0.29cm" svg:x="7.247cm" svg:y="13.914cm" svg:viewBox="0 0 329 291" svg:d="M233 37c-15-20-35-37-67-37-83 0-166 92-166 183 0 62 42 108 98 108 33 0 64-21 91-46 13 40 50 46 67 46 23 0 37-14 50-35 14-25 23-61 23-65 0-8-9-8-11-8-8 0-10 4-14 21-9 31-21 68-48 68-17 0-21-14-21-31 0-10 6-35 10-52 5-16 11-43 15-58l13-48c4-16 10-48 10-50 0-14-10-21-21-21-10 0-25 9-29 25zM191 204c-4 19-18 31-33 43-6 5-31 25-58 25-25 0-48-16-48-62 0-33 19-106 33-131 29-52 63-60 81-60 46 0 57 48 57 56 0 2 0 6-2 8z">
            <text:p/>
          </draw:path>
          <draw:path draw:style-name="gr3" draw:text-style-name="P7" draw:layer="layout" svg:width="0.344cm" svg:height="0.29cm" svg:x="7.636cm" svg:y="13.914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7" draw:layer="layout" svg:width="0.471cm" svg:height="0.473cm" svg:x="8.064cm" svg:y="13.8cm" svg:viewBox="0 0 472 474" svg:d="M252 252h197c9 0 23 0 23-15 0-17-14-17-23-17h-197v-197c0-8 0-23-15-23-16 0-16 15-16 23v197h-198c-8 0-23 0-23 17 0 15 15 15 23 15h198v197c0 9 0 25 16 25 15 0 15-14 15-25z">
            <text:p/>
          </draw:path>
          <draw:path draw:style-name="gr3" draw:text-style-name="P7" draw:layer="layout" svg:width="0.261cm" svg:height="0.452cm" svg:x="8.622cm" svg:y="13.752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7" draw:layer="layout" svg:width="0.436cm" svg:height="0.646cm" svg:x="9.289cm" svg:y="13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9.753cm" svg:y="14.1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71" draw:id="id71">
          <svg:title>TexMaths</svg:title>
          <svg:desc>20§display§\frac{e^{ax + b}}{a} + c§svg§600§FALSE§</svg:desc>
          <draw:polygon draw:style-name="gr2" draw:text-style-name="P6" draw:layer="layout" svg:width="2.841cm" svg:height="1.493cm" svg:x="20.127cm" svg:y="13.585cm" svg:viewBox="0 0 2842 1494" draw:points="1421,1494 0,1494 0,0 2842,0 2842,1494">
            <text:p/>
          </draw:polygon>
          <draw:path draw:style-name="gr3" draw:text-style-name="P7" draw:layer="layout" svg:width="0.271cm" svg:height="0.319cm" svg:x="20.124cm" svg:y="13.837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20.449cm" svg:y="13.675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20.748cm" svg:y="13.675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21.078cm" svg:y="13.587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21.506cm" svg:y="13.55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20.092cm" svg:y="14.432cm" svg:viewBox="0 0 1667 30" draw:points="834,30 0,30 0,0 1667,0 1667,30">
            <text:p/>
          </draw:polygon>
          <draw:path draw:style-name="gr3" draw:text-style-name="P7" draw:layer="layout" svg:width="0.322cm" svg:height="0.319cm" svg:x="20.767cm" svg:y="14.794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22.036cm" svg:y="14.2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2.729cm" svg:y="14.312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49" draw:id="id49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9" smil:attributeName="visibility" smil:to="visible"/>
                  <anim:animate smil:begin="0s" smil:dur="0.5s" smil:fill="hold" smil:decelerate="0.5" smil:targetElement="id49" smil:attributeName="rotate" smil:values="-90;0" smil:keyTimes="0;1"/>
                  <anim:animate smil:begin="0s" smil:dur="0.5s" smil:fill="hold" smil:decelerate="0.5" smil:targetElement="id49" smil:attributeName="width" smil:values="width;width*.05" smil:keyTimes="0;1"/>
                  <anim:animate smil:begin="0.5s" smil:dur="0.5s" smil:fill="hold" smil:accelerate="0.5" smil:targetElement="id49" smil:attributeName="width" smil:values="width*.05;width" smil:keyTimes="0;1"/>
                  <anim:animate smil:dur="1s" smil:fill="hold" smil:targetElement="id49" smil:attributeName="height" smil:values="height;height" smil:keyTimes="0;1"/>
                  <anim:animate smil:begin="0s" smil:dur="0.5s" smil:fill="hold" smil:decelerate="0.5" smil:targetElement="id49" smil:attributeName="x" smil:values="x+.4;x" smil:keyTimes="0;1"/>
                  <anim:animate smil:begin="0s" smil:dur="0.5s" smil:fill="hold" smil:decelerate="0.5" smil:targetElement="id49" smil:attributeName="y" smil:values="y-.2;y+.1" smil:keyTimes="0;1"/>
                  <anim:animate smil:begin="0.5s" smil:dur="0.5s" smil:fill="hold" smil:accelerate="0.5" smil:targetElement="id49" smil:attributeName="y" smil:values="y+.1;y" smil:keyTimes="0;1"/>
                  <anim:transitionFilter smil:begin="0s" smil:dur="1s" smil:decelerate="0.5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 <text:s text:c="29"/></text:span><text:span text:style-name="T3"><text:line-break/></text:span><text:span text:style-name="T3"><text:line-break/></text:span><text:span text:style-name="T3"> <text:s text:c="22"/></text:span><text:span text:style-name="T3"><text:line-break/></text:span><text:span text:style-name="T5"><text:tab/></text:span><text:span text:style-name="T5"> </text:span></text:p>
          </draw:text-box>
        </draw:frame>
        <draw:frame draw:style-name="standard" xml:id="id73" draw:id="id73" draw:layer="layout" svg:width="20.567cm" svg:height="11.339cm" svg:x="4cm" svg:y="1.981cm">
          <table:table table:template-name="default" table:use-first-row-styles="true" table:use-banding-rows-styles="true">
            <table:table-column table:style-name="co1"/>
            <table:table-column table:style-name="co9"/>
            <table:table-column table:style-name="co10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>
              <table:table-cell table:style-name="ce1"/>
              <table:table-cell table:style-name="ce4"/>
              <table:table-cell table:style-name="ce3"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g xml:id="id74" draw:id="id74">
          <svg:title>TexMaths</svg:title>
          <svg:desc>28§display§22§svg§600§FALSE§</svg:desc>
          <draw:polygon draw:style-name="gr2" draw:text-style-name="P6" draw:layer="layout" svg:width="0.838cm" svg:height="0.556cm" svg:x="4.991cm" svg:y="2.695cm" svg:viewBox="0 0 839 557" draw:points="419,557 0,557 0,0 839,0 839,557">
            <text:p/>
          </draw:polygon>
          <draw:path draw:style-name="gr3" draw:text-style-name="P7" draw:layer="layout" svg:width="0.394cm" svg:height="0.657cm" svg:x="4.991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  <draw:path draw:style-name="gr3" draw:text-style-name="P7" draw:layer="layout" svg:width="0.394cm" svg:height="0.657cm" svg:x="5.484cm" svg:y="2.646cm" svg:viewBox="0 0 395 658" svg:d="M76 582l106-103c154-137 213-188 213-287 0-114-88-192-209-192-112 0-186 92-186 179 0 54 49 54 52 54 18 0 51-11 51-52 0-24-18-51-51-51-9 0-9 0-14 2 23-65 76-101 135-101 89 0 132 79 132 161 0 79-49 157-103 218l-191 210c-11 11-11 13-11 38h368l27-172h-25c-4 29-11 74-20 87-9 9-74 9-94 9z">
            <text:p/>
          </draw:path>
        </draw:g>
        <draw:g xml:id="id77" draw:id="id77">
          <svg:title>TexMaths</svg:title>
          <svg:desc>28§display§23§svg§600§FALSE§</svg:desc>
          <draw:polygon draw:style-name="gr2" draw:text-style-name="P6" draw:layer="layout" svg:width="0.843cm" svg:height="0.579cm" svg:x="4.994cm" svg:y="4.695cm" svg:viewBox="0 0 844 580" draw:points="423,580 0,580 0,0 844,0 844,580">
            <text:p/>
          </draw:polygon>
          <draw:path draw:style-name="gr3" draw:text-style-name="P7" draw:layer="layout" svg:width="0.393cm" svg:height="0.657cm" svg:x="4.994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5.477cm" svg:y="4.6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78" draw:id="id78">
          <svg:title>TexMaths</svg:title>
          <svg:desc>20§display§\int \frac{1}{ax + b}\ dx§svg§600§FALSE§</svg:desc>
          <draw:polygon draw:style-name="gr2" draw:text-style-name="P6" draw:layer="layout" svg:width="3.822cm" svg:height="1.493cm" svg:x="7.393cm" svg:y="4.284cm" svg:viewBox="0 0 3823 1494" draw:points="1912,1494 0,1494 0,0 3823,0 3823,1494">
            <text:p/>
          </draw:polygon>
          <draw:path draw:style-name="gr3" draw:text-style-name="P7" draw:layer="layout" svg:width="0.624cm" svg:height="1.563cm" svg:x="7.398cm" svg:y="4.24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9.116cm" svg:y="4.26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8.262cm" svg:y="5.016cm" svg:viewBox="0 0 1936 30" draw:points="968,30 0,30 0,0 1936,0 1936,30">
            <text:p/>
          </draw:polygon>
          <draw:path draw:style-name="gr3" draw:text-style-name="P7" draw:layer="layout" svg:width="0.322cm" svg:height="0.319cm" svg:x="8.29cm" svg:y="5.37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8.654cm" svg:y="5.37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9.231cm" svg:y="5.27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9.927cm" svg:y="5.2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10.543cm" svg:y="4.71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0.901cm" svg:y="4.89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6" draw:id="id76">
          <svg:title>TexMaths</svg:title>
          <svg:desc>20§display§- \frac{a^{(px + q)}}{p\log a}\ + \ c§svg§600§FALSE§</svg:desc>
          <draw:polygon draw:style-name="gr2" draw:text-style-name="P6" draw:layer="layout" svg:width="4.438cm" svg:height="1.657cm" svg:x="16.693cm" svg:y="2.284cm" svg:viewBox="0 0 4439 1658" draw:points="2219,1658 0,1658 0,0 4439,0 4439,1658">
            <text:p/>
          </draw:polygon>
          <draw:path draw:style-name="gr3" draw:text-style-name="P7" draw:layer="layout" svg:width="0.429cm" svg:height="0.029cm" svg:x="16.715cm" svg:y="3.16cm" svg:viewBox="0 0 430 30" svg:d="M406 30c12 0 24 0 24-16 0-14-12-14-24-14h-382c-11 0-24 0-24 14 0 16 13 16 24 16z">
            <text:p/>
          </draw:path>
          <draw:path draw:style-name="gr3" draw:text-style-name="P7" draw:layer="layout" svg:width="0.322cm" svg:height="0.319cm" svg:x="17.317cm" svg:y="2.563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129cm" svg:height="0.492cm" svg:x="17.717cm" svg:y="2.249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7" draw:layer="layout" svg:width="0.276cm" svg:height="0.313cm" svg:x="17.88cm" svg:y="2.401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18.194cm" svg:y="2.401cm" svg:viewBox="0 0 266 224" svg:d="M99 166c-5 16-21 44-46 44-2 0-16 0-27-7 20-6 22-24 22-27 0-11-8-19-19-19-15 0-29 13-29 30 0 26 27 37 51 37s43-14 56-35c13 25 40 35 59 35 58 0 87-62 87-77 0-6-7-6-8-6-7 0-7 3-8 9-11 34-42 60-69 60-19 0-30-13-30-32 0-13 12-58 25-114 11-38 32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18.524cm" svg:y="2.313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8.951cm" svg:y="2.401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7" draw:layer="layout" svg:width="0.129cm" svg:height="0.492cm" svg:x="19.231cm" svg:y="2.249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7" draw:layer="layout" svg:width="2.162cm" svg:height="0.029cm" svg:x="17.288cm" svg:y="3.16cm" svg:viewBox="0 0 2163 30" draw:points="1082,30 0,30 0,0 2163,0 2163,30">
            <text:p/>
          </draw:polygon>
          <draw:path draw:style-name="gr3" draw:text-style-name="P7" draw:layer="layout" svg:width="0.367cm" svg:height="0.447cm" svg:x="17.413cm" svg:y="3.52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17.93cm" svg:y="3.34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8.122cm" svg:y="3.51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8.474cm" svg:y="3.51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8.96cm" svg:y="3.52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3" draw:text-style-name="P7" draw:layer="layout" svg:width="0.468cm" svg:height="0.47cm" svg:x="19.965cm" svg:y="2.93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0.892cm" svg:y="3.03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0§display§ \frac{\log (ax + b)}{a}\ + \ c§svg§600§FALSE§</svg:desc>
          <draw:polygon draw:style-name="gr2" draw:text-style-name="P6" draw:layer="layout" svg:width="5.033cm" svg:height="1.423cm" svg:x="16.727cm" svg:y="4.383cm" svg:viewBox="0 0 5034 1424" draw:points="2517,1424 0,1424 0,0 5034,0 5034,1424">
            <text:p/>
          </draw:polygon>
          <draw:path draw:style-name="gr3" draw:text-style-name="P7" draw:layer="layout" svg:width="0.157cm" svg:height="0.488cm" svg:x="16.714cm" svg:y="4.38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906cm" svg:y="4.5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258cm" svg:y="4.5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17.67cm" svg:y="4.3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7.902cm" svg:y="4.5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18.265cm" svg:y="4.5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843cm" svg:y="4.4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9.539cm" svg:y="4.3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9.847cm" svg:y="4.3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9cm" svg:height="0.029cm" svg:x="16.692cm" svg:y="5.161cm" svg:viewBox="0 0 3391 30" draw:points="1695,30 0,30 0,0 3391,0 3391,30">
            <text:p/>
          </draw:polygon>
          <draw:path draw:style-name="gr3" draw:text-style-name="P7" draw:layer="layout" svg:width="0.322cm" svg:height="0.319cm" svg:x="18.228cm" svg:y="5.5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0.595cm" svg:y="4.9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523cm" svg:y="5.041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75" draw:id="id75">
          <svg:title>TexMaths</svg:title>
          <svg:desc>26§display§\smallint a^{px + q}\ dx§svg§600§FALSE§</svg:desc>
          <draw:polygon draw:style-name="gr2" draw:text-style-name="P6" draw:layer="layout" svg:width="4.045cm" svg:height="0.882cm" svg:x="7.393cm" svg:y="2.696cm" svg:viewBox="0 0 4046 883" draw:points="2022,883 0,883 0,0 4046,0 4046,883">
            <text:p/>
          </draw:polygon>
          <draw:path draw:style-name="gr3" draw:text-style-name="P7" draw:layer="layout" svg:width="0.382cm" svg:height="0.852cm" svg:x="7.397cm" svg:y="2.7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7" draw:layer="layout" svg:width="0.419cm" svg:height="0.415cm" svg:x="8.019cm" svg:y="3.02cm" svg:viewBox="0 0 420 416" svg:d="M306 58c-17-33-44-58-85-58-107 0-221 135-221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7" draw:layer="layout" svg:width="0.359cm" svg:height="0.407cm" svg:x="8.464cm" svg:y="2.7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7" draw:layer="layout" svg:width="0.344cm" svg:height="0.29cm" svg:x="8.872cm" svg:y="2.7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471cm" svg:height="0.474cm" svg:x="9.301cm" svg:y="2.65cm" svg:viewBox="0 0 472 475" svg:d="M252 252h197c9 0 23 0 23-15 0-16-14-16-23-16h-197v-198c0-8 0-23-15-23-16 0-16 15-16 23v198h-198c-8 0-23 0-23 16 0 15 15 15 23 15h198v198c0 8 0 25 16 25 15 0 15-15 15-25z">
            <text:p/>
          </draw:path>
          <draw:path draw:style-name="gr3" draw:text-style-name="P7" draw:layer="layout" svg:width="0.288cm" svg:height="0.407cm" svg:x="9.856cm" svg:y="2.7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7" draw:layer="layout" svg:width="0.436cm" svg:height="0.646cm" svg:x="10.561cm" svg:y="2.789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11.027cm" svg:y="3.02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</draw:g>
        <draw:g xml:id="id80" draw:id="id80">
          <svg:title>TexMaths</svg:title>
          <svg:desc>28§display§24§svg§600§FALSE§</svg:desc>
          <draw:polygon draw:style-name="gr2" draw:text-style-name="P6" draw:layer="layout" svg:width="0.857cm" svg:height="0.567cm" svg:x="4.994cm" svg:y="6.596cm" svg:viewBox="0 0 858 568" draw:points="430,568 0,568 0,0 858,0 858,568">
            <text:p/>
          </draw:polygon>
          <draw:path draw:style-name="gr3" draw:text-style-name="P7" draw:layer="layout" svg:width="0.393cm" svg:height="0.657cm" svg:x="4.994cm" svg:y="6.558cm" svg:viewBox="0 0 394 658" svg:d="M76 582l106-103c154-137 212-188 212-287 0-114-87-192-208-192-112 0-186 92-186 179 0 54 49 54 52 54 17 0 51-11 51-52 0-24-18-51-51-51-9 0-9 0-14 2 23-65 76-101 135-101 89 0 132 79 132 161 0 79-49 157-103 217l-191 211c-11 11-11 13-11 38h368l26-172h-24c-5 29-11 73-20 87-9 9-74 9-94 9z">
            <text:p/>
          </draw:path>
          <draw:path draw:style-name="gr3" draw:text-style-name="P7" draw:layer="layout" svg:width="0.438cm" svg:height="0.666cm" svg:x="5.465cm" svg:y="6.547cm" svg:viewBox="0 0 439 667" svg:d="M262 506v85c0 35 0 47-74 47h-20v29c40-2 92-2 132-2 43 0 94 0 135 2v-29h-20c-74 0-77-12-77-47v-85h101v-32h-101v-449c0-18 0-25-15-25-9 0-11 0-18 11l-305 463v32zM269 474h-242l242-367z">
            <text:p/>
          </draw:path>
        </draw:g>
        <draw:g xml:id="id83" draw:id="id83">
          <svg:title>TexMaths</svg:title>
          <svg:desc>28§display§25§svg§600§FALSE§</svg:desc>
          <draw:polygon draw:style-name="gr2" draw:text-style-name="P6" draw:layer="layout" svg:width="0.838cm" svg:height="0.579cm" svg:x="4.995cm" svg:y="8.495cm" svg:viewBox="0 0 839 580" draw:points="419,580 0,580 0,0 839,0 839,580">
            <text:p/>
          </draw:polygon>
          <draw:path draw:style-name="gr3" draw:text-style-name="P7" draw:layer="layout" svg:width="0.394cm" svg:height="0.657cm" svg:x="4.995cm" svg:y="8.446cm" svg:viewBox="0 0 395 658" svg:d="M76 582l106-103c154-137 213-188 213-287 0-114-88-192-209-192-112 0-186 92-186 179 0 54 49 54 52 54 18 0 51-11 51-52 0-24-18-51-51-51-9 0-9 0-14 2 23-65 76-101 135-101 89 0 132 79 132 161 0 79-49 157-103 217l-191 211c-11 11-11 13-11 38h368l27-172h-25c-4 29-11 73-20 87-9 9-74 9-94 9z">
            <text:p/>
          </draw:path>
          <draw:path draw:style-name="gr3" draw:text-style-name="P7" draw:layer="layout" svg:width="0.394cm" svg:height="0.677cm" svg:x="5.488cm" svg:y="8.446cm" svg:viewBox="0 0 395 678" svg:d="M395 459c0-117-81-217-189-217-47 0-89 15-125 51v-192c20 6 54 13 85 13 121 0 191-89 191-103 0-7-3-11-9-11-3 0-5 0-9 2-21 9-68 29-135 29-40 0-85-6-132-27-7-4-9-4-11-4-9 0-9 9-9 25v291c0 17 0 26 13 26 7 0 9-2 11-9 11-15 50-69 128-69 52 0 76 45 85 63 16 38 18 76 18 125 0 34 0 94-24 134-23 38-61 65-106 65-72 0-128-51-146-109 3 0 7 0 18 0 32 0 50-25 50-47 0-25-18-50-50-50-15 0-49 7-49 54 0 83 67 179 179 179 115 0 216-94 216-219z">
            <text:p/>
          </draw:path>
        </draw:g>
        <draw:g xml:id="id86" draw:id="id86">
          <svg:title>TexMaths</svg:title>
          <svg:desc>28§display§26§svg§600§FALSE§</svg:desc>
          <draw:polygon draw:style-name="gr2" draw:text-style-name="P6" draw:layer="layout" svg:width="0.843cm" svg:height="0.579cm" svg:x="4.995cm" svg:y="10.295cm" svg:viewBox="0 0 844 580" draw:points="423,580 0,580 0,0 844,0 844,580">
            <text:p/>
          </draw:polygon>
          <draw:path draw:style-name="gr3" draw:text-style-name="P7" draw:layer="layout" svg:width="0.393cm" svg:height="0.657cm" svg:x="4.995cm" svg:y="10.2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5.478cm" svg:y="10.246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89" draw:id="id89">
          <svg:title>TexMaths</svg:title>
          <svg:desc>28§display§27§svg§600§FALSE§</svg:desc>
          <draw:polygon draw:style-name="gr2" draw:text-style-name="P6" draw:layer="layout" svg:width="0.873cm" svg:height="0.59cm" svg:x="4.995cm" svg:y="12.096cm" svg:viewBox="0 0 874 591" draw:points="437,591 0,591 0,0 874,0 874,591">
            <text:p/>
          </draw:polygon>
          <draw:path draw:style-name="gr3" draw:text-style-name="P7" draw:layer="layout" svg:width="0.393cm" svg:height="0.657cm" svg:x="4.995cm" svg:y="12.056cm" svg:viewBox="0 0 394 658" svg:d="M76 582l106-103c154-137 212-188 212-287 0-114-87-192-208-192-112 0-186 92-186 179 0 54 49 54 52 54 17 0 51-12 51-52 0-24-18-51-51-51-9 0-9 0-14 2 23-65 76-101 135-101 89 0 132 79 132 161 0 79-50 157-103 217l-191 211c-11 11-11 13-11 38h368l26-173h-24c-5 30-11 74-20 88-9 9-74 9-95 9z">
            <text:p/>
          </draw:path>
          <draw:path draw:style-name="gr3" draw:text-style-name="P7" draw:layer="layout" svg:width="0.423cm" svg:height="0.688cm" svg:x="5.492cm" svg:y="12.047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81" draw:id="id81">
          <svg:title>TexMaths</svg:title>
          <svg:desc>26§display§\smallint \tan x\ dx§svg§600§FALSE§</svg:desc>
          <draw:polygon draw:style-name="gr2" draw:text-style-name="P6" draw:layer="layout" svg:width="3.801cm" svg:height="0.76cm" svg:x="7.356cm" svg:y="6.458cm" svg:viewBox="0 0 3802 761" draw:points="1901,761 0,761 0,0 3802,0 3802,761">
            <text:p/>
          </draw:polygon>
          <draw:path draw:style-name="gr3" draw:text-style-name="P7" draw:layer="layout" svg:width="0.382cm" svg:height="0.852cm" svg:x="7.36cm" svg:y="6.412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288cm" svg:height="0.573cm" svg:x="7.961cm" svg:y="6.504cm" svg:viewBox="0 0 289 574" svg:d="M141 198h131v-29h-131v-169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8.338cm" svg:y="6.657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80 0-49 39-126 189-131z">
            <text:p/>
          </draw:path>
          <draw:path draw:style-name="gr3" draw:text-style-name="P7" draw:layer="layout" svg:width="0.461cm" svg:height="0.405cm" svg:x="8.787cm" svg:y="6.662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7cm" svg:height="0.415cm" svg:x="9.444cm" svg:y="6.66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5 0-50-29-50-60 0-21 6-40 17-81z">
            <text:p/>
          </draw:path>
          <draw:path draw:style-name="gr3" draw:text-style-name="P7" draw:layer="layout" svg:width="0.436cm" svg:height="0.646cm" svg:x="10.28cm" svg:y="6.433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0.746cm" svg:y="6.66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99-94 120-123 120-35 0-50-29-50-60 0-21 6-40 17-81z">
            <text:p/>
          </draw:path>
        </draw:g>
        <draw:g xml:id="id82" draw:id="id82">
          <svg:title>TexMaths</svg:title>
          <svg:desc>26§display§\log ( \sec  x ) \ + \ c§svg§600§FALSE§</svg:desc>
          <draw:polygon draw:style-name="gr2" draw:text-style-name="P6" draw:layer="layout" svg:width="5.766cm" svg:height="0.822cm" svg:x="16.474cm" svg:y="6.36cm" svg:viewBox="0 0 5767 823" draw:points="2882,823 0,823 0,0 5767,0 5767,823">
            <text:p/>
          </draw:polygon>
          <draw:path draw:style-name="gr3" draw:text-style-name="P7" draw:layer="layout" svg:width="0.205cm" svg:height="0.635cm" svg:x="16.457cm" svg:y="6.366cm" svg:viewBox="0 0 206 636" svg:d="M133 0l-133 10v30c64 0 73 6 73 49v477c0 41-11 41-73 41v29c31-2 79-2 102-2s69 0 104 2v-29c-63 0-73 0-73-41z">
            <text:p/>
          </draw:path>
          <draw:path draw:style-name="gr3" draw:text-style-name="P7" draw:layer="layout" svg:width="0.407cm" svg:height="0.421cm" svg:x="16.707cm" svg:y="6.59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7.164cm" svg:y="6.584cm" svg:viewBox="0 0 420 605" svg:d="M179 258c-81 0-81-92-81-112 0-25 2-55 14-77 9-13 29-38 67-38 79 0 79 92 79 112 0 25 0 55-15 77-8 13-29 38-64 38zM71 293c0-4 0-25 16-43 36 27 73 29 92 29 85 0 147-63 147-133 0-36-14-69-37-90 33-31 67-35 83-35 2 0 6 0 9 0-11 4-15 14-15 25 0 16 12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7.698cm" svg:y="6.314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7" draw:layer="layout" svg:width="0.301cm" svg:height="0.421cm" svg:x="17.994cm" svg:y="6.591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355cm" svg:height="0.421cm" svg:x="18.349cm" svg:y="6.591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8.761cm" svg:y="6.591cm" svg:viewBox="0 0 349 422" svg:d="M77 212c0-150 75-189 123-189 8 0 66 0 99 33-37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57cm" svg:height="0.415cm" svg:x="19.314cm" svg:y="6.595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213cm" svg:height="0.914cm" svg:x="19.861cm" svg:y="6.31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0.724cm" svg:y="6.466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1.928cm" svg:y="6.595cm" svg:viewBox="0 0 358 416" svg:d="M326 56c-14 0-27 0-41 15-15 12-17 29-17 35 0 21 17 31 36 31 27 0 52-21 52-58 0-46-44-79-111-79-122 0-245 131-245 260 0 83 54 156 150 156 131 0 208-98 208-108 0-6-7-13-11-13-6 0-8 2-12 11-73 89-173 89-185 89-56 0-81-44-81-100 0-37 18-127 50-183 27-52 79-91 128-91 32 0 67 10 79 35z">
            <text:p/>
          </draw:path>
        </draw:g>
        <draw:g xml:id="id84" draw:id="id84">
          <svg:title>TexMaths</svg:title>
          <svg:desc>26§display§\smallint \cot x\ dx§svg§600§FALSE§</svg:desc>
          <draw:polygon draw:style-name="gr2" draw:text-style-name="P6" draw:layer="layout" svg:width="3.7cm" svg:height="0.76cm" svg:x="7.357cm" svg:y="8.359cm" svg:viewBox="0 0 3701 761" draw:points="1850,761 0,761 0,0 3701,0 3701,761">
            <text:p/>
          </draw:polygon>
          <draw:path draw:style-name="gr3" draw:text-style-name="P7" draw:layer="layout" svg:width="0.382cm" svg:height="0.852cm" svg:x="7.361cm" svg:y="8.313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9cm" svg:height="0.421cm" svg:x="7.977cm" svg:y="8.558cm" svg:viewBox="0 0 350 422" svg:d="M77 212c0-150 75-189 123-189 8 0 66 0 100 33-38 4-44 31-44 44 0 23 17 41 42 41 24 0 43-16 43-43 0-63-71-98-141-98-115 0-200 100-200 212 0 119 92 210 198 210 122 0 152-110 152-120 0-9-9-9-11-9-8 0-10 5-12 9-27 85-88 97-121 97-48 0-129-39-129-187z">
            <text:p/>
          </draw:path>
          <draw:path draw:style-name="gr3" draw:text-style-name="P7" draw:layer="layout" svg:width="0.407cm" svg:height="0.421cm" svg:x="8.379cm" svg:y="8.558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8.826cm" svg:y="8.405cm" svg:viewBox="0 0 289 574" svg:d="M141 198h132v-29h-132v-169h-22c0 75-30 173-119 177v21h79v251c0 115 85 125 119 125 64 0 91-64 91-125v-52h-25v52c0 67-27 102-60 102-63 0-63-83-63-100z">
            <text:p/>
          </draw:path>
          <draw:path draw:style-name="gr3" draw:text-style-name="P7" draw:layer="layout" svg:width="0.457cm" svg:height="0.415cm" svg:x="9.344cm" svg:y="8.56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99-94 120-123 120-35 0-50-29-50-60 0-21 6-40 17-81z">
            <text:p/>
          </draw:path>
          <draw:path draw:style-name="gr3" draw:text-style-name="P7" draw:layer="layout" svg:width="0.436cm" svg:height="0.646cm" svg:x="10.18cm" svg:y="8.334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1-50-61-85 0-46 30-160 53-202 27-54 68-87 106-87 60 0 72 75 72 81 0 4-2 10-4 14z">
            <text:p/>
          </draw:path>
          <draw:path draw:style-name="gr3" draw:text-style-name="P7" draw:layer="layout" svg:width="0.457cm" svg:height="0.415cm" svg:x="10.646cm" svg:y="8.56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99-94 120-123 120-35 0-50-29-50-60 0-21 6-40 17-81z">
            <text:p/>
          </draw:path>
        </draw:g>
        <draw:g xml:id="id85" draw:id="id85">
          <svg:title>TexMaths</svg:title>
          <svg:desc>26§display§\log ( \sin x ) \ + \ c§svg§600§FALSE§</svg:desc>
          <draw:polygon draw:style-name="gr2" draw:text-style-name="P6" draw:layer="layout" svg:width="5.717cm" svg:height="0.822cm" svg:x="16.474cm" svg:y="8.262cm" svg:viewBox="0 0 5718 823" draw:points="2858,823 0,823 0,0 5718,0 5718,823">
            <text:p/>
          </draw:polygon>
          <draw:path draw:style-name="gr3" draw:text-style-name="P7" draw:layer="layout" svg:width="0.205cm" svg:height="0.635cm" svg:x="16.457cm" svg:y="8.268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16.707cm" svg:y="8.49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7.164cm" svg:y="8.486cm" svg:viewBox="0 0 420 605" svg:d="M179 258c-81 0-81-92-81-112 0-25 2-55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7.699cm" svg:y="8.2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301cm" svg:height="0.421cm" svg:x="17.994cm" svg:y="8.493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18.354cm" svg:y="8.291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8.608cm" svg:y="8.49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19.265cm" svg:y="8.49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19.812cm" svg:y="8.2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0.675cm" svg:y="8.36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1.879cm" svg:y="8.497cm" svg:viewBox="0 0 358 416" svg:d="M327 56c-15 0-27 0-42 15-15 12-15 29-15 35 0 21 15 31 34 31 27 0 52-21 52-58 0-46-44-79-111-79-122 0-245 131-245 260 0 83 54 156 150 156 131 0 208-98 208-108 0-6-6-13-11-13-6 0-6 2-12 11-73 89-173 89-185 89-56 0-81-44-81-100 0-37 18-127 50-183 27-52 79-91 129-91 31 0 66 10 79 35z">
            <text:p/>
          </draw:path>
        </draw:g>
        <draw:g xml:id="id87" draw:id="id87">
          <svg:title>TexMaths</svg:title>
          <svg:desc>26§display§\smallint \sec x\ dx§svg§600§FALSE§</svg:desc>
          <draw:polygon draw:style-name="gr2" draw:text-style-name="P6" draw:layer="layout" svg:width="3.653cm" svg:height="0.76cm" svg:x="7.357cm" svg:y="10.26cm" svg:viewBox="0 0 3654 761" draw:points="1826,761 0,761 0,0 3654,0 3654,761">
            <text:p/>
          </draw:polygon>
          <draw:path draw:style-name="gr3" draw:text-style-name="P7" draw:layer="layout" svg:width="0.382cm" svg:height="0.852cm" svg:x="7.361cm" svg:y="10.21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01cm" svg:height="0.421cm" svg:x="7.977cm" svg:y="10.459cm" svg:viewBox="0 0 302 422" svg:d="M160 233c21 4 96 19 96 85 0 46-31 84-104 84-77 0-110-52-127-132-2-10-4-14-13-14-12 0-12 6-12 23v120c0 17 0 23 10 23 5 0 7-2 23-18 2-2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7" draw:layer="layout" svg:width="0.355cm" svg:height="0.421cm" svg:x="8.332cm" svg:y="10.459cm" svg:viewBox="0 0 356 422" svg:d="M77 181c6-137 83-160 114-160 94 0 104 123 104 160zM77 200h256c21 0 23 0 23-19 0-92-50-181-165-181-106 0-191 94-191 210 0 123 96 212 202 212 112 0 154-102 154-120 0-9-9-11-13-11-8 0-10 7-10 13-34 95-117 95-125 95-46 0-83-29-104-62-27-44-27-104-27-137z">
            <text:p/>
          </draw:path>
          <draw:path draw:style-name="gr3" draw:text-style-name="P7" draw:layer="layout" svg:width="0.348cm" svg:height="0.421cm" svg:x="8.744cm" svg:y="10.459cm" svg:viewBox="0 0 349 422" svg:d="M77 212c0-150 75-189 123-189 8 0 66 0 99 33-37 4-43 31-43 44 0 23 16 41 41 41s44-16 44-43c0-63-71-98-141-98-115 0-200 100-200 212 0 119 92 210 198 210 122 0 151-110 151-120 0-9-8-9-10-9-8 0-10 5-12 9-28 85-88 97-121 97-48 0-129-39-129-187z">
            <text:p/>
          </draw:path>
          <draw:path draw:style-name="gr3" draw:text-style-name="P7" draw:layer="layout" svg:width="0.457cm" svg:height="0.415cm" svg:x="9.297cm" svg:y="10.46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2 120-123 120-36 0-50-29-50-60 0-21 6-40 17-81z">
            <text:p/>
          </draw:path>
          <draw:path draw:style-name="gr3" draw:text-style-name="P7" draw:layer="layout" svg:width="0.436cm" svg:height="0.646cm" svg:x="10.134cm" svg:y="10.235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8-23-28-41 0-23 3-30 7-44zM245 526c-4 17-4 19-18 36-40 50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0.599cm" svg:y="10.46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99-94 120-123 120-36 0-50-29-50-60 0-21 6-40 17-81z">
            <text:p/>
          </draw:path>
        </draw:g>
        <draw:g xml:id="id88" draw:id="id88">
          <svg:title>TexMaths</svg:title>
          <svg:desc>26§display§\log ( \sec x + \tan x ) \ + \ c§svg§600§FALSE§</svg:desc>
          <draw:polygon draw:style-name="gr2" draw:text-style-name="P6" draw:layer="layout" svg:width="8.878cm" svg:height="0.822cm" svg:x="14.875cm" svg:y="10.163cm" svg:viewBox="0 0 8879 823" draw:points="4438,823 0,823 0,0 8879,0 8879,823">
            <text:p/>
          </draw:polygon>
          <draw:path draw:style-name="gr3" draw:text-style-name="P7" draw:layer="layout" svg:width="0.205cm" svg:height="0.635cm" svg:x="14.858cm" svg:y="10.169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15.108cm" svg:y="10.39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419cm" svg:height="0.604cm" svg:x="15.565cm" svg:y="10.387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213cm" svg:height="0.914cm" svg:x="16.1cm" svg:y="10.117cm" svg:viewBox="0 0 214 915" svg:d="M214 907c0-2 0-4-16-21-115-114-144-287-144-428 0-159 35-319 148-433 12-10 12-13 12-17 0-6-4-8-10-8-9 0-92 62-146 179-48 100-58 202-58 279 0 72 10 182 60 286 56 113 135 171 144 171 6 0 10-2 10-8z">
            <text:p/>
          </draw:path>
          <draw:path draw:style-name="gr3" draw:text-style-name="P7" draw:layer="layout" svg:width="0.301cm" svg:height="0.421cm" svg:x="16.395cm" svg:y="10.394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355cm" svg:height="0.421cm" svg:x="16.751cm" svg:y="10.394cm" svg:viewBox="0 0 356 422" svg:d="M77 181c6-137 83-160 114-160 94 0 104 122 104 160zM77 200h256c21 0 23 0 23-19 0-92-50-181-165-181-106 0-191 94-191 210 0 123 96 212 202 212 112 0 154-102 154-120 0-9-9-11-13-11-8 0-10 6-10 13-34 95-117 95-125 95-46 0-83-29-104-62-27-44-27-104-27-137z">
            <text:p/>
          </draw:path>
          <draw:path draw:style-name="gr3" draw:text-style-name="P7" draw:layer="layout" svg:width="0.348cm" svg:height="0.421cm" svg:x="17.162cm" svg:y="10.394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7" draw:layer="layout" svg:width="0.457cm" svg:height="0.415cm" svg:x="17.716cm" svg:y="10.3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608cm" svg:height="0.61cm" svg:x="18.466cm" svg:y="10.26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86cm" svg:height="0.573cm" svg:x="19.346cm" svg:y="10.24cm" svg:viewBox="0 0 287 574" svg:d="M141 198h131v-30h-131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19.723cm" svg:y="10.39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461cm" svg:height="0.405cm" svg:x="20.17cm" svg:y="10.39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57cm" svg:height="0.415cm" svg:x="20.827cm" svg:y="10.39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7" draw:layer="layout" svg:width="0.213cm" svg:height="0.914cm" svg:x="21.374cm" svg:y="10.11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22.237cm" svg:y="10.26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57cm" svg:height="0.415cm" svg:x="23.441cm" svg:y="10.398cm" svg:viewBox="0 0 358 416" svg:d="M327 56c-15 0-28 0-42 15-15 12-17 29-17 35 0 21 17 31 36 31 27 0 52-21 52-58 0-46-44-79-111-79-122 0-245 131-245 260 0 83 54 156 150 156 131 0 208-98 208-108 0-6-7-13-11-13-6 0-8 2-12 11-73 89-173 89-185 89-56 0-81-44-81-100 0-37 18-127 50-183 27-52 79-91 128-91 32 0 67 10 80 35z">
            <text:p/>
          </draw:path>
        </draw:g>
        <draw:g xml:id="id90" draw:id="id90">
          <svg:title>TexMaths</svg:title>
          <svg:desc>26§display§\smallint \text {cosec }x \ dx§svg§600§FALSE§</svg:desc>
          <draw:polygon draw:style-name="gr2" draw:text-style-name="P6" draw:layer="layout" svg:width="4.669cm" svg:height="0.76cm" svg:x="7.358cm" svg:y="12.061cm" svg:viewBox="0 0 4670 761" draw:points="2334,761 0,761 0,0 4670,0 4670,761">
            <text:p/>
          </draw:polygon>
          <draw:path draw:style-name="gr3" draw:text-style-name="P7" draw:layer="layout" svg:width="0.382cm" svg:height="0.852cm" svg:x="7.362cm" svg:y="12.015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7" draw:layer="layout" svg:width="0.348cm" svg:height="0.421cm" svg:x="7.978cm" svg:y="12.26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8.379cm" svg:y="12.2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841cm" svg:y="12.26cm" svg:viewBox="0 0 302 422" svg:d="M160 233c21 4 96 19 96 85 0 46-31 84-104 84-77 0-110-52-127-132-2-10-4-14-13-14-12 0-12 6-12 23v120c0 17 0 23 10 23 5 0 7-2 23-18 2-2 2-5 19-21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9.197cm" svg:y="12.26cm" svg:viewBox="0 0 356 422" svg:d="M77 181c6-137 83-160 114-160 94 0 104 123 104 160zM77 200h256c21 0 23 0 23-19 0-92-50-181-165-181-106 0-191 94-191 210 0 123 96 212 202 212 112 0 154-102 154-120 0-9-7-11-13-11-8 0-10 7-10 13-33 95-117 95-125 95-46 0-83-29-104-62-27-44-27-104-27-137z">
            <text:p/>
          </draw:path>
          <draw:path draw:style-name="gr3" draw:text-style-name="P7" draw:layer="layout" svg:width="0.348cm" svg:height="0.421cm" svg:x="9.607cm" svg:y="12.26cm" svg:viewBox="0 0 349 422" svg:d="M77 212c0-150 75-189 123-189 8 0 66 0 100 33-38 4-44 31-44 44 0 23 17 41 41 41 25 0 44-16 44-43 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57cm" svg:height="0.415cm" svg:x="10.314cm" svg:y="12.2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4 120-123 120-35 0-50-29-50-60 0-21 6-40 17-81z">
            <text:p/>
          </draw:path>
          <draw:path draw:style-name="gr3" draw:text-style-name="P7" draw:layer="layout" svg:width="0.436cm" svg:height="0.646cm" svg:x="11.15cm" svg:y="12.036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11.616cm" svg:y="12.26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99-92 120-123 120-35 0-50-29-50-60 0-21 6-40 17-81z">
            <text:p/>
          </draw:path>
        </draw:g>
        <draw:g xml:id="id91" draw:id="id91">
          <svg:title>TexMaths</svg:title>
          <svg:desc>24§display§\log ( \text {cosec }x - \cot x ) \ + \ c§svg§600§FALSE§</svg:desc>
          <draw:polygon draw:style-name="gr2" draw:text-style-name="P6" draw:layer="layout" svg:width="9.037cm" svg:height="0.76cm" svg:x="14.774cm" svg:y="11.961cm" svg:viewBox="0 0 9038 761" draw:points="4519,761 0,761 0,0 9038,0 9038,761">
            <text:p/>
          </draw:polygon>
          <draw:path draw:style-name="gr3" draw:text-style-name="P7" draw:layer="layout" svg:width="0.189cm" svg:height="0.587cm" svg:x="14.759cm" svg:y="11.96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4.989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5.412cm" svg:y="12.1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5.905cm" svg:y="11.91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22cm" svg:height="0.389cm" svg:x="16.178cm" svg:y="12.17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548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6.974cm" svg:y="12.17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7.303cm" svg:y="12.1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7.683cm" svg:y="12.17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421cm" svg:height="0.383cm" svg:x="18.334cm" svg:y="12.17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515cm" svg:height="0.035cm" svg:x="19.05cm" svg:y="12.324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9.85cm" svg:y="12.174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0.221cm" svg:y="12.174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20.635cm" svg:y="12.032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421cm" svg:height="0.383cm" svg:x="21.112cm" svg:y="12.17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7" draw:layer="layout" svg:width="0.197cm" svg:height="0.844cm" svg:x="21.618cm" svg:y="11.91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22.413cm" svg:y="12.05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23.525cm" svg:y="12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72" draw:id="id72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7.2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7.2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7.5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0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8.3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7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9.2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9.6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0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0.4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0.6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1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1.6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2.3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7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3.3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3.6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4.0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4.5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5.0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5.5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9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6.3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7.1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7.4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2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9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72" smil:attributeName="visibility" smil:to="visible"/>
                  <anim:animate smil:begin="0s" smil:dur="0.5s" smil:fill="hold" smil:decelerate="0.5" smil:targetElement="id72" smil:attributeName="rotate" smil:values="-90;0" smil:keyTimes="0;1"/>
                  <anim:animate smil:begin="0s" smil:dur="0.5s" smil:fill="hold" smil:decelerate="0.5" smil:targetElement="id72" smil:attributeName="width" smil:values="width;width*.05" smil:keyTimes="0;1"/>
                  <anim:animate smil:begin="0.5s" smil:dur="0.5s" smil:fill="hold" smil:accelerate="0.5" smil:targetElement="id72" smil:attributeName="width" smil:values="width*.05;width" smil:keyTimes="0;1"/>
                  <anim:animate smil:dur="1s" smil:fill="hold" smil:targetElement="id72" smil:attributeName="height" smil:values="height;height" smil:keyTimes="0;1"/>
                  <anim:animate smil:begin="0s" smil:dur="0.5s" smil:fill="hold" smil:decelerate="0.5" smil:targetElement="id72" smil:attributeName="x" smil:values="x+.4;x" smil:keyTimes="0;1"/>
                  <anim:animate smil:begin="0s" smil:dur="0.5s" smil:fill="hold" smil:decelerate="0.5" smil:targetElement="id72" smil:attributeName="y" smil:values="y-.2;y+.1" smil:keyTimes="0;1"/>
                  <anim:animate smil:begin="0.5s" smil:dur="0.5s" smil:fill="hold" smil:accelerate="0.5" smil:targetElement="id72" smil:attributeName="y" smil:values="y+.1;y" smil:keyTimes="0;1"/>
                  <anim:transitionFilter smil:begin="0s" smil:dur="1s" smil:decelerate="0.5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4" smil:attributeName="visibility" smil:to="visible"/>
                  <anim:animate smil:dur="0.5s" smil:fill="hold" smil:targetElement="id74" smil:attributeName="width" smil:values="width*0.05;width" smil:keyTimes="0;1"/>
                  <anim:animate smil:dur="0.5s" smil:fill="hold" smil:targetElement="id74" smil:attributeName="height" smil:values="height;height" smil:keyTimes="0;1"/>
                  <anim:animate smil:dur="0.5s" smil:fill="hold" smil:targetElement="id74" smil:attributeName="x" smil:values="x-.2;x" smil:keyTimes="0;1"/>
                  <anim:animate smil:dur="0.5s" smil:fill="hold" smil:targetElement="id74" smil:attributeName="y" smil:values="y;y" smil:keyTimes="0;1"/>
                  <anim:transitionFilter smil:dur="0.5s" smil:targetElement="id7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6" smil:attributeName="visibility" smil:to="visible"/>
                  <anim:animate smil:dur="0.5s" smil:fill="hold" smil:targetElement="id86" smil:attributeName="width" smil:values="width*0.05;width" smil:keyTimes="0;1"/>
                  <anim:animate smil:dur="0.5s" smil:fill="hold" smil:targetElement="id86" smil:attributeName="height" smil:values="height;height" smil:keyTimes="0;1"/>
                  <anim:animate smil:dur="0.5s" smil:fill="hold" smil:targetElement="id86" smil:attributeName="x" smil:values="x-.2;x" smil:keyTimes="0;1"/>
                  <anim:animate smil:dur="0.5s" smil:fill="hold" smil:targetElement="id86" smil:attributeName="y" smil:values="y;y" smil:keyTimes="0;1"/>
                  <anim:transitionFilter smil:dur="0.5s" smil:targetElement="id8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4cm" svg:height="14.773cm" svg:x="0.8cm" svg:y="0.627cm" presentation:class="title" presentation:user-transformed="true">
          <draw:text-box>
            <text:p text:style-name="P4"><text:span text:style-name="T2"><text:tab/></text:span><text:span text:style-name="T2"><text:tab/></text:span><text:span text:style-name="T3"><text:line-break/></text:span><text:span text:style-name="T3"> <text:s text:c="7"/></text:span><text:span text:style-name="T3"><text:line-break/></text:span><text:span text:style-name="T2"><text:tab/></text:span><text:span text:style-name="T2"><text:tab/></text:span><text:span text:style-name="T3"><text:line-break/></text:span><text:span text:style-name="T3"><text:tab/></text:span><text:span text:style-name="T3"><text:tab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 <text:s text:c="29"/></text:span><text:span text:style-name="T3"><text:line-break/></text:span><text:span text:style-name="T3"><text:line-break/></text:span><text:span text:style-name="T3"> <text:s text:c="22"/></text:span><text:span text:style-name="T3"><text:line-break/></text:span><text:span text:style-name="T5"><text:tab/></text:span><text:span text:style-name="T5"> </text:span></text:p>
          </draw:text-box>
        </draw:frame>
        <draw:frame draw:style-name="standard" xml:id="id93" draw:id="id93" draw:layer="layout" svg:width="23.47cm" svg:height="12.601cm" svg:x="2.496cm" svg:y="1.853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</table:table-row>
            <table:table-row table:style-name="ro4" table:default-cell-style-name="ce3">
              <table:table-cell table:style-name="ce1"/>
              <table:table-cell/>
              <table:table-cell/>
            </table:table-row>
            <table:table-row table:style-name="ro5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g xml:id="id94" draw:id="id94">
          <svg:title>TexMaths</svg:title>
          <svg:desc>28§display§28§svg§600§FALSE§</svg:desc>
          <draw:polygon draw:style-name="gr2" draw:text-style-name="P6" draw:layer="layout" svg:width="0.843cm" svg:height="0.579cm" svg:x="3.092cm" svg:y="2.695cm" svg:viewBox="0 0 844 580" draw:points="423,580 0,580 0,0 844,0 844,580">
            <text:p/>
          </draw:polygon>
          <draw:path draw:style-name="gr3" draw:text-style-name="P7" draw:layer="layout" svg:width="0.393cm" svg:height="0.657cm" svg:x="3.092cm" svg:y="2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3.575cm" svg:y="2.646cm" svg:viewBox="0 0 410 678" svg:d="M119 206c-45-29-50-63-50-81 0-58 65-100 135-100 74 0 136 51 136 123 0 56-38 103-98 136zM264 300c72-36 119-87 119-152 0-92-88-148-177-148-99 0-179 74-179 166 0 17 2 60 42 107 12 11 50 36 74 54-58 29-143 82-143 181 0 105 101 170 204 170 112 0 206-81 206-186 0-36-12-80-47-123-21-20-36-29-99-69zM166 342l120 76c27 18 74 47 74 108 0 74-74 125-154 125-85 0-157-60-157-143 0-58 32-121 117-166z">
            <text:p/>
          </draw:path>
        </draw:g>
        <draw:g xml:id="id97" draw:id="id97">
          <svg:title>TexMaths</svg:title>
          <svg:desc>28§display§29§svg§600§FALSE§</svg:desc>
          <draw:polygon draw:style-name="gr2" draw:text-style-name="P6" draw:layer="layout" svg:width="0.843cm" svg:height="0.579cm" svg:x="3.095cm" svg:y="4.695cm" svg:viewBox="0 0 844 580" draw:points="423,580 0,580 0,0 844,0 844,580">
            <text:p/>
          </draw:polygon>
          <draw:path draw:style-name="gr3" draw:text-style-name="P7" draw:layer="layout" svg:width="0.393cm" svg:height="0.657cm" svg:x="3.095cm" svg:y="4.646cm" svg:viewBox="0 0 394 658" svg:d="M76 582l105-103c155-137 213-188 213-287 0-114-87-192-208-192-112 0-186 92-186 179 0 54 49 54 51 54 18 0 52-11 52-52 0-24-18-51-52-51-8 0-8 0-13 2 22-65 76-101 134-101 90 0 132 79 132 161 0 79-49 157-103 217l-190 211c-11 11-11 13-11 38h367l27-172h-25c-4 29-11 73-20 87-9 9-74 9-94 9z">
            <text:p/>
          </draw:path>
          <draw:path draw:style-name="gr3" draw:text-style-name="P7" draw:layer="layout" svg:width="0.409cm" svg:height="0.677cm" svg:x="3.578cm" svg:y="4.646cm" svg:viewBox="0 0 410 678" svg:d="M322 342v32c0 232-103 277-161 277-18 0-69-2-96-36 42 0 51-29 51-44 0-32-24-47-47-47-15 0-44 9-44 49 0 65 53 105 136 105 128 0 249-134 249-345 0-266-112-333-202-333-54 0-103 18-145 63-41 44-63 85-63 159 0 123 87 219 197 219 60 0 101-40 125-99zM199 418c-15 0-62 0-92-60-17-38-17-87-17-134 0-54 0-101 20-137 27-49 65-62 98-62 47 0 78 33 96 78 12 31 16 94 16 139 0 82-34 176-121 176z">
            <text:p/>
          </draw:path>
        </draw:g>
        <draw:g xml:id="id100" draw:id="id100">
          <svg:title>TexMaths</svg:title>
          <svg:desc>28§display§30§svg§600§FALSE§</svg:desc>
          <draw:polygon draw:style-name="gr2" draw:text-style-name="P6" draw:layer="layout" svg:width="0.848cm" svg:height="0.579cm" svg:x="3.104cm" svg:y="6.796cm" svg:viewBox="0 0 849 580" draw:points="423,580 0,580 0,0 849,0 849,580">
            <text:p/>
          </draw:polygon>
          <draw:path draw:style-name="gr3" draw:text-style-name="P7" draw:layer="layout" svg:width="0.409cm" svg:height="0.677cm" svg:x="3.095cm" svg:y="6.747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16cm" svg:height="0.677cm" svg:x="3.585cm" svg:y="6.747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2 204-13 94-69 125-114 125z">
            <text:p/>
          </draw:path>
        </draw:g>
        <draw:g xml:id="id103" draw:id="id103">
          <svg:title>TexMaths</svg:title>
          <svg:desc>28§display§31§svg§600§FALSE§</svg:desc>
          <draw:polygon draw:style-name="gr2" draw:text-style-name="P6" draw:layer="layout" svg:width="0.809cm" svg:height="0.579cm" svg:x="3.105cm" svg:y="9.295cm" svg:viewBox="0 0 810 580" draw:points="404,580 0,580 0,0 810,0 810,580">
            <text:p/>
          </draw:polygon>
          <draw:path draw:style-name="gr3" draw:text-style-name="P7" draw:layer="layout" svg:width="0.409cm" svg:height="0.677cm" svg:x="3.096cm" svg:y="9.246cm" svg:viewBox="0 0 410 678" svg:d="M247 309c80-25 137-94 137-173 0-80-86-136-182-136-101 0-175 58-175 134 0 32 22 52 49 52 32 0 52-23 52-52 0-49-47-49-61-49 29-47 94-60 130-60 41 0 97 22 97 109 0 14-2 70-29 114-29 47-63 50-88 52-7 0-31 2-38 2-9 0-16 2-16 11 0 11 7 11 25 11h43c80 0 119 68 119 164 0 134-70 163-113 163-42 0-116-18-152-76 36 7 65-16 65-54 0-35-25-56-54-56-25 0-56 16-56 59 0 89 92 154 200 154 121 0 210-90 210-190 0-81-62-157-163-179z">
            <text:p/>
          </draw:path>
          <draw:path draw:style-name="gr3" draw:text-style-name="P7" draw:layer="layout" svg:width="0.326cm" svg:height="0.657cm" svg:x="3.637cm" svg:y="9.246cm" svg:viewBox="0 0 327 658" svg:d="M204 25c0-23 0-25-22-25-63 63-151 63-182 63v31c20 0 79 0 130-27v513c0 35-2 47-92 47h-31v31c33-5 121-5 159-5 40 0 126 0 161 5v-31h-31c-90 0-92-12-92-47z">
            <text:p/>
          </draw:path>
        </draw:g>
        <draw:g xml:id="id95" draw:id="id95">
          <svg:title>TexMaths</svg:title>
          <svg:desc>26§display§\smallint \tan (ax + b) \ dx§svg§600§FALSE§</svg:desc>
          <draw:polygon draw:style-name="gr2" draw:text-style-name="P6" draw:layer="layout" svg:width="6.352cm" svg:height="0.823cm" svg:x="4.958cm" svg:y="2.759cm" svg:viewBox="0 0 6353 824" draw:points="3177,824 0,824 0,0 6353,0 6353,824">
            <text:p/>
          </draw:polygon>
          <draw:path draw:style-name="gr3" draw:text-style-name="P7" draw:layer="layout" svg:width="0.382cm" svg:height="0.852cm" svg:x="4.962cm" svg:y="2.744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288cm" svg:height="0.573cm" svg:x="5.563cm" svg:y="2.836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5.94cm" svg:y="2.99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6.389cm" svg:y="2.99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6.957cm" svg:y="2.713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419cm" svg:height="0.415cm" svg:x="7.259cm" svg:y="2.994cm" svg:viewBox="0 0 420 416" svg:d="M306 58c-17-33-44-58-85-58-107 0-221 135-221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731cm" svg:y="2.99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9cm" svg:height="0.61cm" svg:x="8.482cm" svg:y="2.865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9.387cm" svg:y="2.765cm" svg:viewBox="0 0 339 647" svg:d="M177 10c0-2 0-10-13-10-20 0-87 8-112 8-6 2-17 2-17 19 0 13 9 13 21 13 46 0 46 6 46 14 0 6-6 37-13 56l-74 300c-11 45-15 60-15 93 0 86 48 144 116 144 109 0 223-138 223-269 0-85-50-147-123-147-41 0-81 27-108 56zM89 356c7-19 7-21 15-32 46-60 85-72 110-72 34 0 59 27 59 85 0 54-32 160-48 195-29 61-73 94-109 94-31 0-62-25-62-92 0-18 0-35 17-93z">
            <text:p/>
          </draw:path>
          <draw:path draw:style-name="gr3" draw:text-style-name="P7" draw:layer="layout" svg:width="0.213cm" svg:height="0.914cm" svg:x="9.788cm" svg:y="2.71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433cm" svg:y="2.765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0.899cm" svg:y="2.994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96" draw:id="id96">
          <svg:title>TexMaths</svg:title>
          <svg:desc>24§display§\frac{\log [ \sec ( ax + b ) ]}{a}\ + \ c§svg§600§FALSE§</svg:desc>
          <draw:polygon draw:style-name="gr2" draw:text-style-name="P6" draw:layer="layout" svg:width="7.59cm" svg:height="1.708cm" svg:x="13.901cm" svg:y="2.157cm" svg:viewBox="0 0 7591 1709" draw:points="3795,1709 0,1709 0,0 7591,0 7591,1709">
            <text:p/>
          </draw:polygon>
          <draw:path draw:style-name="gr3" draw:text-style-name="P7" draw:layer="layout" svg:width="0.189cm" svg:height="0.586cm" svg:x="13.886cm" svg:y="2.163cm" svg:viewBox="0 0 190 587" svg:d="M123 0l-123 10v26c60 0 67 6 67 47v439c0 39-9 39-67 39v26c29-1 73-1 94-1s63 0 96 1v-26c-58 0-67 0-67-39z">
            <text:p/>
          </draw:path>
          <draw:path draw:style-name="gr3" draw:text-style-name="P7" draw:layer="layout" svg:width="0.375cm" svg:height="0.389cm" svg:x="14.116cm" svg:y="2.37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539cm" svg:y="2.36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5.047cm" svg:y="2.115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21cm" svg:y="2.37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5.539cm" svg:y="2.37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5.919cm" svg:y="2.37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16.349cm" svg:y="2.11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87cm" svg:height="0.383cm" svg:x="16.627cm" svg:y="2.374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421cm" svg:height="0.383cm" svg:x="17.063cm" svg:y="2.374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09 136-131 0-7-7-7-9-7-8 0-10 2-12 7-28 93-86 112-113 112-33 0-46-27-46-56 0-19 6-36 15-75z">
            <text:p/>
          </draw:path>
          <draw:path draw:style-name="gr3" draw:text-style-name="P7" draw:layer="layout" svg:width="0.561cm" svg:height="0.563cm" svg:x="17.756cm" svg:y="2.255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7" draw:layer="layout" svg:width="0.312cm" svg:height="0.596cm" svg:x="18.591cm" svg:y="2.163cm" svg:viewBox="0 0 313 597" svg:d="M163 10c0-2 0-10-11-10-20 0-81 8-104 8-6 2-15 2-15 17 0 11 7 11 19 11 42 0 44 6 44 14 0 6-8 34-13 52l-70 276c-9 42-13 56-13 87 0 78 44 132 108 132 99 0 205-127 205-248 0-78-46-136-113-136-39 0-75 25-100 52zM83 328c5-17 5-19 13-29 42-55 81-67 102-67 30 0 53 25 53 79 0 50-28 148-44 180-27 56-67 87-99 87-29 0-56-23-56-85 0-17 0-32 13-86z">
            <text:p/>
          </draw:path>
          <draw:path draw:style-name="gr3" draw:text-style-name="P7" draw:layer="layout" svg:width="0.197cm" svg:height="0.844cm" svg:x="18.962cm" svg:y="2.11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7" draw:layer="layout" svg:width="0.116cm" svg:height="0.844cm" svg:x="19.259cm" svg:y="2.115cm" svg:viewBox="0 0 117 845" draw:points="117,0 0,0 0,35 83,35 83,812 0,812 0,845 117,845">
            <text:p/>
          </draw:polygon>
          <draw:polygon draw:style-name="gr3" draw:text-style-name="P7" draw:layer="layout" svg:width="5.618cm" svg:height="0.035cm" svg:x="13.859cm" svg:y="3.09cm" svg:viewBox="0 0 5619 36" draw:points="2809,36 0,36 0,0 5619,0 5619,36">
            <text:p/>
          </draw:polygon>
          <draw:path draw:style-name="gr3" draw:text-style-name="P7" draw:layer="layout" svg:width="0.387cm" svg:height="0.383cm" svg:x="16.477cm" svg:y="3.524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1cm" svg:height="0.563cm" svg:x="20.092cm" svg:y="2.827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7" draw:layer="layout" svg:width="0.329cm" svg:height="0.383cm" svg:x="21.204cm" svg:y="2.946cm" svg:viewBox="0 0 330 384" svg:d="M301 52c-13 0-25 0-38 13-13 12-15 27-15 33 0 19 15 29 32 29 25 0 48-19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98" draw:id="id98">
          <svg:title>TexMaths</svg:title>
          <svg:desc>26§display§\smallint \cot (ax + b) \ dx§svg§600§FALSE§</svg:desc>
          <draw:polygon draw:style-name="gr2" draw:text-style-name="P6" draw:layer="layout" svg:width="6.25cm" svg:height="0.822cm" svg:x="4.959cm" svg:y="4.66cm" svg:viewBox="0 0 6251 823" draw:points="3125,823 0,823 0,0 6251,0 6251,823">
            <text:p/>
          </draw:polygon>
          <draw:path draw:style-name="gr3" draw:text-style-name="P7" draw:layer="layout" svg:width="0.382cm" svg:height="0.852cm" svg:x="4.963cm" svg:y="4.645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5.579cm" svg:y="4.891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5.98cm" svg:y="4.891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6.428cm" svg:y="4.737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213cm" svg:height="0.914cm" svg:x="6.856cm" svg:y="4.614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7.158cm" svg:y="4.895cm" svg:viewBox="0 0 420 416" svg:d="M306 58c-17-33-44-58-85-58-107 0-221 135-221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632cm" svg:y="4.89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9cm" svg:height="0.61cm" svg:x="8.381cm" svg:y="4.766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9.288cm" svg:y="4.666cm" svg:viewBox="0 0 339 647" svg:d="M177 10c0-2 0-10-13-10-20 0-87 8-112 8-6 2-17 2-17 19 0 13 9 13 21 13 46 0 46 6 46 14 0 6-6 37-13 56l-74 300c-11 45-15 60-15 93 0 86 48 144 116 144 109 0 223-138 223-269 0-85-50-147-123-147-41 0-81 27-108 56zM89 356c7-19 7-21 15-32 46-60 85-72 110-72 34 0 59 27 59 85 0 54-32 160-48 195-29 61-73 94-109 94-31 0-62-25-62-92 0-18 0-35 17-93z">
            <text:p/>
          </draw:path>
          <draw:path draw:style-name="gr3" draw:text-style-name="P7" draw:layer="layout" svg:width="0.213cm" svg:height="0.914cm" svg:x="9.69cm" svg:y="4.61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332cm" svg:y="4.666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10.798cm" svg:y="4.89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</draw:g>
        <draw:g xml:id="id101" draw:id="id101">
          <svg:title>TexMaths</svg:title>
          <svg:desc>26§display§\smallint \sec (ax + b) \ dx§svg§600§FALSE§</svg:desc>
          <draw:polygon draw:style-name="gr2" draw:text-style-name="P6" draw:layer="layout" svg:width="6.203cm" svg:height="0.823cm" svg:x="4.958cm" svg:y="6.761cm" svg:viewBox="0 0 6204 824" draw:points="3101,824 0,824 0,0 6204,0 6204,824">
            <text:p/>
          </draw:polygon>
          <draw:path draw:style-name="gr3" draw:text-style-name="P7" draw:layer="layout" svg:width="0.382cm" svg:height="0.852cm" svg:x="4.962cm" svg:y="6.746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01cm" svg:height="0.421cm" svg:x="5.578cm" svg:y="6.9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5.933cm" svg:y="6.9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348cm" svg:height="0.421cm" svg:x="6.345cm" svg:y="6.9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6.809cm" svg:y="6.715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7.111cm" svg:y="6.996cm" svg:viewBox="0 0 420 416" svg:d="M306 58c-17-33-44-58-86-58-106 0-220 135-220 268 0 88 50 148 123 148 18 0 64-4 118-69 9 38 40 69 83 69 34 0 55-21 69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7.585cm" svg:y="6.9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8.334cm" svg:y="6.86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38cm" svg:height="0.646cm" svg:x="9.24cm" svg:y="6.767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8 27 58 85 0 54-31 160-47 195-29 61-73 94-109 94-31 0-60-25-60-92 0-18 0-35 15-93z">
            <text:p/>
          </draw:path>
          <draw:path draw:style-name="gr3" draw:text-style-name="P7" draw:layer="layout" svg:width="0.213cm" svg:height="0.914cm" svg:x="9.642cm" svg:y="6.71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0.285cm" svg:y="6.76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0.75cm" svg:y="6.99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2 120-123 120-35 0-50-29-50-60 0-21 6-40 17-81z">
            <text:p/>
          </draw:path>
        </draw:g>
        <draw:g xml:id="id102" draw:id="id102">
          <svg:title>TexMaths</svg:title>
          <svg:desc>22§display§\frac{\log [ \sec (ax + b) + \tan (ax + b) ]}{a} \ + \ c§svg§600§FALSE§</svg:desc>
          <draw:polygon draw:style-name="gr2" draw:text-style-name="P6" draw:layer="layout" svg:width="11.749cm" svg:height="1.565cm" svg:x="13.601cm" svg:y="6.459cm" svg:viewBox="0 0 11750 1566" draw:points="5875,1566 0,1566 0,0 11750,0 11750,1566">
            <text:p/>
          </draw:polygon>
          <draw:path draw:style-name="gr3" draw:text-style-name="P7" draw:layer="layout" svg:width="0.173cm" svg:height="0.537cm" svg:x="13.587cm" svg:y="6.46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3.798cm" svg:y="6.65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185cm" svg:y="6.64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651cm" svg:y="6.42cm" svg:viewBox="0 0 107 774" draw:points="107,774 107,744 32,744 32,32 107,32 107,0 0,0 0,774">
            <text:p/>
          </draw:polygon>
          <draw:path draw:style-name="gr3" draw:text-style-name="P7" draw:layer="layout" svg:width="0.254cm" svg:height="0.356cm" svg:x="14.801cm" svg:y="6.65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102cm" svg:y="6.65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45cm" svg:y="6.65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18cm" svg:height="0.773cm" svg:x="15.845cm" svg:y="6.4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6.1cm" svg:y="6.65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16.499cm" svg:y="6.6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7.135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17.9cm" svg:y="6.464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18.24cm" svg:y="6.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8.712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9.456cm" svg:y="6.52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9.775cm" svg:y="6.65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0.153cm" svg:y="6.65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0.635cm" svg:y="6.4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20.891cm" svg:y="6.65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21.29cm" svg:y="6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925cm" svg:y="6.54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2.691cm" svg:y="6.464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3.031cm" svg:y="6.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3.303cm" svg:y="6.42cm" svg:viewBox="0 0 107 774" draw:points="107,0 0,0 0,32 76,32 76,744 0,744 0,774 107,774">
            <text:p/>
          </draw:polygon>
          <draw:polygon draw:style-name="gr3" draw:text-style-name="P7" draw:layer="layout" svg:width="9.941cm" svg:height="0.032cm" svg:x="13.562cm" svg:y="7.314cm" svg:viewBox="0 0 9942 33" draw:points="4970,33 0,33 0,0 9942,0 9942,33">
            <text:p/>
          </draw:polygon>
          <draw:path draw:style-name="gr3" draw:text-style-name="P7" draw:layer="layout" svg:width="0.355cm" svg:height="0.351cm" svg:x="18.358cm" svg:y="7.711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515cm" svg:height="0.516cm" svg:x="24.067cm" svg:y="7.0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086cm" svg:y="7.182cm" svg:viewBox="0 0 303 352" svg:d="M276 47c-12 0-23 0-35 13-12 10-12 24-12 30 0 17 12 26 28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 xml:id="id104" draw:id="id104">
          <svg:title>TexMaths</svg:title>
          <svg:desc>26§display§\smallint \text {cosec }(ax + b) \ dx§svg§600§FALSE§</svg:desc>
          <draw:polygon draw:style-name="gr2" draw:text-style-name="P6" draw:layer="layout" svg:width="7.371cm" svg:height="0.822cm" svg:x="4.86cm" svg:y="9.162cm" svg:viewBox="0 0 7372 823" draw:points="3686,823 0,823 0,0 7372,0 7372,823">
            <text:p/>
          </draw:polygon>
          <draw:path draw:style-name="gr3" draw:text-style-name="P7" draw:layer="layout" svg:width="0.382cm" svg:height="0.852cm" svg:x="4.864cm" svg:y="9.147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7" draw:layer="layout" svg:width="0.348cm" svg:height="0.421cm" svg:x="5.48cm" svg:y="9.393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5.881cm" svg:y="9.393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6.343cm" svg:y="9.393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6.699cm" svg:y="9.393cm" svg:viewBox="0 0 356 422" svg:d="M77 181c6-137 83-160 114-160 94 0 104 122 104 160zM77 200h256c21 0 23 0 23-19 0-92-50-181-165-181-106 0-191 94-191 210 0 123 96 212 202 212 112 0 154-102 154-120 0-9-7-11-13-11-8 0-10 6-10 13-33 95-117 95-125 95-46 0-83-29-104-62-27-44-27-104-27-137z">
            <text:p/>
          </draw:path>
          <draw:path draw:style-name="gr3" draw:text-style-name="P7" draw:layer="layout" svg:width="0.348cm" svg:height="0.421cm" svg:x="7.109cm" svg:y="9.393cm" svg:viewBox="0 0 349 422" svg:d="M77 212c0-150 75-189 123-189 8 0 66 0 100 33-38 4-44 31-44 44 0 23 17 41 41 41 25 0 44-16 44-43 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213cm" svg:height="0.914cm" svg:x="7.88cm" svg:y="9.116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19cm" svg:height="0.415cm" svg:x="8.182cm" svg:y="9.397cm" svg:viewBox="0 0 420 416" svg:d="M306 58c-17-33-44-58-86-58-106 0-220 135-220 268 0 88 50 148 123 148 18 0 64-4 118-69 9 38 40 69 84 69 33 0 54-21 68-50 15-33 27-89 27-91 0-9-8-9-10-9-9 0-11 2-13 17-16 58-33 112-70 112-25 0-27-23-27-41 0-21 2-28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457cm" svg:height="0.415cm" svg:x="8.654cm" svg:y="9.397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608cm" svg:height="0.61cm" svg:x="9.405cm" svg:y="9.268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38cm" svg:height="0.646cm" svg:x="10.31cm" svg:y="9.168cm" svg:viewBox="0 0 339 647" svg:d="M177 10c0-2 0-10-13-10-20 0-87 8-112 8-6 2-17 2-17 19 0 13 9 13 21 13 46 0 48 6 48 14 0 6-8 37-15 56l-74 300c-11 45-15 60-15 93 0 86 48 144 116 144 109 0 223-138 223-269 0-85-50-147-123-147-41 0-81 27-108 56zM89 356c7-19 7-21 15-32 46-60 87-72 110-72 34 0 59 27 59 85 0 54-32 160-48 195-29 61-73 94-109 94-31 0-60-25-60-92 0-18 0-35 15-93z">
            <text:p/>
          </draw:path>
          <draw:path draw:style-name="gr3" draw:text-style-name="P7" draw:layer="layout" svg:width="0.213cm" svg:height="0.914cm" svg:x="10.712cm" svg:y="9.11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1.356cm" svg:y="9.168cm" svg:viewBox="0 0 437 647" svg:d="M437 10c0-2 0-10-13-10-12 0-99 8-116 10-6 0-13 5-13 17 0 13 9 13 23 13 44 0 46 6 46 14l-4 19-54 216c-17-33-44-58-86-58-106 0-220 135-220 268 0 87 50 148 123 148 18 0 64-4 118-69 9 38 40 69 84 69 33 0 54-21 68-52 15-31 27-88 27-90 0-10-8-10-10-10-11 0-11 4-13 17-16 60-33 114-70 114-25 0-27-23-27-42 0-23 2-29 6-43zM245 526c-4 17-4 19-18 35-40 50-77 65-102 65-48 0-61-50-61-85 0-46 30-160 52-202 28-54 69-87 107-87 58 0 72 74 72 81 0 4-2 10-4 14z">
            <text:p/>
          </draw:path>
          <draw:path draw:style-name="gr3" draw:text-style-name="P7" draw:layer="layout" svg:width="0.457cm" svg:height="0.415cm" svg:x="11.822cm" svg:y="9.39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1 0-9-9-9-11-9-8 0-10 2-12 9-29 99-92 120-123 120-35 0-50-29-50-60 0-21 6-40 17-81z">
            <text:p/>
          </draw:path>
        </draw:g>
        <draw:g xml:id="id99" draw:id="id99">
          <svg:title>TexMaths</svg:title>
          <svg:desc>24§display§\frac{\log [ \sin ( ax + b ) ]}{a}\ + \ c§svg§600§FALSE§</svg:desc>
          <draw:polygon draw:style-name="gr2" draw:text-style-name="P6" draw:layer="layout" svg:width="7.545cm" svg:height="1.708cm" svg:x="13.902cm" svg:y="4.259cm" svg:viewBox="0 0 7546 1709" draw:points="3773,1709 0,1709 0,0 7546,0 7546,1709">
            <text:p/>
          </draw:polygon>
          <draw:path draw:style-name="gr3" draw:text-style-name="P7" draw:layer="layout" svg:width="0.189cm" svg:height="0.586cm" svg:x="13.887cm" svg:y="4.265cm" svg:viewBox="0 0 190 587" svg:d="M123 0l-123 10v26c60 0 67 6 67 47v439c0 39-9 39-67 39v26c29-1 73-1 94-1s63 0 96 1v-26c-58 0-67 0-67-39z">
            <text:p/>
          </draw:path>
          <draw:path draw:style-name="gr3" draw:text-style-name="P7" draw:layer="layout" svg:width="0.375cm" svg:height="0.389cm" svg:x="14.117cm" svg:y="4.4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54cm" svg:y="4.467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5.048cm" svg:y="4.217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212cm" svg:y="4.47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544cm" svg:y="4.28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5.778cm" svg:y="4.476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6.302cm" svg:y="4.21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87cm" svg:height="0.383cm" svg:x="16.581cm" svg:y="4.476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421cm" svg:height="0.383cm" svg:x="17.018cm" svg:y="4.4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562cm" svg:height="0.563cm" svg:x="17.71cm" svg:y="4.35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12cm" svg:height="0.596cm" svg:x="18.547cm" svg:y="4.265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4cm" svg:x="18.917cm" svg:y="4.21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7" draw:layer="layout" svg:width="0.116cm" svg:height="0.844cm" svg:x="19.215cm" svg:y="4.217cm" svg:viewBox="0 0 117 845" draw:points="117,0 0,0 0,35 83,35 83,812 0,812 0,845 117,845">
            <text:p/>
          </draw:polygon>
          <draw:polygon draw:style-name="gr3" draw:text-style-name="P7" draw:layer="layout" svg:width="5.571cm" svg:height="0.035cm" svg:x="13.86cm" svg:y="5.192cm" svg:viewBox="0 0 5572 36" draw:points="2786,36 0,36 0,0 5572,0 5572,36">
            <text:p/>
          </draw:polygon>
          <draw:path draw:style-name="gr3" draw:text-style-name="P7" draw:layer="layout" svg:width="0.387cm" svg:height="0.383cm" svg:x="16.456cm" svg:y="5.626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3cm" svg:x="20.048cm" svg:y="4.92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1.16cm" svg:y="5.048cm" svg:viewBox="0 0 330 384" svg:d="M301 52c-13 0-25 0-38 13-13 12-15 27-15 33 0 19 15 29 32 29 25 0 48-19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105" draw:id="id105">
          <svg:title>TexMaths</svg:title>
          <svg:desc>22§display§\frac{\log [ \text {cosec }(ax + b) - \cot (ax + b) ]}{a} \ + \ c§svg§600§FALSE§</svg:desc>
          <draw:polygon draw:style-name="gr2" draw:text-style-name="P6" draw:layer="layout" svg:width="12.651cm" svg:height="1.565cm" svg:x="13.204cm" svg:y="8.862cm" svg:viewBox="0 0 12652 1566" draw:points="6325,1566 0,1566 0,0 12652,0 12652,1566">
            <text:p/>
          </draw:polygon>
          <draw:path draw:style-name="gr3" draw:text-style-name="P7" draw:layer="layout" svg:width="0.173cm" svg:height="0.537cm" svg:x="13.19cm" svg:y="8.86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3.401cm" svg:y="9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3.788cm" svg:y="9.052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254cm" svg:y="8.823cm" svg:viewBox="0 0 107 774" draw:points="107,774 107,744 32,744 32,32 107,32 107,0 0,0 0,774">
            <text:p/>
          </draw:polygon>
          <draw:path draw:style-name="gr3" draw:text-style-name="P7" draw:layer="layout" svg:width="0.295cm" svg:height="0.356cm" svg:x="14.404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744cm" svg:y="9.05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134cm" svg:y="9.05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5.435cm" svg:y="9.05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5.784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18cm" svg:height="0.773cm" svg:x="16.435cm" svg:y="8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4cm" svg:height="0.351cm" svg:x="16.69cm" svg:y="9.0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17.089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17.725cm" svg:y="8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18.49cm" svg:y="8.86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18.83cm" svg:y="8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032cm" svg:x="19.323cm" svg:y="9.194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20.058cm" svg:y="9.05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0.398cm" svg:y="9.05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0.776cm" svg:y="8.92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8cm" svg:height="0.773cm" svg:x="21.139cm" svg:y="8.82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4cm" svg:height="0.351cm" svg:x="21.394cm" svg:y="9.0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6cm" svg:height="0.351cm" svg:x="21.795cm" svg:y="9.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516cm" svg:x="22.429cm" svg:y="8.9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3.196cm" svg:y="8.86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3.536cm" svg:y="8.82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3.809cm" svg:y="8.823cm" svg:viewBox="0 0 107 774" draw:points="107,0 0,0 0,32 76,32 76,744 0,744 0,774 107,774">
            <text:p/>
          </draw:polygon>
          <draw:polygon draw:style-name="gr3" draw:text-style-name="P7" draw:layer="layout" svg:width="10.841cm" svg:height="0.032cm" svg:x="13.165cm" svg:y="9.717cm" svg:viewBox="0 0 10842 33" draw:points="5422,33 0,33 0,0 10842,0 10842,33">
            <text:p/>
          </draw:polygon>
          <draw:path draw:style-name="gr3" draw:text-style-name="P7" draw:layer="layout" svg:width="0.354cm" svg:height="0.351cm" svg:x="18.413cm" svg:y="10.114cm" svg:viewBox="0 0 355 352" svg:d="M259 49c-14-28-37-49-72-49-90 0-187 114-187 227 0 74 42 125 104 125 16 0 54-4 100-58 7 31 34 58 71 58 28 0 45-18 58-42 12-29 22-76 22-78 0-7-7-7-8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515cm" svg:height="0.516cm" svg:x="24.572cm" svg:y="9.4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591cm" svg:y="9.58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92" draw:id="id92">
          <svg:title>TexMaths</svg:title>
          <svg:desc>26§display§\text {Integrations of standard functions}§svg§600§FALSE§</svg:desc>
          <draw:polygon draw:style-name="gr2" draw:text-style-name="P6" draw:layer="layout" svg:width="13.453cm" svg:height="0.742cm" svg:x="6.54cm" svg:y="0.95cm" svg:viewBox="0 0 13454 743" draw:points="6727,743 0,743 0,0 13454,0 13454,743">
            <text:p/>
          </draw:polygon>
          <draw:path draw:style-name="gr3" draw:text-style-name="P7" draw:layer="layout" svg:width="0.28cm" svg:height="0.626cm" svg:x="6.519cm" svg:y="0.9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6.854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7.324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7.688cm" svg:y="1.1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8.094cm" svg:y="1.1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8.55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8.922cm" svg:y="1.1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9.356cm" svg:y="0.987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9.724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9.974cm" svg:y="1.1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0.436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0.943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1.605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2.067cm" svg:y="0.9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2.649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286cm" svg:height="0.574cm" svg:x="12.997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413cm" svg:height="0.422cm" svg:x="13.373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461cm" svg:height="0.405cm" svg:x="13.822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14.332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413cm" svg:height="0.422cm" svg:x="14.846cm" svg:y="1.139cm" svg:viewBox="0 0 414 423" svg:d="M268 341c2 38 27 75 71 75 19 0 75-12 75-87v-50h-23v50c0 54-23 60-33 60-29 0-33-41-33-45v-186c0-37 0-73-34-108-35-35-81-50-125-50-77 0-139 44-139 104 0 27 19 44 42 44 27 0 41-19 41-44 0-10-4-42-46-42 25-31 69-41 100-41 44 0 96 35 96 116v36c-46 2-110 4-168 31-69 31-92 79-92 121 0 75 89 98 148 98 60 0 102-38 120-82zM260 192v91c0 88-64 119-106 119-46 0-83-33-83-79 0-50 39-127 189-131z">
            <text:p/>
          </draw:path>
          <draw:path draw:style-name="gr3" draw:text-style-name="P7" draw:layer="layout" svg:width="0.309cm" svg:height="0.405cm" svg:x="15.291cm" svg:y="1.1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52cm" svg:height="0.647cm" svg:x="15.653cm" svg:y="0.914cm" svg:viewBox="0 0 453 648" svg:d="M318 587v61l135-11v-29c-64 0-72-6-72-50v-558l-131 10v30c62 0 70 6 70 50v197c-27-31-66-56-116-56-108 0-204 90-204 208 0 117 89 209 196 209 58 0 99-32 122-61zM318 341v188c0 17 0 19-10 33-27 44-69 65-108 65-42 0-75-23-98-59-23-37-25-89-25-127 0-35 2-89 27-131 21-29 54-58 104-58 33 0 71 12 100 54 10 17 10 19 10 35z">
            <text:p/>
          </draw:path>
          <draw:path draw:style-name="gr3" draw:text-style-name="P7" draw:layer="layout" svg:width="0.296cm" svg:height="0.647cm" svg:x="16.464cm" svg:y="0.904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61cm" svg:height="0.415cm" svg:x="16.743cm" svg:y="1.1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25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7.76cm" svg:y="1.139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153cm" svg:y="0.987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8.521cm" svg:y="0.9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8.771cm" svg:y="1.1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231cm" svg:y="1.1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9.74cm" svg:y="1.139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2" smil:attributeName="visibility" smil:to="visible"/>
                  <anim:animate smil:begin="0s" smil:dur="0.5s" smil:fill="hold" smil:decelerate="0.5" smil:targetElement="id92" smil:attributeName="rotate" smil:values="-90;0" smil:keyTimes="0;1"/>
                  <anim:animate smil:begin="0s" smil:dur="0.5s" smil:fill="hold" smil:decelerate="0.5" smil:targetElement="id92" smil:attributeName="width" smil:values="width;width*.05" smil:keyTimes="0;1"/>
                  <anim:animate smil:begin="0.5s" smil:dur="0.5s" smil:fill="hold" smil:accelerate="0.5" smil:targetElement="id92" smil:attributeName="width" smil:values="width*.05;width" smil:keyTimes="0;1"/>
                  <anim:animate smil:dur="1s" smil:fill="hold" smil:targetElement="id92" smil:attributeName="height" smil:values="height;height" smil:keyTimes="0;1"/>
                  <anim:animate smil:begin="0s" smil:dur="0.5s" smil:fill="hold" smil:decelerate="0.5" smil:targetElement="id92" smil:attributeName="x" smil:values="x+.4;x" smil:keyTimes="0;1"/>
                  <anim:animate smil:begin="0s" smil:dur="0.5s" smil:fill="hold" smil:decelerate="0.5" smil:targetElement="id92" smil:attributeName="y" smil:values="y-.2;y+.1" smil:keyTimes="0;1"/>
                  <anim:animate smil:begin="0.5s" smil:dur="0.5s" smil:fill="hold" smil:accelerate="0.5" smil:targetElement="id92" smil:attributeName="y" smil:values="y+.1;y" smil:keyTimes="0;1"/>
                  <anim:transitionFilter smil:begin="0s" smil:dur="1s" smil:decelerate="0.5" smil:targetElement="id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draw:frame presentation:style-name="pr5" draw:text-style-name="P8" draw:layer="layout" svg:width="25.199cm" svg:height="1.406cm" svg:x="1.438cm" svg:y="0.179cm" presentation:class="title" presentation:user-transformed="true">
          <draw:text-box>
            <text:p xml:id="id106" text:id="id106"><text:span text:style-name="T6">Types of Integrations</text:span></text:p>
          </draw:text-box>
        </draw:frame>
        <draw:frame presentation:style-name="pr6" draw:text-style-name="P9" draw:layer="layout" svg:width="26.2cm" svg:height="13cm" svg:x="1cm" svg:y="2.2cm" presentation:class="subtitle" presentation:user-transformed="true">
          <draw:text-box>
            <text:p text:style-name="P4"><text:span text:style-name="T7"/></text:p>
            <text:p xml:id="id107" text:id="id107" text:style-name="P4"><text:span text:style-name="T8"><text:s text:c="3"/></text:span><text:span text:style-name="T8">Integrals of the type </text:span><text:span text:style-name="T9"><text:s/></text:span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  <text:p text:style-name="P4"><text:span text:style-name="T10"/></text:p>
          </draw:text-box>
        </draw:frame>
        <draw:g xml:id="id108" draw:id="id108">
          <svg:title>TexMaths</svg:title>
          <svg:desc>26§display§\int \frac{ \frac{\sin}{\cos}( x \pm a ) }{ \frac{\sin}{\cos} ( x \pm b ) }\ dx §svg§600§FALSE§</svg:desc>
          <draw:polygon draw:style-name="gr2" draw:text-style-name="P6" draw:layer="layout" svg:width="6.487cm" svg:height="2.382cm" svg:x="10.814cm" svg:y="2.142cm" svg:viewBox="0 0 6488 2383" draw:points="3245,2383 0,2383 0,0 6488,0 6488,2383">
            <text:p/>
          </draw:polygon>
          <draw:path draw:style-name="gr3" draw:text-style-name="P7" draw:layer="layout" svg:width="0.812cm" svg:height="2.031cm" svg:x="10.82cm" svg:y="2.314cm" svg:viewBox="0 0 813 2032" svg:d="M44 1990c29 0 45-20 45-43 0-31-22-46-43-46-23 0-46 15-46 46 0 48 46 85 102 85 139 0 191-214 256-478 71-289 131-583 181-876 33-193 66-376 98-495 10-46 41-162 79-162 27 0 50 16 54 21-32 2-46 20-46 43 0 31 23 46 44 46 22 0 45-15 45-46 0-50-50-85-99-85-71 0-121 100-173 287-2 8-127 468-227 1067-25 139-52 293-81 420-17 67-58 239-133 239-33 0-54-23-56-23z">
            <text:p/>
          </draw:path>
          <draw:path draw:style-name="gr3" draw:text-style-name="P7" draw:layer="layout" svg:width="0.232cm" svg:height="0.292cm" svg:x="12.122cm" svg:y="2.242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14cm" svg:height="0.432cm" svg:x="12.418cm" svg:y="2.096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7" draw:layer="layout" svg:width="0.344cm" svg:height="0.284cm" svg:x="12.624cm" svg:y="2.246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olygon draw:style-name="gr3" draw:text-style-name="P7" draw:layer="layout" svg:width="0.981cm" svg:height="0.039cm" svg:x="12.054cm" svg:y="2.641cm" svg:viewBox="0 0 982 40" draw:points="491,40 0,40 0,0 982,0 982,40">
            <text:p/>
          </draw:polygon>
          <draw:path draw:style-name="gr3" draw:text-style-name="P7" draw:layer="layout" svg:width="0.272cm" svg:height="0.292cm" svg:x="12.083cm" svg:y="2.918cm" svg:viewBox="0 0 273 293" svg:d="M221 31c-11 4-17 15-17 27 0 19 12 31 29 31 19 0 31-12 31-31 0-58-89-58-108-58-96 0-156 75-156 148 0 81 69 145 154 145 96 0 119-75 119-83s-9-8-11-8c-10 0-10 2-12 12-15 40-50 58-90 58-44 0-102-31-102-124 0-81 40-127 100-127 8 0 40 0 63 10z">
            <text:p/>
          </draw:path>
          <draw:path draw:style-name="gr3" draw:text-style-name="P7" draw:layer="layout" svg:width="0.315cm" svg:height="0.292cm" svg:x="12.403cm" svg:y="2.918cm" svg:viewBox="0 0 316 293" svg:d="M316 150c0-81-68-150-158-150-89 0-158 69-158 150s71 143 158 143 158-62 158-143zM158 272c-25 0-58-6-81-39-17-25-19-58-19-89 0-28 0-65 23-94 17-19 44-31 77-31 38 0 65 16 79 37 19 25 21 58 21 88 0 31-2 66-21 91s-48 37-79 37z">
            <text:p/>
          </draw:path>
          <draw:path draw:style-name="gr3" draw:text-style-name="P7" draw:layer="layout" svg:width="0.232cm" svg:height="0.292cm" svg:x="12.771cm" svg:y="2.918cm" svg:viewBox="0 0 233 293" svg:d="M216 17c0-11 0-17-10-17-2 0-4 0-13 8-2 0-8 7-12 9-19-13-44-17-67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213cm" svg:height="0.914cm" svg:x="13.233cm" svg:y="2.20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13.525cm" svg:y="2.48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7" draw:layer="layout" svg:width="0.611cm" svg:height="0.61cm" svg:x="14.273cm" svg:y="2.279cm" svg:viewBox="0 0 612 611" svg:d="M325 324h255c15 0 32 0 32-18 0-19-17-19-32-19h-255v-254c0-14 0-33-19-33s-19 17-19 31v256h-256c-14 0-31 0-31 19 0 18 17 18 31 18h256v250h-256c-14 0-31 0-31 19 0 18 17 18 31 18h549c15 0 32 0 32-18 0-19-17-19-32-19h-255z">
            <text:p/>
          </draw:path>
          <draw:path draw:style-name="gr3" draw:text-style-name="P7" draw:layer="layout" svg:width="0.419cm" svg:height="0.415cm" svg:x="15.174cm" svg:y="2.483cm" svg:viewBox="0 0 420 416" svg:d="M306 58c-17-33-44-58-85-58-107 0-221 135-221 268 0 88 50 148 123 148 18 0 64-4 118-69 9 38 40 69 84 69 33 0 54-21 68-50 15-33 27-89 27-91 0-9-8-9-10-9-9 0-11 2-13 17-16 58-33 112-70 112-25 0-27-23-27-41 0-21 2-27 12-69 10-38 10-48 19-81l33-129c6-27 6-27 6-31 0-17-10-25-25-25-23 0-37 21-39 39zM245 297c-4 17-4 17-16 34-42 50-79 64-104 64-46 0-61-50-61-85 0-46 30-160 52-202 28-54 69-87 107-87 60 0 72 75 72 81 0 4-2 10-4 14z">
            <text:p/>
          </draw:path>
          <draw:path draw:style-name="gr3" draw:text-style-name="P7" draw:layer="layout" svg:width="0.213cm" svg:height="0.914cm" svg:x="15.671cm" svg:y="2.202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olygon draw:style-name="gr3" draw:text-style-name="P7" draw:layer="layout" svg:width="4.033cm" svg:height="0.039cm" svg:x="11.944cm" svg:y="3.311cm" svg:viewBox="0 0 4034 40" draw:points="2016,40 0,40 0,0 4034,0 4034,40">
            <text:p/>
          </draw:polygon>
          <draw:path draw:style-name="gr3" draw:text-style-name="P7" draw:layer="layout" svg:width="0.232cm" svg:height="0.292cm" svg:x="12.168cm" svg:y="3.602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14cm" svg:height="0.432cm" svg:x="12.464cm" svg:y="3.456cm" svg:viewBox="0 0 141 433" svg:d="M100 37c0-18-15-37-38-37-18 0-37 15-37 37 0 23 21 38 37 38 21 0 38-17 38-38zM2 156v25c42 0 46 2 46 35v167c0 27-6 27-48 27v23c2 0 46-2 73-2 23 0 46 0 68 2v-23c-37 0-43 0-43-27v-233z">
            <text:p/>
          </draw:path>
          <draw:path draw:style-name="gr3" draw:text-style-name="P7" draw:layer="layout" svg:width="0.344cm" svg:height="0.284cm" svg:x="12.67cm" svg:y="3.606cm" svg:viewBox="0 0 345 285" svg:d="M297 89c0-56-29-89-97-89-52 0-88 29-104 62h-2v-62l-94 6v25c44 0 48 4 48 36v166c0 27-6 27-48 27v25c2 0 46-4 73-4 25 0 68 2 75 4v-25c-42 0-48 0-48-27v-117c0-66 52-97 96-97 43 0 49 35 49 68v146c0 27-6 27-47 27v25c2 0 45-4 72-4 25 0 69 2 75 4v-25c-41 0-48 0-48-27z">
            <text:p/>
          </draw:path>
          <draw:polygon draw:style-name="gr3" draw:text-style-name="P7" draw:layer="layout" svg:width="0.981cm" svg:height="0.039cm" svg:x="12.1cm" svg:y="4.001cm" svg:viewBox="0 0 982 40" draw:points="491,40 0,40 0,0 982,0 982,40">
            <text:p/>
          </draw:polygon>
          <draw:path draw:style-name="gr3" draw:text-style-name="P7" draw:layer="layout" svg:width="0.272cm" svg:height="0.292cm" svg:x="12.129cm" svg:y="4.278cm" svg:viewBox="0 0 273 293" svg:d="M221 31c-11 4-17 15-17 27 0 19 12 31 29 31 19 0 31-12 31-31 0-58-89-58-108-58-96 0-156 75-156 148 0 81 69 145 154 145 96 0 119-75 119-83s-9-8-11-8c-10 0-10 2-12 12-15 40-50 58-90 58-44 0-102-31-102-124 0-81 40-127 100-127 8 0 40 0 63 10z">
            <text:p/>
          </draw:path>
          <draw:path draw:style-name="gr3" draw:text-style-name="P7" draw:layer="layout" svg:width="0.315cm" svg:height="0.292cm" svg:x="12.449cm" svg:y="4.278cm" svg:viewBox="0 0 316 293" svg:d="M316 150c0-81-68-150-158-150-89 0-158 69-158 150s71 143 158 143 158-62 158-143zM158 272c-25 0-58-6-81-39-17-25-19-58-19-89 0-28 0-65 23-94 17-19 44-31 77-31 38 0 65 16 79 37 19 25 21 58 21 88 0 31-2 66-21 91s-48 37-79 37z">
            <text:p/>
          </draw:path>
          <draw:path draw:style-name="gr3" draw:text-style-name="P7" draw:layer="layout" svg:width="0.232cm" svg:height="0.292cm" svg:x="12.817cm" svg:y="4.278cm" svg:viewBox="0 0 233 293" svg:d="M216 17c0-11 0-17-10-17-2 0-4 0-13 8-2 0-8 7-10 9-21-13-46-17-69-17-91 0-114 48-114 81 0 21 8 38 25 50 25 21 48 25 89 31 32 6 84 15 84 58 0 25-17 57-79 57-63 0-86-42-96-86-2-8-2-10-13-10-10 0-10 4-10 17v79c0 10 0 16 8 16 7 0 19-12 32-27 29 27 64 27 79 27 83 0 114-43 114-89 0-25-10-44-27-60-25-23-54-28-77-32-52-8-94-16-94-52 0-18 17-45 79-45 75 0 77 54 79 72 0 7 9 7 11 7 12 0 12-5 12-17z">
            <text:p/>
          </draw:path>
          <draw:path draw:style-name="gr3" draw:text-style-name="P7" draw:layer="layout" svg:width="0.213cm" svg:height="0.914cm" svg:x="13.279cm" svg:y="3.56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457cm" svg:height="0.415cm" svg:x="13.57cm" svg:y="3.84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7" draw:layer="layout" svg:width="0.611cm" svg:height="0.61cm" svg:x="14.319cm" svg:y="3.639cm" svg:viewBox="0 0 612 611" svg:d="M325 324h255c15 0 32 0 32-18 0-19-17-19-32-19h-255v-254c0-14 0-33-19-33s-19 17-19 31v256h-256c-14 0-31 0-31 19 0 18 17 18 31 18h256v250h-256c-14 0-31 0-31 19 0 18 17 18 31 18h549c15 0 32 0 32-18 0-19-17-19-32-19h-255z">
            <text:p/>
          </draw:path>
          <draw:path draw:style-name="gr3" draw:text-style-name="P7" draw:layer="layout" svg:width="0.338cm" svg:height="0.646cm" svg:x="15.226cm" svg:y="3.614cm" svg:viewBox="0 0 339 647" svg:d="M177 10c0-2 0-10-13-10-20 0-87 8-112 8-6 2-17 2-17 19 0 13 9 13 21 13 46 0 48 6 48 14 0 6-8 38-15 56l-74 300c-11 45-15 60-15 93 0 86 48 144 116 144 109 0 223-137 223-268 0-86-50-148-123-148-41 0-81 27-108 56zM89 356c7-19 7-21 15-32 46-60 85-72 110-72 34 0 59 27 59 85 0 54-32 160-48 195-29 61-73 94-109 94-31 0-60-25-60-91 0-19 0-36 15-94z">
            <text:p/>
          </draw:path>
          <draw:path draw:style-name="gr3" draw:text-style-name="P7" draw:layer="layout" svg:width="0.213cm" svg:height="0.914cm" svg:x="15.628cm" svg:y="3.562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436cm" svg:height="0.646cm" svg:x="16.426cm" svg:y="2.924cm" svg:viewBox="0 0 437 647" svg:d="M437 10c0-2 0-10-13-10-12 0-99 8-116 10-6 0-13 5-13 17 0 13 9 13 23 13 44 0 46 6 46 14l-4 19-54 216c-17-33-44-58-85-58-107 0-221 135-221 268 0 88 50 148 123 148 18 0 64-4 118-69 9 38 40 69 84 69 33 0 54-21 68-52 15-31 27-88 27-90 0-10-8-10-10-10-11 0-11 4-13 17-16 60-33 114-70 114-25 0-27-23-27-42 0-22 2-29 6-43zM245 526c-4 17-4 19-18 36-40 49-77 64-102 64-46 0-61-50-61-85 0-46 30-160 52-202 28-54 69-87 107-87 58 0 72 75 72 81 0 4-2 10-4 14z">
            <text:p/>
          </draw:path>
          <draw:path draw:style-name="gr3" draw:text-style-name="P7" draw:layer="layout" svg:width="0.457cm" svg:height="0.415cm" svg:x="16.892cm" svg:y="3.15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6 0 148-119 148-141 0-9-9-9-11-9-8 0-10 2-12 9-32 99-94 120-123 120-35 0-50-29-50-60 0-21 6-40 17-81z">
            <text:p/>
          </draw:path>
        </draw:g>
        <draw:g xml:id="id109" draw:id="id109">
          <svg:title>TexMaths</svg:title>
          <svg:desc>26§display§\text {Method : Adjust the Numerator angle in terms of Denominator}§svg§600§FALSE§</svg:desc>
          <draw:polygon draw:style-name="gr2" draw:text-style-name="P6" draw:layer="layout" svg:width="25.427cm" svg:height="0.753cm" svg:x="1.827cm" svg:y="4.944cm" svg:viewBox="0 0 25428 754" draw:points="12715,754 0,754 0,0 25428,0 25428,754">
            <text:p/>
          </draw:polygon>
          <draw:path draw:style-name="gr3" draw:text-style-name="P7" draw:layer="layout" svg:width="0.771cm" svg:height="0.626cm" svg:x="1.815cm" svg:y="4.927cm" svg:viewBox="0 0 772 627" svg:d="M187 21c-8-21-10-21-33-21h-154v29h23c69 0 71 11 71 42v460c0 25 0 67-94 67v29c31 0 77-2 108-2 29 0 75 2 106 2v-29c-93 0-93-42-93-67v-496l220 571c6 13 11 21 19 21 10 0 12-6 16-17l225-581h2v527c0 34-2 42-73 42h-22v29c35-2 97-2 133-2 35 0 97 0 131 2v-29h-23c-71 0-71-8-71-42v-485c0-31 0-42 71-42h23v-29h-156c-23 0-23 0-29 17l-202 518z">
            <text:p/>
          </draw:path>
          <draw:path draw:style-name="gr3" draw:text-style-name="P7" draw:layer="layout" svg:width="0.355cm" svg:height="0.422cm" svg:x="2.645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288cm" svg:height="0.574cm" svg:x="3.042cm" svg:y="4.99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461cm" svg:height="0.637cm" svg:x="3.41cm" svg:y="4.91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407cm" svg:height="0.422cm" svg:x="3.914cm" svg:y="5.144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452cm" svg:height="0.647cm" svg:x="4.402cm" svg:y="4.919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0-90 27-132 21-29 54-58 104-58 33 0 71 13 100 54 10 17 10 19 10 36z">
            <text:p/>
          </draw:path>
          <draw:path draw:style-name="gr3" draw:text-style-name="P7" draw:layer="layout" svg:width="0.099cm" svg:height="0.395cm" svg:x="5.262cm" svg:y="5.158cm" svg:viewBox="0 0 100 396" svg:d="M100 48c0-25-23-48-50-48s-50 23-50 48c0 27 23 50 50 50s50-23 50-50zM100 348c0-27-23-48-50-48s-50 21-50 48 23 48 50 48 50-21 50-48z">
            <text:p/>
          </draw:path>
          <draw:path draw:style-name="gr3" draw:text-style-name="P7" draw:layer="layout" svg:width="0.627cm" svg:height="0.657cm" svg:x="5.873cm" svg:y="4.898cm" svg:viewBox="0 0 628 658" svg:d="M335 19c-4-13-6-19-21-19-14 0-17 6-21 19l-191 548c-17 48-52 60-102 62v29c21-2 60-4 94-4 29 0 77 2 106 4v-29c-46 0-69-23-69-48 0-2 0-10 0-12l44-121h226l48 140c0 4 2 10 2 14 0 27-50 27-75 27v29c34-4 96-4 132-4 39 0 81 2 120 4v-29h-16c-55 0-69-6-77-37zM287 121l104 298h-206z">
            <text:p/>
          </draw:path>
          <draw:path draw:style-name="gr3" draw:text-style-name="P7" draw:layer="layout" svg:width="0.452cm" svg:height="0.647cm" svg:x="6.559cm" svg:y="4.919cm" svg:viewBox="0 0 453 648" svg:d="M318 588v60l135-10v-30c-64 0-72-6-72-50v-558l-131 10v30c62 0 70 6 70 50v198c-27-32-66-57-116-57-108 0-204 90-204 209 0 116 89 208 196 208 58 0 99-31 122-60zM318 342v187c0 17 0 19-10 34-27 43-69 64-108 64-42 0-75-23-98-58-23-38-25-90-25-127 0-36 0-90 27-132 21-29 54-58 104-58 33 0 71 13 100 54 10 17 10 19 10 36z">
            <text:p/>
          </draw:path>
          <draw:path draw:style-name="gr3" draw:text-style-name="P7" draw:layer="layout" svg:width="0.23cm" svg:height="0.801cm" svg:x="7cm" svg:y="4.942cm" svg:viewBox="0 0 231 802" svg:d="M231 208l-142 11v27c73 0 82 8 82 52v365c0 39-9 118-69 118-4 0-25 0-50-10 15-4 33-17 33-42s-16-44-43-44c-25 0-42 19-42 44 0 48 52 73 104 73 69 0 127-58 127-142zM231 48c0-25-23-48-50-48s-48 23-48 48c0 27 21 50 48 50s50-23 50-50z">
            <text:p/>
          </draw:path>
          <draw:path draw:style-name="gr3" draw:text-style-name="P7" draw:layer="layout" svg:width="0.461cm" svg:height="0.416cm" svg:x="7.344cm" svg:y="5.148cm" svg:viewBox="0 0 462 417" svg:d="M329 333v84l133-11v-29c-65 0-71-6-71-50v-327l-135 10v30c64 0 71 6 71 50v164c0 79-44 142-111 142-77 0-81-42-81-90v-306l-135 10v30c71 0 71 2 71 83v137c0 73 0 157 139 157 52 0 94-25 119-84z">
            <text:p/>
          </draw:path>
          <draw:path draw:style-name="gr3" draw:text-style-name="P7" draw:layer="layout" svg:width="0.301cm" svg:height="0.422cm" svg:x="7.853cm" svg:y="5.144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286cm" svg:height="0.574cm" svg:x="8.20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286cm" svg:height="0.574cm" svg:x="8.86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61cm" svg:height="0.637cm" svg:x="9.228cm" svg:y="4.919cm" svg:viewBox="0 0 462 638" svg:d="M71 567c0 41-9 41-71 41v30c31-3 79-3 104-3 23 0 71 0 102 3v-30c-60 0-71 0-71-41v-169c0-96 65-146 123-146s69 50 69 102v213c0 41-11 41-71 41v30c31-3 79-3 104-3 23 0 71 0 102 3v-30c-48 0-71 0-71-27v-175c0-79 0-108-29-141-13-15-44-34-96-34-79 0-118 57-133 90v-321l-133 10v30c64 0 71 6 71 50z">
            <text:p/>
          </draw:path>
          <draw:path draw:style-name="gr3" draw:text-style-name="P7" draw:layer="layout" svg:width="0.355cm" svg:height="0.422cm" svg:x="9.731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625cm" svg:height="0.626cm" svg:x="10.447cm" svg:y="4.927cm" svg:viewBox="0 0 626 627" svg:d="M183 13c-8-13-10-13-27-13h-156v29h27c13 0 31 0 46 2 21 2 21 2 21 21v479c0 25 0 67-94 67v29c31 0 77-2 108-2 29 0 75 2 106 2v-29c-93 0-93-42-93-67v-477c4 4 4 4 8 11l374 550c9 12 9 12 15 12 14 0 14-6 14-23v-508c0-25 0-67 94-67v-29c-31 0-77 2-108 2-29 0-75-2-106-2v29c93 0 93 42 93 67v394z">
            <text:p/>
          </draw:path>
          <draw:path draw:style-name="gr3" draw:text-style-name="P7" draw:layer="layout" svg:width="0.461cm" svg:height="0.416cm" svg:x="11.131cm" svg:y="5.148cm" svg:viewBox="0 0 462 417" svg:d="M329 333v84l133-11v-29c-65 0-71-6-71-50v-327l-135 10v30c64 0 71 6 71 50v164c0 79-44 142-111 142-77 0-81-42-81-90v-306l-135 10v30c71 0 71 2 71 83v137c0 73 0 157 141 157 50 0 92-25 117-84z">
            <text:p/>
          </draw:path>
          <draw:path draw:style-name="gr3" draw:text-style-name="P7" draw:layer="layout" svg:width="0.715cm" svg:height="0.405cm" svg:x="11.639cm" svg:y="5.148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55cm" svg:height="0.422cm" svg:x="12.398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9cm" svg:height="0.405cm" svg:x="12.804cm" svg:y="5.14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413cm" svg:height="0.422cm" svg:x="13.174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6cm" svg:height="0.574cm" svg:x="13.61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07cm" svg:height="0.422cm" svg:x="13.972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09cm" svg:height="0.405cm" svg:x="14.43cm" svg:y="5.148cm" svg:viewBox="0 0 310 406" svg:d="M127 102v-102l-127 10v30c64 0 73 6 73 50v248c0 39-11 39-73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413cm" svg:height="0.422cm" svg:x="15.106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15.553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6.057cm" svg:y="5.14cm" svg:viewBox="0 0 420 606" svg:d="M179 258c-81 0-81-91-81-112 0-25 2-54 14-77 9-13 29-38 67-38 79 0 79 92 79 113 0 25 0 54-15 77-8 12-29 37-64 37zM71 294c0-4 0-25 16-44 36 27 73 29 92 29 85 0 148-62 148-133 0-36-15-69-38-90 33-31 67-35 83-35 2 0 7 0 9 0-11 4-15 14-15 25 0 17 13 27 27 27 8 0 27-6 27-27 0-17-12-46-48-46-18 0-58 6-97 44-38-31-77-34-96-34-85 0-150 63-150 134 0 41 21 75 44 96-13 12-29 43-29 75 0 29 12 64 41 81-56 17-85 56-85 94 0 64 92 116 204 116 108 0 204-48 204-118 0-34-15-80-61-107-50-25-102-25-158-25-23 0-62 0-68 0-29-4-50-33-50-62zM204 583c-94 0-156-45-156-93 0-44 35-77 75-80h54c79 0 183 0 183 80 0 48-67 93-156 93z">
            <text:p/>
          </draw:path>
          <draw:path draw:style-name="gr3" draw:text-style-name="P7" draw:layer="layout" svg:width="0.205cm" svg:height="0.637cm" svg:x="16.518cm" svg:y="4.919cm" svg:viewBox="0 0 206 638" svg:d="M133 0l-133 10v30c64 0 73 6 73 50v477c0 41-11 41-73 41v30c31-3 79-3 102-3s69 0 104 3v-30c-62 0-73 0-73-41z">
            <text:p/>
          </draw:path>
          <draw:path draw:style-name="gr3" draw:text-style-name="P7" draw:layer="layout" svg:width="0.355cm" svg:height="0.422cm" svg:x="16.768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197cm" svg:height="0.614cm" svg:x="17.483cm" svg:y="4.94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737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18.536cm" svg:y="4.99cm" svg:viewBox="0 0 289 575" svg:d="M141 198h131v-29h-131v-169h-22c0 75-30 173-119 177v21h79v252c0 115 85 125 119 125 64 0 91-65 91-125v-52h-25v52c0 67-27 102-60 102-63 0-63-83-63-100z">
            <text:p/>
          </draw:path>
          <draw:path draw:style-name="gr3" draw:text-style-name="P7" draw:layer="layout" svg:width="0.355cm" svg:height="0.422cm" svg:x="18.9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309cm" svg:height="0.405cm" svg:x="19.306cm" svg:y="5.148cm" svg:viewBox="0 0 310 406" svg:d="M127 102v-102l-127 10v30c64 0 71 6 71 50v248c0 39-9 39-71 39v29c35 0 79-2 104-2 37 0 81 0 119 2v-29h-21c-67 0-69-8-69-42v-141c0-92 38-173 108-173 7 0 9 0 11 0-4 2-21 12-21 35 0 27 19 40 39 40 17 0 40-11 40-40s-29-56-69-56c-66 0-100 63-114 102z">
            <text:p/>
          </draw:path>
          <draw:path draw:style-name="gr3" draw:text-style-name="P7" draw:layer="layout" svg:width="0.715cm" svg:height="0.405cm" svg:x="19.667cm" svg:y="5.148cm" svg:viewBox="0 0 716 406" svg:d="M71 90v248c0 39-9 39-71 39v29c31 0 79-2 104-2 23 0 71 2 102 2v-29c-60 0-71 0-71-39v-171c0-96 65-146 123-146s69 50 69 102v215c0 39-11 39-71 39v29c31 0 77-2 102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301cm" svg:height="0.422cm" svg:x="20.431cm" svg:y="5.144cm" svg:viewBox="0 0 302 423" svg:d="M160 233c21 5 96 19 96 86 0 46-31 83-104 83-77 0-110-52-127-131-2-11-4-15-13-15-12 0-12 7-12 23v121c0 17 0 23 10 23 5 0 7-2 23-19 2-2 2-4 19-21 40 38 81 40 100 40 106 0 150-63 150-129 0-48-30-75-40-88-31-29-66-35-104-43-52-11-114-21-114-75 0-34 25-71 104-71 100 0 106 83 108 112 0 9 8 9 10 9 13 0 13-5 13-23v-92c0-17 0-23-11-23-4 0-6 0-18 10-2 5-13 13-17 15-33-25-73-25-85-25-113 0-148 63-148 113 0 33 15 58 40 79 29 23 56 29 120 41z">
            <text:p/>
          </draw:path>
          <draw:path draw:style-name="gr3" draw:text-style-name="P7" draw:layer="layout" svg:width="0.407cm" svg:height="0.422cm" svg:x="21.09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296cm" svg:height="0.647cm" svg:x="21.552cm" svg:y="4.908cm" svg:viewBox="0 0 297 648" svg:d="M131 252v-106c0-81 44-125 85-125 2 0 17 0 29 6-10 4-27 15-27 38 0 20 15 39 40 39 27 0 39-19 39-39 0-34-33-65-81-65-64 0-143 48-143 146v106h-73v27h73v298c0 42-11 42-73 42v29c37-2 81-4 106-4 38 0 79 0 117 4v-29h-19c-69 0-71-11-71-44v-296h106v-27z">
            <text:p/>
          </draw:path>
          <draw:path draw:style-name="gr3" draw:text-style-name="P7" draw:layer="layout" svg:width="0.615cm" svg:height="0.626cm" svg:x="22.138cm" svg:y="4.927cm" svg:viewBox="0 0 616 627" svg:d="M0 0v29h23c71 0 71 11 71 42v485c0 34 0 42-71 42h-23v29h335c154 0 281-135 281-308 0-175-123-319-281-319zM218 598c-43 0-45-6-45-35v-498c0-30 2-36 45-36h92c56 0 121 19 166 86 40 54 48 133 48 204 0 102-16 156-50 202-18 25-70 77-164 77z">
            <text:p/>
          </draw:path>
          <draw:path draw:style-name="gr3" draw:text-style-name="P7" draw:layer="layout" svg:width="0.355cm" svg:height="0.422cm" svg:x="22.829cm" svg:y="5.144cm" svg:viewBox="0 0 356 423" svg:d="M77 181c6-137 83-160 114-160 94 0 104 123 104 160zM77 200h256c21 0 23 0 23-19 0-91-50-181-165-181-106 0-191 94-191 210 0 123 96 213 202 213 112 0 154-102 154-121 0-8-9-10-13-10-8 0-10 6-10 12-33 96-117 96-125 96-46 0-83-29-104-62-27-44-27-105-27-138z">
            <text:p/>
          </draw:path>
          <draw:path draw:style-name="gr3" draw:text-style-name="P7" draw:layer="layout" svg:width="0.461cm" svg:height="0.405cm" svg:x="23.239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07cm" svg:height="0.422cm" svg:x="23.744cm" svg:y="5.144cm" svg:viewBox="0 0 408 423" svg:d="M408 215c0-117-94-215-204-215-115 0-204 100-204 215 0 118 96 208 204 208 110 0 204-92 204-208zM204 400c-40 0-79-21-104-62-23-40-23-96-23-130 0-35 0-85 21-127 25-41 68-60 106-60 39 0 79 19 102 58 25 40 25 94 25 129 0 34 0 84-21 123-19 42-60 69-106 69z">
            <text:p/>
          </draw:path>
          <draw:path draw:style-name="gr3" draw:text-style-name="P7" draw:layer="layout" svg:width="0.715cm" svg:height="0.405cm" svg:x="24.204cm" svg:y="5.148cm" svg:viewBox="0 0 716 406" svg:d="M71 90v248c0 39-11 39-71 39v29c31 0 79-2 104-2 23 0 71 2 102 2v-29c-60 0-71 0-71-39v-171c0-96 65-146 123-146s69 50 69 102v215c0 39-11 39-73 39v29c33 0 79-2 104-2s73 2 104 2v-29c-63 0-73 0-73-39v-171c0-96 67-146 125-146s66 50 66 102v215c0 39-8 39-70 39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7" draw:layer="layout" svg:width="0.197cm" svg:height="0.614cm" svg:x="24.967cm" svg:y="4.942cm" svg:viewBox="0 0 198 615" svg:d="M133 208l-129 11v29c60 0 69 4 69 50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5.219cm" svg:y="5.148cm" svg:viewBox="0 0 462 406" svg:d="M71 90v248c0 39-9 39-71 39v29c31 0 79-2 104-2 23 0 71 2 102 2v-29c-60 0-71 0-71-39v-171c0-96 65-146 123-146s69 50 69 102v215c0 39-11 39-71 39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3cm" svg:height="0.422cm" svg:x="25.737cm" svg:y="5.144cm" svg:viewBox="0 0 414 423" svg:d="M266 342c4 37 29 75 73 75 19 0 75-13 75-88v-50h-23v50c0 54-23 61-33 61-29 0-34-42-34-46v-186c0-37 0-73-33-108-35-35-81-50-127-50-75 0-137 44-137 104 0 27 19 44 42 44 25 0 41-19 41-44 0-10-4-41-46-41 25-32 69-42 100-42 44 0 96 35 96 117v35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286cm" svg:height="0.574cm" svg:x="26.171cm" svg:y="4.99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07cm" svg:height="0.422cm" svg:x="26.535cm" svg:y="5.144cm" svg:viewBox="0 0 408 423" svg:d="M408 215c0-117-94-215-204-215-115 0-204 100-204 215 0 118 96 208 204 208 110 0 204-92 204-208zM204 400c-40 0-79-21-104-62-23-40-23-96-23-130 0-35 0-85 21-127 25-41 68-60 106-60 39 0 79 19 104 58 23 40 23 94 23 129 0 34 0 84-21 123-19 42-60 69-106 69z">
            <text:p/>
          </draw:path>
          <draw:path draw:style-name="gr3" draw:text-style-name="P7" draw:layer="layout" svg:width="0.309cm" svg:height="0.405cm" svg:x="26.993cm" svg:y="5.148cm" svg:viewBox="0 0 310 406" svg:d="M127 102v-102l-127 10v30c64 0 73 6 73 50v248c0 39-11 39-73 39v29c35 0 79-2 104-2 37 0 81 0 119 2v-29h-21c-67 0-69-8-69-42v-141c0-92 38-173 108-173 7 0 9 0 11 0-4 2-21 12-21 35 0 27 19 40 39 40 17 0 40-11 40-40s-29-56-69-56c-66 0-100 63-114 102z">
            <text:p/>
          </draw:path>
        </draw:g>
        <draw:g xml:id="id110" draw:id="id110">
          <svg:title>TexMaths</svg:title>
          <svg:desc>26§display§\text {angle and a constant}§svg§600§FALSE§</svg:desc>
          <draw:polygon draw:style-name="gr2" draw:text-style-name="P6" draw:layer="layout" svg:width="8.163cm" svg:height="0.732cm" svg:x="6.024cm" svg:y="5.845cm" svg:viewBox="0 0 8164 733" draw:points="4081,733 0,733 0,0 8164,0 8164,733">
            <text:p/>
          </draw:polygon>
          <draw:path draw:style-name="gr3" draw:text-style-name="P7" draw:layer="layout" svg:width="0.413cm" svg:height="0.422cm" svg:x="6.016cm" svg:y="6.024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6.465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6.969cm" svg:y="6.02cm" svg:viewBox="0 0 420 606" svg:d="M179 258c-81 0-81-91-81-112 0-25 2-54 14-77 9-13 29-38 67-38 79 0 79 92 79 113 0 25 0 54-15 77-8 12-29 37-64 37zM71 294c0-4 0-25 16-44 36 27 73 29 92 29 85 0 148-62 148-133 0-36-15-69-38-90 33-31 67-35 83-35 2 0 7 0 9 0-11 4-15 14-15 25 0 16 13 27 27 27 8 0 27-6 27-27 0-17-12-46-48-46-18 0-58 6-97 44-38-32-77-34-96-34-85 0-150 63-150 134 0 41 21 75 44 96-13 12-29 43-29 75 0 29 12 64 41 81-56 16-85 56-85 94 0 64 92 116 204 116 108 0 204-48 204-119 0-33-15-79-61-106-50-25-102-25-158-25-23 0-62 0-68 0-29-4-50-33-50-62zM204 583c-94 0-156-46-156-93 0-44 35-78 75-80h54c79 0 183 0 183 80 0 47-67 93-156 93z">
            <text:p/>
          </draw:path>
          <draw:path draw:style-name="gr3" draw:text-style-name="P7" draw:layer="layout" svg:width="0.205cm" svg:height="0.636cm" svg:x="7.43cm" svg:y="5.799cm" svg:viewBox="0 0 206 637" svg:d="M133 0l-133 10v30c64 0 73 6 73 50v477c0 41-11 41-73 41v29c31-2 79-2 102-2s69 0 104 2v-29c-62 0-73 0-73-41z">
            <text:p/>
          </draw:path>
          <draw:path draw:style-name="gr3" draw:text-style-name="P7" draw:layer="layout" svg:width="0.355cm" svg:height="0.422cm" svg:x="7.68cm" svg:y="6.024cm" svg:viewBox="0 0 356 423" svg:d="M77 181c6-137 83-160 114-160 94 0 104 123 104 160zM77 200h256c21 0 23 0 23-19 0-91-50-181-165-181-106 0-191 94-191 210 0 123 96 213 202 213 112 0 154-102 154-121 0-8-9-10-13-10-8 0-10 6-10 12-33 96-117 96-125 96-46 0-83-29-104-63-27-43-27-104-27-137z">
            <text:p/>
          </draw:path>
          <draw:path draw:style-name="gr3" draw:text-style-name="P7" draw:layer="layout" svg:width="0.413cm" svg:height="0.422cm" svg:x="8.404cm" svg:y="6.024cm" svg:viewBox="0 0 414 423" svg:d="M268 342c2 37 27 75 71 75 19 0 75-13 75-88v-50h-23v50c0 54-23 61-33 61-29 0-34-42-34-46v-186c0-37 0-73-33-108-35-35-81-50-125-50-77 0-139 44-139 104 0 27 19 44 42 44 27 0 41-19 41-44 0-10-4-42-46-42 25-31 69-41 100-41 44 0 96 35 96 116v36c-46 2-110 4-168 31-69 31-92 79-92 121 0 75 89 98 148 98 60 0 102-38 120-81zM260 192v91c0 88-64 119-106 119-46 0-83-33-83-79 0-50 39-127 189-131z">
            <text:p/>
          </draw:path>
          <draw:path draw:style-name="gr3" draw:text-style-name="P7" draw:layer="layout" svg:width="0.461cm" svg:height="0.405cm" svg:x="8.851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52cm" svg:height="0.647cm" svg:x="9.361cm" svg:y="5.799cm" svg:viewBox="0 0 453 648" svg:d="M318 587v61l135-11v-29c-64 0-72-6-72-50v-558l-131 10v30c62 0 70 6 70 50v197c-27-31-66-56-116-56-108 0-204 90-204 209 0 116 89 208 196 208 58 0 99-31 122-61zM318 342v187c0 17 0 19-10 33-27 44-69 65-108 65-42 0-75-23-98-58-23-38-25-90-25-127 0-36 2-90 27-132 21-29 54-58 104-58 33 0 71 13 100 54 10 17 10 19 10 36z">
            <text:p/>
          </draw:path>
          <draw:path draw:style-name="gr3" draw:text-style-name="P7" draw:layer="layout" svg:width="0.413cm" svg:height="0.422cm" svg:x="10.18cm" svg:y="6.024cm" svg:viewBox="0 0 414 423" svg:d="M266 342c4 37 29 75 73 75 19 0 75-13 75-88v-50h-23v50c0 54-23 61-33 61-29 0-34-42-34-46v-186c0-37 0-73-33-108-35-35-81-50-125-50-77 0-139 44-139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348cm" svg:height="0.422cm" svg:x="10.933cm" svg:y="6.024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407cm" svg:height="0.422cm" svg:x="11.335cm" svg:y="6.024cm" svg:viewBox="0 0 408 423" svg:d="M408 215c0-117-94-215-204-215-115 0-204 100-204 215 0 118 96 208 204 208 110 0 204-92 204-208zM204 400c-40 0-79-21-104-63-23-39-23-95-23-129 0-35 0-85 21-127 25-41 68-60 106-60 39 0 79 19 102 58 25 40 25 94 25 129 0 34 0 84-21 123-19 42-60 69-106 69z">
            <text:p/>
          </draw:path>
          <draw:path draw:style-name="gr3" draw:text-style-name="P7" draw:layer="layout" svg:width="0.461cm" svg:height="0.405cm" svg:x="11.794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304cm" svg:y="6.024cm" svg:viewBox="0 0 302 423" svg:d="M160 233c21 4 96 19 96 86 0 46-31 83-104 83-77 0-110-52-127-131-2-11-4-15-13-15-12 0-12 6-12 23v121c0 17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3 56 29 120 41z">
            <text:p/>
          </draw:path>
          <draw:path draw:style-name="gr3" draw:text-style-name="P7" draw:layer="layout" svg:width="0.286cm" svg:height="0.574cm" svg:x="12.651cm" svg:y="5.872cm" svg:viewBox="0 0 287 575" svg:d="M141 198h131v-29h-131v-169h-22c0 75-30 173-119 177v21h79v252c0 115 85 125 119 125 64 0 89-65 89-125v-52h-23v52c0 67-27 102-60 102-63 0-63-83-63-100z">
            <text:p/>
          </draw:path>
          <draw:path draw:style-name="gr3" draw:text-style-name="P7" draw:layer="layout" svg:width="0.413cm" svg:height="0.422cm" svg:x="13.028cm" svg:y="6.024cm" svg:viewBox="0 0 414 423" svg:d="M266 342c4 37 29 75 73 75 19 0 75-13 75-88v-50h-23v50c0 54-23 61-33 61-29 0-34-42-34-46v-186c0-37 0-73-33-108-35-35-81-50-127-50-75 0-137 44-137 104 0 27 19 44 42 44 25 0 41-19 41-44 0-10-4-42-46-42 25-31 69-41 100-41 44 0 96 35 96 116v36c-46 2-110 4-168 31-69 31-92 79-92 121 0 75 89 98 148 98 60 0 102-38 118-81zM260 192v91c0 88-64 119-106 119-46 0-83-33-83-79 0-50 39-127 189-131z">
            <text:p/>
          </draw:path>
          <draw:path draw:style-name="gr3" draw:text-style-name="P7" draw:layer="layout" svg:width="0.461cm" svg:height="0.405cm" svg:x="13.475cm" svg:y="6.0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6cm" svg:height="0.574cm" svg:x="13.945cm" svg:y="5.872cm" svg:viewBox="0 0 287 575" svg:d="M141 198h131v-29h-131v-169h-22c0 75-30 173-119 177v21h79v252c0 115 85 125 119 125 64 0 89-65 89-125v-52h-23v52c0 67-27 102-60 102-63 0-63-83-63-100z">
            <text:p/>
          </draw:path>
        </draw:g>
        <draw:g xml:id="id120" draw:id="id120">
          <svg:title>TexMaths</svg:title>
          <svg:desc>28§display§\text {Let,}§svg§600§FALSE§</svg:desc>
          <draw:polygon draw:style-name="gr2" draw:text-style-name="P6" draw:layer="layout" svg:width="1.538cm" svg:height="0.765cm" svg:x="8.228cm" svg:y="11.344cm" svg:viewBox="0 0 1539 766" draw:points="768,766 0,766 0,0 1539,0 1539,766">
            <text:p/>
          </draw:polygon>
          <draw:path draw:style-name="gr3" draw:text-style-name="P7" draw:layer="layout" svg:width="0.541cm" svg:height="0.673cm" svg:x="8.21cm" svg:y="11.2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8.822cm" svg:y="11.5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9.249cm" svg:y="11.3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9.698cm" svg:y="11.8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21" draw:id="id121">
          <svg:title>TexMaths</svg:title>
          <svg:desc>28§display§\text {I}§svg§600§FALSE§</svg:desc>
          <draw:polygon draw:style-name="gr2" draw:text-style-name="P6" draw:layer="layout" svg:width="0.229cm" svg:height="0.575cm" svg:x="10.334cm" svg:y="11.346cm" svg:viewBox="0 0 230 576" draw:points="116,576 0,576 0,0 230,0 230,576">
            <text:p/>
          </draw:polygon>
          <draw:path draw:style-name="gr3" draw:text-style-name="P7" draw:layer="layout" svg:width="0.301cm" svg:height="0.674cm" svg:x="10.312cm" svg:y="11.2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19" draw:id="id119">
          <svg:title>TexMaths</svg:title>
          <svg:desc>28§display§(1)§svg§600§FALSE§</svg:desc>
          <draw:polygon draw:style-name="gr2" draw:text-style-name="P6" draw:layer="layout" svg:width="1.061cm" svg:height="0.886cm" svg:x="6.81cm" svg:y="11.247cm" svg:viewBox="0 0 1062 887" draw:points="531,887 0,887 0,0 1062,0 1062,887">
            <text:p/>
          </draw:polygon>
          <draw:path draw:style-name="gr3" draw:text-style-name="P7" draw:layer="layout" svg:width="0.23cm" svg:height="0.985cm" svg:x="6.857cm" svg:y="11.1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26cm" svg:height="0.658cm" svg:x="7.231cm" svg:y="11.281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7.693cm" svg:y="11.1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2" draw:id="id112">
          <svg:title>TexMaths</svg:title>
          <svg:desc>26§display§\text {(1)}§svg§600§FALSE§</svg:desc>
          <draw:polygon draw:style-name="gr2" draw:text-style-name="P6" draw:layer="layout" svg:width="0.986cm" svg:height="0.822cm" svg:x="1.912cm" svg:y="8.645cm" svg:viewBox="0 0 987 823" draw:points="494,823 0,823 0,0 987,0 987,823">
            <text:p/>
          </draw:polygon>
          <draw:path draw:style-name="gr3" draw:text-style-name="P7" draw:layer="layout" svg:width="0.213cm" svg:height="0.914cm" svg:x="1.956cm" svg:y="8.59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2.304cm" svg:y="8.676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733cm" svg:y="8.5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22" draw:id="id122">
          <svg:title>TexMaths</svg:title>
          <svg:desc>24§display§= \int \frac{\sin ( x + a )}{\sin ( x - b )}\ dx§svg§600§FALSE§</svg:desc>
          <draw:polygon draw:style-name="gr2" draw:text-style-name="P6" draw:layer="layout" svg:width="6.809cm" svg:height="1.909cm" svg:x="11.017cm" svg:y="10.646cm" svg:viewBox="0 0 6810 1910" draw:points="3404,1910 0,1910 0,0 6810,0 6810,1910">
            <text:p/>
          </draw:polygon>
          <draw:path draw:style-name="gr3" draw:text-style-name="P7" draw:layer="layout" svg:width="0.562cm" svg:height="0.199cm" svg:x="11.023cm" svg:y="11.49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1.912cm" svg:y="10.66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12.979cm" svg:y="10.859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11cm" svg:y="10.673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44cm" svg:y="10.86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4.07cm" svg:y="10.60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338cm" svg:y="10.86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2cm" svg:height="0.563cm" svg:x="15.031cm" svg:y="10.744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5.861cm" svg:y="10.863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6.322cm" svg:y="10.60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651cm" svg:height="0.035cm" svg:x="12.95cm" svg:y="11.579cm" svg:viewBox="0 0 3652 36" draw:points="1826,36 0,36 0,0 3652,0 3652,36">
            <text:p/>
          </draw:polygon>
          <draw:path draw:style-name="gr3" draw:text-style-name="P7" draw:layer="layout" svg:width="0.277cm" svg:height="0.389cm" svg:x="13.019cm" svg:y="12.00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53cm" svg:y="11.82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86cm" svg:y="12.01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4.112cm" svg:y="11.754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381cm" svg:y="12.01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7" draw:layer="layout" svg:width="0.515cm" svg:height="0.035cm" svg:x="15.095cm" svg:y="12.15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909cm" svg:y="11.8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6.279cm" svg:y="11.754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7.017cm" svg:y="11.222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7.447cm" svg:y="11.43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111" draw:id="id111">
          <svg:title>TexMaths</svg:title>
          <svg:desc>26§display§\text {Evaluate the following.}§svg§600§FALSE§</svg:desc>
          <draw:polygon draw:style-name="gr2" draw:text-style-name="P6" draw:layer="layout" svg:width="9.008cm" svg:height="0.742cm" svg:x="2.034cm" svg:y="7.046cm" svg:viewBox="0 0 9009 743" draw:points="4503,743 0,743 0,0 9009,0 9009,743">
            <text:p/>
          </draw:polygon>
          <draw:path draw:style-name="gr3" draw:text-style-name="P7" draw:layer="layout" svg:width="0.567cm" svg:height="0.624cm" svg:x="2.017cm" svg:y="7.023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7" draw:layer="layout" svg:width="0.448cm" svg:height="0.405cm" svg:x="2.626cm" svg:y="7.25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3.08cm" svg:y="7.235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3.529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3.781cm" svg:y="7.242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4.299cm" svg:y="7.235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4.734cm" svg:y="7.083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5.098cm" svg:y="7.23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5.801cm" svg:y="7.083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6.167cm" svg:y="7.01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6.672cm" svg:y="7.235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7.388cm" svg:y="7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7.662cm" svg:y="7.235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8.122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8.376cm" svg:y="7.01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8.625cm" svg:y="7.235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047cm" svg:y="7.25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9.721cm" svg:y="7.033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9.975cm" svg:y="7.242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0.479cm" svg:y="7.231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0.988cm" svg:y="7.548cm" svg:viewBox="0 0 100 100" svg:d="M100 50c0-27-23-50-50-50s-50 23-50 50 23 50 50 50 50-23 50-50z">
            <text:p/>
          </draw:path>
        </draw:g>
        <draw:g xml:id="id113" draw:id="id113">
          <svg:title>TexMaths</svg:title>
          <svg:desc>24§display§\int \frac{\sin ( x + a )}{\sin ( x - b )}\ dx§svg§600§FALSE§</svg:desc>
          <draw:polygon draw:style-name="gr2" draw:text-style-name="P6" draw:layer="layout" svg:width="5.919cm" svg:height="1.909cm" svg:x="3.114cm" svg:y="8.144cm" svg:viewBox="0 0 5920 1910" draw:points="2959,1910 0,1910 0,0 5920,0 5920,1910">
            <text:p/>
          </draw:polygon>
          <draw:path draw:style-name="gr3" draw:text-style-name="P7" draw:layer="layout" svg:width="0.75cm" svg:height="1.874cm" svg:x="3.12cm" svg:y="8.158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4.185cm" svg:y="8.357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4.518cm" svg:y="8.17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4.752cm" svg:y="8.3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5.276cm" svg:y="8.10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5.545cm" svg:y="8.36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62cm" svg:height="0.563cm" svg:x="6.238cm" svg:y="8.24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7.068cm" svg:y="8.361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7.528cm" svg:y="8.10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651cm" svg:height="0.035cm" svg:x="4.157cm" svg:y="9.077cm" svg:viewBox="0 0 3652 36" draw:points="1826,36 0,36 0,0 3652,0 3652,36">
            <text:p/>
          </draw:polygon>
          <draw:path draw:style-name="gr3" draw:text-style-name="P7" draw:layer="layout" svg:width="0.277cm" svg:height="0.389cm" svg:x="4.228cm" svg:y="9.505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4.56cm" svg:y="9.319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4.792cm" svg:y="9.51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5.318cm" svg:y="9.25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5.587cm" svg:y="9.51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16cm" svg:height="0.035cm" svg:x="6.303cm" svg:y="9.65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7.116cm" svg:y="9.298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7.486cm" svg:y="9.25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8.223cm" svg:y="8.7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8.654cm" svg:y="8.93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</draw:g>
        <draw:g xml:id="id114" draw:id="id114">
          <svg:title>TexMaths</svg:title>
          <svg:desc>26§display§\text {(2)}§svg§600§FALSE§</svg:desc>
          <draw:polygon draw:style-name="gr2" draw:text-style-name="P6" draw:layer="layout" svg:width="0.986cm" svg:height="0.823cm" svg:x="10.313cm" svg:y="8.646cm" svg:viewBox="0 0 987 824" draw:points="494,824 0,824 0,0 987,0 987,824">
            <text:p/>
          </draw:polygon>
          <draw:path draw:style-name="gr3" draw:text-style-name="P7" draw:layer="layout" svg:width="0.213cm" svg:height="0.914cm" svg:x="10.357cm" svg:y="8.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10.669cm" svg:y="8.6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11.134cm" svg:y="8.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5" draw:id="id115">
          <svg:title>TexMaths</svg:title>
          <svg:desc>24§display§\int \frac{\sin ( a - x )}{\cos ( x + a )} \ dx§svg§600§FALSE§</svg:desc>
          <draw:polygon draw:style-name="gr2" draw:text-style-name="P6" draw:layer="layout" svg:width="6.012cm" svg:height="1.909cm" svg:x="11.415cm" svg:y="8.144cm" svg:viewBox="0 0 6013 1910" draw:points="3006,1910 0,1910 0,0 6013,0 6013,1910">
            <text:p/>
          </draw:polygon>
          <draw:path draw:style-name="gr3" draw:text-style-name="P7" draw:layer="layout" svg:width="0.75cm" svg:height="1.874cm" svg:x="11.421cm" svg:y="8.158cm" svg:viewBox="0 0 751 1875" svg:d="M40 1837c27 0 43-20 43-41 0-28-22-42-41-42-21 0-42 14-42 42 0 44 42 79 94 79 129 0 177-198 236-441 65-267 121-538 167-808 31-179 62-348 90-457 10-42 39-150 73-150 25 0 46 16 50 19-28 2-42 20-42 41 0 28 21 42 40 42 22 0 43-14 43-42 0-46-46-79-93-79-65 0-111 92-159 265-2 8-117 432-209 984-23 129-48 271-75 388-15 61-54 221-123 221-31 0-50-21-52-21z">
            <text:p/>
          </draw:path>
          <draw:path draw:style-name="gr3" draw:text-style-name="P7" draw:layer="layout" svg:width="0.277cm" svg:height="0.389cm" svg:x="12.532cm" svg:y="8.357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64cm" svg:y="8.171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099cm" svg:y="8.36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3.625cm" svg:y="8.10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3.901cm" svg:y="8.361cm" svg:viewBox="0 0 388 384" svg:d="M282 54c-15-31-40-54-79-54-97 0-203 125-203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4.571cm" svg:y="8.507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5.37cm" svg:y="8.3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197cm" svg:height="0.843cm" svg:x="15.875cm" svg:y="8.10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744cm" svg:height="0.035cm" svg:x="12.457cm" svg:y="9.077cm" svg:viewBox="0 0 3745 36" draw:points="1874,36 0,36 0,0 3745,0 3745,36">
            <text:p/>
          </draw:polygon>
          <draw:path draw:style-name="gr3" draw:text-style-name="P7" draw:layer="layout" svg:width="0.322cm" svg:height="0.389cm" svg:x="12.486cm" svg:y="9.505cm" svg:viewBox="0 0 323 390" svg:d="M71 196c0-138 69-175 113-175 8 0 62 0 92 31-34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2.857cm" svg:y="9.505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3.283cm" svg:y="9.505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3.671cm" svg:y="9.252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3.94cm" svg:y="9.51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1cm" svg:height="0.563cm" svg:x="14.633cm" svg:y="9.392cm" svg:viewBox="0 0 562 564" svg:d="M299 299h237c11 0 26 0 26-17s-15-17-26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5.462cm" svg:y="9.511cm" svg:viewBox="0 0 388 384" svg:d="M282 54c-15-31-40-54-79-54-97 0-203 125-203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5.923cm" svg:y="9.252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6.618cm" svg:y="8.72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421cm" svg:height="0.383cm" svg:x="17.048cm" svg:y="8.93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7 92-86 112-113 112-33 0-46-27-46-56 0-19 6-36 15-75z">
            <text:p/>
          </draw:path>
        </draw:g>
        <draw:g xml:id="id123" draw:id="id123">
          <svg:title>TexMaths</svg:title>
          <svg:desc>24§display§= \int \frac{\sin [\ ( x - b ) + ( a + b ) \ ] }{\sin ( x - b )}\ dx§svg§600§FALSE§</svg:desc>
          <draw:polygon draw:style-name="gr2" draw:text-style-name="P6" draw:layer="layout" svg:width="11.281cm" svg:height="1.909cm" svg:x="11.019cm" svg:y="13.147cm" svg:viewBox="0 0 11282 1910" draw:points="5641,1910 0,1910 0,0 11282,0 11282,1910">
            <text:p/>
          </draw:polygon>
          <draw:path draw:style-name="gr3" draw:text-style-name="P7" draw:layer="layout" svg:width="0.562cm" svg:height="0.199cm" svg:x="11.025cm" svg:y="13.99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11.914cm" svg:y="13.161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12.981cm" svg:y="13.3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313cm" svg:y="13.17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3.546cm" svg:y="13.36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7" draw:layer="layout" svg:width="0.116cm" svg:height="0.843cm" svg:x="14.087cm" svg:y="13.105cm" svg:viewBox="0 0 117 844" draw:points="117,844 117,812 35,812 35,35 117,35 117,0 0,0 0,844">
            <text:p/>
          </draw:polygon>
          <draw:path draw:style-name="gr3" draw:text-style-name="P7" draw:layer="layout" svg:width="0.197cm" svg:height="0.843cm" svg:x="14.586cm" svg:y="13.1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855cm" svg:y="13.3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15cm" svg:height="0.035cm" svg:x="15.571cm" svg:y="13.51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6.383cm" svg:y="13.15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6.754cm" svg:y="13.1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7.269cm" svg:y="13.2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197cm" svg:height="0.843cm" svg:x="18.15cm" svg:y="13.10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8.426cm" svg:y="13.364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9.073cm" svg:y="13.24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19.91cm" svg:y="13.15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7" draw:layer="layout" svg:width="0.197cm" svg:height="0.843cm" svg:x="20.281cm" svg:y="13.10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0.116cm" svg:height="0.843cm" svg:x="20.861cm" svg:y="13.105cm" svg:viewBox="0 0 117 844" draw:points="117,0 0,0 0,35 83,35 83,812 0,812 0,844 117,844">
            <text:p/>
          </draw:polygon>
          <draw:polygon draw:style-name="gr3" draw:text-style-name="P7" draw:layer="layout" svg:width="8.124cm" svg:height="0.035cm" svg:x="12.952cm" svg:y="14.08cm" svg:viewBox="0 0 8125 36" draw:points="4063,36 0,36 0,0 8125,0 8125,36">
            <text:p/>
          </draw:polygon>
          <draw:path draw:style-name="gr3" draw:text-style-name="P7" draw:layer="layout" svg:width="0.277cm" svg:height="0.389cm" svg:x="15.258cm" svg:y="14.508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59cm" svg:y="14.322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5.825cm" svg:y="14.51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6.351cm" svg:y="14.255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6.62cm" svg:y="14.51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5cm" svg:height="0.035cm" svg:x="17.334cm" svg:y="14.658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8.148cm" svg:y="14.301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8.518cm" svg:y="14.25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1.493cm" svg:y="13.723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21.923cm" svg:y="13.93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16" draw:id="id116">
          <svg:title>TexMaths</svg:title>
          <svg:desc>26§display§\text {(3)}§svg§600§FALSE§</svg:desc>
          <draw:polygon draw:style-name="gr2" draw:text-style-name="P6" draw:layer="layout" svg:width="0.986cm" svg:height="0.822cm" svg:x="18.615cm" svg:y="8.647cm" svg:viewBox="0 0 987 823" draw:points="494,823 0,823 0,0 987,0 987,823">
            <text:p/>
          </draw:polygon>
          <draw:path draw:style-name="gr3" draw:text-style-name="P7" draw:layer="layout" svg:width="0.213cm" svg:height="0.914cm" svg:x="18.659cm" svg:y="8.60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8.963cm" svg:y="8.678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19.436cm" svg:y="8.6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17" draw:id="id117">
          <svg:title>TexMaths</svg:title>
          <svg:desc>24§display§\int \frac{x \cos x^2}{\cos ( x^2 - a )} \ dx§svg§600§FALSE§</svg:desc>
          <draw:polygon draw:style-name="gr2" draw:text-style-name="P6" draw:layer="layout" svg:width="6.391cm" svg:height="1.974cm" svg:x="19.717cm" svg:y="8.145cm" svg:viewBox="0 0 6392 1975" draw:points="3195,1975 0,1975 0,0 6392,0 6392,1975">
            <text:p/>
          </draw:polygon>
          <draw:path draw:style-name="gr3" draw:text-style-name="P7" draw:layer="layout" svg:width="0.75cm" svg:height="1.874cm" svg:x="19.723cm" svg:y="8.224cm" svg:viewBox="0 0 751 1875" svg:d="M40 1836c27 0 43-19 43-40 0-29-22-42-41-42-21 0-42 13-42 42 0 44 42 79 94 79 129 0 177-198 236-442 66-266 121-537 167-807 31-179 62-348 91-457 9-42 38-150 72-150 25 0 47 16 50 19-28 2-42 20-42 41 0 28 21 42 40 42 22 0 43-14 43-42 0-46-46-79-92-79-66 0-112 92-160 265-2 7-117 432-209 984-23 129-48 271-75 388-15 61-54 221-123 221-31 0-50-22-52-22z">
            <text:p/>
          </draw:path>
          <draw:path draw:style-name="gr3" draw:text-style-name="P7" draw:layer="layout" svg:width="0.421cm" svg:height="0.383cm" svg:x="21.47cm" svg:y="8.42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2 65 87 0 135-110 135-131 0-7-8-7-10-7-8 0-10 2-12 7-26 92-86 112-113 112-33 0-46-27-46-56 0-19 6-37 15-75z">
            <text:p/>
          </draw:path>
          <draw:path draw:style-name="gr3" draw:text-style-name="P7" draw:layer="layout" svg:width="0.322cm" svg:height="0.389cm" svg:x="22.096cm" svg:y="8.423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22.466cm" svg:y="8.423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22.893cm" svg:y="8.4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23.361cm" svg:y="8.427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3 0-46-27-46-56 0-19 6-37 15-75z">
            <text:p/>
          </draw:path>
          <draw:path draw:style-name="gr3" draw:text-style-name="P7" draw:layer="layout" svg:width="0.262cm" svg:height="0.392cm" svg:x="23.857cm" svg:y="8.10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3cm" svg:height="0.035cm" svg:x="20.76cm" svg:y="9.143cm" svg:viewBox="0 0 4124 36" draw:points="2062,36 0,36 0,0 4124,0 4124,36">
            <text:p/>
          </draw:polygon>
          <draw:path draw:style-name="gr3" draw:text-style-name="P7" draw:layer="layout" svg:width="0.322cm" svg:height="0.389cm" svg:x="20.788cm" svg:y="9.571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21.159cm" svg:y="9.57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21.585cm" svg:y="9.571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21.973cm" svg:y="9.318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421cm" svg:height="0.383cm" svg:x="22.242cm" svg:y="9.57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262cm" svg:height="0.392cm" svg:x="22.737cm" svg:y="9.314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23.336cm" svg:y="9.723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24.143cm" svg:y="9.577cm" svg:viewBox="0 0 388 384" svg:d="M282 54c-15-31-40-54-78-54-98 0-204 125-204 248 0 80 46 136 113 136 18 0 60-4 110-64 7 35 36 64 77 64 30 0 49-19 63-46 13-31 25-83 25-85 0-7-8-7-10-7-7 0-9 2-11 15-16 54-31 104-66 104-23 0-25-22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197cm" svg:height="0.843cm" svg:x="24.603cm" svg:y="9.31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25.299cm" svg:y="8.78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2-25-39 0-21 2-27 6-40zM227 485c-4 16-4 18-18 33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5.729cm" svg:y="8.99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</draw:g>
        <draw:g xml:id="id118" draw:id="id118">
          <svg:title>TexMaths</svg:title>
          <svg:desc>26§display§\text {Solutions :}§svg§600§FALSE§</svg:desc>
          <draw:polygon draw:style-name="gr2" draw:text-style-name="P6" draw:layer="layout" svg:width="4.049cm" svg:height="0.573cm" svg:x="2.31cm" svg:y="11.344cm" svg:viewBox="0 0 4050 574" draw:points="2026,574 0,574 0,0 4050,0 4050,574">
            <text:p/>
          </draw:polygon>
          <draw:path draw:style-name="gr3" draw:text-style-name="P7" draw:layer="layout" svg:width="0.407cm" svg:height="0.665cm" svg:x="2.316cm" svg:y="11.298cm" svg:viewBox="0 0 408 666" svg:d="M268 291l-116-29c-58-14-94-62-94-116 0-65 50-121 123-121 152 0 173 152 179 191 0 7 0 13 10 13 13 0 13-4 13-23v-183c0-17 0-23-11-23-6 0-8 0-14 12l-31 53c-27-28-67-65-148-65-102 0-179 81-179 177 0 77 48 144 121 168 10 5 56 15 120 32 25 6 52 12 79 45 19 25 27 55 27 86 0 64-45 131-122 131-27 0-96-4-146-50-52-50-56-108-56-142 0-8-8-8-11-8-12 0-12 6-12 23v183c0 15 0 21 10 21 7 0 7 0 13-10 0-2 4-5 33-52 29 31 88 62 171 62 106 0 181-89 181-189 0-92-63-167-140-186z">
            <text:p/>
          </draw:path>
          <draw:path draw:style-name="gr3" draw:text-style-name="P7" draw:layer="layout" svg:width="0.407cm" svg:height="0.421cm" svg:x="2.797cm" svg:y="11.533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05cm" svg:height="0.636cm" svg:x="3.259cm" svg:y="11.308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61cm" svg:height="0.415cm" svg:x="3.512cm" svg:y="11.539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4.007cm" svg:y="11.381cm" svg:viewBox="0 0 289 574" svg:d="M141 198h132v-29h-132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4.376cm" svg:y="11.331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4.625cm" svg:y="11.533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461cm" svg:height="0.405cm" svg:x="5.085cm" svg:y="11.539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595cm" svg:y="11.533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394cm" svg:x="6.308cm" svg:y="11.548cm" svg:viewBox="0 0 100 395" svg:d="M100 48c0-25-23-48-50-48s-50 23-50 48c0 27 23 50 50 50s50-23 50-50zM100 348c0-27-23-48-50-48s-50 21-50 48 23 47 50 47 50-20 50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6" anim:sub-item="text" smil:attributeName="visibility" smil:to="visible"/>
                  <anim:animate smil:begin="0s" smil:dur="0.5s" smil:fill="hold" smil:decelerate="0.5" smil:targetElement="id106" anim:sub-item="text" smil:attributeName="rotate" smil:values="-90;0" smil:keyTimes="0;1"/>
                  <anim:animate smil:begin="0s" smil:dur="0.5s" smil:fill="hold" smil:decelerate="0.5" smil:targetElement="id106" anim:sub-item="text" smil:attributeName="width" smil:values="width;width*.05" smil:keyTimes="0;1"/>
                  <anim:animate smil:begin="0.5s" smil:dur="0.5s" smil:fill="hold" smil:accelerate="0.5" smil:targetElement="id106" anim:sub-item="text" smil:attributeName="width" smil:values="width*.05;width" smil:keyTimes="0;1"/>
                  <anim:animate smil:dur="1s" smil:fill="hold" smil:targetElement="id106" anim:sub-item="text" smil:attributeName="height" smil:values="height;height" smil:keyTimes="0;1"/>
                  <anim:animate smil:begin="0s" smil:dur="0.5s" smil:fill="hold" smil:decelerate="0.5" smil:targetElement="id106" anim:sub-item="text" smil:attributeName="x" smil:values="x+.4;x" smil:keyTimes="0;1"/>
                  <anim:animate smil:begin="0s" smil:dur="0.5s" smil:fill="hold" smil:decelerate="0.5" smil:targetElement="id106" anim:sub-item="text" smil:attributeName="y" smil:values="y-.2;y+.1" smil:keyTimes="0;1"/>
                  <anim:animate smil:begin="0.5s" smil:dur="0.5s" smil:fill="hold" smil:accelerate="0.5" smil:targetElement="id106" anim:sub-item="text" smil:attributeName="y" smil:values="y+.1;y" smil:keyTimes="0;1"/>
                  <anim:transitionFilter smil:begin="0s" smil:dur="1s" smil:decelerate="0.5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7" anim:sub-item="text" smil:attributeName="visibility" smil:to="visible"/>
                  <anim:animate smil:dur="0.5s" smil:fill="hold" smil:targetElement="id107" anim:sub-item="text" smil:attributeName="width" smil:values="width*0.05;width" smil:keyTimes="0;1"/>
                  <anim:animate smil:dur="0.5s" smil:fill="hold" smil:targetElement="id107" anim:sub-item="text" smil:attributeName="height" smil:values="height;height" smil:keyTimes="0;1"/>
                  <anim:animate smil:dur="0.5s" smil:fill="hold" smil:targetElement="id107" anim:sub-item="text" smil:attributeName="x" smil:values="x-.2;x" smil:keyTimes="0;1"/>
                  <anim:animate smil:dur="0.5s" smil:fill="hold" smil:targetElement="id107" anim:sub-item="text" smil:attributeName="y" smil:values="y;y" smil:keyTimes="0;1"/>
                  <anim:transitionFilter smil:dur="0.5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1+width/2;x" smil:keyTimes="0;1"/>
                  <anim:animate smil:dur="0.5s" smil:fill="hold" smil:targetElement="id1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2" smil:attributeName="visibility" smil:to="visible"/>
                  <anim:animate smil:dur="0.5s" smil:fill="hold" smil:targetElement="id112" smil:attributeName="width" smil:values="width*0.05;width" smil:keyTimes="0;1"/>
                  <anim:animate smil:dur="0.5s" smil:fill="hold" smil:targetElement="id112" smil:attributeName="height" smil:values="height;height" smil:keyTimes="0;1"/>
                  <anim:animate smil:dur="0.5s" smil:fill="hold" smil:targetElement="id112" smil:attributeName="x" smil:values="x-.2;x" smil:keyTimes="0;1"/>
                  <anim:animate smil:dur="0.5s" smil:fill="hold" smil:targetElement="id112" smil:attributeName="y" smil:values="y;y" smil:keyTimes="0;1"/>
                  <anim:transitionFilter smil:dur="0.5s" smil:targetElement="id11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draw:frame presentation:style-name="pr7" draw:text-style-name="P10" draw:layer="layout" svg:width="26.4cm" svg:height="14.7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125" draw:id="id125">
          <svg:title>TexMaths</svg:title>
          <svg:desc>24§display§= \int \frac{ \sin (x-b) \cos(a+b) + \cos (x-b) \sin (a+b) }{ \sin (x-b)}\ dx§svg§600§FALSE§</svg:desc>
          <draw:polygon draw:style-name="gr2" draw:text-style-name="P6" draw:layer="layout" svg:width="18.853cm" svg:height="1.909cm" svg:x="6.516cm" svg:y="0.939cm" svg:viewBox="0 0 18854 1910" draw:points="9428,1910 0,1910 0,0 18854,0 18854,1910">
            <text:p/>
          </draw:polygon>
          <draw:path draw:style-name="gr3" draw:text-style-name="P7" draw:layer="layout" svg:width="0.562cm" svg:height="0.199cm" svg:x="6.522cm" svg:y="1.7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1cm" svg:y="0.953cm" svg:viewBox="0 0 751 1875" svg:d="M40 1837c27 0 43-20 43-41 0-28-22-42-41-42-21 0-42 14-42 42 0 44 42 79 94 79 129 0 177-198 236-441 66-267 121-538 167-808 31-179 62-348 91-457 9-42 38-150 73-150 24 0 46 16 49 19-28 2-42 20-42 41 0 28 21 42 41 42 21 0 42-14 42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78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1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3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9.569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9.838cm" svg:y="1.15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6cm" svg:height="0.035cm" svg:x="10.552cm" svg:y="1.30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1.366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1.737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322cm" svg:height="0.389cm" svg:x="12.186cm" svg:y="1.1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2.555cm" svg:y="1.1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2.981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3.371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3.649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4.294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15.132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5.502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6.017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22cm" svg:height="0.389cm" svg:x="16.841cm" svg:y="1.1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7.211cm" svg:y="1.1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7.637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8.025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8.294cm" svg:y="1.156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516cm" svg:height="0.035cm" svg:x="19.01cm" svg:y="1.30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9.823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81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20.193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277cm" svg:height="0.389cm" svg:x="20.642cm" svg:y="1.1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20.975cm" svg:y="0.9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21.209cm" svg:y="1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21.733cm" svg:y="0.8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22.012cm" svg:y="1.1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562cm" svg:height="0.563cm" svg:x="22.659cm" svg:y="1.03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12cm" svg:height="0.596cm" svg:x="23.494cm" svg:y="0.945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8-23-58-85 0-17 0-32 15-86z">
            <text:p/>
          </draw:path>
          <draw:path draw:style-name="gr3" draw:text-style-name="P7" draw:layer="layout" svg:width="0.197cm" svg:height="0.843cm" svg:x="23.864cm" svg:y="0.8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15.696cm" svg:height="0.035cm" svg:x="8.45cm" svg:y="1.872cm" svg:viewBox="0 0 15697 36" draw:points="7848,36 0,36 0,0 15697,0 15697,36">
            <text:p/>
          </draw:polygon>
          <draw:path draw:style-name="gr3" draw:text-style-name="P7" draw:layer="layout" svg:width="0.277cm" svg:height="0.389cm" svg:x="14.542cm" svg:y="2.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4.874cm" svg:y="2.114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5.109cm" svg:y="2.30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5.633cm" svg:y="2.0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5.902cm" svg:y="2.3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16cm" svg:height="0.035cm" svg:x="16.618cm" svg:y="2.4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7.43cm" svg:y="2.093cm" svg:viewBox="0 0 313 597" svg:d="M163 10c0-2 0-10-11-10-20 0-81 8-104 8-6 2-15 2-15 17 0 11 7 11 19 11 42 0 44 6 44 14 0 6-8 34-13 52l-70 276c-9 42-13 56-13 86 0 79 44 133 108 133 99 0 205-127 205-248 0-78-46-136-113-136-39 0-75 25-100 52zM83 328c5-17 5-19 13-29 42-55 79-67 102-67 30 0 54 25 54 79 0 50-29 148-45 180-27 56-67 87-99 87-29 0-56-23-56-85 0-17 0-32 13-86z">
            <text:p/>
          </draw:path>
          <draw:path draw:style-name="gr3" draw:text-style-name="P7" draw:layer="layout" svg:width="0.197cm" svg:height="0.843cm" svg:x="17.801cm" svg:y="2.0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4.561cm" svg:y="1.51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24.992cm" svg:y="1.72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124" draw:id="id124">
          <svg:title>TexMaths</svg:title>
          <svg:desc>28§display§\text {I}§svg§600§FALSE§</svg:desc>
          <draw:polygon draw:style-name="gr2" draw:text-style-name="P6" draw:layer="layout" svg:width="0.229cm" svg:height="0.575cm" svg:x="5.732cm" svg:y="1.543cm" svg:viewBox="0 0 230 576" draw:points="116,576 0,576 0,0 230,0 230,576">
            <text:p/>
          </draw:polygon>
          <draw:path draw:style-name="gr3" draw:text-style-name="P7" draw:layer="layout" svg:width="0.301cm" svg:height="0.674cm" svg:x="5.71cm" svg:y="1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29" draw:id="id129">
          <svg:title>TexMaths</svg:title>
          <svg:desc>28§display§\text {I}§svg§600§FALSE§</svg:desc>
          <draw:polygon draw:style-name="gr2" draw:text-style-name="P6" draw:layer="layout" svg:width="0.229cm" svg:height="0.575cm" svg:x="5.735cm" svg:y="6.8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6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28" draw:id="id128">
          <svg:title>TexMaths</svg:title>
          <svg:desc>28§display§\therefore§svg§600§FALSE§</svg:desc>
          <draw:polygon draw:style-name="gr2" draw:text-style-name="P6" draw:layer="layout" svg:width="0.528cm" svg:height="0.433cm" svg:x="3.908cm" svg:y="6.923cm" svg:viewBox="0 0 529 434" draw:points="265,434 0,434 0,0 529,0 529,434">
            <text:p/>
          </draw:polygon>
          <draw:path draw:style-name="gr3" draw:text-style-name="P7" draw:layer="layout" svg:width="0.598cm" svg:height="0.531cm" svg:x="3.888cm" svg:y="6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32" draw:id="id132">
          <svg:title>TexMaths</svg:title>
          <svg:desc>28§display§\text {Let,}§svg§600§FALSE§</svg:desc>
          <draw:polygon draw:style-name="gr2" draw:text-style-name="P6" draw:layer="layout" svg:width="1.538cm" svg:height="0.765cm" svg:x="3.629cm" svg:y="8.544cm" svg:viewBox="0 0 1539 766" draw:points="768,766 0,766 0,0 1539,0 1539,766">
            <text:p/>
          </draw:polygon>
          <draw:path draw:style-name="gr3" draw:text-style-name="P7" draw:layer="layout" svg:width="0.541cm" svg:height="0.673cm" svg:x="3.611cm" svg:y="8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4.223cm" svg:y="8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4.65cm" svg:y="8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5.099cm" svg:y="9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33" draw:id="id133">
          <svg:title>TexMaths</svg:title>
          <svg:desc>28§display§\text {I}§svg§600§FALSE§</svg:desc>
          <draw:polygon draw:style-name="gr2" draw:text-style-name="P6" draw:layer="layout" svg:width="0.229cm" svg:height="0.575cm" svg:x="5.735cm" svg:y="8.5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8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31" draw:id="id131">
          <svg:title>TexMaths</svg:title>
          <svg:desc>28§display§(2)§svg§600§FALSE§</svg:desc>
          <draw:polygon draw:style-name="gr2" draw:text-style-name="P6" draw:layer="layout" svg:width="1.061cm" svg:height="0.886cm" svg:x="2.211cm" svg:y="8.547cm" svg:viewBox="0 0 1062 887" draw:points="531,887 0,887 0,0 1062,0 1062,887">
            <text:p/>
          </draw:polygon>
          <draw:path draw:style-name="gr3" draw:text-style-name="P7" draw:layer="layout" svg:width="0.23cm" svg:height="0.985cm" svg:x="2.258cm" svg:y="8.4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93cm" svg:height="0.658cm" svg:x="2.594cm" svg:y="8.581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7" draw:layer="layout" svg:width="0.23cm" svg:height="0.985cm" svg:x="3.094cm" svg:y="8.4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4" draw:id="id134">
          <svg:title>TexMaths</svg:title>
          <svg:desc>24§display§= \int \frac{\sin ( a - x )}{\cos ( x + a )} \ dx§svg§600§FALSE§</svg:desc>
          <draw:polygon draw:style-name="gr2" draw:text-style-name="P6" draw:layer="layout" svg:width="6.901cm" svg:height="1.909cm" svg:x="6.518cm" svg:y="8.049cm" svg:viewBox="0 0 6902 1910" draw:points="3452,1910 0,1910 0,0 6902,0 6902,1910">
            <text:p/>
          </draw:polygon>
          <draw:path draw:style-name="gr3" draw:text-style-name="P7" draw:layer="layout" svg:width="0.562cm" svg:height="0.199cm" svg:x="6.524cm" svg:y="8.8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8.0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526cm" svg:y="8.262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58cm" svg:y="8.07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93cm" svg:y="8.26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9.617cm" svg:y="8.0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9.895cm" svg:y="8.26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0.565cm" svg:y="8.412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1.364cm" svg:y="8.2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7" draw:layer="layout" svg:width="0.197cm" svg:height="0.843cm" svg:x="11.869cm" svg:y="8.0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3.745cm" svg:height="0.035cm" svg:x="8.451cm" svg:y="8.982cm" svg:viewBox="0 0 3746 36" draw:points="1874,36 0,36 0,0 3746,0 3746,36">
            <text:p/>
          </draw:polygon>
          <draw:path draw:style-name="gr3" draw:text-style-name="P7" draw:layer="layout" svg:width="0.322cm" svg:height="0.389cm" svg:x="8.48cm" svg:y="9.41cm" svg:viewBox="0 0 323 390" svg:d="M71 196c0-138 69-175 113-175 8 0 62 0 92 31-36 4-40 29-40 40 0 21 15 39 39 39 23 0 40-16 40-41 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8.851cm" svg:y="9.4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9.275cm" svg:y="9.41cm" svg:viewBox="0 0 278 390" svg:d="M148 215c19 4 88 17 88 79 0 42-29 76-96 76-71 0-102-48-117-121-2-9-4-13-11-13-12 0-12 6-12 21v111c0 16 0 22 10 22 3 0 5-2 21-18 2-2 2-4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9.665cm" svg:y="9.1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9.933cm" svg:y="9.41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7" draw:layer="layout" svg:width="0.562cm" svg:height="0.563cm" svg:x="10.625cm" svg:y="9.297cm" svg:viewBox="0 0 563 564" svg:d="M299 299h237c11 0 27 0 27-17s-16-17-27-17h-237v-236c0-14 0-29-17-29s-17 15-17 29v236h-236c-14 0-29 0-29 17s15 17 29 17h236v236c0 12 0 29 17 29s17-17 17-29z">
            <text:p/>
          </draw:path>
          <draw:path draw:style-name="gr3" draw:text-style-name="P7" draw:layer="layout" svg:width="0.387cm" svg:height="0.383cm" svg:x="11.456cm" svg:y="9.416cm" svg:viewBox="0 0 388 384" svg:d="M282 54c-15-31-40-54-78-54-98 0-204 125-204 248 0 80 46 136 113 136 18 0 60-4 110-64 7 35 36 64 76 64 31 0 50-19 64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1.915cm" svg:y="9.1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2.612cm" svg:y="8.625cm" svg:viewBox="0 0 403 597" svg:d="M403 10c0-2 0-10-11-10-12 0-93 8-108 10-6 0-11 3-11 15 0 11 7 11 21 11 40 0 42 6 42 14l-4 17-50 200c-15-31-40-54-78-54-98 0-204 125-204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3.042cm" svg:y="8.8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</draw:g>
        <draw:g xml:id="id126" draw:id="id126">
          <svg:title>TexMaths</svg:title>
          <svg:desc>24§display§= \smallint \left[ \cos(a+b) + \cot (x-b) \sin (a+b)  \right] \ dx§svg§600§FALSE§</svg:desc>
          <draw:polygon draw:style-name="gr2" draw:text-style-name="P6" draw:layer="layout" svg:width="15.147cm" svg:height="0.76cm" svg:x="6.517cm" svg:y="3.643cm" svg:viewBox="0 0 15148 761" draw:points="7574,761 0,761 0,0 15148,0 15148,761">
            <text:p/>
          </draw:polygon>
          <draw:path draw:style-name="gr3" draw:text-style-name="P7" draw:layer="layout" svg:width="0.562cm" svg:height="0.199cm" svg:x="6.523cm" svg:y="3.9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2cm" svg:height="0.786cm" svg:x="7.412cm" svg:y="3.6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7" draw:layer="layout" svg:width="0.116cm" svg:height="0.844cm" svg:x="8.051cm" svg:y="3.601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214cm" svg:y="3.856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583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9.009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9.39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9.675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0.322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1.159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1.53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2.044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2cm" svg:height="0.389cm" svg:x="12.868cm" svg:y="3.85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3.238cm" svg:y="3.856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3.653cm" svg:y="3.714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4.049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4.317cm" svg:y="3.8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15.032cm" svg:y="4.006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846cm" svg:y="3.649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216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277cm" svg:height="0.389cm" svg:x="16.664cm" svg:y="3.85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6.996cm" svg:y="3.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23cm" svg:y="3.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7.756cm" svg:y="3.601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8.032cm" svg:y="3.8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8.679cm" svg:y="3.74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9.516cm" svg:y="3.649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9.887cm" svg:y="3.60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0.185cm" svg:y="3.601cm" svg:viewBox="0 0 117 845" draw:points="117,0 0,0 0,35 83,35 83,812 0,812 0,845 117,845">
            <text:p/>
          </draw:polygon>
          <draw:path draw:style-name="gr3" draw:text-style-name="P7" draw:layer="layout" svg:width="0.402cm" svg:height="0.596cm" svg:x="20.857cm" svg:y="3.64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7" draw:layer="layout" svg:width="0.421cm" svg:height="0.383cm" svg:x="21.287cm" svg:y="3.8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</draw:g>
        <draw:g xml:id="id127" draw:id="id127">
          <svg:title>TexMaths</svg:title>
          <svg:desc>24§display§=  \cos(a+b) \smallint dx +  \sin (a+b) \smallint \cot (x-b)\ dx §svg§600§FALSE§</svg:desc>
          <draw:polygon draw:style-name="gr2" draw:text-style-name="P6" draw:layer="layout" svg:width="16.186cm" svg:height="0.759cm" svg:x="6.52cm" svg:y="5.146cm" svg:viewBox="0 0 16187 760" draw:points="8094,760 0,760 0,0 16187,0 16187,760">
            <text:p/>
          </draw:polygon>
          <draw:path draw:style-name="gr3" draw:text-style-name="P7" draw:layer="layout" svg:width="0.562cm" svg:height="0.199cm" svg:x="6.526cm" svg:y="5.4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7.397cm" svg:y="5.35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76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192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8.58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8.858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9.50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343cm" svg:y="5.152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0.71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1.18cm" svg:y="5.133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402cm" svg:height="0.596cm" svg:x="11.752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2.182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2.875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7cm" svg:height="0.389cm" svg:x="13.699cm" svg:y="5.35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4.031cm" svg:y="5.17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265cm" svg:y="5.36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789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87cm" svg:height="0.383cm" svg:x="15.067cm" svg:y="5.363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5.714cm" svg:y="5.24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6.55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92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7.389cm" svg:y="5.133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17.955cm" svg:y="5.359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8.326cm" svg:y="5.35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8.74cm" svg:y="5.217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197cm" svg:height="0.844cm" svg:x="19.136cm" svg:y="5.104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9.405cm" svg:y="5.36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5cm" svg:height="0.035cm" svg:x="20.119cm" svg:y="5.509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20.933cm" svg:y="5.152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21.303cm" svg:y="5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21.898cm" svg:y="5.1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2.327cm" svg:y="5.36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130" draw:id="id130">
          <svg:title>TexMaths</svg:title>
          <svg:desc>24§display§= x \cos(a+b)  +  \sin (a+b)\log [\ \sin (x-b)\ ]\ +\ c§svg§600§FALSE§</svg:desc>
          <draw:polygon draw:style-name="gr2" draw:text-style-name="P6" draw:layer="layout" svg:width="17.398cm" svg:height="0.759cm" svg:x="6.523cm" svg:y="6.749cm" svg:viewBox="0 0 17399 760" draw:points="8699,760 0,760 0,0 17399,0 17399,760">
            <text:p/>
          </draw:polygon>
          <draw:path draw:style-name="gr3" draw:text-style-name="P7" draw:layer="layout" svg:width="0.562cm" svg:height="0.199cm" svg:x="6.529cm" svg:y="7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21cm" svg:height="0.383cm" svg:x="7.395cm" svg:y="6.9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322cm" svg:height="0.389cm" svg:x="8.023cm" svg:y="6.9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393cm" svg:y="6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817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9.207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87cm" svg:height="0.383cm" svg:x="9.486cm" svg:y="6.9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562cm" svg:height="0.564cm" svg:x="10.13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0.968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1.338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1.85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7cm" svg:height="0.389cm" svg:x="12.677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009cm" svg:y="6.7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243cm" svg:y="6.9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767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87cm" svg:height="0.383cm" svg:x="14.045cm" svg:y="6.966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62cm" svg:height="0.564cm" svg:x="14.693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12cm" svg:height="0.596cm" svg:x="15.53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9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189cm" svg:height="0.587cm" svg:x="16.348cm" svg:y="6.75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578cm" svg:y="6.9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7cm" svg:y="6.95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7.509cm" svg:y="6.707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7.953cm" svg:y="6.9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8.285cm" svg:y="6.7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8.519cm" svg:y="6.96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9.043cm" svg:y="6.70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9.314cm" svg:y="6.9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20.028cm" svg:y="7.112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20.84cm" svg:y="6.755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21.211cm" svg:y="6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1.791cm" svg:y="6.707cm" svg:viewBox="0 0 117 845" draw:points="117,0 0,0 0,35 83,35 83,812 0,812 0,845 117,845">
            <text:p/>
          </draw:polygon>
          <draw:path draw:style-name="gr3" draw:text-style-name="P7" draw:layer="layout" svg:width="0.562cm" svg:height="0.564cm" svg:x="22.522cm" svg:y="6.84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3.636cm" svg:y="6.966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35" draw:id="id135">
          <svg:title>TexMaths</svg:title>
          <svg:desc>24§display§= \int \frac{\sin [\ 2a - ( a + x )\ ] }{\cos ( x + a )} \ dx§svg§600§FALSE§</svg:desc>
          <draw:polygon draw:style-name="gr2" draw:text-style-name="P6" draw:layer="layout" svg:width="9.737cm" svg:height="1.909cm" svg:x="6.518cm" svg:y="10.45cm" svg:viewBox="0 0 9738 1910" draw:points="4869,1910 0,1910 0,0 9738,0 9738,1910">
            <text:p/>
          </draw:polygon>
          <draw:path draw:style-name="gr3" draw:text-style-name="P7" draw:layer="layout" svg:width="0.562cm" svg:height="0.199cm" svg:x="6.524cm" svg:y="11.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10.464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8cm" svg:y="10.663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2cm" svg:y="10.477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5cm" svg:y="10.66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olygon draw:style-name="gr3" draw:text-style-name="P7" draw:layer="layout" svg:width="0.116cm" svg:height="0.843cm" svg:x="9.586cm" svg:y="10.408cm" svg:viewBox="0 0 117 844" draw:points="117,844 117,812 35,812 35,35 117,35 117,0 0,0 0,844">
            <text:p/>
          </draw:polygon>
          <draw:path draw:style-name="gr3" draw:text-style-name="P7" draw:layer="layout" svg:width="0.337cm" svg:height="0.563cm" svg:x="10.045cm" svg:y="10.479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0.458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1.128cm" svg:y="10.813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3cm" svg:x="11.984cm" svg:y="10.40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2.262cm" svg:y="10.66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2.909cm" svg:y="10.54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13.729cm" svg:y="10.6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197cm" svg:height="0.843cm" svg:x="14.236cm" svg:y="10.40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0.116cm" svg:height="0.843cm" svg:x="14.816cm" svg:y="10.408cm" svg:viewBox="0 0 117 844" draw:points="117,0 0,0 0,35 83,35 83,812 0,812 0,844 117,844">
            <text:p/>
          </draw:polygon>
          <draw:polygon draw:style-name="gr3" draw:text-style-name="P7" draw:layer="layout" svg:width="6.58cm" svg:height="0.035cm" svg:x="8.451cm" svg:y="11.383cm" svg:viewBox="0 0 6581 36" draw:points="3291,36 0,36 0,0 6581,0 6581,36">
            <text:p/>
          </draw:polygon>
          <draw:path draw:style-name="gr3" draw:text-style-name="P7" draw:layer="layout" svg:width="0.322cm" svg:height="0.389cm" svg:x="9.897cm" svg:y="11.811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268cm" svg:y="11.811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694cm" svg:y="11.81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082cm" svg:y="11.558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1.35cm" svg:y="11.81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563cm" svg:x="12.044cm" svg:y="11.69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2.873cm" svg:y="11.817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334cm" svg:y="11.558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5.448cm" svg:y="11.0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15.878cm" svg:y="11.23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37" draw:id="id137">
          <svg:title>TexMaths</svg:title>
          <svg:desc>24§display§= \int \frac{\sin 2a \cos ( a + x ) - \cos 2a \sin ( a + x ) )}{\cos ( x + a )} \ dx§svg§600§FALSE§</svg:desc>
          <draw:polygon draw:style-name="gr2" draw:text-style-name="P6" draw:layer="layout" svg:width="16.375cm" svg:height="1.909cm" svg:x="6.518cm" svg:y="12.951cm" svg:viewBox="0 0 16376 1910" draw:points="8187,1910 0,1910 0,0 16376,0 16376,1910">
            <text:p/>
          </draw:polygon>
          <draw:path draw:style-name="gr3" draw:text-style-name="P7" draw:layer="layout" svg:width="0.562cm" svg:height="0.199cm" svg:x="6.524cm" svg:y="13.8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3cm" svg:y="12.965cm" svg:viewBox="0 0 751 1875" svg:d="M40 1837c27 0 43-20 43-41 0-28-22-42-41-42-21 0-42 14-42 42 0 44 42 79 94 79 129 0 177-198 236-441 66-267 121-538 167-808 31-179 62-348 91-457 9-42 38-150 72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277cm" svg:height="0.389cm" svg:x="8.48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8.812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9.045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37cm" svg:height="0.563cm" svg:x="9.671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0.083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322cm" svg:height="0.389cm" svg:x="10.665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1.034cm" svg:y="13.164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1.46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84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2.12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2.773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13.59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7" draw:layer="layout" svg:width="0.197cm" svg:height="0.843cm" svg:x="14.1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15cm" svg:height="0.035cm" svg:x="14.638cm" svg:y="13.314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5.44cm" svg:y="13.16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5.809cm" svg:y="13.16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6.235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37cm" svg:height="0.563cm" svg:x="16.723cm" svg:y="12.98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387cm" svg:height="0.383cm" svg:x="17.13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277cm" svg:height="0.389cm" svg:x="17.717cm" svg:y="13.16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8.05cm" svg:y="12.97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8.284cm" svg:y="13.1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8.808cm" svg:y="12.90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387cm" svg:height="0.383cm" svg:x="19.086cm" svg:y="13.16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62cm" svg:height="0.563cm" svg:x="19.733cm" svg:y="13.04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421cm" svg:height="0.383cm" svg:x="20.555cm" svg:y="13.16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197cm" svg:height="0.843cm" svg:x="21.06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197cm" svg:height="0.843cm" svg:x="21.388cm" svg:y="12.90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7" draw:layer="layout" svg:width="13.218cm" svg:height="0.035cm" svg:x="8.451cm" svg:y="13.884cm" svg:viewBox="0 0 13219 36" draw:points="6609,36 0,36 0,0 13219,0 13219,36">
            <text:p/>
          </draw:polygon>
          <draw:path draw:style-name="gr3" draw:text-style-name="P7" draw:layer="layout" svg:width="0.322cm" svg:height="0.389cm" svg:x="13.217cm" svg:y="14.31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586cm" svg:y="14.31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4.012cm" svg:y="14.31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4.4cm" svg:y="14.059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421cm" svg:height="0.383cm" svg:x="14.668cm" svg:y="14.31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563cm" svg:x="15.362cm" svg:y="14.19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6.191cm" svg:y="14.318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6.652cm" svg:y="14.059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2.084cm" svg:y="13.527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22.514cm" svg:y="13.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36" draw:id="id136">
          <svg:title>TexMaths</svg:title>
          <svg:desc>24§display§[\ \text {Note this step carefully}\ ]§svg§600§FALSE§</svg:desc>
          <draw:polygon draw:style-name="gr2" draw:text-style-name="P6" draw:layer="layout" svg:width="9.456cm" svg:height="0.76cm" svg:x="17.711cm" svg:y="10.937cm" svg:viewBox="0 0 9457 761" draw:points="4728,761 0,761 0,0 9457,0 9457,761">
            <text:p/>
          </draw:polygon>
          <draw:polygon draw:style-name="gr3" draw:text-style-name="P7" draw:layer="layout" svg:width="0.116cm" svg:height="0.844cm" svg:x="17.769cm" svg:y="10.895cm" svg:viewBox="0 0 117 845" draw:points="117,845 117,812 35,812 35,35 117,35 117,0 0,0 0,845">
            <text:p/>
          </draw:polygon>
          <draw:path draw:style-name="gr3" draw:text-style-name="P7" draw:layer="layout" svg:width="0.577cm" svg:height="0.577cm" svg:x="18.212cm" svg:y="10.951cm" svg:viewBox="0 0 578 578" svg:d="M169 12c-8-12-10-12-25-12h-144v27h25c11 0 29 0 42 2 19 2 19 2 19 19v442c0 23 0 61-86 61v27c29 0 71-2 100-2 27 0 69 2 98 2v-27c-87 0-87-38-87-61v-440c4 4 4 4 8 10l346 507c7 11 7 11 13 11 13 0 13-6 13-21v-469c0-23 0-61 87-61v-27c-29 0-71 2-100 2-27 0-69-2-98-2v27c87 0 87 38 87 61v363z">
            <text:p/>
          </draw:path>
          <draw:path draw:style-name="gr3" draw:text-style-name="P7" draw:layer="layout" svg:width="0.375cm" svg:height="0.389cm" svg:x="18.84cm" svg:y="11.1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19.254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19.59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20.239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425cm" svg:height="0.587cm" svg:x="20.577cm" svg:y="10.943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7" draw:layer="layout" svg:width="0.181cm" svg:height="0.566cm" svg:x="21.048cm" svg:y="10.96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277cm" svg:height="0.389cm" svg:x="21.282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77cm" svg:height="0.389cm" svg:x="21.894cm" svg:y="11.1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266cm" svg:height="0.529cm" svg:x="22.215cm" svg:y="11.008cm" svg:viewBox="0 0 267 530" svg:d="M131 182h120v-26h-120v-156h-22c0 69-26 159-109 163v19h73v233c0 105 79 115 109 115 60 0 85-59 85-115v-48h-23v48c0 61-25 94-56 94-57 0-57-77-57-92z">
            <text:p/>
          </draw:path>
          <draw:path draw:style-name="gr3" draw:text-style-name="P7" draw:layer="layout" svg:width="0.327cm" svg:height="0.389cm" svg:x="22.551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418cm" svg:height="0.537cm" svg:x="22.927cm" svg:y="11.154cm" svg:viewBox="0 0 419 538" svg:d="M123 56v-56l-123 10v26c60 0 65 4 65 43v395c0 39-7 39-65 39v25c29 0 73-2 94-2 23 0 67 2 96 2v-25c-56 0-65 0-65-39v-142-7c4 13 40 59 103 59 102 0 191-82 191-192 0-107-83-192-179-192-65 0-102 36-117 56zM125 278v-190c25-42 65-67 109-67 62 0 113 75 113 171 0 102-59 173-122 173-33 0-66-17-89-52-11-17-11-19-11-35z">
            <text:p/>
          </draw:path>
          <draw:path draw:style-name="gr3" draw:text-style-name="P7" draw:layer="layout" svg:width="0.322cm" svg:height="0.389cm" svg:x="23.681cm" svg:y="11.15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81cm" svg:height="0.389cm" svg:x="24.062cm" svg:y="11.15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285cm" svg:height="0.373cm" svg:x="24.472cm" svg:y="11.15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24.803cm" svg:y="11.1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4cm" svg:height="0.596cm" svg:x="25.183cm" svg:y="10.93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7" draw:layer="layout" svg:width="0.425cm" svg:height="0.383cm" svg:x="25.438cm" svg:y="11.154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189cm" svg:height="0.587cm" svg:x="25.908cm" svg:y="10.94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189cm" svg:height="0.587cm" svg:x="26.143cm" svg:y="10.943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414cm" svg:height="0.537cm" svg:x="26.365cm" svg:y="11.164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7 0 38 36 67 79 67 52 0 88-48 107-96z">
            <text:p/>
          </draw:path>
          <draw:polygon draw:style-name="gr3" draw:text-style-name="P7" draw:layer="layout" svg:width="0.116cm" svg:height="0.844cm" svg:x="27.093cm" svg:y="10.895cm" svg:viewBox="0 0 117 845" draw:points="117,0 0,0 0,35 83,35 83,812 0,812 0,845 117,84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1+width/2;x" smil:keyTimes="0;1"/>
                  <anim:animate smil:dur="0.5s" smil:fill="hold" smil:targetElement="id13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xml:id="id143" text:id="id143"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3"> <text:s text:c="6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4"> <text:s text:c="16"/></text:span><text:span text:style-name="T12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139" draw:id="id139">
          <svg:title>TexMaths</svg:title>
          <svg:desc>24§display§= \sin 2a \smallint  dx - \cos 2a \smallint \tan ( x + a ) \ dx §svg§600§FALSE§</svg:desc>
          <draw:polygon draw:style-name="gr2" draw:text-style-name="P6" draw:layer="layout" svg:width="13.392cm" svg:height="0.76cm" svg:x="6.516cm" svg:y="0.942cm" svg:viewBox="0 0 13393 761" draw:points="6695,761 0,761 0,0 13393,0 13393,761">
            <text:p/>
          </draw:polygon>
          <draw:path draw:style-name="gr3" draw:text-style-name="P7" draw:layer="layout" svg:width="0.562cm" svg:height="0.199cm" svg:x="6.522cm" svg:y="1.2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392cm" svg:y="1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726cm" svg:y="0.9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958cm" svg:y="1.1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37cm" svg:height="0.564cm" svg:x="8.582cm" svg:y="0.9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8.997cm" svg:y="1.159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352cm" svg:height="0.786cm" svg:x="9.596cm" svg:y="0.929cm" svg:viewBox="0 0 353 787" svg:d="M321 35c-29 1-37 23-37 34 0 21 17 35 35 35 17 0 34-12 34-37 0-32-27-67-67-67-71 0-86 92-100 157-23 127-40 235-54 383-3 44-9 92-15 132-8 64-21 98-52 98-15 0-27-10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402cm" svg:height="0.596cm" svg:x="10.168cm" svg:y="0.9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0.598cm" svg:y="1.1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1.312cm" svg:y="1.305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2.115cm" svg:y="1.15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486cm" svg:y="1.1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2.912cm" svg:y="1.1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37cm" svg:height="0.564cm" svg:x="13.4cm" svg:y="0.9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3.812cm" svg:y="1.159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352cm" svg:height="0.786cm" svg:x="14.411cm" svg:y="0.929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264cm" svg:height="0.529cm" svg:x="14.966cm" svg:y="1.0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381cm" svg:height="0.389cm" svg:x="15.314cm" svg:y="1.155cm" svg:viewBox="0 0 382 390" svg:d="M248 315c2 35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425cm" svg:height="0.373cm" svg:x="15.727cm" svg:y="1.1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6.253cm" svg:y="0.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6.522cm" svg:y="1.1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17.215cm" svg:y="1.0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87cm" svg:height="0.383cm" svg:x="18.044cm" svg:y="1.159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197cm" svg:height="0.844cm" svg:x="18.505cm" svg:y="0.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402cm" svg:height="0.596cm" svg:x="19.098cm" svg:y="0.9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19.529cm" svg:y="1.15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</draw:g>
        <draw:g xml:id="id138" draw:id="id138">
          <svg:title>TexMaths</svg:title>
          <svg:desc>28§display§\text {I}§svg§600§FALSE§</svg:desc>
          <draw:polygon draw:style-name="gr2" draw:text-style-name="P6" draw:layer="layout" svg:width="0.229cm" svg:height="0.575cm" svg:x="5.732cm" svg:y="1.043cm" svg:viewBox="0 0 230 576" draw:points="116,576 0,576 0,0 230,0 230,576">
            <text:p/>
          </draw:polygon>
          <draw:path draw:style-name="gr3" draw:text-style-name="P7" draw:layer="layout" svg:width="0.301cm" svg:height="0.674cm" svg:x="5.71cm" svg:y="0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1" draw:id="id141">
          <svg:title>TexMaths</svg:title>
          <svg:desc>28§display§\text {I}§svg§600§FALSE§</svg:desc>
          <draw:polygon draw:style-name="gr2" draw:text-style-name="P6" draw:layer="layout" svg:width="0.229cm" svg:height="0.575cm" svg:x="5.734cm" svg:y="2.643cm" svg:viewBox="0 0 230 576" draw:points="116,576 0,576 0,0 230,0 230,576">
            <text:p/>
          </draw:polygon>
          <draw:path draw:style-name="gr3" draw:text-style-name="P7" draw:layer="layout" svg:width="0.301cm" svg:height="0.674cm" svg:x="5.712cm" svg:y="2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0" draw:id="id140">
          <svg:title>TexMaths</svg:title>
          <svg:desc>28§display§\therefore§svg§600§FALSE§</svg:desc>
          <draw:polygon draw:style-name="gr2" draw:text-style-name="P6" draw:layer="layout" svg:width="0.528cm" svg:height="0.433cm" svg:x="3.907cm" svg:y="2.723cm" svg:viewBox="0 0 529 434" draw:points="265,434 0,434 0,0 529,0 529,434">
            <text:p/>
          </draw:polygon>
          <draw:path draw:style-name="gr3" draw:text-style-name="P7" draw:layer="layout" svg:width="0.598cm" svg:height="0.531cm" svg:x="3.887cm" svg:y="2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2" draw:id="id142">
          <svg:title>TexMaths</svg:title>
          <svg:desc>24§display§= x \sin 2a - \cos 2a \log [\ \sec ( x + a ) \ ] \ + \ c §svg§600§FALSE§</svg:desc>
          <draw:polygon draw:style-name="gr2" draw:text-style-name="P6" draw:layer="layout" svg:width="14.556cm" svg:height="0.76cm" svg:x="6.519cm" svg:y="2.545cm" svg:viewBox="0 0 14557 761" draw:points="7278,761 0,761 0,0 14557,0 14557,761">
            <text:p/>
          </draw:polygon>
          <draw:path draw:style-name="gr3" draw:text-style-name="P7" draw:layer="layout" svg:width="0.562cm" svg:height="0.199cm" svg:x="6.525cm" svg:y="2.8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21cm" svg:height="0.383cm" svg:x="7.391cm" svg:y="2.7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277cm" svg:height="0.389cm" svg:x="8.018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8.351cm" svg:y="2.57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8.583cm" svg:y="2.7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337cm" svg:height="0.564cm" svg:x="9.209cm" svg:y="2.5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9.622cm" svg:y="2.7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515cm" svg:height="0.035cm" svg:x="10.292cm" svg:y="2.908cm" svg:viewBox="0 0 516 36" svg:d="M488 36c13 0 28 0 28-19 0-17-15-17-28-17h-459c-14 0-29 0-29 17 0 19 15 19 29 19z">
            <text:p/>
          </draw:path>
          <draw:path draw:style-name="gr3" draw:text-style-name="P7" draw:layer="layout" svg:width="0.322cm" svg:height="0.389cm" svg:x="11.092cm" svg:y="2.75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1.463cm" svg:y="2.7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1.889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37cm" svg:height="0.564cm" svg:x="12.377cm" svg:y="2.57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2.789cm" svg:y="2.762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89cm" svg:height="0.587cm" svg:x="13.371cm" svg:y="2.55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3.6cm" svg:y="2.75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022cm" svg:y="2.753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4.531cm" svg:y="2.503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4.974cm" svg:y="2.75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15.305cm" svg:y="2.7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15.683cm" svg:y="2.75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16.113cm" svg:y="2.503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421cm" svg:height="0.383cm" svg:x="16.382cm" svg:y="2.76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2cm" svg:height="0.564cm" svg:x="17.075cm" svg:y="2.6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87cm" svg:height="0.383cm" svg:x="17.904cm" svg:y="2.762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7" draw:layer="layout" svg:width="0.197cm" svg:height="0.844cm" svg:x="18.365cm" svg:y="2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8.945cm" svg:y="2.503cm" svg:viewBox="0 0 117 845" draw:points="117,0 0,0 0,35 83,35 83,812 0,812 0,845 117,845">
            <text:p/>
          </draw:polygon>
          <draw:path draw:style-name="gr3" draw:text-style-name="P7" draw:layer="layout" svg:width="0.562cm" svg:height="0.564cm" svg:x="19.676cm" svg:y="2.64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0.788cm" svg:y="2.762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145" draw:id="id145">
          <svg:title>TexMaths</svg:title>
          <svg:desc>28§display§\text {Let,}§svg§600§FALSE§</svg:desc>
          <draw:polygon draw:style-name="gr2" draw:text-style-name="P6" draw:layer="layout" svg:width="1.538cm" svg:height="0.765cm" svg:x="3.629cm" svg:y="4.544cm" svg:viewBox="0 0 1539 766" draw:points="768,766 0,766 0,0 1539,0 1539,766">
            <text:p/>
          </draw:polygon>
          <draw:path draw:style-name="gr3" draw:text-style-name="P7" draw:layer="layout" svg:width="0.541cm" svg:height="0.673cm" svg:x="3.611cm" svg:y="4.4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7" draw:layer="layout" svg:width="0.382cm" svg:height="0.454cm" svg:x="4.223cm" svg:y="4.7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7" draw:layer="layout" svg:width="0.31cm" svg:height="0.617cm" svg:x="4.65cm" svg:y="4.5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115cm" svg:height="0.295cm" svg:x="5.099cm" svg:y="5.0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46" draw:id="id146">
          <svg:title>TexMaths</svg:title>
          <svg:desc>28§display§\text {I}§svg§600§FALSE§</svg:desc>
          <draw:polygon draw:style-name="gr2" draw:text-style-name="P6" draw:layer="layout" svg:width="0.229cm" svg:height="0.575cm" svg:x="5.735cm" svg:y="4.546cm" svg:viewBox="0 0 230 576" draw:points="116,576 0,576 0,0 230,0 230,576">
            <text:p/>
          </draw:polygon>
          <draw:path draw:style-name="gr3" draw:text-style-name="P7" draw:layer="layout" svg:width="0.301cm" svg:height="0.674cm" svg:x="5.713cm" svg:y="4.4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7" draw:id="id147">
          <svg:title>TexMaths</svg:title>
          <svg:desc>24§display§=  \int \frac{x \cos x^2}{\cos ( x^2 - a )} \ dx§svg§600§FALSE§</svg:desc>
          <draw:polygon draw:style-name="gr2" draw:text-style-name="P6" draw:layer="layout" svg:width="7.28cm" svg:height="1.974cm" svg:x="6.52cm" svg:y="3.843cm" svg:viewBox="0 0 7281 1975" draw:points="3640,1975 0,1975 0,0 7281,0 7281,1975">
            <text:p/>
          </draw:polygon>
          <draw:path draw:style-name="gr3" draw:text-style-name="P7" draw:layer="layout" svg:width="0.562cm" svg:height="0.199cm" svg:x="6.526cm" svg:y="4.7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5cm" svg:y="3.922cm" svg:viewBox="0 0 751 1875" svg:d="M40 1836c27 0 43-19 43-40 0-29-22-42-41-42-21 0-42 13-42 42 0 44 42 79 94 79 129 0 177-198 236-442 66-266 121-537 167-807 31-179 62-348 91-457 9-42 38-150 72-150 25 0 47 16 50 19-28 2-42 20-42 41 0 28 21 42 40 42 22 0 43-14 43-42 0-46-46-79-92-79-66 0-112 92-160 265-2 7-117 432-209 984-23 129-48 271-75 388-15 61-54 221-123 221-31 0-50-22-52-22z">
            <text:p/>
          </draw:path>
          <draw:path draw:style-name="gr3" draw:text-style-name="P7" draw:layer="layout" svg:width="0.421cm" svg:height="0.383cm" svg:x="9.162cm" svg:y="4.12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322cm" svg:height="0.389cm" svg:x="9.79cm" svg:y="4.121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16cm" svg:y="4.12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10.585cm" svg:y="4.121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1.055cm" svg:y="4.12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262cm" svg:height="0.392cm" svg:x="11.551cm" svg:y="3.801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3cm" svg:height="0.035cm" svg:x="8.453cm" svg:y="4.841cm" svg:viewBox="0 0 4124 36" draw:points="2062,36 0,36 0,0 4124,0 4124,36">
            <text:p/>
          </draw:polygon>
          <draw:path draw:style-name="gr3" draw:text-style-name="P7" draw:layer="layout" svg:width="0.322cm" svg:height="0.389cm" svg:x="8.482cm" svg:y="5.26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8.853cm" svg:y="5.269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9.277cm" svg:y="5.269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9.667cm" svg:y="5.016cm" svg:viewBox="0 0 198 844" svg:d="M198 837c0-2 0-4-16-20-105-105-132-264-132-395 0-146 33-293 136-399 12-10 12-11 12-15 0-6-4-8-10-8-8 0-84 58-134 165-44 92-54 186-54 257 0 67 10 169 56 265 52 104 124 157 132 157 6 0 10-2 10-7z">
            <text:p/>
          </draw:path>
          <draw:path draw:style-name="gr3" draw:text-style-name="P7" draw:layer="layout" svg:width="0.421cm" svg:height="0.383cm" svg:x="9.936cm" svg:y="5.275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262cm" svg:height="0.392cm" svg:x="10.431cm" svg:y="5.012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1.028cm" svg:y="5.421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1.837cm" svg:y="5.275cm" svg:viewBox="0 0 388 384" svg:d="M282 54c-15-31-40-54-78-54-98 0-204 125-204 248 0 80 46 136 113 136 18 0 60-4 110-64 7 35 36 64 77 64 30 0 49-19 63-46 13-31 25-83 25-85 0-7-8-7-10-7-9 0-9 2-11 15-16 54-31 104-66 104-23 0-25-22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2.296cm" svg:y="5.016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02cm" svg:height="0.596cm" svg:x="12.992cm" svg:y="4.484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2-25-39 0-21 2-27 6-40zM227 485c-4 16-4 18-18 33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13.423cm" svg:y="4.697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</draw:g>
        <draw:g xml:id="id144" draw:id="id144">
          <svg:title>TexMaths</svg:title>
          <svg:desc>28§display§(3)§svg§600§FALSE§</svg:desc>
          <draw:polygon draw:style-name="gr2" draw:text-style-name="P6" draw:layer="layout" svg:width="1.061cm" svg:height="0.886cm" svg:x="2.211cm" svg:y="4.447cm" svg:viewBox="0 0 1062 887" draw:points="531,887 0,887 0,0 1062,0 1062,887">
            <text:p/>
          </draw:polygon>
          <draw:path draw:style-name="gr3" draw:text-style-name="P7" draw:layer="layout" svg:width="0.23cm" svg:height="0.985cm" svg:x="2.258cm" svg:y="4.3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409cm" svg:height="0.678cm" svg:x="2.585cm" svg:y="4.481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7" draw:layer="layout" svg:width="0.23cm" svg:height="0.985cm" svg:x="3.094cm" svg:y="4.3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8" draw:id="id148">
          <svg:title>TexMaths</svg:title>
          <svg:desc>24§display§=  \int \frac{\cos x^2}{\cos ( x^2 - a )}\ x\ dx§svg§600§FALSE§</svg:desc>
          <draw:polygon draw:style-name="gr2" draw:text-style-name="P6" draw:layer="layout" svg:width="8.045cm" svg:height="1.974cm" svg:x="6.521cm" svg:y="6.245cm" svg:viewBox="0 0 8046 1975" draw:points="4023,1975 0,1975 0,0 8046,0 8046,1975">
            <text:p/>
          </draw:polygon>
          <draw:path draw:style-name="gr3" draw:text-style-name="P7" draw:layer="layout" svg:width="0.562cm" svg:height="0.199cm" svg:x="6.527cm" svg:y="7.16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7.416cm" svg:y="6.324cm" svg:viewBox="0 0 751 1875" svg:d="M40 1836c27 0 43-19 43-40 0-29-22-42-41-42-21 0-42 13-42 42 0 44 42 79 94 79 129 0 177-198 236-442 66-266 121-537 167-807 31-179 62-348 91-457 9-42 38-150 73-150 25 0 46 16 49 19-28 2-42 20-42 41 0 28 21 42 41 42 21 0 42-14 42-42 0-46-46-79-92-79-66 0-112 92-160 265-2 7-117 432-209 984-23 129-48 271-75 388-15 61-54 221-123 221-31 0-50-22-52-22z">
            <text:p/>
          </draw:path>
          <draw:path draw:style-name="gr3" draw:text-style-name="P7" draw:layer="layout" svg:width="0.322cm" svg:height="0.389cm" svg:x="9.48cm" svg:y="6.523cm" svg:viewBox="0 0 323 390" svg:d="M71 196c0-138 69-175 113-175 8 0 62 0 93 31-35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375cm" svg:height="0.389cm" svg:x="9.849cm" svg:y="6.523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277cm" svg:height="0.389cm" svg:x="10.275cm" svg:y="6.523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421cm" svg:height="0.383cm" svg:x="10.746cm" svg:y="6.527cm" svg:viewBox="0 0 422 384" svg:d="M259 119c4-23 23-100 83-100 4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2 0-46-27-46-56 0-19 6-37 15-75z">
            <text:p/>
          </draw:path>
          <draw:path draw:style-name="gr3" draw:text-style-name="P7" draw:layer="layout" svg:width="0.262cm" svg:height="0.392cm" svg:x="11.241cm" svg:y="6.20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4.124cm" svg:height="0.035cm" svg:x="8.455cm" svg:y="7.243cm" svg:viewBox="0 0 4125 36" draw:points="2062,36 0,36 0,0 4125,0 4125,36">
            <text:p/>
          </draw:polygon>
          <draw:path draw:style-name="gr3" draw:text-style-name="P7" draw:layer="layout" svg:width="0.322cm" svg:height="0.389cm" svg:x="8.483cm" svg:y="7.671cm" svg:viewBox="0 0 323 390" svg:d="M71 196c0-138 69-175 113-175 8 0 62 0 93 31-37 4-41 29-41 40 0 21 16 38 39 38s40-15 40-40c0-57-65-90-131-90-105 0-184 92-184 196 0 109 84 194 182 194 114 0 141-102 141-112 0-7-8-7-10-7-8 0-10 3-12 7-24 79-80 90-111 90-44 0-119-36-119-172z">
            <text:p/>
          </draw:path>
          <draw:path draw:style-name="gr3" draw:text-style-name="P7" draw:layer="layout" svg:width="0.375cm" svg:height="0.389cm" svg:x="8.854cm" svg:y="7.67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277cm" svg:height="0.389cm" svg:x="9.278cm" svg:y="7.671cm" svg:viewBox="0 0 278 390" svg:d="M148 215c19 4 88 17 88 79 0 42-29 76-96 76-71 0-102-48-117-121-2-9-4-13-11-13-12 0-12 6-12 21v111c0 16 0 22 10 22 3 0 5-2 21-18 2-2 2-4 17-19 36 35 75 37 92 37 98 0 138-58 138-119 0-45-26-70-36-81-29-27-61-33-96-40-48-10-106-20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97cm" svg:height="0.843cm" svg:x="9.668cm" svg:y="7.418cm" svg:viewBox="0 0 198 844" svg:d="M198 837c0-2 0-4-16-20-105-105-132-264-132-395 0-146 33-293 136-399 12-10 12-11 12-15 0-6-4-8-10-8-7 0-84 58-134 165-44 92-54 186-54 257 0 67 10 169 56 265 52 104 125 157 132 157 6 0 10-2 10-7z">
            <text:p/>
          </draw:path>
          <draw:path draw:style-name="gr3" draw:text-style-name="P7" draw:layer="layout" svg:width="0.421cm" svg:height="0.383cm" svg:x="9.937cm" svg:y="7.677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2 0-46-27-46-56 0-19 6-37 15-75z">
            <text:p/>
          </draw:path>
          <draw:path draw:style-name="gr3" draw:text-style-name="P7" draw:layer="layout" svg:width="0.262cm" svg:height="0.392cm" svg:x="10.433cm" svg:y="7.414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6cm" svg:height="0.035cm" svg:x="11.03cm" svg:y="7.823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1.838cm" svg:y="7.677cm" svg:viewBox="0 0 388 384" svg:d="M282 54c-15-31-40-54-78-54-98 0-204 125-204 248 0 80 46 136 113 136 18 0 60-4 110-64 7 35 36 64 77 64 30 0 49-19 63-46 13-31 25-83 25-85 0-7-8-7-10-7-9 0-9 2-11 15-16 54-31 104-66 104-23 0-24-22-24-39 0-19 1-25 11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2.297cm" svg:y="7.418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7" draw:layer="layout" svg:width="0.421cm" svg:height="0.383cm" svg:x="12.984cm" svg:y="7.099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2 0-46-27-46-56 0-19 6-37 15-75z">
            <text:p/>
          </draw:path>
          <draw:path draw:style-name="gr3" draw:text-style-name="P7" draw:layer="layout" svg:width="0.402cm" svg:height="0.596cm" svg:x="13.756cm" svg:y="6.886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4-22-24-39 0-21 1-27 5-40zM227 485c-4 16-4 18-18 33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4.187cm" svg:y="7.099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2 0-46-27-46-56 0-19 6-37 15-75z">
            <text:p/>
          </draw:path>
        </draw:g>
        <draw:g xml:id="id149" draw:id="id149">
          <svg:title>TexMaths</svg:title>
          <svg:desc>24§display§\text {Put } x^2 = t\ ,§svg§600§FALSE§</svg:desc>
          <draw:polygon draw:style-name="gr2" draw:text-style-name="P6" draw:layer="layout" svg:width="4.309cm" svg:height="0.819cm" svg:x="3.625cm" svg:y="8.741cm" svg:viewBox="0 0 4310 820" draw:points="2156,820 0,820 0,0 4310,0 4310,820">
            <text:p/>
          </draw:polygon>
          <draw:path draw:style-name="gr3" draw:text-style-name="P7" draw:layer="layout" svg:width="0.498cm" svg:height="0.577cm" svg:x="3.612cm" svg:y="8.864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184cm" svg:y="9.066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641cm" svg:y="8.92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421cm" svg:height="0.383cm" svg:x="5.259cm" svg:y="9.06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5.755cm" svg:y="8.699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562cm" svg:height="0.199cm" svg:x="6.377cm" svg:y="9.12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239cm" svg:y="8.912cm" svg:viewBox="0 0 261 540" svg:d="M156 192h80c16 0 25 0 25-17 0-10-9-10-25-10h-73c29-121 35-136 35-142 0-15-12-23-25-23-2 0-27 0-35 31l-32 134h-81c-17 0-25 0-25 16 0 11 8 11 23 11h75c-60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7.878cm" svg:y="9.35cm" svg:viewBox="0 0 100 254" svg:d="M100 88c0-55-21-88-54-88-29 0-46 21-46 44s17 46 46 46c10 0 21-4 29-11 4-2 4-2 6-2 0 0 2 0 2 11 0 64-31 116-60 143-10 9-10 11-10 13 0 8 4 10 10 10 10 0 77-66 77-166z">
            <text:p/>
          </draw:path>
        </draw:g>
        <draw:g xml:id="id150" draw:id="id150">
          <svg:title>TexMaths</svg:title>
          <svg:desc>24§display§\text {Diff. }w.\ r.\ t. \ x,\  2x dx = dt§svg§600§FALSE§</svg:desc>
          <draw:polygon draw:style-name="gr2" draw:text-style-name="P6" draw:layer="layout" svg:width="9.536cm" svg:height="0.673cm" svg:x="8.328cm" svg:y="8.844cm" svg:viewBox="0 0 9537 674" draw:points="4770,674 0,674 0,0 9537,0 9537,674">
            <text:p/>
          </draw:polygon>
          <draw:path draw:style-name="gr3" draw:text-style-name="P7" draw:layer="layout" svg:width="0.567cm" svg:height="0.577cm" svg:x="8.315cm" svg:y="8.821cm" svg:viewBox="0 0 568 578" svg:d="M0 0v27h21c65 0 65 9 65 38v447c0 31 0 39-65 39h-21v27h309c142 0 259-125 259-284 0-162-113-294-259-294zM202 551c-41 0-43-6-43-33v-459c0-26 2-32 43-32h84c52 0 111 17 154 79 36 49 44 122 44 188 0 94-15 144-46 186-17 23-65 71-152 71z">
            <text:p/>
          </draw:path>
          <draw:path draw:style-name="gr3" draw:text-style-name="P7" draw:layer="layout" svg:width="0.181cm" svg:height="0.565cm" svg:x="8.958cm" svg:y="8.833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9.187cm" svg:y="8.802cm" svg:viewBox="0 0 509 597" svg:d="M357 257h96v-25h-100v-98c0-76 43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7c-62 0-64-10-64-40zM121 232v-96c0-82 69-117 123-117 42 0 65 16 67 16v1c-15 0-31 12-31 35 0 6 0 27 23 35-2 11-2 19-2 28v98z">
            <text:p/>
          </draw:path>
          <draw:path draw:style-name="gr3" draw:text-style-name="P7" draw:layer="layout" svg:width="0.091cm" svg:height="0.091cm" svg:x="9.73cm" svg:y="9.307cm" svg:viewBox="0 0 92 92" svg:d="M92 46c0-25-21-46-46-46s-46 21-46 46 21 46 46 46 46-21 46-46z">
            <text:p/>
          </draw:path>
          <draw:path draw:style-name="gr3" draw:text-style-name="P7" draw:layer="layout" svg:width="0.56cm" svg:height="0.383cm" svg:x="10.291cm" svg:y="9.025cm" svg:viewBox="0 0 561 384" svg:d="M367 86c4-17 11-50 11-53 0-16-11-23-23-23-11 0-27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0.965cm" svg:y="9.307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433cm" svg:y="9.025cm" svg:viewBox="0 0 346 384" svg:d="M50 324c-2 14-8 33-8 37 0 15 12 23 25 23 10 0 25-8 31-23 2-4 31-119 34-135 6-28 22-88 27-111 4-9 27-50 48-69 6-6 31-27 68-27 23 0 34 10 36 10-27 4-44 25-44 46 0 13 9 31 31 31 23 0 48-20 48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1.838cm" svg:y="9.307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2.301cm" svg:y="8.86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2.658cm" svg:y="9.30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125cm" svg:y="9.0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8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099cm" svg:height="0.252cm" svg:x="13.657cm" svg:y="9.307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337cm" svg:height="0.563cm" svg:x="14.281cm" svg:y="8.835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421cm" svg:height="0.383cm" svg:x="14.686cm" svg:y="9.0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402cm" svg:height="0.596cm" svg:x="15.178cm" svg:y="8.812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5.608cm" svg:y="9.025cm" svg:viewBox="0 0 422 384" svg:d="M259 119c4-23 23-100 83-100 6 0 25 0 42 10-23 6-40 27-40 46 0 13 9 31 32 31 20 0 46-16 46-50 0-44-49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562cm" svg:height="0.199cm" svg:x="16.347cm" svg:y="9.0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7.223cm" svg:y="8.812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26cm" svg:height="0.538cm" svg:x="17.647cm" svg:y="8.869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</draw:g>
        <draw:g xml:id="id151" draw:id="id151">
          <svg:title>TexMaths</svg:title>
          <svg:desc>26§display§\therefore§svg§600§FALSE§</svg:desc>
          <draw:polygon draw:style-name="gr2" draw:text-style-name="P6" draw:layer="layout" svg:width="0.49cm" svg:height="0.402cm" svg:x="18.604cm" svg:y="8.92cm" svg:viewBox="0 0 491 403" draw:points="246,403 0,403 0,0 491,0 491,403">
            <text:p/>
          </draw:polygon>
          <draw:path draw:style-name="gr3" draw:text-style-name="P7" draw:layer="layout" svg:width="0.555cm" svg:height="0.493cm" svg:x="18.585cm" svg:y="8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52" draw:id="id152">
          <svg:title>TexMaths</svg:title>
          <svg:desc>24§display§x\ dx = \frac{1}{2}dt§svg§600§FALSE§</svg:desc>
          <draw:polygon draw:style-name="gr2" draw:text-style-name="P6" draw:layer="layout" svg:width="4.067cm" svg:height="1.627cm" svg:x="19.733cm" svg:y="8.244cm" svg:viewBox="0 0 4068 1628" draw:points="2033,1628 0,1628 0,0 4068,0 4068,1628">
            <text:p/>
          </draw:polygon>
          <draw:path draw:style-name="gr3" draw:text-style-name="P7" draw:layer="layout" svg:width="0.421cm" svg:height="0.383cm" svg:x="19.716cm" svg:y="8.9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402cm" svg:height="0.596cm" svg:x="20.488cm" svg:y="8.74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0.918cm" svg:y="8.9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199cm" svg:x="21.657cm" svg:y="9.0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22.677cm" svg:y="8.202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22.602cm" svg:y="9.106cm" svg:viewBox="0 0 424 36" draw:points="211,36 0,36 0,0 424,0 424,36">
            <text:p/>
          </draw:polygon>
          <draw:path draw:style-name="gr3" draw:text-style-name="P7" draw:layer="layout" svg:width="0.337cm" svg:height="0.563cm" svg:x="22.644cm" svg:y="9.35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7" draw:layer="layout" svg:width="0.402cm" svg:height="0.596cm" svg:x="23.159cm" svg:y="8.74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23.583cm" svg:y="8.807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53" draw:id="id153">
          <svg:title>TexMaths</svg:title>
          <svg:desc>26§display§\therefore§svg§600§FALSE§</svg:desc>
          <draw:polygon draw:style-name="gr2" draw:text-style-name="P6" draw:layer="layout" svg:width="0.49cm" svg:height="0.402cm" svg:x="4.604cm" svg:y="10.82cm" svg:viewBox="0 0 491 403" draw:points="246,403 0,403 0,0 491,0 491,403">
            <text:p/>
          </draw:polygon>
          <draw:path draw:style-name="gr3" draw:text-style-name="P7" draw:layer="layout" svg:width="0.555cm" svg:height="0.493cm" svg:x="4.585cm" svg:y="10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54" draw:id="id154">
          <svg:title>TexMaths</svg:title>
          <svg:desc>28§display§\text {I}§svg§600§FALSE§</svg:desc>
          <draw:polygon draw:style-name="gr2" draw:text-style-name="P6" draw:layer="layout" svg:width="0.229cm" svg:height="0.575cm" svg:x="5.835cm" svg:y="10.647cm" svg:viewBox="0 0 230 576" draw:points="116,576 0,576 0,0 230,0 230,576">
            <text:p/>
          </draw:polygon>
          <draw:path draw:style-name="gr3" draw:text-style-name="P7" draw:layer="layout" svg:width="0.301cm" svg:height="0.674cm" svg:x="5.813cm" svg:y="10.5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5" draw:id="id155">
          <svg:title>TexMaths</svg:title>
          <svg:desc>24§display§=  \int \frac{\cos t}{\cos ( t - a )}\ \frac{1}{2} dt§svg§600§FALSE§</svg:desc>
          <draw:polygon draw:style-name="gr2" draw:text-style-name="P6" draw:layer="layout" svg:width="7.183cm" svg:height="1.854cm" svg:x="6.521cm" svg:y="10.048cm" svg:viewBox="0 0 7184 1855" draw:points="3592,1855 0,1855 0,0 7184,0 7184,1855">
            <text:p/>
          </draw:polygon>
          <draw:path draw:style-name="gr3" draw:text-style-name="P7" draw:layer="layout" svg:width="0.561cm" svg:height="0.199cm" svg:x="6.527cm" svg:y="10.845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7.416cm" svg:y="10.006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322cm" svg:height="0.389cm" svg:x="9.479cm" svg:y="10.206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9.848cm" svg:y="10.206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0.274cm" svg:y="10.206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6cm" svg:height="0.538cm" svg:x="10.739cm" svg:y="10.056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olygon draw:style-name="gr3" draw:text-style-name="P7" draw:layer="layout" svg:width="3.568cm" svg:height="0.035cm" svg:x="8.454cm" svg:y="10.926cm" svg:viewBox="0 0 3569 36" draw:points="1783,36 0,36 0,0 3569,0 3569,36">
            <text:p/>
          </draw:polygon>
          <draw:path draw:style-name="gr3" draw:text-style-name="P7" draw:layer="layout" svg:width="0.322cm" svg:height="0.389cm" svg:x="8.483cm" svg:y="11.356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854cm" svg:y="11.356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278cm" svg:y="11.356cm" svg:viewBox="0 0 278 390" svg:d="M148 215c19 4 88 17 88 79 0 42-29 77-96 77-71 0-102-48-117-121-2-10-4-14-11-14-12 0-12 6-12 21v112c0 15 0 21 10 21 3 0 5-2 21-18 2-1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4cm" svg:x="9.667cm" svg:y="11.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26cm" svg:height="0.538cm" svg:x="9.931cm" svg:y="11.204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515cm" svg:height="0.035cm" svg:x="10.474cm" svg:y="11.505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1.28cm" svg:y="11.359cm" svg:viewBox="0 0 388 384" svg:d="M282 54c-15-31-40-54-79-54-97 0-203 125-203 248 0 80 46 136 113 136 18 0 60-4 110-63 7 34 36 63 76 63 31 0 50-19 64-46 13-31 25-83 25-85 0-7-8-7-10-7-7 0-9 2-11 15-16 54-31 104-66 104-23 0-25-21-25-39 0-19 2-25 12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1.741cm" svg:y="11.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79cm" svg:height="0.563cm" svg:x="12.58cm" svg:y="10.021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0.423cm" svg:height="0.035cm" svg:x="12.505cm" svg:y="10.926cm" svg:viewBox="0 0 424 36" draw:points="211,36 0,36 0,0 424,0 424,36">
            <text:p/>
          </draw:polygon>
          <draw:path draw:style-name="gr3" draw:text-style-name="P7" draw:layer="layout" svg:width="0.337cm" svg:height="0.563cm" svg:x="12.547cm" svg:y="11.17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402cm" svg:height="0.596cm" svg:x="13.062cm" svg:y="10.569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3.486cm" svg:y="10.626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</draw:g>
        <draw:g xml:id="id156" draw:id="id156">
          <svg:title>TexMaths</svg:title>
          <svg:desc>24§display§= \frac{1}{2} \int \frac{\cos [\ ( t - a ) + a\ ] }{\cos ( t - a )}\  dt§svg§600§FALSE§</svg:desc>
          <draw:polygon draw:style-name="gr2" draw:text-style-name="P6" draw:layer="layout" svg:width="9.831cm" svg:height="1.909cm" svg:x="6.521cm" svg:y="12.549cm" svg:viewBox="0 0 9832 1910" draw:points="4915,1910 0,1910 0,0 9832,0 9832,1910">
            <text:p/>
          </draw:polygon>
          <draw:path draw:style-name="gr3" draw:text-style-name="P7" draw:layer="layout" svg:width="0.562cm" svg:height="0.199cm" svg:x="6.527cm" svg:y="13.39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6cm" svg:y="12.57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9cm" svg:y="13.482cm" svg:viewBox="0 0 424 36" draw:points="211,36 0,36 0,0 424,0 424,36">
            <text:p/>
          </draw:polygon>
          <draw:path draw:style-name="gr3" draw:text-style-name="P7" draw:layer="layout" svg:width="0.337cm" svg:height="0.563cm" svg:x="7.512cm" svg:y="13.726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75cm" svg:height="1.874cm" svg:x="8.182cm" svg:y="12.563cm" svg:viewBox="0 0 751 1875" svg:d="M40 1837c27 0 43-20 43-41 0-28-22-42-41-42-21 0-42 14-42 42 0 44 42 79 94 79 129 0 177-198 236-441 65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322cm" svg:height="0.389cm" svg:x="9.247cm" svg:y="12.76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9.618cm" svg:y="12.76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044cm" svg:y="12.76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olygon draw:style-name="gr3" draw:text-style-name="P7" draw:layer="layout" svg:width="0.116cm" svg:height="0.843cm" svg:x="10.447cm" svg:y="12.507cm" svg:viewBox="0 0 117 844" draw:points="117,844 117,812 35,812 35,35 117,35 117,0 0,0 0,844">
            <text:p/>
          </draw:polygon>
          <draw:path draw:style-name="gr3" draw:text-style-name="P7" draw:layer="layout" svg:width="0.197cm" svg:height="0.843cm" svg:x="10.946cm" svg:y="12.50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1.211cm" svg:y="12.61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755cm" svg:y="12.91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2.561cm" svg:y="12.76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022cm" svg:y="12.50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562cm" svg:height="0.563cm" svg:x="13.536cm" svg:y="12.64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7" draw:layer="layout" svg:width="0.387cm" svg:height="0.383cm" svg:x="14.366cm" svg:y="12.76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0.116cm" svg:height="0.843cm" svg:x="15.078cm" svg:y="12.507cm" svg:viewBox="0 0 117 844" draw:points="117,0 0,0 0,35 83,35 83,812 0,812 0,844 117,844">
            <text:p/>
          </draw:polygon>
          <draw:polygon draw:style-name="gr3" draw:text-style-name="P7" draw:layer="layout" svg:width="6.075cm" svg:height="0.035cm" svg:x="9.218cm" svg:y="13.482cm" svg:viewBox="0 0 6076 36" draw:points="3037,36 0,36 0,0 6076,0 6076,36">
            <text:p/>
          </draw:polygon>
          <draw:path draw:style-name="gr3" draw:text-style-name="P7" draw:layer="layout" svg:width="0.322cm" svg:height="0.389cm" svg:x="10.501cm" svg:y="13.91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0.871cm" svg:y="13.91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11.298cm" svg:y="13.91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1.686cm" svg:y="13.65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1.95cm" svg:y="13.76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2.492cm" svg:y="14.06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3.3cm" svg:y="13.91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3.759cm" svg:y="13.65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15.71cm" svg:y="13.12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16.134cm" svg:y="13.18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43" anim:sub-item="text" smil:attributeName="visibility" smil:to="visible"/>
                  <anim:animate smil:dur="0.25s" smil:fill="hold" smil:targetElement="id143" anim:sub-item="text" smil:attributeName="width" smil:values="width*0.05;width" smil:keyTimes="0;1"/>
                  <anim:animate smil:dur="0.25s" smil:fill="hold" smil:targetElement="id143" anim:sub-item="text" smil:attributeName="height" smil:values="height;height" smil:keyTimes="0;1"/>
                  <anim:animate smil:dur="0.25s" smil:fill="hold" smil:targetElement="id143" anim:sub-item="text" smil:attributeName="x" smil:values="x-.2;x" smil:keyTimes="0;1"/>
                  <anim:animate smil:dur="0.25s" smil:fill="hold" smil:targetElement="id143" anim:sub-item="text" smil:attributeName="y" smil:values="y;y" smil:keyTimes="0;1"/>
                  <anim:transitionFilter smil:dur="0.25s" smil:targetElement="id1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146" smil:attributeName="visibility" smil:to="visible"/>
                  <anim:animate smil:dur="0.25s" smil:fill="hold" smil:targetElement="id146" smil:attributeName="width" smil:values="width*0.05;width" smil:keyTimes="0;1"/>
                  <anim:animate smil:dur="0.25s" smil:fill="hold" smil:targetElement="id146" smil:attributeName="height" smil:values="height;height" smil:keyTimes="0;1"/>
                  <anim:animate smil:dur="0.25s" smil:fill="hold" smil:targetElement="id146" smil:attributeName="x" smil:values="x-.2;x" smil:keyTimes="0;1"/>
                  <anim:animate smil:dur="0.25s" smil:fill="hold" smil:targetElement="id146" smil:attributeName="y" smil:values="y;y" smil:keyTimes="0;1"/>
                  <anim:transitionFilter smil:dur="0.25s" smil:targetElement="id146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9" smil:attributeName="visibility" smil:to="visible"/>
                  <anim:animate smil:dur="0.5s" smil:fill="hold" smil:targetElement="id149" smil:attributeName="width" smil:values="width*0.05;width" smil:keyTimes="0;1"/>
                  <anim:animate smil:dur="0.5s" smil:fill="hold" smil:targetElement="id149" smil:attributeName="height" smil:values="height;height" smil:keyTimes="0;1"/>
                  <anim:animate smil:dur="0.5s" smil:fill="hold" smil:targetElement="id149" smil:attributeName="x" smil:values="x-.2;x" smil:keyTimes="0;1"/>
                  <anim:animate smil:dur="0.5s" smil:fill="hold" smil:targetElement="id149" smil:attributeName="y" smil:values="y;y" smil:keyTimes="0;1"/>
                  <anim:transitionFilter smil:dur="0.5s" smil:targetElement="id1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3"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157" draw:id="id157">
          <svg:title>TexMaths</svg:title>
          <svg:desc>28§display§\text {I}§svg§600§FALSE§</svg:desc>
          <draw:polygon draw:style-name="gr2" draw:text-style-name="P6" draw:layer="layout" svg:width="0.229cm" svg:height="0.575cm" svg:x="5.732cm" svg:y="1.943cm" svg:viewBox="0 0 230 576" draw:points="116,576 0,576 0,0 230,0 230,576">
            <text:p/>
          </draw:polygon>
          <draw:path draw:style-name="gr3" draw:text-style-name="P7" draw:layer="layout" svg:width="0.301cm" svg:height="0.674cm" svg:x="5.71cm" svg:y="1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3" draw:id="id163">
          <svg:title>TexMaths</svg:title>
          <svg:desc>28§display§\text {I}§svg§600§FALSE§</svg:desc>
          <draw:polygon draw:style-name="gr2" draw:text-style-name="P6" draw:layer="layout" svg:width="0.229cm" svg:height="0.575cm" svg:x="5.734cm" svg:y="12.443cm" svg:viewBox="0 0 230 576" draw:points="116,576 0,576 0,0 230,0 230,576">
            <text:p/>
          </draw:polygon>
          <draw:path draw:style-name="gr3" draw:text-style-name="P7" draw:layer="layout" svg:width="0.301cm" svg:height="0.674cm" svg:x="5.712cm" svg:y="12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2" draw:id="id162">
          <svg:title>TexMaths</svg:title>
          <svg:desc>28§display§\therefore§svg§600§FALSE§</svg:desc>
          <draw:polygon draw:style-name="gr2" draw:text-style-name="P6" draw:layer="layout" svg:width="0.528cm" svg:height="0.433cm" svg:x="3.907cm" svg:y="12.523cm" svg:viewBox="0 0 529 434" draw:points="265,434 0,434 0,0 529,0 529,434">
            <text:p/>
          </draw:polygon>
          <draw:path draw:style-name="gr3" draw:text-style-name="P7" draw:layer="layout" svg:width="0.598cm" svg:height="0.531cm" svg:x="3.887cm" svg:y="12.4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1" draw:id="id161">
          <svg:title>TexMaths</svg:title>
          <svg:desc>24§display§=  \frac{1}{2}[\ \cos a\ (t) - \sin a \log [\ \sec ( t - a ) \ ]   \ + \ c §svg§600§FALSE§</svg:desc>
          <draw:polygon draw:style-name="gr2" draw:text-style-name="P6" draw:layer="layout" svg:width="15.293cm" svg:height="1.627cm" svg:x="6.519cm" svg:y="9.046cm" svg:viewBox="0 0 15294 1628" draw:points="7647,1628 0,1628 0,0 15294,0 15294,1628">
            <text:p/>
          </draw:polygon>
          <draw:path draw:style-name="gr3" draw:text-style-name="P7" draw:layer="layout" svg:width="0.562cm" svg:height="0.199cm" svg:x="6.525cm" svg:y="9.82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4cm" svg:y="9.004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7cm" svg:y="9.908cm" svg:viewBox="0 0 424 36" draw:points="211,36 0,36 0,0 424,0 424,36">
            <text:p/>
          </draw:polygon>
          <draw:path draw:style-name="gr3" draw:text-style-name="P7" draw:layer="layout" svg:width="0.337cm" svg:height="0.563cm" svg:x="7.51cm" svg:y="10.15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1cm" svg:y="9.503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535cm" svg:y="9.758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905cm" svg:y="9.75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332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9.81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0.587cm" svg:y="9.50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0.85cm" svg:y="9.60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197cm" svg:height="0.844cm" svg:x="11.184cm" svg:y="9.50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515cm" svg:height="0.035cm" svg:x="11.722cm" svg:y="9.908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522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55cm" svg:y="9.57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089cm" svg:y="9.76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705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89cm" svg:height="0.586cm" svg:x="14.285cm" svg:y="9.551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4.515cm" svg:y="9.758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4.938cm" svg:y="9.754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olygon draw:style-name="gr3" draw:text-style-name="P7" draw:layer="layout" svg:width="0.116cm" svg:height="0.844cm" svg:x="15.446cm" svg:y="9.503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89cm" svg:y="9.758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6.218cm" svg:y="9.758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2cm" svg:height="0.389cm" svg:x="16.598cm" svg:y="9.758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197cm" svg:height="0.844cm" svg:x="17.028cm" svg:y="9.50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7.291cm" svg:y="9.60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835cm" svg:y="9.90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8.641cm" svg:y="9.764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9.102cm" svg:y="9.50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0.116cm" svg:height="0.844cm" svg:x="19.682cm" svg:y="9.503cm" svg:viewBox="0 0 117 845" draw:points="117,0 0,0 0,35 83,35 83,812 0,812 0,845 117,845">
            <text:p/>
          </draw:polygon>
          <draw:path draw:style-name="gr3" draw:text-style-name="P7" draw:layer="layout" svg:width="0.562cm" svg:height="0.563cm" svg:x="20.413cm" svg:y="9.64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1.525cm" svg:y="9.764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 xml:id="id158" draw:id="id158">
          <svg:title>TexMaths</svg:title>
          <svg:desc>24§display§= \frac{1}{2} \int \frac{ \cos ( t - a ) \cos a - \sin ( t - a ) \sin a }{ \cos ( t - a )}\ dx§svg§600§FALSE§</svg:desc>
          <draw:polygon draw:style-name="gr2" draw:text-style-name="P6" draw:layer="layout" svg:width="15.612cm" svg:height="1.909cm" svg:x="6.516cm" svg:y="1.239cm" svg:viewBox="0 0 15613 1910" draw:points="7806,1910 0,1910 0,0 15613,0 15613,1910">
            <text:p/>
          </draw:polygon>
          <draw:path draw:style-name="gr3" draw:text-style-name="P7" draw:layer="layout" svg:width="0.562cm" svg:height="0.199cm" svg:x="6.522cm" svg:y="2.0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1cm" svg:y="1.26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4cm" svg:y="2.172cm" svg:viewBox="0 0 424 36" draw:points="211,36 0,36 0,0 424,0 424,36">
            <text:p/>
          </draw:polygon>
          <draw:path draw:style-name="gr3" draw:text-style-name="P7" draw:layer="layout" svg:width="0.337cm" svg:height="0.563cm" svg:x="7.507cm" svg:y="2.416cm" svg:viewBox="0 0 338 564" svg:d="M65 499l91-88c132-117 182-162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7" draw:layer="layout" svg:width="0.75cm" svg:height="1.874cm" svg:x="8.177cm" svg:y="1.253cm" svg:viewBox="0 0 751 1875" svg:d="M40 1837c27 0 43-20 43-41 0-28-22-42-41-42-21 0-42 14-42 42 0 44 42 79 94 79 129 0 177-198 236-441 66-267 121-538 167-808 31-179 62-348 90-457 10-42 39-150 73-150 25 0 47 16 50 19-28 2-42 20-42 41 0 28 21 42 40 42 22 0 43-14 43-42 0-46-46-79-92-79-66 0-112 92-160 265-2 8-117 432-209 984-23 129-48 271-75 388-15 61-54 221-123 221-31 0-50-21-52-21z">
            <text:p/>
          </draw:path>
          <draw:path draw:style-name="gr3" draw:text-style-name="P7" draw:layer="layout" svg:width="0.322cm" svg:height="0.389cm" svg:x="9.242cm" svg:y="1.4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9.613cm" svg:y="1.4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0.039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0.427cm" svg:y="1.1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0.69cm" svg:y="1.301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233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2.042cm" svg:y="1.456cm" svg:viewBox="0 0 388 384" svg:d="M282 54c-15-31-40-54-78-54-98 0-204 125-204 248 0 80 46 136 113 136 18 0 60-4 110-64 7 35 36 64 77 64 30 0 49-19 63-46 13-31 25-83 25-85 0-7-8-7-10-7-9 0-9 2-11 15-16 54-31 104-66 104-23 0-25-21-25-39 0-19 2-25 12-63 10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2.5cm" svg:y="1.1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322cm" svg:height="0.389cm" svg:x="12.95cm" svg:y="1.452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32cm" svg:y="1.452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3.746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4.224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5cm" svg:height="0.035cm" svg:x="14.895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5.695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6.029cm" svg:y="1.2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6.261cm" svg:y="1.4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3cm" svg:x="16.788cm" svg:y="1.1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7.051cm" svg:y="1.30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594cm" svg:y="1.60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8.4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3cm" svg:x="18.861cm" svg:y="1.1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277cm" svg:height="0.389cm" svg:x="19.308cm" svg:y="1.452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9.642cm" svg:y="1.266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425cm" svg:height="0.373cm" svg:x="19.875cm" svg:y="1.4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20.491cm" svg:y="1.456cm" svg:viewBox="0 0 388 384" svg:d="M282 54c-15-31-40-54-78-54-98 0-204 125-204 248 0 80 46 136 113 136 18 0 60-4 110-64 7 35 36 64 77 64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11.691cm" svg:height="0.035cm" svg:x="9.213cm" svg:y="2.172cm" svg:viewBox="0 0 11692 36" draw:points="5846,36 0,36 0,0 11692,0 11692,36">
            <text:p/>
          </draw:polygon>
          <draw:path draw:style-name="gr3" draw:text-style-name="P7" draw:layer="layout" svg:width="0.322cm" svg:height="0.389cm" svg:x="13.305cm" svg:y="2.6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13.673cm" svg:y="2.6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7" draw:layer="layout" svg:width="0.277cm" svg:height="0.389cm" svg:x="14.1cm" svg:y="2.6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97cm" svg:height="0.843cm" svg:x="14.487cm" svg:y="2.34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7" draw:layer="layout" svg:width="0.26cm" svg:height="0.538cm" svg:x="14.752cm" svg:y="2.45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5.294cm" svg:y="2.75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6.102cm" svg:y="2.606cm" svg:viewBox="0 0 388 384" svg:d="M282 54c-15-31-40-54-78-54-98 0-204 125-204 248 0 80 46 136 113 136 18 0 60-4 110-64 7 35 36 64 77 64 30 0 49-19 63-46 13-31 25-83 25-85 0-7-8-7-10-7-9 0-9 2-11 15-16 54-31 104-66 104-23 0-25-21-25-39 0-19 2-25 12-63 10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197cm" svg:height="0.843cm" svg:x="16.563cm" svg:y="2.34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7" draw:layer="layout" svg:width="0.402cm" svg:height="0.596cm" svg:x="21.32cm" svg:y="1.81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3z">
            <text:p/>
          </draw:path>
          <draw:path draw:style-name="gr3" draw:text-style-name="P7" draw:layer="layout" svg:width="0.421cm" svg:height="0.383cm" svg:x="21.749cm" svg:y="2.02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159" draw:id="id159">
          <svg:title>TexMaths</svg:title>
          <svg:desc>24§display§=  \frac{1}{2} \smallint [\ \cos a - \tan ( t - a ) \sin a\ ] dt§svg§600§FALSE§</svg:desc>
          <draw:polygon draw:style-name="gr2" draw:text-style-name="P6" draw:layer="layout" svg:width="11.931cm" svg:height="1.627cm" svg:x="6.52cm" svg:y="3.947cm" svg:viewBox="0 0 11932 1628" draw:points="5966,1628 0,1628 0,0 11932,0 11932,1628">
            <text:p/>
          </draw:polygon>
          <draw:path draw:style-name="gr3" draw:text-style-name="P7" draw:layer="layout" svg:width="0.562cm" svg:height="0.199cm" svg:x="6.526cm" svg:y="4.7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5cm" svg:y="3.905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9cm" svg:y="4.809cm" svg:viewBox="0 0 424 36" draw:points="211,36 0,36 0,0 424,0 424,36">
            <text:p/>
          </draw:polygon>
          <draw:path draw:style-name="gr3" draw:text-style-name="P7" draw:layer="layout" svg:width="0.337cm" svg:height="0.563cm" svg:x="7.511cm" svg:y="5.055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352cm" svg:height="0.786cm" svg:x="8.179cm" svg:y="4.433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olygon draw:style-name="gr3" draw:text-style-name="P7" draw:layer="layout" svg:width="0.116cm" svg:height="0.844cm" svg:x="8.678cm" svg:y="4.404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9.122cm" svg:y="4.659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7" draw:layer="layout" svg:width="0.375cm" svg:height="0.389cm" svg:x="9.492cm" svg:y="4.65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9.919cm" svg:y="4.6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0.39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516cm" svg:height="0.035cm" svg:x="11.067cm" svg:y="4.809cm" svg:viewBox="0 0 517 36" svg:d="M488 36c13 0 29 0 29-19 0-17-16-17-29-17h-459c-14 0-29 0-29 17 0 19 15 19 29 19z">
            <text:p/>
          </draw:path>
          <draw:path draw:style-name="gr3" draw:text-style-name="P7" draw:layer="layout" svg:width="0.264cm" svg:height="0.529cm" svg:x="11.856cm" svg:y="4.519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12.204cm" svg:y="4.659cm" svg:viewBox="0 0 382 390" svg:d="M246 315c4 34 27 69 67 69 17 0 69-12 69-81v-46h-21v46c0 50-21 56-31 56-27 0-30-38-30-42v-171c0-35 0-67-31-100-33-33-75-46-115-46-71 0-129 40-129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12.618cm" svg:y="4.6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4cm" svg:x="13.143cm" svg:y="4.404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3.408cm" svg:y="4.5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2-27 4-41z">
            <text:p/>
          </draw:path>
          <draw:path draw:style-name="gr3" draw:text-style-name="P7" draw:layer="layout" svg:width="0.516cm" svg:height="0.035cm" svg:x="13.949cm" svg:y="4.809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4.75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5.216cm" svg:y="4.404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277cm" svg:height="0.389cm" svg:x="15.666cm" svg:y="4.6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5.998cm" svg:y="4.473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6.232cm" svg:y="4.6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6.847cm" svg:y="4.665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4c-4 16-4 16-16 31-38 46-73 60-96 60-42 0-55-46-55-79 0-42 26-148 48-186 24-50 63-81 97-81 56 0 68 69 68 75 0 4-2 10-4 13z">
            <text:p/>
          </draw:path>
          <draw:polygon draw:style-name="gr3" draw:text-style-name="P7" draw:layer="layout" svg:width="0.116cm" svg:height="0.844cm" svg:x="17.559cm" svg:y="4.404cm" svg:viewBox="0 0 117 845" draw:points="117,0 0,0 0,35 83,35 83,812 0,812 0,845 117,845">
            <text:p/>
          </draw:polygon>
          <draw:path draw:style-name="gr3" draw:text-style-name="P7" draw:layer="layout" svg:width="0.402cm" svg:height="0.596cm" svg:x="17.809cm" svg:y="4.452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26cm" svg:height="0.538cm" svg:x="18.233cm" svg:y="4.51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160" draw:id="id160">
          <svg:title>TexMaths</svg:title>
          <svg:desc>24§display§=  \frac{1}{2} [\ \cos a \smallint dt -  \sin a \smallint \tan ( t - a )\  dt\ ]§svg§600§FALSE§</svg:desc>
          <draw:polygon draw:style-name="gr2" draw:text-style-name="P6" draw:layer="layout" svg:width="13.608cm" svg:height="1.627cm" svg:x="6.523cm" svg:y="6.55cm" svg:viewBox="0 0 13609 1628" draw:points="6804,1628 0,1628 0,0 13609,0 13609,1628">
            <text:p/>
          </draw:polygon>
          <draw:path draw:style-name="gr3" draw:text-style-name="P7" draw:layer="layout" svg:width="0.562cm" svg:height="0.199cm" svg:x="6.529cm" svg:y="7.3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8cm" svg:y="6.508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71cm" svg:y="7.412cm" svg:viewBox="0 0 424 36" draw:points="211,36 0,36 0,0 424,0 424,36">
            <text:p/>
          </draw:polygon>
          <draw:path draw:style-name="gr3" draw:text-style-name="P7" draw:layer="layout" svg:width="0.337cm" svg:height="0.563cm" svg:x="7.514cm" svg:y="7.65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5cm" svg:y="7.007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8.539cm" svg:y="7.262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8.91cm" svg:y="7.262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9.336cm" svg:y="7.26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9.814cm" svg:y="7.268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352cm" svg:height="0.786cm" svg:x="10.413cm" svg:y="7.036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402cm" svg:height="0.596cm" svg:x="10.987cm" svg:y="7.05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1.411cm" svg:y="7.11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1.955cm" svg:y="7.412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755cm" svg:y="7.26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087cm" svg:y="7.076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322cm" svg:y="7.2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938cm" svg:y="7.268cm" svg:viewBox="0 0 388 384" svg:d="M282 54c-15-31-40-54-78-54-98 0-204 125-204 248 0 80 46 136 113 136 18 0 60-4 110-63 7 34 36 63 77 63 30 0 49-19 63-46 13-31 25-83 25-85 0-7-8-7-10-7-9 0-9 2-11 15-16 54-31 104-66 104-23 0-25-21-25-39 0-19 2-25 12-63 10-35 10-44 17-75l31-119c6-25 6-25 6-29 0-15-10-23-23-23-21 0-35 19-37 37zM227 274c-4 16-4 16-18 31-36 46-71 60-94 60-42 0-55-46-55-79 0-42 26-148 48-186 24-50 63-81 97-81 56 0 68 69 68 75 0 4-2 10-4 13z">
            <text:p/>
          </draw:path>
          <draw:path draw:style-name="gr3" draw:text-style-name="P7" draw:layer="layout" svg:width="0.352cm" svg:height="0.786cm" svg:x="14.537cm" svg:y="7.036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1-121 40-229 54-378 4-47 9-95 15-135 8-63 21-96 52-96 15 0 27 8 33 16z">
            <text:p/>
          </draw:path>
          <draw:path draw:style-name="gr3" draw:text-style-name="P7" draw:layer="layout" svg:width="0.264cm" svg:height="0.529cm" svg:x="15.092cm" svg:y="7.122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81cm" svg:height="0.389cm" svg:x="15.439cm" svg:y="7.26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15.852cm" svg:y="7.268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197cm" svg:height="0.844cm" svg:x="16.378cm" svg:y="7.007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26cm" svg:height="0.538cm" svg:x="16.641cm" svg:y="7.11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515cm" svg:height="0.035cm" svg:x="17.185cm" svg:y="7.412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7.991cm" svg:y="7.268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8.452cm" svg:y="7.007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402cm" svg:height="0.596cm" svg:x="19.047cm" svg:y="7.05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9.471cm" svg:y="7.11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olygon draw:style-name="gr3" draw:text-style-name="P7" draw:layer="layout" svg:width="0.116cm" svg:height="0.844cm" svg:x="20.057cm" svg:y="7.007cm" svg:viewBox="0 0 117 845" draw:points="117,0 0,0 0,35 83,35 83,812 0,812 0,845 117,845">
            <text:p/>
          </draw:polygon>
        </draw:g>
        <draw:g xml:id="id164" draw:id="id164">
          <svg:title>TexMaths</svg:title>
          <svg:desc>24§display§=  \frac{1}{2}[\ x^2 \cos a\  - \sin a \log [\ \sec ( x^2 - a ) \ ]   \ + \ c §svg§600§FALSE§</svg:desc>
          <draw:polygon draw:style-name="gr2" draw:text-style-name="P6" draw:layer="layout" svg:width="15.891cm" svg:height="1.627cm" svg:x="6.519cm" svg:y="11.847cm" svg:viewBox="0 0 15892 1628" draw:points="7945,1628 0,1628 0,0 15892,0 15892,1628">
            <text:p/>
          </draw:polygon>
          <draw:path draw:style-name="gr3" draw:text-style-name="P7" draw:layer="layout" svg:width="0.562cm" svg:height="0.199cm" svg:x="6.525cm" svg:y="12.6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544cm" svg:y="11.805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7" draw:layer="layout" svg:width="0.423cm" svg:height="0.035cm" svg:x="7.467cm" svg:y="12.709cm" svg:viewBox="0 0 424 36" draw:points="211,36 0,36 0,0 424,0 424,36">
            <text:p/>
          </draw:polygon>
          <draw:path draw:style-name="gr3" draw:text-style-name="P7" draw:layer="layout" svg:width="0.337cm" svg:height="0.563cm" svg:x="7.51cm" svg:y="12.955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7" draw:layer="layout" svg:width="0.116cm" svg:height="0.844cm" svg:x="8.091cm" svg:y="12.304cm" svg:viewBox="0 0 117 845" draw:points="117,845 117,812 35,812 35,35 117,35 117,0 0,0 0,845">
            <text:p/>
          </draw:polygon>
          <draw:path draw:style-name="gr3" draw:text-style-name="P7" draw:layer="layout" svg:width="0.421cm" svg:height="0.383cm" svg:x="8.531cm" svg:y="12.5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7" draw:layer="layout" svg:width="0.262cm" svg:height="0.392cm" svg:x="9.027cm" svg:y="12.1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322cm" svg:height="0.389cm" svg:x="9.537cm" svg:y="12.55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9.906cm" svg:y="12.55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0.332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87cm" svg:height="0.383cm" svg:x="10.812cm" svg:y="12.565cm" svg:viewBox="0 0 388 384" svg:d="M282 54c-15-31-40-54-78-54-98 0-204 125-204 248 0 80 46 136 113 136 18 0 60-4 110-63 7 34 36 63 77 63 30 0 49-19 63-46 13-31 25-83 25-85 0-7-8-7-10-7-9 0-9 2-11 15-16 54-31 104-66 104-23 0-25-21-25-39 0-19 2-25 12-63 8-35 10-44 17-75l31-119c6-25 6-25 6-29 0-15-10-23-23-23-21 0-35 19-37 37zM227 274c-4 16-4 16-18 31-36 46-71 60-94 60-44 0-55-46-55-79 0-42 26-148 48-186 24-50 63-81 97-81 56 0 68 69 68 75 0 4-2 10-4 13z">
            <text:p/>
          </draw:path>
          <draw:path draw:style-name="gr3" draw:text-style-name="P7" draw:layer="layout" svg:width="0.515cm" svg:height="0.035cm" svg:x="11.762cm" svg:y="12.709cm" svg:viewBox="0 0 516 36" svg:d="M488 36c13 0 28 0 28-19 0-17-15-17-28-17h-459c-14 0-29 0-29 17 0 19 15 19 29 19z">
            <text:p/>
          </draw:path>
          <draw:path draw:style-name="gr3" draw:text-style-name="P7" draw:layer="layout" svg:width="0.277cm" svg:height="0.389cm" svg:x="12.563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2.897cm" svg:y="12.373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13cm" svg:y="12.56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7cm" svg:height="0.383cm" svg:x="13.746cm" svg:y="12.56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8-148 48-186 24-50 63-81 97-81 56 0 68 69 68 75 0 4-2 10-4 13z">
            <text:p/>
          </draw:path>
          <draw:path draw:style-name="gr3" draw:text-style-name="P7" draw:layer="layout" svg:width="0.189cm" svg:height="0.586cm" svg:x="14.326cm" svg:y="12.352cm" svg:viewBox="0 0 190 587" svg:d="M123 0l-123 10v26c60 0 67 6 67 47v439c0 38-9 38-67 38v27c29-2 73-2 94-2s63 0 96 2v-27c-58 0-67 0-67-38z">
            <text:p/>
          </draw:path>
          <draw:path draw:style-name="gr3" draw:text-style-name="P7" draw:layer="layout" svg:width="0.375cm" svg:height="0.389cm" svg:x="14.556cm" svg:y="12.55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4.978cm" svg:y="12.55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olygon draw:style-name="gr3" draw:text-style-name="P7" draw:layer="layout" svg:width="0.116cm" svg:height="0.844cm" svg:x="15.487cm" svg:y="12.304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5.931cm" svg:y="12.55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6.259cm" svg:y="12.559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2cm" svg:height="0.389cm" svg:x="16.639cm" svg:y="12.55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197cm" svg:height="0.844cm" svg:x="17.069cm" svg:y="12.304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421cm" svg:height="0.383cm" svg:x="17.338cm" svg:y="12.5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262cm" svg:height="0.392cm" svg:x="17.834cm" svg:y="12.1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515cm" svg:height="0.035cm" svg:x="18.433cm" svg:y="12.709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9.239cm" svg:y="12.565cm" svg:viewBox="0 0 388 384" svg:d="M282 54c-15-31-40-54-78-54-98 0-204 125-204 248 0 80 46 136 113 136 18 0 60-4 110-63 7 34 36 63 77 63 30 0 49-19 63-46 13-31 25-83 25-85 0-7-8-7-10-7-7 0-9 2-11 15-16 54-31 104-66 104-23 0-25-21-25-39 0-19 2-25 12-63 10-35 10-44 17-75l31-119c6-25 6-25 6-29 0-15-10-23-23-23-21 0-35 19-37 37zM227 274c-4 16-4 16-16 31-38 46-73 60-96 60-42 0-55-46-55-79 0-42 26-148 48-186 24-50 63-81 97-81 56 0 68 69 68 75 0 4-2 10-4 13z">
            <text:p/>
          </draw:path>
          <draw:path draw:style-name="gr3" draw:text-style-name="P7" draw:layer="layout" svg:width="0.197cm" svg:height="0.844cm" svg:x="19.7cm" svg:y="12.304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0.116cm" svg:height="0.844cm" svg:x="20.28cm" svg:y="12.304cm" svg:viewBox="0 0 117 845" draw:points="117,0 0,0 0,35 83,35 83,812 0,812 0,845 117,845">
            <text:p/>
          </draw:polygon>
          <draw:path draw:style-name="gr3" draw:text-style-name="P7" draw:layer="layout" svg:width="0.562cm" svg:height="0.563cm" svg:x="21.011cm" svg:y="12.446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29cm" svg:height="0.383cm" svg:x="22.123cm" svg:y="12.565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8cm" svg:height="14.573cm" svg:x="0.8cm" svg:y="0.628cm" presentation:class="title" presentation:user-transformed="true">
          <draw:text-box>
            <text:p xml:id="id165" text:id="id165" text:style-name="P4"><text:span text:style-name="T11"><text:s text:c="5"/></text:span><text:span text:style-name="T11"><text:line-break/></text:span><text:span text:style-name="T16"> <text:s text:c="5"/></text:span><text:span text:style-name="T17">Integrals of the type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/></text:span><text:span text:style-name="T15"><text:s/></text:span><text:span text:style-name="T15"><text:tab/></text:span><text:span text:style-name="T15"><text:tab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><text:line-break/></text:span><text:span text:style-name="T15"/></text:p>
          </draw:text-box>
        </draw:frame>
        <draw:g xml:id="id166" draw:id="id166">
          <svg:title>TexMaths</svg:title>
          <svg:desc>24§display§\int \frac{ a \sin x \pm b \cos x }{ c \sin x \pm d \cos x } \  dx \ \ \text {and }  \int \frac{ ae^x \pm b }{ ce^x \pm d }\ dx§svg§600§FALSE§</svg:desc>
          <draw:polygon draw:style-name="gr2" draw:text-style-name="P6" draw:layer="layout" svg:width="15.187cm" svg:height="1.798cm" svg:x="11.116cm" svg:y="1.339cm" svg:viewBox="0 0 15188 1799" draw:points="7594,1799 0,1799 0,0 15188,0 15188,1799">
            <text:p/>
          </draw:polygon>
          <draw:path draw:style-name="gr3" draw:text-style-name="P7" draw:layer="layout" svg:width="0.75cm" svg:height="1.875cm" svg:x="11.122cm" svg:y="1.305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387cm" svg:height="0.383cm" svg:x="12.193cm" svg:y="1.51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277cm" svg:height="0.389cm" svg:x="12.773cm" svg:y="1.50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105cm" svg:y="1.3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339cm" svg:y="1.5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946cm" svg:y="1.5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64cm" svg:height="0.564cm" svg:x="14.637cm" svg:y="1.32cm" svg:viewBox="0 0 565 565" svg:d="M300 300h236c13 0 29 0 29-18 0-17-16-17-29-17h-236v-234c0-14 0-31-18-31-17 0-17 15-17 29v236h-236c-14 0-29 0-29 17 0 18 15 18 29 18h236v230h-236c-14 0-29 0-29 17 0 18 15 18 29 18h507c13 0 29 0 29-18 0-17-16-17-29-17h-236z">
            <text:p/>
          </draw:path>
          <draw:path draw:style-name="gr3" draw:text-style-name="P7" draw:layer="layout" svg:width="0.312cm" svg:height="0.596cm" svg:x="15.475cm" svg:y="1.297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322cm" svg:height="0.389cm" svg:x="15.966cm" svg:y="1.50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337cm" svg:y="1.50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763cm" svg:y="1.50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231cm" svg:y="1.5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olygon draw:style-name="gr3" draw:text-style-name="P7" draw:layer="layout" svg:width="5.531cm" svg:height="0.035cm" svg:x="12.159cm" svg:y="2.225cm" svg:viewBox="0 0 5532 36" draw:points="2767,36 0,36 0,0 5532,0 5532,36">
            <text:p/>
          </draw:polygon>
          <draw:path draw:style-name="gr3" draw:text-style-name="P7" draw:layer="layout" svg:width="0.329cm" svg:height="0.383cm" svg:x="12.195cm" svg:y="2.659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  <draw:path draw:style-name="gr3" draw:text-style-name="P7" draw:layer="layout" svg:width="0.277cm" svg:height="0.389cm" svg:x="12.694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026cm" svg:y="2.4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261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867cm" svg:y="2.65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4cm" svg:height="0.564cm" svg:x="14.559cm" svg:y="2.47cm" svg:viewBox="0 0 565 565" svg:d="M300 300h236c13 0 29 0 29-18 0-17-16-17-29-17h-236v-234c0-14 0-31-18-31-17 0-17 15-17 29v236h-236c-14 0-29 0-29 17 0 18 15 18 29 18h236v230h-236c-14 0-29 0-29 17 0 18 15 18 29 18h507c13 0 29 0 29-18 0-17-16-17-29-17h-236z">
            <text:p/>
          </draw:path>
          <draw:path draw:style-name="gr3" draw:text-style-name="P7" draw:layer="layout" svg:width="0.402cm" svg:height="0.596cm" svg:x="15.39cm" svg:y="2.447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7" draw:layer="layout" svg:width="0.322cm" svg:height="0.389cm" svg:x="15.964cm" svg:y="2.65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335cm" svg:y="2.6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6.761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23cm" svg:y="2.65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6cm" svg:x="18.105cm" svg:y="1.867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18.535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381cm" svg:height="0.389cm" svg:x="19.591cm" svg:y="2.07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20.004cm" svg:y="2.08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0.474cm" svg:y="1.86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75cm" svg:height="1.875cm" svg:x="21.383cm" svg:y="1.305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387cm" svg:height="0.383cm" svg:x="22.456cm" svg:y="1.5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325cm" svg:height="0.383cm" svg:x="22.907cm" svg:y="1.51cm" svg:viewBox="0 0 326 384" svg:d="M119 179c25 0 88-2 131-20 59-25 63-74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23.289cm" svg:y="1.316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ath draw:style-name="gr3" draw:text-style-name="P7" draw:layer="layout" svg:width="0.564cm" svg:height="0.564cm" svg:x="23.919cm" svg:y="1.32cm" svg:viewBox="0 0 565 565" svg:d="M300 300h236c13 0 29 0 29-18 0-17-16-17-29-17h-236v-234c0-14 0-31-18-31-17 0-17 15-17 29v236h-236c-14 0-29 0-29 17 0 18 15 18 29 18h236v230h-236c-14 0-29 0-29 17 0 18 15 18 29 18h507c13 0 29 0 29-18 0-17-16-17-29-17h-236z">
            <text:p/>
          </draw:path>
          <draw:path draw:style-name="gr3" draw:text-style-name="P7" draw:layer="layout" svg:width="0.312cm" svg:height="0.596cm" svg:x="24.756cm" svg:y="1.297cm" svg:viewBox="0 0 313 597" svg:d="M163 10c0-2 0-10-11-10-20 0-81 8-104 8-6 2-15 2-15 17 0 11 7 11 19 11 42 0 44 6 44 14 0 6-8 35-13 52l-70 276c-9 43-13 56-13 87 0 78 44 132 108 132 99 0 205-126 205-247 0-79-46-137-113-137-39 0-75 25-100 52zM83 328c5-17 5-19 13-28 42-56 81-68 102-68 30 0 54 25 54 79 0 50-29 148-45 181-27 55-67 86-99 86-29 0-56-23-56-84 0-18 0-33 13-87z">
            <text:p/>
          </draw:path>
          <draw:polygon draw:style-name="gr3" draw:text-style-name="P7" draw:layer="layout" svg:width="2.656cm" svg:height="0.035cm" svg:x="22.421cm" svg:y="2.225cm" svg:viewBox="0 0 2657 36" draw:points="1329,36 0,36 0,0 2657,0 2657,36">
            <text:p/>
          </draw:polygon>
          <draw:path draw:style-name="gr3" draw:text-style-name="P7" draw:layer="layout" svg:width="0.329cm" svg:height="0.383cm" svg:x="22.458cm" svg:y="2.65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7" draw:layer="layout" svg:width="0.325cm" svg:height="0.383cm" svg:x="22.827cm" svg:y="2.659cm" svg:viewBox="0 0 326 384" svg:d="M119 179c25 0 88-2 131-20 59-25 63-74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23.211cm" svg:y="2.528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64cm" svg:height="0.564cm" svg:x="23.84cm" svg:y="2.47cm" svg:viewBox="0 0 565 565" svg:d="M300 300h236c13 0 29 0 29-18 0-17-16-17-29-17h-236v-234c0-14 0-31-18-31-17 0-17 15-17 29v236h-236c-14 0-29 0-29 17 0 18 15 18 29 18h236v230h-236c-14 0-29 0-29 17 0 18 15 18 29 18h507c13 0 29 0 29-18 0-17-16-17-29-17h-236z">
            <text:p/>
          </draw:path>
          <draw:path draw:style-name="gr3" draw:text-style-name="P7" draw:layer="layout" svg:width="0.402cm" svg:height="0.596cm" svg:x="24.672cm" svg:y="2.447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7" draw:layer="layout" svg:width="0.402cm" svg:height="0.596cm" svg:x="25.493cm" svg:y="1.867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5.924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167" draw:id="id167">
          <svg:title>TexMaths</svg:title>
          <svg:desc>24§display§\text {Method : Express, ... } NR = A ( DR ) + B \frac{d}{dx}( DR )§svg§600§FALSE§</svg:desc>
          <draw:polygon draw:style-name="gr2" draw:text-style-name="P6" draw:layer="layout" svg:width="18.094cm" svg:height="1.66cm" svg:x="2.332cm" svg:y="3.545cm" svg:viewBox="0 0 18095 1661" draw:points="9048,1661 0,1661 0,0 18095,0 18095,1661">
            <text:p/>
          </draw:polygon>
          <draw:path draw:style-name="gr3" draw:text-style-name="P7" draw:layer="layout" svg:width="0.711cm" svg:height="0.577cm" svg:x="2.32cm" svg:y="4.083cm" svg:viewBox="0 0 712 578" svg:d="M173 19c-8-19-10-19-31-19h-142v27h21c63 0 65 9 65 38v425c0 23 0 61-86 61v27c29 0 71-2 100-2 27 0 69 2 98 2v-27c-87 0-87-38-87-61v-457l204 526c6 11 10 19 17 19 10 0 12-6 16-16l207-535h2v486c0 30-2 38-67 38h-21v27c32-2 90-2 122-2 33 0 91 0 121 2v-27h-21c-65 0-65-8-65-38v-448c0-29 0-38 65-38h21v-27h-144c-21 0-21 0-27 15l-186 478z">
            <text:p/>
          </draw:path>
          <draw:path draw:style-name="gr3" draw:text-style-name="P7" draw:layer="layout" svg:width="0.327cm" svg:height="0.389cm" svg:x="3.086cm" svg:y="4.28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6cm" svg:height="0.529cm" svg:x="3.453cm" svg:y="4.14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7" draw:layer="layout" svg:width="0.425cm" svg:height="0.586cm" svg:x="3.793cm" svg:y="4.073cm" svg:viewBox="0 0 426 587" svg:d="M65 522c0 39-7 39-65 39v26c29-1 73-1 96-1 21 0 65 0 94 1v-26c-56 0-65 0-65-39v-155c0-89 59-135 113-135s63 46 63 94v196c0 39-9 39-65 39v26c29-1 73-1 96-1 21 0 65 0 94 1v-26c-44 0-65 0-65-25v-162c0-73 0-99-27-130-11-14-40-31-88-31-73 0-110 52-123 83v-296l-123 10v26c60 0 65 6 65 47z">
            <text:p/>
          </draw:path>
          <draw:path draw:style-name="gr3" draw:text-style-name="P7" draw:layer="layout" svg:width="0.375cm" svg:height="0.389cm" svg:x="4.257cm" svg:y="4.281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18cm" svg:height="0.596cm" svg:x="4.709cm" svg:y="4.073cm" svg:viewBox="0 0 419 597" svg:d="M294 541v56l125-10v-26c-60 0-68-6-68-46v-515l-121 10v26c58 0 66 6 66 47v182c-25-29-62-52-108-52-100 0-188 83-188 192 0 108 83 192 180 192 54 0 93-29 114-56zM294 315v173c0 15 0 17-10 30-25 41-63 60-100 60-38 0-69-21-90-54-21-34-23-82-23-117 0-33 0-83 25-121 19-27 50-54 96-54 31 0 65 12 92 50 10 16 10 17 10 33z">
            <text:p/>
          </draw:path>
          <draw:path draw:style-name="gr3" draw:text-style-name="P7" draw:layer="layout" svg:width="0.091cm" svg:height="0.364cm" svg:x="5.502cm" svg:y="4.296cm" svg:viewBox="0 0 92 365" svg:d="M92 44c0-23-21-44-46-44s-46 21-46 44c0 25 21 46 46 46s46-21 46-46zM92 321c0-25-21-45-46-45s-46 20-46 45 21 44 46 44 46-19 46-44z">
            <text:p/>
          </draw:path>
          <draw:path draw:style-name="gr3" draw:text-style-name="P7" draw:layer="layout" svg:width="0.523cm" svg:height="0.575cm" svg:x="6.066cm" svg:y="4.085cm" svg:viewBox="0 0 524 576" svg:d="M86 509c0 30 0 40-65 40h-21v27h488l36-219h-21c-21 131-40 192-186 192h-113c-39 0-41-6-41-34v-225h75c83 0 92 27 92 98h21v-223h-21c0 71-9 98-92 98h-75v-203c0-27 2-33 41-33h109c131 0 152 46 167 163h21l-25-190h-476v27h21c65 0 65 9 65 38z">
            <text:p/>
          </draw:path>
          <draw:path draw:style-name="gr3" draw:text-style-name="P7" draw:layer="layout" svg:width="0.425cm" svg:height="0.364cm" svg:x="6.623cm" svg:y="4.296cm" svg:viewBox="0 0 426 365" svg:d="M232 167c27-33 58-75 79-96 27-31 62-44 100-44v-27c-21 2-46 2-69 2-25 0-69-2-81-2v27c17 2 25 11 25 25 0 13-10 25-13 31l-52 65-67-85c-8-9-8-11-8-15 0-13 13-21 31-21v-27c-23 0-79 2-93 2-17 0-57 0-80-2v27c59 0 61 0 100 52l84 109-80 100c-41 50-91 52-108 52v25c21-2 48-2 71-2s60 2 81 2v-25c-20-4-25-14-25-27 0-19 25-46 75-108l65 85c8 9 17 23 17 29 0 7-8 19-31 21v25c27 0 73-2 93-2 23 0 55 0 80 2v-25c-44 0-59-2-80-27z">
            <text:p/>
          </draw:path>
          <draw:path draw:style-name="gr3" draw:text-style-name="P7" draw:layer="layout" svg:width="0.418cm" svg:height="0.537cm" svg:x="7.082cm" svg:y="4.286cm" svg:viewBox="0 0 419 538" svg:d="M123 56v-56l-123 10v26c60 0 65 4 65 43v395c0 39-7 39-65 39v25c29 0 73-2 94-2 23 0 67 2 96 2v-25c-56 0-65 0-65-39v-142-8c4 14 40 60 103 60 102 0 191-83 191-192 0-108-83-192-179-192-65 0-102 36-117 56zM125 278v-190c25-42 65-67 109-67 62 0 114 75 114 171 0 102-60 173-123 173-33 0-66-18-89-52-11-17-11-19-11-35z">
            <text:p/>
          </draw:path>
          <draw:path draw:style-name="gr3" draw:text-style-name="P7" draw:layer="layout" svg:width="0.285cm" svg:height="0.373cm" svg:x="7.55cm" svg:y="4.286cm" svg:viewBox="0 0 286 374" svg:d="M117 94v-94l-117 10v26c60 0 65 6 65 47v228c0 36-7 36-65 36v27c33 0 73-2 96-2 35 0 75 0 109 2v-27h-19c-61 0-63-7-63-38v-130c0-85 34-160 100-160 5 0 7 0 9 0-4 2-19 12-19 33 0 25 17 36 37 36 15 0 36-9 36-36s-27-52-63-52c-62 0-92 58-106 94z">
            <text:p/>
          </draw:path>
          <draw:path draw:style-name="gr3" draw:text-style-name="P7" draw:layer="layout" svg:width="0.327cm" svg:height="0.389cm" svg:x="7.881cm" svg:y="4.281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77cm" svg:height="0.389cm" svg:x="8.259cm" svg:y="4.281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277cm" svg:height="0.389cm" svg:x="8.593cm" svg:y="4.281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099cm" svg:height="0.252cm" svg:x="8.969cm" svg:y="4.57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091cm" svg:height="0.091cm" svg:x="9.486cm" svg:y="4.5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9.72cm" svg:y="4.57cm" svg:viewBox="0 0 92 92" svg:d="M92 46c0-25-21-46-46-46s-46 21-46 46 21 46 46 46 46-21 46-46z">
            <text:p/>
          </draw:path>
          <draw:path draw:style-name="gr3" draw:text-style-name="P7" draw:layer="layout" svg:width="0.091cm" svg:height="0.091cm" svg:x="9.954cm" svg:y="4.57cm" svg:viewBox="0 0 92 92" svg:d="M92 46c0-25-21-46-46-46s-46 21-46 46 21 46 46 46 46-21 46-46z">
            <text:p/>
          </draw:path>
          <draw:path draw:style-name="gr3" draw:text-style-name="P7" draw:layer="layout" svg:width="0.711cm" svg:height="0.577cm" svg:x="10.523cm" svg:y="4.083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499c6 14 8 16 15 16 10 0 10-2 14-17z">
            <text:p/>
          </draw:path>
          <draw:path draw:style-name="gr3" draw:text-style-name="P7" draw:layer="layout" svg:width="0.604cm" svg:height="0.596cm" svg:x="11.295cm" svg:y="4.083cm" svg:viewBox="0 0 605 597" svg:d="M282 58c6-20 8-29 25-31 8 0 35 0 50 0 62 0 156 0 156 82 0 29-14 89-48 121-21 21-66 48-142 48h-95zM405 290c85-19 186-77 186-163 0-73-76-127-188-127h-240c-17 0-25 0-25 17 0 10 8 10 23 10 2 0 18 0 33 2 15 0 23 2 23 13 0 2-2 6-4 16l-113 455c-8 32-10 38-77 38-15 0-23 0-23 17 0 10 10 10 12 10 23 0 82-2 107-2 23 0 83 2 108 2 5 0 15 0 15-17 0-10-8-10-23-10-31 0-54 0-54-15 0-4 0-8 2-14l56-224h100c76 0 92 48 92 76 0 14-6 41-12 60-6 23-13 54-13 71 0 92 102 92 113 92 71 0 102-86 102-98 0-9-10-9-12-9-7 0-7 5-9 11-21 63-58 77-77 77-29 0-35-19-35-52 0-27 6-69 8-96 2-11 4-29 4-40 0-66-56-91-79-100z">
            <text:p/>
          </draw:path>
          <draw:path draw:style-name="gr3" draw:text-style-name="P7" draw:layer="layout" svg:width="0.562cm" svg:height="0.199cm" svg:x="12.189cm" svg:y="4.3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79cm" svg:height="0.606cm" svg:x="13.061cm" svg:y="4.056cm" svg:viewBox="0 0 580 607" svg:d="M121 509c-33 55-65 69-104 71-9 0-17 0-17 17 0 4 4 10 12 10 23 0 48-4 72-4 27 0 58 4 85 4 4 0 15 0 15-18 0-9-7-9-13-9-19-2-40-10-40-31 0-10 5-19 13-31l63-107h214c0 17 13 132 13 140 0 27-44 29-61 29-12 0-22 0-22 17 0 10 12 10 14 10 34 0 71-4 105-4 22 0 73 4 95 4 5 0 15 0 15-18 0-9-8-9-19-9-52 0-52-6-54-31l-52-528c-2-17-2-21-17-21-14 0-17 6-21 13zM223 384l167-278 27 278z">
            <text:p/>
          </draw:path>
          <draw:path draw:style-name="gr3" draw:text-style-name="P7" draw:layer="layout" svg:width="0.197cm" svg:height="0.844cm" svg:x="13.749cm" svg:y="4.02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646cm" svg:height="0.577cm" svg:x="14.027cm" svg:y="4.083cm" svg:viewBox="0 0 647 578" svg:d="M100 513c-8 32-10 38-77 38-13 0-23 0-23 17 0 10 8 10 23 10h280c177 0 344-179 344-363 0-121-73-215-200-215h-284c-15 0-25 0-25 15 0 12 8 12 25 12 10 0 25 0 37 2 13 0 17 4 17 13 0 2 0 6-4 16zM284 58c8-29 8-31 44-31h93c82 0 151 44 151 155 0 43-15 181-88 275-25 31-92 94-196 94h-96c-12 0-13 0-17 0-10 0-12-2-12-8 0-4 0-5 4-21z">
            <text:p/>
          </draw:path>
          <draw:path draw:style-name="gr3" draw:text-style-name="P7" draw:layer="layout" svg:width="0.604cm" svg:height="0.596cm" svg:x="14.749cm" svg:y="4.083cm" svg:viewBox="0 0 605 597" svg:d="M282 58c6-20 8-29 25-31 8 0 35 0 50 0 62 0 156 0 156 82 0 29-14 89-48 121-21 21-66 48-142 48h-95zM405 290c85-19 186-77 186-163 0-73-76-127-188-127h-240c-17 0-25 0-25 17 0 10 8 10 23 10 2 0 18 0 33 2 15 0 23 2 23 13 0 2-2 6-4 16l-113 455c-8 32-10 38-77 38-15 0-23 0-23 17 0 10 10 10 12 10 24 0 82-2 107-2 23 0 83 2 108 2 5 0 15 0 15-17 0-10-6-10-23-10-31 0-54 0-54-15 0-4 0-8 2-14l56-224h100c76 0 92 48 92 76 0 14-6 41-12 60-6 23-13 54-13 71 0 92 102 92 113 92 71 0 102-86 102-98 0-9-10-9-12-9-7 0-7 5-9 11-21 63-58 77-77 77-29 0-35-19-35-52 0-27 6-69 8-96 2-11 4-29 4-40 0-66-56-91-79-100z">
            <text:p/>
          </draw:path>
          <draw:path draw:style-name="gr3" draw:text-style-name="P7" draw:layer="layout" svg:width="0.197cm" svg:height="0.844cm" svg:x="15.409cm" svg:y="4.02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562cm" svg:height="0.563cm" svg:x="15.924cm" svg:y="4.16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604cm" svg:height="0.577cm" svg:x="16.755cm" svg:y="4.083cm" svg:viewBox="0 0 605 578" svg:d="M100 513c-8 32-10 38-77 38-15 0-23 0-23 17 0 10 8 10 23 10h302c134 0 234-100 234-183 0-61-50-109-131-119 87-17 177-78 177-159 0-63-56-117-158-117h-284c-17 0-25 0-25 17 0 10 8 10 23 10 2 0 18 0 33 2 15 0 23 2 23 13 0 2-2 6-4 16zM228 269l52-211c8-29 10-31 46-31h110c73 0 92 50 92 86 0 75-73 156-177 156zM190 551c-11 0-13 0-19 0-8 0-12-2-12-8 0-4 0-5 6-21l58-236h159c83 0 98 63 98 100 0 84-75 165-175 165z">
            <text:p/>
          </draw:path>
          <draw:path draw:style-name="gr3" draw:text-style-name="P7" draw:layer="layout" svg:width="0.402cm" svg:height="0.596cm" svg:x="17.779cm" svg:y="3.50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olygon draw:style-name="gr3" draw:text-style-name="P7" draw:layer="layout" svg:width="0.923cm" svg:height="0.035cm" svg:x="17.504cm" svg:y="4.43cm" svg:viewBox="0 0 924 36" draw:points="461,36 0,36 0,0 924,0 924,36">
            <text:p/>
          </draw:polygon>
          <draw:path draw:style-name="gr3" draw:text-style-name="P7" draw:layer="layout" svg:width="0.402cm" svg:height="0.596cm" svg:x="17.537cm" svg:y="4.653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7.967cm" svg:y="4.86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7" draw:layer="layout" svg:width="0.197cm" svg:height="0.844cm" svg:x="18.61cm" svg:y="4.02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646cm" svg:height="0.577cm" svg:x="18.889cm" svg:y="4.083cm" svg:viewBox="0 0 647 578" svg:d="M100 513c-8 32-10 38-77 38-13 0-23 0-23 17 0 10 8 10 23 10h280c177 0 344-179 344-363 0-121-73-215-200-215h-284c-15 0-25 0-25 15 0 12 8 12 25 12 10 0 25 0 37 2 13 0 17 4 17 13 0 2 0 6-4 16zM284 58c8-29 8-31 44-31h93c82 0 151 44 151 155 0 43-17 181-88 275-25 31-92 94-196 94h-96c-12 0-13 0-17 0-10 0-12-2-12-8 0-4 0-5 4-21z">
            <text:p/>
          </draw:path>
          <draw:path draw:style-name="gr3" draw:text-style-name="P7" draw:layer="layout" svg:width="0.604cm" svg:height="0.596cm" svg:x="19.611cm" svg:y="4.083cm" svg:viewBox="0 0 605 597" svg:d="M282 58c6-20 8-29 25-31 8 0 35 0 50 0 62 0 156 0 156 82 0 29-14 89-48 121-21 21-66 48-142 48h-95zM405 290c85-19 186-77 186-163 0-73-76-127-188-127h-240c-17 0-25 0-25 17 0 10 8 10 23 10 2 0 18 0 33 2 15 0 23 2 23 13 0 2-2 6-4 16l-113 455c-8 32-10 38-77 38-15 0-23 0-23 17 0 10 10 10 12 10 23 0 82-2 107-2 23 0 83 2 108 2 5 0 15 0 15-17 0-10-8-10-23-10-31 0-54 0-54-15 0-4 0-8 2-14l56-224h100c76 0 92 48 92 76 0 14-6 41-12 60-6 23-13 54-13 71 0 92 102 92 113 92 71 0 102-86 102-98 0-9-10-9-12-9-7 0-7 5-9 11-21 63-58 77-77 77-29 0-35-19-35-52 0-27 6-69 8-96 2-11 4-29 4-40 0-66-56-91-79-100z">
            <text:p/>
          </draw:path>
          <draw:path draw:style-name="gr3" draw:text-style-name="P7" draw:layer="layout" svg:width="0.197cm" svg:height="0.844cm" svg:x="20.271cm" svg:y="4.027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168" draw:id="id168">
          <svg:title>TexMaths</svg:title>
          <svg:desc>24§display§ NR = \text {Numerator } ,  DR = \text { Denominator}§svg§600§FALSE§</svg:desc>
          <draw:polygon draw:style-name="gr2" draw:text-style-name="P6" draw:layer="layout" svg:width="14.693cm" svg:height="0.655cm" svg:x="6.328cm" svg:y="5.544cm" svg:viewBox="0 0 14694 656" draw:points="7348,656 0,656 0,0 14694,0 14694,656">
            <text:p/>
          </draw:polygon>
          <draw:path draw:style-name="gr3" draw:text-style-name="P7" draw:layer="layout" svg:width="0.711cm" svg:height="0.577cm" svg:x="6.318cm" svg:y="5.502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8 0-7-8-9-18-9-48 0-55-19-55-37 0-5 2-9 4-19l111-447c4 6 4 8 8 15l211 499c6 14 8 16 15 16 10 0 10-2 14-18z">
            <text:p/>
          </draw:path>
          <draw:path draw:style-name="gr3" draw:text-style-name="P7" draw:layer="layout" svg:width="0.604cm" svg:height="0.596cm" svg:x="7.09cm" svg:y="5.502cm" svg:viewBox="0 0 605 597" svg:d="M282 58c6-20 8-29 25-31 8 0 35 0 50 0 62 0 156 0 156 82 0 29-14 89-48 121-21 21-66 48-142 48h-95zM405 290c85-19 186-77 186-163 0-73-76-127-188-127h-240c-17 0-25 0-25 17 0 10 8 10 23 10 2 0 18 0 33 2 15 0 23 2 23 13 0 2-2 6-4 16l-113 455c-8 32-10 38-77 38-15 0-23 0-23 17 0 10 10 10 12 10 24 0 82-2 107-2 23 0 83 2 108 2 5 0 15 0 15-18 0-9-6-9-23-9-31 0-56 0-56-15 0-4 2-8 4-14l56-224h100c76 0 92 48 92 76 0 14-6 41-12 60-6 23-13 54-13 71 0 92 102 92 113 92 71 0 102-86 102-98 0-10-10-10-12-10-7 0-7 6-9 12-21 63-58 77-77 77-29 0-35-19-35-52 0-27 6-69 8-96 2-12 4-29 4-40 0-66-56-91-79-100z">
            <text:p/>
          </draw:path>
          <draw:path draw:style-name="gr3" draw:text-style-name="P7" draw:layer="layout" svg:width="0.562cm" svg:height="0.199cm" svg:x="7.983cm" svg:y="5.7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77cm" svg:height="0.577cm" svg:x="8.854cm" svg:y="5.502cm" svg:viewBox="0 0 578 578" svg:d="M169 12c-8-12-10-12-25-12h-144v27h25c11 0 29 0 42 2 19 2 19 2 19 19v441c0 24 0 62-86 62v27c29 0 71-2 100-2 27 0 69 2 98 2v-27c-87 0-87-38-87-62v-439c4 4 4 4 8 10l346 506c7 12 7 12 13 12 14 0 14-6 14-21v-469c0-23 0-61 86-61v-27c-29 0-71 2-100 2-27 0-69-2-98-2v27c87 0 87 38 87 61v363z">
            <text:p/>
          </draw:path>
          <draw:path draw:style-name="gr3" draw:text-style-name="P7" draw:layer="layout" svg:width="0.425cm" svg:height="0.383cm" svg:x="9.486cm" svg:y="5.705cm" svg:viewBox="0 0 426 384" svg:d="M303 307v77l123-10v-27c-59 0-65-5-65-46v-301l-125 10v26c60 0 65 6 65 47v151c0 73-40 131-101 131-71 0-75-39-75-83v-282l-125 10v26c65 0 65 2 65 77v127c0 67 0 144 129 144 48 0 86-23 109-77z">
            <text:p/>
          </draw:path>
          <draw:path draw:style-name="gr3" draw:text-style-name="P7" draw:layer="layout" svg:width="0.66cm" svg:height="0.373cm" svg:x="9.955cm" svg:y="5.705cm" svg:viewBox="0 0 661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5 2v-27c-45 0-66 0-66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327cm" svg:height="0.389cm" svg:x="10.655cm" svg:y="5.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285cm" svg:height="0.373cm" svg:x="11.03cm" svg:y="5.705cm" svg:viewBox="0 0 286 374" svg:d="M117 94v-94l-117 10v26c60 0 65 6 65 47v228c0 36-7 36-65 36v27c33 0 73-2 96-2 35 0 75 0 109 2v-27h-19c-61 0-63-7-63-38v-130c0-85 34-160 100-160 5 0 7 0 9 0-4 2-19 12-19 33 0 25 17 36 37 36 15 0 36-9 36-36s-27-52-63-52c-62 0-92 58-106 94z">
            <text:p/>
          </draw:path>
          <draw:path draw:style-name="gr3" draw:text-style-name="P7" draw:layer="layout" svg:width="0.381cm" svg:height="0.389cm" svg:x="11.372cm" svg:y="5.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264cm" svg:height="0.529cm" svg:x="11.775cm" svg:y="5.56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12.109cm" svg:y="5.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85cm" svg:height="0.373cm" svg:x="12.531cm" svg:y="5.705cm" svg:viewBox="0 0 286 374" svg:d="M117 94v-94l-117 10v26c60 0 65 6 65 47v228c0 36-7 36-65 36v27c33 0 73-2 96-2 35 0 75 0 109 2v-27h-19c-61 0-63-7-63-38v-130c0-85 34-160 100-160 5 0 7 0 9 0-4 2-19 12-19 33 0 25 17 36 37 36 15 0 36-9 36-36s-27-52-63-52c-62 0-92 58-106 94z">
            <text:p/>
          </draw:path>
          <draw:path draw:style-name="gr3" draw:text-style-name="P7" draw:layer="layout" svg:width="0.099cm" svg:height="0.252cm" svg:x="13.192cm" svg:y="5.988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646cm" svg:height="0.577cm" svg:x="13.528cm" svg:y="5.502cm" svg:viewBox="0 0 647 578" svg:d="M100 513c-8 32-10 38-77 38-13 0-23 0-23 17 0 10 8 10 23 10h280c177 0 344-179 344-363 0-121-73-215-200-215h-284c-15 0-25 0-25 15 0 12 8 12 25 12 10 0 25 0 37 2 13 0 17 4 17 13 0 2 0 6-4 16zM284 58c8-29 8-31 44-31h92c83 0 152 44 152 155 0 43-15 181-88 275-25 31-92 94-196 94h-96c-12 0-13 0-17 0-10 0-12-2-12-8 0-4 0-6 4-21z">
            <text:p/>
          </draw:path>
          <draw:path draw:style-name="gr3" draw:text-style-name="P7" draw:layer="layout" svg:width="0.604cm" svg:height="0.596cm" svg:x="14.25cm" svg:y="5.502cm" svg:viewBox="0 0 605 597" svg:d="M282 58c6-20 8-29 25-31 8 0 35 0 50 0 62 0 156 0 156 82 0 29-14 89-48 121-21 21-66 48-142 48h-95zM405 290c85-19 186-77 186-163 0-73-76-127-188-127h-240c-17 0-25 0-25 17 0 10 8 10 23 10 2 0 18 0 33 2 15 0 23 2 23 13 0 2-2 6-4 16l-113 455c-8 32-10 38-77 38-15 0-23 0-23 17 0 10 10 10 12 10 24 0 82-2 107-2 23 0 83 2 108 2 5 0 17 0 17-18 0-9-8-9-25-9-31 0-54 0-54-15 0-4 0-8 2-14l56-224h100c76 0 92 48 92 76 0 14-6 41-12 60-6 23-13 54-13 71 0 92 102 92 113 92 71 0 102-86 102-98 0-10-10-10-12-10-7 0-7 6-9 12-21 63-58 77-77 77-29 0-35-19-35-52 0-27 6-69 8-96 2-12 4-29 4-40 0-66-56-91-79-100z">
            <text:p/>
          </draw:path>
          <draw:path draw:style-name="gr3" draw:text-style-name="P7" draw:layer="layout" svg:width="0.562cm" svg:height="0.199cm" svg:x="15.145cm" svg:y="5.7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67cm" svg:height="0.577cm" svg:x="16.298cm" svg:y="5.502cm" svg:viewBox="0 0 568 578" svg:d="M0 0v27h21c65 0 65 9 65 38v448c0 30 0 38-65 38h-21v27h309c142 0 259-125 259-284 0-162-113-294-259-294zM202 551c-41 0-43-6-43-33v-458c0-27 2-33 43-33h84c52 0 111 17 154 79 36 49 44 122 44 188 0 94-16 144-46 186-18 23-66 71-152 71z">
            <text:p/>
          </draw:path>
          <draw:path draw:style-name="gr3" draw:text-style-name="P7" draw:layer="layout" svg:width="0.327cm" svg:height="0.389cm" svg:x="16.938cm" svg:y="5.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425cm" svg:height="0.373cm" svg:x="17.316cm" svg:y="5.70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75cm" svg:height="0.389cm" svg:x="17.781cm" svg:y="5.7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66cm" svg:height="0.373cm" svg:x="18.205cm" svg:y="5.705cm" svg:viewBox="0 0 661 374" svg:d="M65 83v228c0 36-9 36-65 36v27c29 0 73-2 96-2 21 0 65 2 94 2v-27c-56 0-65 0-65-36v-157c0-89 59-135 113-135s63 46 63 94v198c0 36-9 36-67 36v27c31 0 73-2 96-2s67 2 96 2v-27c-57 0-67 0-67-36v-157c0-89 61-135 115-135 52 0 62 46 62 94v198c0 36-10 36-66 36v27c29 0 73-2 96-2 22 0 66 2 95 2v-27c-45 0-66 0-66-25v-161c0-73 0-100-27-130-11-14-40-31-88-31-71 0-109 50-123 83-11-73-75-83-113-83-62 0-102 36-125 88v-88l-119 10v26c60 0 65 6 65 47z">
            <text:p/>
          </draw:path>
          <draw:path draw:style-name="gr3" draw:text-style-name="P7" draw:layer="layout" svg:width="0.181cm" svg:height="0.565cm" svg:x="18.91cm" svg:y="5.514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9.142cm" svg:y="5.70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381cm" svg:height="0.389cm" svg:x="19.62cm" svg:y="5.7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264cm" svg:height="0.529cm" svg:x="20.021cm" svg:y="5.56cm" svg:viewBox="0 0 265 530" svg:d="M131 182h121v-27h-121v-155h-22c0 69-26 159-109 163v19h73v233c0 105 79 115 109 115 60 0 83-60 83-115v-48h-21v48c0 61-25 94-56 94-57 0-57-77-57-92z">
            <text:p/>
          </draw:path>
          <draw:path draw:style-name="gr3" draw:text-style-name="P7" draw:layer="layout" svg:width="0.375cm" svg:height="0.389cm" svg:x="20.357cm" svg:y="5.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85cm" svg:height="0.373cm" svg:x="20.78cm" svg:y="5.705cm" svg:viewBox="0 0 286 374" svg:d="M117 94v-94l-117 10v26c60 0 67 6 67 47v228c0 36-9 36-67 36v27c33 0 73-2 96-2 35 0 75 0 109 2v-27h-19c-61 0-63-7-63-38v-130c0-85 34-160 100-160 5 0 7 0 9 0-4 2-19 12-19 33 0 25 17 36 37 36 15 0 36-9 36-36s-27-52-63-52c-62 0-92 58-106 94z">
            <text:p/>
          </draw:path>
        </draw:g>
        <draw:g xml:id="id169" draw:id="id169">
          <svg:title>TexMaths</svg:title>
          <svg:desc>24§display§ \text {Find the values of } A \text { and } B \text { by comparing the coefficients of like terms }§svg§600§FALSE§</svg:desc>
          <draw:polygon draw:style-name="gr2" draw:text-style-name="P6" draw:layer="layout" svg:width="25.928cm" svg:height="0.695cm" svg:x="1.035cm" svg:y="6.846cm" svg:viewBox="0 0 25929 696" draw:points="12964,696 0,696 0,0 25929,0 25929,696">
            <text:p/>
          </draw:polygon>
          <draw:path draw:style-name="gr3" draw:text-style-name="P7" draw:layer="layout" svg:width="0.487cm" svg:height="0.575cm" svg:x="1.02cm" svg:y="6.835cm" svg:viewBox="0 0 488 576" svg:d="M465 0h-465v27h21c65 0 65 10 65 38v444c0 31 0 41-65 41h-21v26c29-3 96-3 129-3 34 0 111 0 142 3v-26h-27c-81 0-81-12-81-41v-209h73c81 0 88 29 88 100h22v-225h-22c0 71-7 100-88 100h-73v-215c0-27 2-33 41-33h101c127 0 148 46 162 163h21z">
            <text:p/>
          </draw:path>
          <draw:path draw:style-name="gr3" draw:text-style-name="P7" draw:layer="layout" svg:width="0.181cm" svg:height="0.566cm" svg:x="1.571cm" svg:y="6.8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.805cm" svg:y="7.0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2.276cm" svg:y="6.823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264cm" svg:height="0.529cm" svg:x="3.013cm" svg:y="6.88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3.351cm" svg:y="6.823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3.817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14cm" svg:height="0.374cm" svg:x="4.464cm" svg:y="7.044cm" svg:viewBox="0 0 415 375" svg:d="M336 83c8-20 23-56 79-56v-27c-19 2-44 2-64 2-21 0-59-2-75-2v27c33 0 43 19 43 36 0 8-2 10-6 20l-86 217-96-237c-4-11-4-13-4-15 0-21 32-21 48-21v-27c-25 0-73 2-92 2-23 0-58 0-83-2v27c54 0 58 4 67 31l123 301c4 12 6 16 17 16 12 0 16-8 18-16z">
            <text:p/>
          </draw:path>
          <draw:path draw:style-name="gr3" draw:text-style-name="P7" draw:layer="layout" svg:width="0.381cm" svg:height="0.389cm" svg:x="4.883cm" svg:y="7.03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189cm" svg:height="0.587cm" svg:x="5.298cm" svg:y="6.823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425cm" svg:height="0.383cm" svg:x="5.53cm" svg:y="7.035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7" draw:layer="layout" svg:width="0.327cm" svg:height="0.389cm" svg:x="5.997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77cm" svg:height="0.389cm" svg:x="6.375cm" svg:y="7.0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6.985cm" svg:y="7.03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4cm" svg:height="0.597cm" svg:x="7.41cm" svg:y="6.814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7" draw:layer="layout" svg:width="0.579cm" svg:height="0.606cm" svg:x="7.951cm" svg:y="6.804cm" svg:viewBox="0 0 580 607" svg:d="M121 509c-33 56-65 69-104 71-9 0-17 0-17 18 0 3 4 9 12 9 23 0 48-4 72-4 27 0 58 4 85 4 4 0 15 0 15-17 0-10-7-10-13-10-19-2-40-9-40-30 0-10 5-20 13-31l63-108h213c2 17 14 133 14 140 0 27-44 29-62 29-11 0-21 0-21 18 0 9 12 9 14 9 34 0 71-4 105-4 22 0 73 4 94 4 6 0 16 0 16-17 0-10-8-10-19-10-52 0-52-6-54-30l-52-529c-2-17-2-21-17-21-14 0-16 6-21 13zM223 384l167-278 27 278z">
            <text:p/>
          </draw:path>
          <draw:path draw:style-name="gr3" draw:text-style-name="P7" draw:layer="layout" svg:width="0.381cm" svg:height="0.389cm" svg:x="8.871cm" svg:y="7.031cm" svg:viewBox="0 0 382 390" svg:d="M246 315c4 35 27 69 67 69 17 0 69-11 69-80v-47h-21v47c0 50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9.284cm" svg:y="7.0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18cm" svg:height="0.597cm" svg:x="9.754cm" svg:y="6.823cm" svg:viewBox="0 0 419 598" svg:d="M294 542v56l125-10v-27c-60 0-68-6-68-46v-515l-121 10v27c60 0 66 5 66 46v182c-25-29-62-52-108-52-100 0-188 83-188 192 0 108 83 193 180 193 54 0 93-29 114-56zM294 315v173c0 15 0 17-10 31-25 40-63 59-100 59-38 0-69-21-90-53-21-35-23-83-23-118 0-32 2-82 25-121 19-27 50-54 96-54 31 0 65 12 92 50 10 16 10 18 10 33z">
            <text:p/>
          </draw:path>
          <draw:path draw:style-name="gr3" draw:text-style-name="P7" draw:layer="layout" svg:width="0.604cm" svg:height="0.577cm" svg:x="10.51cm" svg:y="6.831cm" svg:viewBox="0 0 605 578" svg:d="M100 513c-8 33-10 38-77 38-15 0-23 0-23 18 0 9 8 9 23 9h301c135 0 235-100 235-182 0-62-50-110-131-119 87-18 177-79 177-160 0-63-56-117-158-117h-284c-17 0-25 0-25 17 0 10 8 10 23 10 2 0 18 0 33 2 15 0 23 2 23 13 0 2-2 6-4 16zM228 269l52-211c8-29 10-31 46-31h108c75 0 94 50 94 86 0 75-73 156-177 156zM190 551c-11 0-13 0-19 0-8 0-12-1-12-7 0-4 0-6 4-21l60-237h159c81 0 98 64 98 100 0 85-75 165-175 165z">
            <text:p/>
          </draw:path>
          <draw:path draw:style-name="gr3" draw:text-style-name="P7" draw:layer="layout" svg:width="0.418cm" svg:height="0.597cm" svg:x="11.463cm" svg:y="6.823cm" svg:viewBox="0 0 419 598" svg:d="M123 269v-269l-123 10v27c60 0 65 5 65 46v505h21c2-2 8-14 31-52 14 19 48 62 111 62 102 0 191-83 191-193 0-107-85-192-181-192-65 0-102 41-115 56zM125 492v-175c0-17 0-17 9-31 33-48 79-54 100-54 39 0 69 22 89 54 23 35 25 83 25 117 0 33-2 83-27 122-18 25-50 53-96 53-37 0-68-21-89-52-11-17-11-19-11-34z">
            <text:p/>
          </draw:path>
          <draw:path draw:style-name="gr3" draw:text-style-name="P7" draw:layer="layout" svg:width="0.414cm" svg:height="0.537cm" svg:x="11.901cm" svg:y="7.044cm" svg:viewBox="0 0 415 538" svg:d="M336 81c21-54 65-54 79-54v-27c-19 2-44 2-64 2-15 0-55-2-75-2v27c27 0 41 15 41 36 0 8 0 10-6 20l-84 209-95-229c-3-7-5-11-5-15 0-21 32-21 48-21v-27c-23 0-79 2-92 2-23 0-58 0-83-2v27c40 0 58 0 69 29l127 309c-4 12-16 38-21 50-19 46-43 106-96 106-6 0-25 0-41-16 27-4 33-23 33-36 0-21-15-35-35-35-17 0-36 10-36 37 0 38 36 67 79 67 52 0 88-48 107-96z">
            <text:p/>
          </draw:path>
          <draw:path draw:style-name="gr3" draw:text-style-name="P7" draw:layer="layout" svg:width="0.322cm" svg:height="0.389cm" svg:x="12.64cm" svg:y="7.0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3.008cm" svg:y="7.0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659cm" svg:height="0.374cm" svg:x="13.435cm" svg:y="7.035cm" svg:viewBox="0 0 660 375" svg:d="M65 83v228c0 37-9 37-65 37v27c29 0 73-2 96-2 21 0 65 2 94 2v-27c-56 0-65 0-65-37v-157c0-89 59-135 113-135s63 46 63 94v198c0 37-9 37-67 37v27c31 0 73-2 96-2s67 2 96 2v-27c-57 0-67 0-67-37v-157c0-89 61-135 115-135 52 0 62 46 62 94v198c0 37-10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418cm" svg:height="0.537cm" svg:x="14.133cm" svg:y="7.035cm" svg:viewBox="0 0 419 538" svg:d="M123 56v-56l-123 10v27c60 0 65 3 65 42v396c0 38-7 38-65 38v25c29 0 73-2 94-2 23 0 67 2 96 2v-25c-56 0-65 0-65-38v-143-7c4 13 40 59 103 59 102 0 191-82 191-192 0-107-83-192-179-192-65 0-102 37-117 56zM125 279v-191c25-42 65-67 109-67 62 0 114 75 114 171 0 102-60 173-123 173-33 0-66-17-89-52-11-17-11-19-11-34z">
            <text:p/>
          </draw:path>
          <draw:path draw:style-name="gr3" draw:text-style-name="P7" draw:layer="layout" svg:width="0.381cm" svg:height="0.389cm" svg:x="14.613cm" svg:y="7.031cm" svg:viewBox="0 0 382 390" svg:d="M248 315c2 35 25 69 65 69 17 0 69-11 69-80v-47h-21v47c0 50-21 55-31 55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7 175-121z">
            <text:p/>
          </draw:path>
          <draw:path draw:style-name="gr3" draw:text-style-name="P7" draw:layer="layout" svg:width="0.285cm" svg:height="0.374cm" svg:x="15.024cm" svg:y="7.03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181cm" svg:height="0.566cm" svg:x="15.358cm" svg:y="6.8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5.593cm" svg:y="7.0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387cm" svg:height="0.558cm" svg:x="16.057cm" svg:y="7.027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3h50c73 0 169 0 169 73 0 44-61 86-144 86z">
            <text:p/>
          </draw:path>
          <draw:path draw:style-name="gr3" draw:text-style-name="P7" draw:layer="layout" svg:width="0.264cm" svg:height="0.529cm" svg:x="16.752cm" svg:y="6.889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5cm" svg:height="0.587cm" svg:x="17.092cm" svg:y="6.823cm" svg:viewBox="0 0 426 588" svg:d="M65 523c0 38-7 38-65 38v27c29-2 73-2 96-2 21 0 65 0 94 2v-27c-56 0-65 0-65-38v-156c0-88 59-135 113-135s63 47 63 95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7" draw:layer="layout" svg:width="0.327cm" svg:height="0.389cm" svg:x="17.557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8.217cm" svg:y="7.0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8.588cm" svg:y="7.0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27cm" svg:height="0.389cm" svg:x="19.033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656cm" svg:height="0.597cm" svg:x="19.408cm" svg:y="6.814cm" svg:viewBox="0 0 657 598" svg:d="M492 257c38 0 44 12 44 47v228c0 39-10 39-66 39v27c27-2 71-4 93-4 21 0 63 2 94 4v-27c-56 0-66 0-66-39v-311l-32 4c-43 4-48 4-89 6-2 1-3 1-15 1h-100v-96c0-84 73-117 125-117 25 0 56 8 73 27-35 2-40 25-40 40 0 27 21 39 38 39 19 0 38-14 38-39 0-49-46-86-109-86-75 0-123 35-138 46-19-29-54-46-96-46-81 0-179 42-179 136v96h-67v25h67v275c0 39-9 39-67 39v27c29-2 73-4 94-4s63 2 94 4v-27c-56 0-65 0-65-39v-275h178v275c0 39-9 39-67 39v27c29-2 73-4 94-4s64 2 94 4v-27c-55 0-65 0-65-39v-275zM301 232h-180v-96c0-84 73-117 123-117 19 0 50 4 73 27-33 2-41 23-41 40 0 18 10 31 25 35z">
            <text:p/>
          </draw:path>
          <draw:path draw:style-name="gr3" draw:text-style-name="P7" draw:layer="layout" svg:width="0.322cm" svg:height="0.389cm" svg:x="20.116cm" svg:y="7.03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181cm" svg:height="0.566cm" svg:x="20.491cm" svg:y="6.8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327cm" svg:height="0.389cm" svg:x="20.719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425cm" svg:height="0.374cm" svg:x="21.097cm" svg:y="7.03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266cm" svg:height="0.529cm" svg:x="21.533cm" svg:y="6.88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277cm" svg:height="0.389cm" svg:x="21.873cm" svg:y="7.0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375cm" svg:height="0.389cm" svg:x="22.482cm" svg:y="7.031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4cm" svg:height="0.597cm" svg:x="22.908cm" svg:y="6.814cm" svg:viewBox="0 0 275 598" svg:d="M121 232v-98c0-74 40-115 79-115 2 0 15 0 27 6-10 4-25 13-25 35 0 19 13 36 36 36 25 0 37-17 37-36 0-31-31-60-75-60-60 0-133 44-133 134v98h-67v25h67v275c0 39-9 39-67 39v27c35-2 75-4 98-4 34 0 73 0 107 4v-27h-17c-63 0-65-10-65-41v-273h98v-25z">
            <text:p/>
          </draw:path>
          <draw:path draw:style-name="gr3" draw:text-style-name="P7" draw:layer="layout" svg:width="0.189cm" svg:height="0.587cm" svg:x="23.447cm" svg:y="6.823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181cm" svg:height="0.566cm" svg:x="23.682cm" svg:y="6.84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08cm" svg:height="0.587cm" svg:x="23.91cm" svg:y="6.823cm" svg:viewBox="0 0 409 588" svg:d="M65 523c0 38-7 38-65 38v27c29-2 67-2 92-2s60 0 94 2v-27c-57 0-67 0-67-38v-87l54-46c65 88 102 136 102 152 0 15-14 19-31 19v27c23-2 75-2 92-2 25 0 48 0 73 2v-27c-31 0-50 0-83-44l-107-152c0-2-4-8-4-10 0-3 60-53 67-61 54-42 90-44 108-44v-27c-25 2-37 2-60 2-30 0-82-2-94-2v27c16 0 25 9 25 21 0 15-13 27-19 33l-119 103v-407l-123 10v27c60 0 65 5 65 46z">
            <text:p/>
          </draw:path>
          <draw:path draw:style-name="gr3" draw:text-style-name="P7" draw:layer="layout" svg:width="0.327cm" svg:height="0.389cm" svg:x="24.332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66cm" svg:height="0.529cm" svg:x="24.981cm" svg:y="6.889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327cm" svg:height="0.389cm" svg:x="25.317cm" svg:y="7.031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285cm" svg:height="0.374cm" svg:x="25.692cm" svg:y="7.035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659cm" svg:height="0.374cm" svg:x="26.026cm" svg:y="7.035cm" svg:viewBox="0 0 660 375" svg:d="M65 83v228c0 37-7 37-65 37v27c29 0 73-2 96-2 21 0 65 2 94 2v-27c-56 0-65 0-65-37v-157c0-89 59-135 113-135s63 46 63 94v198c0 37-9 37-65 37v27c29 0 71-2 94-2s67 2 96 2v-27c-57 0-67 0-67-37v-157c0-89 61-135 115-135s62 46 62 94v198c0 37-8 37-66 37v27c29 0 73-2 96-2 22 0 66 2 94 2v-27c-44 0-65 0-65-25v-162c0-73 0-100-27-130-11-14-40-31-88-31-71 0-109 50-123 83-11-73-75-83-113-83-62 0-102 37-125 88v-88l-119 10v27c60 0 65 5 65 46z">
            <text:p/>
          </draw:path>
          <draw:path draw:style-name="gr3" draw:text-style-name="P7" draw:layer="layout" svg:width="0.277cm" svg:height="0.389cm" svg:x="26.729cm" svg:y="7.031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 xml:id="id171" draw:id="id171">
          <svg:title>TexMaths</svg:title>
          <svg:desc>26§display§\text {Evaluate the following}§svg§600§FALSE§</svg:desc>
          <draw:polygon draw:style-name="gr2" draw:text-style-name="P6" draw:layer="layout" svg:width="8.819cm" svg:height="0.742cm" svg:x="3.221cm" svg:y="8.138cm" svg:viewBox="0 0 8820 743" draw:points="4410,743 0,743 0,0 8820,0 8820,743">
            <text:p/>
          </draw:polygon>
          <draw:path draw:style-name="gr3" draw:text-style-name="P7" draw:layer="layout" svg:width="0.567cm" svg:height="0.624cm" svg:x="3.204cm" svg:y="8.115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7" draw:layer="layout" svg:width="0.448cm" svg:height="0.405cm" svg:x="3.813cm" svg:y="8.3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4.267cm" svg:y="8.3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4.716cm" svg:y="8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4.968cm" svg:y="8.33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5.486cm" svg:y="8.3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5.921cm" svg:y="8.1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6.285cm" svg:y="8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6.988cm" svg:y="8.1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7.354cm" svg:y="8.1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7.859cm" svg:y="8.3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8.575cm" svg:y="8.0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8.849cm" svg:y="8.3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9.309cm" svg:y="8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9.563cm" svg:y="8.1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9.812cm" svg:y="8.3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10.235cm" svg:y="8.3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10.909cm" svg:y="8.1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1.162cm" svg:y="8.3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1.666cm" svg:y="8.3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170" draw:id="id170">
          <svg:title>TexMaths</svg:title>
          <svg:desc>26§display§\text {(II)}§svg§600§FALSE§</svg:desc>
          <draw:polygon draw:style-name="gr2" draw:text-style-name="P6" draw:layer="layout" svg:width="1.214cm" svg:height="0.822cm" svg:x="1.507cm" svg:y="8.137cm" svg:viewBox="0 0 1215 823" draw:points="608,823 0,823 0,0 1215,0 1215,823">
            <text:p/>
          </draw:polygon>
          <draw:path draw:style-name="gr3" draw:text-style-name="P7" draw:layer="layout" svg:width="0.213cm" svg:height="0.914cm" svg:x="1.551cm" svg:y="8.091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28cm" svg:height="0.625cm" svg:x="1.842cm" svg:y="8.1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8cm" svg:height="0.625cm" svg:x="2.198cm" svg:y="8.1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554cm" svg:y="8.0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5" draw:id="id175">
          <svg:title>TexMaths</svg:title>
          <svg:desc>22§display§\int \frac{8 \cos x + 14 \sin x}{3 \cos x + 2 \sin x } \ dx§svg§600§FALSE§</svg:desc>
          <draw:polygon draw:style-name="gr2" draw:text-style-name="P6" draw:layer="layout" svg:width="7.568cm" svg:height="1.642cm" svg:x="11.615cm" svg:y="9.638cm" svg:viewBox="0 0 7569 1643" draw:points="3785,1643 0,1643 0,0 7569,0 7569,1643">
            <text:p/>
          </draw:polygon>
          <draw:path draw:style-name="gr3" draw:text-style-name="P7" draw:layer="layout" svg:width="0.687cm" svg:height="1.719cm" svg:x="11.62cm" svg:y="9.59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321cm" svg:height="0.532cm" svg:x="12.604cm" svg:y="9.61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5cm" svg:height="0.356cm" svg:x="13.113cm" svg:y="9.782cm" svg:viewBox="0 0 296 357" svg:d="M65 180c0-127 64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453cm" svg:y="9.782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3.844cm" svg:y="9.782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273cm" svg:y="9.787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4.909cm" svg:y="9.6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708cm" svg:y="9.61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16.047cm" svg:y="9.6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6.567cm" svg:y="9.782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871cm" svg:y="9.611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086cm" svg:y="9.787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642cm" svg:y="9.787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5.491cm" svg:height="0.032cm" svg:x="12.571cm" svg:y="10.442cm" svg:viewBox="0 0 5492 33" draw:points="2746,33 0,33 0,0 5492,0 5492,33">
            <text:p/>
          </draw:polygon>
          <draw:path draw:style-name="gr3" draw:text-style-name="P7" draw:layer="layout" svg:width="0.321cm" svg:height="0.532cm" svg:x="12.798cm" svg:y="10.668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3.307cm" svg:y="10.837cm" svg:viewBox="0 0 296 357" svg:d="M65 180c0-127 64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646cm" svg:y="10.837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4.035cm" svg:y="10.837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4.467cm" svg:y="10.84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5.102cm" svg:y="10.7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87cm" svg:y="10.6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54cm" svg:height="0.356cm" svg:x="16.373cm" svg:y="10.837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678cm" svg:y="10.66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892cm" svg:y="10.8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449cm" svg:y="10.84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7cm" svg:x="18.443cm" svg:y="10.115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8.836cm" svg:y="10.31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73" draw:id="id173">
          <svg:title>TexMaths</svg:title>
          <svg:desc>24§display§\int \frac{ 4 \sin x - 38 \cos x}{ 5 \sin x - 11 \cos x} dx§svg§600§FALSE§</svg:desc>
          <draw:polygon draw:style-name="gr2" draw:text-style-name="P6" draw:layer="layout" svg:width="7.975cm" svg:height="1.791cm" svg:x="2.212cm" svg:y="9.54cm" svg:viewBox="0 0 7976 1792" draw:points="3988,1792 0,1792 0,0 7976,0 7976,1792">
            <text:p/>
          </draw:polygon>
          <draw:path draw:style-name="gr3" draw:text-style-name="P7" draw:layer="layout" svg:width="0.75cm" svg:height="1.876cm" svg:x="2.218cm" svg:y="9.498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75cm" svg:height="0.572cm" svg:x="3.28cm" svg:y="9.504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77cm" svg:height="0.389cm" svg:x="3.846cm" svg:y="9.6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4.178cm" svg:y="9.5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4.412cm" svg:y="9.7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5.019cm" svg:y="9.7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5.733cm" svg:y="9.848cm" svg:viewBox="0 0 516 37" svg:d="M488 37c13 0 28 0 28-20 0-17-15-17-28-17h-459c-14 0-29 0-29 17 0 20 15 20 29 20z">
            <text:p/>
          </draw:path>
          <draw:path draw:style-name="gr3" draw:text-style-name="P7" draw:layer="layout" svg:width="0.35cm" svg:height="0.581cm" svg:x="6.542cm" svg:y="9.513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cm" svg:height="0.581cm" svg:x="6.964cm" svg:y="9.513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3 16 63 41 63 92 0 64-63 108-132 108-73 0-135-52-135-123 0-50 27-104 100-142z">
            <text:p/>
          </draw:path>
          <draw:path draw:style-name="gr3" draw:text-style-name="P7" draw:layer="layout" svg:width="0.322cm" svg:height="0.389cm" svg:x="7.519cm" svg:y="9.69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7.889cm" svg:y="9.69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8.316cm" svg:y="9.6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8.786cm" svg:y="9.704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89cm" svg:height="0.036cm" svg:x="3.255cm" svg:y="10.418cm" svg:viewBox="0 0 5990 37" draw:points="2995,37 0,37 0,0 5990,0 5990,37">
            <text:p/>
          </draw:polygon>
          <draw:path draw:style-name="gr3" draw:text-style-name="P7" draw:layer="layout" svg:width="0.337cm" svg:height="0.581cm" svg:x="3.297cm" svg:y="10.66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277cm" svg:height="0.389cm" svg:x="3.846cm" svg:y="10.8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4.178cm" svg:y="10.6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4.412cm" svg:y="10.8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5.019cm" svg:y="10.8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5.733cm" svg:y="10.99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6.582cm" svg:y="10.66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7.004cm" svg:y="10.664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7.519cm" svg:y="10.84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7.889cm" svg:y="10.8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8.316cm" svg:y="10.8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8.786cm" svg:y="10.852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9.378cm" svg:y="10.0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9.808cm" svg:y="10.2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177" draw:id="id177">
          <svg:title>TexMaths</svg:title>
          <svg:desc>24§display§\int \frac{1}{3 + 2 \tan x} \ dx§svg§600§FALSE§</svg:desc>
          <draw:polygon draw:style-name="gr2" draw:text-style-name="P6" draw:layer="layout" svg:width="6.125cm" svg:height="1.791cm" svg:x="21.213cm" svg:y="9.539cm" svg:viewBox="0 0 6126 1792" draw:points="3063,1792 0,1792 0,0 6126,0 6126,1792">
            <text:p/>
          </draw:polygon>
          <draw:path draw:style-name="gr3" draw:text-style-name="P7" draw:layer="layout" svg:width="0.75cm" svg:height="1.876cm" svg:x="21.219cm" svg:y="9.497cm" svg:viewBox="0 0 751 1877" svg:d="M40 1839c27 0 43-20 43-41 0-29-22-42-41-42-21 0-42 13-42 42 0 44 42 79 94 79 129 0 177-198 236-442 66-267 121-538 167-809 31-178 62-347 91-457 9-42 38-150 73-150 25 0 46 16 50 19-29 2-43 20-43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24.049cm" svg:y="9.512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857cm" svg:height="0.036cm" svg:x="22.256cm" svg:y="10.417cm" svg:viewBox="0 0 3858 37" draw:points="1930,37 0,37 0,0 3858,0 3858,37">
            <text:p/>
          </draw:polygon>
          <draw:path draw:style-name="gr3" draw:text-style-name="P7" draw:layer="layout" svg:width="0.35cm" svg:height="0.581cm" svg:x="22.292cm" svg:y="10.66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s-100-15-131-65c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22.912cm" svg:y="10.73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23.752cm" svg:y="10.66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64cm" svg:height="0.529cm" svg:x="24.287cm" svg:y="10.70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381cm" svg:height="0.389cm" svg:x="24.635cm" svg:y="10.848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7" draw:layer="layout" svg:width="0.425cm" svg:height="0.374cm" svg:x="25.048cm" svg:y="10.851cm" svg:viewBox="0 0 426 375" svg:d="M65 83v228c0 37-7 37-65 37v27c29 0 73-2 96-2 21 0 65 2 94 2v-27c-56 0-65 0-65-37v-157c0-89 59-135 113-135s63 46 63 94v198c0 37-9 37-65 37v27c29 0 73-2 96-2 21 0 66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25.655cm" svg:y="10.851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7" draw:layer="layout" svg:width="0.402cm" svg:height="0.596cm" svg:x="26.528cm" svg:y="10.06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5-50 63-81 97-81 56 0 68 70 68 75 0 4-2 10-4 14z">
            <text:p/>
          </draw:path>
          <draw:path draw:style-name="gr3" draw:text-style-name="P7" draw:layer="layout" svg:width="0.421cm" svg:height="0.383cm" svg:x="26.959cm" svg:y="10.273cm" svg:viewBox="0 0 422 384" svg:d="M259 119c4-23 23-100 83-100 6 0 25 0 42 10-23 6-40 27-40 46 0 13 9 31 32 31 20 0 46-16 46-50 0-44-49-56-78-56-50 0-79 44-91 65-21-57-65-65-90-65-88 0-136 110-136 131 0 7 8 7 9 7 8 0 10 0 12-7 29-91 85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</draw:g>
        <draw:g xml:id="id172" draw:id="id172">
          <svg:title>TexMaths</svg:title>
          <svg:desc>24§display§(1)§svg§600§FALSE§</svg:desc>
          <draw:polygon draw:style-name="gr2" draw:text-style-name="P6" draw:layer="layout" svg:width="0.91cm" svg:height="0.759cm" svg:x="1.113cm" svg:y="10.139cm" svg:viewBox="0 0 911 760" draw:points="455,760 0,760 0,0 911,0 911,760">
            <text:p/>
          </draw:polygon>
          <draw:path draw:style-name="gr3" draw:text-style-name="P7" draw:layer="layout" svg:width="0.197cm" svg:height="0.844cm" svg:x="1.153cm" svg:y="10.09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1.474cm" svg:y="10.168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1.87cm" svg:y="10.0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4" draw:id="id174">
          <svg:title>TexMaths</svg:title>
          <svg:desc>24§display§(2)§svg§600§FALSE§</svg:desc>
          <draw:polygon draw:style-name="gr2" draw:text-style-name="P6" draw:layer="layout" svg:width="0.91cm" svg:height="0.76cm" svg:x="10.611cm" svg:y="10.039cm" svg:viewBox="0 0 911 761" draw:points="455,761 0,761 0,0 911,0 911,761">
            <text:p/>
          </draw:polygon>
          <draw:path draw:style-name="gr3" draw:text-style-name="P7" draw:layer="layout" svg:width="0.197cm" svg:height="0.844cm" svg:x="10.651cm" svg:y="9.99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0.94cm" svg:y="10.06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368cm" svg:y="9.9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6" draw:id="id176">
          <svg:title>TexMaths</svg:title>
          <svg:desc>24§display§(3)§svg§600§FALSE§</svg:desc>
          <draw:polygon draw:style-name="gr2" draw:text-style-name="P6" draw:layer="layout" svg:width="0.91cm" svg:height="0.76cm" svg:x="20.21cm" svg:y="10.139cm" svg:viewBox="0 0 911 761" draw:points="455,761 0,761 0,0 911,0 911,761">
            <text:p/>
          </draw:polygon>
          <draw:path draw:style-name="gr3" draw:text-style-name="P7" draw:layer="layout" svg:width="0.197cm" svg:height="0.844cm" svg:x="20.25cm" svg:y="10.09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531cm" svg:y="10.16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0.967cm" svg:y="10.0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9" draw:id="id179">
          <svg:title>TexMaths</svg:title>
          <svg:desc>22§display§\int \frac{4e^x - 25}{2e^x - 5} \ dx§svg§600§FALSE§</svg:desc>
          <draw:polygon draw:style-name="gr2" draw:text-style-name="P6" draw:layer="layout" svg:width="4.933cm" svg:height="1.642cm" svg:x="2.316cm" svg:y="12.138cm" svg:viewBox="0 0 4934 1643" draw:points="2468,1643 0,1643 0,0 4934,0 4934,1643">
            <text:p/>
          </draw:polygon>
          <draw:path draw:style-name="gr3" draw:text-style-name="P7" draw:layer="layout" svg:width="0.687cm" svg:height="1.719cm" svg:x="2.321cm" svg:y="12.099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44cm" svg:height="0.524cm" svg:x="3.295cm" svg:y="12.1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3.694cm" svg:y="12.287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044cm" svg:y="12.11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4.645cm" svg:y="12.4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393cm" svg:y="12.11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09cm" svg:height="0.532cm" svg:x="5.778cm" svg:y="12.11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olygon draw:style-name="gr3" draw:text-style-name="P7" draw:layer="layout" svg:width="2.856cm" svg:height="0.032cm" svg:x="3.272cm" svg:y="12.942cm" svg:viewBox="0 0 2857 33" draw:points="1427,33 0,33 0,0 2857,0 2857,33">
            <text:p/>
          </draw:polygon>
          <draw:path draw:style-name="gr3" draw:text-style-name="P7" draw:layer="layout" svg:width="0.309cm" svg:height="0.517cm" svg:x="3.504cm" svg:y="13.16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98cm" svg:height="0.351cm" svg:x="3.888cm" svg:y="13.3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4.238cm" svg:y="13.22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4.838cm" svg:y="13.47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5.584cm" svg:y="13.168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69cm" svg:height="0.547cm" svg:x="6.509cm" svg:y="12.61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6.903cm" svg:y="12.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181" draw:id="id181">
          <svg:title>TexMaths</svg:title>
          <svg:desc>24§display§\int \frac{3e^{2x} + 5 }{ 4e^{2x} - 10 } dx§svg§600§FALSE§</svg:desc>
          <draw:polygon draw:style-name="gr2" draw:text-style-name="P6" draw:layer="layout" svg:width="5.436cm" svg:height="1.912cm" svg:x="11.716cm" svg:y="11.944cm" svg:viewBox="0 0 5437 1913" draw:points="2718,1913 0,1913 0,0 5437,0 5437,1913">
            <text:p/>
          </draw:polygon>
          <draw:path draw:style-name="gr3" draw:text-style-name="P7" draw:layer="layout" svg:width="0.75cm" svg:height="1.875cm" svg:x="11.722cm" svg:y="12.023cm" svg:viewBox="0 0 751 1876" svg:d="M40 1838c27 0 43-20 43-41 0-29-22-42-41-42-21 0-42 13-42 42 0 44 42 79 94 79 129 0 177-198 236-442 65-267 121-537 167-808 31-179 62-348 90-457 10-42 39-150 73-150 25 0 46 16 50 19-28 2-42 20-42 41 0 29 21 42 40 42 22 0 43-13 43-42 0-46-46-79-93-79-65 0-111 92-159 265-2 8-117 432-209 985-23 129-48 271-75 388-15 61-54 221-123 221-31 0-50-21-52-21z">
            <text:p/>
          </draw:path>
          <draw:path draw:style-name="gr3" draw:text-style-name="P7" draw:layer="layout" svg:width="0.35cm" svg:height="0.581cm" svg:x="13.006cm" svg:y="12.038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325cm" svg:height="0.383cm" svg:x="13.43cm" svg:y="12.227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262cm" svg:height="0.393cm" svg:x="13.822cm" svg:y="11.9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14.148cm" svg:y="12.034cm" svg:viewBox="0 0 319 269" svg:d="M119 200c-6 19-25 52-56 52-2 0-19 0-32-8 25-8 27-29 27-33 0-13-10-23-23-23-18 0-35 16-35 37 0 30 33 44 61 44 29 0 52-17 68-42 15 30 48 42 71 42 69 0 103-75 103-92 0-8-7-8-9-8-8 0-8 4-10 11-13 41-50 72-82 72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1cm" svg:height="0.564cm" svg:x="14.78cm" svg:y="12.10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81cm" svg:x="15.619cm" svg:y="12.03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3.451cm" svg:height="0.035cm" svg:x="12.758cm" svg:y="12.943cm" svg:viewBox="0 0 3452 36" draw:points="1726,36 0,36 0,0 3452,0 3452,36">
            <text:p/>
          </draw:polygon>
          <draw:path draw:style-name="gr3" draw:text-style-name="P7" draw:layer="layout" svg:width="0.375cm" svg:height="0.571cm" svg:x="12.783cm" svg:y="13.17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325cm" svg:height="0.383cm" svg:x="13.219cm" svg:y="13.377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262cm" svg:height="0.393cm" svg:x="13.611cm" svg:y="13.11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13.937cm" svg:y="13.246cm" svg:viewBox="0 0 319 269" svg:d="M119 200c-6 19-25 52-56 52-2 0-19 0-32-8 25-8 27-29 27-33 0-13-10-23-23-23-18 0-35 16-35 37 0 30 33 44 61 44 29 0 52-17 68-42 15 30 48 42 71 42 69 0 103-75 103-92 0-8-7-8-9-8-8 0-8 4-10 11-13 41-48 72-82 72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4.592cm" svg:y="13.52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5.44cm" svg:y="13.18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5.82cm" svg:y="13.189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02cm" svg:height="0.596cm" svg:x="16.343cm" svg:y="12.586cm" svg:viewBox="0 0 403 597" svg:d="M403 10c0-2 0-10-11-10-12 0-93 8-108 10-6 0-11 3-11 15 0 11 7 11 21 11 40 0 42 6 42 14l-2 17-52 200c-15-31-40-54-79-54-97 0-203 125-203 248 0 80 46 136 113 136 18 0 60-4 110-63 7 34 36 63 76 63 31 0 50-19 64-48 13-29 25-80 25-82 0-10-8-10-10-10-9 0-9 4-11 15-16 56-31 106-66 106-23 0-25-21-25-38 0-22 2-27 6-41zM227 486c-4 15-4 17-18 32-36 47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6.773cm" svg:y="12.79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183" draw:id="id183">
          <svg:title>TexMaths</svg:title>
          <svg:desc>24§display§\int \frac{20 - 12e^x}{3e^x - 4 } \ dx§svg§600§FALSE§</svg:desc>
          <draw:polygon draw:style-name="gr2" draw:text-style-name="P6" draw:layer="layout" svg:width="5.803cm" svg:height="1.791cm" svg:x="21.213cm" svg:y="12.14cm" svg:viewBox="0 0 5804 1792" draw:points="2901,1792 0,1792 0,0 5804,0 5804,1792">
            <text:p/>
          </draw:polygon>
          <draw:path draw:style-name="gr3" draw:text-style-name="P7" draw:layer="layout" svg:width="0.75cm" svg:height="1.876cm" svg:x="21.219cm" svg:y="12.098cm" svg:viewBox="0 0 751 1877" svg:d="M40 1839c27 0 43-20 43-41 0-29-22-42-41-42-21 0-42 13-42 42 0 44 42 79 94 79 129 0 177-198 236-442 65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22.298cm" svg:y="12.1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56cm" svg:height="0.581cm" svg:x="22.71cm" svg:y="12.113cm" svg:viewBox="0 0 357 582" svg:d="M357 294c0-69-4-136-34-200-39-81-108-94-144-94-50 0-114 21-148 100-27 59-31 125-31 194 0 63 4 138 38 204 37 67 98 84 141 84 46 0 109-17 147-98 27-57 31-125 31-190zM179 565c-33 0-85-21-98-104-10-50-10-129-10-179 0-53 0-109 6-155 17-100 80-108 102-108 26 0 82 16 99 98 8 48 8 112 8 165 0 64 0 121-10 175-11 81-59 108-97 108z">
            <text:p/>
          </draw:path>
          <draw:path draw:style-name="gr3" draw:text-style-name="P7" draw:layer="layout" svg:width="0.515cm" svg:height="0.036cm" svg:x="23.357cm" svg:y="12.44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24.206cm" svg:y="12.1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24.594cm" svg:y="12.1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7" draw:layer="layout" svg:width="0.325cm" svg:height="0.383cm" svg:x="25.012cm" svg:y="12.304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5.394cm" svg:y="12.1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olygon draw:style-name="gr3" draw:text-style-name="P7" draw:layer="layout" svg:width="3.535cm" svg:height="0.036cm" svg:x="22.255cm" svg:y="13.018cm" svg:viewBox="0 0 3536 37" draw:points="1768,37 0,37 0,0 3536,0 3536,37">
            <text:p/>
          </draw:polygon>
          <draw:path draw:style-name="gr3" draw:text-style-name="P7" draw:layer="layout" svg:width="0.35cm" svg:height="0.581cm" svg:x="22.712cm" svg:y="13.2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5cm" svg:height="0.383cm" svg:x="23.139cm" svg:y="13.4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521cm" svg:y="13.32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24.173cm" svg:y="13.598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24.972cm" svg:y="13.2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26.207cm" svg:y="12.661cm" svg:viewBox="0 0 403 597" svg:d="M403 10c0-2 0-10-11-10-12 0-93 8-108 10-6 0-11 3-11 15s7 12 21 12c40 0 42 5 42 13l-2 17-52 200c-15-31-40-54-78-54-98 0-204 125-204 248 0 81 46 136 113 136 18 0 60-3 110-63 7 35 36 63 76 63 31 0 50-19 64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26.637cm" svg:y="12.87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4 111-113 111-33 0-46-27-46-56 0-19 6-36 15-75z">
            <text:p/>
          </draw:path>
        </draw:g>
        <draw:g xml:id="id178" draw:id="id178">
          <svg:title>TexMaths</svg:title>
          <svg:desc>24§display§(4)§svg§600§FALSE§</svg:desc>
          <draw:polygon draw:style-name="gr2" draw:text-style-name="P6" draw:layer="layout" svg:width="0.91cm" svg:height="0.759cm" svg:x="1.114cm" svg:y="12.64cm" svg:viewBox="0 0 911 760" draw:points="455,760 0,760 0,0 911,0 911,760">
            <text:p/>
          </draw:polygon>
          <draw:path draw:style-name="gr3" draw:text-style-name="P7" draw:layer="layout" svg:width="0.197cm" svg:height="0.844cm" svg:x="1.154cm" svg:y="12.59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423cm" svg:y="12.659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1.871cm" svg:y="12.5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0" draw:id="id180">
          <svg:title>TexMaths</svg:title>
          <svg:desc>24§display§(5)§svg§600§FALSE§</svg:desc>
          <draw:polygon draw:style-name="gr2" draw:text-style-name="P6" draw:layer="layout" svg:width="0.91cm" svg:height="0.76cm" svg:x="10.612cm" svg:y="12.54cm" svg:viewBox="0 0 911 761" draw:points="455,761 0,761 0,0 911,0 911,761">
            <text:p/>
          </draw:polygon>
          <draw:path draw:style-name="gr3" draw:text-style-name="P7" draw:layer="layout" svg:width="0.197cm" svg:height="0.844cm" svg:x="10.652cm" svg:y="12.49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10.941cm" svg:y="12.56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1.369cm" svg:y="12.4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2" draw:id="id182">
          <svg:title>TexMaths</svg:title>
          <svg:desc>24§display§(6)§svg§600§FALSE§</svg:desc>
          <draw:polygon draw:style-name="gr2" draw:text-style-name="P6" draw:layer="layout" svg:width="0.91cm" svg:height="0.759cm" svg:x="20.21cm" svg:y="12.64cm" svg:viewBox="0 0 911 760" draw:points="455,760 0,760 0,0 911,0 911,760">
            <text:p/>
          </draw:polygon>
          <draw:path draw:style-name="gr3" draw:text-style-name="P7" draw:layer="layout" svg:width="0.197cm" svg:height="0.844cm" svg:x="20.25cm" svg:y="12.59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531cm" svg:y="12.66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0.967cm" svg:y="12.5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05s" smil:fill="hold" smil:targetElement="id165" anim:sub-item="text" smil:attributeName="visibility" smil:to="visible"/>
                  <anim:animate smil:dur="0.25s" smil:fill="hold" smil:targetElement="id165" anim:sub-item="text" smil:attributeName="width" smil:values="width*0.05;width" smil:keyTimes="0;1"/>
                  <anim:animate smil:dur="0.25s" smil:fill="hold" smil:targetElement="id165" anim:sub-item="text" smil:attributeName="height" smil:values="height;height" smil:keyTimes="0;1"/>
                  <anim:animate smil:dur="0.25s" smil:fill="hold" smil:targetElement="id165" anim:sub-item="text" smil:attributeName="x" smil:values="x-.2;x" smil:keyTimes="0;1"/>
                  <anim:animate smil:dur="0.25s" smil:fill="hold" smil:targetElement="id165" anim:sub-item="text" smil:attributeName="y" smil:values="y;y" smil:keyTimes="0;1"/>
                  <anim:transitionFilter smil:dur="0.25s" smil:targetElement="id165" anim:sub-item="text" smil:type="fade" smil:subtype="crossfade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1+width/2;x" smil:keyTimes="0;1"/>
                  <anim:animate smil:dur="0.5s" smil:fill="hold" smil:targetElement="id16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9" smil:attributeName="visibility" smil:to="visible"/>
                  <anim:animate smil:dur="0.5s" smil:fill="hold" smil:targetElement="id169" smil:attributeName="width" smil:values="width*0.05;width" smil:keyTimes="0;1"/>
                  <anim:animate smil:dur="0.5s" smil:fill="hold" smil:targetElement="id169" smil:attributeName="height" smil:values="height;height" smil:keyTimes="0;1"/>
                  <anim:animate smil:dur="0.5s" smil:fill="hold" smil:targetElement="id169" smil:attributeName="x" smil:values="x-.2;x" smil:keyTimes="0;1"/>
                  <anim:animate smil:dur="0.5s" smil:fill="hold" smil:targetElement="id169" smil:attributeName="y" smil:values="y;y" smil:keyTimes="0;1"/>
                  <anim:transitionFilter smil:dur="0.5s" smil:targetElement="id1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1" smil:attributeName="visibility" smil:to="visible"/>
                  <anim:animate smil:dur="0.5s" smil:fill="hold" smil:targetElement="id171" smil:attributeName="width" smil:values="width*0.05;width" smil:keyTimes="0;1"/>
                  <anim:animate smil:dur="0.5s" smil:fill="hold" smil:targetElement="id171" smil:attributeName="height" smil:values="height;height" smil:keyTimes="0;1"/>
                  <anim:animate smil:dur="0.5s" smil:fill="hold" smil:targetElement="id171" smil:attributeName="x" smil:values="x-.2;x" smil:keyTimes="0;1"/>
                  <anim:animate smil:dur="0.5s" smil:fill="hold" smil:targetElement="id171" smil:attributeName="y" smil:values="y;y" smil:keyTimes="0;1"/>
                  <anim:transitionFilter smil:dur="0.5s" smil:targetElement="id1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7" draw:layer="layout" svg:width="26.6cm" svg:height="14.772cm" svg:x="0.8cm" svg:y="0.628cm" presentation:class="title" presentation:user-transformed="true">
          <draw:text-box>
            <text:p text:style-name="P4"><text:s/></text:p>
          </draw:text-box>
        </draw:frame>
        <draw:g xml:id="id184" draw:id="id184">
          <svg:title>TexMaths</svg:title>
          <svg:desc>28§display§\text {Solutions :}§svg§600§FALSE§</svg:desc>
          <draw:polygon draw:style-name="gr2" draw:text-style-name="P6" draw:layer="layout" svg:width="4.36cm" svg:height="0.617cm" svg:x="2.008cm" svg:y="0.742cm" svg:viewBox="0 0 4361 618" draw:points="2182,618 0,618 0,0 4361,0 4361,618">
            <text:p/>
          </draw:polygon>
          <draw:path draw:style-name="gr3" draw:text-style-name="P7" draw:layer="layout" svg:width="0.438cm" svg:height="0.716cm" svg:x="2.015cm" svg:y="0.69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532cm" svg:y="0.9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3.029cm" svg:y="0.70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3.303cm" svg:y="0.95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836cm" svg:y="0.78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4.232cm" svg:y="0.72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501cm" svg:y="0.9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996cm" svg:y="0.95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545cm" svg:y="0.94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6.313cm" svg:y="0.962cm" svg:viewBox="0 0 108 426" svg:d="M108 52c0-27-25-52-54-52s-54 25-54 52c0 29 25 53 54 53s54-24 54-53zM108 374c0-29-25-51-54-51s-54 22-54 51 25 52 54 52 54-23 54-52z">
            <text:p/>
          </draw:path>
        </draw:g>
        <draw:g xml:id="id186" draw:id="id186">
          <svg:title>TexMaths</svg:title>
          <svg:desc>26§display§\text {Let,}§svg§600§FALSE§</svg:desc>
          <draw:polygon draw:style-name="gr2" draw:text-style-name="P6" draw:layer="layout" svg:width="1.429cm" svg:height="0.711cm" svg:x="3.524cm" svg:y="2.239cm" svg:viewBox="0 0 1430 712" draw:points="714,712 0,712 0,0 1430,0 1430,712">
            <text:p/>
          </draw:polygon>
          <draw:path draw:style-name="gr3" draw:text-style-name="P7" draw:layer="layout" svg:width="0.503cm" svg:height="0.625cm" svg:x="3.507cm" svg:y="2.193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075cm" svg:y="2.407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473cm" svg:y="2.255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889cm" svg:y="2.719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187" draw:id="id187">
          <svg:title>TexMaths</svg:title>
          <svg:desc>26§display§\text {I}§svg§600§FALSE§</svg:desc>
          <draw:polygon draw:style-name="gr2" draw:text-style-name="P6" draw:layer="layout" svg:width="0.213cm" svg:height="0.534cm" svg:x="5.731cm" svg:y="2.241cm" svg:viewBox="0 0 214 535" draw:points="108,535 0,535 0,0 214,0 214,535">
            <text:p/>
          </draw:polygon>
          <draw:path draw:style-name="gr3" draw:text-style-name="P7" draw:layer="layout" svg:width="0.28cm" svg:height="0.626cm" svg:x="5.71cm" svg:y="2.1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185" draw:id="id185">
          <svg:title>TexMaths</svg:title>
          <svg:desc>26§display§(1)§svg§600§FALSE§</svg:desc>
          <draw:polygon draw:style-name="gr2" draw:text-style-name="P6" draw:layer="layout" svg:width="0.986cm" svg:height="0.823cm" svg:x="2.109cm" svg:y="2.142cm" svg:viewBox="0 0 987 824" draw:points="494,824 0,824 0,0 987,0 987,824">
            <text:p/>
          </draw:polygon>
          <draw:path draw:style-name="gr3" draw:text-style-name="P7" draw:layer="layout" svg:width="0.213cm" svg:height="0.914cm" svg:x="2.153cm" svg:y="2.096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501cm" svg:y="2.173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93cm" svg:y="2.0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88" draw:id="id188">
          <svg:title>TexMaths</svg:title>
          <svg:desc>24§display§= \int \frac{ 4 \sin x - 38 \cos x }{ 5 \sin x - 11 \cos x } dx§svg§600§FALSE§</svg:desc>
          <draw:polygon draw:style-name="gr2" draw:text-style-name="P6" draw:layer="layout" svg:width="8.864cm" svg:height="1.791cm" svg:x="6.413cm" svg:y="1.642cm" svg:viewBox="0 0 8865 1792" draw:points="4433,1792 0,1792 0,0 8865,0 8865,1792">
            <text:p/>
          </draw:polygon>
          <draw:path draw:style-name="gr3" draw:text-style-name="P7" draw:layer="layout" svg:width="0.562cm" svg:height="0.199cm" svg:x="6.419cm" svg:y="2.4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08cm" svg:y="1.6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75cm" svg:height="0.572cm" svg:x="8.37cm" svg:y="1.60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277cm" svg:height="0.389cm" svg:x="8.936cm" svg:y="1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cm" svg:y="1.61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2cm" svg:y="1.80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09cm" svg:y="1.8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0.825cm" svg:y="1.95cm" svg:viewBox="0 0 516 37" svg:d="M488 37c13 0 28 0 28-20 0-17-15-17-28-17h-459c-14 0-29 0-29 17 0 20 15 20 29 20z">
            <text:p/>
          </draw:path>
          <draw:path draw:style-name="gr3" draw:text-style-name="P7" draw:layer="layout" svg:width="0.35cm" svg:height="0.581cm" svg:x="11.634cm" svg:y="1.61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cm" svg:height="0.581cm" svg:x="12.056cm" svg:y="1.615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3 16 63 41 63 92 0 64-63 108-132 108-73 0-135-52-135-123 0-50 27-104 100-142z">
            <text:p/>
          </draw:path>
          <draw:path draw:style-name="gr3" draw:text-style-name="P7" draw:layer="layout" svg:width="0.322cm" svg:height="0.389cm" svg:x="12.611cm" svg:y="1.8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981cm" svg:y="1.8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3.406cm" svg:y="1.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876cm" svg:y="1.80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9cm" svg:height="0.036cm" svg:x="8.346cm" svg:y="2.52cm" svg:viewBox="0 0 5991 37" draw:points="2995,37 0,37 0,0 5991,0 5991,37">
            <text:p/>
          </draw:polygon>
          <draw:path draw:style-name="gr3" draw:text-style-name="P7" draw:layer="layout" svg:width="0.337cm" svg:height="0.581cm" svg:x="8.389cm" svg:y="2.76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60 154 154 154 98 0 184-81 184-188z">
            <text:p/>
          </draw:path>
          <draw:path draw:style-name="gr3" draw:text-style-name="P7" draw:layer="layout" svg:width="0.277cm" svg:height="0.389cm" svg:x="8.936cm" svg:y="2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cm" svg:y="2.7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2cm" svg:y="2.9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09cm" svg:y="2.9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0.825cm" svg:y="3.1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1.674cm" svg:y="2.766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2.094cm" svg:y="2.766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12.611cm" svg:y="2.951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981cm" svg:y="2.95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3.406cm" svg:y="2.9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876cm" svg:y="2.954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14.47cm" svg:y="2.163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7" draw:layer="layout" svg:width="0.421cm" svg:height="0.383cm" svg:x="14.9cm" svg:y="2.37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192" draw:id="id192">
          <svg:title>TexMaths</svg:title>
          <svg:desc>22§display§4 \sin x - 38 \cos x = A(5 \sin x - 11 \cos x) + B\frac{d}{dx}(5 \sin x - 11 \cos x)§svg§600§FALSE§</svg:desc>
          <draw:polygon draw:style-name="gr2" draw:text-style-name="P6" draw:layer="layout" svg:width="21.727cm" svg:height="1.522cm" svg:x="3.429cm" svg:y="4.036cm" svg:viewBox="0 0 21728 1523" draw:points="10863,1523 0,1523 0,0 21728,0 21728,1523">
            <text:p/>
          </draw:polygon>
          <draw:path draw:style-name="gr3" draw:text-style-name="P7" draw:layer="layout" svg:width="0.344cm" svg:height="0.524cm" svg:x="3.411cm" svg:y="4.5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3.93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236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449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006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2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3cm" svg:y="4.5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21cm" svg:height="0.532cm" svg:x="6.79cm" svg:y="4.54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5cm" svg:height="0.356cm" svg:x="7.299cm" svg:y="4.7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639cm" svg:y="4.7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29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459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36cm" svg:y="4.7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937cm" svg:y="4.504cm" svg:viewBox="0 0 532 556" svg:d="M111 467c-30 51-60 63-95 65-9 0-16 0-16 15 0 4 4 9 11 9 21 0 44-3 66-3 25 0 53 3 78 3 3 0 14 0 14-16 0-8-7-8-12-8-18-2-37-9-37-29 0-8 5-17 12-28l58-98h195c2 16 13 121 13 128 0 25-41 27-57 27-10 0-19 0-19 15 0 9 11 9 12 9 32 0 66-3 97-3 20 0 67 3 86 3 6 0 15 0 15-16 0-8-8-8-18-8-48 0-48-6-49-29l-48-484c-2-15-2-19-16-19-12 0-14 5-19 12zM204 352l153-255 25 255z">
            <text:p/>
          </draw:path>
          <draw:path draw:style-name="gr3" draw:text-style-name="P7" draw:layer="layout" svg:width="0.18cm" svg:height="0.774cm" svg:x="10.566cm" svg:y="4.4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0.83cm" svg:y="4.5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11.331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636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85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407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61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839cm" svg:y="4.5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4.226cm" svg:y="4.5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95cm" svg:height="0.356cm" svg:x="14.7cm" svg:y="4.7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038cm" svg:y="4.7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29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86cm" svg:y="4.7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6.323cm" svg:y="4.4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6.794cm" svg:y="4.6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7.558cm" svg:y="4.5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4 0 90 58 90 92 0 77-69 151-160 151z">
            <text:p/>
          </draw:path>
          <draw:path draw:style-name="gr3" draw:text-style-name="P7" draw:layer="layout" svg:width="0.369cm" svg:height="0.546cm" svg:x="18.495cm" svg:y="3.997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8.243cm" svg:y="4.847cm" svg:viewBox="0 0 847 33" draw:points="422,33 0,33 0,0 847,0 847,33">
            <text:p/>
          </draw:polygon>
          <draw:path draw:style-name="gr3" draw:text-style-name="P7" draw:layer="layout" svg:width="0.369cm" svg:height="0.546cm" svg:x="18.275cm" svg:y="5.052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8.667cm" svg:y="5.2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9.257cm" svg:y="4.4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32cm" svg:x="19.519cm" svg:y="4.5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254cm" svg:height="0.356cm" svg:x="20.022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0.327cm" svg:y="4.5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541cm" svg:y="4.7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1.098cm" svg:y="4.7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1.752cm" svg:y="4.8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2.53cm" svg:y="4.54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2.918cm" svg:y="4.54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95cm" svg:height="0.356cm" svg:x="23.389cm" svg:y="4.7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23.729cm" svg:y="4.7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4.12cm" svg:y="4.7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24.551cm" svg:y="4.7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25.014cm" svg:y="4.4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193" draw:id="id193">
          <svg:title>TexMaths</svg:title>
          <svg:desc>22§display§4 \sin x - 38 \cos x = A(5 \sin x - 11 \cos x) + B(5 \cos x + 11 \sin x)§svg§600§FALSE§</svg:desc>
          <draw:polygon draw:style-name="gr2" draw:text-style-name="P6" draw:layer="layout" svg:width="20.698cm" svg:height="0.696cm" svg:x="3.43cm" svg:y="6.037cm" svg:viewBox="0 0 20699 697" draw:points="10349,697 0,697 0,0 20699,0 20699,697">
            <text:p/>
          </draw:polygon>
          <draw:path draw:style-name="gr3" draw:text-style-name="P7" draw:layer="layout" svg:width="0.344cm" svg:height="0.523cm" svg:x="3.412cm" svg:y="6.0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3.931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237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45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007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3cm" svg:y="6.3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4cm" svg:y="6.0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6.791cm" svg:y="6.063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295cm" svg:height="0.356cm" svg:x="7.3cm" svg:y="6.23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64cm" svg:y="6.2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46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38cm" svg:y="6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9.938cm" svg:y="6.024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18cm" svg:height="0.773cm" svg:x="10.567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0.831cm" svg:y="6.06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254cm" svg:height="0.356cm" svg:x="11.332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637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852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408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63cm" svg:y="6.36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841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4.228cm" svg:y="6.0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95cm" svg:height="0.356cm" svg:x="14.701cm" svg:y="6.23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039cm" svg:y="6.2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5.861cm" svg:y="6.2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6.324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6.796cm" svg:y="6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7.56cm" svg:y="6.049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18.228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8.491cm" svg:y="6.06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295cm" svg:height="0.356cm" svg:x="18.994cm" svg:y="6.23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9.334cm" svg:y="6.2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723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0.154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789cm" svg:y="6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1.588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21.974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4cm" svg:height="0.356cm" svg:x="22.447cm" svg:y="6.2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2.752cm" svg:y="6.0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965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23.521cm" svg:y="6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3.986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95" draw:id="id195">
          <svg:title>TexMaths</svg:title>
          <svg:desc>22§display§4 \sin x - 38 \cos x = 5A \sin x - 11A \cos x + 5B \cos x + 11B \sin x§svg§600§FALSE§</svg:desc>
          <draw:polygon draw:style-name="gr2" draw:text-style-name="P6" draw:layer="layout" svg:width="20.74cm" svg:height="0.542cm" svg:x="3.432cm" svg:y="7.237cm" svg:viewBox="0 0 20741 543" draw:points="10371,543 0,543 0,0 20741,0 20741,543">
            <text:p/>
          </draw:polygon>
          <draw:path draw:style-name="gr3" draw:text-style-name="P7" draw:layer="layout" svg:width="0.344cm" svg:height="0.524cm" svg:x="3.414cm" svg:y="7.22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7cm" svg:x="3.933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4.239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452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009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7 102-104 102-30 0-42-25-42-51 0-18 5-34 14-69z">
            <text:p/>
          </draw:path>
          <draw:path draw:style-name="gr3" draw:text-style-name="P7" draw:layer="layout" svg:width="0.472cm" svg:height="0.032cm" svg:x="5.665cm" svg:y="7.5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6.406cm" svg:y="7.237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6.793cm" svg:y="7.237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295cm" svg:height="0.357cm" svg:x="7.302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7.641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8.032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8.462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9 102-104 102-30 0-42-25-42-51 0-18 5-34 14-69z">
            <text:p/>
          </draw:path>
          <draw:path draw:style-name="gr3" draw:text-style-name="P7" draw:layer="layout" svg:width="0.515cm" svg:height="0.182cm" svg:x="9.139cm" svg:y="7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3cm" svg:x="9.95cm" svg:y="7.237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1cm" svg:height="0.556cm" svg:x="10.325cm" svg:y="7.198cm" svg:viewBox="0 0 532 557" svg:d="M111 467c-30 51-60 63-95 65-9 0-16 0-16 16 0 3 4 9 11 9 21 0 44-4 66-4 25 0 53 4 78 4 3 0 14 0 14-16 0-9-7-9-12-9-18-2-37-9-37-28 0-9 5-18 10-28l60-99h195c0 16 13 121 13 129 0 24-41 26-57 26-10 0-19 0-19 16 0 9 11 9 11 9 33 0 67-4 98-4 20 0 67 4 86 4 6 0 15 0 15-16 0-9-8-9-18-9-48 0-48-5-49-28l-48-485c-2-15-2-19-16-19-12 0-16 5-19 12zM204 352l153-255 25 255z">
            <text:p/>
          </draw:path>
          <draw:path draw:style-name="gr3" draw:text-style-name="P7" draw:layer="layout" svg:width="0.254cm" svg:height="0.357cm" svg:x="11.033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1.339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1.552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108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2.765cm" svg:y="7.54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541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3.928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31cm" svg:height="0.556cm" svg:x="14.273cm" svg:y="7.198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295cm" svg:height="0.357cm" svg:x="14.98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5.32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5.711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142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6.775cm" svg:y="7.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17.545cm" svg:y="7.237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53cm" svg:height="0.529cm" svg:x="17.925cm" svg:y="7.22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95cm" svg:height="0.357cm" svg:x="18.673cm" svg:y="7.406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9.012cm" svg:y="7.406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9.401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9.833cm" svg:y="7.409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20.468cm" svg:y="7.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267cm" svg:y="7.23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21.652cm" svg:y="7.23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22.003cm" svg:y="7.223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254cm" svg:height="0.357cm" svg:x="22.75cm" svg:y="7.406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23.055cm" svg:y="7.235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23.27cm" svg:y="7.40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3.826cm" svg:y="7.40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96" draw:id="id196">
          <svg:title>TexMaths</svg:title>
          <svg:desc>22§display§4 \sin x - 38 \cos x = ( 5A + 11B ) \sin x + (- 11A + 5B ) \cos x§svg§600§FALSE§</svg:desc>
          <draw:polygon draw:style-name="gr2" draw:text-style-name="P6" draw:layer="layout" svg:width="19.162cm" svg:height="0.696cm" svg:x="3.435cm" svg:y="8.438cm" svg:viewBox="0 0 19163 697" draw:points="9581,697 0,697 0,0 19163,0 19163,697">
            <text:p/>
          </draw:polygon>
          <draw:path draw:style-name="gr3" draw:text-style-name="P7" draw:layer="layout" svg:width="0.344cm" svg:height="0.523cm" svg:x="3.417cm" svg:y="8.45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54cm" svg:height="0.356cm" svg:x="3.936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4.242cm" svg:y="8.4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4.455cm" svg:y="8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012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7" draw:layer="layout" svg:width="0.472cm" svg:height="0.032cm" svg:x="5.668cm" svg:y="8.7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6.409cm" svg:y="8.46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6.796cm" svg:y="8.46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295cm" svg:height="0.356cm" svg:x="7.305cm" svg:y="8.63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644cm" svg:y="8.63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035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465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9.142cm" svg:y="8.6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9.992cm" svg:y="8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32cm" svg:x="10.255cm" svg:y="8.46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31cm" svg:height="0.555cm" svg:x="10.629cm" svg:y="8.425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1.399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196cm" svg:y="8.46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2.583cm" svg:y="8.4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53cm" svg:height="0.528cm" svg:x="12.933cm" svg:y="8.45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13.57cm" svg:y="8.39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54cm" svg:height="0.356cm" svg:x="13.98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287cm" svg:y="8.46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5cm" svg:y="8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5.056cm" svg:y="8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5.691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6.497cm" svg:y="8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6.786cm" svg:y="8.7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391cm" svg:y="8.46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7.778cm" svg:y="8.4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8.123cm" svg:y="8.425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8.891cm" svg:y="8.5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9.66cm" svg:y="8.46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53cm" svg:height="0.528cm" svg:x="20.04cm" svg:y="8.45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20.677cm" svg:y="8.39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5cm" svg:height="0.356cm" svg:x="21.089cm" svg:y="8.63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427cm" svg:y="8.63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1.818cm" svg:y="8.63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2.249cm" svg:y="8.6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94" draw:id="id194">
          <svg:title>TexMaths</svg:title>
          <svg:desc>22§display§.\ .\ . \ \text {(1)}§svg§600§FALSE§</svg:desc>
          <draw:polygon draw:style-name="gr2" draw:text-style-name="P6" draw:layer="layout" svg:width="2.252cm" svg:height="0.696cm" svg:x="24.614cm" svg:y="5.938cm" svg:viewBox="0 0 2253 697" draw:points="1127,697 0,697 0,0 2253,0 2253,697">
            <text:p/>
          </draw:polygon>
          <draw:path draw:style-name="gr3" draw:text-style-name="P7" draw:layer="layout" svg:width="0.083cm" svg:height="0.083cm" svg:x="24.642cm" svg:y="6.3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5.114cm" svg:y="6.3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5.587cm" svg:y="6.3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6.07cm" svg:y="5.8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26.362cm" svg:y="5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6.725cm" svg:y="5.8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197" draw:id="id197">
          <svg:title>TexMaths</svg:title>
          <svg:desc>28§display§\therefore§svg§600§FALSE§</svg:desc>
          <draw:polygon draw:style-name="gr2" draw:text-style-name="P6" draw:layer="layout" svg:width="0.528cm" svg:height="0.433cm" svg:x="3.508cm" svg:y="9.826cm" svg:viewBox="0 0 529 434" draw:points="265,434 0,434 0,0 529,0 529,434">
            <text:p/>
          </draw:polygon>
          <draw:path draw:style-name="gr3" draw:text-style-name="P7" draw:layer="layout" svg:width="0.598cm" svg:height="0.531cm" svg:x="3.488cm" svg:y="9.77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98" draw:id="id198">
          <svg:title>TexMaths</svg:title>
          <svg:desc>22§display§ 5A + 11B = 4§svg§600§FALSE§</svg:desc>
          <draw:polygon draw:style-name="gr2" draw:text-style-name="P6" draw:layer="layout" svg:width="4.627cm" svg:height="0.542cm" svg:x="4.819cm" svg:y="9.738cm" svg:viewBox="0 0 4628 543" draw:points="2314,543 0,543 0,0 4628,0 4628,543">
            <text:p/>
          </draw:polygon>
          <draw:path draw:style-name="gr3" draw:text-style-name="P7" draw:layer="layout" svg:width="0.309cm" svg:height="0.533cm" svg:x="4.819cm" svg:y="9.738cm" svg:viewBox="0 0 310 534" svg:d="M310 361c0-92-64-171-148-171-37 0-71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89 0 169-74 169-173z">
            <text:p/>
          </draw:path>
          <draw:path draw:style-name="gr3" draw:text-style-name="P7" draw:layer="layout" svg:width="0.53cm" svg:height="0.556cm" svg:x="5.194cm" svg:y="9.699cm" svg:viewBox="0 0 531 557" svg:d="M111 467c-30 51-60 63-95 65-9 0-16 0-16 16 0 3 4 9 11 9 21 0 44-4 66-4 25 0 53 4 78 4 3 0 14 0 14-16 0-9-7-9-12-9-18-2-37-9-37-28 0-9 5-18 10-28l60-99h195c2 16 13 121 13 129 0 24-41 26-57 26-10 0-19 0-19 16 0 9 11 9 12 9 32 0 65-4 97-4 19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5.961cm" svg:y="9.801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256cm" svg:height="0.517cm" svg:x="6.76cm" svg:y="9.73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7.147cm" svg:y="9.73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7.497cm" svg:y="9.724cm" svg:viewBox="0 0 554 530" svg:d="M91 470c-7 30-8 36-70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8.347cm" svg:y="9.9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44cm" svg:height="0.524cm" svg:x="9.142cm" svg:y="9.729cm" svg:viewBox="0 0 345 525" svg:d="M206 398v67c0 28 0 37-58 37h-16v23c32-2 72-2 104-2 33 0 74 0 105 2v-23h-15c-59 0-60-9-60-37v-67h79v-25h-79v-354c0-14 0-19-13-19-7 0-8 0-14 9l-239 364v25zM211 373h-190l190-288z">
            <text:p/>
          </draw:path>
        </draw:g>
        <draw:g xml:id="id199" draw:id="id199">
          <svg:title>TexMaths</svg:title>
          <svg:desc>22§display§.\ .\ . \ \text {(2)}§svg§600§FALSE§</svg:desc>
          <draw:polygon draw:style-name="gr2" draw:text-style-name="P6" draw:layer="layout" svg:width="2.252cm" svg:height="0.696cm" svg:x="10.815cm" svg:y="9.639cm" svg:viewBox="0 0 2253 697" draw:points="1127,697 0,697 0,0 2253,0 2253,697">
            <text:p/>
          </draw:polygon>
          <draw:path draw:style-name="gr3" draw:text-style-name="P7" draw:layer="layout" svg:width="0.083cm" svg:height="0.083cm" svg:x="10.843cm" svg:y="10.0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315cm" svg:y="10.0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1.788cm" svg:y="10.0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2.271cm" svg:y="9.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2.533cm" svg:y="9.6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2.926cm" svg:y="9.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00" draw:id="id200">
          <svg:title>TexMaths</svg:title>
          <svg:desc>22§display§- 11A + 5B =  - 38§svg§600§FALSE§</svg:desc>
          <draw:polygon draw:style-name="gr2" draw:text-style-name="P6" draw:layer="layout" svg:width="6.206cm" svg:height="0.542cm" svg:x="14.819cm" svg:y="9.739cm" svg:viewBox="0 0 6207 543" draw:points="3105,543 0,543 0,0 6207,0 6207,543">
            <text:p/>
          </draw:polygon>
          <draw:path draw:style-name="gr3" draw:text-style-name="P7" draw:layer="layout" svg:width="0.472cm" svg:height="0.032cm" svg:x="14.844cm" svg:y="10.0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5.451cm" svg:y="9.7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5.836cm" svg:y="9.7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3cm" svg:height="0.556cm" svg:x="16.181cm" svg:y="9.7cm" svg:viewBox="0 0 531 557" svg:d="M111 467c-30 51-60 63-95 65-9 0-16 0-16 16 0 3 4 9 11 9 21 0 44-4 66-4 25 0 53 4 78 4 3 0 14 0 14-16 0-9-7-9-12-9-18-2-37-9-37-28 0-9 5-18 10-28l60-99h195c2 16 13 121 13 129 0 24-41 26-57 26-10 0-19 0-19 16 0 9 11 9 12 9 32 0 66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16.95cm" svg:y="9.8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17.718cm" svg:y="9.739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  <draw:path draw:style-name="gr3" draw:text-style-name="P7" draw:layer="layout" svg:width="0.553cm" svg:height="0.529cm" svg:x="18.1cm" svg:y="9.725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18.95cm" svg:y="9.9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9.787cm" svg:y="10.04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20.356cm" svg:y="9.73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20.743cm" svg:y="9.739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</draw:g>
        <draw:g xml:id="id201" draw:id="id201">
          <svg:title>TexMaths</svg:title>
          <svg:desc>22§display§.\ .\ . \ \text {(3)}§svg§600§FALSE§</svg:desc>
          <draw:polygon draw:style-name="gr2" draw:text-style-name="P6" draw:layer="layout" svg:width="2.252cm" svg:height="0.696cm" svg:x="21.815cm" svg:y="9.641cm" svg:viewBox="0 0 2253 697" draw:points="1127,697 0,697 0,0 2253,0 2253,697">
            <text:p/>
          </draw:polygon>
          <draw:path draw:style-name="gr3" draw:text-style-name="P7" draw:layer="layout" svg:width="0.083cm" svg:height="0.083cm" svg:x="21.843cm" svg:y="10.1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315cm" svg:y="10.1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788cm" svg:y="10.1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3.271cm" svg:y="9.60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21cm" svg:height="0.532cm" svg:x="23.528cm" svg:y="9.667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3.926cm" svg:y="9.60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02" draw:id="id202">
          <svg:title>TexMaths</svg:title>
          <svg:desc>22§display§\text {Eqn.(2)} \times \text {11} + \text {Eqn.(3)} \times \text {5}§svg§600§FALSE§</svg:desc>
          <draw:polygon draw:style-name="gr2" draw:text-style-name="P6" draw:layer="layout" svg:width="9.012cm" svg:height="0.696cm" svg:x="3.63cm" svg:y="10.939cm" svg:viewBox="0 0 9013 697" draw:points="4506,697 0,697 0,0 9013,0 9013,697">
            <text:p/>
          </draw:polygon>
          <draw:path draw:style-name="gr3" draw:text-style-name="P7" draw:layer="layout" svg:width="0.479cm" svg:height="0.527cm" svg:x="3.616cm" svg:y="10.955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83cm" svg:height="0.492cm" svg:x="4.144cm" svg:y="11.13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42cm" svg:x="4.551cm" svg:y="11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5.022cm" svg:y="11.3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246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51cm" svg:y="10.96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5.901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6.444cm" svg:y="11.101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256cm" svg:height="0.516cm" svg:x="7.171cm" svg:y="10.9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7.559cm" svg:y="10.9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092cm" svg:y="11.0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79cm" svg:height="0.527cm" svg:x="8.847cm" svg:y="10.955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83cm" svg:height="0.492cm" svg:x="9.373cm" svg:y="11.137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42cm" svg:x="9.78cm" svg:y="11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10.251cm" svg:y="11.3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0.477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734cm" svg:y="10.96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1.131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11.673cm" svg:y="11.101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32cm" svg:x="12.372cm" svg:y="10.96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</draw:g>
        <draw:g xml:id="id203" draw:id="id203">
          <svg:title>TexMaths</svg:title>
          <svg:desc>22§display§55A + 121B = 44§svg§600§FALSE§</svg:desc>
          <draw:polygon draw:style-name="gr2" draw:text-style-name="P6" draw:layer="layout" svg:width="5.789cm" svg:height="0.542cm" svg:x="4.618cm" svg:y="12.139cm" svg:viewBox="0 0 5790 543" draw:points="2896,543 0,543 0,0 5790,0 5790,543">
            <text:p/>
          </draw:polygon>
          <draw:path draw:style-name="gr3" draw:text-style-name="P7" draw:layer="layout" svg:width="0.309cm" svg:height="0.533cm" svg:x="4.618cm" svg:y="12.1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309cm" svg:height="0.533cm" svg:x="5.005cm" svg:y="12.1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1cm" svg:height="0.556cm" svg:x="5.38cm" svg:y="12.1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517cm" svg:x="6.148cm" svg:y="12.2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6.947cm" svg:y="12.1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7.302cm" svg:y="12.13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256cm" svg:height="0.517cm" svg:x="7.72cm" svg:y="12.13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53cm" svg:height="0.529cm" svg:x="8.07cm" svg:y="12.125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8.922cm" svg:y="12.3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9.716cm" svg:y="12.13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44cm" svg:height="0.524cm" svg:x="10.103cm" svg:y="12.13cm" svg:viewBox="0 0 345 525" svg:d="M206 398v67c0 28 0 37-58 37h-16v23c32-2 72-2 104-2 33 0 74 0 105 2v-23h-15c-58 0-60-9-60-37v-67h79v-25h-79v-354c0-14 0-19-13-19-7 0-8 0-14 9l-239 364v25zM211 373h-190l190-288z">
            <text:p/>
          </draw:path>
        </draw:g>
        <draw:g xml:id="id204" draw:id="id204">
          <svg:title>TexMaths</svg:title>
          <svg:desc>22§display§-55A + 25B = - 190§svg§600§FALSE§</svg:desc>
          <draw:polygon draw:style-name="gr2" draw:text-style-name="P6" draw:layer="layout" svg:width="6.982cm" svg:height="0.542cm" svg:x="4.018cm" svg:y="13.239cm" svg:viewBox="0 0 6983 543" draw:points="3492,543 0,543 0,0 6983,0 6983,543">
            <text:p/>
          </draw:polygon>
          <draw:path draw:style-name="gr3" draw:text-style-name="P7" draw:layer="layout" svg:width="0.472cm" svg:height="0.032cm" svg:x="4.043cm" svg:y="13.54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4.62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309cm" svg:height="0.533cm" svg:x="5.005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3cm" svg:height="0.556cm" svg:x="5.38cm" svg:y="13.2cm" svg:viewBox="0 0 531 557" svg:d="M111 467c-30 51-60 63-95 65-9 0-16 0-16 16 0 3 4 9 11 9 21 0 44-4 66-4 25 0 53 4 78 4 3 0 14 0 14-16 0-9-7-9-12-9-18-2-37-9-37-28 0-9 5-18 10-28l60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517cm" svg:x="6.149cm" svg:y="13.3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6.917cm" svg:y="13.23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09cm" svg:height="0.533cm" svg:x="7.304cm" svg:y="13.239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2-83 52-56 0-100-41-114-87 1 0 5 0 14 0 24 0 38-19 38-37 0-19-14-38-38-38-13 0-39 5-39 42 0 65 53 141 141 141 90 0 169-74 169-173z">
            <text:p/>
          </draw:path>
          <draw:path draw:style-name="gr3" draw:text-style-name="P7" draw:layer="layout" svg:width="0.553cm" svg:height="0.529cm" svg:x="7.684cm" svg:y="13.225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0c67 0 85 45 85 79 0 69-67 143-162 143zM174 506c-10 0-12 0-17 0-7 0-11-2-11-8 0-3 0-5 5-19l53-217h146c76 0 90 59 90 92 0 78-69 152-160 152z">
            <text:p/>
          </draw:path>
          <draw:path draw:style-name="gr3" draw:text-style-name="P7" draw:layer="layout" svg:width="0.515cm" svg:height="0.182cm" svg:x="8.536cm" svg:y="13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372cm" svg:y="13.5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979cm" svg:y="13.2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0.329cm" svg:y="13.239cm" svg:viewBox="0 0 322 534" svg:d="M253 269v25c0 183-81 219-126 219-13 0-55-2-76-29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26cm" svg:height="0.533cm" svg:x="10.713cm" svg:y="13.239cm" svg:viewBox="0 0 327 534" svg:d="M327 269c0-63-3-125-31-183-36-74-99-86-132-86-46 0-104 19-136 92-24 54-28 114-28 177 0 59 4 127 35 187 34 62 90 78 129 78 42 0 100-16 135-90 25-53 28-115 28-175zM164 518c-30 0-78-20-92-95-7-46-7-118-7-164 0-49 0-100 5-143 16-91 74-98 94-98 24 0 75 14 91 89 7 44 7 103 7 152 0 58 0 111-9 160-10 74-54 99-89 99z">
            <text:p/>
          </draw:path>
        </draw:g>
        <draw:g xml:id="id206" draw:id="id206">
          <svg:title>TexMaths</svg:title>
          <svg:desc>22§display§- 146B = - 146§svg§600§FALSE§</svg:desc>
          <draw:polygon draw:style-name="gr2" draw:text-style-name="P6" draw:layer="layout" svg:width="5.068cm" svg:height="0.469cm" svg:x="4.018cm" svg:y="14.439cm" svg:viewBox="0 0 5069 470" draw:points="2535,470 0,470 0,0 5069,0 5069,470">
            <text:p/>
          </draw:polygon>
          <draw:path draw:style-name="gr3" draw:text-style-name="P7" draw:layer="layout" svg:width="0.472cm" svg:height="0.032cm" svg:x="4.043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4.65cm" svg:y="14.41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4.99cm" svg:y="14.40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1cm" svg:height="0.533cm" svg:x="5.386cm" svg:y="14.412cm" svg:viewBox="0 0 322 534" svg:d="M70 262v-19c0-195 97-224 136-224 19 0 51 6 69 32-13 0-43 0-43 34 0 24 18 37 36 37 12 0 35-8 35-37 0-48-34-85-99-85-98 0-204 100-204 271 0 208 90 263 162 263 86 0 160-73 160-175 0-98-69-174-155-174-53 0-81 40-97 77zM162 513c-49 0-72-48-76-59-14-37-14-98-14-112 0-60 25-139 95-139 13 0 48 0 72 49 14 28 14 69 14 106s0 75-14 103c-22 48-59 52-77 52z">
            <text:p/>
          </draw:path>
          <draw:path draw:style-name="gr3" draw:text-style-name="P7" draw:layer="layout" svg:width="0.553cm" svg:height="0.529cm" svg:x="5.773cm" svg:y="14.4cm" svg:viewBox="0 0 554 530" svg:d="M92 470c-8 30-9 35-71 35-14 0-21 0-21 16 0 9 7 9 21 9h276c124 0 215-91 215-167 0-57-46-101-119-109 79-16 161-73 161-147 0-58-51-107-144-107h-260c-16 0-23 0-23 16 0 9 7 9 21 9 2 0 16 0 30 1 14 0 21 2 21 13 0 2-2 5-4 14zM209 247l48-194c7-27 9-28 42-28h101c66 0 84 45 84 79 0 69-67 143-162 143zM174 505c-10 0-12 0-17 0-7 0-11-1-11-7 0-3 0-5 4-19l54-217h146c76 0 90 59 90 92 0 78-69 151-160 151z">
            <text:p/>
          </draw:path>
          <draw:path draw:style-name="gr3" draw:text-style-name="P7" draw:layer="layout" svg:width="0.515cm" svg:height="0.182cm" svg:x="6.625cm" svg:y="14.6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461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068cm" svg:y="14.4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8.406cm" svg:y="14.40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1cm" svg:height="0.533cm" svg:x="8.804cm" svg:y="14.412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2 48-59 52-77 52z">
            <text:p/>
          </draw:path>
        </draw:g>
        <draw:g xml:id="id207" draw:id="id207">
          <svg:title>TexMaths</svg:title>
          <svg:desc>28§display§\therefore§svg§600§FALSE§</svg:desc>
          <draw:polygon draw:style-name="gr2" draw:text-style-name="P6" draw:layer="layout" svg:width="0.528cm" svg:height="0.433cm" svg:x="9.808cm" svg:y="14.424cm" svg:viewBox="0 0 529 434" draw:points="265,434 0,434 0,0 529,0 529,434">
            <text:p/>
          </draw:polygon>
          <draw:path draw:style-name="gr3" draw:text-style-name="P7" draw:layer="layout" svg:width="0.598cm" svg:height="0.531cm" svg:x="9.788cm" svg:y="14.3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8" draw:id="id208">
          <svg:title>TexMaths</svg:title>
          <svg:desc>22§display§B = - 1§svg§600§FALSE§</svg:desc>
          <draw:polygon draw:style-name="gr2" draw:text-style-name="P6" draw:layer="layout" svg:width="2.505cm" svg:height="0.452cm" svg:x="10.925cm" svg:y="14.439cm" svg:viewBox="0 0 2506 453" draw:points="1253,453 0,453 0,0 2506,0 2506,453">
            <text:p/>
          </draw:polygon>
          <draw:path draw:style-name="gr3" draw:text-style-name="P7" draw:layer="layout" svg:width="0.553cm" svg:height="0.529cm" svg:x="10.918cm" svg:y="14.4cm" svg:viewBox="0 0 554 530" svg:d="M92 470c-8 30-9 35-71 35-14 0-21 0-21 16 0 9 7 9 21 9h276c124 0 215-92 215-167 0-57-46-101-120-109 80-16 162-73 162-147 0-58-51-107-144-107h-260c-16 0-23 0-23 16 0 9 7 9 21 9 2 0 16 0 30 1 14 0 21 2 21 13 0 1-2 5-4 14zM209 247l48-194c7-27 9-28 42-28h101c66 0 84 45 84 79 0 69-67 143-162 143zM174 505c-10 0-12 0-17 0-7 0-11-1-11-7 0-3 0-5 4-19l54-217h146c76 0 90 58 90 92 0 77-69 151-160 151z">
            <text:p/>
          </draw:path>
          <draw:path draw:style-name="gr3" draw:text-style-name="P7" draw:layer="layout" svg:width="0.515cm" svg:height="0.182cm" svg:x="11.77cm" svg:y="14.6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2.606cm" svg:y="14.71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213cm" svg:y="14.412cm" svg:viewBox="0 0 257 518" svg:d="M160 19c0-17 0-19-19-19-48 49-116 49-141 49v25c16 0 62 0 102-21v403c0 28-2 37-72 37h-25v25c27-4 95-4 125-4 32 0 99 0 127 4v-25h-25c-70 0-72-9-72-37z">
            <text:p/>
          </draw:path>
        </draw:g>
        <draw:polyline draw:style-name="gr4" draw:text-style-name="P11" xml:id="id209" draw:id="id209" draw:layer="layout" svg:width="0cm" svg:height="4.399cm" svg:x="14.8cm" svg:y="10.8cm" svg:viewBox="0 0 0 4400" draw:points="0,0 0,4400">
          <text:p/>
        </draw:polyline>
        <draw:g xml:id="id210" draw:id="id210">
          <svg:title>TexMaths</svg:title>
          <svg:desc>22§display§\text {Put} B = -1 \text { in } (3) \text { we get,}§svg§600§FALSE§</svg:desc>
          <draw:polygon draw:style-name="gr2" draw:text-style-name="P6" draw:layer="layout" svg:width="8.556cm" svg:height="0.696cm" svg:x="15.73cm" svg:y="10.939cm" svg:viewBox="0 0 8557 697" draw:points="4278,697 0,697 0,0 8557,0 8557,697">
            <text:p/>
          </draw:polygon>
          <draw:path draw:style-name="gr3" draw:text-style-name="P7" draw:layer="layout" svg:width="0.457cm" svg:height="0.528cm" svg:x="15.718cm" svg:y="10.95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242cm" svg:y="11.13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6.661cm" svg:y="11.0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53cm" svg:height="0.528cm" svg:x="16.98cm" svg:y="10.95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4-20l54-216h146c76 0 90 58 90 92 0 77-69 151-160 151z">
            <text:p/>
          </draw:path>
          <draw:path draw:style-name="gr3" draw:text-style-name="P7" draw:layer="layout" svg:width="0.515cm" svg:height="0.182cm" svg:x="17.832cm" svg:y="11.1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668cm" svg:y="11.2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275cm" svg:y="10.9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66cm" svg:height="0.518cm" svg:x="19.875cm" svg:y="10.96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0.09cm" svg:y="11.13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0.829cm" svg:y="10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21.086cm" svg:y="10.96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1.483cm" svg:y="10.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cm" svg:height="0.342cm" svg:x="22.011cm" svg:y="11.146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7" draw:layer="layout" svg:width="0.3cm" svg:height="0.356cm" svg:x="22.555cm" svg:y="11.1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157cm" svg:y="11.1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23.544cm" svg:y="11.13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23.881cm" svg:y="11.004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24.232cm" svg:y="11.398cm" svg:viewBox="0 0 92 232" svg:d="M92 81c0-49-18-81-50-81-28 0-42 21-42 40 0 22 14 43 42 43 13 0 21-6 30-11l2-2c0 0 2 0 2 11 0 51-23 98-58 135-4 4-6 6-6 7 0 7 4 9 9 9 9 0 71-61 71-151z">
            <text:p/>
          </draw:path>
        </draw:g>
        <draw:g xml:id="id211" draw:id="id211">
          <svg:title>TexMaths</svg:title>
          <svg:desc>22§display§- 11A + 5(-1) =  - 38§svg§600§FALSE§</svg:desc>
          <draw:polygon draw:style-name="gr2" draw:text-style-name="P6" draw:layer="layout" svg:width="7.172cm" svg:height="0.696cm" svg:x="15.719cm" svg:y="12.039cm" svg:viewBox="0 0 7173 697" draw:points="3586,697 0,697 0,0 7173,0 7173,697">
            <text:p/>
          </draw:polygon>
          <draw:path draw:style-name="gr3" draw:text-style-name="P7" draw:layer="layout" svg:width="0.473cm" svg:height="0.032cm" svg:x="15.744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6.351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6.736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7.081cm" svg:y="12.026cm" svg:viewBox="0 0 532 556" svg:d="M111 466c-30 51-60 63-95 65-9 0-16 0-16 16 0 4 4 9 11 9 21 0 44-4 66-4 25 0 53 4 78 4 3 0 14 0 14-16 0-9-7-9-12-9-18-2-37-9-37-28 0-9 5-17 10-28l60-99h196c1 16 12 122 12 129 0 24-41 26-56 26-11 0-20 0-20 16 0 9 11 9 12 9 32 0 66-4 97-4 20 0 67 4 87 4 5 0 14 0 14-16 0-9-7-9-18-9-48 0-48-5-49-28l-48-484c-2-15-2-19-16-19-12 0-14 5-19 12zM204 352l153-255 25 255z">
            <text:p/>
          </draw:path>
          <draw:path draw:style-name="gr3" draw:text-style-name="P7" draw:layer="layout" svg:width="0.515cm" svg:height="0.516cm" svg:x="17.851cm" svg:y="12.1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8.618cm" svg:y="12.065cm" svg:viewBox="0 0 310 533" svg:d="M310 361c0-92-64-171-148-171-37 0-70 12-99 40v-151c16 5 43 11 67 11 95 0 150-71 150-81 0-5-2-9-7-9-2 0-4 0-7 2-16 7-53 23-106 23-31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9.044cm" svg:y="12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473cm" svg:height="0.032cm" svg:x="19.331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9.938cm" svg:y="12.06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299cm" svg:y="12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182cm" svg:x="20.815cm" svg:y="12.2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21.651cm" svg:y="12.371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22.222cm" svg:y="12.06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22.609cm" svg:y="12.065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</draw:g>
        <draw:g xml:id="id212" draw:id="id212">
          <svg:title>TexMaths</svg:title>
          <svg:desc>22§display§- 11A  =  - 38 + 5§svg§600§FALSE§</svg:desc>
          <draw:polygon draw:style-name="gr2" draw:text-style-name="P6" draw:layer="layout" svg:width="5.574cm" svg:height="0.542cm" svg:x="15.72cm" svg:y="13.139cm" svg:viewBox="0 0 5575 543" draw:points="2788,543 0,543 0,0 5575,0 5575,543">
            <text:p/>
          </draw:polygon>
          <draw:path draw:style-name="gr3" draw:text-style-name="P7" draw:layer="layout" svg:width="0.472cm" svg:height="0.032cm" svg:x="15.745cm" svg:y="13.44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6.352cm" svg:y="13.1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256cm" svg:height="0.517cm" svg:x="16.737cm" svg:y="13.13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3cm" svg:height="0.556cm" svg:x="17.082cm" svg:y="13.1cm" svg:viewBox="0 0 531 557" svg:d="M111 467c-30 51-60 63-95 65-9 0-16 0-16 16 0 3 4 9 11 9 21 0 44-4 66-4 25 0 53 4 78 4 3 0 14 0 14-16 0-9-7-9-12-9-18-2-37-9-37-28 0-9 5-18 10-28l60-99h195c2 16 13 121 13 129 0 24-41 26-57 26-10 0-19 0-19 16 0 9 11 9 12 9 32 0 65-4 97-4 20 0 67 4 86 4 6 0 14 0 14-16 0-9-7-9-17-9-48 0-48-5-49-28l-48-485c-2-15-2-19-16-19-12 0-14 5-19 12zM204 352l153-255 25 255z">
            <text:p/>
          </draw:path>
          <draw:path draw:style-name="gr3" draw:text-style-name="P7" draw:layer="layout" svg:width="0.515cm" svg:height="0.182cm" svg:x="17.893cm" svg:y="13.3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731cm" svg:y="13.44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9.3cm" svg:y="13.139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321cm" svg:height="0.533cm" svg:x="19.687cm" svg:y="13.139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515cm" svg:height="0.517cm" svg:x="20.257cm" svg:y="13.2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3cm" svg:x="21.024cm" svg:y="13.139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2-83 52-56 0-100-41-114-87 1 0 5 0 14 0 24 0 38-19 38-37 0-19-14-38-38-38-13 0-39 5-39 42 0 65 55 141 141 141 90 0 169-74 169-173z">
            <text:p/>
          </draw:path>
        </draw:g>
        <draw:g xml:id="id213" draw:id="id213">
          <svg:title>TexMaths</svg:title>
          <svg:desc>22§display§- 11A = - 33§svg§600§FALSE§</svg:desc>
          <draw:polygon draw:style-name="gr2" draw:text-style-name="P6" draw:layer="layout" svg:width="4.25cm" svg:height="0.494cm" svg:x="15.918cm" svg:y="14.339cm" svg:viewBox="0 0 4251 495" draw:points="2127,495 0,495 0,0 4251,0 4251,495">
            <text:p/>
          </draw:polygon>
          <draw:path draw:style-name="gr3" draw:text-style-name="P7" draw:layer="layout" svg:width="0.473cm" svg:height="0.032cm" svg:x="15.943cm" svg:y="14.645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6.55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56cm" svg:height="0.516cm" svg:x="16.935cm" svg:y="14.3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31cm" svg:height="0.555cm" svg:x="17.281cm" svg:y="14.3cm" svg:viewBox="0 0 532 556" svg:d="M111 466c-30 51-60 64-95 66-9 0-16 0-16 15 0 4 4 9 11 9 21 0 44-3 66-3 25 0 53 3 78 3 3 0 14 0 14-16 0-8-7-8-12-8-18-2-37-9-37-29 0-8 5-17 10-28l60-98h196c1 15 12 121 12 128 0 25-41 27-56 27-11 0-20 0-20 15 0 9 11 9 12 9 32 0 66-3 97-3 20 0 67 3 87 3 5 0 14 0 14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18.092cm" svg:y="14.5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8.93cm" svg:y="14.645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9.499cm" svg:y="14.339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21cm" svg:height="0.532cm" svg:x="19.886cm" svg:y="14.339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214" draw:id="id214">
          <svg:title>TexMaths</svg:title>
          <svg:desc>28§display§\therefore§svg§600§FALSE§</svg:desc>
          <draw:polygon draw:style-name="gr2" draw:text-style-name="P6" draw:layer="layout" svg:width="0.528cm" svg:height="0.433cm" svg:x="21.708cm" svg:y="14.324cm" svg:viewBox="0 0 529 434" draw:points="265,434 0,434 0,0 529,0 529,434">
            <text:p/>
          </draw:polygon>
          <draw:path draw:style-name="gr3" draw:text-style-name="P7" draw:layer="layout" svg:width="0.598cm" svg:height="0.531cm" svg:x="21.688cm" svg:y="14.2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5" draw:id="id215">
          <svg:title>TexMaths</svg:title>
          <svg:desc>22§display§A = 3§svg§600§FALSE§</svg:desc>
          <draw:polygon draw:style-name="gr2" draw:text-style-name="P6" draw:layer="layout" svg:width="1.888cm" svg:height="0.494cm" svg:x="22.83cm" svg:y="14.239cm" svg:viewBox="0 0 1889 495" draw:points="944,495 0,495 0,0 1889,0 1889,495">
            <text:p/>
          </draw:polygon>
          <draw:path draw:style-name="gr3" draw:text-style-name="P7" draw:layer="layout" svg:width="0.531cm" svg:height="0.555cm" svg:x="22.818cm" svg:y="14.2cm" svg:viewBox="0 0 532 556" svg:d="M111 466c-30 51-60 64-95 66-9 0-16 0-16 15 0 4 4 9 11 9 21 0 44-3 66-3 25 0 53 3 78 3 3 0 14 0 14-16 0-8-7-8-12-8-18-2-37-9-37-29 0-8 5-17 10-28l60-98h196c1 15 12 121 12 128 0 25-41 27-56 27-11 0-20 0-20 15 0 9 11 9 12 9 32 0 66-3 97-3 20 0 67 3 87 3 5 0 14 0 14-16 0-8-7-8-18-8-47 0-47-6-49-29l-48-484c-2-15-2-19-16-19-12 0-14 5-19 12zM204 352l153-255 25 255z">
            <text:p/>
          </draw:path>
          <draw:path draw:style-name="gr3" draw:text-style-name="P7" draw:layer="layout" svg:width="0.515cm" svg:height="0.182cm" svg:x="23.63cm" svg:y="14.4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24.436cm" svg:y="14.239cm" svg:viewBox="0 0 322 533" svg:d="M194 243c63-19 107-74 107-136 0-63-67-107-143-107-79 0-137 46-137 106 0 24 18 40 39 40 25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polyline draw:style-name="gr4" draw:text-style-name="P11" xml:id="id205" draw:id="id205" draw:layer="layout" svg:width="7.599cm" svg:height="0cm" svg:x="4cm" svg:y="14cm" svg:viewBox="0 0 7600 0" draw:points="0,0 7600,0">
          <text:p/>
        </draw:polyline>
        <draw:g xml:id="id189" draw:id="id189">
          <svg:title>TexMaths</svg:title>
          <svg:desc>18§display§Nr = A(Dr) + B\frac{d}{dx}(Dr)§svg§600§FALSE§</svg:desc>
          <draw:polygon draw:style-name="gr2" draw:text-style-name="P6" draw:layer="layout" svg:width="6.872cm" svg:height="1.244cm" svg:x="19.517cm" svg:y="1.728cm" svg:viewBox="0 0 6873 1245" draw:points="3437,1245 0,1245 0,0 6873,0 6873,1245">
            <text:p/>
          </draw:polygon>
          <draw:path draw:style-name="gr3" draw:text-style-name="P7" draw:layer="layout" svg:width="0.533cm" svg:height="0.432cm" svg:x="19.51cm" svg:y="2.1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082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0.577cm" svg:y="2.3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231cm" svg:y="2.1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1.746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1.955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2.489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2.81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196cm" svg:y="2.1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3.82cm" svg:y="2.1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4.587cm" svg:y="1.6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4.382cm" svg:y="2.391cm" svg:viewBox="0 0 693 27" draw:points="346,27 0,27 0,0 693,0 693,27">
            <text:p/>
          </draw:polygon>
          <draw:path draw:style-name="gr3" draw:text-style-name="P7" draw:layer="layout" svg:width="0.301cm" svg:height="0.447cm" svg:x="24.406cm" svg:y="2.5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4.729cm" svg:y="2.7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21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5.418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5.954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274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190" draw:id="id190">
          <svg:title>TexMaths</svg:title>
          <svg:desc>22§display§\text {Remember}§svg§600§FALSE§</svg:desc>
          <draw:polygon draw:style-name="gr2" draw:text-style-name="P6" draw:layer="layout" svg:width="3.523cm" svg:height="0.477cm" svg:x="21.026cm" svg:y="1.139cm" svg:viewBox="0 0 3524 478" draw:points="1762,478 0,478 0,0 3524,0 3524,478">
            <text:p/>
          </draw:polygon>
          <draw:path draw:style-name="gr3" draw:text-style-name="P7" draw:layer="layout" svg:width="0.539cm" svg:height="0.547cm" svg:x="21.014cm" svg:y="1.1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1.579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1.926cm" svg:y="1.2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2.567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913cm" svg:y="1.2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3.533cm" svg:y="1.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3.984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4.329cm" svg:y="1.2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5" draw:text-style-name="P12" xml:id="id191" draw:id="id191" draw:layer="layout" svg:width="7.3cm" svg:height="2.391cm" svg:x="19.3cm" svg:y="0.80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189" smil:attributeName="visibility" smil:to="visible"/>
                  <anim:animate smil:dur="5s" smil:fill="hold" smil:targetElement="id189" smil:attributeName="x" smil:values="1+width/2;x" smil:keyTimes="0;1"/>
                  <anim:animate smil:dur="5s" smil:fill="hold" smil:targetElement="id189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90" smil:attributeName="visibility" smil:to="visible"/>
                  <anim:animate smil:dur="5s" smil:fill="hold" smil:targetElement="id190" smil:attributeName="x" smil:values="1+width/2;x" smil:keyTimes="0;1"/>
                  <anim:animate smil:dur="5s" smil:fill="hold" smil:targetElement="id190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191" smil:attributeName="visibility" smil:to="visible"/>
                  <anim:animate smil:dur="5s" smil:fill="hold" smil:targetElement="id191" smil:attributeName="x" smil:values="1+width/2;x" smil:keyTimes="0;1"/>
                  <anim:animate smil:dur="5s" smil:fill="hold" smil:targetElement="id19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09" smil:attributeName="visibility" smil:to="visible"/>
                  <anim:animate smil:dur="5s" smil:fill="hold" smil:targetElement="id209" smil:attributeName="x" smil:values="1+width/2;x" smil:keyTimes="0;1"/>
                  <anim:animate smil:dur="5s" smil:fill="hold" smil:targetElement="id20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0" draw:text-style-name="P13" draw:layer="layout" svg:width="26.6cm" svg:height="14.872cm" svg:x="0.6cm" svg:y="0.528cm" presentation:class="title" presentation:user-transformed="true">
          <draw:text-box>
            <text:p><text:s/></text:p>
          </draw:text-box>
        </draw:frame>
        <draw:g xml:id="id216" draw:id="id216">
          <svg:title>TexMaths</svg:title>
          <svg:desc>24§display§\text {Put } A = 3 \text { and } B = -1 \text { in } (1), \text { we get, }§svg§600§FALSE§</svg:desc>
          <draw:polygon draw:style-name="gr2" draw:text-style-name="P6" draw:layer="layout" svg:width="14.089cm" svg:height="0.76cm" svg:x="3.423cm" svg:y="1.141cm" svg:viewBox="0 0 14090 761" draw:points="7046,761 0,761 0,0 14090,0 14090,761">
            <text:p/>
          </draw:polygon>
          <draw:path draw:style-name="gr3" draw:text-style-name="P7" draw:layer="layout" svg:width="0.498cm" svg:height="0.577cm" svg:x="3.41cm" svg:y="1.155cm" svg:viewBox="0 0 499 578" svg:d="M163 311h142c102 0 194-69 194-154 0-82-84-157-199-157h-300v27h21c65 0 65 9 65 38v448c0 30 0 38-65 38h-21v27c29-2 92-2 125-2 32 0 96 0 125 2v-27h-20c-65 0-67-8-67-38zM159 288v-228c0-27 2-33 43-33h74c135 0 135 88 135 130 0 41 0 131-135 131z">
            <text:p/>
          </draw:path>
          <draw:path draw:style-name="gr3" draw:text-style-name="P7" draw:layer="layout" svg:width="0.425cm" svg:height="0.383cm" svg:x="3.982cm" svg:y="1.358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439cm" svg:y="1.212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7" draw:layer="layout" svg:width="0.579cm" svg:height="0.606cm" svg:x="5.063cm" svg:y="1.128cm" svg:viewBox="0 0 580 607" svg:d="M121 509c-33 56-65 69-104 71-9 0-17 0-17 17 0 4 4 10 12 10 23 0 48-4 72-4 27 0 58 4 85 4 4 0 15 0 15-17 0-10-7-10-13-10-19-2-40-10-40-31 0-9 5-19 11-30l65-108h213c2 17 14 132 14 140 0 27-44 29-62 29-11 0-21 0-21 17 0 10 12 10 14 10 34 0 71-4 105-4 22 0 73 4 94 4 6 0 16 0 16-17 0-10-8-10-19-10-52 0-52-6-54-31l-52-528c-2-17-2-21-17-21-14 0-16 6-21 13zM223 384l167-278 27 278z">
            <text:p/>
          </draw:path>
          <draw:path draw:style-name="gr3" draw:text-style-name="P7" draw:layer="layout" svg:width="0.562cm" svg:height="0.199cm" svg:x="5.946cm" svg:y="1.4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6.826cm" svg:y="1.17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81cm" svg:height="0.389cm" svg:x="7.528cm" svg:y="1.354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3cm" svg:x="7.941cm" svg:y="1.3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8.411cm" svg:y="1.147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604cm" svg:height="0.577cm" svg:x="9.168cm" svg:y="1.155cm" svg:viewBox="0 0 605 578" svg:d="M100 513c-8 32-10 38-77 38-15 0-23 0-23 17 0 10 8 10 23 10h301c135 0 235-100 235-182 0-62-50-110-131-119 87-18 177-79 177-160 0-63-56-117-158-117h-284c-17 0-25 0-25 17 0 10 8 10 23 10 2 0 18 0 33 2 15 0 23 2 23 13 0 2-2 6-4 16zM228 269l52-211c8-29 10-31 46-31h110c73 0 92 50 92 86 0 75-73 156-177 156zM190 551c-11 0-13 0-19 0-8 0-12-2-12-8 0-3 0-5 6-21l58-236h159c83 0 98 64 98 100 0 85-75 165-175 165z">
            <text:p/>
          </draw:path>
          <draw:path draw:style-name="gr3" draw:text-style-name="P7" draw:layer="layout" svg:width="0.562cm" svg:height="0.199cm" svg:x="10.097cm" svg:y="1.42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11.009cm" svg:y="1.50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671cm" svg:y="1.1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81cm" svg:height="0.566cm" svg:x="12.326cm" svg:y="1.1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56cm" svg:y="1.35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367cm" svg:y="1.0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279cm" svg:height="0.564cm" svg:x="13.685cm" svg:y="1.1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4.081cm" svg:y="1.0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099cm" svg:height="0.252cm" svg:x="14.432cm" svg:y="1.642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" draw:text-style-name="P7" draw:layer="layout" svg:width="0.579cm" svg:height="0.373cm" svg:x="15.031cm" svg:y="1.36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15.626cm" svg:y="1.3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87cm" svg:height="0.558cm" svg:x="16.281cm" svg:y="1.34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327cm" svg:height="0.389cm" svg:x="16.704cm" svg:y="1.35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64cm" svg:height="0.529cm" svg:x="17.07cm" svg:y="1.212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099cm" svg:height="0.252cm" svg:x="17.456cm" svg:y="1.642cm" svg:viewBox="0 0 100 253" svg:d="M100 88c0-53-19-88-54-88-31 0-46 23-46 44 0 23 15 46 46 46 14 0 23-6 33-11l2-2c0 0 2 0 2 11 0 56-25 108-64 148-4 4-6 6-6 8 0 8 4 9 10 9 10 0 77-67 77-165z">
            <text:p/>
          </draw:path>
        </draw:g>
        <draw:g xml:id="id220" draw:id="id220">
          <svg:title>TexMaths</svg:title>
          <svg:desc>24§display§= \int \frac{3(5 \sin x - 11 \cos x) - (5 \cos x + 11 \sin x)}{ 5 \sin x - 11 \cos x } dx§svg§600§FALSE§</svg:desc>
          <draw:polygon draw:style-name="gr2" draw:text-style-name="P6" draw:layer="layout" svg:width="17.616cm" svg:height="1.846cm" svg:x="5.62cm" svg:y="3.451cm" svg:viewBox="0 0 17617 1847" draw:points="8808,1847 0,1847 0,0 17617,0 17617,1847">
            <text:p/>
          </draw:polygon>
          <draw:path draw:style-name="gr3" draw:text-style-name="P7" draw:layer="layout" svg:width="0.562cm" svg:height="0.199cm" svg:x="5.626cm" svg:y="4.30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15cm" svg:y="3.465cm" svg:viewBox="0 0 751 1876" svg:d="M40 1838c27 0 43-19 43-40 0-29-22-43-41-43-21 0-42 14-42 43 0 44 42 78 94 78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35cm" svg:height="0.581cm" svg:x="7.588cm" svg:y="3.48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8.058cm" svg:y="3.40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81cm" svg:x="8.344cm" svg:y="3.4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277cm" svg:height="0.389cm" svg:x="8.893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9.226cm" svg:y="3.4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9.46cm" svg:y="3.6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0.066cm" svg:y="3.6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10.781cm" svg:y="3.81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629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2.052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2.568cm" svg:y="3.66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937cm" svg:y="3.66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3.363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3.833cm" svg:y="3.6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197cm" svg:height="0.844cm" svg:x="14.338cm" svg:y="3.4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4.876cm" svg:y="3.814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5.732cm" svg:y="3.40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81cm" svg:x="16.02cm" svg:y="3.4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322cm" svg:height="0.389cm" svg:x="16.569cm" svg:y="3.664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938cm" svg:y="3.66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7.364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834cm" svg:y="3.66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562cm" svg:height="0.564cm" svg:x="18.525cm" svg:y="3.54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19.397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9.819cm" svg:y="3.4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20.334cm" svg:y="3.66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0.666cm" svg:y="3.4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0.9cm" svg:y="3.6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21.507cm" svg:y="3.6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197cm" svg:height="0.844cm" svg:x="22.012cm" svg:y="3.40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14.74cm" svg:height="0.035cm" svg:x="7.553cm" svg:y="4.385cm" svg:viewBox="0 0 14741 36" draw:points="7370,36 0,36 0,0 14741,0 14741,36">
            <text:p/>
          </draw:polygon>
          <draw:path draw:style-name="gr3" draw:text-style-name="P7" draw:layer="layout" svg:width="0.337cm" svg:height="0.581cm" svg:x="11.971cm" svg:y="4.62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277cm" svg:height="0.389cm" svg:x="12.52cm" svg:y="4.81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852cm" svg:y="4.62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086cm" svg:y="4.81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693cm" svg:y="4.81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  <draw:path draw:style-name="gr3" draw:text-style-name="P7" draw:layer="layout" svg:width="0.515cm" svg:height="0.035cm" svg:x="14.407cm" svg:y="4.96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5.256cm" svg:y="4.62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5.678cm" svg:y="4.62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6.193cm" svg:y="4.81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6.563cm" svg:y="4.81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989cm" svg:y="4.81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7.46cm" svg:y="4.81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  <draw:path draw:style-name="gr3" draw:text-style-name="P7" draw:layer="layout" svg:width="0.402cm" svg:height="0.596cm" svg:x="22.427cm" svg:y="4.027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22.857cm" svg:y="4.24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8 92-86 111-113 111-33 0-46-27-46-56 0-19 6-36 15-75z">
            <text:p/>
          </draw:path>
        </draw:g>
        <draw:g xml:id="id223" draw:id="id223">
          <svg:title>TexMaths</svg:title>
          <svg:desc>28§display§\therefore§svg§600§FALSE§</svg:desc>
          <draw:polygon draw:style-name="gr2" draw:text-style-name="P6" draw:layer="layout" svg:width="0.528cm" svg:height="0.433cm" svg:x="3.404cm" svg:y="10.723cm" svg:viewBox="0 0 529 434" draw:points="265,434 0,434 0,0 529,0 529,434">
            <text:p/>
          </draw:polygon>
          <draw:path draw:style-name="gr3" draw:text-style-name="P7" draw:layer="layout" svg:width="0.598cm" svg:height="0.531cm" svg:x="3.384cm" svg:y="10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4" draw:id="id224">
          <svg:title>TexMaths</svg:title>
          <svg:desc>28§display§\text {I}§svg§600§FALSE§</svg:desc>
          <draw:polygon draw:style-name="gr2" draw:text-style-name="P6" draw:layer="layout" svg:width="0.229cm" svg:height="0.575cm" svg:x="4.933cm" svg:y="10.645cm" svg:viewBox="0 0 230 576" draw:points="116,576 0,576 0,0 230,0 230,576">
            <text:p/>
          </draw:polygon>
          <draw:path draw:style-name="gr3" draw:text-style-name="P7" draw:layer="layout" svg:width="0.301cm" svg:height="0.674cm" svg:x="4.911cm" svg:y="10.5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7" draw:id="id217">
          <svg:title>TexMaths</svg:title>
          <svg:desc>24§display§4 \sin x - 38 \cos x = 3(5 \sin x - 11 \cos x) - 1(5 \cos x + 11 \sin x)§svg§600§FALSE§</svg:desc>
          <draw:polygon draw:style-name="gr2" draw:text-style-name="P6" draw:layer="layout" svg:width="22.107cm" svg:height="0.76cm" svg:x="3.434cm" svg:y="2.24cm" svg:viewBox="0 0 22108 761" draw:points="11054,761 0,761 0,0 22108,0 22108,761">
            <text:p/>
          </draw:polygon>
          <draw:path draw:style-name="gr3" draw:text-style-name="P7" draw:layer="layout" svg:width="0.375cm" svg:height="0.571cm" svg:x="3.415cm" svg:y="2.259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77cm" svg:height="0.389cm" svg:x="3.981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4.316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4.548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5.155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4 111-113 111-33 0-46-27-46-56 0-19 6-36 15-75z">
            <text:p/>
          </draw:path>
          <draw:path draw:style-name="gr3" draw:text-style-name="P7" draw:layer="layout" svg:width="0.515cm" svg:height="0.035cm" svg:x="5.871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6.679cm" svg:y="2.26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5cm" svg:height="0.581cm" svg:x="7.102cm" svg:y="2.269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59 0-31-9-70-40-106-17-17-31-25-84-60zM142 294l104 65c23 15 63 40 63 92 0 64-63 108-132 108-73 0-135-52-135-123 0-50 27-104 100-142z">
            <text:p/>
          </draw:path>
          <draw:path draw:style-name="gr3" draw:text-style-name="P7" draw:layer="layout" svg:width="0.322cm" svg:height="0.389cm" svg:x="7.656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8.027cm" svg:y="2.4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8.453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8.922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9.661cm" svg:y="2.52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10.54cm" svg:y="2.26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1.011cm" svg:y="2.1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1.297cm" svg:y="2.26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277cm" svg:height="0.389cm" svg:x="11.844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178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41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017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5cm" svg:x="13.733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4.58cm" svg:y="2.26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5.003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5.519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5.89cm" svg:y="2.4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6.314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6.784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7 0 135-109 135-130 0-8-8-8-10-8-8 0-10 2-12 8-26 92-86 111-113 111-33 0-46-27-46-56 0-19 6-36 15-75z">
            <text:p/>
          </draw:path>
          <draw:path draw:style-name="gr3" draw:text-style-name="P7" draw:layer="layout" svg:width="0.197cm" svg:height="0.844cm" svg:x="17.291cm" svg:y="2.1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7.827cm" svg:y="2.603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8.676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9.106cm" svg:y="2.1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9.394cm" svg:y="2.269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322cm" svg:height="0.389cm" svg:x="19.943cm" svg:y="2.4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20.312cm" svg:y="2.45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20.738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21.208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21.899cm" svg:y="2.33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9cm" svg:height="0.564cm" svg:x="22.771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3.194cm" svg:y="2.26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23.708cm" svg:y="2.4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24.04cm" svg:y="2.26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24.275cm" svg:y="2.45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24.881cm" svg:y="2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197cm" svg:height="0.844cm" svg:x="25.386cm" svg:y="2.1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21" draw:id="id221">
          <svg:title>TexMaths</svg:title>
          <svg:desc>24§display§= \int  \left[ 3 - \frac{ 5 \cos x + 11 \sin x }{ 5 \sin x - 11 \cos x } \right] dx§svg§600§FALSE§</svg:desc>
          <draw:polygon draw:style-name="gr2" draw:text-style-name="P6" draw:layer="layout" svg:width="11.347cm" svg:height="1.941cm" svg:x="5.621cm" svg:y="5.651cm" svg:viewBox="0 0 11348 1942" draw:points="5673,1942 0,1942 0,0 11348,0 11348,1942">
            <text:p/>
          </draw:polygon>
          <draw:path draw:style-name="gr3" draw:text-style-name="P7" draw:layer="layout" svg:width="0.561cm" svg:height="0.199cm" svg:x="5.627cm" svg:y="6.52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6.516cm" svg:y="5.684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olygon draw:style-name="gr3" draw:text-style-name="P7" draw:layer="layout" svg:width="0.224cm" svg:height="2.025cm" svg:x="7.664cm" svg:y="5.609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7.934cm" svg:y="6.27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515cm" svg:height="0.035cm" svg:x="8.577cm" svg:y="6.60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493cm" svg:y="5.699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322cm" svg:height="0.389cm" svg:x="10.042cm" svg:y="5.88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0.413cm" svg:y="5.88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0.839cm" svg:y="5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1.309cm" svg:y="5.88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564cm" svg:x="12cm" svg:y="5.77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279cm" svg:height="0.564cm" svg:x="12.872cm" svg:y="5.69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294cm" svg:y="5.699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7cm" svg:height="0.389cm" svg:x="13.809cm" svg:y="5.8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4.141cm" svg:y="5.69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4.375cm" svg:y="5.88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4.982cm" svg:y="5.88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7" draw:layer="layout" svg:width="5.989cm" svg:height="0.035cm" svg:x="9.451cm" svg:y="6.604cm" svg:viewBox="0 0 5990 36" draw:points="2995,36 0,36 0,0 5990,0 5990,36">
            <text:p/>
          </draw:polygon>
          <draw:path draw:style-name="gr3" draw:text-style-name="P7" draw:layer="layout" svg:width="0.337cm" svg:height="0.581cm" svg:x="9.493cm" svg:y="6.8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277cm" svg:height="0.389cm" svg:x="10.042cm" svg:y="7.03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0.374cm" svg:y="6.8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0.609cm" svg:y="7.0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215cm" svg:y="7.03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7" draw:layer="layout" svg:width="0.515cm" svg:height="0.035cm" svg:x="11.929cm" svg:y="7.184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2.778cm" svg:y="6.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2cm" svg:y="6.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3.715cm" svg:y="7.034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085cm" svg:y="7.03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4.511cm" svg:y="7.03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4.982cm" svg:y="7.03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7" draw:layer="layout" svg:width="0.224cm" svg:height="2.025cm" svg:x="15.552cm" svg:y="5.609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6.159cm" svg:y="6.24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6.589cm" svg:y="6.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draw:g xml:id="id222" draw:id="id222">
          <svg:title>TexMaths</svg:title>
          <svg:desc>24§display§= 3 \smallint dx \ - \int \frac{5 \cos x + 11 \sin x}{ 5 \sin x - 11 \cos x }  dx§svg§600§FALSE§</svg:desc>
          <draw:polygon draw:style-name="gr2" draw:text-style-name="P6" draw:layer="layout" svg:width="12.247cm" svg:height="1.791cm" svg:x="5.623cm" svg:y="8.254cm" svg:viewBox="0 0 12248 1792" draw:points="6123,1792 0,1792 0,0 12248,0 12248,1792">
            <text:p/>
          </draw:polygon>
          <draw:path draw:style-name="gr3" draw:text-style-name="P7" draw:layer="layout" svg:width="0.562cm" svg:height="0.199cm" svg:x="5.629cm" svg:y="9.05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506cm" svg:y="8.798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52cm" svg:height="0.787cm" svg:x="7.08cm" svg:y="8.756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3-121 40-228 54-378 6-46 9-94 15-135 8-63 21-96 52-96 15 0 27 8 33 16z">
            <text:p/>
          </draw:path>
          <draw:path draw:style-name="gr3" draw:text-style-name="P7" draw:layer="layout" svg:width="0.402cm" svg:height="0.596cm" svg:x="7.652cm" svg:y="8.77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8.083cm" svg:y="8.9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6cm" svg:x="9.079cm" svg:y="9.132cm" svg:viewBox="0 0 516 37" svg:d="M488 37c13 0 28 0 28-20 0-17-15-17-28-17h-459c-14 0-29 0-29 17 0 20 15 20 29 20z">
            <text:p/>
          </draw:path>
          <draw:path draw:style-name="gr3" draw:text-style-name="P7" draw:layer="layout" svg:width="0.75cm" svg:height="1.876cm" svg:x="9.899cm" svg:y="8.212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81cm" svg:x="10.98cm" svg:y="8.22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7" draw:layer="layout" svg:width="0.322cm" svg:height="0.389cm" svg:x="11.529cm" svg:y="8.41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1.9cm" svg:y="8.41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2.324cm" svg:y="8.41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2.794cm" svg:y="8.4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3.487cm" svg:y="8.298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279cm" svg:height="0.564cm" svg:x="14.359cm" svg:y="8.22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4.78cm" svg:y="8.227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277cm" svg:height="0.389cm" svg:x="15.294cm" svg:y="8.412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5.628cm" svg:y="8.22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5.861cm" svg:y="8.41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6.467cm" svg:y="8.418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7" draw:layer="layout" svg:width="5.989cm" svg:height="0.036cm" svg:x="10.938cm" svg:y="9.132cm" svg:viewBox="0 0 5990 37" draw:points="2995,37 0,37 0,0 5990,0 5990,37">
            <text:p/>
          </draw:polygon>
          <draw:path draw:style-name="gr3" draw:text-style-name="P7" draw:layer="layout" svg:width="0.337cm" svg:height="0.581cm" svg:x="10.98cm" svg:y="9.37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277cm" svg:height="0.389cm" svg:x="11.527cm" svg:y="9.56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1.861cm" svg:y="9.3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093cm" svg:y="9.56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2.7cm" svg:y="9.5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6cm" svg:x="13.416cm" svg:y="9.712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4.265cm" svg:y="9.37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279cm" svg:height="0.564cm" svg:x="14.685cm" svg:y="9.378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22cm" svg:height="0.389cm" svg:x="15.202cm" svg:y="9.563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573cm" svg:y="9.563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5.999cm" svg:y="9.563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6.467cm" svg:y="9.56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402cm" svg:height="0.596cm" svg:x="17.061cm" svg:y="8.77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7.491cm" svg:y="8.988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225" draw:id="id225">
          <svg:title>TexMaths</svg:title>
          <svg:desc>24§display§= 3 x \ - \log (5 \sin x - 11 \cos x )\ + \ c§svg§600§FALSE§</svg:desc>
          <draw:polygon draw:style-name="gr2" draw:text-style-name="P6" draw:layer="layout" svg:width="12.711cm" svg:height="0.759cm" svg:x="5.623cm" svg:y="10.556cm" svg:viewBox="0 0 12712 760" draw:points="6357,760 0,760 0,0 12712,0 12712,760">
            <text:p/>
          </draw:polygon>
          <draw:path draw:style-name="gr3" draw:text-style-name="P7" draw:layer="layout" svg:width="0.562cm" svg:height="0.199cm" svg:x="5.629cm" svg:y="10.83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5cm" svg:height="0.581cm" svg:x="6.506cm" svg:y="10.585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6.917cm" svg:y="10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7.913cm" svg:y="10.919cm" svg:viewBox="0 0 516 36" svg:d="M488 36c13 0 28 0 28-19 0-17-15-17-28-17h-459c-14 0-29 0-29 17 0 19 15 19 29 19z">
            <text:p/>
          </draw:path>
          <draw:path draw:style-name="gr3" draw:text-style-name="P7" draw:layer="layout" svg:width="0.189cm" svg:height="0.587cm" svg:x="8.714cm" svg:y="10.562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8.944cm" svg:y="10.76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9.367cm" svg:y="10.764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9.86cm" svg:y="10.51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37cm" svg:height="0.581cm" svg:x="10.146cm" svg:y="10.58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277cm" svg:height="0.389cm" svg:x="10.695cm" svg:y="10.76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1.028cm" svg:y="10.5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1.26cm" svg:y="10.77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1.867cm" svg:y="10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12.583cm" svg:y="10.919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3.431cm" svg:y="10.5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3.852cm" svg:y="10.5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22cm" svg:height="0.389cm" svg:x="14.368cm" svg:y="10.769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4.739cm" svg:y="10.76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5.165cm" svg:y="10.769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5.633cm" svg:y="10.77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197cm" svg:height="0.844cm" svg:x="16.14cm" svg:y="10.51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6.935cm" svg:y="10.65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047cm" svg:y="10.773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28" draw:id="id228">
          <svg:title>TexMaths</svg:title>
          <svg:desc>26§display§\text {Let,}§svg§600§FALSE§</svg:desc>
          <draw:polygon draw:style-name="gr2" draw:text-style-name="P6" draw:layer="layout" svg:width="1.429cm" svg:height="0.711cm" svg:x="3.727cm" svg:y="12.44cm" svg:viewBox="0 0 1430 712" draw:points="714,712 0,712 0,0 1430,0 1430,712">
            <text:p/>
          </draw:polygon>
          <draw:path draw:style-name="gr3" draw:text-style-name="P7" draw:layer="layout" svg:width="0.503cm" svg:height="0.625cm" svg:x="3.71cm" svg:y="12.3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278cm" svg:y="12.6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676cm" svg:y="12.4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5.092cm" svg:y="12.9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29" draw:id="id229">
          <svg:title>TexMaths</svg:title>
          <svg:desc>26§display§\text {I}§svg§600§FALSE§</svg:desc>
          <draw:polygon draw:style-name="gr2" draw:text-style-name="P6" draw:layer="layout" svg:width="0.213cm" svg:height="0.534cm" svg:x="5.833cm" svg:y="12.442cm" svg:viewBox="0 0 214 535" draw:points="108,535 0,535 0,0 214,0 214,535">
            <text:p/>
          </draw:polygon>
          <draw:path draw:style-name="gr3" draw:text-style-name="P7" draw:layer="layout" svg:width="0.28cm" svg:height="0.626cm" svg:x="5.812cm" svg:y="12.3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27" draw:id="id227">
          <svg:title>TexMaths</svg:title>
          <svg:desc>26§display§(2)§svg§600§FALSE§</svg:desc>
          <draw:polygon draw:style-name="gr2" draw:text-style-name="P6" draw:layer="layout" svg:width="0.986cm" svg:height="0.822cm" svg:x="2.314cm" svg:y="12.344cm" svg:viewBox="0 0 987 823" draw:points="494,823 0,823 0,0 987,0 987,823">
            <text:p/>
          </draw:polygon>
          <draw:path draw:style-name="gr3" draw:text-style-name="P7" draw:layer="layout" svg:width="0.213cm" svg:height="0.914cm" svg:x="2.358cm" svg:y="12.298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67cm" svg:y="12.375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3.135cm" svg:y="12.2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0" draw:id="id230">
          <svg:title>TexMaths</svg:title>
          <svg:desc>24§display§= \int \frac{8 \cos x + 14 \sin x}{3 \cos x + 2 \sin x } \ dx§svg§600§FALSE§</svg:desc>
          <draw:polygon draw:style-name="gr2" draw:text-style-name="P6" draw:layer="layout" svg:width="9.147cm" svg:height="1.791cm" svg:x="6.617cm" svg:y="11.84cm" svg:viewBox="0 0 9148 1792" draw:points="4574,1792 0,1792 0,0 9148,0 9148,1792">
            <text:p/>
          </draw:polygon>
          <draw:path draw:style-name="gr3" draw:text-style-name="P7" draw:layer="layout" svg:width="0.562cm" svg:height="0.199cm" svg:x="6.623cm" svg:y="12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512cm" svg:y="11.798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5cm" svg:height="0.581cm" svg:x="8.585cm" svg:y="11.813cm" svg:viewBox="0 0 351 582" svg:d="M102 177c-39-25-42-54-42-69 0-50 55-87 115-87 63 0 117 44 117 106 0 48-33 88-85 117zM227 257c61-30 101-74 101-130 0-79-75-127-151-127-85 0-154 63-154 142 0 16 2 52 37 92 9 10 42 31 63 46-50 25-123 72-123 156 0 90 86 146 175 146 96 0 176-69 176-159 0-31-9-70-40-106-17-17-31-25-84-60zM142 294l104 65c25 16 63 41 63 92 0 64-63 108-132 108-73 0-135-52-135-123 0-50 27-104 100-142z">
            <text:p/>
          </draw:path>
          <draw:path draw:style-name="gr3" draw:text-style-name="P7" draw:layer="layout" svg:width="0.322cm" svg:height="0.389cm" svg:x="9.142cm" svg:y="11.998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9.511cm" svg:y="11.99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9.937cm" svg:y="11.9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0.407cm" svg:y="12.00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2 0-46-27-46-56 0-19 6-36 15-75z">
            <text:p/>
          </draw:path>
          <draw:path draw:style-name="gr3" draw:text-style-name="P7" draw:layer="layout" svg:width="0.562cm" svg:height="0.564cm" svg:x="11.101cm" svg:y="11.88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279cm" svg:height="0.564cm" svg:x="11.97cm" svg:y="11.8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75cm" svg:height="0.572cm" svg:x="12.341cm" svg:y="11.804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7" draw:layer="layout" svg:width="0.277cm" svg:height="0.389cm" svg:x="12.908cm" svg:y="11.9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242cm" svg:y="11.8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474cm" svg:y="12.0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4.081cm" svg:y="12.004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olygon draw:style-name="gr3" draw:text-style-name="P7" draw:layer="layout" svg:width="5.99cm" svg:height="0.036cm" svg:x="8.551cm" svg:y="12.718cm" svg:viewBox="0 0 5991 37" draw:points="2995,37 0,37 0,0 5991,0 5991,37">
            <text:p/>
          </draw:polygon>
          <draw:path draw:style-name="gr3" draw:text-style-name="P7" draw:layer="layout" svg:width="0.35cm" svg:height="0.581cm" svg:x="8.796cm" svg:y="12.9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9.353cm" svg:y="13.149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7" draw:layer="layout" svg:width="0.375cm" svg:height="0.389cm" svg:x="9.722cm" svg:y="13.1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0.148cm" svg:y="13.1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421cm" svg:height="0.383cm" svg:x="10.619cm" svg:y="13.152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7" draw:layer="layout" svg:width="0.562cm" svg:height="0.564cm" svg:x="11.31cm" svg:y="13.0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2.149cm" svg:y="12.9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2.698cm" svg:y="13.1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7" draw:layer="layout" svg:width="0.181cm" svg:height="0.566cm" svg:x="13.03cm" svg:y="12.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263cm" svg:y="13.1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3.87cm" svg:y="13.152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2 0-46-27-46-56 0-19 6-36 15-75z">
            <text:p/>
          </draw:path>
          <draw:path draw:style-name="gr3" draw:text-style-name="P7" draw:layer="layout" svg:width="0.402cm" svg:height="0.596cm" svg:x="14.954cm" svg:y="12.3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385cm" svg:y="12.574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234" draw:id="id234">
          <svg:title>TexMaths</svg:title>
          <svg:desc>24§display§\text {Answer :  I }= 4x - 2\log (3 \cos x + 2 \sin x )\ + \ c§svg§600§FALSE§</svg:desc>
          <draw:polygon draw:style-name="gr2" draw:text-style-name="P6" draw:layer="layout" svg:width="17.005cm" svg:height="0.76cm" svg:x="2.239cm" svg:y="14.161cm" svg:viewBox="0 0 17006 761" draw:points="8503,761 0,761 0,0 17006,0 17006,761">
            <text:p/>
          </draw:polygon>
          <draw:path draw:style-name="gr3" draw:text-style-name="P7" draw:layer="layout" svg:width="0.579cm" svg:height="0.606cm" svg:x="2.224cm" svg:y="14.148cm" svg:viewBox="0 0 580 607" svg:d="M309 17c-4-11-6-17-19-17-14 0-15 6-19 17l-177 505c-15 45-48 56-94 58v27c19-2 56-4 86-4 27 0 71 2 98 4v-27c-42 0-63-21-63-44 0-2 0-10 0-12l40-111h210l44 129c0 3 2 9 2 13 0 25-46 25-69 25v27c30-4 88-4 120-4 37 0 75 2 112 4v-27h-16c-49 0-63-6-71-35zM265 111l96 275h-190z">
            <text:p/>
          </draw:path>
          <draw:path draw:style-name="gr3" draw:text-style-name="P7" draw:layer="layout" svg:width="0.425cm" svg:height="0.373cm" svg:x="2.858cm" svg:y="14.3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3.326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3.647cm" svg:y="14.388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4.24cm" svg:y="14.374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4.614cm" svg:y="14.3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364cm" svg:x="5.275cm" svg:y="14.388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7cm" svg:x="5.835cm" svg:y="14.175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562cm" svg:height="0.199cm" svg:x="6.68cm" svg:y="14.4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75cm" svg:height="0.571cm" svg:x="7.546cm" svg:y="14.1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421cm" svg:height="0.383cm" svg:x="7.968cm" svg:y="14.378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6-109 136-130 0-8-7-8-9-8-8 0-10 2-12 8-28 92-86 111-113 111-33 0-46-27-46-56 0-19 6-36 15-75z">
            <text:p/>
          </draw:path>
          <draw:path draw:style-name="gr3" draw:text-style-name="P7" draw:layer="layout" svg:width="0.515cm" svg:height="0.035cm" svg:x="8.684cm" svg:y="14.52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9.5cm" svg:y="14.1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89cm" svg:height="0.587cm" svg:x="10.048cm" svg:y="14.16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278cm" svg:y="14.3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0.698cm" svg:y="14.369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1.192cm" svg:y="14.11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5cm" svg:height="0.581cm" svg:x="11.472cm" svg:y="14.19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2cm" svg:height="0.389cm" svg:x="12.029cm" svg:y="14.374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398cm" svg:y="14.37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2.824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421cm" svg:height="0.383cm" svg:x="13.294cm" svg:y="14.3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4-109 134-130 0-8-7-8-9-8-8 0-10 2-12 8-26 92-84 111-113 111-33 0-46-27-46-56 0-19 6-36 15-75z">
            <text:p/>
          </draw:path>
          <draw:path draw:style-name="gr3" draw:text-style-name="P7" draw:layer="layout" svg:width="0.562cm" svg:height="0.564cm" svg:x="13.985cm" svg:y="14.2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4.824cm" svg:y="14.1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77cm" svg:height="0.389cm" svg:x="15.371cm" svg:y="14.37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5.705cm" svg:y="14.18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5.938cm" svg:y="14.3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6.544cm" svg:y="14.3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6-109 136-130 0-8-7-8-9-8-8 0-10 2-12 8-26 92-86 111-113 111-33 0-46-27-46-56 0-19 6-36 15-75z">
            <text:p/>
          </draw:path>
          <draw:path draw:style-name="gr3" draw:text-style-name="P7" draw:layer="layout" svg:width="0.197cm" svg:height="0.844cm" svg:x="17.051cm" svg:y="14.11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7.846cm" svg:y="14.2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958cm" svg:y="14.3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218" draw:id="id218">
          <svg:title>TexMaths</svg:title>
          <svg:desc>28§display§\therefore§svg§600§FALSE§</svg:desc>
          <draw:polygon draw:style-name="gr2" draw:text-style-name="P6" draw:layer="layout" svg:width="0.528cm" svg:height="0.433cm" svg:x="3.405cm" svg:y="4.123cm" svg:viewBox="0 0 529 434" draw:points="265,434 0,434 0,0 529,0 529,434">
            <text:p/>
          </draw:polygon>
          <draw:path draw:style-name="gr3" draw:text-style-name="P7" draw:layer="layout" svg:width="0.598cm" svg:height="0.531cm" svg:x="3.385cm" svg:y="4.0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9" draw:id="id219">
          <svg:title>TexMaths</svg:title>
          <svg:desc>28§display§\text {I}§svg§600§FALSE§</svg:desc>
          <draw:polygon draw:style-name="gr2" draw:text-style-name="P6" draw:layer="layout" svg:width="0.229cm" svg:height="0.575cm" svg:x="4.934cm" svg:y="4.045cm" svg:viewBox="0 0 230 576" draw:points="116,576 0,576 0,0 230,0 230,576">
            <text:p/>
          </draw:polygon>
          <draw:path draw:style-name="gr3" draw:text-style-name="P7" draw:layer="layout" svg:width="0.301cm" svg:height="0.674cm" svg:x="4.912cm" svg:y="3.9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1" draw:id="id231">
          <svg:title>TexMaths</svg:title>
          <svg:desc>20§display§\text {You can try on the lines of}§svg§600§FALSE§</svg:desc>
          <draw:polygon draw:style-name="gr2" draw:text-style-name="P6" draw:layer="layout" svg:width="8.213cm" svg:height="0.57cm" svg:x="18.155cm" svg:y="12.054cm" svg:viewBox="0 0 8214 571" draw:points="4108,571 0,571 0,0 8214,0 8214,571">
            <text:p/>
          </draw:polygon>
          <draw:path draw:style-name="gr3" draw:text-style-name="P7" draw:layer="layout" svg:width="0.511cm" svg:height="0.481cm" svg:x="18.128cm" svg:y="12.035cm" svg:viewBox="0 0 512 482" svg:d="M422 67c26-43 68-45 90-45v-22c-21 2-50 2-69 2-21 0-62-2-80-2v22c29 0 40 13 40 28 0 8-5 16-8 20l-115 189-128-208c-5-6-5-8-5-11 0-16 18-18 50-18v-22c-26 2-79 2-106 2-29 0-61 0-91-2v22h13c48 0 53 8 64 26l149 242v137c0 26-2 32-56 32h-16v23c24-2 75-2 102-2s77 0 102 2v-23h-16c-54 0-56-6-56-33v-136z">
            <text:p/>
          </draw:path>
          <draw:path draw:style-name="gr3" draw:text-style-name="P7" draw:layer="layout" svg:width="0.313cm" svg:height="0.324cm" svg:x="18.608cm" svg:y="12.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8.963cm" svg:y="12.20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68cm" svg:height="0.324cm" svg:x="19.589cm" svg:y="12.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7cm" svg:height="0.324cm" svg:x="19.907cm" svg:y="12.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0.25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0.867cm" svg:y="12.08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21.147cm" svg:y="12.20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45cm" svg:height="0.447cm" svg:x="21.416cm" svg:y="12.211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  <draw:path draw:style-name="gr3" draw:text-style-name="P7" draw:layer="layout" svg:width="0.313cm" svg:height="0.324cm" svg:x="22.028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2.38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22.997cm" svg:y="12.08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23.28cm" svg:y="12.02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23.668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57cm" svg:height="0.489cm" svg:x="24.218cm" svg:y="12.0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1cm" svg:height="0.471cm" svg:x="24.413cm" svg:y="12.04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4.609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24.996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25.311cm" svg:y="12.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5.82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26.175cm" svg:y="12.019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</draw:g>
        <draw:g xml:id="id232" draw:id="id232">
          <svg:title>TexMaths</svg:title>
          <svg:desc>20§display§\text {above solution}§svg§600§FALSE§</svg:desc>
          <draw:polygon draw:style-name="gr2" draw:text-style-name="P6" draw:layer="layout" svg:width="4.331cm" svg:height="0.427cm" svg:x="20.534cm" svg:y="12.954cm" svg:viewBox="0 0 4332 428" draw:points="2166,428 0,428 0,0 4332,0 4332,428">
            <text:p/>
          </draw:polygon>
          <draw:path draw:style-name="gr3" draw:text-style-name="P7" draw:layer="layout" svg:width="0.317cm" svg:height="0.324cm" svg:x="20.528cm" svg:y="13.092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7" draw:layer="layout" svg:width="0.348cm" svg:height="0.497cm" svg:x="20.87cm" svg:y="12.919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3" draw:text-style-name="P7" draw:layer="layout" svg:width="0.313cm" svg:height="0.324cm" svg:x="21.28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45cm" svg:height="0.311cm" svg:x="21.606cm" svg:y="13.10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21.963cm" svg:y="13.092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31cm" svg:height="0.324cm" svg:x="22.513cm" svg:y="13.092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2.787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157cm" svg:height="0.489cm" svg:x="23.142cm" svg:y="12.919cm" svg:viewBox="0 0 158 490" svg:d="M102 0l-102 8v22c50 0 56 5 56 39v367c0 32-8 32-56 32v22c24-2 61-2 78-2 18 0 53 0 80 2v-22c-48 0-56 0-56-32z">
            <text:p/>
          </draw:path>
          <draw:path draw:style-name="gr3" draw:text-style-name="P7" draw:layer="layout" svg:width="0.354cm" svg:height="0.319cm" svg:x="23.337cm" svg:y="13.09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3.718cm" svg:y="12.97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24.001cm" svg:y="12.937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313cm" svg:height="0.324cm" svg:x="24.193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54cm" svg:height="0.311cm" svg:x="24.547cm" svg:y="13.097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</draw:g>
        <draw:custom-shape draw:style-name="gr6" draw:text-style-name="P14" xml:id="id233" draw:id="id233" draw:layer="layout" svg:width="9cm" svg:height="2cm" svg:x="17.8cm" svg:y="11.8cm">
          <text:p/>
          <draw:enhanced-geometry svg:viewBox="0 0 21600 21600" draw:type="rectangle" draw:enhanced-path="M 0 0 L 21600 0 21600 21600 0 21600 0 0 Z N"/>
        </draw:custom-shape>
        <draw:g xml:id="id226" draw:id="id226">
          <svg:title>TexMaths</svg:title>
          <svg:desc>18§display§\left[ \because \int \frac{f'(x)}{f(x)}dx = \log [ f(c) ] + c \right]§svg§600§FALSE§</svg:desc>
          <draw:polygon draw:style-name="gr2" draw:text-style-name="P6" draw:layer="layout" svg:width="8.235cm" svg:height="1.455cm" svg:x="18.92cm" svg:y="9.739cm" svg:viewBox="0 0 8236 1456" draw:points="4118,1456 0,1456 0,0 8236,0 8236,1456">
            <text:p/>
          </draw:polygon>
          <draw:polygon draw:style-name="gr3" draw:text-style-name="P7" draw:layer="layout" svg:width="0.167cm" svg:height="1.518cm" svg:x="19.047cm" svg:y="9.707cm" svg:viewBox="0 0 168 1519" draw:points="0,1519 168,1519 168,1484 35,1484 35,35 168,35 168,0 0,0">
            <text:p/>
          </draw:polygon>
          <draw:path draw:style-name="gr3" draw:text-style-name="P7" draw:layer="layout" svg:width="0.383cm" svg:height="0.342cm" svg:x="19.241cm" svg:y="10.33cm" svg:viewBox="0 0 384 343" svg:d="M68 33c0-17-16-33-35-33-17 0-33 16-33 33 0 19 16 35 33 35 19 0 35-15 35-35zM226 308c0-17-16-33-33-33-19 0-35 16-35 33 0 19 16 35 35 35 17 0 33-16 33-35zM384 33c0-17-14-33-33-33-18 0-34 16-34 33 0 19 16 35 34 35s33-15 33-35z">
            <text:p/>
          </draw:path>
          <draw:path draw:style-name="gr3" draw:text-style-name="P7" draw:layer="layout" svg:width="0.562cm" svg:height="1.406cm" svg:x="19.854cm" svg:y="9.763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0.667cm" svg:y="9.75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1.032cm" svg:y="9.719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251cm" svg:y="9.72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453cm" svg:y="9.91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1.833cm" svg:y="9.721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0.633cm" svg:y="10.453cm" svg:viewBox="0 0 1410 27" draw:points="706,27 0,27 0,0 1410,0 1410,27">
            <text:p/>
          </draw:polygon>
          <draw:path draw:style-name="gr3" draw:text-style-name="P7" draw:layer="layout" svg:width="0.316cm" svg:height="0.576cm" svg:x="20.756cm" svg:y="10.613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163cm" svg:y="10.584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365cm" svg:y="10.77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1.744cm" svg:y="10.584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144cm" svg:y="10.185cm" svg:viewBox="0 0 302 448" svg:d="M302 7c0-1 0-7-8-7-9 0-69 6-81 7-4 0-9 3-9 12 0 8 6 8 16 8 31 0 32 5 32 10l-3 13-37 150c-12-23-31-40-59-40-74 0-153 93-153 186 0 60 35 102 85 102 13 0 45-3 82-48 6 26 27 48 58 48 23 0 37-15 47-36 10-22 19-61 19-62 0-7-6-7-7-7-8 0-8 3-9 11-12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466cm" svg:y="10.34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3.021cm" svg:y="10.39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3.673cm" svg:y="10.18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3.846cm" svg:y="10.34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162cm" svg:y="10.338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544cm" svg:y="10.15cm" svg:viewBox="0 0 88 634" draw:points="88,634 88,609 26,609 26,26 88,26 88,0 0,0 0,634">
            <text:p/>
          </draw:polygon>
          <draw:path draw:style-name="gr3" draw:text-style-name="P7" draw:layer="layout" svg:width="0.316cm" svg:height="0.576cm" svg:x="24.678cm" svg:y="10.178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085cm" svg:y="10.1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47cm" svg:height="0.287cm" svg:x="25.294cm" svg:y="10.34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ath draw:style-name="gr3" draw:text-style-name="P7" draw:layer="layout" svg:width="0.147cm" svg:height="0.633cm" svg:x="25.579cm" svg:y="10.15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802cm" svg:y="10.15cm" svg:viewBox="0 0 88 634" draw:points="88,0 0,0 0,26 62,26 62,609 0,609 0,634 88,634">
            <text:p/>
          </draw:polygon>
          <draw:path draw:style-name="gr3" draw:text-style-name="P7" draw:layer="layout" svg:width="0.421cm" svg:height="0.422cm" svg:x="26.141cm" svg:y="10.25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763cm" svg:y="10.345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021cm" svg:y="9.707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26" smil:attributeName="visibility" smil:to="visible"/>
                  <anim:animate smil:dur="5s" smil:fill="hold" smil:targetElement="id226" smil:attributeName="x" smil:values="1+width/2;x" smil:keyTimes="0;1"/>
                  <anim:animate smil:dur="5s" smil:fill="hold" smil:targetElement="id22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7" smil:attributeName="visibility" smil:to="visible"/>
                  <anim:animate smil:dur="0.5s" smil:fill="hold" smil:targetElement="id227" smil:attributeName="width" smil:values="width*0.05;width" smil:keyTimes="0;1"/>
                  <anim:animate smil:dur="0.5s" smil:fill="hold" smil:targetElement="id227" smil:attributeName="height" smil:values="height;height" smil:keyTimes="0;1"/>
                  <anim:animate smil:dur="0.5s" smil:fill="hold" smil:targetElement="id227" smil:attributeName="x" smil:values="x-.2;x" smil:keyTimes="0;1"/>
                  <anim:animate smil:dur="0.5s" smil:fill="hold" smil:targetElement="id227" smil:attributeName="y" smil:values="y;y" smil:keyTimes="0;1"/>
                  <anim:transitionFilter smil:dur="0.5s" smil:targetElement="id2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8" smil:attributeName="visibility" smil:to="visible"/>
                  <anim:animate smil:dur="0.5s" smil:fill="hold" smil:targetElement="id228" smil:attributeName="width" smil:values="width*0.05;width" smil:keyTimes="0;1"/>
                  <anim:animate smil:dur="0.5s" smil:fill="hold" smil:targetElement="id228" smil:attributeName="height" smil:values="height;height" smil:keyTimes="0;1"/>
                  <anim:animate smil:dur="0.5s" smil:fill="hold" smil:targetElement="id228" smil:attributeName="x" smil:values="x-.2;x" smil:keyTimes="0;1"/>
                  <anim:animate smil:dur="0.5s" smil:fill="hold" smil:targetElement="id228" smil:attributeName="y" smil:values="y;y" smil:keyTimes="0;1"/>
                  <anim:transitionFilter smil:dur="0.5s" smil:targetElement="id2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9" smil:attributeName="visibility" smil:to="visible"/>
                  <anim:animate smil:dur="0.5s" smil:fill="hold" smil:targetElement="id229" smil:attributeName="width" smil:values="width*0.05;width" smil:keyTimes="0;1"/>
                  <anim:animate smil:dur="0.5s" smil:fill="hold" smil:targetElement="id229" smil:attributeName="height" smil:values="height;height" smil:keyTimes="0;1"/>
                  <anim:animate smil:dur="0.5s" smil:fill="hold" smil:targetElement="id229" smil:attributeName="x" smil:values="x-.2;x" smil:keyTimes="0;1"/>
                  <anim:animate smil:dur="0.5s" smil:fill="hold" smil:targetElement="id229" smil:attributeName="y" smil:values="y;y" smil:keyTimes="0;1"/>
                  <anim:transitionFilter smil:dur="0.5s" smil:targetElement="id2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31" smil:attributeName="visibility" smil:to="visible"/>
                  <anim:animate smil:dur="5s" smil:fill="hold" smil:targetElement="id231" smil:attributeName="x" smil:values="1+width/2;x" smil:keyTimes="0;1"/>
                  <anim:animate smil:dur="5s" smil:fill="hold" smil:targetElement="id23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2" smil:attributeName="visibility" smil:to="visible"/>
                  <anim:animate smil:dur="5s" smil:fill="hold" smil:targetElement="id232" smil:attributeName="x" smil:values="1+width/2;x" smil:keyTimes="0;1"/>
                  <anim:animate smil:dur="5s" smil:fill="hold" smil:targetElement="id23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3" smil:attributeName="visibility" smil:to="visible"/>
                  <anim:animate smil:dur="5s" smil:fill="hold" smil:targetElement="id233" smil:attributeName="x" smil:values="1+width/2;x" smil:keyTimes="0;1"/>
                  <anim:animate smil:dur="5s" smil:fill="hold" smil:targetElement="id23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7" draw:text-style-name="P15" draw:layer="layout" svg:width="26.4cm" svg:height="14.772cm" svg:x="0.8cm" svg:y="0.628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6"> <text:s text:c="13"/></text:span><text:span text:style-name="T19"><text:line-break/></text:span><text:span text:style-name="T20"> <text:s text:c="15"/></text:span></text:p>
          </draw:text-box>
        </draw:frame>
        <draw:g xml:id="id237" draw:id="id237">
          <svg:title>TexMaths</svg:title>
          <svg:desc>28§display§\text {I}§svg§600§FALSE§</svg:desc>
          <draw:polygon draw:style-name="gr2" draw:text-style-name="P6" draw:layer="layout" svg:width="0.229cm" svg:height="0.575cm" svg:x="5.632cm" svg:y="1.145cm" svg:viewBox="0 0 230 576" draw:points="116,576 0,576 0,0 230,0 230,576">
            <text:p/>
          </draw:polygon>
          <draw:path draw:style-name="gr3" draw:text-style-name="P7" draw:layer="layout" svg:width="0.301cm" svg:height="0.674cm" svg:x="5.61cm" svg:y="1.0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35" draw:id="id235">
          <svg:title>TexMaths</svg:title>
          <svg:desc>26§display§(3)§svg§600§FALSE§</svg:desc>
          <draw:polygon draw:style-name="gr2" draw:text-style-name="P6" draw:layer="layout" svg:width="0.986cm" svg:height="0.823cm" svg:x="2.311cm" svg:y="1.039cm" svg:viewBox="0 0 987 824" draw:points="494,824 0,824 0,0 987,0 987,824">
            <text:p/>
          </draw:polygon>
          <draw:path draw:style-name="gr3" draw:text-style-name="P7" draw:layer="layout" svg:width="0.213cm" svg:height="0.914cm" svg:x="2.355cm" svg:y="0.993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659cm" svg:y="1.07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3.132cm" svg:y="0.99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8" draw:id="id238">
          <svg:title>TexMaths</svg:title>
          <svg:desc>24§display§= \int \frac{1}{3 + 2 \tan x} \ dx§svg§600§FALSE§</svg:desc>
          <draw:polygon draw:style-name="gr2" draw:text-style-name="P6" draw:layer="layout" svg:width="7.015cm" svg:height="1.791cm" svg:x="6.414cm" svg:y="0.54cm" svg:viewBox="0 0 7016 1792" draw:points="3508,1792 0,1792 0,0 7016,0 7016,1792">
            <text:p/>
          </draw:polygon>
          <draw:path draw:style-name="gr3" draw:text-style-name="P7" draw:layer="layout" svg:width="0.562cm" svg:height="0.199cm" svg:x="6.42cm" svg:y="1.3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09cm" svg:y="0.498cm" svg:viewBox="0 0 751 1877" svg:d="M40 1839c27 0 43-20 43-41 0-29-22-42-41-42-21 0-42 13-42 42 0 44 42 79 94 79 129 0 177-198 236-442 66-267 121-538 167-809 31-178 62-347 91-457 9-42 38-150 72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279cm" svg:height="0.564cm" svg:x="10.139cm" svg:y="0.513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3.856cm" svg:height="0.036cm" svg:x="8.347cm" svg:y="1.418cm" svg:viewBox="0 0 3857 37" draw:points="1930,37 0,37 0,0 3857,0 3857,37">
            <text:p/>
          </draw:polygon>
          <draw:path draw:style-name="gr3" draw:text-style-name="P7" draw:layer="layout" svg:width="0.35cm" svg:height="0.581cm" svg:x="8.382cm" svg:y="1.664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9.004cm" svg:y="1.7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9.843cm" svg:y="1.6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64cm" svg:height="0.529cm" svg:x="10.379cm" svg:y="1.706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7" draw:layer="layout" svg:width="0.381cm" svg:height="0.389cm" svg:x="10.726cm" svg:y="1.849cm" svg:viewBox="0 0 382 390" svg:d="M246 315c4 35 27 69 67 69 17 0 69-11 69-80v-47h-21v47c0 49-21 55-31 55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7" draw:layer="layout" svg:width="0.425cm" svg:height="0.374cm" svg:x="11.139cm" svg:y="1.8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1.746cm" svg:y="1.8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2.62cm" svg:y="1.0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3.05cm" svg:y="1.2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36" draw:id="id236">
          <svg:title>TexMaths</svg:title>
          <svg:desc>26§display§\text {Let,}§svg§600§FALSE§</svg:desc>
          <draw:polygon draw:style-name="gr2" draw:text-style-name="P6" draw:layer="layout" svg:width="1.429cm" svg:height="0.711cm" svg:x="3.628cm" svg:y="1.14cm" svg:viewBox="0 0 1430 712" draw:points="714,712 0,712 0,0 1430,0 1430,712">
            <text:p/>
          </draw:polygon>
          <draw:path draw:style-name="gr3" draw:text-style-name="P7" draw:layer="layout" svg:width="0.503cm" svg:height="0.625cm" svg:x="3.611cm" svg:y="1.0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79cm" svg:y="1.3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7cm" svg:y="1.1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3cm" svg:y="1.6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39" draw:id="id239">
          <svg:title>TexMaths</svg:title>
          <svg:desc>24§display§= \int \frac{1}{3 + 2 \frac{\sin x}{\cos x}} \ dx§svg§600§FALSE§</svg:desc>
          <draw:polygon draw:style-name="gr2" draw:text-style-name="P6" draw:layer="layout" svg:width="6.636cm" svg:height="1.998cm" svg:x="13.915cm" svg:y="0.542cm" svg:viewBox="0 0 6637 1999" draw:points="3317,1999 0,1999 0,0 6637,0 6637,1999">
            <text:p/>
          </draw:polygon>
          <draw:path draw:style-name="gr3" draw:text-style-name="P7" draw:layer="layout" svg:width="0.562cm" svg:height="0.199cm" svg:x="13.921cm" svg:y="1.3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4.81cm" svg:y="0.5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279cm" svg:height="0.563cm" svg:x="17.451cm" svg:y="0.515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3.478cm" svg:height="0.035cm" svg:x="15.848cm" svg:y="1.42cm" svg:viewBox="0 0 3479 36" draw:points="1739,36 0,36 0,0 3479,0 3479,36">
            <text:p/>
          </draw:polygon>
          <draw:path draw:style-name="gr3" draw:text-style-name="P7" draw:layer="layout" svg:width="0.35cm" svg:height="0.581cm" svg:x="15.883cm" svg:y="1.723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562cm" svg:height="0.563cm" svg:x="16.505cm" svg:y="1.792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7" draw:layer="layout" svg:width="0.337cm" svg:height="0.563cm" svg:x="17.344cm" svg:y="1.723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214cm" svg:height="0.27cm" svg:x="17.887cm" svg:y="1.688cm" svg:viewBox="0 0 215 271" svg:d="M200 15c0-9 0-15-10-15-2 0-4 0-11 8 0 0-8 5-10 7-19-11-42-15-63-15-85 0-106 44-106 75 0 19 8 34 23 46 23 19 44 23 83 29 28 6 76 13 76 54 0 23-15 51-73 51-57 0-78-38-88-78-2-8-2-10-11-10-10 0-10 4-10 15v73c0 10 0 16 8 16 5 0 17-12 28-25 27 25 60 25 73 25 77 0 106-41 106-83 0-23-10-40-25-56-23-21-50-24-71-28-48-8-86-16-86-48 0-18 15-43 73-43 69 0 73 50 73 68 0 5 7 5 9 5 12 0 12-3 12-15z">
            <text:p/>
          </draw:path>
          <draw:path draw:style-name="gr3" draw:text-style-name="P7" draw:layer="layout" svg:width="0.13cm" svg:height="0.398cm" svg:x="18.16cm" svg:y="1.554cm" svg:viewBox="0 0 131 399" svg:d="M92 35c0-18-13-35-34-35-18 0-35 13-35 35 0 21 19 34 35 34 19 0 34-15 34-34zM2 144v23c38 0 42 2 42 33v153c0 25-6 25-44 25v21c2 0 42-2 67-2 21 0 42 0 64 2v-21c-35 0-41 0-41-25v-215z">
            <text:p/>
          </draw:path>
          <draw:path draw:style-name="gr3" draw:text-style-name="P7" draw:layer="layout" svg:width="0.318cm" svg:height="0.262cm" svg:x="18.35cm" svg:y="1.692cm" svg:viewBox="0 0 319 263" svg:d="M275 83c0-52-27-83-91-83-48 0-80 27-96 58h-2v-58l-86 6v23c40 0 44 4 44 32v154c0 25-6 25-44 25v23c2 0 42-4 67-4 23 0 64 2 69 4v-23c-38 0-44 0-44-25v-107c0-62 48-91 88-91 41 0 47 33 47 64v134c0 25-6 25-45 25v23c2 0 43-4 68-4 23 0 63 2 69 4v-23c-39 0-44 0-44-25z">
            <text:p/>
          </draw:path>
          <draw:path draw:style-name="gr3" draw:text-style-name="P7" draw:layer="layout" svg:width="0.318cm" svg:height="0.268cm" svg:x="18.834cm" svg:y="1.692cm" svg:viewBox="0 0 319 269" svg:d="M119 200c-6 19-25 51-56 51-2 0-19 0-32-7 25-8 27-29 27-33 0-13-10-23-23-23-18 0-35 16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7" draw:layer="layout" svg:width="1.402cm" svg:height="0.035cm" svg:x="17.824cm" svg:y="2.057cm" svg:viewBox="0 0 1403 36" draw:points="701,36 0,36 0,0 1403,0 1403,36">
            <text:p/>
          </draw:polygon>
          <draw:path draw:style-name="gr3" draw:text-style-name="P7" draw:layer="layout" svg:width="0.25cm" svg:height="0.27cm" svg:x="17.851cm" svg:y="2.312cm" svg:viewBox="0 0 251 271" svg:d="M203 29c-9 4-15 13-15 25 0 17 12 29 27 29 17 0 29-12 29-29 0-54-83-54-100-54-88 0-144 69-144 136 0 75 63 135 142 135 88 0 109-69 109-77s-7-8-9-8c-10 0-10 2-12 12-13 36-46 53-82 53-40 0-94-28-94-115 0-75 36-117 92-117 8 0 36 0 57 10z">
            <text:p/>
          </draw:path>
          <draw:path draw:style-name="gr3" draw:text-style-name="P7" draw:layer="layout" svg:width="0.291cm" svg:height="0.27cm" svg:x="18.146cm" svg:y="2.312cm" svg:viewBox="0 0 292 271" svg:d="M292 138c0-75-64-138-146-138-83 0-146 63-146 138s65 133 146 133 146-58 146-133zM146 251c-23 0-54-5-75-36-15-23-17-54-17-83 0-24 0-59 21-86 15-17 40-29 71-29 34 0 59 16 73 35 17 23 17 54 17 80 0 29 0 62-17 85s-44 34-73 34z">
            <text:p/>
          </draw:path>
          <draw:path draw:style-name="gr3" draw:text-style-name="P7" draw:layer="layout" svg:width="0.214cm" svg:height="0.27cm" svg:x="18.486cm" svg:y="2.312cm" svg:viewBox="0 0 215 271" svg:d="M200 15c0-9 0-15-10-15-2 0-4 0-11 8-2 0-8 5-10 7-19-11-42-15-63-15-85 0-106 44-106 75 0 19 8 34 23 46 23 19 44 23 83 29 28 6 76 13 76 54 0 23-15 51-73 51-57 0-78-38-88-78-2-8-2-10-11-10-10 0-10 4-10 15v73c0 10 0 16 8 16 5 0 17-12 28-25 27 25 60 25 73 25 77 0 106-41 106-83 0-23-10-40-25-56-23-21-50-24-71-28-48-8-86-16-86-48 0-18 15-43 73-43 69 0 71 50 73 68 0 5 7 5 9 5 12 0 12-3 12-15z">
            <text:p/>
          </draw:path>
          <draw:path draw:style-name="gr3" draw:text-style-name="P7" draw:layer="layout" svg:width="0.318cm" svg:height="0.268cm" svg:x="18.87cm" svg:y="2.314cm" svg:viewBox="0 0 319 269" svg:d="M119 200c-6 19-25 51-56 51-2 0-19 0-32-7 25-8 27-29 27-33 0-13-10-23-23-23-18 0-35 16-35 37 0 30 33 44 61 44 29 0 52-18 68-42 15 30 48 42 71 42 69 0 103-75 103-92 0-8-7-8-9-8-8 0-8 4-10 11-13 41-50 71-82 71-23 0-37-15-37-38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6cm" svg:x="19.742cm" svg:y="1.063cm" svg:viewBox="0 0 403 597" svg:d="M403 10c0-2 0-10-11-10-12 0-93 8-108 10-6 0-11 3-11 15 0 11 7 11 21 11 40 0 42 6 42 14l-2 17-52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20.172cm" svg:y="1.27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6 112-113 112-33 0-46-27-46-56 0-19 6-36 15-75z">
            <text:p/>
          </draw:path>
        </draw:g>
        <draw:g xml:id="id240" draw:id="id240">
          <svg:title>TexMaths</svg:title>
          <svg:desc>24§display§= \int \frac{\cos x}{2\sin x + 3 \cos x} \ dx§svg§600§FALSE§</svg:desc>
          <draw:polygon draw:style-name="gr2" draw:text-style-name="P6" draw:layer="layout" svg:width="8.724cm" svg:height="1.791cm" svg:x="6.415cm" svg:y="2.742cm" svg:viewBox="0 0 8725 1792" draw:points="4362,1792 0,1792 0,0 8725,0 8725,1792">
            <text:p/>
          </draw:polygon>
          <draw:path draw:style-name="gr3" draw:text-style-name="P7" draw:layer="layout" svg:width="0.562cm" svg:height="0.199cm" svg:x="6.421cm" svg:y="3.5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31cm" svg:y="2.7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22cm" svg:height="0.389cm" svg:x="10.284cm" svg:y="2.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0.654cm" svg:y="2.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11.081cm" svg:y="2.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1.549cm" svg:y="2.90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olygon draw:style-name="gr3" draw:text-style-name="P7" draw:layer="layout" svg:width="5.567cm" svg:height="0.036cm" svg:x="8.349cm" svg:y="3.62cm" svg:viewBox="0 0 5568 37" draw:points="2784,37 0,37 0,0 5568,0 5568,37">
            <text:p/>
          </draw:polygon>
          <draw:path draw:style-name="gr3" draw:text-style-name="P7" draw:layer="layout" svg:width="0.337cm" svg:height="0.564cm" svg:x="8.391cm" svg:y="3.866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8.938cm" svg:y="4.0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9.272cm" svg:y="3.8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9.504cm" svg:y="4.05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0.111cm" svg:y="4.0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10.804cm" svg:y="3.93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1.636cm" svg:y="3.866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2.191cm" svg:y="4.051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2.561cm" svg:y="4.051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2.987cm" svg:y="4.051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3.458cm" svg:y="4.05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4.331cm" svg:y="3.263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4.76cm" svg:y="3.47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43" draw:id="id243">
          <svg:title>TexMaths</svg:title>
          <svg:desc>18§display§Nr = A(Dr) + B\frac{d}{dx}(Dr)§svg§600§FALSE§</svg:desc>
          <draw:polygon draw:style-name="gr2" draw:text-style-name="P6" draw:layer="layout" svg:width="6.872cm" svg:height="1.244cm" svg:x="20.217cm" svg:y="3.128cm" svg:viewBox="0 0 6873 1245" draw:points="3437,1245 0,1245 0,0 6873,0 6873,1245">
            <text:p/>
          </draw:polygon>
          <draw:path draw:style-name="gr3" draw:text-style-name="P7" draw:layer="layout" svg:width="0.533cm" svg:height="0.432cm" svg:x="20.21cm" svg:y="3.5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782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1.277cm" svg:y="3.7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931cm" svg:y="3.5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2.446cm" svg:y="3.4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2.655cm" svg:y="3.5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3.189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3.51cm" svg:y="3.4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896cm" svg:y="3.5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4.52cm" svg:y="3.5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5.287cm" svg:y="3.0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5.082cm" svg:y="3.791cm" svg:viewBox="0 0 693 27" draw:points="346,27 0,27 0,0 693,0 693,27">
            <text:p/>
          </draw:polygon>
          <draw:path draw:style-name="gr3" draw:text-style-name="P7" draw:layer="layout" svg:width="0.301cm" svg:height="0.447cm" svg:x="25.106cm" svg:y="3.9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5.429cm" svg:y="4.1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91cm" svg:y="3.4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6.118cm" svg:y="3.5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6.654cm" svg:y="3.6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974cm" svg:y="3.4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242" draw:id="id242">
          <svg:title>TexMaths</svg:title>
          <svg:desc>22§display§\text {Remember}§svg§600§FALSE§</svg:desc>
          <draw:polygon draw:style-name="gr2" draw:text-style-name="P6" draw:layer="layout" svg:width="3.523cm" svg:height="0.477cm" svg:x="21.726cm" svg:y="2.539cm" svg:viewBox="0 0 3524 478" draw:points="1762,478 0,478 0,0 3524,0 3524,478">
            <text:p/>
          </draw:polygon>
          <draw:path draw:style-name="gr3" draw:text-style-name="P7" draw:layer="layout" svg:width="0.539cm" svg:height="0.547cm" svg:x="21.714cm" svg:y="2.5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2.279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626cm" svg:y="2.6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3.267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3.613cm" svg:y="2.6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4.233cm" svg:y="2.5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4.684cm" svg:y="2.6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5.029cm" svg:y="2.6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7" draw:text-style-name="P12" xml:id="id241" draw:id="id241" draw:layer="layout" svg:width="7.3cm" svg:height="2.591cm" svg:x="20cm" svg:y="2.209cm">
          <text:p/>
          <draw:enhanced-geometry svg:viewBox="0 0 21600 21600" draw:type="rectangle" draw:enhanced-path="M 0 0 L 21600 0 21600 21600 0 21600 0 0 Z N"/>
        </draw:custom-shape>
        <draw:g xml:id="id244" draw:id="id244">
          <svg:title>TexMaths</svg:title>
          <svg:desc>22§display§\cos x = A(2\sin x + 3 \cos x) + B\frac{d}{dx}(2\sin x + 3 \cos x)§svg§600§FALSE§</svg:desc>
          <draw:polygon draw:style-name="gr2" draw:text-style-name="P6" draw:layer="layout" svg:width="17.069cm" svg:height="1.522cm" svg:x="3.524cm" svg:y="4.836cm" svg:viewBox="0 0 17070 1523" draw:points="8536,1523 0,1523 0,0 17070,0 17070,1523">
            <text:p/>
          </draw:polygon>
          <draw:path draw:style-name="gr3" draw:text-style-name="P7" draw:layer="layout" svg:width="0.295cm" svg:height="0.356cm" svg:x="3.512cm" svg:y="5.5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3.852cm" svg:y="5.5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241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672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349cm" svg:y="5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6.15cm" svg:y="5.304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18cm" svg:height="0.774cm" svg:x="6.779cm" svg:y="5.2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043cm" svg:y="5.3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7.544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849cm" svg:y="5.3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063cm" svg:y="5.5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62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9.253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017cm" svg:y="5.3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0.526cm" svg:y="5.5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0.865cm" svg:y="5.5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254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685cm" svg:y="5.5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2.15cm" svg:y="5.2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2.622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3.384cm" svg:y="5.3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3" draw:text-style-name="P7" draw:layer="layout" svg:width="0.369cm" svg:height="0.546cm" svg:x="14.32cm" svg:y="4.797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4.068cm" svg:y="5.647cm" svg:viewBox="0 0 847 33" draw:points="422,33 0,33 0,0 847,0 847,33">
            <text:p/>
          </draw:polygon>
          <draw:path draw:style-name="gr3" draw:text-style-name="P7" draw:layer="layout" svg:width="0.369cm" svg:height="0.546cm" svg:x="14.1cm" svg:y="5.852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494cm" svg:y="6.0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5.082cm" svg:y="5.27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5.346cm" svg:y="5.34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15.848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152cm" svg:y="5.33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367cm" svg:y="5.5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923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7.557cm" svg:y="5.4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8.321cm" svg:y="5.343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5cm" svg:height="0.356cm" svg:x="18.829cm" svg:y="5.51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9.169cm" svg:y="5.51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558cm" svg:y="5.5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9.989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20.454cm" svg:y="5.27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245" draw:id="id245">
          <svg:title>TexMaths</svg:title>
          <svg:desc>22§display§\cos x = A(2\sin x + 3 \cos x) + B(2\cos x - 3 \sin x)§svg§600§FALSE§</svg:desc>
          <draw:polygon draw:style-name="gr2" draw:text-style-name="P6" draw:layer="layout" svg:width="16.039cm" svg:height="0.696cm" svg:x="3.425cm" svg:y="6.736cm" svg:viewBox="0 0 16040 697" draw:points="8020,697 0,697 0,0 16040,0 16040,697">
            <text:p/>
          </draw:polygon>
          <draw:path draw:style-name="gr3" draw:text-style-name="P7" draw:layer="layout" svg:width="0.295cm" svg:height="0.356cm" svg:x="3.413cm" svg:y="6.9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3.753cm" svg:y="6.9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2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4.573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25cm" svg:y="6.9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cm" svg:height="0.555cm" svg:x="6.051cm" svg:y="6.723cm" svg:viewBox="0 0 531 556" svg:d="M111 466c-30 51-60 63-95 65-9 0-16 0-16 16 0 4 4 9 11 9 21 0 44-4 66-4 25 0 53 4 78 4 3 0 14 0 14-16 0-9-7-9-12-9-18-2-37-9-37-28 0-9 5-17 10-28l60-99h195c0 16 13 122 13 129 0 24-41 26-57 26-10 0-19 0-19 16 0 9 11 9 12 9 32 0 66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18cm" svg:height="0.773cm" svg:x="6.679cm" svg:y="6.6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6.943cm" svg:y="6.7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44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749cm" svg:y="6.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964cm" svg:y="6.9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8.52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154cm" svg:y="6.8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9.918cm" svg:y="6.76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5cm" svg:height="0.356cm" svg:x="10.426cm" svg:y="6.9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766cm" svg:y="6.9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15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586cm" svg:y="6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051cm" svg:y="6.6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2.522cm" svg:y="6.8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3.284cm" svg:y="6.7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3.953cm" svg:y="6.6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215cm" svg:y="6.7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0.356cm" svg:x="14.719cm" svg:y="6.93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058cm" svg:y="6.9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5.449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5.88cm" svg:y="6.9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35cm" svg:y="7.0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276cm" svg:y="6.76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54cm" svg:height="0.356cm" svg:x="17.785cm" svg:y="6.9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089cm" svg:y="6.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304cm" svg:y="6.9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8.86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9.323cm" svg:y="6.6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47" draw:id="id247">
          <svg:title>TexMaths</svg:title>
          <svg:desc>22§display§\cos x = 2A \sin x + 3A \cos x +  2B \cos x - 3B \sin x§svg§600§FALSE§</svg:desc>
          <draw:polygon draw:style-name="gr2" draw:text-style-name="P6" draw:layer="layout" svg:width="16.085cm" svg:height="0.542cm" svg:x="3.426cm" svg:y="7.836cm" svg:viewBox="0 0 16086 543" draw:points="8043,543 0,543 0,0 16086,0 16086,543">
            <text:p/>
          </draw:polygon>
          <draw:path draw:style-name="gr3" draw:text-style-name="P7" draw:layer="layout" svg:width="0.295cm" svg:height="0.357cm" svg:x="3.414cm" svg:y="8.005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3.754cm" svg:y="8.00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4.143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574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182cm" svg:x="5.251cm" svg:y="8.0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063cm" svg:y="7.8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6.438cm" svg:y="7.797cm" svg:viewBox="0 0 532 557" svg:d="M111 467c-30 51-60 63-95 65-9 0-16 0-16 16 0 3 4 9 11 9 21 0 44-4 66-4 25 0 53 4 78 4 3 0 14 0 14-16 0-9-7-9-12-9-18-2-37-9-37-28 0-9 5-18 12-28l58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254cm" svg:height="0.357cm" svg:x="7.145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7.45cm" svg:y="7.8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7.664cm" svg:y="8.0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22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515cm" svg:height="0.517cm" svg:x="8.856cm" svg:y="7.8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9.618cm" svg:y="7.836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31cm" svg:height="0.556cm" svg:x="9.998cm" svg:y="7.797cm" svg:viewBox="0 0 532 557" svg:d="M111 467c-30 51-60 63-95 65-9 0-16 0-16 16 0 3 4 9 11 9 21 0 44-4 66-4 25 0 53 4 78 4 3 0 14 0 14-16 0-9-7-9-12-9-18-2-37-9-37-28 0-9 5-18 12-28l58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295cm" svg:height="0.357cm" svg:x="10.707cm" svg:y="8.005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1.045cm" svg:y="8.005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7cm" svg:x="11.436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867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2.501cm" svg:y="7.8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27cm" svg:y="7.8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29cm" svg:x="13.65cm" svg:y="7.822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95cm" svg:height="0.357cm" svg:x="14.398cm" svg:y="8.005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344cm" svg:height="0.357cm" svg:x="14.738cm" svg:y="8.005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54cm" svg:height="0.357cm" svg:x="15.128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558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472cm" svg:height="0.032cm" svg:x="16.214cm" svg:y="8.1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6.955cm" svg:y="7.836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553cm" svg:height="0.529cm" svg:x="17.342cm" svg:y="7.822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99c68 0 86 45 86 79 0 69-67 143-162 143zM174 506c-10 0-12 0-17 0-7 0-11-2-11-8 0-3 0-5 4-19l54-217h146c74 0 90 59 90 92 0 78-69 152-160 152z">
            <text:p/>
          </draw:path>
          <draw:path draw:style-name="gr3" draw:text-style-name="P7" draw:layer="layout" svg:width="0.254cm" svg:height="0.357cm" svg:x="18.088cm" svg:y="8.005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8.395cm" svg:y="7.834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8.608cm" svg:y="8.00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164cm" svg:y="8.00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</draw:g>
        <draw:g xml:id="id248" draw:id="id248">
          <svg:title>TexMaths</svg:title>
          <svg:desc>22§display§\cos x = ( 2A - 3B ) \sin x + ( 3A +  2B ) \cos x§svg§600§FALSE§</svg:desc>
          <draw:polygon draw:style-name="gr2" draw:text-style-name="P6" draw:layer="layout" svg:width="13.905cm" svg:height="0.696cm" svg:x="3.429cm" svg:y="8.936cm" svg:viewBox="0 0 13906 697" draw:points="6952,697 0,697 0,0 13906,0 13906,697">
            <text:p/>
          </draw:polygon>
          <draw:path draw:style-name="gr3" draw:text-style-name="P7" draw:layer="layout" svg:width="0.295cm" svg:height="0.356cm" svg:x="3.417cm" svg:y="9.1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3.757cm" svg:y="9.1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6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4.577cm" svg:y="9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254cm" svg:y="9.1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105cm" svg:y="8.8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6.367cm" svg:y="8.9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31cm" svg:height="0.555cm" svg:x="6.742cm" svg:y="8.923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472cm" svg:height="0.032cm" svg:x="7.53cm" svg:y="9.26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8.273cm" svg:y="8.962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53cm" svg:height="0.528cm" svg:x="8.658cm" svg:y="8.9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4 0 90 58 90 92 0 77-69 151-160 151z">
            <text:p/>
          </draw:path>
          <draw:path draw:style-name="gr3" draw:text-style-name="P7" draw:layer="layout" svg:width="0.18cm" svg:height="0.773cm" svg:x="9.295cm" svg:y="8.8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54cm" svg:height="0.356cm" svg:x="9.707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012cm" svg:y="8.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227cm" svg:y="9.13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783cm" svg:y="9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1.416cm" svg:y="9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222cm" svg:y="8.8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2.479cm" svg:y="8.962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531cm" svg:height="0.555cm" svg:x="12.861cm" svg:y="8.923cm" svg:viewBox="0 0 532 556" svg:d="M111 466c-30 51-60 63-95 65-9 0-16 0-16 16 0 4 4 9 11 9 21 0 44-4 66-4 25 0 53 4 78 4 3 0 14 0 14-16 0-9-7-9-12-9-18-2-37-9-37-28 0-9 5-17 12-28l58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515cm" svg:height="0.516cm" svg:x="13.629cm" svg:y="9.0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4.398cm" svg:y="8.9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53cm" svg:height="0.528cm" svg:x="14.778cm" svg:y="8.948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5.415cm" svg:y="8.89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5cm" svg:height="0.356cm" svg:x="15.827cm" svg:y="9.1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165cm" svg:y="9.13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556cm" svg:y="9.13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6.987cm" svg:y="9.1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46" draw:id="id246">
          <svg:title>TexMaths</svg:title>
          <svg:desc>22§display§.\ .\ . \ \text {(1)}§svg§600§FALSE§</svg:desc>
          <draw:polygon draw:style-name="gr2" draw:text-style-name="P6" draw:layer="layout" svg:width="2.252cm" svg:height="0.696cm" svg:x="20.613cm" svg:y="6.738cm" svg:viewBox="0 0 2253 697" draw:points="1127,697 0,697 0,0 2253,0 2253,697">
            <text:p/>
          </draw:polygon>
          <draw:path draw:style-name="gr3" draw:text-style-name="P7" draw:layer="layout" svg:width="0.083cm" svg:height="0.083cm" svg:x="20.641cm" svg:y="7.1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113cm" svg:y="7.1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586cm" svg:y="7.1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2.069cm" svg:y="6.6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22.361cm" svg:y="6.7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724cm" svg:y="6.6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49" draw:id="id249">
          <svg:title>TexMaths</svg:title>
          <svg:desc>24§display§\therefore§svg§600§FALSE§</svg:desc>
          <draw:polygon draw:style-name="gr2" draw:text-style-name="P6" draw:layer="layout" svg:width="0.453cm" svg:height="0.371cm" svg:x="3.605cm" svg:y="10.119cm" svg:viewBox="0 0 454 372" draw:points="227,372 0,372 0,0 454,0 454,372">
            <text:p/>
          </draw:polygon>
          <draw:path draw:style-name="gr3" draw:text-style-name="P7" draw:layer="layout" svg:width="0.513cm" svg:height="0.455cm" svg:x="3.588cm" svg:y="10.07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50" draw:id="id250">
          <svg:title>TexMaths</svg:title>
          <svg:desc>20§display§2A - 3B = 0§svg§600§FALSE§</svg:desc>
          <draw:polygon draw:style-name="gr2" draw:text-style-name="P6" draw:layer="layout" svg:width="3.848cm" svg:height="0.449cm" svg:x="4.619cm" svg:y="10.035cm" svg:viewBox="0 0 3849 450" draw:points="1924,450 0,450 0,0 3849,0 3849,450">
            <text:p/>
          </draw:polygon>
          <draw:path draw:style-name="gr3" draw:text-style-name="P7" draw:layer="layout" svg:width="0.281cm" svg:height="0.469cm" svg:x="4.619cm" svg:y="10.0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82cm" svg:height="0.505cm" svg:x="4.96cm" svg:y="10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29cm" svg:height="0.029cm" svg:x="5.676cm" svg:y="10.314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351cm" svg:y="10.035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503cm" svg:height="0.481cm" svg:x="6.702cm" svg:y="10.022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8 0 82 53 82 84 0 70-62 137-146 137z">
            <text:p/>
          </draw:path>
          <draw:path draw:style-name="gr3" draw:text-style-name="P7" draw:layer="layout" svg:width="0.468cm" svg:height="0.165cm" svg:x="7.476cm" svg:y="10.24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205cm" svg:y="10.03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g xml:id="id251" draw:id="id251">
          <svg:title>TexMaths</svg:title>
          <svg:desc>20§display§.\ .\ . \ \text {(2)}§svg§600§FALSE§</svg:desc>
          <draw:polygon draw:style-name="gr2" draw:text-style-name="P6" draw:layer="layout" svg:width="2.048cm" svg:height="0.633cm" svg:x="9.815cm" svg:y="9.936cm" svg:viewBox="0 0 2049 634" draw:points="1024,634 0,634 0,0 2049,0 2049,634">
            <text:p/>
          </draw:polygon>
          <draw:path draw:style-name="gr3" draw:text-style-name="P7" draw:layer="layout" svg:width="0.076cm" svg:height="0.076cm" svg:x="9.841cm" svg:y="10.35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0.27cm" svg:y="10.354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0.7cm" svg:y="10.354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11.139cm" svg:y="9.90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1.377cm" svg:y="9.96cm" svg:viewBox="0 0 282 470" svg:d="M54 416l76-74c110-97 152-134 152-204 0-82-63-138-149-138-80 0-133 66-133 128 0 38 35 38 37 38 13 0 37-8 37-36 0-18-13-37-37-37-7 0-7 0-10 1 16-46 55-72 96-72 64 0 95 56 95 116 0 56-36 112-74 155l-136 150c-8 8-8 10-8 27h263l19-123h-18c-3 21-8 53-14 63-7 6-53 6-68 6z">
            <text:p/>
          </draw:path>
          <draw:path draw:style-name="gr3" draw:text-style-name="P7" draw:layer="layout" svg:width="0.164cm" svg:height="0.703cm" svg:x="11.734cm" svg:y="9.90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52" draw:id="id252">
          <svg:title>TexMaths</svg:title>
          <svg:desc>20§display§3A + 2B =  1§svg§600§FALSE§</svg:desc>
          <draw:polygon draw:style-name="gr2" draw:text-style-name="P6" draw:layer="layout" svg:width="3.819cm" svg:height="0.493cm" svg:x="13.325cm" svg:y="10.035cm" svg:viewBox="0 0 3820 494" draw:points="1910,494 0,494 0,0 3820,0 3820,494">
            <text:p/>
          </draw:polygon>
          <draw:path draw:style-name="gr3" draw:text-style-name="P7" draw:layer="layout" svg:width="0.292cm" svg:height="0.484cm" svg:x="13.319cm" svg:y="10.035cm" svg:viewBox="0 0 293 485" svg:d="M176 221c58-18 98-67 98-123 0-58-61-98-130-98-72 0-125 42-125 96 0 23 16 37 35 37 23 0 37-16 37-37 0-35-33-35-43-35 21-34 67-43 93-43 29 0 69 16 69 78 0 10-2 50-21 82-21 33-45 35-63 37-4 0-22 1-27 1-6 0-11 2-11 8 0 8 5 8 18 8h30c58 0 85 48 85 117 0 96-50 117-80 117-31 0-83-13-109-54 26 5 46-11 46-39 0-25-17-40-38-40-18 0-40 11-40 42 0 64 66 110 142 110 87 0 151-64 151-136 0-57-45-112-117-128z">
            <text:p/>
          </draw:path>
          <draw:path draw:style-name="gr3" draw:text-style-name="P7" draw:layer="layout" svg:width="0.482cm" svg:height="0.505cm" svg:x="13.666cm" svg:y="10cm" svg:viewBox="0 0 483 506" svg:d="M101 425c-27 46-55 57-87 59-8 0-14 0-14 14 0 4 3 8 10 8 19 0 40-3 60-3 23 0 48 3 71 3 3 0 13 0 13-14 0-8-7-8-12-8-16-2-33-8-33-26 0-8 5-16 9-25l55-90h177c2 14 12 110 12 117 0 22-37 24-52 24-9 0-17 0-17 14 0 8 9 8 11 8 29 0 59-3 88-3 18 0 61 3 78 3 5 0 13 0 13-14 0-8-6-8-16-8-43 0-43-5-45-26l-43-440c-1-15-1-18-14-18-11 0-13 5-18 11zM186 320l139-232 22 232z">
            <text:p/>
          </draw:path>
          <draw:path draw:style-name="gr3" draw:text-style-name="P7" draw:layer="layout" svg:width="0.468cm" svg:height="0.47cm" svg:x="14.364cm" svg:y="10.093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281cm" svg:height="0.47cm" svg:x="15.063cm" svg:y="10.035cm" svg:viewBox="0 0 282 471" svg:d="M54 417l76-74c110-98 152-135 152-205 0-82-63-138-149-138-80 0-133 66-133 128 0 39 35 39 37 39 13 0 37-8 37-37 0-18-13-37-37-37-7 0-7 0-10 2 16-47 55-73 96-73 64 0 95 57 95 116 0 56-36 112-74 155l-136 151c-8 8-8 9-8 27h262l20-123h-18c-3 21-8 53-14 62-7 7-53 7-68 7z">
            <text:p/>
          </draw:path>
          <draw:path draw:style-name="gr3" draw:text-style-name="P7" draw:layer="layout" svg:width="0.503cm" svg:height="0.481cm" svg:x="15.408cm" svg:y="10.022cm" svg:viewBox="0 0 504 482" svg:d="M83 428c-6 27-8 32-64 32-13 0-19 0-19 14 0 8 6 8 19 8h251c112 0 196-83 196-152 0-51-42-91-109-99 72-15 147-66 147-133 0-53-46-98-131-98h-237c-14 0-21 0-21 14 0 8 7 8 19 8 2 0 15 0 28 2 12 0 19 2 19 11 0 2-2 5-3 13zM190 224l44-176c6-24 8-26 38-26h91c61 0 77 42 77 73 0 62-61 129-147 129zM158 460c-9 0-11 0-16 0-6 0-9-2-9-7 0-3 0-4 5-17l48-197h132c68 0 82 53 82 83 0 71-62 138-146 138z">
            <text:p/>
          </draw:path>
          <draw:path draw:style-name="gr3" draw:text-style-name="P7" draw:layer="layout" svg:width="0.468cm" svg:height="0.166cm" svg:x="16.183cm" svg:y="10.24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33cm" svg:height="0.47cm" svg:x="16.947cm" svg:y="10.035cm" svg:viewBox="0 0 234 471" svg:d="M146 18c0-16 0-18-18-18-43 45-106 45-128 45v22c14 0 56 0 93-19v367c0 26-2 34-66 34h-22v22c24-3 86-3 113-3 29 0 90 0 116 3v-22h-23c-64 0-65-8-65-34z">
            <text:p/>
          </draw:path>
        </draw:g>
        <draw:g xml:id="id253" draw:id="id253">
          <svg:title>TexMaths</svg:title>
          <svg:desc>20§display§.\ .\ . \ \text {(3)}§svg§600§FALSE§</svg:desc>
          <draw:polygon draw:style-name="gr2" draw:text-style-name="P6" draw:layer="layout" svg:width="2.048cm" svg:height="0.633cm" svg:x="20.515cm" svg:y="9.937cm" svg:viewBox="0 0 2049 634" draw:points="1024,634 0,634 0,0 2049,0 2049,634">
            <text:p/>
          </draw:polygon>
          <draw:path draw:style-name="gr3" draw:text-style-name="P7" draw:layer="layout" svg:width="0.076cm" svg:height="0.076cm" svg:x="20.541cm" svg:y="10.3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20.97cm" svg:y="10.3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21.4cm" svg:y="10.355cm" svg:viewBox="0 0 77 77" svg:d="M77 38c0-20-18-38-39-38-20 0-38 18-38 38 0 21 18 39 38 39 21 0 39-18 39-39z">
            <text:p/>
          </draw:path>
          <draw:path draw:style-name="gr3" draw:text-style-name="P7" draw:layer="layout" svg:width="0.164cm" svg:height="0.703cm" svg:x="21.839cm" svg:y="9.90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92cm" svg:height="0.484cm" svg:x="22.072cm" svg:y="9.961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2.434cm" svg:y="9.902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254" draw:id="id254">
          <svg:title>TexMaths</svg:title>
          <svg:desc>22§display§\text {Eqn.(2)} \times \text {2} + \text {Eqn.(3)} \times \text {3}§svg§600§FALSE§</svg:desc>
          <draw:polygon draw:style-name="gr2" draw:text-style-name="P6" draw:layer="layout" svg:width="8.632cm" svg:height="0.696cm" svg:x="3.731cm" svg:y="10.94cm" svg:viewBox="0 0 8633 697" draw:points="4316,697 0,697 0,0 8633,0 8633,697">
            <text:p/>
          </draw:polygon>
          <draw:path draw:style-name="gr3" draw:text-style-name="P7" draw:layer="layout" svg:width="0.48cm" svg:height="0.527cm" svg:x="3.717cm" svg:y="10.956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4.245cm" svg:y="11.138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39cm" svg:height="0.342cm" svg:x="4.652cm" svg:y="11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5.123cm" svg:y="11.3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347cm" svg:y="10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611cm" svg:y="10.9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002cm" svg:y="10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6.545cm" svg:y="11.102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09cm" svg:height="0.516cm" svg:x="7.242cm" svg:y="10.9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7.806cm" svg:y="11.0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8.561cm" svg:y="10.956cm" svg:viewBox="0 0 481 528" svg:d="M79 466c0 28 0 37-60 37h-19v25h447l34-201h-20c-19 120-37 176-171 176h-103c-36 0-37-5-37-32v-205h68c76 0 85 24 85 89h19v-204h-19c0 65-9 90-85 90h-68v-186c0-25 1-30 37-30h100c120 0 139 42 153 149h19l-22-174h-437v25h19c60 0 60 8 60 35z">
            <text:p/>
          </draw:path>
          <draw:path draw:style-name="gr3" draw:text-style-name="P7" draw:layer="layout" svg:width="0.383cm" svg:height="0.492cm" svg:x="9.089cm" svg:y="11.138cm" svg:viewBox="0 0 384 493" svg:d="M269 296v138c0 36-9 36-61 36v23c26 0 67-2 88-2s60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39cm" svg:height="0.342cm" svg:x="9.495cm" svg:y="11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83cm" svg:height="0.083cm" svg:x="9.967cm" svg:y="11.3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0.191cm" svg:y="10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0.448cm" svg:y="10.966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0.845cm" svg:y="10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74cm" svg:height="0.374cm" svg:x="11.387cm" svg:y="11.102cm" svg:viewBox="0 0 375 375" svg:d="M188 165l-155-154c-10-9-12-11-17-11-9 0-16 7-16 16 0 5 2 7 11 16l154 154-154 157c-9 9-11 11-11 16 0 9 7 16 16 16 5 0 7-2 17-11l154-155 161 160c2 2 8 6 11 6 11 0 16-7 16-16 0-2 0-5-2-9-2-2-125-123-164-164l143-140c4-6 16-16 19-20 0-1 4-5 4-10 0-9-5-16-16-16-5 0-9 4-18 12z">
            <text:p/>
          </draw:path>
          <draw:path draw:style-name="gr3" draw:text-style-name="P7" draw:layer="layout" svg:width="0.321cm" svg:height="0.532cm" svg:x="12.081cm" svg:y="10.966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</draw:g>
        <draw:g xml:id="id255" draw:id="id255">
          <svg:title>TexMaths</svg:title>
          <svg:desc>20§display§4A - 6B = 0§svg§600§FALSE§</svg:desc>
          <draw:polygon draw:style-name="gr2" draw:text-style-name="P6" draw:layer="layout" svg:width="3.848cm" svg:height="0.449cm" svg:x="4.635cm" svg:y="12.137cm" svg:viewBox="0 0 3849 450" draw:points="1924,450 0,450 0,0 3849,0 3849,450">
            <text:p/>
          </draw:polygon>
          <draw:path draw:style-name="gr3" draw:text-style-name="P7" draw:layer="layout" svg:width="0.313cm" svg:height="0.476cm" svg:x="4.619cm" svg:y="12.12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82cm" svg:height="0.505cm" svg:x="4.976cm" svg:y="12.102cm" svg:viewBox="0 0 483 506" svg:d="M101 424c-27 46-55 58-87 59-8 0-14 0-14 15 0 3 3 8 10 8 19 0 40-4 60-4 23 0 48 4 71 4 3 0 13 0 13-15 0-8-7-8-12-8-16-1-33-8-33-25 0-8 5-16 9-26l55-90h177c2 15 12 111 12 117 0 23-37 24-52 24-9 0-17 0-17 15 0 8 9 8 11 8 29 0 59-4 88-4 18 0 61 4 78 4 5 0 13 0 13-15 0-8-6-8-16-8-43 0-43-5-45-25l-43-440c-1-15-1-18-14-18-11 0-13 5-18 11zM186 320l139-232 22 232z">
            <text:p/>
          </draw:path>
          <draw:path draw:style-name="gr3" draw:text-style-name="P7" draw:layer="layout" svg:width="0.429cm" svg:height="0.029cm" svg:x="5.692cm" svg:y="12.416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6.367cm" svg:y="12.137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503cm" svg:height="0.481cm" svg:x="6.718cm" svg:y="12.124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8 0 82 53 82 84 0 70-62 137-146 137z">
            <text:p/>
          </draw:path>
          <draw:path draw:style-name="gr3" draw:text-style-name="P7" draw:layer="layout" svg:width="0.468cm" svg:height="0.165cm" svg:x="7.492cm" svg:y="12.34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8.221cm" svg:y="12.137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g xml:id="id256" draw:id="id256">
          <svg:title>TexMaths</svg:title>
          <svg:desc>20§display§9A + 6B = 3§svg§600§FALSE§</svg:desc>
          <draw:polygon draw:style-name="gr2" draw:text-style-name="P6" draw:layer="layout" svg:width="3.845cm" svg:height="0.493cm" svg:x="4.725cm" svg:y="13.236cm" svg:viewBox="0 0 3846 494" draw:points="1923,494 0,494 0,0 3846,0 3846,494">
            <text:p/>
          </draw:polygon>
          <draw:path draw:style-name="gr3" draw:text-style-name="P7" draw:layer="layout" svg:width="0.292cm" svg:height="0.484cm" svg:x="4.719cm" svg:y="13.236cm" svg:viewBox="0 0 293 485" svg:d="M230 245v23c0 166-73 198-115 198-13 0-49-1-69-25 31 0 37-21 37-32 0-23-17-34-33-34-12 0-32 6-32 35 0 47 38 75 97 75 91 0 178-96 178-246 0-191-80-239-144-239-39 0-74 13-104 45-29 32-45 61-45 114 0 88 62 157 141 157 43 0 72-29 89-71zM142 300c-11 0-44 0-65-44-13-27-13-62-13-96 0-38 0-72 14-98 20-35 47-44 71-44 33 0 56 24 69 56 8 22 11 67 11 99 0 59-24 127-87 127z">
            <text:p/>
          </draw:path>
          <draw:path draw:style-name="gr3" draw:text-style-name="P7" draw:layer="layout" svg:width="0.482cm" svg:height="0.505cm" svg:x="5.066cm" svg:y="13.201cm" svg:viewBox="0 0 483 506" svg:d="M101 425c-27 46-55 57-87 59-8 0-14 0-14 14 0 4 3 8 10 8 19 0 40-3 60-3 23 0 48 3 71 3 3 0 13 0 13-14 0-8-7-8-12-8-16-2-33-8-33-26 0-8 5-16 9-25l55-90h177c2 14 12 110 12 117 0 22-37 24-52 24-9 0-17 0-17 14 0 8 9 8 11 8 29 0 59-3 88-3 18 0 61 3 78 3 5 0 13 0 13-14 0-8-6-8-16-8-43 0-43-5-45-26l-43-440c-1-15-1-18-14-18-11 0-13 5-18 11zM186 320l139-232 22 232z">
            <text:p/>
          </draw:path>
          <draw:path draw:style-name="gr3" draw:text-style-name="P7" draw:layer="layout" svg:width="0.468cm" svg:height="0.47cm" svg:x="5.764cm" svg:y="13.294cm" svg:viewBox="0 0 469 471" svg:d="M250 250h196c10 0 23 0 23-14 0-15-13-15-23-15h-196v-197c0-11 0-24-15-24-14 0-14 13-14 24v197h-197c-11 0-24 0-24 15 0 14 13 14 24 14h197v197c0 10 0 24 14 24 15 0 15-14 15-24z">
            <text:p/>
          </draw:path>
          <draw:path draw:style-name="gr3" draw:text-style-name="P7" draw:layer="layout" svg:width="0.292cm" svg:height="0.484cm" svg:x="6.458cm" svg:y="13.236cm" svg:viewBox="0 0 293 485" svg:d="M64 239v-18c0-178 88-203 123-203 18 0 47 4 63 28-12 0-39 0-39 31 0 22 16 34 32 34 11 0 32-7 32-34 0-43-30-77-89-77-90 0-186 91-186 247 0 189 82 238 147 238 79 0 146-65 146-158 0-90-63-159-141-159-48 0-74 37-88 71zM147 466c-45 0-65-43-69-53-12-33-12-89-12-102 0-55 22-127 86-127 11 0 43 0 66 45 12 26 12 63 12 96 0 34 0 69-12 95-21 43-55 46-71 46z">
            <text:p/>
          </draw:path>
          <draw:path draw:style-name="gr3" draw:text-style-name="P7" draw:layer="layout" svg:width="0.503cm" svg:height="0.481cm" svg:x="6.809cm" svg:y="13.223cm" svg:viewBox="0 0 504 482" svg:d="M83 428c-6 27-8 32-64 32-13 0-19 0-19 14 0 8 6 8 19 8h251c112 0 196-83 196-152 0-51-42-91-109-99 72-15 147-66 147-133 0-53-46-98-131-98h-237c-14 0-21 0-21 14 0 8 7 8 19 8 2 0 15 0 28 2 12 0 19 2 19 11 0 2-2 5-3 13zM190 224l44-176c6-24 8-26 38-26h91c61 0 77 42 77 73 0 62-61 129-147 129zM158 460c-9 0-11 0-16 0-6 0-9-2-9-7 0-3 0-4 5-17l48-197h132c68 0 82 53 82 83 0 71-62 138-146 138z">
            <text:p/>
          </draw:path>
          <draw:path draw:style-name="gr3" draw:text-style-name="P7" draw:layer="layout" svg:width="0.468cm" svg:height="0.166cm" svg:x="7.583cm" svg:y="13.446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292cm" svg:height="0.484cm" svg:x="8.314cm" svg:y="13.236cm" svg:viewBox="0 0 293 485" svg:d="M176 221c58-18 98-67 98-123 0-58-61-98-130-98-72 0-125 42-125 96 0 23 16 37 35 37 23 0 37-16 37-37 0-35-33-35-43-35 21-34 67-43 93-43 29 0 69 16 69 78 0 10-2 50-21 82-21 33-45 35-63 37-4 0-22 1-27 1-6 0-11 2-11 8 0 8 5 8 18 8h30c58 0 85 48 85 117 0 96-50 117-80 117-31 0-83-13-109-54 26 5 46-11 46-39 0-25-17-40-38-40-18 0-40 11-40 42 0 64 66 110 142 110 87 0 151-64 151-136 0-57-45-112-117-128z">
            <text:p/>
          </draw:path>
        </draw:g>
        <draw:g xml:id="id258" draw:id="id258">
          <svg:title>TexMaths</svg:title>
          <svg:desc>22§display§13A = 3§svg§600§FALSE§</svg:desc>
          <draw:polygon draw:style-name="gr2" draw:text-style-name="P6" draw:layer="layout" svg:width="2.659cm" svg:height="0.494cm" svg:x="4.619cm" svg:y="14.24cm" svg:viewBox="0 0 2660 495" draw:points="1330,495 0,495 0,0 2660,0 2660,495">
            <text:p/>
          </draw:polygon>
          <draw:path draw:style-name="gr3" draw:text-style-name="P7" draw:layer="layout" svg:width="0.256cm" svg:height="0.516cm" svg:x="4.649cm" svg:y="14.2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4.999cm" svg:y="14.24cm" svg:viewBox="0 0 322 533" svg:d="M194 243c63-19 107-74 107-136 0-63-67-107-143-107-77 0-137 46-137 106 0 24 18 40 39 40 24 0 40-18 40-40 0-39-37-39-47-39 23-37 74-48 102-48 32 0 75 18 75 87 0 10-1 54-22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3cm" svg:height="0.555cm" svg:x="5.381cm" svg:y="14.201cm" svg:viewBox="0 0 531 556" svg:d="M111 466c-30 51-60 64-95 66-9 0-16 0-16 15 0 4 4 9 11 9 21 0 44-3 66-3 25 0 53 3 78 3 3 0 14 0 14-16 0-8-7-8-12-8-18-2-37-9-37-29 0-8 5-17 10-28l60-98h195c2 15 13 121 13 128 0 25-41 27-57 27-10 0-19 0-19 15 0 9 11 9 12 9 32 0 65-3 97-3 19 0 67 3 86 3 6 0 14 0 14-16 0-8-7-8-17-8-48 0-48-6-50-29l-47-484c-2-15-2-19-16-19-12 0-14 5-19 12zM204 352l153-255 25 255z">
            <text:p/>
          </draw:path>
          <draw:path draw:style-name="gr3" draw:text-style-name="P7" draw:layer="layout" svg:width="0.515cm" svg:height="0.182cm" svg:x="6.19cm" svg:y="14.4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21cm" svg:height="0.532cm" svg:x="6.996cm" svg:y="14.24cm" svg:viewBox="0 0 322 533" svg:d="M194 243c63-19 107-74 107-136 0-63-67-107-143-107-79 0-137 46-137 106 0 24 18 40 39 40 24 0 40-18 40-40 0-39-37-39-47-39 23-37 74-48 102-48 32 0 75 18 75 87 0 10-1 54-22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</draw:g>
        <draw:g xml:id="id262" draw:id="id262">
          <svg:title>TexMaths</svg:title>
          <svg:desc>22§display§\text {Put } A = \frac{3}{13} \text { in } (2) \text { we get,}§svg§600§FALSE§</svg:desc>
          <draw:polygon draw:style-name="gr2" draw:text-style-name="P6" draw:layer="layout" svg:width="8.739cm" svg:height="1.51cm" svg:x="15.733cm" svg:y="10.64cm" svg:viewBox="0 0 8740 1511" draw:points="4370,1511 0,1511 0,0 8740,0 8740,1511">
            <text:p/>
          </draw:polygon>
          <draw:path draw:style-name="gr3" draw:text-style-name="P7" draw:layer="layout" svg:width="0.457cm" svg:height="0.529cm" svg:x="15.721cm" svg:y="11.112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6.245cm" svg:y="11.298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16.664cm" svg:y="11.16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cm" svg:height="0.555cm" svg:x="17.236cm" svg:y="11.085cm" svg:viewBox="0 0 531 556" svg:d="M111 467c-30 51-60 63-95 65-9 0-16 0-16 16 0 3 4 8 11 8 21 0 44-3 66-3 25 0 53 3 78 3 3 0 14 0 14-16 0-8-7-8-12-8-18-2-37-9-37-28 0-9 5-18 10-29l60-98h195c2 16 13 121 13 128 0 25-41 27-57 27-10 0-19 0-19 16 0 8 11 8 12 8 32 0 66-3 97-3 20 0 67 3 86 3 6 0 14 0 14-16 0-8-7-8-17-8-48 0-48-6-49-28l-48-485c-2-15-2-19-16-19-12 0-14 5-19 12zM204 352l153-255 25 255z">
            <text:p/>
          </draw:path>
          <draw:path draw:style-name="gr3" draw:text-style-name="P7" draw:layer="layout" svg:width="0.515cm" svg:height="0.182cm" svg:x="18.046cm" svg:y="11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9.139cm" svg:y="10.6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0.773cm" svg:height="0.032cm" svg:x="18.912cm" svg:y="11.43cm" svg:viewBox="0 0 774 33" draw:points="387,33 0,33 0,0 774,0 774,33">
            <text:p/>
          </draw:polygon>
          <draw:path draw:style-name="gr3" draw:text-style-name="P7" draw:layer="layout" svg:width="0.256cm" svg:height="0.517cm" svg:x="18.98cm" svg:y="11.6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9.331cm" svg:y="11.6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66cm" svg:height="0.518cm" svg:x="20.061cm" svg:y="11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276cm" svg:y="11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21.015cm" svg:y="11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21.277cm" svg:y="11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21.67cm" svg:y="11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cm" svg:height="0.342cm" svg:x="22.197cm" svg:y="11.305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3" draw:text-style-name="P7" draw:layer="layout" svg:width="0.3cm" svg:height="0.356cm" svg:x="22.743cm" svg:y="11.2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23.343cm" svg:y="11.28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23.73cm" svg:y="11.2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24.067cm" svg:y="11.16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24.418cm" svg:y="11.557cm" svg:viewBox="0 0 92 232" svg:d="M92 81c0-49-18-81-50-81-28 0-42 21-42 40 0 22 14 43 42 43 13 0 21-6 30-11l2-2c0 0 2 0 2 11 0 51-23 99-58 136-4 3-6 5-6 7 0 7 4 8 9 8 9 0 71-61 71-151z">
            <text:p/>
          </draw:path>
        </draw:g>
        <draw:polyline draw:style-name="gr4" draw:text-style-name="P11" xml:id="id261" draw:id="id261" draw:layer="layout" svg:width="0cm" svg:height="4.399cm" svg:x="14.801cm" svg:y="10.801cm" svg:viewBox="0 0 0 4400" draw:points="0,0 0,4400">
          <text:p/>
        </draw:polyline>
        <draw:g xml:id="id263" draw:id="id263">
          <svg:title>TexMaths</svg:title>
          <svg:desc>20§display§2\left( \frac{3}{13} \right)  - 3B = 0§svg§600§FALSE§</svg:desc>
          <draw:polygon draw:style-name="gr2" draw:text-style-name="P6" draw:layer="layout" svg:width="5.344cm" svg:height="1.617cm" svg:x="15.721cm" svg:y="12.838cm" svg:viewBox="0 0 5345 1618" draw:points="2673,1618 0,1618 0,0 5345,0 5345,1618">
            <text:p/>
          </draw:polygon>
          <draw:path draw:style-name="gr3" draw:text-style-name="P7" draw:layer="layout" svg:width="0.281cm" svg:height="0.469cm" svg:x="15.721cm" svg:y="13.3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6.3cm" svg:y="12.803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92cm" svg:height="0.484cm" svg:x="16.961cm" svg:y="12.87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703cm" svg:height="0.029cm" svg:x="16.756cm" svg:y="13.632cm" svg:viewBox="0 0 704 30" draw:points="352,30 0,30 0,0 704,0 704,30">
            <text:p/>
          </draw:polygon>
          <draw:path draw:style-name="gr3" draw:text-style-name="P7" draw:layer="layout" svg:width="0.233cm" svg:height="0.469cm" svg:x="16.818cm" svg:y="13.83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7.137cm" svg:y="13.83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7.567cm" svg:y="12.803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29cm" svg:height="0.029cm" svg:x="18.276cm" svg:y="13.632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8.949cm" svg:y="13.3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503cm" svg:height="0.481cm" svg:x="19.3cm" svg:y="13.342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5-18l48-197h132c69 0 82 53 82 84 0 70-62 137-146 137z">
            <text:p/>
          </draw:path>
          <draw:path draw:style-name="gr3" draw:text-style-name="P7" draw:layer="layout" svg:width="0.468cm" svg:height="0.165cm" svg:x="20.074cm" svg:y="13.56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7cm" svg:height="0.484cm" svg:x="20.803cm" svg:y="13.353cm" svg:viewBox="0 0 298 485" svg:d="M298 245c0-58-4-114-29-167-32-67-90-78-120-78-42 0-95 18-123 83-23 50-26 104-26 162 0 53 3 115 32 169 30 56 82 71 117 71 38 0 91-15 123-82 22-48 26-104 26-158zM149 470c-27 0-71-17-82-86-8-42-8-107-8-149 0-45 0-91 5-129 14-84 67-90 85-90 22 0 70 13 83 82 6 40 6 92 6 137 0 53 0 101-8 146-9 67-49 89-81 89z">
            <text:p/>
          </draw:path>
        </draw:g>
        <draw:polyline draw:style-name="gr4" draw:text-style-name="P11" xml:id="id257" draw:id="id257" draw:layer="layout" svg:width="4.399cm" svg:height="0cm" svg:x="4.4cm" svg:y="14cm" svg:viewBox="0 0 4400 0" draw:points="0,0 4400,0">
          <text:p/>
        </draw:polyline>
        <draw:g xml:id="id260" draw:id="id260">
          <svg:title>TexMaths</svg:title>
          <svg:desc>24§display§A = \frac{3}{13}§svg§600§FALSE§</svg:desc>
          <draw:polygon draw:style-name="gr2" draw:text-style-name="P6" draw:layer="layout" svg:width="2.617cm" svg:height="1.647cm" svg:x="10.533cm" svg:y="13.544cm" svg:viewBox="0 0 2618 1648" draw:points="1309,1648 0,1648 0,0 2618,0 2618,1648">
            <text:p/>
          </draw:polygon>
          <draw:path draw:style-name="gr3" draw:text-style-name="P7" draw:layer="layout" svg:width="0.579cm" svg:height="0.606cm" svg:x="10.52cm" svg:y="14.03cm" svg:viewBox="0 0 580 607" svg:d="M121 509c-33 56-65 69-104 71-9 0-17 0-17 18 0 3 4 9 12 9 23 0 48-4 72-4 27 0 58 4 85 4 4 0 15 0 15-17 0-10-7-10-13-10-19-2-40-9-40-31 0-9 5-19 11-30l65-108h213c2 17 14 133 14 140 0 27-44 29-62 29-11 0-21 0-21 18 0 9 12 9 14 9 34 0 71-4 105-4 21 0 73 4 94 4 6 0 16 0 16-17 0-10-8-10-19-10-52 0-52-6-54-31l-52-528c-2-17-2-21-17-21-14 0-16 6-21 13zM223 384l167-278 27 278z">
            <text:p/>
          </draw:path>
          <draw:path draw:style-name="gr3" draw:text-style-name="P7" draw:layer="layout" svg:width="0.561cm" svg:height="0.199cm" svg:x="11.405cm" svg:y="14.326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35cm" svg:height="0.581cm" svg:x="12.595cm" svg:y="13.502cm" svg:viewBox="0 0 351 582" svg:d="M211 265c69-21 117-81 117-148 0-69-73-117-155-117-85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7" draw:layer="layout" svg:width="0.844cm" svg:height="0.036cm" svg:x="12.349cm" svg:y="14.407cm" svg:viewBox="0 0 845 37" draw:points="422,37 0,37 0,0 845,0 845,37">
            <text:p/>
          </draw:polygon>
          <draw:path draw:style-name="gr3" draw:text-style-name="P7" draw:layer="layout" svg:width="0.279cm" svg:height="0.564cm" svg:x="12.424cm" svg:y="14.653cm" svg:viewBox="0 0 280 565" svg:d="M175 21c0-19 0-21-20-21-53 54-128 54-155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12.806cm" svg:y="14.653cm" svg:viewBox="0 0 351 582" svg:d="M211 265c69-21 117-81 117-148 0-69-73-117-155-117-87 0-150 50-150 115 0 27 19 44 42 44 27 0 44-19 44-44 0-42-40-42-51-42 25-40 80-52 111-52 34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</draw:g>
        <draw:g xml:id="id259" draw:id="id259">
          <svg:title>TexMaths</svg:title>
          <svg:desc>24§display§\therefore§svg§600§FALSE§</svg:desc>
          <draw:polygon draw:style-name="gr2" draw:text-style-name="P6" draw:layer="layout" svg:width="0.453cm" svg:height="0.371cm" svg:x="9.506cm" svg:y="14.217cm" svg:viewBox="0 0 454 372" draw:points="227,372 0,372 0,0 454,0 454,372">
            <text:p/>
          </draw:polygon>
          <draw:path draw:style-name="gr3" draw:text-style-name="P7" draw:layer="layout" svg:width="0.513cm" svg:height="0.455cm" svg:x="9.489cm" svg:y="14.175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265" draw:id="id265">
          <svg:title>TexMaths</svg:title>
          <svg:desc>24§display§B = \frac{2}{13}§svg§600§FALSE§</svg:desc>
          <draw:polygon draw:style-name="gr2" draw:text-style-name="P6" draw:layer="layout" svg:width="2.668cm" svg:height="1.647cm" svg:x="22.93cm" svg:y="12.844cm" svg:viewBox="0 0 2669 1648" draw:points="1335,1648 0,1648 0,0 2669,0 2669,1648">
            <text:p/>
          </draw:polygon>
          <draw:path draw:style-name="gr3" draw:text-style-name="P7" draw:layer="layout" svg:width="0.604cm" svg:height="0.577cm" svg:x="22.922cm" svg:y="13.359cm" svg:viewBox="0 0 605 578" svg:d="M100 513c-8 33-10 38-77 38-15 0-23 0-23 18 0 9 8 9 23 9h302c134 0 234-100 234-182 0-62-50-110-131-119 87-18 177-79 177-160 0-63-56-117-158-117h-284c-17 0-25 0-25 17 0 10 8 10 23 10 2 0 18 0 33 2 15 0 23 2 23 13 0 2-2 6-4 16zM229 269l51-211c8-29 10-31 46-31h110c73 0 92 50 92 86 0 75-73 156-177 156zM190 551c-11 0-13 0-19 0-8 0-12-2-12-7 0-4 0-6 4-21l60-237h159c83 0 98 64 98 100 0 85-75 165-175 165z">
            <text:p/>
          </draw:path>
          <draw:path draw:style-name="gr3" draw:text-style-name="P7" draw:layer="layout" svg:width="0.562cm" svg:height="0.199cm" svg:x="23.851cm" svg:y="13.62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37cm" svg:height="0.564cm" svg:x="25.05cm" svg:y="12.80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24.796cm" svg:y="13.707cm" svg:viewBox="0 0 845 37" draw:points="422,37 0,37 0,0 845,0 845,37">
            <text:p/>
          </draw:polygon>
          <draw:path draw:style-name="gr3" draw:text-style-name="P7" draw:layer="layout" svg:width="0.279cm" svg:height="0.564cm" svg:x="24.871cm" svg:y="13.95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25.253cm" svg:y="13.953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</draw:g>
        <draw:g xml:id="id264" draw:id="id264">
          <svg:title>TexMaths</svg:title>
          <svg:desc>24§display§\therefore§svg§600§FALSE§</svg:desc>
          <draw:polygon draw:style-name="gr2" draw:text-style-name="P6" draw:layer="layout" svg:width="0.453cm" svg:height="0.371cm" svg:x="21.907cm" svg:y="13.417cm" svg:viewBox="0 0 454 372" draw:points="227,372 0,372 0,0 454,0 454,372">
            <text:p/>
          </draw:polygon>
          <draw:path draw:style-name="gr3" draw:text-style-name="P7" draw:layer="layout" svg:width="0.513cm" svg:height="0.455cm" svg:x="21.89cm" svg:y="13.375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41" smil:attributeName="visibility" smil:to="visible"/>
                  <anim:animate smil:dur="5s" smil:fill="hold" smil:targetElement="id241" smil:attributeName="x" smil:values="1+width/2;x" smil:keyTimes="0;1"/>
                  <anim:animate smil:dur="5s" smil:fill="hold" smil:targetElement="id24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2" smil:attributeName="visibility" smil:to="visible"/>
                  <anim:animate smil:dur="5s" smil:fill="hold" smil:targetElement="id242" smil:attributeName="x" smil:values="1+width/2;x" smil:keyTimes="0;1"/>
                  <anim:animate smil:dur="5s" smil:fill="hold" smil:targetElement="id24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43" smil:attributeName="visibility" smil:to="visible"/>
                  <anim:animate smil:dur="5s" smil:fill="hold" smil:targetElement="id243" smil:attributeName="x" smil:values="1+width/2;x" smil:keyTimes="0;1"/>
                  <anim:animate smil:dur="5s" smil:fill="hold" smil:targetElement="id2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4" smil:attributeName="visibility" smil:to="visible"/>
                  <anim:animate smil:dur="0.5s" smil:fill="hold" smil:targetElement="id254" smil:attributeName="width" smil:values="width*0.05;width" smil:keyTimes="0;1"/>
                  <anim:animate smil:dur="0.5s" smil:fill="hold" smil:targetElement="id254" smil:attributeName="height" smil:values="height;height" smil:keyTimes="0;1"/>
                  <anim:animate smil:dur="0.5s" smil:fill="hold" smil:targetElement="id254" smil:attributeName="x" smil:values="x-.2;x" smil:keyTimes="0;1"/>
                  <anim:animate smil:dur="0.5s" smil:fill="hold" smil:targetElement="id254" smil:attributeName="y" smil:values="y;y" smil:keyTimes="0;1"/>
                  <anim:transitionFilter smil:dur="0.5s" smil:targetElement="id2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61" smil:attributeName="visibility" smil:to="visible"/>
                  <anim:animate smil:dur="5s" smil:fill="hold" smil:targetElement="id261" smil:attributeName="x" smil:values="1+width/2;x" smil:keyTimes="0;1"/>
                  <anim:animate smil:dur="5s" smil:fill="hold" smil:targetElement="id26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2" smil:attributeName="visibility" smil:to="visible"/>
                  <anim:animate smil:dur="0.5s" smil:fill="hold" smil:targetElement="id262" smil:attributeName="width" smil:values="width*0.05;width" smil:keyTimes="0;1"/>
                  <anim:animate smil:dur="0.5s" smil:fill="hold" smil:targetElement="id262" smil:attributeName="height" smil:values="height;height" smil:keyTimes="0;1"/>
                  <anim:animate smil:dur="0.5s" smil:fill="hold" smil:targetElement="id262" smil:attributeName="x" smil:values="x-.2;x" smil:keyTimes="0;1"/>
                  <anim:animate smil:dur="0.5s" smil:fill="hold" smil:targetElement="id262" smil:attributeName="y" smil:values="y;y" smil:keyTimes="0;1"/>
                  <anim:transitionFilter smil:dur="0.5s" smil:targetElement="id2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x;x" smil:keyTimes="0;1"/>
                  <anim:animate smil:dur="0.5s" smil:fill="hold" smil:targetElement="id2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7" draw:text-style-name="P15" draw:layer="layout" svg:width="26.4cm" svg:height="14.772cm" svg:x="0.8cm" svg:y="0.628cm" presentation:class="title" presentation:user-transformed="true">
          <draw:text-box>
            <text:p text:style-name="P4"><text:span text:style-name="T18"><text:s text:c="5"/></text:span><text:span text:style-name="T18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20"> <text:s text:c="16"/></text:span><text:span text:style-name="T20"><text:line-break/></text:span><text:span text:style-name="T20"> <text:s text:c="7"/></text:span></text:p>
          </draw:text-box>
        </draw:frame>
        <draw:g xml:id="id268" draw:id="id268">
          <svg:title>TexMaths</svg:title>
          <svg:desc>28§display§\therefore§svg§600§FALSE§</svg:desc>
          <draw:polygon draw:style-name="gr2" draw:text-style-name="P6" draw:layer="layout" svg:width="0.528cm" svg:height="0.433cm" svg:x="3.504cm" svg:y="5.624cm" svg:viewBox="0 0 529 434" draw:points="265,434 0,434 0,0 529,0 529,434">
            <text:p/>
          </draw:polygon>
          <draw:path draw:style-name="gr3" draw:text-style-name="P7" draw:layer="layout" svg:width="0.598cm" svg:height="0.531cm" svg:x="3.484cm" svg:y="5.575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69" draw:id="id269">
          <svg:title>TexMaths</svg:title>
          <svg:desc>26§display§\text {I}§svg§600§FALSE§</svg:desc>
          <draw:polygon draw:style-name="gr2" draw:text-style-name="P6" draw:layer="layout" svg:width="0.213cm" svg:height="0.534cm" svg:x="4.833cm" svg:y="5.544cm" svg:viewBox="0 0 214 535" draw:points="108,535 0,535 0,0 214,0 214,535">
            <text:p/>
          </draw:polygon>
          <draw:path draw:style-name="gr3" draw:text-style-name="P7" draw:layer="layout" svg:width="0.28cm" svg:height="0.626cm" svg:x="4.812cm" svg:y="5.498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70" draw:id="id270">
          <svg:title>TexMaths</svg:title>
          <svg:desc>24§display§= \int \frac{\frac{3}{13}(2\sin x + 3 \cos x) + \frac{2}{13}(2\cos x - 3 \sin x)}{ 2\sin x + 3 \cos x} \ dx§svg§600§FALSE§</svg:desc>
          <draw:polygon draw:style-name="gr2" draw:text-style-name="P6" draw:layer="layout" svg:width="18.384cm" svg:height="1.986cm" svg:x="5.515cm" svg:y="4.74cm" svg:viewBox="0 0 18385 1987" draw:points="9191,1987 0,1987 0,0 18385,0 18385,1987">
            <text:p/>
          </draw:polygon>
          <draw:path draw:style-name="gr3" draw:text-style-name="P7" draw:layer="layout" svg:width="0.562cm" svg:height="0.199cm" svg:x="5.521cm" svg:y="5.73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41cm" svg:y="4.894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272cm" svg:height="0.404cm" svg:x="7.75cm" svg:y="4.698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7" draw:layer="layout" svg:width="0.673cm" svg:height="0.035cm" svg:x="7.55cm" svg:y="5.195cm" svg:viewBox="0 0 674 36" draw:points="338,36 0,36 0,0 674,0 674,36">
            <text:p/>
          </draw:polygon>
          <draw:path draw:style-name="gr3" draw:text-style-name="P7" draw:layer="layout" svg:width="0.216cm" svg:height="0.392cm" svg:x="7.614cm" svg:y="5.32cm" svg:viewBox="0 0 217 393" svg:d="M134 17c0-17-2-17-17-17-38 36-92 38-117 38v22c13 0 54 0 86-18v303c0 20 0 27-59 27h-23v21c11 0 84-1 105-1 20 0 95 1 108 1v-21h-23c-60 0-60-7-60-27z">
            <text:p/>
          </draw:path>
          <draw:path draw:style-name="gr3" draw:text-style-name="P7" draw:layer="layout" svg:width="0.272cm" svg:height="0.404cm" svg:x="7.917cm" svg:y="5.3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197cm" svg:height="0.844cm" svg:x="8.407cm" svg:y="4.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37cm" svg:height="0.563cm" svg:x="8.693cm" svg:y="4.86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277cm" svg:height="0.389cm" svg:x="9.242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9.574cm" svg:y="4.85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9.808cm" svg:y="5.04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0.415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62cm" svg:height="0.563cm" svg:x="11.106cm" svg:y="4.9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1.94cm" svg:y="4.86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322cm" svg:height="0.389cm" svg:x="12.494cm" svg:y="5.043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2.863cm" svg:y="5.04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3.289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3.76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197cm" svg:height="0.844cm" svg:x="14.265cm" svg:y="4.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7" draw:layer="layout" svg:width="0.562cm" svg:height="0.563cm" svg:x="14.781cm" svg:y="4.9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62cm" svg:height="0.392cm" svg:x="15.883cm" svg:y="4.69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7" draw:layer="layout" svg:width="0.673cm" svg:height="0.035cm" svg:x="15.678cm" svg:y="5.195cm" svg:viewBox="0 0 674 36" draw:points="338,36 0,36 0,0 674,0 674,36">
            <text:p/>
          </draw:polygon>
          <draw:path draw:style-name="gr3" draw:text-style-name="P7" draw:layer="layout" svg:width="0.216cm" svg:height="0.392cm" svg:x="15.741cm" svg:y="5.32cm" svg:viewBox="0 0 217 393" svg:d="M134 17c0-17-2-17-17-17-38 36-92 38-117 38v22c13 0 54 0 86-18v303c0 20 0 27-59 27h-23v21c11 0 84-1 105-1 20 0 95 1 108 1v-21h-23c-60 0-60-7-60-27z">
            <text:p/>
          </draw:path>
          <draw:path draw:style-name="gr3" draw:text-style-name="P7" draw:layer="layout" svg:width="0.272cm" svg:height="0.404cm" svg:x="16.047cm" svg:y="5.3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7" draw:layer="layout" svg:width="0.197cm" svg:height="0.844cm" svg:x="16.534cm" svg:y="4.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7" draw:layer="layout" svg:width="0.337cm" svg:height="0.563cm" svg:x="16.822cm" svg:y="4.86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322cm" svg:height="0.389cm" svg:x="17.371cm" svg:y="5.043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7.74cm" svg:y="5.04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8.166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8.637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7" draw:layer="layout" svg:width="0.516cm" svg:height="0.035cm" svg:x="19.351cm" svg:y="5.195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20.161cm" svg:y="4.86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277cm" svg:height="0.389cm" svg:x="20.716cm" svg:y="5.0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21.048cm" svg:y="4.85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21.281cm" svg:y="5.04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21.888cm" svg:y="5.04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197cm" svg:height="0.844cm" svg:x="22.394cm" svg:y="4.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7" draw:layer="layout" svg:width="15.227cm" svg:height="0.035cm" svg:x="7.449cm" svg:y="5.813cm" svg:viewBox="0 0 15228 36" draw:points="7613,36 0,36 0,0 15228,0 15228,36">
            <text:p/>
          </draw:polygon>
          <draw:path draw:style-name="gr3" draw:text-style-name="P7" draw:layer="layout" svg:width="0.337cm" svg:height="0.563cm" svg:x="12.32cm" svg:y="6.05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7" draw:layer="layout" svg:width="0.277cm" svg:height="0.389cm" svg:x="12.869cm" svg:y="6.2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181cm" svg:height="0.565cm" svg:x="13.201cm" svg:y="6.05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435cm" svg:y="6.2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4.042cm" svg:y="6.2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562cm" svg:height="0.563cm" svg:x="14.733cm" svg:y="6.12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5.565cm" svg:y="6.05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322cm" svg:height="0.389cm" svg:x="16.122cm" svg:y="6.243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16.49cm" svg:y="6.243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916cm" svg:y="6.243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421cm" svg:height="0.383cm" svg:x="17.387cm" svg:y="6.24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7" draw:layer="layout" svg:width="0.402cm" svg:height="0.596cm" svg:x="23.089cm" svg:y="5.45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23.52cm" svg:y="5.6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266" draw:id="id266">
          <svg:title>TexMaths</svg:title>
          <svg:desc>20§display§\text {Put } A =  \frac{3}{13}  \text { and } B = \frac{2}{13}  \text { in } (1), \text { we get, }§svg§600§FALSE§</svg:desc>
          <draw:polygon draw:style-name="gr2" draw:text-style-name="P6" draw:layer="layout" svg:width="12.236cm" svg:height="1.373cm" svg:x="3.421cm" svg:y="0.736cm" svg:viewBox="0 0 12237 1374" draw:points="6119,1374 0,1374 0,0 12237,0 12237,1374">
            <text:p/>
          </draw:polygon>
          <draw:path draw:style-name="gr3" draw:text-style-name="P7" draw:layer="layout" svg:width="0.415cm" svg:height="0.481cm" svg:x="3.41cm" svg:y="1.165cm" svg:viewBox="0 0 416 482" svg:d="M136 259h118c85 0 162-57 162-128 0-69-70-131-166-131h-250v22h18c54 0 54 8 54 32v373c0 26 0 32-54 32h-18v23c24-2 77-2 104-2s80 0 104 2v-23h-16c-54 0-56-6-56-32zM133 240v-190c0-23 1-28 35-28h62c112 0 112 74 112 109 0 34 0 109-112 109z">
            <text:p/>
          </draw:path>
          <draw:path draw:style-name="gr3" draw:text-style-name="P7" draw:layer="layout" svg:width="0.354cm" svg:height="0.319cm" svg:x="3.887cm" svg:y="1.33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4.268cm" svg:y="1.21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482cm" svg:height="0.505cm" svg:x="4.788cm" svg:y="1.141cm" svg:viewBox="0 0 483 506" svg:d="M101 424c-27 47-55 58-87 59-8 0-14 0-14 15 0 3 3 8 10 8 19 0 40-3 60-3 23 0 48 3 71 3 3 0 13 0 13-15 0-8-7-8-12-8-16-1-33-8-33-25 0-8 5-16 9-26l55-89h177c2 14 12 110 12 116 0 23-37 24-52 24-9 0-17 0-17 15 0 8 9 8 11 8 29 0 59-3 88-3 18 0 61 3 78 3 5 0 13 0 13-15 0-8-6-8-16-8-43 0-43-4-45-25l-43-440c-1-15-1-18-14-18-11 0-13 5-18 11zM186 320l139-232 22 232z">
            <text:p/>
          </draw:path>
          <draw:path draw:style-name="gr3" draw:text-style-name="P7" draw:layer="layout" svg:width="0.468cm" svg:height="0.165cm" svg:x="5.524cm" svg:y="1.38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6.517cm" svg:y="0.701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olygon draw:style-name="gr3" draw:text-style-name="P7" draw:layer="layout" svg:width="0.703cm" svg:height="0.029cm" svg:x="6.311cm" svg:y="1.455cm" svg:viewBox="0 0 704 30" draw:points="352,30 0,30 0,0 704,0 704,30">
            <text:p/>
          </draw:polygon>
          <draw:path draw:style-name="gr3" draw:text-style-name="P7" draw:layer="layout" svg:width="0.233cm" svg:height="0.47cm" svg:x="6.373cm" svg:y="1.6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6.692cm" svg:y="1.66cm" svg:viewBox="0 0 293 485" svg:d="M176 221c58-18 98-67 98-123 0-58-61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17cm" svg:height="0.324cm" svg:x="7.362cm" svg:y="1.33cm" svg:viewBox="0 0 318 325" svg:d="M205 263c3 28 22 57 56 57 14 0 57-9 57-67v-38h-17v38c0 42-18 46-26 46-22 0-25-32-25-35v-142c0-29 0-56-26-84-27-27-62-38-98-38-57 0-105 34-105 80 0 21 14 34 32 34 19 0 32-15 32-34 0-8-3-32-35-32 19-24 52-32 76-32 34 0 74 27 74 90v27c-35 1-85 3-130 24-52 24-70 61-70 93 0 57 69 75 114 75 46 0 78-29 91-62zM200 147v71c0 67-50 91-82 91-35 0-64-26-64-61 0-38 31-98 146-101z">
            <text:p/>
          </draw:path>
          <draw:path draw:style-name="gr3" draw:text-style-name="P7" draw:layer="layout" svg:width="0.354cm" svg:height="0.311cm" svg:x="7.708cm" svg:y="1.335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348cm" svg:height="0.497cm" svg:x="8.098cm" svg:y="1.157cm" svg:viewBox="0 0 349 498" svg:d="M245 451v47l104-8v-23c-50 0-56-4-56-38v-429l-101 8v22c50 0 54 5 54 39v152c-20-24-51-43-89-43-83 0-157 69-157 160 0 89 69 160 150 160 45 0 77-24 95-47zM245 263v144c0 12 0 14-8 25-21 34-53 50-83 50-32 0-58-18-76-45-17-29-19-69-19-98 0-27 2-68 21-100 16-23 42-45 80-45 26 0 54 9 77 41 8 13 8 15 8 28z">
            <text:p/>
          </draw:path>
          <draw:path draw:style-name="gr3" draw:text-style-name="P7" draw:layer="layout" svg:width="0.503cm" svg:height="0.481cm" svg:x="8.73cm" svg:y="1.165cm" svg:viewBox="0 0 504 482" svg:d="M83 427c-6 28-8 32-64 32-13 0-19 0-19 15 0 8 6 8 19 8h251c112 0 196-83 196-152 0-51-42-91-109-99 72-15 147-66 147-133 0-53-46-98-131-98h-237c-14 0-21 0-21 14 0 8 7 8 19 8 2 0 15 0 28 2 12 0 19 2 19 11 0 2-2 5-3 13zM190 224l44-176c6-24 8-26 38-26h91c61 0 77 42 77 72 0 63-61 130-147 130zM158 459c-9 0-11 0-16 0-6 0-9-1-9-6 0-3 0-5 5-18l48-196h132c68 0 82 52 82 83 0 70-62 137-146 137z">
            <text:p/>
          </draw:path>
          <draw:path draw:style-name="gr3" draw:text-style-name="P7" draw:layer="layout" svg:width="0.468cm" svg:height="0.165cm" svg:x="9.503cm" svg:y="1.38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10.501cm" svg:y="0.701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olygon draw:style-name="gr3" draw:text-style-name="P7" draw:layer="layout" svg:width="0.703cm" svg:height="0.029cm" svg:x="10.29cm" svg:y="1.455cm" svg:viewBox="0 0 704 30" draw:points="352,30 0,30 0,0 704,0 704,30">
            <text:p/>
          </draw:polygon>
          <draw:path draw:style-name="gr3" draw:text-style-name="P7" draw:layer="layout" svg:width="0.233cm" svg:height="0.47cm" svg:x="10.353cm" svg:y="1.6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10.671cm" svg:y="1.66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151cm" svg:height="0.471cm" svg:x="11.335cm" svg:y="1.175cm" svg:viewBox="0 0 152 472" svg:d="M102 160l-99 8v23c47 0 53 3 53 38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1.529cm" svg:y="1.335cm" svg:viewBox="0 0 355 312" svg:d="M54 69v190c0 31-6 31-54 31v22c24 0 61-1 80-1 18 0 54 1 78 1v-22c-46 0-54 0-54-31v-131c0-74 50-112 94-112 45 0 53 38 53 78v165c0 31-8 31-54 31v22c24 0 61-1 80-1 17 0 54 1 78 1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2.201cm" svg:y="1.117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33cm" svg:height="0.47cm" svg:x="12.468cm" svg:y="1.17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164cm" svg:height="0.703cm" svg:x="12.796cm" svg:y="1.1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082cm" svg:height="0.21cm" svg:x="13.09cm" svg:y="1.57cm" svg:viewBox="0 0 83 211" svg:d="M83 74c0-47-17-74-45-74-24 0-38 18-38 37s14 38 38 38c8 0 18-3 24-9 4-2 4-2 5-2 0 0 2 0 2 10 0 52-26 96-50 118-8 8-8 10-8 11 0 7 3 8 8 8 8 0 64-54 64-137z">
            <text:p/>
          </draw:path>
          <draw:path draw:style-name="gr3" draw:text-style-name="P7" draw:layer="layout" svg:width="0.482cm" svg:height="0.311cm" svg:x="13.59cm" svg:y="1.341cm" svg:viewBox="0 0 483 312" svg:d="M424 67c13-35 35-45 59-45v-22c-16 2-37 2-51 2-21 0-53-2-66-2v22c26 0 40 13 40 34 0 5 0 5-3 14l-64 181-70-197c-2-8-3-9-3-12 0-20 27-20 41-20v-22c-21 0-56 2-73 2-21 0-42 0-63-2v22c26 0 37 2 45 10 3 5 11 26 16 40l-61 170-67-188c-3-9-3-11-3-12 0-20 27-20 41-20v-22c-20 0-60 2-76 2-4 0-40 0-66-2v22c35 0 43 2 53 24l88 250c3 11 6 16 14 16 10 0 11-3 15-14l72-200 72 201c1 8 4 13 14 13 8 0 11-6 13-13z">
            <text:p/>
          </draw:path>
          <draw:path draw:style-name="gr3" draw:text-style-name="P7" draw:layer="layout" svg:width="0.273cm" svg:height="0.324cm" svg:x="14.084cm" svg:y="1.33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322cm" svg:height="0.465cm" svg:x="14.631cm" svg:y="1.327cm" svg:viewBox="0 0 323 466" svg:d="M138 199c-63 0-63-71-63-87 0-19 2-42 11-59 7-10 23-29 52-29 60 0 60 70 60 86 0 20 0 42-11 60-6 9-22 29-49 29zM54 226c0-3 0-19 13-34 27 21 56 23 71 23 65 0 113-49 113-103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3-39-26-39-48zM157 448c-72 0-120-35-120-72 0-33 27-59 57-61h42c61 0 141 0 141 61 0 37-51 72-120 72z">
            <text:p/>
          </draw:path>
          <draw:path draw:style-name="gr3" draw:text-style-name="P7" draw:layer="layout" svg:width="0.273cm" svg:height="0.324cm" svg:x="14.983cm" svg:y="1.33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2cm" svg:height="0.441cm" svg:x="15.289cm" svg:y="1.21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082cm" svg:height="0.21cm" svg:x="15.609cm" svg:y="1.57cm" svg:viewBox="0 0 83 211" svg:d="M83 74c0-45-16-74-45-74-25 0-38 19-38 37 0 19 13 38 38 38 12 0 20-5 28-9l1-2c0 0 2 0 2 10 0 46-21 89-53 123-3 3-5 5-5 6 0 7 3 8 8 8 8 0 64-56 64-137z">
            <text:p/>
          </draw:path>
        </draw:g>
        <draw:g xml:id="id267" draw:id="id267">
          <svg:title>TexMaths</svg:title>
          <svg:desc>22§display§\cos x = \frac{3}{13}(2\sin x + 3 \cos x) + \frac{2}{13}(2\cos x - 3 \sin x)§svg§600§FALSE§</svg:desc>
          <draw:polygon draw:style-name="gr2" draw:text-style-name="P6" draw:layer="layout" svg:width="16.752cm" svg:height="1.51cm" svg:x="3.429cm" svg:y="2.64cm" svg:viewBox="0 0 16753 1511" draw:points="8377,1511 0,1511 0,0 16753,0 16753,1511">
            <text:p/>
          </draw:polygon>
          <draw:path draw:style-name="gr3" draw:text-style-name="P7" draw:layer="layout" svg:width="0.295cm" svg:height="0.356cm" svg:x="3.417cm" svg:y="3.29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3.757cm" svg:y="3.29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4.146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4.577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182cm" svg:x="5.254cm" svg:y="3.35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6.346cm" svg:y="2.601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olygon draw:style-name="gr3" draw:text-style-name="P7" draw:layer="layout" svg:width="0.773cm" svg:height="0.032cm" svg:x="6.12cm" svg:y="3.43cm" svg:viewBox="0 0 774 33" draw:points="387,33 0,33 0,0 774,0 774,33">
            <text:p/>
          </draw:polygon>
          <draw:path draw:style-name="gr3" draw:text-style-name="P7" draw:layer="layout" svg:width="0.256cm" svg:height="0.517cm" svg:x="6.189cm" svg:y="3.6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6.539cm" svg:y="3.6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7.064cm" svg:y="3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326cm" svg:y="3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254cm" svg:height="0.356cm" svg:x="7.827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134cm" svg:y="3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347cm" svg:y="3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903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9.538cm" svg:y="3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3cm" svg:y="3.12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0.356cm" svg:x="10.809cm" svg:y="3.29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148cm" svg:y="3.29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539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1.969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18cm" svg:height="0.774cm" svg:x="12.433cm" svg:y="3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2.905cm" svg:y="3.18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3.959cm" svg:y="2.60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0.773cm" svg:height="0.032cm" svg:x="13.727cm" svg:y="3.43cm" svg:viewBox="0 0 774 33" draw:points="387,33 0,33 0,0 774,0 774,33">
            <text:p/>
          </draw:polygon>
          <draw:path draw:style-name="gr3" draw:text-style-name="P7" draw:layer="layout" svg:width="0.256cm" svg:height="0.517cm" svg:x="13.795cm" svg:y="3.656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146cm" svg:y="3.65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14.67cm" svg:y="3.05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932cm" svg:y="3.12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95cm" svg:height="0.356cm" svg:x="15.436cm" svg:y="3.29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775cm" svg:y="3.29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6.166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596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472cm" svg:height="0.032cm" svg:x="17.252cm" svg:y="3.4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993cm" svg:y="3.12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54cm" svg:height="0.356cm" svg:x="18.502cm" svg:y="3.29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806cm" svg:y="3.122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9.021cm" svg:y="3.29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577cm" svg:y="3.2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  <draw:path draw:style-name="gr3" draw:text-style-name="P7" draw:layer="layout" svg:width="0.18cm" svg:height="0.774cm" svg:x="20.04cm" svg:y="3.05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271" draw:id="id271">
          <svg:title>TexMaths</svg:title>
          <svg:desc>24§display§= \int \left[ \frac{3}{13} + \frac{2}{13} \times  \frac{ 2\cos x - 3 \sin x }{ 2\sin x + 3 \cos x} \right] \ dx§svg§600§FALSE§</svg:desc>
          <draw:polygon draw:style-name="gr2" draw:text-style-name="P6" draw:layer="layout" svg:width="13.911cm" svg:height="1.941cm" svg:x="5.517cm" svg:y="7.44cm" svg:viewBox="0 0 13912 1942" draw:points="6955,1942 0,1942 0,0 13912,0 13912,1942">
            <text:p/>
          </draw:polygon>
          <draw:path draw:style-name="gr3" draw:text-style-name="P7" draw:layer="layout" svg:width="0.562cm" svg:height="0.199cm" svg:x="5.523cm" svg:y="8.31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412cm" svg:y="7.473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olygon draw:style-name="gr3" draw:text-style-name="P7" draw:layer="layout" svg:width="0.224cm" svg:height="2.025cm" svg:x="7.56cm" svg:y="7.398cm" svg:viewBox="0 0 225 2026" draw:points="0,2026 225,2026 225,1980 46,1980 46,46 225,46 225,0 0,0">
            <text:p/>
          </draw:polygon>
          <draw:path draw:style-name="gr3" draw:text-style-name="P7" draw:layer="layout" svg:width="0.35cm" svg:height="0.581cm" svg:x="8.142cm" svg:y="7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0.844cm" svg:height="0.035cm" svg:x="7.896cm" svg:y="8.393cm" svg:viewBox="0 0 845 36" draw:points="422,36 0,36 0,0 845,0 845,36">
            <text:p/>
          </draw:polygon>
          <draw:path draw:style-name="gr3" draw:text-style-name="P7" draw:layer="layout" svg:width="0.279cm" svg:height="0.564cm" svg:x="7.971cm" svg:y="8.63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8.353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562cm" svg:height="0.564cm" svg:x="9.075cm" svg:y="8.1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37cm" svg:height="0.564cm" svg:x="10.225cm" svg:y="7.48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7" draw:layer="layout" svg:width="0.844cm" svg:height="0.035cm" svg:x="9.974cm" svg:y="8.393cm" svg:viewBox="0 0 845 36" draw:points="422,36 0,36 0,0 845,0 845,36">
            <text:p/>
          </draw:polygon>
          <draw:path draw:style-name="gr3" draw:text-style-name="P7" draw:layer="layout" svg:width="0.279cm" svg:height="0.564cm" svg:x="10.049cm" svg:y="8.639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0.431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08cm" svg:height="0.408cm" svg:x="11.23cm" svg:y="8.206cm" svg:viewBox="0 0 409 409" svg:d="M205 181l-169-169c-11-10-13-12-19-12-9 0-17 8-17 17 0 6 2 8 12 18l168 169-168 170c-10 10-12 12-12 18 0 9 8 17 17 17 6 0 8-2 19-11l168-169 176 174c2 2 8 6 12 6 11 0 17-8 17-17 0-2 0-6-2-10-2-2-136-134-178-178l155-154c4-6 17-17 21-21 0-2 4-6 4-12 0-9-6-17-17-17-6 0-10 4-19 13z">
            <text:p/>
          </draw:path>
          <draw:path draw:style-name="gr3" draw:text-style-name="P7" draw:layer="layout" svg:width="0.337cm" svg:height="0.564cm" svg:x="12.092cm" svg:y="7.48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322cm" svg:height="0.389cm" svg:x="12.641cm" svg:y="7.673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3.011cm" svg:y="7.67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13.438cm" svg:y="7.6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21cm" svg:height="0.383cm" svg:x="13.906cm" svg:y="7.67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7" draw:layer="layout" svg:width="0.516cm" svg:height="0.035cm" svg:x="14.623cm" svg:y="7.822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5.431cm" svg:y="7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277cm" svg:height="0.389cm" svg:x="15.986cm" svg:y="7.67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16.318cm" svg:y="7.48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6.552cm" svg:y="7.6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7.159cm" svg:y="7.678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5.568cm" svg:height="0.035cm" svg:x="12.049cm" svg:y="8.393cm" svg:viewBox="0 0 5569 36" draw:points="2784,36 0,36 0,0 5569,0 5569,36">
            <text:p/>
          </draw:polygon>
          <draw:path draw:style-name="gr3" draw:text-style-name="P7" draw:layer="layout" svg:width="0.337cm" svg:height="0.564cm" svg:x="12.092cm" svg:y="8.63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277cm" svg:height="0.389cm" svg:x="12.641cm" svg:y="8.8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181cm" svg:height="0.566cm" svg:x="12.973cm" svg:y="8.63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207cm" svg:y="8.82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13.814cm" svg:y="8.8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2 0-46-27-46-56 0-19 6-36 15-75z">
            <text:p/>
          </draw:path>
          <draw:path draw:style-name="gr3" draw:text-style-name="P7" draw:layer="layout" svg:width="0.562cm" svg:height="0.564cm" svg:x="14.505cm" svg:y="8.70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5.337cm" svg:y="8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2cm" svg:height="0.389cm" svg:x="15.894cm" svg:y="8.823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6.262cm" svg:y="8.82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6.689cm" svg:y="8.82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7" draw:layer="layout" svg:width="0.421cm" svg:height="0.383cm" svg:x="17.159cm" svg:y="8.8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olygon draw:style-name="gr3" draw:text-style-name="P7" draw:layer="layout" svg:width="0.224cm" svg:height="2.025cm" svg:x="17.729cm" svg:y="7.398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8.618cm" svg:y="8.036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9.049cm" svg:y="8.24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</draw:g>
        <draw:g xml:id="id272" draw:id="id272">
          <svg:title>TexMaths</svg:title>
          <svg:desc>24§display§=  \frac{3}{13} \int dx + \frac{2}{13} \int  \frac{ 2\cos x - 3 \sin x }{ 2\sin x + 3 \cos x} \ dx§svg§600§FALSE§</svg:desc>
          <draw:polygon draw:style-name="gr2" draw:text-style-name="P6" draw:layer="layout" svg:width="14.033cm" svg:height="1.791cm" svg:x="5.519cm" svg:y="10.34cm" svg:viewBox="0 0 14034 1792" draw:points="7018,1792 0,1792 0,0 14034,0 14034,1792">
            <text:p/>
          </draw:polygon>
          <draw:path draw:style-name="gr3" draw:text-style-name="P7" draw:layer="layout" svg:width="0.562cm" svg:height="0.199cm" svg:x="5.525cm" svg:y="11.1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715cm" svg:y="10.313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7" draw:layer="layout" svg:width="0.844cm" svg:height="0.036cm" svg:x="6.468cm" svg:y="11.218cm" svg:viewBox="0 0 845 37" draw:points="422,37 0,37 0,0 845,0 845,37">
            <text:p/>
          </draw:polygon>
          <draw:path draw:style-name="gr3" draw:text-style-name="P7" draw:layer="layout" svg:width="0.279cm" svg:height="0.564cm" svg:x="6.544cm" svg:y="11.464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6.926cm" svg:y="11.4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7.6cm" svg:y="10.29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402cm" svg:height="0.596cm" svg:x="8.572cm" svg:y="10.861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9.002cm" svg:y="11.0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562cm" svg:height="0.564cm" svg:x="9.693cm" svg:y="10.955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0.843cm" svg:y="10.3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10.592cm" svg:y="11.218cm" svg:viewBox="0 0 845 37" draw:points="422,37 0,37 0,0 845,0 845,37">
            <text:p/>
          </draw:polygon>
          <draw:path draw:style-name="gr3" draw:text-style-name="P7" draw:layer="layout" svg:width="0.279cm" svg:height="0.564cm" svg:x="10.667cm" svg:y="11.464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11.049cm" svg:y="11.464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11.725cm" svg:y="10.298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12.804cm" svg:y="10.3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2cm" svg:height="0.389cm" svg:x="13.353cm" svg:y="10.498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3.723cm" svg:y="10.498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277cm" svg:height="0.389cm" svg:x="14.15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4.618cm" svg:y="10.5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6cm" svg:x="15.334cm" svg:y="10.648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6.143cm" svg:y="10.313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277cm" svg:height="0.389cm" svg:x="16.698cm" svg:y="10.49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7.03cm" svg:y="10.31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7.264cm" svg:y="10.50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7.871cm" svg:y="10.50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olygon draw:style-name="gr3" draw:text-style-name="P7" draw:layer="layout" svg:width="5.567cm" svg:height="0.036cm" svg:x="12.762cm" svg:y="11.218cm" svg:viewBox="0 0 5568 37" draw:points="2784,37 0,37 0,0 5568,0 5568,37">
            <text:p/>
          </draw:polygon>
          <draw:path draw:style-name="gr3" draw:text-style-name="P7" draw:layer="layout" svg:width="0.337cm" svg:height="0.564cm" svg:x="12.804cm" svg:y="11.464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3.353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3.685cm" svg:y="11.4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3.917cm" svg:y="11.65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4.524cm" svg:y="11.6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5.217cm" svg:y="11.53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6.049cm" svg:y="11.4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6.606cm" svg:y="11.64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6.974cm" svg:y="11.64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7.4cm" svg:y="11.649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7.871cm" svg:y="11.652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402cm" svg:height="0.596cm" svg:x="18.744cm" svg:y="10.8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19.175cm" svg:y="11.0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275" draw:id="id275">
          <svg:title>TexMaths</svg:title>
          <svg:desc>24§display§=  \frac{3x}{13} +  \frac{2}{13} \log ( 2\sin x + 3 \cos x )\ + \ c§svg§600§FALSE§</svg:desc>
          <draw:polygon draw:style-name="gr2" draw:text-style-name="P6" draw:layer="layout" svg:width="13.399cm" svg:height="1.647cm" svg:x="5.518cm" svg:y="12.941cm" svg:viewBox="0 0 13400 1648" draw:points="6699,1648 0,1648 0,0 13400,0 13400,1648">
            <text:p/>
          </draw:polygon>
          <draw:path draw:style-name="gr3" draw:text-style-name="P7" draw:layer="layout" svg:width="0.562cm" svg:height="0.199cm" svg:x="5.524cm" svg:y="13.7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5cm" svg:height="0.581cm" svg:x="6.503cm" svg:y="12.89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6.914cm" svg:y="13.0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olygon draw:style-name="gr3" draw:text-style-name="P7" draw:layer="layout" svg:width="0.905cm" svg:height="0.036cm" svg:x="6.466cm" svg:y="13.804cm" svg:viewBox="0 0 906 37" draw:points="453,37 0,37 0,0 906,0 906,37">
            <text:p/>
          </draw:polygon>
          <draw:path draw:style-name="gr3" draw:text-style-name="P7" draw:layer="layout" svg:width="0.279cm" svg:height="0.564cm" svg:x="6.572cm" svg:y="14.0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6.954cm" svg:y="14.05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562cm" svg:height="0.564cm" svg:x="7.707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8.857cm" svg:y="12.8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olygon draw:style-name="gr3" draw:text-style-name="P7" draw:layer="layout" svg:width="0.844cm" svg:height="0.036cm" svg:x="8.605cm" svg:y="13.804cm" svg:viewBox="0 0 845 37" draw:points="422,37 0,37 0,0 845,0 845,37">
            <text:p/>
          </draw:polygon>
          <draw:path draw:style-name="gr3" draw:text-style-name="P7" draw:layer="layout" svg:width="0.279cm" svg:height="0.564cm" svg:x="8.68cm" svg:y="14.05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5cm" svg:height="0.581cm" svg:x="9.062cm" svg:y="14.05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189cm" svg:height="0.587cm" svg:x="9.717cm" svg:y="13.44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9.947cm" svg:y="13.65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87cm" svg:height="0.558cm" svg:x="10.37cm" svg:y="13.65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ath draw:style-name="gr3" draw:text-style-name="P7" draw:layer="layout" svg:width="0.197cm" svg:height="0.844cm" svg:x="10.863cm" svg:y="13.3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37cm" svg:height="0.564cm" svg:x="11.149cm" svg:y="13.47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277cm" svg:height="0.389cm" svg:x="11.699cm" svg:y="13.65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181cm" svg:height="0.566cm" svg:x="12.031cm" svg:y="13.46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4cm" svg:x="12.263cm" svg:y="13.66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7" draw:layer="layout" svg:width="0.421cm" svg:height="0.383cm" svg:x="12.87cm" svg:y="13.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564cm" svg:x="13.563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5cm" svg:height="0.581cm" svg:x="14.394cm" svg:y="13.4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2cm" svg:height="0.389cm" svg:x="14.951cm" svg:y="13.654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5.32cm" svg:y="13.65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7" draw:layer="layout" svg:width="0.277cm" svg:height="0.389cm" svg:x="15.746cm" svg:y="13.65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7" draw:layer="layout" svg:width="0.421cm" svg:height="0.383cm" svg:x="16.216cm" svg:y="13.6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197cm" svg:height="0.844cm" svg:x="16.721cm" svg:y="13.3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62cm" svg:height="0.564cm" svg:x="17.518cm" svg:y="13.5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18.63cm" svg:y="13.66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273" draw:id="id273">
          <svg:title>TexMaths</svg:title>
          <svg:desc>28§display§\therefore§svg§600§FALSE§</svg:desc>
          <draw:polygon draw:style-name="gr2" draw:text-style-name="P6" draw:layer="layout" svg:width="0.528cm" svg:height="0.433cm" svg:x="3.505cm" svg:y="13.625cm" svg:viewBox="0 0 529 434" draw:points="265,434 0,434 0,0 529,0 529,434">
            <text:p/>
          </draw:polygon>
          <draw:path draw:style-name="gr3" draw:text-style-name="P7" draw:layer="layout" svg:width="0.598cm" svg:height="0.531cm" svg:x="3.485cm" svg:y="13.57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74" draw:id="id274">
          <svg:title>TexMaths</svg:title>
          <svg:desc>26§display§\text {I}§svg§600§FALSE§</svg:desc>
          <draw:polygon draw:style-name="gr2" draw:text-style-name="P6" draw:layer="layout" svg:width="0.213cm" svg:height="0.534cm" svg:x="4.834cm" svg:y="13.545cm" svg:viewBox="0 0 214 535" draw:points="108,535 0,535 0,0 214,0 214,535">
            <text:p/>
          </draw:polygon>
          <draw:path draw:style-name="gr3" draw:text-style-name="P7" draw:layer="layout" svg:width="0.28cm" svg:height="0.626cm" svg:x="4.813cm" svg:y="13.499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276" draw:id="id276">
          <svg:title>TexMaths</svg:title>
          <svg:desc>18§display§\left[ \because \int \frac{f'(x)}{f(x)}dx = \log [ f(c) ] + c \right]§svg§600§FALSE§</svg:desc>
          <draw:polygon draw:style-name="gr2" draw:text-style-name="P6" draw:layer="layout" svg:width="8.235cm" svg:height="1.455cm" svg:x="19.319cm" svg:y="13.04cm" svg:viewBox="0 0 8236 1456" draw:points="4118,1456 0,1456 0,0 8236,0 8236,1456">
            <text:p/>
          </draw:polygon>
          <draw:polygon draw:style-name="gr3" draw:text-style-name="P7" draw:layer="layout" svg:width="0.167cm" svg:height="1.518cm" svg:x="19.446cm" svg:y="13.008cm" svg:viewBox="0 0 168 1519" draw:points="0,1519 168,1519 168,1484 35,1484 35,35 168,35 168,0 0,0">
            <text:p/>
          </draw:polygon>
          <draw:path draw:style-name="gr3" draw:text-style-name="P7" draw:layer="layout" svg:width="0.383cm" svg:height="0.342cm" svg:x="19.64cm" svg:y="13.631cm" svg:viewBox="0 0 384 343" svg:d="M68 33c0-17-16-33-35-33-17 0-33 16-33 33 0 19 16 35 33 35 19 0 35-15 35-35zM226 308c0-17-16-33-33-33-19 0-35 16-35 33 0 19 16 35 35 35 17 0 33-16 33-35zM384 33c0-17-14-33-33-33-18 0-34 16-34 33 0 19 16 35 34 35s33-15 33-35z">
            <text:p/>
          </draw:path>
          <draw:path draw:style-name="gr3" draw:text-style-name="P7" draw:layer="layout" svg:width="0.562cm" svg:height="1.406cm" svg:x="20.253cm" svg:y="13.064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316cm" svg:height="0.576cm" svg:x="21.066cm" svg:y="13.051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2-40 36-116 36-120z">
            <text:p/>
          </draw:path>
          <draw:path draw:style-name="gr3" draw:text-style-name="P7" draw:layer="layout" svg:width="0.111cm" svg:height="0.229cm" svg:x="21.431cm" svg:y="13.02cm" svg:viewBox="0 0 112 230" svg:d="M108 39c4-7 4-12 4-15 0-14-13-24-26-24-17 0-23 14-24 22l-59 193c-2 0-3 5-3 5 0 6 14 10 17 10s5 0 7-7z">
            <text:p/>
          </draw:path>
          <draw:path draw:style-name="gr3" draw:text-style-name="P7" draw:layer="layout" svg:width="0.147cm" svg:height="0.633cm" svg:x="21.65cm" svg:y="13.022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852cm" svg:y="13.21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2.232cm" svg:y="13.022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1.409cm" svg:height="0.026cm" svg:x="21.032cm" svg:y="13.754cm" svg:viewBox="0 0 1410 27" draw:points="706,27 0,27 0,0 1410,0 1410,27">
            <text:p/>
          </draw:polygon>
          <draw:path draw:style-name="gr3" draw:text-style-name="P7" draw:layer="layout" svg:width="0.316cm" svg:height="0.576cm" svg:x="21.155cm" svg:y="13.914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5-35 38 0 29 27 44 53 44 36 0 61-37 72-62 20-40 36-116 36-120z">
            <text:p/>
          </draw:path>
          <draw:path draw:style-name="gr3" draw:text-style-name="P7" draw:layer="layout" svg:width="0.147cm" svg:height="0.633cm" svg:x="21.562cm" svg:y="13.88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1.764cm" svg:y="14.079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2.143cm" svg:y="13.885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2.543cm" svg:y="13.486cm" svg:viewBox="0 0 302 448" svg:d="M302 7c0-1 0-7-8-7-9 0-69 6-81 7-4 0-9 3-9 12 0 8 6 8 16 8 31 0 32 5 32 10l-3 13-37 150c-12-23-31-40-59-40-74 0-153 93-153 186 0 60 35 102 85 102 13 0 45-3 82-48 6 26 27 48 58 48 23 0 37-15 47-36 10-22 19-61 19-62 0-7-6-7-7-7-8 0-8 3-9 11-12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2.865cm" svg:y="13.646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3.42cm" svg:y="13.69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24.072cm" svg:y="13.486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4.245cm" svg:y="13.642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9cm" svg:height="0.418cm" svg:x="24.561cm" svg:y="13.639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4-17-70-17-109-17-16 0-43 0-47 0-21-3-35-23-35-43zM141 403c-65 0-108-32-108-65 0-30 25-53 52-54h37c55 0 127 0 127 54 0 33-46 65-108 65z">
            <text:p/>
          </draw:path>
          <draw:polygon draw:style-name="gr3" draw:text-style-name="P7" draw:layer="layout" svg:width="0.087cm" svg:height="0.633cm" svg:x="24.943cm" svg:y="13.451cm" svg:viewBox="0 0 88 634" draw:points="88,634 88,609 26,609 26,26 88,26 88,0 0,0 0,634">
            <text:p/>
          </draw:polygon>
          <draw:path draw:style-name="gr3" draw:text-style-name="P7" draw:layer="layout" svg:width="0.316cm" svg:height="0.576cm" svg:x="25.077cm" svg:y="13.479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5.484cm" svg:y="13.45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47cm" svg:height="0.287cm" svg:x="25.693cm" svg:y="13.646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  <draw:path draw:style-name="gr3" draw:text-style-name="P7" draw:layer="layout" svg:width="0.147cm" svg:height="0.633cm" svg:x="25.978cm" svg:y="13.451cm" svg:viewBox="0 0 148 634" svg:d="M148 317c0-49-7-126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6.201cm" svg:y="13.451cm" svg:viewBox="0 0 88 634" draw:points="88,0 0,0 0,26 62,26 62,609 0,609 0,634 88,634">
            <text:p/>
          </draw:polygon>
          <draw:path draw:style-name="gr3" draw:text-style-name="P7" draw:layer="layout" svg:width="0.421cm" svg:height="0.422cm" svg:x="26.54cm" svg:y="13.55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7.162cm" svg:y="13.646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  <draw:polygon draw:style-name="gr3" draw:text-style-name="P7" draw:layer="layout" svg:width="0.167cm" svg:height="1.518cm" svg:x="27.42cm" svg:y="13.008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76" smil:attributeName="visibility" smil:to="visible"/>
                  <anim:animate smil:dur="5s" smil:fill="hold" smil:targetElement="id276" smil:attributeName="x" smil:values="1+width/2;x" smil:keyTimes="0;1"/>
                  <anim:animate smil:dur="5s" smil:fill="hold" smil:targetElement="id27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draw:frame presentation:style-name="pr11" draw:text-style-name="P10" draw:layer="layout" svg:width="26.6cm" svg:height="14.5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277" draw:id="id277">
          <svg:title>TexMaths</svg:title>
          <svg:desc>26§display§(4)§svg§600§FALSE§</svg:desc>
          <draw:polygon draw:style-name="gr2" draw:text-style-name="P6" draw:layer="layout" svg:width="0.986cm" svg:height="0.823cm" svg:x="2.313cm" svg:y="1.341cm" svg:viewBox="0 0 987 824" draw:points="494,824 0,824 0,0 987,0 987,824">
            <text:p/>
          </draw:polygon>
          <draw:path draw:style-name="gr3" draw:text-style-name="P7" draw:layer="layout" svg:width="0.213cm" svg:height="0.914cm" svg:x="2.357cm" svg:y="1.295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2.648cm" svg:y="1.362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3.134cm" svg:y="1.29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80" draw:id="id280">
          <svg:title>TexMaths</svg:title>
          <svg:desc>24§display§= \int \frac{4e^x - 25}{2e^x - 5} \ dx§svg§600§FALSE§</svg:desc>
          <draw:polygon draw:style-name="gr2" draw:text-style-name="P6" draw:layer="layout" svg:width="6.271cm" svg:height="1.791cm" svg:x="6.415cm" svg:y="0.842cm" svg:viewBox="0 0 6272 1792" draw:points="3135,1792 0,1792 0,0 6272,0 6272,1792">
            <text:p/>
          </draw:polygon>
          <draw:path draw:style-name="gr3" draw:text-style-name="P7" draw:layer="layout" svg:width="0.561cm" svg:height="0.199cm" svg:x="6.421cm" svg:y="1.64cm" svg:viewBox="0 0 562 200" svg:d="M534 35c13 0 28 0 28-18 0-17-15-17-26-17h-507c-14 0-29 0-29 17 0 18 15 18 29 18zM536 200c11 0 26 0 26-17 0-18-15-18-28-18h-505c-14 0-29 0-29 18 0 17 15 17 29 17z">
            <text:p/>
          </draw:path>
          <draw:path draw:style-name="gr3" draw:text-style-name="P7" draw:layer="layout" svg:width="0.75cm" svg:height="1.876cm" svg:x="7.31cm" svg:y="0.8cm" svg:viewBox="0 0 751 1877" svg:d="M40 1839c27 0 43-20 43-41 0-29-22-42-41-42-21 0-42 13-42 42 0 44 42 79 94 79 129 0 177-198 236-442 65-267 121-538 167-809 31-178 62-347 90-457 10-42 39-150 73-150 25 0 46 16 50 19-28 2-42 20-42 41 0 29 21 42 40 42 21 0 43-13 43-42 0-46-46-79-93-79-65 0-111 92-159 265-2 8-117 432-209 986-23 128-48 271-75 388-15 61-54 221-123 221-31 0-50-21-52-21z">
            <text:p/>
          </draw:path>
          <draw:path draw:style-name="gr3" draw:text-style-name="P7" draw:layer="layout" svg:width="0.375cm" svg:height="0.572cm" svg:x="8.371cm" svg:y="0.806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325cm" svg:height="0.383cm" svg:x="8.809cm" svg:y="1.006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9.191cm" svg:y="0.81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9.846cm" svg:y="1.15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64cm" svg:x="10.66cm" svg:y="0.815cm" svg:viewBox="0 0 338 565" svg:d="M65 500l90-89c133-117 183-161 183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37cm" svg:height="0.581cm" svg:x="11.082cm" svg:y="0.81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7 0 184-81 184-188z">
            <text:p/>
          </draw:path>
          <draw:polygon draw:style-name="gr3" draw:text-style-name="P7" draw:layer="layout" svg:width="3.115cm" svg:height="0.036cm" svg:x="8.348cm" svg:y="1.72cm" svg:viewBox="0 0 3116 37" draw:points="1557,37 0,37 0,0 3116,0 3116,37">
            <text:p/>
          </draw:polygon>
          <draw:path draw:style-name="gr3" draw:text-style-name="P7" draw:layer="layout" svg:width="0.337cm" svg:height="0.564cm" svg:x="8.602cm" svg:y="1.966cm" svg:viewBox="0 0 338 565" svg:d="M65 500l90-89c133-117 183-161 183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7" draw:layer="layout" svg:width="0.325cm" svg:height="0.383cm" svg:x="9.02cm" svg:y="2.154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9.402cm" svg:y="2.024cm" svg:viewBox="0 0 319 269" svg:d="M119 200c-6 19-25 52-56 52-2 0-19 0-32-8 25-8 27-29 27-33 0-13-10-23-23-23-18 0-35 16-35 37 0 31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6cm" svg:x="10.055cm" svg:y="2.3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81cm" svg:x="10.871cm" svg:y="1.966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0 0-22-15-43-42-43-13 0-42 6-42 46 0 72 60 154 154 154 97 0 184-81 184-188z">
            <text:p/>
          </draw:path>
          <draw:path draw:style-name="gr3" draw:text-style-name="P7" draw:layer="layout" svg:width="0.402cm" svg:height="0.596cm" svg:x="11.877cm" svg:y="1.363cm" svg:viewBox="0 0 403 597" svg:d="M403 10c0-2 0-10-11-10-12 0-93 8-108 10-6 0-11 3-11 15s7 12 21 12c40 0 42 5 42 13l-4 17-50 200c-15-31-40-54-79-54-97 0-203 125-203 248 0 81 46 136 113 136 18 0 60-3 110-63 7 35 36 63 76 63 31 0 50-19 64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2.307cm" svg:y="1.576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6 0 134-109 134-130 0-8-7-8-9-8-8 0-10 2-12 8-27 92-86 111-113 111-33 0-46-27-46-56 0-19 6-36 15-75z">
            <text:p/>
          </draw:path>
        </draw:g>
        <draw:g xml:id="id278" draw:id="id278">
          <svg:title>TexMaths</svg:title>
          <svg:desc>26§display§\text {Let,}§svg§600§FALSE§</svg:desc>
          <draw:polygon draw:style-name="gr2" draw:text-style-name="P6" draw:layer="layout" svg:width="1.429cm" svg:height="0.711cm" svg:x="3.629cm" svg:y="1.441cm" svg:viewBox="0 0 1430 712" draw:points="714,712 0,712 0,0 1430,0 1430,712">
            <text:p/>
          </draw:polygon>
          <draw:path draw:style-name="gr3" draw:text-style-name="P7" draw:layer="layout" svg:width="0.503cm" svg:height="0.625cm" svg:x="3.612cm" svg:y="1.395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8cm" svg:y="1.609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8cm" svg:y="1.457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4cm" svg:y="1.921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279" draw:id="id279">
          <svg:title>TexMaths</svg:title>
          <svg:desc>28§display§\text {I}§svg§600§FALSE§</svg:desc>
          <draw:polygon draw:style-name="gr2" draw:text-style-name="P6" draw:layer="layout" svg:width="0.229cm" svg:height="0.575cm" svg:x="5.632cm" svg:y="1.446cm" svg:viewBox="0 0 230 576" draw:points="116,576 0,576 0,0 230,0 230,576">
            <text:p/>
          </draw:polygon>
          <draw:path draw:style-name="gr3" draw:text-style-name="P7" draw:layer="layout" svg:width="0.301cm" svg:height="0.674cm" svg:x="5.61cm" svg:y="1.3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2" draw:id="id282">
          <svg:title>TexMaths</svg:title>
          <svg:desc>18§display§Nr = A(Dr) + B\frac{d}{dx}(Dr)§svg§600§FALSE§</svg:desc>
          <draw:polygon draw:style-name="gr2" draw:text-style-name="P6" draw:layer="layout" svg:width="6.872cm" svg:height="1.244cm" svg:x="20.217cm" svg:y="1.728cm" svg:viewBox="0 0 6873 1245" draw:points="3437,1245 0,1245 0,0 6873,0 6873,1245">
            <text:p/>
          </draw:polygon>
          <draw:path draw:style-name="gr3" draw:text-style-name="P7" draw:layer="layout" svg:width="0.533cm" svg:height="0.432cm" svg:x="20.21cm" svg:y="2.131cm" svg:viewBox="0 0 534 433" svg:d="M455 66c6-24 17-44 68-46 4 0 11-1 11-13 0-1 0-7-8-7-21 0-44 1-64 1-21 0-44-1-65-1-4 0-11 0-11 13 0 7 6 7 11 7 36 0 44 13 44 28 0 1-2 11-3 12l-71 283-139-331c-6-12-6-12-21-12h-85c-13 0-18 0-18 13 0 7 5 7 17 7 3 0 43 0 43 6l-85 340c-6 26-17 46-69 47-3 0-10 2-10 13 0 4 3 7 9 7 20 0 41-1 63-1s45 1 65 1c3 0 11 0 11-13 0-5-5-7-13-7-36 0-41-14-41-27 0-5 1-7 2-15l84-335c3 4 3 6 6 12l158 374c4 10 6 11 12 11 7 0 7-1 10-13z">
            <text:p/>
          </draw:path>
          <draw:path draw:style-name="gr3" draw:text-style-name="P7" draw:layer="layout" svg:width="0.258cm" svg:height="0.287cm" svg:x="20.782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421cm" svg:height="0.149cm" svg:x="21.277cm" svg:y="2.33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434cm" svg:height="0.454cm" svg:x="21.931cm" svg:y="2.111cm" svg:viewBox="0 0 435 455" svg:d="M91 381c-25 42-49 52-78 54-7 0-13 0-13 13 0 3 3 7 9 7 17 0 36-3 54-3 21 0 44 3 64 3 3 0 11 0 11-13 0-7-6-7-10-7-14-2-30-7-30-23 0-7 4-15 9-23l49-81h159c0 13 10 99 10 105 0 20-33 22-46 22-8 0-15 0-15 13 0 7 8 7 10 7 26 0 53-3 79-3 16 0 55 3 70 3 5 0 12 0 12-13 0-7-6-7-15-7-38 0-38-5-40-23l-39-396c-1-13-1-16-13-16-10 0-13 4-16 10zM167 288l125-209 20 209z">
            <text:p/>
          </draw:path>
          <draw:path draw:style-name="gr3" draw:text-style-name="P7" draw:layer="layout" svg:width="0.147cm" svg:height="0.632cm" svg:x="22.446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2.655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3.189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3.51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3" draw:text-style-name="P7" draw:layer="layout" svg:width="0.421cm" svg:height="0.422cm" svg:x="23.896cm" svg:y="2.19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453cm" svg:height="0.432cm" svg:x="24.52cm" svg:y="2.131cm" svg:viewBox="0 0 454 433" svg:d="M75 384c-6 25-7 29-58 29-11 0-17 0-17 13 0 7 6 7 17 7h226c101 0 176-75 176-136 0-47-37-83-98-90 65-13 133-59 133-119 0-48-42-88-118-88h-214c-13 0-18 0-18 13 0 7 5 7 17 7 1 0 13 0 24 2 12 0 18 1 18 10 0 1-2 4-3 11zM171 202l39-159c6-21 7-23 35-23h82c55 0 69 38 69 65 0 56-55 117-132 117zM143 413c-9 0-11 0-15 0-6 0-8-1-8-6 0-2 0-4 4-15l43-178h120c61 0 73 48 73 75 0 64-56 124-131 124z">
            <text:p/>
          </draw:path>
          <draw:path draw:style-name="gr3" draw:text-style-name="P7" draw:layer="layout" svg:width="0.301cm" svg:height="0.447cm" svg:x="25.287cm" svg:y="1.696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olygon draw:style-name="gr3" draw:text-style-name="P7" draw:layer="layout" svg:width="0.692cm" svg:height="0.026cm" svg:x="25.082cm" svg:y="2.391cm" svg:viewBox="0 0 693 27" draw:points="346,27 0,27 0,0 693,0 693,27">
            <text:p/>
          </draw:polygon>
          <draw:path draw:style-name="gr3" draw:text-style-name="P7" draw:layer="layout" svg:width="0.301cm" svg:height="0.447cm" svg:x="25.106cm" svg:y="2.558cm" svg:viewBox="0 0 302 448" svg:d="M302 7c0-1 0-7-8-7-9 0-69 6-81 7-4 0-9 3-9 12 0 8 6 8 16 8 31 0 32 5 32 10l-1 13-39 150c-12-23-31-40-59-40-74 0-153 93-153 185 0 61 35 103 85 103 13 0 45-3 82-48 6 26 27 48 58 48 23 0 37-15 47-36 10-22 19-61 19-62 0-7-6-7-7-7-8 0-8 2-9 11-11 42-23 79-49 79-17 0-19-16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5.429cm" svg:y="2.717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 0-18-14-23-24-23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91cm" svg:y="2.089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484cm" svg:height="0.432cm" svg:x="26.118cm" svg:y="2.131cm" svg:viewBox="0 0 485 433" svg:d="M75 384c-6 25-7 29-58 29-10 0-17 0-17 13 0 7 6 7 17 7h211c132 0 257-134 257-272 0-90-54-161-149-161h-214c-11 0-18 0-18 12 0 8 5 8 18 8 8 0 19 0 28 2 10 0 13 2 13 10 0 1 0 4-3 11zM213 43c6-21 6-23 33-23h69c62 0 114 33 114 117 0 31-13 135-66 206-19 23-69 70-147 70h-72c-9 0-10 0-13 0-7 0-9-1-9-6 0-2 0-4 3-15z">
            <text:p/>
          </draw:path>
          <draw:path draw:style-name="gr3" draw:text-style-name="P7" draw:layer="layout" svg:width="0.258cm" svg:height="0.287cm" svg:x="26.654cm" svg:y="2.283cm" svg:viewBox="0 0 259 288" svg:d="M37 243c-1 10-5 25-5 28 0 11 8 17 18 17 8 0 19-6 23-17 2-3 23-90 26-101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3" draw:text-style-name="P7" draw:layer="layout" svg:width="0.147cm" svg:height="0.632cm" svg:x="26.974cm" svg:y="2.08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draw:g xml:id="id281" draw:id="id281">
          <svg:title>TexMaths</svg:title>
          <svg:desc>22§display§\text {Remember}§svg§600§FALSE§</svg:desc>
          <draw:polygon draw:style-name="gr2" draw:text-style-name="P6" draw:layer="layout" svg:width="3.523cm" svg:height="0.477cm" svg:x="21.726cm" svg:y="1.139cm" svg:viewBox="0 0 3524 478" draw:points="1762,478 0,478 0,0 3524,0 3524,478">
            <text:p/>
          </draw:polygon>
          <draw:path draw:style-name="gr3" draw:text-style-name="P7" draw:layer="layout" svg:width="0.539cm" svg:height="0.547cm" svg:x="21.714cm" svg:y="1.109cm" svg:viewBox="0 0 540 548" svg:d="M146 256v-201c0-18 0-27 18-29 7-1 30-1 45-1 71 0 157 1 157 114 0 55-19 117-134 117zM310 266c76-17 135-65 135-127 0-74-88-139-202-139h-243v25h19c60 0 60 8 60 35v411c0 28 0 35-60 35h-19v25c28-2 83-2 113-2 31 0 86 0 114 2v-25h-19c-60 0-62-7-62-35v-198h90c12 0 46 0 72 27 30 28 30 53 30 104s0 81 32 111c31 28 74 33 96 33 62 0 74-63 74-86 0-4 0-13-10-13-7 0-7 8-9 13-3 54-32 69-51 69-37 0-44-39-55-111l-10-64c-14-49-51-74-95-90z">
            <text:p/>
          </draw:path>
          <draw:path draw:style-name="gr3" draw:text-style-name="P7" draw:layer="layout" svg:width="0.3cm" svg:height="0.357cm" svg:x="22.279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2.626cm" svg:y="1.296cm" svg:viewBox="0 0 606 344" svg:d="M60 76v210c0 33-7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7cm" svg:x="23.267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605cm" svg:height="0.343cm" svg:x="23.613cm" svg:y="1.296cm" svg:viewBox="0 0 606 344" svg:d="M60 76v210c0 33-9 33-60 33v25c26 0 67-2 88-2 19 0 60 2 86 2v-25c-51 0-60 0-60-33v-145c0-81 55-123 104-123 50 0 58 42 58 86v182c0 33-8 33-61 33v25c28 0 67-2 88-2s61 2 88 2v-25c-53 0-62 0-62-33v-145c0-81 57-123 106-123 47 0 56 42 56 86v182c0 33-9 33-60 33v25c27 0 67-2 88-2 20 0 60 2 87 2v-25c-41 0-60 0-60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547cm" svg:x="24.233cm" svg:y="1.1cm" svg:viewBox="0 0 384 548" svg:d="M113 247v-247l-113 9v24c55 0 60 6 60 43v463h19c2-1 7-12 28-47 13 17 46 56 102 56 94 0 175-76 175-176 0-99-78-176-166-176-60 0-93 37-105 51zM114 451v-160c0-16 0-16 9-28 30-44 72-50 92-50 35 0 63 20 81 50 21 31 23 75 23 107 0 30-2 76-25 111-16 23-46 50-88 50-33 0-62-20-81-48-11-16-11-18-11-32z">
            <text:p/>
          </draw:path>
          <draw:path draw:style-name="gr3" draw:text-style-name="P7" draw:layer="layout" svg:width="0.3cm" svg:height="0.357cm" svg:x="24.684cm" svg:y="1.29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61cm" svg:height="0.343cm" svg:x="25.029cm" svg:y="1.296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</draw:g>
        <draw:custom-shape draw:style-name="gr5" draw:text-style-name="P12" xml:id="id283" draw:id="id283" draw:layer="layout" svg:width="7.3cm" svg:height="2.391cm" svg:x="20cm" svg:y="0.809cm">
          <text:p/>
          <draw:enhanced-geometry svg:viewBox="0 0 21600 21600" draw:type="rectangle" draw:enhanced-path="M 0 0 L 21600 0 21600 21600 0 21600 0 0 Z N"/>
        </draw:custom-shape>
        <draw:g xml:id="id284" draw:id="id284">
          <svg:title>TexMaths</svg:title>
          <svg:desc>22§display§4e^x - 25 = A(2e^x - 5) + B\frac{d}{dx}(2e^x - 5)§svg§600§FALSE§</svg:desc>
          <draw:polygon draw:style-name="gr2" draw:text-style-name="P6" draw:layer="layout" svg:width="13.051cm" svg:height="1.522cm" svg:x="3.73cm" svg:y="2.837cm" svg:viewBox="0 0 13052 1523" draw:points="6525,1523 0,1523 0,0 13052,0 13052,1523">
            <text:p/>
          </draw:polygon>
          <draw:path draw:style-name="gr3" draw:text-style-name="P7" draw:layer="layout" svg:width="0.344cm" svg:height="0.524cm" svg:x="3.712cm" svg:y="3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4.113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4.464cm" svg:y="3.3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4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81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309cm" svg:height="0.532cm" svg:x="6.197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182cm" svg:x="6.803cm" svg:y="3.5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604cm" svg:y="3.305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8cm" svg:height="0.774cm" svg:x="8.232cm" svg:y="3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8.496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6 7-72 7z">
            <text:p/>
          </draw:path>
          <draw:path draw:style-name="gr3" draw:text-style-name="P7" draw:layer="layout" svg:width="0.298cm" svg:height="0.351cm" svg:x="8.88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9.23cm" svg:y="3.3cm" svg:viewBox="0 0 292 246" svg:d="M109 183c-5 18-23 48-51 48-2 0-18 0-30-7 23-7 25-27 25-30 0-13-9-21-21-21-16 0-32 14-32 33 0 28 30 40 58 40 25 0 46-15 60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829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577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0.969cm" svg:y="3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441cm" svg:y="3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203cm" svg:y="3.33cm" svg:viewBox="0 0 554 530" svg:d="M92 470c-8 30-9 35-71 35-14 0-21 0-21 16 0 9 7 9 21 9h276c124 0 215-92 215-167 0-57-46-101-119-109 79-16 161-73 161-147 0-58-51-107-144-107h-260c-16 0-23 0-23 16 0 9 7 9 21 9 2 0 16 0 30 1 14 0 21 2 21 13 0 1-2 5-4 14zM209 246l48-193c7-27 9-28 42-28h99c68 0 86 45 86 79 0 69-67 142-162 142zM174 505c-10 0-12 0-17 0-7 0-11-2-11-7 0-3 0-5 4-19l54-217h146c74 0 90 58 90 92 0 77-69 151-160 151z">
            <text:p/>
          </draw:path>
          <draw:path draw:style-name="gr3" draw:text-style-name="P7" draw:layer="layout" svg:width="0.369cm" svg:height="0.546cm" svg:x="13.141cm" svg:y="2.798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olygon draw:style-name="gr3" draw:text-style-name="P7" draw:layer="layout" svg:width="0.846cm" svg:height="0.032cm" svg:x="12.89cm" svg:y="3.648cm" svg:viewBox="0 0 847 33" draw:points="422,33 0,33 0,0 847,0 847,33">
            <text:p/>
          </draw:polygon>
          <draw:path draw:style-name="gr3" draw:text-style-name="P7" draw:layer="layout" svg:width="0.369cm" svg:height="0.546cm" svg:x="12.919cm" svg:y="3.853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3.314cm" svg:y="4.0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4cm" svg:x="13.903cm" svg:y="3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14.166cm" svg:y="3.34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298cm" svg:height="0.351cm" svg:x="14.549cm" svg:y="3.516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4.9cm" svg:y="3.3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15.498cm" svg:y="3.6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6.246cm" svg:y="3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18cm" svg:height="0.774cm" svg:x="16.639cm" svg:y="3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285" draw:id="id285">
          <svg:title>TexMaths</svg:title>
          <svg:desc>22§display§4e^x - 25 = A(2e^x - 5) + B (2e^x )§svg§600§FALSE§</svg:desc>
          <draw:polygon draw:style-name="gr2" draw:text-style-name="P6" draw:layer="layout" svg:width="10.688cm" svg:height="0.696cm" svg:x="3.731cm" svg:y="4.637cm" svg:viewBox="0 0 10689 697" draw:points="5345,697 0,697 0,0 10689,0 10689,697">
            <text:p/>
          </draw:polygon>
          <draw:path draw:style-name="gr3" draw:text-style-name="P7" draw:layer="layout" svg:width="0.344cm" svg:height="0.523cm" svg:x="3.713cm" svg:y="4.6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4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5cm" svg:y="4.6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5cm" svg:y="4.9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1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198cm" svg:y="4.6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4cm" svg:y="4.8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604cm" svg:y="4.624cm" svg:viewBox="0 0 532 556" svg:d="M111 466c-30 51-60 63-95 65-9 0-16 0-16 16 0 4 4 9 11 9 21 0 44-4 66-4 25 0 53 4 78 4 3 0 14 0 14-16 0-9-7-9-12-9-18-2-37-9-37-28 0-9 5-17 10-28l60-99h195c0 16 13 122 13 129 0 24-41 26-57 26-10 0-19 0-19 16 0 9 11 9 12 9 32 0 66-4 97-4 20 0 67 4 86 4 6 0 15 0 15-16 0-9-8-9-18-9-48 0-48-5-49-28l-48-484c-2-15-2-19-16-19-12 0-16 5-19 12zM204 352l153-255 25 255z">
            <text:p/>
          </draw:path>
          <draw:path draw:style-name="gr3" draw:text-style-name="P7" draw:layer="layout" svg:width="0.18cm" svg:height="0.773cm" svg:x="8.233cm" svg:y="4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497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98cm" svg:height="0.351cm" svg:x="8.88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9.231cm" svg:y="4.619cm" svg:viewBox="0 0 292 246" svg:d="M109 183c-5 18-23 47-51 47-2 0-18 0-30-7 23-7 25-26 25-29 0-13-9-22-21-22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829cm" svg:y="4.9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577cm" svg:y="4.6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0.97cm" svg:y="4.5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441cm" svg:y="4.7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553cm" svg:height="0.528cm" svg:x="12.203cm" svg:y="4.649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5 4-20l54-216h146c74 0 90 58 90 92 0 77-69 151-160 151z">
            <text:p/>
          </draw:path>
          <draw:path draw:style-name="gr3" draw:text-style-name="P7" draw:layer="layout" svg:width="0.18cm" svg:height="0.773cm" svg:x="12.872cm" svg:y="4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3.136cm" svg:y="4.6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13.52cm" svg:y="4.8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3.87cm" svg:y="4.6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8cm" svg:height="0.773cm" svg:x="14.277cm" svg:y="4.5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86" draw:id="id286">
          <svg:title>TexMaths</svg:title>
          <svg:desc>22§display§.\ .\ . \ \text {(1)}§svg§600§FALSE§</svg:desc>
          <draw:polygon draw:style-name="gr2" draw:text-style-name="P6" draw:layer="layout" svg:width="2.252cm" svg:height="0.696cm" svg:x="16.214cm" svg:y="4.638cm" svg:viewBox="0 0 2253 697" draw:points="1127,697 0,697 0,0 2253,0 2253,697">
            <text:p/>
          </draw:polygon>
          <draw:path draw:style-name="gr3" draw:text-style-name="P7" draw:layer="layout" svg:width="0.083cm" svg:height="0.083cm" svg:x="16.242cm" svg:y="5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714cm" svg:y="5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187cm" svg:y="5.0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67cm" svg:y="4.5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17.962cm" svg:y="4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325cm" svg:y="4.5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87" draw:id="id287">
          <svg:title>TexMaths</svg:title>
          <svg:desc>22§display§4e^x - 25 = 2Ae^x - 5A + 2Be^x §svg§600§FALSE§</svg:desc>
          <draw:polygon draw:style-name="gr2" draw:text-style-name="P6" draw:layer="layout" svg:width="10.068cm" svg:height="0.545cm" svg:x="3.733cm" svg:y="5.838cm" svg:viewBox="0 0 10069 546" draw:points="5035,546 0,546 0,0 10069,0 10069,546">
            <text:p/>
          </draw:polygon>
          <draw:path draw:style-name="gr3" draw:text-style-name="P7" draw:layer="layout" svg:width="0.344cm" svg:height="0.524cm" svg:x="3.715cm" svg:y="5.83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4.116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4.467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7cm" svg:y="6.1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5.813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09cm" svg:height="0.532cm" svg:x="6.2cm" svg:y="5.84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515cm" svg:height="0.182cm" svg:x="6.806cm" svg:y="6.0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617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31cm" svg:height="0.555cm" svg:x="7.992cm" svg:y="5.803cm" svg:viewBox="0 0 532 556" svg:d="M111 467c-30 51-60 63-95 65-9 0-16 0-16 16 0 3 4 8 11 8 21 0 44-3 66-3 25 0 53 3 78 3 3 0 14 0 14-16 0-8-7-8-12-8-18-2-37-9-37-28 0-9 5-18 12-29l58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7" draw:layer="layout" svg:width="0.298cm" svg:height="0.351cm" svg:x="8.581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8.932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53cm" svg:y="6.1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278cm" svg:y="5.84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31cm" svg:height="0.555cm" svg:x="10.653cm" svg:y="5.803cm" svg:viewBox="0 0 532 556" svg:d="M111 467c-30 51-60 63-95 65-9 0-16 0-16 16 0 3 4 8 11 8 21 0 44-3 66-3 25 0 53 3 78 3 3 0 14 0 14-16 0-8-7-8-12-8-18-2-37-9-37-28 0-9 5-18 10-29l60-98h195c0 16 13 121 13 128 0 25-41 27-57 27-10 0-19 0-19 16 0 8 11 8 12 8 32 0 66-3 97-3 20 0 67 3 86 3 6 0 15 0 15-16 0-8-8-8-18-8-48 0-48-6-49-28l-48-485c-2-15-2-19-16-19-12 0-16 5-19 12zM204 352l153-255 25 255z">
            <text:p/>
          </draw:path>
          <draw:path draw:style-name="gr3" draw:text-style-name="P7" draw:layer="layout" svg:width="0.515cm" svg:height="0.517cm" svg:x="11.422cm" svg:y="5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189cm" svg:y="5.84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553cm" svg:height="0.529cm" svg:x="12.571cm" svg:y="5.829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1-11-7 0-3 0-5 5-19l53-217h146c76 0 90 58 90 92 0 77-69 151-160 151z">
            <text:p/>
          </draw:path>
          <draw:path draw:style-name="gr3" draw:text-style-name="P7" draw:layer="layout" svg:width="0.298cm" svg:height="0.351cm" svg:x="13.2cm" svg:y="6.016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13.55cm" svg:y="5.799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 xml:id="id288" draw:id="id288">
          <svg:title>TexMaths</svg:title>
          <svg:desc>22§display§4e^x - 25 = ( 2A + 2B )e^x - 5A §svg§600§FALSE§</svg:desc>
          <draw:polygon draw:style-name="gr2" draw:text-style-name="P6" draw:layer="layout" svg:width="9.971cm" svg:height="0.696cm" svg:x="3.734cm" svg:y="7.04cm" svg:viewBox="0 0 9972 697" draw:points="4986,697 0,697 0,0 9972,0 9972,697">
            <text:p/>
          </draw:polygon>
          <draw:path draw:style-name="gr3" draw:text-style-name="P7" draw:layer="layout" svg:width="0.344cm" svg:height="0.523cm" svg:x="3.716cm" svg:y="7.05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7cm" svg:y="7.2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7cm" svg:y="7.022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8cm" svg:y="7.37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4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201cm" svg:y="7.066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6cm" svg:y="7.2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656cm" svg:y="7.0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919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53cm" svg:height="0.555cm" svg:x="8.294cm" svg:y="7.027cm" svg:viewBox="0 0 531 556" svg:d="M111 466c-30 51-60 63-95 65-9 0-16 0-16 16 0 4 4 9 11 9 21 0 44-4 66-4 25 0 53 4 78 4 3 0 14 0 14-16 0-9-7-9-12-9-18-2-37-9-37-28 0-9 5-17 12-28l58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516cm" svg:x="9.063cm" svg:y="7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9.83cm" svg:y="7.0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53cm" svg:height="0.528cm" svg:x="10.212cm" svg:y="7.052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18cm" svg:height="0.773cm" svg:x="10.847cm" svg:y="7.0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98cm" svg:height="0.351cm" svg:x="11.139cm" svg:y="7.23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1.491cm" svg:y="7.022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09cm" svg:y="7.37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2.838cm" svg:y="7.066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53cm" svg:height="0.555cm" svg:x="13.213cm" svg:y="7.027cm" svg:viewBox="0 0 531 556" svg:d="M111 466c-30 51-60 63-95 65-9 0-16 0-16 16 0 4 4 9 11 9 21 0 44-4 66-4 25 0 53 4 78 4 3 0 14 0 14-16 0-9-7-9-12-9-18-2-37-9-37-28 0-9 5-17 12-28l58-99h195c0 16 13 122 13 129 0 24-41 26-57 26-10 0-19 0-19 16 0 9 11 9 12 9 32 0 66-4 97-4 20 0 67 4 86 4 6 0 14 0 14-16 0-9-7-9-17-9-48 0-48-5-49-28l-48-484c-2-15-2-19-16-19-12 0-16 5-19 12zM204 352l153-255 25 255z">
            <text:p/>
          </draw:path>
        </draw:g>
        <draw:g xml:id="id289" draw:id="id289">
          <svg:title>TexMaths</svg:title>
          <svg:desc>22§display§2A + 2B  = 4 \ \Rightarrow \ A + B  = 2§svg§600§FALSE§</svg:desc>
          <draw:polygon draw:style-name="gr2" draw:text-style-name="P6" draw:layer="layout" svg:width="9.51cm" svg:height="0.542cm" svg:x="3.717cm" svg:y="8.341cm" svg:viewBox="0 0 9511 543" draw:points="4756,543 0,543 0,0 9511,0 9511,543">
            <text:p/>
          </draw:polygon>
          <draw:path draw:style-name="gr3" draw:text-style-name="P7" draw:layer="layout" svg:width="0.309cm" svg:height="0.517cm" svg:x="3.717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31cm" svg:height="0.556cm" svg:x="4.092cm" svg:y="8.3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6 4 6 0 15 0 15-16 0-9-8-9-18-9-48 0-48-5-49-28l-48-485c-2-15-2-19-16-19-12 0-14 5-19 12zM204 352l153-255 25 255z">
            <text:p/>
          </draw:path>
          <draw:path draw:style-name="gr3" draw:text-style-name="P7" draw:layer="layout" svg:width="0.515cm" svg:height="0.517cm" svg:x="4.859cm" svg:y="8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5.628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53cm" svg:height="0.529cm" svg:x="6.009cm" svg:y="8.327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6.86cm" svg:y="8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4cm" svg:x="7.654cm" svg:y="8.332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687cm" svg:height="0.427cm" svg:x="8.534cm" svg:y="8.45cm" svg:viewBox="0 0 688 428" svg:d="M521 153c32 28 70 50 97 60-28 12-65 34-97 60h-493c-14 0-28 0-28 16s14 16 26 16h460c-37 35-78 104-78 114 0 9 9 9 14 9 7 0 13 0 14-7 18-30 39-70 90-116 53-48 106-67 145-80 14-5 14-5 15-7 2 0 2-3 2-5s0-2 0-3l-3-2c-2-2-2-2-16-7-106-30-183-102-225-185-9-16-11-16-22-16-5 0-14 0-14 9 0 10 39 77 78 114h-460c-12 0-26 0-26 16 0 14 14 14 28 14z">
            <text:p/>
          </draw:path>
          <draw:path draw:style-name="gr3" draw:text-style-name="P7" draw:layer="layout" svg:width="0.531cm" svg:height="0.556cm" svg:x="9.765cm" svg:y="8.302cm" svg:viewBox="0 0 532 557" svg:d="M111 467c-30 51-60 63-95 65-9 0-16 0-16 16 0 3 4 9 11 9 21 0 44-4 66-4 25 0 53 4 78 4 3 0 14 0 14-16 0-9-7-9-12-9-18-2-37-9-37-28 0-9 5-18 10-28l60-99h195c0 16 13 121 13 129 0 24-41 26-57 26-10 0-19 0-19 16 0 9 11 9 12 9 32 0 66-4 97-4 20 0 67 4 86 4 6 0 15 0 15-16 0-9-8-9-18-9-48 0-48-5-49-28l-48-485c-2-15-2-19-16-19-12 0-16 5-19 12zM204 352l153-255 25 255z">
            <text:p/>
          </draw:path>
          <draw:path draw:style-name="gr3" draw:text-style-name="P7" draw:layer="layout" svg:width="0.515cm" svg:height="0.517cm" svg:x="10.532cm" svg:y="8.4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1.296cm" svg:y="8.327cm" svg:viewBox="0 0 554 530" svg:d="M92 470c-8 30-9 36-71 36-14 0-21 0-21 15 0 9 7 9 21 9h276c124 0 215-91 215-167 0-57-46-101-120-109 80-16 162-73 162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12.146cm" svg:y="8.5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2.957cm" svg:y="8.3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</draw:g>
        <draw:g xml:id="id290" draw:id="id290">
          <svg:title>TexMaths</svg:title>
          <svg:desc>22§display§.\ .\ . \ \text {(2)}§svg§600§FALSE§</svg:desc>
          <draw:polygon draw:style-name="gr2" draw:text-style-name="P6" draw:layer="layout" svg:width="2.252cm" svg:height="0.696cm" svg:x="14.314cm" svg:y="8.24cm" svg:viewBox="0 0 2253 697" draw:points="1127,697 0,697 0,0 2253,0 2253,697">
            <text:p/>
          </draw:polygon>
          <draw:path draw:style-name="gr3" draw:text-style-name="P7" draw:layer="layout" svg:width="0.083cm" svg:height="0.083cm" svg:x="14.342cm" svg:y="8.6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814cm" svg:y="8.6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287cm" svg:y="8.6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5.77cm" svg:y="8.20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6.032cm" svg:y="8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6.425cm" svg:y="8.20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291" draw:id="id291">
          <svg:title>TexMaths</svg:title>
          <svg:desc>22§display§- 5A =  - 25 \ \Rightarrow \ A =  5 ,§svg§600§FALSE§</svg:desc>
          <draw:polygon draw:style-name="gr2" draw:text-style-name="P6" draw:layer="layout" svg:width="7.77cm" svg:height="0.626cm" svg:x="3.718cm" svg:y="9.442cm" svg:viewBox="0 0 7771 627" draw:points="3885,627 0,627 0,0 7771,0 7771,627">
            <text:p/>
          </draw:polygon>
          <draw:path draw:style-name="gr3" draw:text-style-name="P7" draw:layer="layout" svg:width="0.472cm" svg:height="0.032cm" svg:x="3.743cm" svg:y="9.7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4.32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531cm" svg:height="0.555cm" svg:x="4.695cm" svg:y="9.403cm" svg:viewBox="0 0 532 556" svg:d="M111 466c-30 51-60 64-95 66-9 0-16 0-16 15 0 4 4 9 11 9 21 0 44-3 66-3 25 0 53 3 78 3 3 0 14 0 14-16 0-8-7-8-12-8-18-2-37-9-37-29 0-8 5-17 10-28l60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182cm" svg:x="5.506cm" svg:y="9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342cm" svg:y="9.74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918cm" svg:y="9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09cm" svg:height="0.532cm" svg:x="7.305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687cm" svg:height="0.427cm" svg:x="8.168cm" svg:y="9.551cm" svg:viewBox="0 0 688 428" svg:d="M521 153c32 28 72 49 97 60-28 12-65 33-97 60h-493c-14 0-28 0-28 16 0 15 14 15 26 15h460c-37 36-78 104-78 115 0 9 9 9 14 9 7 0 13 0 15-7 17-30 38-71 89-117 53-47 106-66 145-79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7" draw:layer="layout" svg:width="0.531cm" svg:height="0.555cm" svg:x="9.398cm" svg:y="9.403cm" svg:viewBox="0 0 532 556" svg:d="M111 466c-30 51-60 64-95 66-9 0-16 0-16 15 0 4 4 9 11 9 21 0 44-3 66-3 25 0 53 3 78 3 3 0 14 0 14-16 0-8-7-8-12-8-18-2-37-9-37-29 0-8 5-17 12-28l58-98h195c0 15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515cm" svg:height="0.182cm" svg:x="10.21cm" svg:y="9.6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1.021cm" svg:y="9.442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091cm" svg:height="0.231cm" svg:x="11.436cm" svg:y="9.875cm" svg:viewBox="0 0 92 232" svg:d="M92 81c0-51-20-81-50-81-26 0-42 19-42 40 0 22 16 43 42 43 9 0 20-4 27-11 3-2 3-2 5-2 0 0 2 0 2 11 0 58-28 106-55 130-9 9-9 11-9 13 0 7 4 8 9 8 9 0 71-60 71-151z">
            <text:p/>
          </draw:path>
        </draw:g>
        <draw:g xml:id="id292" draw:id="id292">
          <svg:title>TexMaths</svg:title>
          <svg:desc>22§display§\text {Put } A = 5 \text { in } (2), \text { we get, }§svg§600§FALSE§</svg:desc>
          <draw:polygon draw:style-name="gr2" draw:text-style-name="P6" draw:layer="layout" svg:width="8.51cm" svg:height="0.696cm" svg:x="12.13cm" svg:y="9.442cm" svg:viewBox="0 0 8511 697" draw:points="4255,697 0,697 0,0 8511,0 8511,697">
            <text:p/>
          </draw:polygon>
          <draw:path draw:style-name="gr3" draw:text-style-name="P7" draw:layer="layout" svg:width="0.457cm" svg:height="0.528cm" svg:x="12.118cm" svg:y="9.454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12.642cm" svg:y="9.64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13.061cm" svg:y="9.5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cm" svg:height="0.555cm" svg:x="13.633cm" svg:y="9.429cm" svg:viewBox="0 0 531 556" svg:d="M111 466c-30 51-60 63-95 65-9 0-16 0-16 16 0 4 4 9 11 9 21 0 44-4 66-4 25 0 53 4 78 4 3 0 14 0 14-16 0-9-7-9-12-9-18-2-37-9-37-28 0-9 5-17 10-28l60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182cm" svg:x="14.443cm" svg:y="9.6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5.256cm" svg:y="9.46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66cm" svg:height="0.518cm" svg:x="15.886cm" svg:y="9.4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101cm" svg:y="9.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6.84cm" svg:y="9.4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7.102cm" svg:y="9.4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495cm" svg:y="9.4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17.817cm" svg:y="9.901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53cm" svg:height="0.342cm" svg:x="18.366cm" svg:y="9.649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7" draw:layer="layout" svg:width="0.3cm" svg:height="0.356cm" svg:x="18.911cm" svg:y="9.6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9.511cm" svg:y="9.63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9.899cm" svg:y="9.6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20.235cm" svg:y="9.5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20.588cm" svg:y="9.901cm" svg:viewBox="0 0 92 232" svg:d="M92 81c0-49-18-81-50-81-28 0-42 21-42 40 0 22 14 43 42 43 13 0 21-6 30-11l2-2c0 0 2 0 2 11 0 51-23 98-58 135-4 4-6 6-6 7 0 7 4 9 9 9 9 0 71-61 71-151z">
            <text:p/>
          </draw:path>
        </draw:g>
        <draw:g xml:id="id293" draw:id="id293">
          <svg:title>TexMaths</svg:title>
          <svg:desc>22§display§B = - 3 ,§svg§600§FALSE§</svg:desc>
          <draw:polygon draw:style-name="gr2" draw:text-style-name="P6" draw:layer="layout" svg:width="2.723cm" svg:height="0.601cm" svg:x="21.225cm" svg:y="9.542cm" svg:viewBox="0 0 2724 602" draw:points="1362,602 0,602 0,0 2724,0 2724,602">
            <text:p/>
          </draw:polygon>
          <draw:path draw:style-name="gr3" draw:text-style-name="P7" draw:layer="layout" svg:width="0.553cm" svg:height="0.529cm" svg:x="21.218cm" svg:y="9.503cm" svg:viewBox="0 0 554 530" svg:d="M92 470c-8 30-9 35-71 35-14 0-21 0-21 16 0 9 7 9 21 9h276c124 0 215-92 215-167 0-57-46-101-120-109 80-16 162-73 162-147 0-58-51-107-144-107h-260c-16 0-23 0-23 16 0 9 7 9 21 9 2 0 16 0 30 1 14 0 21 2 21 13 0 2-2 5-4 14zM209 247l48-194c7-27 9-28 42-28h100c67 0 85 45 85 79 0 69-67 143-162 143zM174 505c-10 0-12 0-17 0-7 0-11-1-11-7 0-3 0-5 4-19l54-217h146c76 0 90 59 90 92 0 77-69 151-160 151z">
            <text:p/>
          </draw:path>
          <draw:path draw:style-name="gr3" draw:text-style-name="P7" draw:layer="layout" svg:width="0.515cm" svg:height="0.182cm" svg:x="22.07cm" svg:y="9.7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906cm" svg:y="9.82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23.476cm" svg:y="9.51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091cm" svg:height="0.231cm" svg:x="23.896cm" svg:y="9.949cm" svg:viewBox="0 0 92 232" svg:d="M92 81c0-51-20-81-50-81-26 0-42 19-42 41 0 21 16 42 42 42 9 0 20-4 27-11 3-2 3-2 5-2 0 0 2 0 2 11 0 58-28 106-55 130-9 9-9 11-9 13 0 7 4 8 9 8 9 0 71-59 71-151z">
            <text:p/>
          </draw:path>
        </draw:g>
        <draw:g xml:id="id294" draw:id="id294">
          <svg:title>TexMaths</svg:title>
          <svg:desc>22§display§\text {Put } A = 5 \text { and } B = - 3  \text { in (1) we get, }§svg§600§FALSE§</svg:desc>
          <draw:polygon draw:style-name="gr2" draw:text-style-name="P6" draw:layer="layout" svg:width="12.574cm" svg:height="0.696cm" svg:x="3.831cm" svg:y="10.543cm" svg:viewBox="0 0 12575 697" draw:points="6287,697 0,697 0,0 12575,0 12575,697">
            <text:p/>
          </draw:polygon>
          <draw:path draw:style-name="gr3" draw:text-style-name="P7" draw:layer="layout" svg:width="0.457cm" svg:height="0.528cm" svg:x="3.819cm" svg:y="10.555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344cm" svg:y="10.741cm" svg:viewBox="0 0 391 352" svg:d="M278 281v71l113-9v-25c-55 0-60-5-60-42v-276l-114 9v24c54 0 59 6 59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4.762cm" svg:y="10.6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1cm" svg:height="0.555cm" svg:x="5.335cm" svg:y="10.53cm" svg:viewBox="0 0 532 556" svg:d="M111 466c-30 51-60 63-95 65-9 0-16 0-16 16 0 4 4 9 11 9 21 0 44-4 66-4 25 0 53 4 78 4 3 0 14 0 14-16 0-9-7-9-12-9-18-2-37-9-37-28 0-9 5-17 10-28l60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7" draw:layer="layout" svg:width="0.515cm" svg:height="0.182cm" svg:x="6.144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6.957cm" svg:y="10.569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349cm" svg:height="0.356cm" svg:x="7.595cm" svg:y="10.738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7.973cm" svg:y="10.74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8.404cm" svg:y="10.548cm" svg:viewBox="0 0 384 547" svg:d="M269 496v51l115-9v-24c-55 0-62-6-62-43v-471l-111 9v24c53 0 60 6 60 43v167c-23-27-56-48-99-48-91 0-172 76-172 176 0 99 76 176 165 176 50 0 85-26 104-51zM269 288v159c0 14 0 16-8 28-23 37-59 54-92 54-35 0-63-19-83-49-19-31-21-75-21-107 0-30 2-76 23-111 18-25 46-49 88-49 28 0 60 10 85 46 8 14 8 15 8 29z">
            <text:p/>
          </draw:path>
          <draw:path draw:style-name="gr3" draw:text-style-name="P7" draw:layer="layout" svg:width="0.553cm" svg:height="0.528cm" svg:x="9.098cm" svg:y="10.555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  <draw:path draw:style-name="gr3" draw:text-style-name="P7" draw:layer="layout" svg:width="0.515cm" svg:height="0.182cm" svg:x="9.95cm" svg:y="10.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0.786cm" svg:y="10.875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356cm" svg:y="10.569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66cm" svg:height="0.518cm" svg:x="11.993cm" svg:y="10.5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208cm" svg:y="10.74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2.947cm" svg:y="10.50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3.239cm" svg:y="10.5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602cm" svg:y="10.50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31cm" svg:height="0.342cm" svg:x="14.13cm" svg:y="10.75cm" svg:viewBox="0 0 532 343" svg:d="M466 74c15-39 39-49 66-49v-25c-18 2-41 2-57 2-23 0-58-2-72-2v25c28 0 44 14 44 37 0 5 0 5-3 15l-71 199-77-216c-2-9-4-11-4-14 0-21 30-21 46-21v-25c-23 0-62 2-81 2-23 0-46 0-69-2v25c29 0 41 1 50 10 3 5 12 28 17 44l-67 187-74-206c-3-11-3-13-3-14 0-21 30-21 46-21v-25c-23 0-67 2-85 2-3 0-44 0-72-2v25c39 0 48 1 58 26l97 274c3 13 7 18 16 18 10 0 12-3 16-16l79-220 79 222c4 9 5 14 16 14 9 0 12-7 14-14z">
            <text:p/>
          </draw:path>
          <draw:path draw:style-name="gr3" draw:text-style-name="P7" draw:layer="layout" svg:width="0.3cm" svg:height="0.356cm" svg:x="14.676cm" svg:y="10.7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5.276cm" svg:y="10.73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7 0 155 0 155 66 0 41-57 80-133 80z">
            <text:p/>
          </draw:path>
          <draw:path draw:style-name="gr3" draw:text-style-name="P7" draw:layer="layout" svg:width="0.3cm" svg:height="0.356cm" svg:x="15.663cm" svg:y="10.73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999cm" svg:y="10.6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6.351cm" svg:y="11.002cm" svg:viewBox="0 0 92 232" svg:d="M92 81c0-49-18-81-50-81-28 0-42 21-42 40 0 22 14 43 42 43 13 0 21-6 30-11l2-2c0 0 2 0 2 11 0 51-23 98-58 135-4 4-6 6-6 7 0 7 4 9 9 9 9 0 71-61 71-151z">
            <text:p/>
          </draw:path>
        </draw:g>
        <draw:g xml:id="id295" draw:id="id295">
          <svg:title>TexMaths</svg:title>
          <svg:desc>22§display§4e^x - 25 = 5 (2e^x - 5) + (-3) (2e^x )§svg§600§FALSE§</svg:desc>
          <draw:polygon draw:style-name="gr2" draw:text-style-name="P6" draw:layer="layout" svg:width="11.458cm" svg:height="0.696cm" svg:x="3.733cm" svg:y="11.737cm" svg:viewBox="0 0 11459 697" draw:points="5728,697 0,697 0,0 11459,0 11459,697">
            <text:p/>
          </draw:polygon>
          <draw:path draw:style-name="gr3" draw:text-style-name="P7" draw:layer="layout" svg:width="0.344cm" svg:height="0.523cm" svg:x="3.715cm" svg:y="11.754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8cm" svg:height="0.351cm" svg:x="4.11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466cm" svg:y="11.719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067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5.813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32cm" svg:x="6.2cm" svg:y="11.7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805cm" svg:y="11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7.617cm" svg:y="11.763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8.043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305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8.688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9.039cm" svg:y="11.71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637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0.385cm" svg:y="11.763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18cm" svg:height="0.773cm" svg:x="10.777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249cm" svg:y="11.8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2.055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2.344cm" svg:y="12.06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914cm" svg:y="11.7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3.312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18cm" svg:height="0.773cm" svg:x="13.644cm" svg:y="11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3.908cm" svg:y="11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8cm" svg:height="0.351cm" svg:x="14.292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4.642cm" svg:y="11.71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5.049cm" svg:y="11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8" draw:id="id298">
          <svg:title>TexMaths</svg:title>
          <svg:desc>24§display§= \int \frac{5 (2e^x - 5) - 3 (2e^x )}{2e^x - 5} \ dx§svg§600§FALSE§</svg:desc>
          <draw:polygon draw:style-name="gr2" draw:text-style-name="P6" draw:layer="layout" svg:width="10.275cm" svg:height="1.846cm" svg:x="6.417cm" svg:y="12.944cm" svg:viewBox="0 0 10276 1847" draw:points="5138,1847 0,1847 0,0 10276,0 10276,1847">
            <text:p/>
          </draw:polygon>
          <draw:path draw:style-name="gr3" draw:text-style-name="P7" draw:layer="layout" svg:width="0.562cm" svg:height="0.199cm" svg:x="6.423cm" svg:y="13.79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7.312cm" svg:y="12.958cm" svg:viewBox="0 0 751 1876" svg:d="M40 1838c27 0 43-19 43-40 0-29-22-43-41-43-21 0-42 14-42 43 0 44 42 78 94 78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337cm" svg:height="0.581cm" svg:x="8.393cm" svg:y="12.97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197cm" svg:height="0.844cm" svg:x="8.855cm" svg:y="12.9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9.141cm" svg:y="12.97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9.56cm" svg:y="13.161cm" svg:viewBox="0 0 326 384" svg:d="M119 179c25 0 88-2 131-20 59-25 63-74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9.944cm" svg:y="12.967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0.597cm" svg:y="13.307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1.413cm" svg:y="12.973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197cm" svg:height="0.844cm" svg:x="11.841cm" svg:y="12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5cm" svg:height="0.035cm" svg:x="12.377cm" svg:y="13.307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187cm" svg:y="12.973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3.655cm" svg:y="12.90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13.943cm" svg:y="12.97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14.362cm" svg:y="13.161cm" svg:viewBox="0 0 326 384" svg:d="M119 179c25 0 88-2 131-20 59-25 63-74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4.744cm" svg:y="12.967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197cm" svg:height="0.844cm" svg:x="15.188cm" svg:y="12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7.118cm" svg:height="0.035cm" svg:x="8.35cm" svg:y="13.878cm" svg:viewBox="0 0 7119 36" draw:points="3560,36 0,36 0,0 7119,0 7119,36">
            <text:p/>
          </draw:polygon>
          <draw:path draw:style-name="gr3" draw:text-style-name="P7" draw:layer="layout" svg:width="0.337cm" svg:height="0.564cm" svg:x="10.605cm" svg:y="14.12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25cm" svg:height="0.383cm" svg:x="11.023cm" svg:y="14.312cm" svg:viewBox="0 0 326 384" svg:d="M119 179c25 0 88-2 131-20 59-25 63-74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1.407cm" svg:y="14.181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2.06cm" svg:y="14.456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2.876cm" svg:y="14.12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7" draw:layer="layout" svg:width="0.402cm" svg:height="0.596cm" svg:x="15.885cm" svg:y="13.5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6.315cm" svg:y="13.73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297" draw:id="id297">
          <svg:title>TexMaths</svg:title>
          <svg:desc>28§display§\text {I}§svg§600§FALSE§</svg:desc>
          <draw:polygon draw:style-name="gr2" draw:text-style-name="P6" draw:layer="layout" svg:width="0.229cm" svg:height="0.575cm" svg:x="5.633cm" svg:y="13.547cm" svg:viewBox="0 0 230 576" draw:points="116,576 0,576 0,0 230,0 230,576">
            <text:p/>
          </draw:polygon>
          <draw:path draw:style-name="gr3" draw:text-style-name="P7" draw:layer="layout" svg:width="0.301cm" svg:height="0.674cm" svg:x="5.611cm" svg:y="13.498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96" draw:id="id296">
          <svg:title>TexMaths</svg:title>
          <svg:desc>28§display§\therefore§svg§600§FALSE§</svg:desc>
          <draw:polygon draw:style-name="gr2" draw:text-style-name="P6" draw:layer="layout" svg:width="0.528cm" svg:height="0.433cm" svg:x="4.005cm" svg:y="13.723cm" svg:viewBox="0 0 529 434" draw:points="265,434 0,434 0,0 529,0 529,434">
            <text:p/>
          </draw:polygon>
          <draw:path draw:style-name="gr3" draw:text-style-name="P7" draw:layer="layout" svg:width="0.598cm" svg:height="0.531cm" svg:x="3.985cm" svg:y="13.6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8" smil:attributeName="visibility" smil:to="visible"/>
                  <anim:animate smil:dur="0.5s" smil:fill="hold" smil:targetElement="id278" smil:attributeName="width" smil:values="width*0.05;width" smil:keyTimes="0;1"/>
                  <anim:animate smil:dur="0.5s" smil:fill="hold" smil:targetElement="id278" smil:attributeName="height" smil:values="height;height" smil:keyTimes="0;1"/>
                  <anim:animate smil:dur="0.5s" smil:fill="hold" smil:targetElement="id278" smil:attributeName="x" smil:values="x-.2;x" smil:keyTimes="0;1"/>
                  <anim:animate smil:dur="0.5s" smil:fill="hold" smil:targetElement="id278" smil:attributeName="y" smil:values="y;y" smil:keyTimes="0;1"/>
                  <anim:transitionFilter smil:dur="0.5s" smil:targetElement="id27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81" smil:attributeName="visibility" smil:to="visible"/>
                  <anim:animate smil:dur="5s" smil:fill="hold" smil:targetElement="id281" smil:attributeName="x" smil:values="1+width/2;x" smil:keyTimes="0;1"/>
                  <anim:animate smil:dur="5s" smil:fill="hold" smil:targetElement="id281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2" smil:attributeName="visibility" smil:to="visible"/>
                  <anim:animate smil:dur="5s" smil:fill="hold" smil:targetElement="id282" smil:attributeName="x" smil:values="1+width/2;x" smil:keyTimes="0;1"/>
                  <anim:animate smil:dur="5s" smil:fill="hold" smil:targetElement="id28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83" smil:attributeName="visibility" smil:to="visible"/>
                  <anim:animate smil:dur="5s" smil:fill="hold" smil:targetElement="id283" smil:attributeName="x" smil:values="1+width/2;x" smil:keyTimes="0;1"/>
                  <anim:animate smil:dur="5s" smil:fill="hold" smil:targetElement="id28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draw:frame presentation:style-name="pr7" draw:text-style-name="P10" draw:layer="layout" svg:width="26.4cm" svg:height="14.7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04" draw:id="id304">
          <svg:title>TexMaths</svg:title>
          <svg:desc>24§display§= 5x - 3 \log ( 2e^x - 5 )\ + \ c§svg§600§FALSE§</svg:desc>
          <draw:polygon draw:style-name="gr2" draw:text-style-name="P6" draw:layer="layout" svg:width="9.696cm" svg:height="0.759cm" svg:x="6.515cm" svg:y="5.741cm" svg:viewBox="0 0 9697 760" draw:points="4849,760 0,760 0,0 9697,0 9697,760">
            <text:p/>
          </draw:polygon>
          <draw:path draw:style-name="gr3" draw:text-style-name="P7" draw:layer="layout" svg:width="0.561cm" svg:height="0.199cm" svg:x="6.521cm" svg:y="6.022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337cm" svg:height="0.581cm" svg:x="7.406cm" svg:y="5.7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421cm" svg:height="0.383cm" svg:x="7.809cm" svg:y="5.95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8 0 136-109 136-130 0-8-7-8-9-8-8 0-10 2-12 8-27 92-86 111-113 111-33 0-46-27-46-56 0-19 6-36 15-75z">
            <text:p/>
          </draw:path>
          <draw:path draw:style-name="gr3" draw:text-style-name="P7" draw:layer="layout" svg:width="0.515cm" svg:height="0.035cm" svg:x="8.525cm" svg:y="6.104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9.333cm" svg:y="5.77cm" svg:viewBox="0 0 351 582" svg:d="M211 265c69-21 117-81 117-148 0-69-75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89cm" svg:height="0.587cm" svg:x="9.888cm" svg:y="5.747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118cm" svg:y="5.954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0.539cm" svg:y="5.949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1.032cm" svg:y="5.699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37cm" svg:height="0.564cm" svg:x="11.32cm" svg:y="5.7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325cm" svg:height="0.383cm" svg:x="11.737cm" svg:y="5.958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12.121cm" svg:y="5.722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2.773cm" svg:y="6.10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3.589cm" svg:y="5.77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7 0 184-81 184-188z">
            <text:p/>
          </draw:path>
          <draw:path draw:style-name="gr3" draw:text-style-name="P7" draw:layer="layout" svg:width="0.197cm" svg:height="0.844cm" svg:x="14.017cm" svg:y="5.69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1cm" svg:height="0.564cm" svg:x="14.812cm" svg:y="5.83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5.924cm" svg:y="5.95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03" draw:id="id303">
          <svg:title>TexMaths</svg:title>
          <svg:desc>28§display§\text {I}§svg§600§FALSE§</svg:desc>
          <draw:polygon draw:style-name="gr2" draw:text-style-name="P6" draw:layer="layout" svg:width="0.229cm" svg:height="0.575cm" svg:x="5.632cm" svg:y="5.843cm" svg:viewBox="0 0 230 576" draw:points="116,576 0,576 0,0 230,0 230,576">
            <text:p/>
          </draw:polygon>
          <draw:path draw:style-name="gr3" draw:text-style-name="P7" draw:layer="layout" svg:width="0.301cm" svg:height="0.674cm" svg:x="5.61cm" svg:y="5.7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2" draw:id="id302">
          <svg:title>TexMaths</svg:title>
          <svg:desc>28§display§\therefore§svg§600§FALSE§</svg:desc>
          <draw:polygon draw:style-name="gr2" draw:text-style-name="P6" draw:layer="layout" svg:width="0.528cm" svg:height="0.433cm" svg:x="3.805cm" svg:y="5.923cm" svg:viewBox="0 0 529 434" draw:points="265,434 0,434 0,0 529,0 529,434">
            <text:p/>
          </draw:polygon>
          <draw:path draw:style-name="gr3" draw:text-style-name="P7" draw:layer="layout" svg:width="0.598cm" svg:height="0.531cm" svg:x="3.785cm" svg:y="5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07" draw:id="id307">
          <svg:title>TexMaths</svg:title>
          <svg:desc>26§display§\text {Let,}§svg§600§FALSE§</svg:desc>
          <draw:polygon draw:style-name="gr2" draw:text-style-name="P6" draw:layer="layout" svg:width="1.429cm" svg:height="0.711cm" svg:x="3.626cm" svg:y="7.74cm" svg:viewBox="0 0 1430 712" draw:points="714,712 0,712 0,0 1430,0 1430,712">
            <text:p/>
          </draw:polygon>
          <draw:path draw:style-name="gr3" draw:text-style-name="P7" draw:layer="layout" svg:width="0.503cm" svg:height="0.625cm" svg:x="3.609cm" svg:y="7.6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177cm" svg:y="7.9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575cm" svg:y="7.7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4.991cm" svg:y="8.2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308" draw:id="id308">
          <svg:title>TexMaths</svg:title>
          <svg:desc>26§display§\text {I}§svg§600§FALSE§</svg:desc>
          <draw:polygon draw:style-name="gr2" draw:text-style-name="P6" draw:layer="layout" svg:width="0.213cm" svg:height="0.534cm" svg:x="5.733cm" svg:y="7.742cm" svg:viewBox="0 0 214 535" draw:points="108,535 0,535 0,0 214,0 214,535">
            <text:p/>
          </draw:polygon>
          <draw:path draw:style-name="gr3" draw:text-style-name="P7" draw:layer="layout" svg:width="0.28cm" svg:height="0.626cm" svg:x="5.712cm" svg:y="7.6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06" draw:id="id306">
          <svg:title>TexMaths</svg:title>
          <svg:desc>26§display§(5)§svg§600§FALSE§</svg:desc>
          <draw:polygon draw:style-name="gr2" draw:text-style-name="P6" draw:layer="layout" svg:width="0.986cm" svg:height="0.822cm" svg:x="2.21cm" svg:y="7.642cm" svg:viewBox="0 0 987 823" draw:points="494,823 0,823 0,0 987,0 987,823">
            <text:p/>
          </draw:polygon>
          <draw:path draw:style-name="gr3" draw:text-style-name="P7" draw:layer="layout" svg:width="0.213cm" svg:height="0.914cm" svg:x="2.254cm" svg:y="7.59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566cm" svg:y="7.673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3.031cm" svg:y="7.59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9" draw:id="id309">
          <svg:title>TexMaths</svg:title>
          <svg:desc>24§display§= \int \frac{ 3e^{2x} + 5 }{ 4e^{2x} - 10 } dx§svg§600§FALSE§</svg:desc>
          <draw:polygon draw:style-name="gr2" draw:text-style-name="P6" draw:layer="layout" svg:width="6.327cm" svg:height="1.912cm" svg:x="6.518cm" svg:y="6.942cm" svg:viewBox="0 0 6328 1913" draw:points="3164,1913 0,1913 0,0 6328,0 6328,1913">
            <text:p/>
          </draw:polygon>
          <draw:path draw:style-name="gr3" draw:text-style-name="P7" draw:layer="layout" svg:width="0.562cm" svg:height="0.199cm" svg:x="6.524cm" svg:y="7.8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7.413cm" svg:y="7.021cm" svg:viewBox="0 0 751 1876" svg:d="M40 1838c27 0 43-20 43-41 0-29-22-42-41-42-21 0-42 13-42 42 0 44 42 79 94 79 129 0 177-198 236-442 65-267 121-537 167-808 31-179 62-348 90-457 10-42 39-150 73-150 25 0 46 16 50 19-28 2-42 20-42 41 0 29 21 42 40 42 22 0 43-13 43-42 0-46-46-79-92-79-66 0-112 92-160 265-2 8-117 432-209 985-23 129-48 271-75 388-15 61-54 221-123 221-31 0-50-21-52-21z">
            <text:p/>
          </draw:path>
          <draw:path draw:style-name="gr3" draw:text-style-name="P7" draw:layer="layout" svg:width="0.35cm" svg:height="0.581cm" svg:x="8.697cm" svg:y="7.036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7" draw:layer="layout" svg:width="0.325cm" svg:height="0.383cm" svg:x="9.123cm" svg:y="7.225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262cm" svg:height="0.393cm" svg:x="9.513cm" svg:y="6.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9.841cm" svg:y="7.032cm" svg:viewBox="0 0 319 269" svg:d="M119 200c-6 19-25 52-56 52-2 0-19 0-32-8 25-8 27-29 27-33 0-13-10-23-23-23-18 0-35 16-35 37 0 30 33 44 61 44 29 0 52-17 68-42 15 30 48 42 71 42 69 0 103-75 103-92 0-8-7-8-9-8-8 0-8 4-10 11-13 41-50 72-82 72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10.473cm" svg:y="7.107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37cm" svg:height="0.581cm" svg:x="11.31cm" svg:y="7.0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3.451cm" svg:height="0.035cm" svg:x="8.451cm" svg:y="7.941cm" svg:viewBox="0 0 3452 36" draw:points="1726,36 0,36 0,0 3452,0 3452,36">
            <text:p/>
          </draw:polygon>
          <draw:path draw:style-name="gr3" draw:text-style-name="P7" draw:layer="layout" svg:width="0.375cm" svg:height="0.571cm" svg:x="8.474cm" svg:y="8.17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325cm" svg:height="0.383cm" svg:x="8.912cm" svg:y="8.37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262cm" svg:height="0.393cm" svg:x="9.304cm" svg:y="8.11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318cm" svg:height="0.268cm" svg:x="9.63cm" svg:y="8.244cm" svg:viewBox="0 0 319 269" svg:d="M119 200c-6 19-25 52-56 52-2 0-19 0-32-8 25-8 27-29 27-33 0-13-10-23-23-23-18 0-35 16-35 37 0 30 33 44 61 44 29 0 52-17 68-42 15 30 48 42 71 42 69 0 103-75 103-92 0-8-7-8-9-8-8 0-8 4-10 11-13 41-48 72-82 72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0.285cm" svg:y="8.521cm" svg:viewBox="0 0 516 36" svg:d="M488 36c13 0 28 0 28-19 0-17-15-17-28-17h-459c-14 0-29 0-29 17 0 19 15 19 29 19z">
            <text:p/>
          </draw:path>
          <draw:path draw:style-name="gr3" draw:text-style-name="P7" draw:layer="layout" svg:width="0.279cm" svg:height="0.564cm" svg:x="11.133cm" svg:y="8.18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1.511cm" svg:y="8.18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402cm" svg:height="0.596cm" svg:x="12.036cm" svg:y="7.584cm" svg:viewBox="0 0 403 597" svg:d="M403 10c0-2 0-10-11-10-12 0-93 8-108 10-6 0-11 3-11 15 0 11 7 11 21 11 40 0 42 6 42 14l-4 17-50 200c-15-31-40-54-78-54-98 0-204 125-204 248 0 80 46 136 113 136 18 0 60-4 110-63 7 34 36 63 76 63 31 0 50-19 64-48 13-29 25-80 25-82 0-10-8-10-10-10-9 0-9 4-11 15-16 56-31 106-66 106-23 0-25-21-25-38 0-22 2-27 6-41zM227 486c-4 15-4 17-18 32-36 47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2.466cm" svg:y="7.7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00" draw:id="id300">
          <svg:title>TexMaths</svg:title>
          <svg:desc>24§display§= \int \left[ 5 - \frac{ 3(2e^x )}{2e^x - 5}  \right]\ dx§svg§600§FALSE§</svg:desc>
          <draw:polygon draw:style-name="gr2" draw:text-style-name="P6" draw:layer="layout" svg:width="8.333cm" svg:height="1.941cm" svg:x="6.417cm" svg:y="0.745cm" svg:viewBox="0 0 8334 1942" draw:points="4166,1942 0,1942 0,0 8334,0 8334,1942">
            <text:p/>
          </draw:polygon>
          <draw:path draw:style-name="gr3" draw:text-style-name="P7" draw:layer="layout" svg:width="0.561cm" svg:height="0.199cm" svg:x="6.423cm" svg:y="1.617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7.312cm" svg:y="0.778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olygon draw:style-name="gr3" draw:text-style-name="P7" draw:layer="layout" svg:width="0.224cm" svg:height="2.025cm" svg:x="8.46cm" svg:y="0.703cm" svg:viewBox="0 0 225 2026" draw:points="0,2026 225,2026 225,1980 46,1980 46,46 225,46 225,0 0,0">
            <text:p/>
          </draw:polygon>
          <draw:path draw:style-name="gr3" draw:text-style-name="P7" draw:layer="layout" svg:width="0.337cm" svg:height="0.581cm" svg:x="8.736cm" svg:y="1.36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ath draw:style-name="gr3" draw:text-style-name="P7" draw:layer="layout" svg:width="0.515cm" svg:height="0.035cm" svg:x="9.373cm" svg:y="1.698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0.472cm" svg:y="0.793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10.94cm" svg:y="0.72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37cm" svg:height="0.564cm" svg:x="11.228cm" svg:y="0.7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7" draw:layer="layout" svg:width="0.325cm" svg:height="0.383cm" svg:x="11.645cm" svg:y="0.983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7" draw:layer="layout" svg:width="0.318cm" svg:height="0.268cm" svg:x="12.029cm" svg:y="0.789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7" draw:layer="layout" svg:width="0.197cm" svg:height="0.844cm" svg:x="12.472cm" svg:y="0.72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2.692cm" svg:height="0.035cm" svg:x="10.247cm" svg:y="1.698cm" svg:viewBox="0 0 2693 36" draw:points="1348,36 0,36 0,0 2693,0 2693,36">
            <text:p/>
          </draw:polygon>
          <draw:path draw:style-name="gr3" draw:text-style-name="P7" draw:layer="layout" svg:width="0.337cm" svg:height="0.564cm" svg:x="10.289cm" svg:y="1.94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325cm" svg:height="0.383cm" svg:x="10.708cm" svg:y="2.132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1.09cm" svg:y="2.001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5cm" svg:height="0.035cm" svg:x="11.744cm" svg:y="2.278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12.56cm" svg:y="1.944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7 0 184-81 184-188z">
            <text:p/>
          </draw:path>
          <draw:polygon draw:style-name="gr3" draw:text-style-name="P7" draw:layer="layout" svg:width="0.224cm" svg:height="2.025cm" svg:x="13.052cm" svg:y="0.703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13.941cm" svg:y="1.341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14.371cm" svg:y="1.55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</draw:g>
        <draw:g xml:id="id299" draw:id="id299">
          <svg:title>TexMaths</svg:title>
          <svg:desc>28§display§\text {I}§svg§600§FALSE§</svg:desc>
          <draw:polygon draw:style-name="gr2" draw:text-style-name="P6" draw:layer="layout" svg:width="0.229cm" svg:height="0.575cm" svg:x="5.634cm" svg:y="1.448cm" svg:viewBox="0 0 230 576" draw:points="116,576 0,576 0,0 230,0 230,576">
            <text:p/>
          </draw:polygon>
          <draw:path draw:style-name="gr3" draw:text-style-name="P7" draw:layer="layout" svg:width="0.301cm" svg:height="0.674cm" svg:x="5.612cm" svg:y="1.399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01" draw:id="id301">
          <svg:title>TexMaths</svg:title>
          <svg:desc>24§display§= 5 \smallint dx - 3 \int \frac{2e^x }{2e^x - 5} \ dx§svg§600§FALSE§</svg:desc>
          <draw:polygon draw:style-name="gr2" draw:text-style-name="P6" draw:layer="layout" svg:width="9.514cm" svg:height="1.791cm" svg:x="6.419cm" svg:y="3.247cm" svg:viewBox="0 0 9515 1792" draw:points="4756,1792 0,1792 0,0 9515,0 9515,1792">
            <text:p/>
          </draw:polygon>
          <draw:path draw:style-name="gr3" draw:text-style-name="P7" draw:layer="layout" svg:width="0.562cm" svg:height="0.199cm" svg:x="6.425cm" svg:y="4.04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337cm" svg:height="0.581cm" svg:x="7.31cm" svg:y="3.79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7" draw:layer="layout" svg:width="0.352cm" svg:height="0.787cm" svg:x="7.876cm" svg:y="3.749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3-121 40-228 54-378 6-46 9-94 15-135 8-63 21-96 52-96 15 0 27 8 33 16z">
            <text:p/>
          </draw:path>
          <draw:path draw:style-name="gr3" draw:text-style-name="P7" draw:layer="layout" svg:width="0.402cm" svg:height="0.596cm" svg:x="8.449cm" svg:y="3.76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8.879cm" svg:y="3.98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7" draw:layer="layout" svg:width="0.516cm" svg:height="0.036cm" svg:x="9.595cm" svg:y="4.125cm" svg:viewBox="0 0 517 37" svg:d="M488 37c13 0 29 0 29-20 0-17-16-17-29-17h-459c-14 0-29 0-29 17 0 20 15 20 29 20z">
            <text:p/>
          </draw:path>
          <draw:path draw:style-name="gr3" draw:text-style-name="P7" draw:layer="layout" svg:width="0.35cm" svg:height="0.581cm" svg:x="10.403cm" svg:y="3.791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75cm" svg:height="1.876cm" svg:x="10.978cm" svg:y="3.205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12.785cm" svg:y="3.2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5cm" svg:height="0.383cm" svg:x="13.203cm" svg:y="3.41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3.585cm" svg:y="3.217cm" svg:viewBox="0 0 319 269" svg:d="M119 200c-6 19-25 52-56 52-2 0-19 0-32-8 25-8 27-29 27-33 0-13-10-23-23-23-18 0-35 16-35 37 0 31 33 44 61 44 29 0 52-17 68-42 15 30 48 42 71 42 69 0 103-75 103-92 0-8-7-8-9-8-8 0-8 4-10 12-13 40-50 71-82 71-23 0-37-16-37-39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7" draw:layer="layout" svg:width="2.693cm" svg:height="0.036cm" svg:x="12.016cm" svg:y="4.125cm" svg:viewBox="0 0 2694 37" draw:points="1348,37 0,37 0,0 2694,0 2694,37">
            <text:p/>
          </draw:polygon>
          <draw:path draw:style-name="gr3" draw:text-style-name="P7" draw:layer="layout" svg:width="0.337cm" svg:height="0.564cm" svg:x="12.059cm" svg:y="4.371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25cm" svg:height="0.383cm" svg:x="12.475cm" svg:y="4.559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2.859cm" svg:y="4.429cm" svg:viewBox="0 0 319 269" svg:d="M119 200c-6 19-25 52-56 52-2 0-19 0-32-8 25-8 27-29 27-33 0-13-10-23-23-23-18 0-35 16-35 37 0 31 33 44 61 44 29 0 52-17 68-42 15 30 48 42 71 42 69 0 103-75 103-92 0-8-7-8-9-8-8 0-8 4-10 12-13 40-50 71-82 71-23 0-37-16-37-39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16cm" svg:height="0.036cm" svg:x="13.512cm" svg:y="4.705cm" svg:viewBox="0 0 517 37" svg:d="M488 37c13 0 29 0 29-20 0-17-16-17-29-17h-459c-14 0-29 0-29 17 0 20 15 20 29 20z">
            <text:p/>
          </draw:path>
          <draw:path draw:style-name="gr3" draw:text-style-name="P7" draw:layer="layout" svg:width="0.337cm" svg:height="0.581cm" svg:x="14.328cm" svg:y="4.37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2 58 154 154 154 98 0 184-81 184-188z">
            <text:p/>
          </draw:path>
          <draw:path draw:style-name="gr3" draw:text-style-name="P7" draw:layer="layout" svg:width="0.402cm" svg:height="0.596cm" svg:x="15.123cm" svg:y="3.76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15.554cm" svg:y="3.98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</draw:g>
        <draw:g xml:id="id305" draw:id="id305">
          <svg:title>TexMaths</svg:title>
          <svg:desc>20§display§\left[ \because \int \frac{f'(x)}{f(x)} = \log [ f(c) ] + c \right]§svg§600§FALSE§</svg:desc>
          <draw:polygon draw:style-name="gr2" draw:text-style-name="P6" draw:layer="layout" svg:width="8.382cm" svg:height="1.617cm" svg:x="17.419cm" svg:y="4.941cm" svg:viewBox="0 0 8383 1618" draw:points="4192,1618 0,1618 0,0 8383,0 8383,1618">
            <text:p/>
          </draw:polygon>
          <draw:polygon draw:style-name="gr3" draw:text-style-name="P7" draw:layer="layout" svg:width="0.186cm" svg:height="1.687cm" svg:x="17.56cm" svg:y="4.906cm" svg:viewBox="0 0 187 1688" draw:points="0,1688 187,1688 187,1650 38,1650 38,38 187,38 187,0 0,0">
            <text:p/>
          </draw:polygon>
          <draw:path draw:style-name="gr3" draw:text-style-name="P7" draw:layer="layout" svg:width="0.426cm" svg:height="0.38cm" svg:x="17.776cm" svg:y="5.599cm" svg:viewBox="0 0 427 381" svg:d="M75 37c0-19-17-37-38-37-19 0-37 18-37 37 0 21 18 38 37 38 21 0 38-16 38-38zM251 342c0-19-17-36-37-36s-38 17-38 36c0 21 18 39 38 39s37-18 37-39zM427 37c0-19-16-37-37-37-20 0-38 18-38 37 0 21 18 38 38 38s37-16 37-38z">
            <text:p/>
          </draw:path>
          <draw:path draw:style-name="gr3" draw:text-style-name="P7" draw:layer="layout" svg:width="0.625cm" svg:height="1.562cm" svg:x="18.457cm" svg:y="4.968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351cm" svg:height="0.641cm" svg:x="19.36cm" svg:y="4.954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" draw:text-style-name="P7" draw:layer="layout" svg:width="0.124cm" svg:height="0.255cm" svg:x="19.766cm" svg:y="4.919cm" svg:viewBox="0 0 125 256" svg:d="M120 43c5-8 5-13 5-16 0-16-15-27-29-27-19 0-26 16-27 24l-66 214c-1 0-3 7-3 7 0 6 16 11 19 11s5 0 8-8z">
            <text:p/>
          </draw:path>
          <draw:path draw:style-name="gr3" draw:text-style-name="P7" draw:layer="layout" svg:width="0.164cm" svg:height="0.703cm" svg:x="20.009cm" svg:y="4.92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233cm" svg:y="5.1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20.655cm" svg:y="4.92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1.565cm" svg:height="0.029cm" svg:x="19.323cm" svg:y="5.735cm" svg:viewBox="0 0 1566 30" draw:points="784,30 0,30 0,0 1566,0 1566,30">
            <text:p/>
          </draw:polygon>
          <draw:path draw:style-name="gr3" draw:text-style-name="P7" draw:layer="layout" svg:width="0.351cm" svg:height="0.641cm" svg:x="19.459cm" svg:y="5.912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3 133-1 0-19 0-33-13 33-2 40-27 40-39 0-16-13-24-28-24-17 0-38 16-38 42 0 32 30 50 59 50 40 0 67-42 80-69 23-45 40-130 40-135z">
            <text:p/>
          </draw:path>
          <draw:path draw:style-name="gr3" draw:text-style-name="P7" draw:layer="layout" svg:width="0.164cm" svg:height="0.703cm" svg:x="19.912cm" svg:y="5.8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136cm" svg:y="6.09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0.556cm" svg:y="5.8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21.207cm" svg:y="5.66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21.932cm" svg:y="5.43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2.124cm" svg:y="5.6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22.476cm" svg:y="5.607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22.9cm" svg:y="5.399cm" svg:viewBox="0 0 98 704" draw:points="98,704 98,677 29,677 29,29 98,29 98,0 0,0 0,704">
            <text:p/>
          </draw:polygon>
          <draw:path draw:style-name="gr3" draw:text-style-name="P7" draw:layer="layout" svg:width="0.351cm" svg:height="0.641cm" svg:x="23.05cm" svg:y="5.429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3 133-1 0-19 0-33-13 33-2 40-27 40-39 0-16-13-24-28-24-17 0-38 16-38 42 0 32 30 50 59 50 40 0 67-42 80-69 23-45 40-130 40-135z">
            <text:p/>
          </draw:path>
          <draw:path draw:style-name="gr3" draw:text-style-name="P7" draw:layer="layout" svg:width="0.164cm" svg:height="0.703cm" svg:x="23.502cm" svg:y="5.39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74cm" svg:height="0.319cm" svg:x="23.735cm" svg:y="5.61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  <draw:path draw:style-name="gr3" draw:text-style-name="P7" draw:layer="layout" svg:width="0.164cm" svg:height="0.703cm" svg:x="24.05cm" svg:y="5.39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olygon draw:style-name="gr3" draw:text-style-name="P7" draw:layer="layout" svg:width="0.097cm" svg:height="0.703cm" svg:x="24.298cm" svg:y="5.399cm" svg:viewBox="0 0 98 704" draw:points="98,0 0,0 0,29 69,29 69,677 0,677 0,704 98,704">
            <text:p/>
          </draw:polygon>
          <draw:path draw:style-name="gr3" draw:text-style-name="P7" draw:layer="layout" svg:width="0.468cm" svg:height="0.469cm" svg:x="24.674cm" svg:y="5.51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367cm" svg:y="5.61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  <draw:polygon draw:style-name="gr3" draw:text-style-name="P7" draw:layer="layout" svg:width="0.186cm" svg:height="1.687cm" svg:x="25.652cm" svg:y="4.906cm" svg:viewBox="0 0 187 1688" draw:points="147,1650 0,1650 0,1688 187,1688 187,0 0,0 0,38 147,38">
            <text:p/>
          </draw:polygon>
        </draw:g>
        <draw:g xml:id="id310" draw:id="id310">
          <svg:title>TexMaths</svg:title>
          <svg:desc>22§display§3e^{2x} + 5 = A(4e^{2x} - 10) + B\frac{d}{dx}(4e^{2x} - 10 )§svg§600§FALSE§</svg:desc>
          <draw:polygon draw:style-name="gr2" draw:text-style-name="P6" draw:layer="layout" svg:width="14.361cm" svg:height="1.522cm" svg:x="3.62cm" svg:y="8.837cm" svg:viewBox="0 0 14362 1523" draw:points="7181,1523 0,1523 0,0 14362,0 14362,1523">
            <text:p/>
          </draw:polygon>
          <draw:path draw:style-name="gr3" draw:text-style-name="P7" draw:layer="layout" svg:width="0.321cm" svg:height="0.532cm" svg:x="3.613cm" svg:y="9.344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98cm" svg:height="0.351cm" svg:x="4.004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4.363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2cm" svg:y="9.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5.241cm" svg:y="9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6.008cm" svg:y="9.344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182cm" svg:x="6.616cm" svg:y="9.5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415cm" svg:y="9.305cm" svg:viewBox="0 0 532 556" svg:d="M111 467c-30 51-60 63-95 65-9 0-16 0-16 15 0 4 4 9 11 9 21 0 44-3 66-3 25 0 53 3 78 3 3 0 14 0 14-16 0-8-7-8-12-8-18-2-37-9-37-29 0-8 5-17 10-28l60-98h195c0 16 13 121 13 128 0 25-41 27-57 27-10 0-19 0-19 15 0 9 11 9 12 9 32 0 66-3 97-3 20 0 67 3 86 3 6 0 15 0 15-16 0-8-7-8-18-8-48 0-48-6-49-29l-48-484c-2-15-2-19-16-19-12 0-16 5-19 12zM204 352l153-255 25 255z">
            <text:p/>
          </draw:path>
          <draw:path draw:style-name="gr3" draw:text-style-name="P7" draw:layer="layout" svg:width="0.18cm" svg:height="0.774cm" svg:x="8.045cm" svg:y="9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8.291cm" svg:y="9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8.691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05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349cm" svg:y="9.3cm" svg:viewBox="0 0 292 246" svg:d="M109 183c-5 18-23 48-51 48-2 0-18 0-30-7 23-7 25-27 25-30 0-13-9-21-21-21-16 0-32 14-32 33 0 28 30 40 58 40 25 0 46-15 60-38 14 28 44 38 65 38 63 0 95-68 95-84 0-7-7-7-7-7-9 0-9 3-11 10-12 37-44 66-75 66-21 0-34-14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949cm" svg:y="9.64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727cm" svg:y="9.3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1.076cm" svg:y="9.344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1.475cm" svg:y="9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515cm" svg:height="0.517cm" svg:x="11.947cm" svg:y="9.4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553cm" svg:height="0.529cm" svg:x="12.709cm" svg:y="9.33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1c66 0 84 45 84 79 0 69-67 142-162 142zM174 505c-10 0-12 0-17 0-7 0-11-2-11-7 0-3 0-5 5-19l53-217h146c76 0 90 58 90 92 0 77-69 151-160 151z">
            <text:p/>
          </draw:path>
          <draw:path draw:style-name="gr3" draw:text-style-name="P7" draw:layer="layout" svg:width="0.369cm" svg:height="0.546cm" svg:x="13.647cm" svg:y="8.79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7" draw:layer="layout" svg:width="0.846cm" svg:height="0.032cm" svg:x="13.396cm" svg:y="9.648cm" svg:viewBox="0 0 847 33" draw:points="422,33 0,33 0,0 847,0 847,33">
            <text:p/>
          </draw:polygon>
          <draw:path draw:style-name="gr3" draw:text-style-name="P7" draw:layer="layout" svg:width="0.369cm" svg:height="0.546cm" svg:x="13.425cm" svg:y="9.853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82cm" svg:y="10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4.409cm" svg:y="9.27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14.654cm" svg:y="9.33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15.055cm" svg:y="9.516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15.414cm" svg:y="9.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5.714cm" svg:y="9.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6.314cm" svg:y="9.64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092cm" svg:y="9.34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7.438cm" svg:y="9.34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  <draw:path draw:style-name="gr3" draw:text-style-name="P7" draw:layer="layout" svg:width="0.18cm" svg:height="0.774cm" svg:x="17.84cm" svg:y="9.27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 xml:id="id311" draw:id="id311">
          <svg:title>TexMaths</svg:title>
          <svg:desc>22§display§3e^{2x} + 5 = A(4e^{2x} - 10) + B (8e^{2x})§svg§600§FALSE§</svg:desc>
          <draw:polygon draw:style-name="gr2" draw:text-style-name="P6" draw:layer="layout" svg:width="11.611cm" svg:height="0.795cm" svg:x="3.622cm" svg:y="10.74cm" svg:viewBox="0 0 11612 796" draw:points="5806,796 0,796 0,0 11612,0 11612,796">
            <text:p/>
          </draw:polygon>
          <draw:path draw:style-name="gr3" draw:text-style-name="P7" draw:layer="layout" svg:width="0.321cm" svg:height="0.532cm" svg:x="3.615cm" svg:y="10.8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8cm" svg:height="0.351cm" svg:x="4.006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4.365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4cm" svg:y="10.822cm" svg:viewBox="0 0 292 246" svg:d="M109 183c-5 18-23 48-51 48-2 0-18 0-30-7 23-8 25-27 25-30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3cm" svg:y="10.9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01cm" svg:y="10.8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515cm" svg:height="0.182cm" svg:x="6.618cm" svg:y="11.0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531cm" svg:height="0.555cm" svg:x="7.417cm" svg:y="10.826cm" svg:viewBox="0 0 532 556" svg:d="M111 466c-30 51-60 64-95 66-9 0-16 0-16 15 0 4 4 9 11 9 21 0 44-3 66-3 25 0 53 3 78 3 3 0 14 0 14-16 0-8-7-8-12-8-18-2-37-9-37-29 0-8 5-17 10-28l60-98h195c0 15 13 121 13 128 0 25-41 27-57 27-10 0-19 0-19 15 0 9 11 9 12 9 32 0 66-3 97-3 20 0 67 3 86 3 6 0 15 0 15-16 0-8-8-8-18-8-48 0-48-6-49-29l-48-484c-2-15-2-19-16-19-12 0-16 5-19 12zM204 352l153-255 25 255z">
            <text:p/>
          </draw:path>
          <draw:path draw:style-name="gr3" draw:text-style-name="P7" draw:layer="layout" svg:width="0.18cm" svg:height="0.773cm" svg:x="8.047cm" svg:y="10.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8.293cm" svg:y="10.8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8.693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9.052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351cm" svg:y="10.822cm" svg:viewBox="0 0 292 246" svg:d="M109 183c-5 18-23 48-51 48-2 0-18 0-30-7 23-8 25-27 25-30 0-13-9-22-21-22-16 0-32 15-32 34 0 28 30 40 58 40 25 0 46-15 60-38 14 28 44 38 65 38 63 0 95-68 95-84 0-7-7-7-7-7-9 0-9 3-11 10-12 37-44 66-75 66-21 0-34-15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9.951cm" svg:y="11.1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729cm" svg:y="10.8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77cm" svg:y="10.86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11.477cm" svg:y="10.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1.949cm" svg:y="10.9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553cm" svg:height="0.529cm" svg:x="12.711cm" svg:y="10.852cm" svg:viewBox="0 0 554 530" svg:d="M92 470c-8 30-9 35-71 35-14 0-21 0-21 16 0 9 7 9 21 9h276c124 0 215-92 215-167 0-57-46-101-120-110 80-15 162-72 162-146 0-58-51-107-144-107h-260c-16 0-23 0-23 16 0 9 7 9 21 9 2 0 16 0 30 1 14 0 21 2 21 13 0 1-2 5-4 14zM209 246l48-193c7-27 9-28 42-28h101c66 0 84 45 84 79 0 68-67 142-162 142zM174 505c-10 0-12 0-17 0-7 0-11-2-11-7 0-3 0-5 5-19l53-217h146c76 0 90 58 90 92 0 77-69 151-160 151z">
            <text:p/>
          </draw:path>
          <draw:path draw:style-name="gr3" draw:text-style-name="P7" draw:layer="layout" svg:width="0.18cm" svg:height="0.773cm" svg:x="13.381cm" svg:y="10.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3.636cm" svg:y="10.86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298cm" svg:height="0.351cm" svg:x="14.027cm" svg:y="11.037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14.386cm" svg:y="10.7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685cm" svg:y="10.822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5.094cm" svg:y="10.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313" draw:id="id313">
          <svg:title>TexMaths</svg:title>
          <svg:desc>22§display§3e^{2x} + 5 = 4Ae^{2x} - 10A + 8Be^{2x}§svg§600§FALSE§</svg:desc>
          <draw:polygon draw:style-name="gr2" draw:text-style-name="P6" draw:layer="layout" svg:width="10.991cm" svg:height="0.666cm" svg:x="3.621cm" svg:y="11.939cm" svg:viewBox="0 0 10992 667" draw:points="5496,667 0,667 0,0 10992,0 10992,667">
            <text:p/>
          </draw:polygon>
          <draw:path draw:style-name="gr3" draw:text-style-name="P7" draw:layer="layout" svg:width="0.321cm" svg:height="0.532cm" svg:x="3.614cm" svg:y="12.06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8cm" svg:height="0.351cm" svg:x="4.005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6 22 56 49 0 79-123 79-154 79z">
            <text:p/>
          </draw:path>
          <draw:path draw:style-name="gr3" draw:text-style-name="P7" draw:layer="layout" svg:width="0.24cm" svg:height="0.36cm" svg:x="4.364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4.663cm" svg:y="12.021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2cm" svg:y="12.1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6.009cm" svg:y="12.064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5 55 141 141 141 90 0 169-74 169-172z">
            <text:p/>
          </draw:path>
          <draw:path draw:style-name="gr3" draw:text-style-name="P7" draw:layer="layout" svg:width="0.515cm" svg:height="0.182cm" svg:x="6.616cm" svg:y="12.2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3cm" svg:x="7.41cm" svg:y="12.055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53cm" svg:height="0.555cm" svg:x="7.803cm" svg:y="12.025cm" svg:viewBox="0 0 531 556" svg:d="M111 466c-30 51-60 63-95 65-9 0-16 0-16 16 0 4 4 9 11 9 21 0 44-4 66-4 25 0 53 4 78 4 3 0 14 0 14-16 0-9-7-9-12-9-18-2-37-9-37-28 0-9 5-18 12-28l58-99h195c0 16 13 122 13 129 0 24-41 26-57 26-10 0-19 0-19 16 0 9 11 9 12 9 32 0 66-4 97-4 20 0 67 4 86 4 6 0 14 0 14-16 0-9-7-9-17-9-48 0-48-5-49-28l-48-484c-2-15-2-19-16-19-12 0-16 5-19 12zM204 352l153-255 25 255z">
            <text:p/>
          </draw:path>
          <draw:path draw:style-name="gr3" draw:text-style-name="P7" draw:layer="layout" svg:width="0.298cm" svg:height="0.351cm" svg:x="8.39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6 22 56 49 0 79-123 79-154 79z">
            <text:p/>
          </draw:path>
          <draw:path draw:style-name="gr3" draw:text-style-name="P7" draw:layer="layout" svg:width="0.24cm" svg:height="0.36cm" svg:x="8.749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9.05cm" svg:y="12.021cm" svg:viewBox="0 0 292 246" svg:d="M109 183c-5 18-23 47-51 47-2 0-18 0-30-7 23-7 25-26 25-30 0-12-9-21-21-21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649cm" svg:y="12.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427cm" svg:y="12.064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6cm" svg:height="0.532cm" svg:x="10.775cm" svg:y="12.064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  <draw:path draw:style-name="gr3" draw:text-style-name="P7" draw:layer="layout" svg:width="0.53cm" svg:height="0.555cm" svg:x="11.159cm" svg:y="12.025cm" svg:viewBox="0 0 531 556" svg:d="M111 466c-30 51-60 63-95 65-9 0-16 0-16 16 0 4 4 9 11 9 21 0 44-4 66-4 25 0 53 4 78 4 3 0 14 0 14-16 0-9-7-9-12-9-18-2-37-9-37-28 0-9 5-18 12-28l58-99h195c2 16 13 122 13 129 0 24-41 26-57 26-10 0-19 0-19 16 0 9 11 9 12 9 32 0 66-4 97-4 20 0 67 4 86 4 6 0 14 0 14-16 0-9-7-9-17-9-48 0-48-5-49-28l-48-484c-2-15-2-19-16-19-12 0-14 5-19 12zM204 352l153-255 25 255z">
            <text:p/>
          </draw:path>
          <draw:path draw:style-name="gr3" draw:text-style-name="P7" draw:layer="layout" svg:width="0.515cm" svg:height="0.516cm" svg:x="11.926cm" svg:y="12.1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2.688cm" svg:y="12.064cm" svg:viewBox="0 0 322 533" svg:d="M93 162c-35-23-38-49-38-64 0-45 51-79 105-79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553cm" svg:height="0.528cm" svg:x="13.075cm" svg:y="12.051cm" svg:viewBox="0 0 554 529" svg:d="M92 470c-8 30-9 35-71 35-14 0-21 0-21 16 0 8 7 8 21 8h276c124 0 215-91 215-167 0-56-46-100-120-109 80-16 162-72 162-146 0-58-51-107-144-107h-260c-16 0-23 0-23 16 0 9 7 9 21 9 2 0 16 0 30 1 14 0 21 2 21 13 0 1-2 5-4 14zM209 246l48-193c7-27 9-28 42-28h99c68 0 86 45 86 79 0 68-67 142-162 142zM174 505c-10 0-12 0-17 0-7 0-11-2-11-7 0-4 0-6 4-20l54-216h146c74 0 90 58 90 92 0 77-69 151-160 151z">
            <text:p/>
          </draw:path>
          <draw:path draw:style-name="gr3" draw:text-style-name="P7" draw:layer="layout" svg:width="0.298cm" svg:height="0.351cm" svg:x="13.704cm" svg:y="12.236cm" svg:viewBox="0 0 299 352" svg:d="M109 164c23 0 81-2 120-18 54-23 58-69 58-79 0-35-30-67-83-67-86 0-204 76-204 211 0 79 46 141 121 141 113 0 178-83 178-92 0-5-5-10-10-10-4 0-6 2-9 9-62 75-146 75-157 75-60 0-67-65-67-90 0-8 0-33 13-80zM74 146c30-118 109-128 130-128 37 0 58 22 58 49 0 79-125 79-156 79z">
            <text:p/>
          </draw:path>
          <draw:path draw:style-name="gr3" draw:text-style-name="P7" draw:layer="layout" svg:width="0.24cm" svg:height="0.36cm" svg:x="14.063cm" svg:y="11.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291cm" svg:height="0.245cm" svg:x="14.362cm" svg:y="12.021cm" svg:viewBox="0 0 292 246" svg:d="M109 183c-5 18-23 47-51 47-2 0-18 0-30-7 23-7 25-26 25-30 0-12-9-21-21-21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 xml:id="id312" draw:id="id312">
          <svg:title>TexMaths</svg:title>
          <svg:desc>22§display§.\ .\ . \ \text {(1)}§svg§600§FALSE§</svg:desc>
          <draw:polygon draw:style-name="gr2" draw:text-style-name="P6" draw:layer="layout" svg:width="2.252cm" svg:height="0.696cm" svg:x="15.814cm" svg:y="10.638cm" svg:viewBox="0 0 2253 697" draw:points="1127,697 0,697 0,0 2253,0 2253,697">
            <text:p/>
          </draw:polygon>
          <draw:path draw:style-name="gr3" draw:text-style-name="P7" draw:layer="layout" svg:width="0.083cm" svg:height="0.083cm" svg:x="15.842cm" svg:y="11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314cm" svg:y="11.0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787cm" svg:y="11.0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27cm" svg:y="10.599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6cm" svg:height="0.516cm" svg:x="17.562cm" svg:y="10.6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925cm" svg:y="10.59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14" draw:id="id314">
          <svg:title>TexMaths</svg:title>
          <svg:desc>22§display§3e^{2x} + 5 = ( 4A + 8B )e^{2x} - 10A§svg§600§FALSE§</svg:desc>
          <draw:polygon draw:style-name="gr2" draw:text-style-name="P6" draw:layer="layout" svg:width="10.588cm" svg:height="0.795cm" svg:x="3.622cm" svg:y="13.04cm" svg:viewBox="0 0 10589 796" draw:points="5295,796 0,796 0,0 10589,0 10589,796">
            <text:p/>
          </draw:polygon>
          <draw:path draw:style-name="gr3" draw:text-style-name="P7" draw:layer="layout" svg:width="0.321cm" svg:height="0.532cm" svg:x="3.615cm" svg:y="13.1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98cm" svg:height="0.351cm" svg:x="4.006cm" svg:y="13.3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4.365cm" svg:y="13.0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4.664cm" svg:y="13.122cm" svg:viewBox="0 0 292 246" svg:d="M109 183c-5 18-23 48-51 48-2 0-18 0-30-7 23-8 25-27 25-30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6cm" svg:x="5.243cm" svg:y="13.2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011cm" svg:y="13.1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515cm" svg:height="0.182cm" svg:x="6.618cm" svg:y="13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7.466cm" svg:y="13.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7.713cm" svg:y="13.1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31cm" svg:height="0.555cm" svg:x="8.105cm" svg:y="13.126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7-8-18-8-48 0-48-6-49-29l-48-484c-2-15-2-19-16-19-12 0-14 5-19 12zM204 352l153-255 25 255z">
            <text:p/>
          </draw:path>
          <draw:path draw:style-name="gr3" draw:text-style-name="P7" draw:layer="layout" svg:width="0.515cm" svg:height="0.516cm" svg:x="8.873cm" svg:y="13.2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635cm" svg:y="13.16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553cm" svg:height="0.529cm" svg:x="10.022cm" svg:y="13.152cm" svg:viewBox="0 0 554 530" svg:d="M92 470c-8 30-9 35-71 35-14 0-21 0-21 16 0 9 7 9 21 9h276c124 0 215-92 215-167 0-57-46-101-119-110 79-15 161-72 161-146 0-58-51-107-144-107h-260c-16 0-23 0-23 16 0 9 7 9 21 9 2 0 16 0 30 1 14 0 21 2 21 13 0 1-2 5-4 14zM209 246l48-193c7-27 9-28 42-28h101c66 0 84 45 84 79 0 68-67 142-162 142zM174 505c-10 0-12 0-17 0-7 0-11-2-11-7 0-3 0-5 5-19l53-217h146c74 0 90 58 90 92 0 77-69 151-160 151z">
            <text:p/>
          </draw:path>
          <draw:path draw:style-name="gr3" draw:text-style-name="P7" draw:layer="layout" svg:width="0.18cm" svg:height="0.773cm" svg:x="10.659cm" svg:y="13.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98cm" svg:height="0.351cm" svg:x="10.951cm" svg:y="13.337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1.311cm" svg:y="13.0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1.61cm" svg:y="13.122cm" svg:viewBox="0 0 292 246" svg:d="M109 183c-5 18-23 48-51 48-2 0-18 0-30-7 23-8 25-27 25-30 0-13-9-22-21-22-16 0-32 15-32 34 0 28 30 40 58 40 25 0 46-15 60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21cm" svg:y="13.4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988cm" svg:y="13.1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335cm" svg:y="13.165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531cm" svg:height="0.555cm" svg:x="13.718cm" svg:y="13.126cm" svg:viewBox="0 0 532 556" svg:d="M111 466c-30 51-60 64-95 66-9 0-16 0-16 15 0 4 4 9 11 9 21 0 44-3 66-3 25 0 53 3 78 3 3 0 14 0 14-16 0-8-7-8-12-8-18-2-37-9-37-29 0-8 5-17 12-28l58-98h195c2 15 13 121 13 128 0 25-41 27-57 27-10 0-19 0-19 15 0 9 11 9 12 9 32 0 66-3 97-3 20 0 67 3 86 3 6 0 15 0 15-16 0-8-7-8-18-8-48 0-48-6-49-29l-48-484c-2-15-2-19-16-19-12 0-14 5-19 12zM204 352l153-255 25 255z">
            <text:p/>
          </draw:path>
        </draw:g>
        <draw:g xml:id="id315" draw:id="id315">
          <svg:title>TexMaths</svg:title>
          <svg:desc>22§display§4A + 8B = 3§svg§600§FALSE§</svg:desc>
          <draw:polygon draw:style-name="gr2" draw:text-style-name="P6" draw:layer="layout" svg:width="4.231cm" svg:height="0.542cm" svg:x="3.634cm" svg:y="14.241cm" svg:viewBox="0 0 4232 543" draw:points="2116,543 0,543 0,0 4232,0 4232,543">
            <text:p/>
          </draw:polygon>
          <draw:path draw:style-name="gr3" draw:text-style-name="P7" draw:layer="layout" svg:width="0.344cm" svg:height="0.524cm" svg:x="3.616cm" svg:y="14.23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31cm" svg:height="0.556cm" svg:x="4.009cm" svg:y="14.202cm" svg:viewBox="0 0 532 557" svg:d="M111 467c-30 51-60 63-95 65-9 0-16 0-16 16 0 3 4 9 11 9 21 0 44-4 66-4 25 0 53 4 78 4 3 0 14 0 14-16 0-9-7-9-12-9-18-2-37-9-37-28 0-9 5-18 10-28l60-99h195c2 16 13 121 13 129 0 24-41 26-57 26-10 0-19 0-19 16 0 9 11 9 12 9 32 0 66-4 97-4 20 0 67 4 87 4 5 0 14 0 14-16 0-9-7-9-18-9-48 0-48-5-49-28l-48-485c-2-15-2-19-16-19-12 0-14 5-19 12zM204 352l153-255 25 255z">
            <text:p/>
          </draw:path>
          <draw:path draw:style-name="gr3" draw:text-style-name="P7" draw:layer="layout" svg:width="0.515cm" svg:height="0.517cm" svg:x="4.776cm" svg:y="14.3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5.54cm" svg:y="14.241cm" svg:viewBox="0 0 322 534" svg:d="M93 162c-35-23-38-49-38-63 0-46 51-80 105-80 58 0 108 41 108 97 0 44-30 81-78 108zM208 236c56-28 93-69 93-120 0-72-69-116-139-116-78 0-141 58-141 130 0 14 2 48 34 85 8 9 38 28 58 42-46 23-113 65-113 143 0 83 79 134 160 134 88 0 162-64 162-146 0-29-9-64-37-97-16-16-28-23-77-55zM130 269l95 60c21 14 58 37 58 85 0 58-58 99-121 99-67 0-123-48-123-113 0-46 24-95 91-131z">
            <text:p/>
          </draw:path>
          <draw:path draw:style-name="gr3" draw:text-style-name="P7" draw:layer="layout" svg:width="0.553cm" svg:height="0.529cm" svg:x="5.925cm" svg:y="14.227cm" svg:viewBox="0 0 554 530" svg:d="M92 470c-8 30-9 36-71 36-14 0-21 0-21 15 0 9 7 9 21 9h276c124 0 215-91 215-167 0-57-46-101-119-109 79-16 161-73 161-147 0-58-51-107-144-107h-260c-16 0-23 0-23 16 0 9 7 9 21 9 2 0 16 0 30 1 14 0 21 2 21 13 0 2-2 5-4 14zM209 247l48-194c7-27 9-28 42-28h101c66 0 84 45 84 79 0 69-67 143-162 143zM174 506c-10 0-12 0-17 0-7 0-11-2-11-8 0-3 0-5 5-19l53-217h146c74 0 90 59 90 92 0 78-69 152-160 152z">
            <text:p/>
          </draw:path>
          <draw:path draw:style-name="gr3" draw:text-style-name="P7" draw:layer="layout" svg:width="0.515cm" svg:height="0.182cm" svg:x="6.777cm" svg:y="14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3cm" svg:x="7.582cm" svg:y="14.241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</draw:g>
        <draw:g xml:id="id316" draw:id="id316">
          <svg:title>TexMaths</svg:title>
          <svg:desc>22§display§.\ .\ . \ \text {(2)}§svg§600§FALSE§</svg:desc>
          <draw:polygon draw:style-name="gr2" draw:text-style-name="P6" draw:layer="layout" svg:width="2.252cm" svg:height="0.696cm" svg:x="8.318cm" svg:y="14.243cm" svg:viewBox="0 0 2253 697" draw:points="1127,697 0,697 0,0 2253,0 2253,697">
            <text:p/>
          </draw:polygon>
          <draw:path draw:style-name="gr3" draw:text-style-name="P7" draw:layer="layout" svg:width="0.083cm" svg:height="0.083cm" svg:x="8.346cm" svg:y="14.702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8.818cm" svg:y="14.702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9.291cm" svg:y="14.702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9.774cm" svg:y="14.20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09cm" svg:height="0.516cm" svg:x="10.036cm" svg:y="14.26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18cm" svg:height="0.773cm" svg:x="10.429cm" svg:y="14.20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18" draw:id="id318">
          <svg:title>TexMaths</svg:title>
          <svg:desc>22§display§-10 A = 5\ \Rightarrow \ A = - \frac{1}{2}§svg§600§FALSE§</svg:desc>
          <draw:polygon draw:style-name="gr2" draw:text-style-name="P6" draw:layer="layout" svg:width="7.705cm" svg:height="1.491cm" svg:x="19.118cm" svg:y="8.645cm" svg:viewBox="0 0 7706 1492" draw:points="3853,1492 0,1492 0,0 7706,0 7706,1492">
            <text:p/>
          </draw:polygon>
          <draw:path draw:style-name="gr3" draw:text-style-name="P7" draw:layer="layout" svg:width="0.472cm" svg:height="0.032cm" svg:x="19.143cm" svg:y="9.4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75cm" svg:y="9.12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0.097cm" svg:y="9.128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531cm" svg:height="0.555cm" svg:x="20.48cm" svg:y="9.09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1.292cm" svg:y="9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22.103cm" svg:y="9.128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687cm" svg:height="0.426cm" svg:x="22.967cm" svg:y="9.238cm" svg:viewBox="0 0 688 427" svg:d="M521 153c32 28 70 49 97 60-28 12-65 33-97 60h-493c-14 0-28 0-28 16 0 15 14 15 26 15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7" draw:layer="layout" svg:width="0.531cm" svg:height="0.555cm" svg:x="24.198cm" svg:y="9.09cm" svg:viewBox="0 0 532 556" svg:d="M111 466c-30 51-60 64-95 65-9 0-16 0-16 16 0 4 4 9 11 9 21 0 44-4 66-4 25 0 53 4 78 4 3 0 14 0 14-16 0-9-7-9-12-9-18-1-37-9-37-28 0-9 5-17 12-28l58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5.007cm" svg:y="9.3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5.845cm" svg:y="9.4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6.544cm" svg:y="8.6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6.475cm" svg:y="9.435cm" svg:viewBox="0 0 389 33" draw:points="194,33 0,33 0,0 389,0 389,33">
            <text:p/>
          </draw:polygon>
          <draw:path draw:style-name="gr3" draw:text-style-name="P7" draw:layer="layout" svg:width="0.309cm" svg:height="0.516cm" svg:x="26.514cm" svg:y="9.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polyline draw:style-name="gr4" draw:text-style-name="P11" xml:id="id317" draw:id="id317" draw:layer="layout" svg:width="0cm" svg:height="6.199cm" svg:x="18.6cm" svg:y="9.2cm" svg:viewBox="0 0 0 6200" draw:points="0,0 0,6200">
          <text:p/>
        </draw:polyline>
        <draw:g xml:id="id319" draw:id="id319">
          <svg:title>TexMaths</svg:title>
          <svg:desc>22§display§\text {Put } A = - \frac{1}{2} \text { in } (2)§svg§600§FALSE§</svg:desc>
          <draw:polygon draw:style-name="gr2" draw:text-style-name="P6" draw:layer="layout" svg:width="6.293cm" svg:height="1.491cm" svg:x="19.731cm" svg:y="10.247cm" svg:viewBox="0 0 6294 1492" draw:points="3147,1492 0,1492 0,0 6294,0 6294,1492">
            <text:p/>
          </draw:polygon>
          <draw:path draw:style-name="gr3" draw:text-style-name="P7" draw:layer="layout" svg:width="0.457cm" svg:height="0.529cm" svg:x="19.719cm" svg:y="10.71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20.243cm" svg:y="10.905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4cm" svg:height="0.485cm" svg:x="20.662cm" svg:y="10.77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531cm" svg:height="0.555cm" svg:x="21.234cm" svg:y="10.692cm" svg:viewBox="0 0 532 556" svg:d="M111 466c-30 51-60 64-95 65-9 0-16 0-16 16 0 4 4 9 11 9 21 0 44-4 66-4 25 0 53 4 78 4 3 0 14 0 14-16 0-9-7-9-12-9-18-1-37-9-37-28 0-9 5-17 10-28l60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7" draw:layer="layout" svg:width="0.515cm" svg:height="0.182cm" svg:x="22.044cm" svg:y="10.9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2.882cm" svg:y="11.03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581cm" svg:y="10.2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3.512cm" svg:y="11.037cm" svg:viewBox="0 0 389 33" draw:points="194,33 0,33 0,0 389,0 389,33">
            <text:p/>
          </draw:polygon>
          <draw:path draw:style-name="gr3" draw:text-style-name="P7" draw:layer="layout" svg:width="0.309cm" svg:height="0.516cm" svg:x="23.551cm" svg:y="11.26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66cm" svg:height="0.518cm" svg:x="24.274cm" svg:y="10.72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4.489cm" svg:y="10.90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5.228cm" svg:y="10.66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5.49cm" svg:y="10.7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25.883cm" svg:y="10.66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320" draw:id="id320">
          <svg:title>TexMaths</svg:title>
          <svg:desc>20§display§4\left( - \frac{1}{2} \right) + 8B = 3§svg§600§FALSE§</svg:desc>
          <draw:polygon draw:style-name="gr2" draw:text-style-name="P6" draw:layer="layout" svg:width="5.538cm" svg:height="1.617cm" svg:x="19.437cm" svg:y="11.947cm" svg:viewBox="0 0 5539 1618" draw:points="2769,1618 0,1618 0,0 5539,0 5539,1618">
            <text:p/>
          </draw:polygon>
          <draw:path draw:style-name="gr3" draw:text-style-name="P7" draw:layer="layout" svg:width="0.313cm" svg:height="0.476cm" svg:x="19.421cm" svg:y="12.45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46cm" svg:height="1.687cm" svg:x="20.016cm" svg:y="11.91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429cm" svg:height="0.029cm" svg:x="20.447cm" svg:y="12.74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082cm" svg:y="11.987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1.019cm" svg:y="12.741cm" svg:viewBox="0 0 354 30" draw:points="176,30 0,30 0,0 354,0 354,30">
            <text:p/>
          </draw:polygon>
          <draw:path draw:style-name="gr3" draw:text-style-name="P7" draw:layer="layout" svg:width="0.281cm" svg:height="0.469cm" svg:x="21.054cm" svg:y="12.94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1.478cm" svg:y="11.912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  <draw:path draw:style-name="gr3" draw:text-style-name="P7" draw:layer="layout" svg:width="0.468cm" svg:height="0.469cm" svg:x="22.168cm" svg:y="12.5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2.861cm" svg:y="12.462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503cm" svg:height="0.481cm" svg:x="23.213cm" svg:y="12.451cm" svg:viewBox="0 0 504 482" svg:d="M83 427c-6 27-8 32-64 32-13 0-19 0-19 15 0 8 6 8 19 8h251c112 0 196-84 196-152 0-52-42-92-109-100 72-14 147-65 147-132 0-53-46-98-131-98h-237c-14 0-21 0-21 14 0 8 7 8 19 8 2 0 15 0 28 2 12 0 19 2 19 11 0 2-2 5-3 13zM190 224l44-176c6-24 8-26 38-26h91c61 0 77 42 77 72 0 63-61 130-147 130zM158 459c-9 0-11 0-16 0-6 0-9-1-9-6 0-3 0-5 3-18l50-197h132c68 0 82 53 82 84 0 70-62 137-146 137z">
            <text:p/>
          </draw:path>
          <draw:path draw:style-name="gr3" draw:text-style-name="P7" draw:layer="layout" svg:width="0.468cm" svg:height="0.165cm" svg:x="23.985cm" svg:y="12.67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92cm" svg:height="0.484cm" svg:x="24.718cm" svg:y="12.46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</draw:g>
        <draw:g xml:id="id321" draw:id="id321">
          <svg:title>TexMaths</svg:title>
          <svg:desc>20§display§\Rightarrow \ B =  \frac{5}{8}§svg§600§FALSE§</svg:desc>
          <draw:polygon draw:style-name="gr2" draw:text-style-name="P6" draw:layer="layout" svg:width="3.004cm" svg:height="1.373cm" svg:x="19.521cm" svg:y="13.847cm" svg:viewBox="0 0 3005 1374" draw:points="1503,1374 0,1374 0,0 3005,0 3005,1374">
            <text:p/>
          </draw:polygon>
          <draw:path draw:style-name="gr3" draw:text-style-name="P7" draw:layer="layout" svg:width="0.625cm" svg:height="0.388cm" svg:x="19.524cm" svg:y="14.387cm" svg:viewBox="0 0 626 389" svg:d="M474 139c28 26 65 45 88 55-26 11-60 30-88 54h-448c-13 0-26 0-26 15 0 14 13 14 24 14h418c-34 32-71 94-71 104 0 8 8 8 13 8 6 0 11 0 13-6 16-28 35-64 81-106 48-43 96-61 132-72 12-5 12-5 14-6 2 0 2-4 2-5 0-2 0-2 0-3l-4-2c-1-2-1-2-14-6-96-28-166-93-206-169-7-14-8-14-18-14-5 0-13 0-13 8 0 10 35 70 71 104h-418c-11 0-24 0-24 14 0 13 13 13 26 13z">
            <text:p/>
          </draw:path>
          <draw:path draw:style-name="gr3" draw:text-style-name="P7" draw:layer="layout" svg:width="0.503cm" svg:height="0.481cm" svg:x="20.648cm" svg:y="14.276cm" svg:viewBox="0 0 504 482" svg:d="M83 427c-6 28-8 32-64 32-13 0-19 0-19 15 0 8 6 8 19 8h251c112 0 196-83 196-152 0-51-42-91-109-99 72-15 147-66 147-133 0-53-46-98-131-98h-237c-14 0-21 0-21 14 0 8 7 8 19 8 2 0 15 0 28 2 12 0 19 2 19 11 0 2-2 5-3 13zM190 224l44-176c6-24 8-26 38-26h91c61 0 77 42 77 72 0 63-61 130-147 130zM158 459c-9 0-11 0-16 0-6 0-9-1-9-6 0-3 0-5 5-18l48-196h132c69 0 82 52 82 83 0 70-62 137-146 137z">
            <text:p/>
          </draw:path>
          <draw:path draw:style-name="gr3" draw:text-style-name="P7" draw:layer="layout" svg:width="0.468cm" svg:height="0.165cm" svg:x="21.422cm" svg:y="14.49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84cm" svg:x="22.245cm" svg:y="13.812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61 48 128 128 128 82 0 154-67 154-157z">
            <text:p/>
          </draw:path>
          <draw:polygon draw:style-name="gr3" draw:text-style-name="P7" draw:layer="layout" svg:width="0.353cm" svg:height="0.029cm" svg:x="22.209cm" svg:y="14.566cm" svg:viewBox="0 0 354 30" draw:points="176,30 0,30 0,0 354,0 354,30">
            <text:p/>
          </draw:polygon>
          <draw:path draw:style-name="gr3" draw:text-style-name="P7" draw:layer="layout" svg:width="0.292cm" svg:height="0.484cm" svg:x="22.238cm" svg:y="14.771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1+width/2;x" smil:keyTimes="0;1"/>
                  <anim:animate smil:dur="0.5s" smil:fill="hold" smil:targetElement="id30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6" smil:attributeName="visibility" smil:to="visible"/>
                  <anim:animate smil:dur="0.5s" smil:fill="hold" smil:targetElement="id306" smil:attributeName="width" smil:values="width*0.05;width" smil:keyTimes="0;1"/>
                  <anim:animate smil:dur="0.5s" smil:fill="hold" smil:targetElement="id306" smil:attributeName="height" smil:values="height;height" smil:keyTimes="0;1"/>
                  <anim:animate smil:dur="0.5s" smil:fill="hold" smil:targetElement="id306" smil:attributeName="x" smil:values="x-.2;x" smil:keyTimes="0;1"/>
                  <anim:animate smil:dur="0.5s" smil:fill="hold" smil:targetElement="id306" smil:attributeName="y" smil:values="y;y" smil:keyTimes="0;1"/>
                  <anim:transitionFilter smil:dur="0.5s" smil:targetElement="id30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7" smil:attributeName="visibility" smil:to="visible"/>
                  <anim:animate smil:dur="0.5s" smil:fill="hold" smil:targetElement="id307" smil:attributeName="width" smil:values="width*0.05;width" smil:keyTimes="0;1"/>
                  <anim:animate smil:dur="0.5s" smil:fill="hold" smil:targetElement="id307" smil:attributeName="height" smil:values="height;height" smil:keyTimes="0;1"/>
                  <anim:animate smil:dur="0.5s" smil:fill="hold" smil:targetElement="id307" smil:attributeName="x" smil:values="x-.2;x" smil:keyTimes="0;1"/>
                  <anim:animate smil:dur="0.5s" smil:fill="hold" smil:targetElement="id307" smil:attributeName="y" smil:values="y;y" smil:keyTimes="0;1"/>
                  <anim:transitionFilter smil:dur="0.5s" smil:targetElement="id30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8" smil:attributeName="visibility" smil:to="visible"/>
                  <anim:animate smil:dur="0.5s" smil:fill="hold" smil:targetElement="id308" smil:attributeName="width" smil:values="width*0.05;width" smil:keyTimes="0;1"/>
                  <anim:animate smil:dur="0.5s" smil:fill="hold" smil:targetElement="id308" smil:attributeName="height" smil:values="height;height" smil:keyTimes="0;1"/>
                  <anim:animate smil:dur="0.5s" smil:fill="hold" smil:targetElement="id308" smil:attributeName="x" smil:values="x-.2;x" smil:keyTimes="0;1"/>
                  <anim:animate smil:dur="0.5s" smil:fill="hold" smil:targetElement="id308" smil:attributeName="y" smil:values="y;y" smil:keyTimes="0;1"/>
                  <anim:transitionFilter smil:dur="0.5s" smil:targetElement="id308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17" smil:attributeName="visibility" smil:to="visible"/>
                  <anim:animate smil:dur="5s" smil:fill="hold" smil:targetElement="id317" smil:attributeName="x" smil:values="1+width/2;x" smil:keyTimes="0;1"/>
                  <anim:animate smil:dur="5s" smil:fill="hold" smil:targetElement="id31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draw:frame presentation:style-name="pr11" draw:text-style-name="P10" draw:layer="layout" svg:width="26.4cm" svg:height="14.5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25" draw:id="id325">
          <svg:title>TexMaths</svg:title>
          <svg:desc>26§display§\text {I}§svg§600§FALSE§</svg:desc>
          <draw:polygon draw:style-name="gr2" draw:text-style-name="P6" draw:layer="layout" svg:width="0.213cm" svg:height="0.534cm" svg:x="4.133cm" svg:y="5.641cm" svg:viewBox="0 0 214 535" draw:points="108,535 0,535 0,0 214,0 214,535">
            <text:p/>
          </draw:polygon>
          <draw:path draw:style-name="gr3" draw:text-style-name="P7" draw:layer="layout" svg:width="0.28cm" svg:height="0.626cm" svg:x="4.112cm" svg:y="5.5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24" draw:id="id324">
          <svg:title>TexMaths</svg:title>
          <svg:desc>26§display§\therefore§svg§600§FALSE§</svg:desc>
          <draw:polygon draw:style-name="gr2" draw:text-style-name="P6" draw:layer="layout" svg:width="0.49cm" svg:height="0.402cm" svg:x="2.804cm" svg:y="5.721cm" svg:viewBox="0 0 491 403" draw:points="246,403 0,403 0,0 491,0 491,403">
            <text:p/>
          </draw:polygon>
          <draw:path draw:style-name="gr3" draw:text-style-name="P7" draw:layer="layout" svg:width="0.555cm" svg:height="0.493cm" svg:x="2.785cm" svg:y="5.6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22" draw:id="id322">
          <svg:title>TexMaths</svg:title>
          <svg:desc>22§display§\text {Put } A = - \frac{1}{2} \text { and } B = \frac{5}{8} \text { in (1) we get, }§svg§600§FALSE§</svg:desc>
          <draw:polygon draw:style-name="gr2" draw:text-style-name="P6" draw:layer="layout" svg:width="12.943cm" svg:height="1.51cm" svg:x="2.532cm" svg:y="0.743cm" svg:viewBox="0 0 12944 1511" draw:points="6471,1511 0,1511 0,0 12944,0 12944,1511">
            <text:p/>
          </draw:polygon>
          <draw:path draw:style-name="gr3" draw:text-style-name="P7" draw:layer="layout" svg:width="0.457cm" svg:height="0.529cm" svg:x="2.52cm" svg:y="1.21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044cm" svg:y="1.401cm" svg:viewBox="0 0 391 352" svg:d="M278 282v70l113-9v-24c-55 0-60-6-60-43v-276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463cm" svg:y="1.267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53cm" svg:height="0.555cm" svg:x="4.035cm" svg:y="1.188cm" svg:viewBox="0 0 531 556" svg:d="M111 467c-30 51-60 63-95 65-9 0-16 0-16 16 0 3 4 8 11 8 21 0 44-3 66-3 25 0 53 3 78 3 3 0 14 0 14-16 0-8-7-8-12-8-18-2-37-9-37-28 0-9 5-18 10-29l60-98h195c2 16 13 121 13 128 0 25-41 27-57 27-10 0-19 0-19 16 0 8 11 8 12 8 32 0 65-3 97-3 20 0 67 3 86 3 6 0 14 0 14-16 0-8-7-8-17-8-48 0-48-6-49-28l-48-485c-2-15-2-19-16-19-12 0-14 5-19 12zM204 352l153-255 25 255z">
            <text:p/>
          </draw:path>
          <draw:path draw:style-name="gr3" draw:text-style-name="P7" draw:layer="layout" svg:width="0.515cm" svg:height="0.182cm" svg:x="4.845cm" svg:y="1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682cm" svg:y="1.533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381cm" svg:y="0.7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312cm" svg:y="1.533cm" svg:viewBox="0 0 389 33" draw:points="194,33 0,33 0,0 389,0 389,33">
            <text:p/>
          </draw:polygon>
          <draw:path draw:style-name="gr3" draw:text-style-name="P7" draw:layer="layout" svg:width="0.309cm" svg:height="0.517cm" svg:x="6.351cm" svg:y="1.75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49cm" svg:height="0.356cm" svg:x="7.082cm" svg:y="1.396cm" svg:viewBox="0 0 350 357" svg:d="M225 289c4 31 25 63 62 63 16 0 63-10 63-74v-42h-19v42c0 46-20 51-28 51-25 0-28-35-28-39v-156c0-32 0-62-29-92-30-30-68-42-105-42-65 0-118 37-118 88 0 23 16 37 35 37 23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7.462cm" svg:y="1.401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7.893cm" svg:y="1.206cm" svg:viewBox="0 0 384 548" svg:d="M269 496v52l115-9v-25c-55 0-62-5-62-42v-472l-111 9v24c53 0 60 6 60 43v167c-23-26-56-48-99-48-91 0-172 76-172 176 0 99 76 177 165 177 50 0 85-27 104-52zM269 289v158c0 14 0 16-9 28-22 37-58 55-91 55-35 0-63-19-83-49-19-32-21-76-21-108 0-30 2-75 23-111 18-24 46-49 88-49 28 0 60 11 84 46 9 14 9 16 9 30z">
            <text:p/>
          </draw:path>
          <draw:path draw:style-name="gr3" draw:text-style-name="P7" draw:layer="layout" svg:width="0.553cm" svg:height="0.529cm" svg:x="8.586cm" svg:y="1.215cm" svg:viewBox="0 0 554 530" svg:d="M92 470c-8 30-9 35-71 35-14 0-21 0-21 16 0 9 7 9 21 9h276c124 0 215-92 215-167 0-57-46-101-120-109 80-16 162-73 162-147 0-58-51-107-144-107h-260c-16 0-23 0-23 16 0 9 7 9 21 9 2 0 16 0 30 1 14 0 21 2 21 13 0 1-2 5-4 14zM209 246l48-193c7-27 9-28 42-28h100c67 0 85 45 85 79 0 69-67 142-162 142zM174 505c-10 0-12 0-17 0-7 0-11-1-11-7 0-3 0-5 5-19l53-217h146c76 0 90 58 90 92 0 77-69 151-160 151z">
            <text:p/>
          </draw:path>
          <draw:path draw:style-name="gr3" draw:text-style-name="P7" draw:layer="layout" svg:width="0.515cm" svg:height="0.182cm" svg:x="9.436cm" svg:y="1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0.341cm" svg:y="0.704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10.302cm" svg:y="1.533cm" svg:viewBox="0 0 389 33" draw:points="194,33 0,33 0,0 389,0 389,33">
            <text:p/>
          </draw:polygon>
          <draw:path draw:style-name="gr3" draw:text-style-name="P7" draw:layer="layout" svg:width="0.321cm" svg:height="0.532cm" svg:x="10.334cm" svg:y="1.759cm" svg:viewBox="0 0 322 533" svg:d="M93 162c-35-23-38-49-38-63 0-46 51-80 105-80 58 0 107 41 107 97 0 44-29 81-77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66cm" svg:height="0.518cm" svg:x="11.064cm" svg:y="1.225cm" svg:viewBox="0 0 167 519" svg:d="M113 176l-109 9v25c51 0 58 3 58 42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79cm" svg:y="1.401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2.018cm" svg:y="1.16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12.31cm" svg:y="1.22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2.673cm" svg:y="1.162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3cm" svg:height="0.342cm" svg:x="13.201cm" svg:y="1.408cm" svg:viewBox="0 0 531 343" svg:d="M466 74c14-39 39-49 65-49v-25c-17 2-40 2-56 2-23 0-58-2-72-2v25c28 0 44 14 44 37 0 5 0 5-4 15l-70 199-77-216c-2-9-4-11-4-14 0-21 30-21 46-21v-25c-23 0-62 2-81 2-23 0-46 0-69-2v25c28 0 41 1 50 10 3 5 12 28 17 44l-67 187-74-206c-3-11-3-12-3-14 0-21 30-21 46-21v-25c-23 0-67 2-85 2-3 0-44 0-72-2v25c39 0 48 1 58 26l97 275c3 12 7 17 16 17 10 0 12-3 16-16l79-220 79 222c3 9 5 14 16 14 9 0 12-7 14-14z">
            <text:p/>
          </draw:path>
          <draw:path draw:style-name="gr3" draw:text-style-name="P7" draw:layer="layout" svg:width="0.3cm" svg:height="0.356cm" svg:x="13.744cm" svg:y="1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4cm" svg:height="0.511cm" svg:x="14.346cm" svg:y="1.39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cm" svg:height="0.356cm" svg:x="14.733cm" svg:y="1.3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5.07cm" svg:y="1.26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15.421cm" svg:y="1.66cm" svg:viewBox="0 0 92 232" svg:d="M92 81c0-49-18-81-50-81-28 0-42 21-42 40 0 22 14 43 42 43 13 0 21-6 30-11l2-2c0 0 2 0 2 11 0 51-23 99-58 136-4 3-6 5-6 7 0 7 4 8 9 8 9 0 71-61 71-151z">
            <text:p/>
          </draw:path>
        </draw:g>
        <draw:g xml:id="id323" draw:id="id323">
          <svg:title>TexMaths</svg:title>
          <svg:desc>22§display§3e^{2x} + 5 = - \frac{1}{2}(4e^{2x} - 10) +  \frac{5}{8}(8e^{2x})§svg§600§FALSE§</svg:desc>
          <draw:polygon draw:style-name="gr2" draw:text-style-name="P6" draw:layer="layout" svg:width="12.154cm" svg:height="1.51cm" svg:x="2.423cm" svg:y="2.641cm" svg:viewBox="0 0 12155 1511" draw:points="6078,1511 0,1511 0,0 12155,0 12155,1511">
            <text:p/>
          </draw:polygon>
          <draw:path draw:style-name="gr3" draw:text-style-name="P7" draw:layer="layout" svg:width="0.321cm" svg:height="0.532cm" svg:x="2.416cm" svg:y="3.125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8cm" svg:height="0.351cm" svg:x="2.807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3.166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3.465cm" svg:y="3.083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4.044cm" svg:y="3.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4.811cm" svg:y="3.12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6 55 140 141 140 90 0 169-74 169-172z">
            <text:p/>
          </draw:path>
          <draw:path draw:style-name="gr3" draw:text-style-name="P7" draw:layer="layout" svg:width="0.515cm" svg:height="0.182cm" svg:x="5.419cm" svg:y="3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6.255cm" svg:y="3.43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6.954cm" svg:y="2.60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6.885cm" svg:y="3.431cm" svg:viewBox="0 0 389 33" draw:points="194,33 0,33 0,0 389,0 389,33">
            <text:p/>
          </draw:polygon>
          <draw:path draw:style-name="gr3" draw:text-style-name="P7" draw:layer="layout" svg:width="0.309cm" svg:height="0.517cm" svg:x="6.924cm" svg:y="3.65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18cm" svg:height="0.774cm" svg:x="7.441cm" svg:y="3.0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7.687cm" svg:y="3.11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8.087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8.446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747cm" svg:y="3.08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346cm" svg:y="3.43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123cm" svg:y="3.12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0.472cm" svg:y="3.12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18cm" svg:height="0.774cm" svg:x="10.872cm" svg:y="3.0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1.343cm" svg:y="3.1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2.206cm" svg:y="2.602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12.167cm" svg:y="3.431cm" svg:viewBox="0 0 389 33" draw:points="194,33 0,33 0,0 389,0 389,33">
            <text:p/>
          </draw:polygon>
          <draw:path draw:style-name="gr3" draw:text-style-name="P7" draw:layer="layout" svg:width="0.321cm" svg:height="0.532cm" svg:x="12.199cm" svg:y="3.65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8cm" svg:height="0.774cm" svg:x="12.723cm" svg:y="3.0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2.98cm" svg:y="3.12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98cm" svg:height="0.351cm" svg:x="13.369cm" svg:y="3.299cm" svg:viewBox="0 0 299 352" svg:d="M109 164c23 0 81-2 120-18 54-23 58-69 58-79 0-35-30-67-83-67-86 0-204 76-204 211 0 79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7" draw:layer="layout" svg:width="0.24cm" svg:height="0.36cm" svg:x="13.728cm" svg:y="2.9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027cm" svg:y="3.083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4cm" svg:x="14.436cm" svg:y="3.0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326" draw:id="id326">
          <svg:title>TexMaths</svg:title>
          <svg:desc>22§display§= \int \frac{ - \frac{1}{2}(4e^{2x} - 10) +  \frac{5}{8}(8e^{2x}) }{ 4e^{2x} - 10 } dx§svg§600§FALSE§</svg:desc>
          <draw:polygon draw:style-name="gr2" draw:text-style-name="P6" draw:layer="layout" svg:width="10.981cm" svg:height="1.821cm" svg:x="4.718cm" svg:y="4.942cm" svg:viewBox="0 0 10982 1822" draw:points="5492,1822 0,1822 0,0 10982,0 10982,1822">
            <text:p/>
          </draw:polygon>
          <draw:path draw:style-name="gr3" draw:text-style-name="P7" draw:layer="layout" svg:width="0.515cm" svg:height="0.182cm" svg:x="4.723cm" svg:y="5.8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538cm" svg:y="5.083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472cm" svg:height="0.032cm" svg:x="6.554cm" svg:y="5.359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7.244cm" svg:y="4.903cm" svg:viewBox="0 0 199 361" svg:d="M123 16c0-16 0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309cm" svg:height="0.032cm" svg:x="7.184cm" svg:y="5.359cm" svg:viewBox="0 0 310 33" draw:points="155,33 0,33 0,0 310,0 310,33">
            <text:p/>
          </draw:polygon>
          <draw:path draw:style-name="gr3" draw:text-style-name="P7" draw:layer="layout" svg:width="0.24cm" svg:height="0.36cm" svg:x="7.219cm" svg:y="5.4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7.663cm" svg:y="4.9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7.907cm" svg:y="5.04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8.309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8.668cm" svg:y="4.9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967cm" svg:y="5.047cm" svg:viewBox="0 0 292 246" svg:d="M109 183c-5 18-23 48-51 48-2 0-18 0-30-7 23-8 25-27 25-30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567cm" svg:y="5.3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0.345cm" svg:y="5.05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692cm" svg:y="5.053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ath draw:style-name="gr3" draw:text-style-name="P7" draw:layer="layout" svg:width="0.18cm" svg:height="0.773cm" svg:x="11.093cm" svg:y="4.98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1.565cm" svg:y="5.11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cm" svg:height="0.37cm" svg:x="12.422cm" svg:y="4.903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olygon draw:style-name="gr3" draw:text-style-name="P7" draw:layer="layout" svg:width="0.309cm" svg:height="0.032cm" svg:x="12.387cm" svg:y="5.359cm" svg:viewBox="0 0 310 33" draw:points="155,33 0,33 0,0 310,0 310,33">
            <text:p/>
          </draw:polygon>
          <draw:path draw:style-name="gr3" draw:text-style-name="P7" draw:layer="layout" svg:width="0.249cm" svg:height="0.37cm" svg:x="12.417cm" svg:y="5.473cm" svg:viewBox="0 0 250 371" svg:d="M164 165c42-21 70-47 70-84 0-53-54-81-107-81-62 0-109 39-109 92 0 24 10 44 21 54 10 11 14 14 45 32-29 14-84 42-84 100 0 60 63 93 125 93 69 0 125-44 125-102 0-35-21-67-53-84-7-5-25-16-33-20zM76 113c-14-7-30-23-30-43 0-35 40-54 79-54 42 0 79 26 79 65 0 49-56 72-56 72-2 0-4 0-7-2zM102 188l74 44c14 7 42 25 42 57 0 40-46 65-91 65-51 0-94-32-94-76 0-40 30-72 69-90z">
            <text:p/>
          </draw:path>
          <draw:path draw:style-name="gr3" draw:text-style-name="P7" draw:layer="layout" svg:width="0.18cm" svg:height="0.773cm" svg:x="12.866cm" svg:y="4.98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3.123cm" svg:y="5.053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298cm" svg:height="0.351cm" svg:x="13.512cm" svg:y="5.225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3.871cm" svg:y="4.92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4.17cm" svg:y="5.047cm" svg:viewBox="0 0 292 246" svg:d="M109 183c-5 18-23 48-51 48-2 0-18 0-30-7 23-8 25-27 25-30 0-13-9-22-21-22-16 0-32 15-32 34 0 28 30 40 56 40 27 0 48-15 62-38 14 28 44 38 65 38 63 0 95-68 95-84 0-7-7-7-9-7-7 0-7 3-8 10-13 37-46 66-76 66-21 0-34-15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18cm" svg:height="0.773cm" svg:x="14.578cm" svg:y="4.98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7" draw:layer="layout" svg:width="8.344cm" svg:height="0.032cm" svg:x="6.49cm" svg:y="5.926cm" svg:viewBox="0 0 8345 33" draw:points="4173,33 0,33 0,0 8345,0 8345,33">
            <text:p/>
          </draw:polygon>
          <draw:path draw:style-name="gr3" draw:text-style-name="P7" draw:layer="layout" svg:width="0.344cm" svg:height="0.523cm" svg:x="9.103cm" svg:y="6.142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9.504cm" svg:y="6.323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9.861cm" svg:y="6.08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162cm" svg:y="6.204cm" svg:viewBox="0 0 292 246" svg:d="M109 183c-5 18-23 48-51 48-2 0-18 0-30-7 23-8 25-27 25-30 0-13-9-22-21-22-16 0-32 15-32 34 0 28 30 40 58 40 25 0 46-15 60-38 14 28 44 38 65 38 63 0 95-68 95-84 0-7-7-7-7-7-9 0-9 3-10 10-13 37-45 66-76 66-21 0-34-15-34-36 0-14 14-63 29-125 12-42 36-54 54-54 0 0 18 0 28 7-16 5-23 19-23 30 0 12 9 21 22 21 12 0 31-11 31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10.761cm" svg:y="6.45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539cm" svg:y="6.15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887cm" svg:y="6.151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4.958cm" svg:y="5.59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353cm" svg:y="5.7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28" draw:id="id328">
          <svg:title>TexMaths</svg:title>
          <svg:desc>22§display§= - \frac{1}{2} \int dx + \frac{5}{8}\int \frac{ 8e^{2x} }{ 4e^{2x} - 10 } dx§svg§600§FALSE§</svg:desc>
          <draw:polygon draw:style-name="gr2" draw:text-style-name="P6" draw:layer="layout" svg:width="10.495cm" svg:height="1.752cm" svg:x="4.719cm" svg:y="7.344cm" svg:viewBox="0 0 10496 1753" draw:points="5249,1753 0,1753 0,0 10496,0 10496,1753">
            <text:p/>
          </draw:polygon>
          <draw:path draw:style-name="gr3" draw:text-style-name="P7" draw:layer="layout" svg:width="0.515cm" svg:height="0.182cm" svg:x="4.724cm" svg:y="8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56cm" svg:y="8.2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6.259cm" svg:y="7.4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19cm" svg:y="8.259cm" svg:viewBox="0 0 389 33" draw:points="194,33 0,33 0,0 389,0 389,33">
            <text:p/>
          </draw:polygon>
          <draw:path draw:style-name="gr3" draw:text-style-name="P7" draw:layer="layout" svg:width="0.309cm" svg:height="0.516cm" svg:x="6.229cm" svg:y="8.484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5 68-7 7-59 8-74 8z">
            <text:p/>
          </draw:path>
          <draw:path draw:style-name="gr3" draw:text-style-name="P7" draw:layer="layout" svg:width="0.687cm" svg:height="1.718cm" svg:x="6.842cm" svg:y="7.416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69cm" svg:height="0.546cm" svg:x="7.732cm" svg:y="7.931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8.127cm" svg:y="8.1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8.76cm" svg:y="8.01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9.623cm" svg:y="7.43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20 38-37 0-19-14-39-38-39-13 0-39 5-39 42 0 66 55 141 141 141 90 0 169-74 169-172z">
            <text:p/>
          </draw:path>
          <draw:polygon draw:style-name="gr3" draw:text-style-name="P7" draw:layer="layout" svg:width="0.388cm" svg:height="0.032cm" svg:x="9.584cm" svg:y="8.259cm" svg:viewBox="0 0 389 33" draw:points="194,33 0,33 0,0 389,0 389,33">
            <text:p/>
          </draw:polygon>
          <draw:path draw:style-name="gr3" draw:text-style-name="P7" draw:layer="layout" svg:width="0.321cm" svg:height="0.532cm" svg:x="9.616cm" svg:y="8.484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687cm" svg:height="1.718cm" svg:x="10.235cm" svg:y="7.416cm" svg:viewBox="0 0 688 1719" svg:d="M37 1684c25 0 39-18 39-37 0-26-20-39-37-39-20 0-39 13-39 39 0 40 39 72 86 72 118 0 162-181 217-405 60-244 111-492 153-740 28-164 56-319 83-419 8-39 35-137 66-137 23 0 43 14 46 17-26 2-38 18-38 37 0 27 19 39 36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321cm" svg:height="0.532cm" svg:x="12.078cm" svg:y="7.43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298cm" svg:height="0.351cm" svg:x="12.469cm" svg:y="7.6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12.826cm" svg:y="7.30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3.127cm" svg:y="7.42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164cm" svg:height="0.032cm" svg:x="11.187cm" svg:y="8.259cm" svg:viewBox="0 0 3165 33" draw:points="1582,33 0,33 0,0 3165,0 3165,33">
            <text:p/>
          </draw:polygon>
          <draw:path draw:style-name="gr3" draw:text-style-name="P7" draw:layer="layout" svg:width="0.344cm" svg:height="0.523cm" svg:x="11.209cm" svg:y="8.475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11.608cm" svg:y="8.65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11.967cm" svg:y="8.4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2.268cm" svg:y="8.537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2.867cm" svg:y="8.7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645cm" svg:y="8.4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3.993cm" svg:y="8.484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4.474cm" svg:y="7.931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4.868cm" svg:y="8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27" draw:id="id327">
          <svg:title>TexMaths</svg:title>
          <svg:desc>22§display§= \int \left[ - \frac{1}{2} + \frac{5}{8}\times \frac{ 8e^{2x} }{ 4e^{2x} - 10 } \right] dx§svg§600§FALSE§</svg:desc>
          <draw:polygon draw:style-name="gr2" draw:text-style-name="P6" draw:layer="layout" svg:width="10.38cm" svg:height="1.821cm" svg:x="16.32cm" svg:y="4.945cm" svg:viewBox="0 0 10381 1822" draw:points="5190,1822 0,1822 0,0 10381,0 10381,1822">
            <text:p/>
          </draw:polygon>
          <draw:path draw:style-name="gr3" draw:text-style-name="P7" draw:layer="layout" svg:width="0.515cm" svg:height="0.182cm" svg:x="16.325cm" svg:y="5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14cm" svg:y="5.01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7" draw:layer="layout" svg:width="0.205cm" svg:height="1.856cm" svg:x="18.193cm" svg:y="4.948cm" svg:viewBox="0 0 206 1857" draw:points="0,1857 206,1857 206,1815 42,1815 42,42 206,42 206,0 0,0">
            <text:p/>
          </draw:polygon>
          <draw:path draw:style-name="gr3" draw:text-style-name="P7" draw:layer="layout" svg:width="0.472cm" svg:height="0.032cm" svg:x="18.472cm" svg:y="5.86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171cm" svg:y="5.0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9.103cm" svg:y="5.86cm" svg:viewBox="0 0 389 33" draw:points="194,33 0,33 0,0 389,0 389,33">
            <text:p/>
          </draw:polygon>
          <draw:path draw:style-name="gr3" draw:text-style-name="P7" draw:layer="layout" svg:width="0.309cm" svg:height="0.516cm" svg:x="19.141cm" svg:y="6.0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9.796cm" svg:y="5.61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658cm" svg:y="5.03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olygon draw:style-name="gr3" draw:text-style-name="P7" draw:layer="layout" svg:width="0.388cm" svg:height="0.032cm" svg:x="20.62cm" svg:y="5.86cm" svg:viewBox="0 0 389 33" draw:points="194,33 0,33 0,0 389,0 389,33">
            <text:p/>
          </draw:polygon>
          <draw:path draw:style-name="gr3" draw:text-style-name="P7" draw:layer="layout" svg:width="0.321cm" svg:height="0.532cm" svg:x="20.651cm" svg:y="6.085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374cm" svg:height="0.374cm" svg:x="21.384cm" svg:y="5.689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7" draw:layer="layout" svg:width="0.321cm" svg:height="0.532cm" svg:x="23.027cm" svg:y="5.031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3 14 58 37 58 85 0 58-58 98-121 98-67 0-123-47-123-112 0-46 24-96 91-131z">
            <text:p/>
          </draw:path>
          <draw:path draw:style-name="gr3" draw:text-style-name="P7" draw:layer="layout" svg:width="0.298cm" svg:height="0.351cm" svg:x="23.418cm" svg:y="5.2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23.775cm" svg:y="4.90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4.076cm" svg:y="5.027cm" svg:viewBox="0 0 292 246" svg:d="M109 183c-5 18-23 48-51 48-2 0-18 0-30-7 23-8 25-27 25-30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163cm" svg:height="0.032cm" svg:x="22.137cm" svg:y="5.86cm" svg:viewBox="0 0 3164 33" draw:points="1582,33 0,33 0,0 3164,0 3164,33">
            <text:p/>
          </draw:polygon>
          <draw:path draw:style-name="gr3" draw:text-style-name="P7" draw:layer="layout" svg:width="0.344cm" svg:height="0.523cm" svg:x="22.158cm" svg:y="6.076cm" svg:viewBox="0 0 345 524" svg:d="M208 398v67c0 28-2 37-60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22.559cm" svg:y="6.258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4cm" svg:height="0.36cm" svg:x="22.917cm" svg:y="6.01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3.217cm" svg:y="6.138cm" svg:viewBox="0 0 292 246" svg:d="M109 183c-5 18-23 48-51 48-2 0-18 0-30-7 23-8 25-27 25-30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23.816cm" svg:y="6.39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594cm" svg:y="6.0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24.942cm" svg:y="6.08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  <draw:polygon draw:style-name="gr3" draw:text-style-name="P7" draw:layer="layout" svg:width="0.205cm" svg:height="1.856cm" svg:x="25.402cm" svg:y="4.948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25.96cm" svg:y="5.5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6.354cm" svg:y="5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31" draw:id="id331">
          <svg:title>TexMaths</svg:title>
          <svg:desc>22§display§= - \frac{x}{2} + \frac{5}{8}\log ( 4e^{2x} - 10 ) } \ + \ c§svg§600§FALSE§</svg:desc>
          <draw:polygon draw:style-name="gr2" draw:text-style-name="P6" draw:layer="layout" svg:width="10.17cm" svg:height="1.51cm" svg:x="4.719cm" svg:y="9.744cm" svg:viewBox="0 0 10171 1511" draw:points="5085,1511 0,1511 0,0 10171,0 10171,1511">
            <text:p/>
          </draw:polygon>
          <draw:path draw:style-name="gr3" draw:text-style-name="P7" draw:layer="layout" svg:width="0.515cm" svg:height="0.182cm" svg:x="4.724cm" svg:y="10.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5.56cm" svg:y="10.53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213cm" svg:y="9.8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6 85-79 103-104 103-30 0-42-25-42-52 0-17 5-33 14-68z">
            <text:p/>
          </draw:path>
          <draw:polygon draw:style-name="gr3" draw:text-style-name="P7" draw:layer="layout" svg:width="0.443cm" svg:height="0.032cm" svg:x="6.19cm" svg:y="10.534cm" svg:viewBox="0 0 444 33" draw:points="222,33 0,33 0,0 444,0 444,33">
            <text:p/>
          </draw:polygon>
          <draw:path draw:style-name="gr3" draw:text-style-name="P7" draw:layer="layout" svg:width="0.309cm" svg:height="0.517cm" svg:x="6.257cm" svg:y="10.7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6.94cm" svg:y="10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7.803cm" svg:y="9.70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6 55 140 141 140 90 0 169-74 169-172z">
            <text:p/>
          </draw:path>
          <draw:polygon draw:style-name="gr3" draw:text-style-name="P7" draw:layer="layout" svg:width="0.388cm" svg:height="0.032cm" svg:x="7.764cm" svg:y="10.534cm" svg:viewBox="0 0 389 33" draw:points="194,33 0,33 0,0 389,0 389,33">
            <text:p/>
          </draw:polygon>
          <draw:path draw:style-name="gr3" draw:text-style-name="P7" draw:layer="layout" svg:width="0.321cm" svg:height="0.532cm" svg:x="7.796cm" svg:y="10.76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8.397cm" svg:y="10.20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609cm" svg:y="10.39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994cm" svg:y="10.39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18cm" svg:height="0.774cm" svg:x="9.446cm" svg:y="10.163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9.693cm" svg:y="10.21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10.092cm" svg:y="10.402cm" svg:viewBox="0 0 299 352" svg:d="M109 164c23 0 81-2 120-18 54-23 58-69 58-79 0-35-30-67-83-67-86 0-204 76-204 211 0 79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4cm" svg:height="0.36cm" svg:x="10.451cm" svg:y="10.0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752cm" svg:y="10.186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1.351cm" svg:y="10.53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129cm" svg:y="10.22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2.477cm" svg:y="10.228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18cm" svg:height="0.774cm" svg:x="12.877cm" svg:y="10.163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517cm" svg:x="13.607cm" svg:y="10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4.626cm" svg:y="10.402cm" svg:viewBox="0 0 303 352" svg:d="M276 48c-12 0-23 0-35 12-12 10-14 25-14 30 0 17 14 26 30 26 23 0 44-17 44-49 0-39-37-67-93-67-104 0-208 111-208 220 0 70 46 132 127 132 111 0 176-83 176-91 0-6-6-11-9-11-5 0-7 2-11 9-61 76-146 76-156 76-48 0-69-37-69-85 0-32 16-107 42-155 23-44 67-77 109-77 27 0 57 8 67 30z">
            <text:p/>
          </draw:path>
        </draw:g>
        <draw:g xml:id="id330" draw:id="id330">
          <svg:title>TexMaths</svg:title>
          <svg:desc>26§display§\text {I}§svg§600§FALSE§</svg:desc>
          <draw:polygon draw:style-name="gr2" draw:text-style-name="P6" draw:layer="layout" svg:width="0.213cm" svg:height="0.534cm" svg:x="4.133cm" svg:y="10.242cm" svg:viewBox="0 0 214 535" draw:points="108,535 0,535 0,0 214,0 214,535">
            <text:p/>
          </draw:polygon>
          <draw:path draw:style-name="gr3" draw:text-style-name="P7" draw:layer="layout" svg:width="0.28cm" svg:height="0.626cm" svg:x="4.112cm" svg:y="10.1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29" draw:id="id329">
          <svg:title>TexMaths</svg:title>
          <svg:desc>26§display§\therefore§svg§600§FALSE§</svg:desc>
          <draw:polygon draw:style-name="gr2" draw:text-style-name="P6" draw:layer="layout" svg:width="0.49cm" svg:height="0.402cm" svg:x="2.804cm" svg:y="10.322cm" svg:viewBox="0 0 491 403" draw:points="246,403 0,403 0,0 491,0 491,403">
            <text:p/>
          </draw:polygon>
          <draw:path draw:style-name="gr3" draw:text-style-name="P7" draw:layer="layout" svg:width="0.555cm" svg:height="0.493cm" svg:x="2.785cm" svg:y="10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33" draw:id="id333">
          <svg:title>TexMaths</svg:title>
          <svg:desc>26§display§\text {Let,}§svg§600§FALSE§</svg:desc>
          <draw:polygon draw:style-name="gr2" draw:text-style-name="P6" draw:layer="layout" svg:width="1.429cm" svg:height="0.711cm" svg:x="3.728cm" svg:y="12.44cm" svg:viewBox="0 0 1430 712" draw:points="714,712 0,712 0,0 1430,0 1430,712">
            <text:p/>
          </draw:polygon>
          <draw:path draw:style-name="gr3" draw:text-style-name="P7" draw:layer="layout" svg:width="0.503cm" svg:height="0.625cm" svg:x="3.711cm" svg:y="12.394cm" svg:viewBox="0 0 504 626" svg:d="M504 389h-23c-11 94-23 208-185 208h-75c-42 0-44-6-44-35v-489c0-31 0-44 87-44h29v-29c-33 2-116 2-154 2-35 0-108 0-139-2v29h23c71 0 71 11 71 42v484c0 34 0 42-71 42h-23v29h479z">
            <text:p/>
          </draw:path>
          <draw:path draw:style-name="gr3" draw:text-style-name="P7" draw:layer="layout" svg:width="0.355cm" svg:height="0.421cm" svg:x="4.279cm" svg:y="12.608cm" svg:viewBox="0 0 356 422" svg:d="M77 181c6-137 83-160 114-160 94 0 105 123 105 160zM77 200h256c21 0 23 0 23-19 0-92-50-181-165-181-106 0-191 94-191 210 0 123 96 212 202 212 112 0 154-102 154-120 0-9-8-11-13-11-8 0-10 7-10 13-33 95-117 95-125 95-46 0-83-29-104-62-27-44-27-104-27-137z">
            <text:p/>
          </draw:path>
          <draw:path draw:style-name="gr3" draw:text-style-name="P7" draw:layer="layout" svg:width="0.288cm" svg:height="0.573cm" svg:x="4.677cm" svg:y="12.456cm" svg:viewBox="0 0 289 574" svg:d="M142 198h131v-29h-131v-169h-23c0 75-30 173-119 177v21h79v251c0 115 85 125 119 125 64 0 91-64 91-125v-52h-25v52c0 67-27 102-60 102-62 0-62-83-62-100z">
            <text:p/>
          </draw:path>
          <draw:path draw:style-name="gr3" draw:text-style-name="P7" draw:layer="layout" svg:width="0.107cm" svg:height="0.274cm" svg:x="5.093cm" svg:y="12.92cm" svg:viewBox="0 0 108 275" svg:d="M108 96c0-59-21-96-58-96-33 0-50 25-50 48 0 25 17 50 50 50 15 0 25-6 35-13l2-2c0 0 2 0 2 13 0 60-27 116-68 160-4 4-6 6-6 8 0 9 4 11 10 11 10 0 83-73 83-179z">
            <text:p/>
          </draw:path>
        </draw:g>
        <draw:g xml:id="id334" draw:id="id334">
          <svg:title>TexMaths</svg:title>
          <svg:desc>26§display§\text {I}§svg§600§FALSE§</svg:desc>
          <draw:polygon draw:style-name="gr2" draw:text-style-name="P6" draw:layer="layout" svg:width="0.213cm" svg:height="0.534cm" svg:x="5.834cm" svg:y="12.442cm" svg:viewBox="0 0 214 535" draw:points="108,535 0,535 0,0 214,0 214,535">
            <text:p/>
          </draw:polygon>
          <draw:path draw:style-name="gr3" draw:text-style-name="P7" draw:layer="layout" svg:width="0.28cm" svg:height="0.626cm" svg:x="5.813cm" svg:y="12.396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32" draw:id="id332">
          <svg:title>TexMaths</svg:title>
          <svg:desc>26§display§(6)§svg§600§FALSE§</svg:desc>
          <draw:polygon draw:style-name="gr2" draw:text-style-name="P6" draw:layer="layout" svg:width="0.986cm" svg:height="0.822cm" svg:x="2.316cm" svg:y="12.345cm" svg:viewBox="0 0 987 823" draw:points="494,823 0,823 0,0 987,0 987,823">
            <text:p/>
          </draw:polygon>
          <draw:path draw:style-name="gr3" draw:text-style-name="P7" draw:layer="layout" svg:width="0.213cm" svg:height="0.914cm" svg:x="2.36cm" svg:y="12.29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664cm" svg:y="12.376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3.137cm" svg:y="12.2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35" draw:id="id335">
          <svg:title>TexMaths</svg:title>
          <svg:desc>24§display§= \int \frac{20 - 12e^x}{3e^x - 4 } \ dx§svg§600§FALSE§</svg:desc>
          <draw:polygon draw:style-name="gr2" draw:text-style-name="P6" draw:layer="layout" svg:width="6.694cm" svg:height="1.791cm" svg:x="6.619cm" svg:y="11.84cm" svg:viewBox="0 0 6695 1792" draw:points="3346,1792 0,1792 0,0 6695,0 6695,1792">
            <text:p/>
          </draw:polygon>
          <draw:path draw:style-name="gr3" draw:text-style-name="P7" draw:layer="layout" svg:width="0.562cm" svg:height="0.199cm" svg:x="6.625cm" svg:y="12.63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75cm" svg:height="1.876cm" svg:x="7.514cm" svg:y="11.798cm" svg:viewBox="0 0 751 1877" svg:d="M40 1839c27 0 43-20 43-41 0-29-22-42-41-42-21 0-42 13-42 42 0 44 42 79 94 79 129 0 177-198 236-442 66-267 121-538 167-809 31-178 62-347 90-457 10-42 39-150 73-150 25 0 47 16 50 19-28 2-42 20-42 41 0 29 21 42 40 42 22 0 43-13 43-42 0-46-46-79-92-79-66 0-112 92-160 265-2 8-117 432-209 986-23 128-48 271-75 388-15 61-54 221-123 221-31 0-50-21-52-21z">
            <text:p/>
          </draw:path>
          <draw:path draw:style-name="gr3" draw:text-style-name="P7" draw:layer="layout" svg:width="0.337cm" svg:height="0.564cm" svg:x="8.595cm" svg:y="11.8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56cm" svg:height="0.581cm" svg:x="9.007cm" svg:y="11.813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7" draw:layer="layout" svg:width="0.515cm" svg:height="0.036cm" svg:x="9.652cm" svg:y="12.148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0.501cm" svg:y="11.813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10.891cm" svg:y="11.813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7" draw:layer="layout" svg:width="0.325cm" svg:height="0.383cm" svg:x="11.309cm" svg:y="12.004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ath draw:style-name="gr3" draw:text-style-name="P7" draw:layer="layout" svg:width="0.318cm" svg:height="0.268cm" svg:x="11.691cm" svg:y="11.81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3-71 82-71 19 0 35 10 35 39 0 11-6 42-12 61z">
            <text:p/>
          </draw:path>
          <draw:polygon draw:style-name="gr3" draw:text-style-name="P7" draw:layer="layout" svg:width="3.535cm" svg:height="0.036cm" svg:x="8.552cm" svg:y="12.718cm" svg:viewBox="0 0 3536 37" draw:points="1768,37 0,37 0,0 3536,0 3536,37">
            <text:p/>
          </draw:polygon>
          <draw:path draw:style-name="gr3" draw:text-style-name="P7" draw:layer="layout" svg:width="0.35cm" svg:height="0.581cm" svg:x="9.009cm" svg:y="12.964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325cm" svg:height="0.383cm" svg:x="9.436cm" svg:y="13.15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9.818cm" svg:y="13.022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6cm" svg:x="10.47cm" svg:y="13.298cm" svg:viewBox="0 0 516 37" svg:d="M488 37c13 0 28 0 28-20 0-17-15-17-28-17h-459c-14 0-29 0-29 17 0 20 15 20 29 20z">
            <text:p/>
          </draw:path>
          <draw:path draw:style-name="gr3" draw:text-style-name="P7" draw:layer="layout" svg:width="0.375cm" svg:height="0.572cm" svg:x="11.267cm" svg:y="12.95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7" draw:layer="layout" svg:width="0.402cm" svg:height="0.596cm" svg:x="12.504cm" svg:y="12.361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7" draw:layer="layout" svg:width="0.421cm" svg:height="0.383cm" svg:x="12.934cm" svg:y="12.574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</draw:g>
        <draw:g xml:id="id339" draw:id="id339">
          <svg:title>TexMaths</svg:title>
          <svg:desc>24§display§\text {Answer :  I }= - 5x - 2\log (3 e^x - 4 )\ + \ c§svg§600§FALSE§</svg:desc>
          <draw:polygon draw:style-name="gr2" draw:text-style-name="P6" draw:layer="layout" svg:width="14.787cm" svg:height="0.76cm" svg:x="3.54cm" svg:y="14.162cm" svg:viewBox="0 0 14788 761" draw:points="7393,761 0,761 0,0 14788,0 14788,761">
            <text:p/>
          </draw:polygon>
          <draw:path draw:style-name="gr3" draw:text-style-name="P7" draw:layer="layout" svg:width="0.579cm" svg:height="0.606cm" svg:x="3.525cm" svg:y="14.149cm" svg:viewBox="0 0 580 607" svg:d="M309 17c-4-11-6-17-19-17-14 0-15 6-19 17l-177 505c-15 45-48 56-94 58v27c19-2 56-4 86-4 27 0 71 2 98 4v-27c-42 0-63-21-63-44 0-2 0-10 0-12l40-111h210l44 129c0 3 2 9 2 13 0 25-46 25-70 25v27c31-4 89-4 121-4 37 0 75 2 112 4v-27h-16c-49 0-63-6-71-35zM265 111l96 275h-190z">
            <text:p/>
          </draw:path>
          <draw:path draw:style-name="gr3" draw:text-style-name="P7" draw:layer="layout" svg:width="0.425cm" svg:height="0.373cm" svg:x="4.159cm" svg:y="14.37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277cm" svg:height="0.389cm" svg:x="4.627cm" svg:y="14.375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579cm" svg:height="0.373cm" svg:x="4.948cm" svg:y="14.389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7" draw:layer="layout" svg:width="0.327cm" svg:height="0.389cm" svg:x="5.541cm" svg:y="14.37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285cm" svg:height="0.373cm" svg:x="5.915cm" svg:y="14.37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7" draw:layer="layout" svg:width="0.091cm" svg:height="0.364cm" svg:x="6.576cm" svg:y="14.389cm" svg:viewBox="0 0 92 365" svg:d="M92 44c0-23-21-44-46-44s-46 21-46 44c0 25 21 46 46 46s46-21 46-46zM92 321c0-25-21-44-46-44s-46 19-46 44 21 44 46 44 46-19 46-44z">
            <text:p/>
          </draw:path>
          <draw:path draw:style-name="gr3" draw:text-style-name="P7" draw:layer="layout" svg:width="0.258cm" svg:height="0.577cm" svg:x="7.136cm" svg:y="14.176cm" svg:viewBox="0 0 259 578" svg:d="M167 65c0-29 4-38 71-38h21v-27c-29 2-96 2-128 2-35 0-100 0-131-2v27h23c65 0 69 9 69 38v448c0 30-4 38-69 38h-23v27c31-2 96-2 129-2 34 0 101 0 130 2v-27h-21c-67 0-71-8-71-38z">
            <text:p/>
          </draw:path>
          <draw:path draw:style-name="gr3" draw:text-style-name="P7" draw:layer="layout" svg:width="0.562cm" svg:height="0.199cm" svg:x="7.981cm" svg:y="14.44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8.893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81cm" svg:x="9.523cm" svg:y="14.191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7 0 184-81 184-188z">
            <text:p/>
          </draw:path>
          <draw:path draw:style-name="gr3" draw:text-style-name="P7" draw:layer="layout" svg:width="0.421cm" svg:height="0.383cm" svg:x="9.926cm" svg:y="14.37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4 111-113 111-33 0-46-27-46-56 0-19 6-36 15-75z">
            <text:p/>
          </draw:path>
          <draw:path draw:style-name="gr3" draw:text-style-name="P7" draw:layer="layout" svg:width="0.515cm" svg:height="0.035cm" svg:x="10.64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11.456cm" svg:y="14.1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89cm" svg:height="0.587cm" svg:x="12.005cm" svg:y="14.168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2.233cm" svg:y="14.37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2.656cm" svg:y="14.37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197cm" svg:height="0.844cm" svg:x="13.149cm" svg:y="14.12cm" svg:viewBox="0 0 198 845" svg:d="M198 837c0-2 0-4-16-19-105-106-132-265-132-395 0-146 33-294 136-400 12-10 12-11 12-15 0-6-4-8-10-8-8 0-84 58-134 165-44 92-54 186-54 258 0 67 10 169 56 265 52 103 124 157 132 157 6 0 10-2 10-8z">
            <text:p/>
          </draw:path>
          <draw:path draw:style-name="gr3" draw:text-style-name="P7" draw:layer="layout" svg:width="0.35cm" svg:height="0.581cm" svg:x="13.429cm" svg:y="14.191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325cm" svg:height="0.383cm" svg:x="13.854cm" svg:y="14.379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18cm" svg:height="0.268cm" svg:x="14.236cm" svg:y="14.143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7" draw:layer="layout" svg:width="0.515cm" svg:height="0.035cm" svg:x="14.89cm" svg:y="14.525cm" svg:viewBox="0 0 516 36" svg:d="M488 36c13 0 28 0 28-19 0-17-15-17-28-17h-459c-14 0-29 0-29 17 0 19 15 19 29 19z">
            <text:p/>
          </draw:path>
          <draw:path draw:style-name="gr3" draw:text-style-name="P7" draw:layer="layout" svg:width="0.375cm" svg:height="0.571cm" svg:x="15.687cm" svg:y="14.18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97cm" svg:height="0.844cm" svg:x="16.132cm" svg:y="14.1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62cm" svg:height="0.564cm" svg:x="16.929cm" svg:y="14.26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8.041cm" svg:y="14.379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37" draw:id="id337">
          <svg:title>TexMaths</svg:title>
          <svg:desc>20§display§\text {You can try on the lines of}§svg§600§FALSE§</svg:desc>
          <draw:polygon draw:style-name="gr2" draw:text-style-name="P6" draw:layer="layout" svg:width="8.213cm" svg:height="0.57cm" svg:x="18.156cm" svg:y="12.054cm" svg:viewBox="0 0 8214 571" draw:points="4108,571 0,571 0,0 8214,0 8214,571">
            <text:p/>
          </draw:polygon>
          <draw:path draw:style-name="gr3" draw:text-style-name="P7" draw:layer="layout" svg:width="0.511cm" svg:height="0.481cm" svg:x="18.129cm" svg:y="12.035cm" svg:viewBox="0 0 512 482" svg:d="M422 67c26-43 68-45 90-45v-22c-21 2-50 2-69 2-21 0-62-2-80-2v22c29 0 40 13 40 28 0 8-5 16-8 20l-115 189-128-208c-5-6-5-8-5-11 0-16 18-18 50-18v-22c-26 2-79 2-106 2-29 0-61 0-91-2v22h13c48 0 53 8 64 26l149 242v137c0 26-2 32-56 32h-16v23c24-2 75-2 102-2s77 0 102 2v-23h-16c-54 0-56-6-56-33v-136z">
            <text:p/>
          </draw:path>
          <draw:path draw:style-name="gr3" draw:text-style-name="P7" draw:layer="layout" svg:width="0.313cm" svg:height="0.324cm" svg:x="18.609cm" svg:y="12.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54cm" svg:height="0.319cm" svg:x="18.964cm" svg:y="12.205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68cm" svg:height="0.324cm" svg:x="19.59cm" svg:y="12.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7cm" svg:height="0.324cm" svg:x="19.908cm" svg:y="12.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0.252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1cm" svg:height="0.441cm" svg:x="20.868cm" svg:y="12.08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237cm" svg:height="0.311cm" svg:x="21.148cm" svg:y="12.205cm" svg:viewBox="0 0 238 312" svg:d="M98 78v-78l-98 8v22c50 0 54 5 54 39v190c0 31-6 31-54 31v22c27 0 61-2 80-2 29 0 62 0 91 2v-22h-16c-51 0-53-7-53-32v-109c0-71 29-133 84-133 4 0 6 0 8 0-4 2-16 10-16 27 0 21 14 31 30 31 13 0 30-8 30-31 0-22-22-43-52-43-52 0-77 48-88 78z">
            <text:p/>
          </draw:path>
          <draw:path draw:style-name="gr3" draw:text-style-name="P7" draw:layer="layout" svg:width="0.345cm" svg:height="0.447cm" svg:x="21.417cm" svg:y="12.211cm" svg:viewBox="0 0 346 448" svg:d="M280 67c18-45 54-45 66-45v-22c-16 2-37 2-53 2-13 0-47-2-63-2v22c23 0 34 13 34 31 0 6 0 8-5 16l-70 174-79-190c-3-7-4-10-4-13 0-18 27-18 40-18v-22c-20 0-66 2-77 2-19 0-48 0-69-2v22c34 0 48 0 58 24l105 258c-3 10-13 32-17 42-16 38-36 88-80 88-5 0-21 0-34-13 22-3 27-19 27-31 0-17-13-28-29-28-14 0-30 8-30 30 0 32 30 56 66 56 43 0 72-40 89-80z">
            <text:p/>
          </draw:path>
          <draw:path draw:style-name="gr3" draw:text-style-name="P7" draw:layer="layout" svg:width="0.313cm" svg:height="0.324cm" svg:x="22.029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54cm" svg:height="0.311cm" svg:x="22.382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2cm" svg:height="0.441cm" svg:x="22.998cm" svg:y="12.083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54cm" svg:height="0.489cm" svg:x="23.281cm" svg:y="12.027cm" svg:viewBox="0 0 355 490" svg:d="M54 435c0 32-6 32-54 32v23c24-2 61-2 80-2 18 0 54 0 78 2v-23c-46 0-54 0-54-32v-129c0-74 50-112 94-112 45 0 53 38 53 78v163c0 32-8 32-54 32v23c24-2 61-2 80-2 17 0 54 0 78 2v-23c-37 0-54 0-54-21v-134c0-61 0-83-23-109-9-11-33-25-73-25-61 0-91 43-103 68v-246l-102 8v22c50 0 54 5 54 39z">
            <text:p/>
          </draw:path>
          <draw:path draw:style-name="gr3" draw:text-style-name="P7" draw:layer="layout" svg:width="0.273cm" svg:height="0.324cm" svg:x="23.669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157cm" svg:height="0.489cm" svg:x="24.219cm" svg:y="12.0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151cm" svg:height="0.471cm" svg:x="24.414cm" svg:y="12.045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24.61cm" svg:y="12.2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73cm" svg:height="0.324cm" svg:x="24.997cm" svg:y="12.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31cm" svg:height="0.324cm" svg:x="25.312cm" svg:y="12.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5.821cm" svg:y="12.2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8cm" svg:height="0.497cm" svg:x="26.176cm" svg:y="12.019cm" svg:viewBox="0 0 229 498" svg:d="M101 194v-82c0-62 33-96 65-96 2 0 12 0 23 5-8 3-21 11-21 29 0 16 11 30 30 30 21 0 31-14 31-30 0-26-26-50-63-50-49 0-110 37-110 112v82h-56v20h56v229c0 32-8 32-56 32v23c29-2 61-4 82-4 28 0 60 0 89 4v-23h-14c-53 0-55-8-55-33v-228h82v-20z">
            <text:p/>
          </draw:path>
        </draw:g>
        <draw:g xml:id="id338" draw:id="id338">
          <svg:title>TexMaths</svg:title>
          <svg:desc>20§display§\text {above solution}§svg§600§FALSE§</svg:desc>
          <draw:polygon draw:style-name="gr2" draw:text-style-name="P6" draw:layer="layout" svg:width="4.331cm" svg:height="0.427cm" svg:x="20.535cm" svg:y="12.954cm" svg:viewBox="0 0 4332 428" draw:points="2166,428 0,428 0,0 4332,0 4332,428">
            <text:p/>
          </draw:polygon>
          <draw:path draw:style-name="gr3" draw:text-style-name="P7" draw:layer="layout" svg:width="0.317cm" svg:height="0.324cm" svg:x="20.529cm" svg:y="13.092cm" svg:viewBox="0 0 318 325" svg:d="M205 263c3 28 22 57 56 57 14 0 57-9 57-67v-38h-17v38c0 42-18 46-26 46-22 0-25-32-25-35v-142c0-29 0-56-26-84-27-27-62-38-98-38-57 0-105 34-105 80 0 21 14 34 32 34 19 0 32-15 32-34 0-8-3-32-35-32 19-24 52-32 76-32 34 0 74 27 74 90v27c-35 2-85 3-130 24-52 24-70 61-70 93 0 57 69 75 114 75 46 0 78-29 91-62zM200 147v71c0 67-50 91-82 91-35 0-64-26-64-61 0-38 31-97 146-101z">
            <text:p/>
          </draw:path>
          <draw:path draw:style-name="gr3" draw:text-style-name="P7" draw:layer="layout" svg:width="0.348cm" svg:height="0.497cm" svg:x="20.871cm" svg:y="12.919cm" svg:viewBox="0 0 349 498" svg:d="M102 224v-224l-102 8v22c50 0 54 5 54 39v421h18c2-2 6-11 26-43 11 16 41 51 92 51 85 0 159-69 159-160 0-90-71-160-151-160-54 0-84 33-96 46zM104 410v-146c0-14 0-14 8-25 27-40 66-45 83-45 32 0 58 17 74 45 19 28 21 68 21 97 0 27-2 69-23 101-14 21-41 45-80 45-30 0-56-18-73-43-10-15-10-16-10-29z">
            <text:p/>
          </draw:path>
          <draw:path draw:style-name="gr3" draw:text-style-name="P7" draw:layer="layout" svg:width="0.313cm" svg:height="0.324cm" svg:x="21.281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45cm" svg:height="0.311cm" svg:x="21.607cm" svg:y="13.105cm" svg:viewBox="0 0 346 312" svg:d="M280 69c6-16 19-47 66-47v-22c-16 2-37 2-53 2-18 0-50-2-63-2v22c28 0 36 16 36 31 0 6-2 8-5 16l-72 181-80-197c-3-10-3-11-3-13 0-18 27-18 40-18v-22c-21 0-61 2-77 2-19 0-48 0-69-2v22c45 0 48 4 56 26l102 251c5 10 5 13 15 13 9 0 13-6 14-13z">
            <text:p/>
          </draw:path>
          <draw:path draw:style-name="gr3" draw:text-style-name="P7" draw:layer="layout" svg:width="0.273cm" svg:height="0.324cm" svg:x="21.964cm" svg:y="13.092cm" svg:viewBox="0 0 274 325" svg:d="M59 139c5-105 64-123 88-123 72 0 80 94 80 123zM59 154h197c16 0 18 0 18-15 0-70-39-139-127-139-81 0-147 72-147 162 0 94 74 163 155 163 87 0 119-78 119-93 0-6-7-8-10-8-6 0-8 5-8 10-26 73-90 73-96 73-35 0-64-22-80-48-21-33-21-80-21-105z">
            <text:p/>
          </draw:path>
          <draw:path draw:style-name="gr3" draw:text-style-name="P7" draw:layer="layout" svg:width="0.231cm" svg:height="0.324cm" svg:x="22.514cm" svg:y="13.092cm" svg:viewBox="0 0 232 325" svg:d="M123 179c16 4 74 15 74 66 0 35-24 64-80 64-59 0-85-40-98-101-1-8-3-11-9-11-10 0-10 5-10 18v92c0 13 0 18 8 18 3 0 5-2 18-14 1-2 1-4 14-16 30 28 62 30 77 30 81 0 115-48 115-99 0-37-22-58-30-67-24-23-52-28-80-34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313cm" svg:height="0.324cm" svg:x="22.788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157cm" svg:height="0.489cm" svg:x="23.143cm" svg:y="12.919cm" svg:viewBox="0 0 158 490" svg:d="M102 0l-102 8v22c50 0 56 5 56 39v367c0 32-8 32-56 32v22c24-2 61-2 78-2 18 0 53 0 80 2v-22c-48 0-56 0-56-32z">
            <text:p/>
          </draw:path>
          <draw:path draw:style-name="gr3" draw:text-style-name="P7" draw:layer="layout" svg:width="0.354cm" svg:height="0.319cm" svg:x="23.338cm" svg:y="13.097cm" svg:viewBox="0 0 355 320" svg:d="M253 256v64l102-8v-22c-49 0-54-5-54-39v-251l-104 8v22c49 0 54 5 54 39v126c0 61-33 109-85 109-59 0-62-32-62-69v-235l-104 8v22c54 0 54 2 54 64v106c0 56 0 120 109 120 39 0 71-19 90-64z">
            <text:p/>
          </draw:path>
          <draw:path draw:style-name="gr3" draw:text-style-name="P7" draw:layer="layout" svg:width="0.221cm" svg:height="0.441cm" svg:x="23.719cm" svg:y="12.975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51cm" svg:height="0.471cm" svg:x="24.002cm" svg:y="12.937cm" svg:viewBox="0 0 152 472" svg:d="M102 160l-99 8v23c47 0 53 3 53 38v189c0 32-8 32-56 32v22c22-1 61-1 78-1 24 0 50 0 74 1v-22c-46 0-50-3-50-30zM106 37c0-23-18-37-39-37-22 0-37 19-37 37 0 19 15 38 37 38 21 0 39-16 39-38z">
            <text:p/>
          </draw:path>
          <draw:path draw:style-name="gr3" draw:text-style-name="P7" draw:layer="layout" svg:width="0.313cm" svg:height="0.324cm" svg:x="24.194cm" svg:y="13.092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354cm" svg:height="0.311cm" svg:x="24.548cm" svg:y="13.097cm" svg:viewBox="0 0 355 312" svg:d="M54 69v190c0 31-6 31-54 31v22c24 0 61-1 80-1 18 0 54 1 78 1v-22c-46 0-54 0-54-31v-131c0-74 50-112 94-112 45 0 53 38 53 78v165c0 31-8 31-54 31v22c24 0 61-1 80-1 17 0 54 1 78 1v-22c-37 0-54 0-54-21v-134c0-61 0-84-23-109-9-12-33-26-73-26-53 0-85 30-106 74v-74l-99 8v22c50 0 54 5 54 39z">
            <text:p/>
          </draw:path>
        </draw:g>
        <draw:custom-shape draw:style-name="gr6" draw:text-style-name="P14" xml:id="id336" draw:id="id336" draw:layer="layout" svg:width="9cm" svg:height="2cm" svg:x="17.801cm" svg:y="11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2" smil:attributeName="visibility" smil:to="visible"/>
                  <anim:animate smil:dur="0.5s" smil:fill="hold" smil:targetElement="id322" smil:attributeName="width" smil:values="width*0.05;width" smil:keyTimes="0;1"/>
                  <anim:animate smil:dur="0.5s" smil:fill="hold" smil:targetElement="id322" smil:attributeName="height" smil:values="height;height" smil:keyTimes="0;1"/>
                  <anim:animate smil:dur="0.5s" smil:fill="hold" smil:targetElement="id322" smil:attributeName="x" smil:values="x-.2;x" smil:keyTimes="0;1"/>
                  <anim:animate smil:dur="0.5s" smil:fill="hold" smil:targetElement="id322" smil:attributeName="y" smil:values="y;y" smil:keyTimes="0;1"/>
                  <anim:transitionFilter smil:dur="0.5s" smil:targetElement="id3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2" smil:attributeName="visibility" smil:to="visible"/>
                  <anim:animate smil:dur="0.5s" smil:fill="hold" smil:targetElement="id332" smil:attributeName="width" smil:values="width*0.05;width" smil:keyTimes="0;1"/>
                  <anim:animate smil:dur="0.5s" smil:fill="hold" smil:targetElement="id332" smil:attributeName="height" smil:values="height;height" smil:keyTimes="0;1"/>
                  <anim:animate smil:dur="0.5s" smil:fill="hold" smil:targetElement="id332" smil:attributeName="x" smil:values="x-.2;x" smil:keyTimes="0;1"/>
                  <anim:animate smil:dur="0.5s" smil:fill="hold" smil:targetElement="id332" smil:attributeName="y" smil:values="y;y" smil:keyTimes="0;1"/>
                  <anim:transitionFilter smil:dur="0.5s" smil:targetElement="id3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3" smil:attributeName="visibility" smil:to="visible"/>
                  <anim:animate smil:dur="0.5s" smil:fill="hold" smil:targetElement="id333" smil:attributeName="width" smil:values="width*0.05;width" smil:keyTimes="0;1"/>
                  <anim:animate smil:dur="0.5s" smil:fill="hold" smil:targetElement="id333" smil:attributeName="height" smil:values="height;height" smil:keyTimes="0;1"/>
                  <anim:animate smil:dur="0.5s" smil:fill="hold" smil:targetElement="id333" smil:attributeName="x" smil:values="x-.2;x" smil:keyTimes="0;1"/>
                  <anim:animate smil:dur="0.5s" smil:fill="hold" smil:targetElement="id333" smil:attributeName="y" smil:values="y;y" smil:keyTimes="0;1"/>
                  <anim:transitionFilter smil:dur="0.5s" smil:targetElement="id3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4" smil:attributeName="visibility" smil:to="visible"/>
                  <anim:animate smil:dur="0.5s" smil:fill="hold" smil:targetElement="id334" smil:attributeName="width" smil:values="width*0.05;width" smil:keyTimes="0;1"/>
                  <anim:animate smil:dur="0.5s" smil:fill="hold" smil:targetElement="id334" smil:attributeName="height" smil:values="height;height" smil:keyTimes="0;1"/>
                  <anim:animate smil:dur="0.5s" smil:fill="hold" smil:targetElement="id334" smil:attributeName="x" smil:values="x-.2;x" smil:keyTimes="0;1"/>
                  <anim:animate smil:dur="0.5s" smil:fill="hold" smil:targetElement="id334" smil:attributeName="y" smil:values="y;y" smil:keyTimes="0;1"/>
                  <anim:transitionFilter smil:dur="0.5s" smil:targetElement="id33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36" smil:attributeName="visibility" smil:to="visible"/>
                  <anim:animate smil:dur="5s" smil:fill="hold" smil:targetElement="id336" smil:attributeName="x" smil:values="1+width/2;x" smil:keyTimes="0;1"/>
                  <anim:animate smil:dur="5s" smil:fill="hold" smil:targetElement="id336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37" smil:attributeName="visibility" smil:to="visible"/>
                  <anim:animate smil:dur="5s" smil:fill="hold" smil:targetElement="id337" smil:attributeName="x" smil:values="1+width/2;x" smil:keyTimes="0;1"/>
                  <anim:animate smil:dur="5s" smil:fill="hold" smil:targetElement="id337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38" smil:attributeName="visibility" smil:to="visible"/>
                  <anim:animate smil:dur="5s" smil:fill="hold" smil:targetElement="id338" smil:attributeName="x" smil:values="1+width/2;x" smil:keyTimes="0;1"/>
                  <anim:animate smil:dur="5s" smil:fill="hold" smil:targetElement="id3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draw:frame presentation:style-name="pr11" draw:text-style-name="P16" draw:layer="layout" svg:width="26.4cm" svg:height="14.572cm" svg:x="0.8cm" svg:y="0.628cm" presentation:class="title" presentation:user-transformed="true">
          <draw:text-box>
            <text:p xml:id="id340" text:id="id340" text:style-name="P4"><text:span text:style-name="T21"><text:s text:c="21"/></text:span><text:span text:style-name="T22"><text:line-break/></text:span><text:span text:style-name="T23"> <text:s text:c="3"/></text:span><text:span text:style-name="T17">Integrals of the typ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/></text:p>
          </draw:text-box>
        </draw:frame>
        <draw:g xml:id="id342" draw:id="id342">
          <svg:title>TexMaths</svg:title>
          <svg:desc>22§display§\int \frac{1 }{\sin ( x - a ) \cos ( x - b )}\ dx \ ,§svg§600§FALSE§</svg:desc>
          <draw:polygon draw:style-name="gr2" draw:text-style-name="P6" draw:layer="layout" svg:width="9.358cm" svg:height="1.7cm" svg:x="3.814cm" svg:y="3.434cm" svg:viewBox="0 0 9359 1701" draw:points="4680,1701 0,1701 0,0 9359,0 9359,1701">
            <text:p/>
          </draw:polygon>
          <draw:path draw:style-name="gr3" draw:text-style-name="P7" draw:layer="layout" svg:width="0.687cm" svg:height="1.719cm" svg:x="3.819cm" svg:y="3.39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8.061cm" svg:y="3.40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31cm" svg:height="0.032cm" svg:x="4.77cm" svg:y="4.238cm" svg:viewBox="0 0 6832 33" draw:points="3416,33 0,33 0,0 6832,0 6832,33">
            <text:p/>
          </draw:polygon>
          <draw:path draw:style-name="gr3" draw:text-style-name="P7" draw:layer="layout" svg:width="0.254cm" svg:height="0.356cm" svg:x="4.796cm" svg:y="4.6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1cm" svg:y="4.4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5.315cm" svg:y="4.6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5.796cm" svg:y="4.3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6.042cm" svg:y="4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6.698cm" svg:y="4.77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7.438cm" svg:y="4.636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7.86cm" svg:y="4.3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95cm" svg:height="0.356cm" svg:x="8.272cm" svg:y="4.633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61cm" svg:y="4.633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cm" svg:y="4.6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9.358cm" svg:y="4.3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604cm" svg:y="4.6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259cm" svg:y="4.7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1.005cm" svg:y="4.441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1.345cm" svg:y="4.3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1.982cm" svg:y="3.911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376cm" svg:y="4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091cm" svg:height="0.231cm" svg:x="13.118cm" svg:y="4.365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346" draw:id="id346">
          <svg:title>TexMaths</svg:title>
          <svg:desc>22§display§\text {Method : (1) Find the positive difference of the angles, say } (b - a)§svg§600§FALSE§</svg:desc>
          <draw:polygon draw:style-name="gr2" draw:text-style-name="P6" draw:layer="layout" svg:width="22.392cm" svg:height="0.696cm" svg:x="2.127cm" svg:y="7.94cm" svg:viewBox="0 0 22393 697" draw:points="11195,697 0,697 0,0 22393,0 22393,697">
            <text:p/>
          </draw:polygon>
          <draw:path draw:style-name="gr3" draw:text-style-name="P7" draw:layer="layout" svg:width="0.652cm" svg:height="0.528cm" svg:x="2.116cm" svg:y="7.952cm" svg:viewBox="0 0 653 529" svg:d="M158 18c-7-18-8-18-28-18h-130v25h19c58 0 60 8 60 35v389c0 21 0 56-79 56v24c26 0 65-1 92-1 24 0 63 1 89 1v-24c-79 0-79-35-79-56v-419l187 482c5 10 8 17 15 17 9 0 11-5 15-14l190-490h1v445c0 28-1 35-61 35h-20v24c30-1 83-1 113-1s83 0 111 1v-24h-19c-60 0-60-7-60-35v-410c0-27 0-35 60-35h19v-25h-132c-19 0-19 0-25 14l-170 438z">
            <text:p/>
          </draw:path>
          <draw:path draw:style-name="gr3" draw:text-style-name="P7" draw:layer="layout" svg:width="0.3cm" svg:height="0.356cm" svg:x="2.818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4cm" svg:height="0.485cm" svg:x="3.154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3.466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4cm" svg:height="0.356cm" svg:x="3.892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83cm" svg:height="0.546cm" svg:x="4.305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083cm" svg:height="0.333cm" svg:x="5.032cm" svg:y="8.147cm" svg:viewBox="0 0 84 334" svg:d="M84 40c0-21-19-40-42-40s-42 19-42 40c0 23 19 43 42 43s42-20 42-43zM84 294c0-23-19-41-42-41s-42 18-42 41 19 40 42 40 42-17 42-40z">
            <text:p/>
          </draw:path>
          <draw:path draw:style-name="gr3" draw:text-style-name="P7" draw:layer="layout" svg:width="0.18cm" svg:height="0.773cm" svg:x="5.601cm" svg:y="7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5.895cm" svg:y="7.96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256cm" svg:y="7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46cm" svg:height="0.527cm" svg:x="6.796cm" svg:y="7.956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166cm" svg:height="0.518cm" svg:x="7.301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514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945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244cm" svg:height="0.485cm" svg:x="8.621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8.933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9.358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9.96cm" svg:y="8.138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44cm" svg:height="0.356cm" svg:x="10.411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02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106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44cm" svg:height="0.485cm" svg:x="11.31cm" svg:y="8.005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11.622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1.826cm" svg:y="8.147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12.219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2.826cm" svg:y="7.945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166cm" svg:height="0.518cm" svg:x="13.253cm" svg:y="7.96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3.465cm" svg:y="7.936cm" svg:viewBox="0 0 466 547" svg:d="M327 236h88v-23h-91v-90c0-70 39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13.917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4.26cm" svg:y="8.138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563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91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5.341cm" svg:y="8.13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5.679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4cm" svg:height="0.356cm" svg:x="16.281cm" svg:y="8.1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1cm" svg:height="0.546cm" svg:x="16.671cm" svg:y="7.936cm" svg:viewBox="0 0 252 547" svg:d="M111 213v-90c0-68 37-105 72-105 2 0 14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242cm" svg:height="0.485cm" svg:x="17.155cm" svg:y="8.00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7.465cm" svg:y="7.94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7.891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49cm" svg:height="0.356cm" svg:x="18.504cm" svg:y="8.13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18.884cm" svg:y="8.13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55cm" svg:height="0.511cm" svg:x="19.31cm" svg:y="8.1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73cm" svg:height="0.537cm" svg:x="19.7cm" svg:y="7.94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cm" svg:height="0.356cm" svg:x="19.912cm" svg:y="8.13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20.258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20.605cm" svg:y="8.39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21.036cm" svg:y="8.13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21.348cm" svg:y="8.13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79cm" svg:height="0.492cm" svg:x="21.694cm" svg:y="8.147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18cm" svg:height="0.773cm" svg:x="22.423cm" svg:y="7.9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22.684cm" svg:y="7.945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472cm" svg:height="0.032cm" svg:x="23.215cm" svg:y="8.272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3.954cm" svg:y="8.138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24.377cm" svg:y="7.90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43" draw:id="id343">
          <svg:title>TexMaths</svg:title>
          <svg:desc>22§display§\int \frac{1 }{\sin ( x - a ) \sin ( x - b )}\ dx §svg§600§FALSE§</svg:desc>
          <draw:polygon draw:style-name="gr2" draw:text-style-name="P6" draw:layer="layout" svg:width="8.824cm" svg:height="1.7cm" svg:x="13.816cm" svg:y="3.534cm" svg:viewBox="0 0 8825 1701" draw:points="4413,1701 0,1701 0,0 8825,0 8825,1701">
            <text:p/>
          </draw:polygon>
          <draw:path draw:style-name="gr3" draw:text-style-name="P7" draw:layer="layout" svg:width="0.687cm" svg:height="1.719cm" svg:x="13.821cm" svg:y="3.495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8.021cm" svg:y="3.50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6cm" svg:height="0.032cm" svg:x="14.772cm" svg:y="4.338cm" svg:viewBox="0 0 6747 33" draw:points="3374,33 0,33 0,0 6747,0 6747,33">
            <text:p/>
          </draw:polygon>
          <draw:path draw:style-name="gr3" draw:text-style-name="P7" draw:layer="layout" svg:width="0.254cm" svg:height="0.356cm" svg:x="14.798cm" svg:y="4.7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103cm" svg:y="4.5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317cm" svg:y="4.73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5.798cm" svg:y="4.4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6.044cm" svg:y="4.7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701cm" svg:y="4.8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44cm" svg:y="4.736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7.863cm" svg:y="4.4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18.273cm" svg:y="4.7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579cm" svg:y="4.5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792cm" svg:y="4.736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9.274cm" svg:y="4.498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521cm" svg:y="4.7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0.175cm" svg:y="4.8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922cm" svg:y="4.541cm" svg:viewBox="0 0 287 547" svg:d="M150 9c0-2 0-9-11-9-18 0-74 7-95 7-5 2-14 2-14 16 0 10 7 10 18 10 38 0 38 6 38 13 0 5-5 31-10 47l-64 254c-8 39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18cm" svg:height="0.774cm" svg:x="21.261cm" svg:y="4.498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1.899cm" svg:y="4.011cm" svg:viewBox="0 0 370 547" svg:d="M370 9c0-2 0-9-11-9-10 0-84 7-99 9-5 0-10 3-10 14 0 10 7 10 19 10 37 0 39 6 39 13l-3 16-46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293cm" svg:y="4.2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 xml:id="id344" draw:id="id344">
          <svg:title>TexMaths</svg:title>
          <svg:desc>22§display§\int \frac{1 }{\cos ( x - a ) \sin ( x - b )}\ dx \ ,§svg§600§FALSE§</svg:desc>
          <draw:polygon draw:style-name="gr2" draw:text-style-name="P6" draw:layer="layout" svg:width="9.358cm" svg:height="1.7cm" svg:x="3.715cm" svg:y="5.636cm" svg:viewBox="0 0 9359 1701" draw:points="4680,1701 0,1701 0,0 9359,0 9359,1701">
            <text:p/>
          </draw:polygon>
          <draw:path draw:style-name="gr3" draw:text-style-name="P7" draw:layer="layout" svg:width="0.687cm" svg:height="1.719cm" svg:x="3.72cm" svg:y="5.59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7.962cm" svg:y="5.6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831cm" svg:height="0.032cm" svg:x="4.671cm" svg:y="6.44cm" svg:viewBox="0 0 6832 33" draw:points="3416,33 0,33 0,0 6832,0 6832,33">
            <text:p/>
          </draw:polygon>
          <draw:path draw:style-name="gr3" draw:text-style-name="P7" draw:layer="layout" svg:width="0.295cm" svg:height="0.356cm" svg:x="4.697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5.037cm" svg:y="6.83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5.427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5.783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6.029cm" svg:y="6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6.686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7.425cm" svg:y="6.83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7.847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8.257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562cm" svg:y="6.6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776cm" svg:y="6.83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9.259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9.505cm" svg:y="6.8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0.16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0.906cm" svg:y="6.643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1.246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1.883cm" svg:y="6.11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277cm" svg:y="6.3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091cm" svg:height="0.231cm" svg:x="13.019cm" svg:y="6.567cm" svg:viewBox="0 0 92 232" svg:d="M92 81c0-51-20-81-50-81-26 0-42 19-42 40 0 22 16 43 42 43 9 0 20-4 27-11 3-2 3-2 5-2 0 0 2 0 2 11 0 58-28 106-55 130-9 9-9 11-9 13 0 7 4 8 9 8 9 0 71-59 71-151z">
            <text:p/>
          </draw:path>
        </draw:g>
        <draw:g xml:id="id345" draw:id="id345">
          <svg:title>TexMaths</svg:title>
          <svg:desc>22§display§\int \frac{1 }{\cos ( x - a ) \cos ( x - b )}\ dx §svg§600§FALSE§</svg:desc>
          <draw:polygon draw:style-name="gr2" draw:text-style-name="P6" draw:layer="layout" svg:width="8.994cm" svg:height="1.7cm" svg:x="13.616cm" svg:y="5.636cm" svg:viewBox="0 0 8995 1701" draw:points="4498,1701 0,1701 0,0 8995,0 8995,1701">
            <text:p/>
          </draw:polygon>
          <draw:path draw:style-name="gr3" draw:text-style-name="P7" draw:layer="layout" svg:width="0.687cm" svg:height="1.719cm" svg:x="13.621cm" svg:y="5.59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7.905cm" svg:y="5.6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917cm" svg:height="0.032cm" svg:x="14.572cm" svg:y="6.44cm" svg:viewBox="0 0 6918 33" draw:points="3458,33 0,33 0,0 6918,0 6918,33">
            <text:p/>
          </draw:polygon>
          <draw:path draw:style-name="gr3" draw:text-style-name="P7" draw:layer="layout" svg:width="0.295cm" svg:height="0.356cm" svg:x="14.598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938cm" svg:y="6.83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328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15.684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5.93cm" svg:y="6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6.587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17.326cm" svg:y="6.83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7.748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95cm" svg:height="0.356cm" svg:x="18.16cm" svg:y="6.835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8.498cm" svg:y="6.83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8.888cm" svg:y="6.83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8cm" svg:height="0.774cm" svg:x="19.244cm" svg:y="6.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9.49cm" svg:y="6.8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0.147cm" svg:y="6.972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891cm" svg:y="6.643cm" svg:viewBox="0 0 287 547" svg:d="M150 9c0-2 0-9-11-9-18 0-74 7-95 7-5 2-14 2-14 16 0 10 7 10 18 10 38 0 40 6 40 13 0 5-7 31-12 47l-64 254c-8 39-12 51-12 79 0 72 40 121 99 121 91 0 188-116 188-227 0-72-42-125-104-125-35 0-69 23-91 48zM76 301c5-16 5-18 12-26 39-51 74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21.231cm" svg:y="6.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1.87cm" svg:y="6.113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2.264cm" svg:y="6.3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347" draw:id="id347">
          <svg:title>TexMaths</svg:title>
          <svg:desc>22§display§\text {(2) Check whether both the functions in the denominator}§svg§600§FALSE§</svg:desc>
          <draw:polygon draw:style-name="gr2" draw:text-style-name="P6" draw:layer="layout" svg:width="19.411cm" svg:height="0.696cm" svg:x="5.519cm" svg:y="8.942cm" svg:viewBox="0 0 19412 697" draw:points="9706,697 0,697 0,0 19412,0 19412,697">
            <text:p/>
          </draw:polygon>
          <draw:path draw:style-name="gr3" draw:text-style-name="P7" draw:layer="layout" svg:width="0.18cm" svg:height="0.773cm" svg:x="5.556cm" svg:y="8.9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5.82cm" svg:y="8.96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212cm" svg:y="8.9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72cm" svg:height="0.562cm" svg:x="6.769cm" svg:y="8.938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7" draw:layer="layout" svg:width="0.39cm" svg:height="0.537cm" svg:x="7.309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7.735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8.083cm" svg:y="9.1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74cm" svg:height="0.537cm" svg:x="8.402cm" svg:y="8.947cm" svg:viewBox="0 0 375 538" svg:d="M60 478c0 36-7 36-60 36v24c26-1 62-1 84-1 23 0 55 0 87 1v-24c-53 0-62 0-62-36v-79l51-42c58 81 92 125 92 139s-13 18-28 18v24c21-1 68-1 84-1 23 0 44 0 67 1v-24c-28 0-46 0-76-41l-98-139c0-2-4-7-4-9 0-3 55-49 62-56 49-39 82-40 98-40v-25c-23 2-31 2-54 2-28 0-76-2-87-2v25c15 0 23 8 23 19 0 14-12 25-17 30l-109 95v-373l-113 9v24c55 0 60 6 60 43z">
            <text:p/>
          </draw:path>
          <draw:path draw:style-name="gr3" draw:text-style-name="P7" draw:layer="layout" svg:width="0.53cm" svg:height="0.342cm" svg:x="9.06cm" svg:y="9.149cm" svg:viewBox="0 0 531 343" svg:d="M466 74c14-39 37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9cm" svg:height="0.537cm" svg:x="9.628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054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0.392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0.702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1.13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1.473cm" svg:y="9.1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3cm" svg:height="0.546cm" svg:x="12.032cm" svg:y="8.94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12.485cm" svg:y="9.1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863cm" svg:y="9.0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3.174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4cm" svg:height="0.485cm" svg:x="13.852cm" svg:y="9.0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14.162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4.589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5.195cm" svg:y="8.938cm" svg:viewBox="0 0 252 547" svg:d="M111 213v-90c0-68 37-105 72-105 2 0 12 0 25 5-9 3-23 12-23 32 0 17 12 33 33 33 23 0 34-16 34-33 0-29-28-55-69-55-55 0-121 40-121 123v90h-62v23h62v251c0 35-9 35-62 35v25c32-2 69-3 90-3 31 0 67 0 98 3v-25h-16c-58 0-59-8-59-36v-250h89v-23z">
            <text:p/>
          </draw:path>
          <draw:path draw:style-name="gr3" draw:text-style-name="P7" draw:layer="layout" svg:width="0.39cm" svg:height="0.351cm" svg:x="15.429cm" svg:y="9.14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5.858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6.289cm" svg:y="9.1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6.622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6.934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7.145cm" svg:y="9.1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7.534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7.965cm" svg:y="9.1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526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741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9.419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9.728cm" svg:y="8.947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20.156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20.761cm" svg:y="8.947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cm" svg:height="0.356cm" svg:x="21.187cm" svg:y="9.1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1.534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21.96cm" svg:y="9.1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22.349cm" svg:y="9.14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66cm" svg:height="0.518cm" svg:x="22.995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3.208cm" svg:y="9.1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9cm" svg:height="0.356cm" svg:x="23.646cm" svg:y="9.137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24.014cm" svg:y="9.0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4.322cm" svg:y="9.13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4.709cm" svg:y="9.1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</draw:g>
        <draw:g xml:id="id348" draw:id="id348">
          <svg:title>TexMaths</svg:title>
          <svg:desc>22§display§\text {are same } ( \text { i.e. both are } \sin \text { or } \cos  ) \text { or different }§svg§600§FALSE§</svg:desc>
          <draw:polygon draw:style-name="gr2" draw:text-style-name="P6" draw:layer="layout" svg:width="15.991cm" svg:height="0.696cm" svg:x="6.928cm" svg:y="9.847cm" svg:viewBox="0 0 15992 697" draw:points="7996,697 0,697 0,0 15992,0 15992,697">
            <text:p/>
          </draw:polygon>
          <draw:path draw:style-name="gr3" draw:text-style-name="P7" draw:layer="layout" svg:width="0.349cm" svg:height="0.356cm" svg:x="6.921cm" svg:y="10.04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7.298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7.6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8.206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8.517cm" svg:y="10.042cm" svg:viewBox="0 0 350 357" svg:d="M227 288c2 32 23 64 60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604cm" svg:height="0.342cm" svg:x="8.896cm" svg:y="10.04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9.538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8cm" svg:height="0.773cm" svg:x="10.195cm" svg:y="9.8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166cm" svg:height="0.518cm" svg:x="10.702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083cm" svg:height="0.083cm" svg:x="10.957cm" svg:y="10.306cm" svg:viewBox="0 0 84 84" svg:d="M84 42c0-23-19-42-42-42s-42 19-42 42 19 42 42 42 42-19 42-42z">
            <text:p/>
          </draw:path>
          <draw:path draw:style-name="gr3" draw:text-style-name="P7" draw:layer="layout" svg:width="0.3cm" svg:height="0.356cm" svg:x="11.128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83cm" svg:height="0.083cm" svg:x="11.517cm" svg:y="10.306cm" svg:viewBox="0 0 84 84" svg:d="M84 42c0-23-19-42-42-42s-42 19-42 42 19 42 42 42 42-19 42-42z">
            <text:p/>
          </draw:path>
          <draw:path draw:style-name="gr3" draw:text-style-name="P7" draw:layer="layout" svg:width="0.383cm" svg:height="0.546cm" svg:x="12.029cm" svg:y="9.852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12.481cm" svg:y="10.04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2.859cm" svg:y="9.91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3.171cm" svg:y="9.85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49cm" svg:height="0.356cm" svg:x="13.866cm" svg:y="10.04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61cm" svg:height="0.342cm" svg:x="14.241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544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5.28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584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797cm" svg:y="10.0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44cm" svg:height="0.356cm" svg:x="16.61cm" svg:y="10.04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16.997cm" svg:y="10.04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295cm" svg:height="0.356cm" svg:x="17.691cm" svg:y="10.04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031cm" svg:y="10.04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421cm" svg:y="10.04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745cm" svg:y="9.8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4cm" svg:height="0.356cm" svg:x="19.28cm" svg:y="10.04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61cm" svg:height="0.342cm" svg:x="19.667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83cm" svg:height="0.546cm" svg:x="20.232cm" svg:y="9.85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20.662cm" svg:y="9.87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20.871cm" svg:y="9.843cm" svg:viewBox="0 0 466 547" svg:d="M327 236h88v-23h-91v-90c0-70 39-105 72-105 4 0 14 0 26 5-8 3-22 12-22 32 0 17 12 33 33 33s33-16 33-33c0-29-26-55-70-55-46 0-81 30-84 33-22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21.324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21.667cm" svg:y="10.04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21.97cm" svg:y="10.04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22.316cm" svg:y="10.04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22.714cm" svg:y="9.912cm" svg:viewBox="0 0 243 486" svg:d="M120 167h111v-25h-111v-142h-20c0 63-24 146-100 150v17h67v213c0 97 72 106 100 106 55 0 76-55 76-106v-44h-19v44c0 56-23 86-52 86-52 0-52-70-52-84z">
            <text:p/>
          </draw:path>
        </draw:g>
        <draw:g xml:id="id349" draw:id="id349">
          <svg:title>TexMaths</svg:title>
          <svg:desc>22§display§\text {(3) If both the functions are same, then multiply and }§svg§600§FALSE§</svg:desc>
          <draw:polygon draw:style-name="gr2" draw:text-style-name="P6" draw:layer="layout" svg:width="17.953cm" svg:height="0.696cm" svg:x="5.619cm" svg:y="10.745cm" svg:viewBox="0 0 17954 697" draw:points="8978,697 0,697 0,0 17954,0 17954,697">
            <text:p/>
          </draw:polygon>
          <draw:path draw:style-name="gr3" draw:text-style-name="P7" draw:layer="layout" svg:width="0.18cm" svg:height="0.773cm" svg:x="5.656cm" svg:y="1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5.913cm" svg:y="10.771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6.312cm" svg:y="1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37cm" svg:height="0.528cm" svg:x="6.847cm" svg:y="10.757cm" svg:viewBox="0 0 238 529" svg:d="M153 60c0-27 4-35 63-35h22v-25c-27 2-88 2-118 2-32 0-94 0-120-2v25h21c60 0 63 8 63 35v410c0 28-3 35-63 35h-21v24c26-1 88-1 118-1 32 0 93 0 120 1v-24h-22c-59 0-63-7-63-35z">
            <text:p/>
          </draw:path>
          <draw:path draw:style-name="gr3" draw:text-style-name="P7" draw:layer="layout" svg:width="0.251cm" svg:height="0.546cm" svg:x="7.131cm" svg:y="10.74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83cm" svg:height="0.546cm" svg:x="7.62cm" svg:y="10.75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4cm" svg:height="0.356cm" svg:x="8.072cm" svg:y="10.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8.451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8.762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244cm" svg:height="0.485cm" svg:x="9.44cm" svg:y="1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9cm" svg:height="0.537cm" svg:x="9.75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177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1cm" svg:height="0.546cm" svg:x="10.783cm" svg:y="10.741cm" svg:viewBox="0 0 252 547" svg:d="M111 213v-90c0-68 37-105 72-105 2 0 12 0 25 5-9 3-23 12-23 32 0 17 12 33 33 33 23 0 34-16 34-33 0-29-28-55-69-55-55 0-121 40-121 123v90h-62v23h62v251c0 35-9 35-62 35v25c32-2 67-3 90-3 31 0 67 0 98 3v-25h-16c-58 0-59-8-59-36v-250h89v-23z">
            <text:p/>
          </draw:path>
          <draw:path draw:style-name="gr3" draw:text-style-name="P7" draw:layer="layout" svg:width="0.39cm" svg:height="0.351cm" svg:x="11.017cm" svg:y="10.94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39cm" svg:height="0.342cm" svg:x="11.446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1.877cm" svg:y="10.9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242cm" svg:height="0.485cm" svg:x="12.21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166cm" svg:height="0.518cm" svg:x="12.522cm" svg:y="1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44cm" svg:height="0.356cm" svg:x="12.733cm" svg:y="10.9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9cm" svg:height="0.342cm" svg:x="13.122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54cm" svg:height="0.356cm" svg:x="13.553cm" svg:y="10.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4.121cm" svg:y="10.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261cm" svg:height="0.342cm" svg:x="14.498cm" svg:y="10.94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4.801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5.406cm" svg:y="10.9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9cm" svg:height="0.356cm" svg:x="15.718cm" svg:y="10.94cm" svg:viewBox="0 0 350 357" svg:d="M225 288c4 32 25 64 62 64 16 0 63-11 63-74v-42h-19v42c0 46-19 51-28 51-25 0-28-35-28-39v-156c0-32 0-62-29-92-30-30-68-42-105-42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604cm" svg:height="0.342cm" svg:x="16.096cm" svg:y="10.943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6.739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091cm" svg:height="0.231cm" svg:x="17.127cm" svg:y="11.204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42cm" svg:height="0.485cm" svg:x="17.548cm" svg:y="1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7.858cm" svg:y="1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8.284cm" svg:y="1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8.631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604cm" svg:height="0.342cm" svg:x="19.319cm" svg:y="10.94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9cm" svg:height="0.351cm" svg:x="19.942cm" svg:y="10.943cm" svg:viewBox="0 0 391 352" svg:d="M278 281v71l113-9v-25c-55 0-60-5-60-42v-276l-115 9v24c55 0 60 6 60 43v139c0 66-37 119-93 119-65 0-69-35-69-75v-259l-114 9v24c60 0 60 2 60 71v116c0 61 0 132 118 132 44 0 79-21 100-71z">
            <text:p/>
          </draw:path>
          <draw:path draw:style-name="gr3" draw:text-style-name="P7" draw:layer="layout" svg:width="0.173cm" svg:height="0.537cm" svg:x="20.371cm" svg:y="10.7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44cm" svg:height="0.485cm" svg:x="20.575cm" svg:y="1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166cm" svg:height="0.518cm" svg:x="20.887cm" svg:y="1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492cm" svg:x="21.098cm" svg:y="10.943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173cm" svg:height="0.537cm" svg:x="21.531cm" svg:y="10.75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21.735cm" svg:y="10.952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81-44 99-88z">
            <text:p/>
          </draw:path>
          <draw:path draw:style-name="gr3" draw:text-style-name="P7" draw:layer="layout" svg:width="0.349cm" svg:height="0.356cm" svg:x="22.42cm" svg:y="10.94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22.798cm" svg:y="1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3.229cm" svg:y="10.75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</draw:g>
        <draw:g xml:id="id350" draw:id="id350">
          <svg:title>TexMaths</svg:title>
          <svg:desc>22§display§\text {and divide by } \sin (b - a) \text { else by } \cos (b - a)§svg§600§FALSE§</svg:desc>
          <draw:polygon draw:style-name="gr2" draw:text-style-name="P6" draw:layer="layout" svg:width="14.334cm" svg:height="0.696cm" svg:x="7.033cm" svg:y="11.752cm" svg:viewBox="0 0 14335 697" draw:points="7167,697 0,697 0,0 14335,0 14335,697">
            <text:p/>
          </draw:polygon>
          <draw:path draw:style-name="gr3" draw:text-style-name="P7" draw:layer="layout" svg:width="0.349cm" svg:height="0.356cm" svg:x="7.026cm" svg:y="11.94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7.406cm" svg:y="11.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837cm" svg:y="11.757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383cm" svg:height="0.546cm" svg:x="8.524cm" svg:y="11.757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8.953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9.157cm" svg:y="11.959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166cm" svg:height="0.518cm" svg:x="9.576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83cm" svg:height="0.546cm" svg:x="9.791cm" svg:y="11.757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3cm" svg:height="0.356cm" svg:x="10.217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0.817cm" svg:y="11.75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79cm" svg:height="0.492cm" svg:x="11.218cm" svg:y="11.95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254cm" svg:height="0.356cm" svg:x="12.024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329cm" svg:y="11.77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544cm" svg:y="11.9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3.024cm" svg:y="11.71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3.285cm" svg:y="11.7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472cm" svg:height="0.032cm" svg:x="13.816cm" svg:y="12.08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557cm" svg:y="11.9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978cm" svg:y="11.71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cm" svg:height="0.356cm" svg:x="15.515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73cm" svg:height="0.537cm" svg:x="15.861cm" svg:y="11.75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254cm" svg:height="0.356cm" svg:x="16.076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6.379cm" svg:y="11.94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6.979cm" svg:y="11.75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79cm" svg:height="0.492cm" svg:x="17.38cm" svg:y="11.959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295cm" svg:height="0.356cm" svg:x="18.186cm" svg:y="11.94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526cm" svg:y="11.94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917cm" svg:y="11.94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9.272cm" svg:y="11.71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9.533cm" svg:y="11.7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7" draw:layer="layout" svg:width="0.472cm" svg:height="0.032cm" svg:x="20.064cm" svg:y="12.08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0.803cm" svg:y="11.9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21.226cm" svg:y="11.71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51" draw:id="id351">
          <svg:title>TexMaths</svg:title>
          <svg:desc>22§display§\text {(4) Put back the difference in the Numerator ( only ), expand, }§svg§600§FALSE§</svg:desc>
          <draw:polygon draw:style-name="gr2" draw:text-style-name="P6" draw:layer="layout" svg:width="21.058cm" svg:height="0.696cm" svg:x="5.623cm" svg:y="12.749cm" svg:viewBox="0 0 21059 697" draw:points="10530,697 0,697 0,0 21059,0 21059,697">
            <text:p/>
          </draw:polygon>
          <draw:path draw:style-name="gr3" draw:text-style-name="P7" draw:layer="layout" svg:width="0.18cm" svg:height="0.773cm" svg:x="5.66cm" svg:y="12.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5.906cm" svg:y="12.76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6.316cm" svg:y="12.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457cm" svg:height="0.528cm" svg:x="6.857cm" svg:y="12.761cm" svg:viewBox="0 0 458 529" svg:d="M150 285h130c93 0 178-63 178-141 0-75-78-144-183-144h-275v25h19c60 0 60 8 60 35v410c0 28 0 35-60 35h-19v24c26-1 84-1 114-1s88 0 115 1v-24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381cm" svg:y="12.94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242cm" svg:height="0.485cm" svg:x="7.8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3cm" svg:height="0.546cm" svg:x="8.365cm" svg:y="12.754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49cm" svg:height="0.356cm" svg:x="8.807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95cm" svg:height="0.356cm" svg:x="9.187cm" svg:y="12.94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74cm" svg:height="0.537cm" svg:x="9.504cm" svg:y="12.754cm" svg:viewBox="0 0 375 538" svg:d="M60 478c0 36-7 36-60 36v24c26-1 62-1 84-1 23 0 55 0 87 1v-24c-53 0-62 0-62-36v-79l49-42c60 81 94 125 94 139s-14 18-28 18v24c21-1 68-1 84-1 23 0 44 0 67 1v-24c-28 0-46 0-76-41l-98-139c0-2-4-7-4-9 0-3 55-49 62-56 49-39 82-40 98-40v-25c-23 2-33 2-54 2-28 0-76-2-87-2v25c15 0 22 8 22 19 0 14-11 25-16 30l-109 95v-373l-113 9v24c55 0 60 6 60 43z">
            <text:p/>
          </draw:path>
          <draw:path draw:style-name="gr3" draw:text-style-name="P7" draw:layer="layout" svg:width="0.242cm" svg:height="0.485cm" svg:x="10.164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0.473cm" svg:y="12.75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0.89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546cm" svg:x="11.506cm" svg:y="12.754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66cm" svg:height="0.518cm" svg:x="11.934cm" svg:y="12.7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2.145cm" svg:y="12.745cm" svg:viewBox="0 0 466 547" svg:d="M327 236h88v-23h-91v-90c0-70 37-105 72-105 4 0 14 0 26 5-8 3-22 12-22 32 0 17 12 33 33 33s33-16 33-33c0-29-26-55-70-55-46 0-81 30-84 33-23-29-66-33-87-33-74 0-163 40-163 125v88h-62v23h62v251c0 35-9 35-62 35v25c26-2 67-3 86-3 20 0 58 1 86 3v-25c-51 0-59 0-59-35v-251h163v251c0 35-8 35-61 35v25c30-2 67-3 88-3 31 0 68 0 98 3v-25h-16c-56 0-58-8-58-36zM111 213v-88c0-76 63-107 113-107 38 0 59 14 61 14v1c-14 0-28 11-28 32 0 5 0 25 21 32-2 10-2 17-2 26v90z">
            <text:p/>
          </draw:path>
          <draw:path draw:style-name="gr3" draw:text-style-name="P7" draw:layer="layout" svg:width="0.3cm" svg:height="0.356cm" svg:x="12.598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2.941cm" svg:y="12.94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cm" svg:height="0.356cm" svg:x="13.243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59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0.356cm" svg:x="14.021cm" svg:y="12.94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cm" svg:height="0.356cm" svg:x="14.35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166cm" svg:height="0.518cm" svg:x="14.965cm" svg:y="12.77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179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2cm" svg:height="0.485cm" svg:x="15.857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9cm" svg:height="0.537cm" svg:x="16.167cm" svg:y="12.754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6.594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529cm" svg:height="0.528cm" svg:x="17.198cm" svg:y="12.761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7" draw:layer="layout" svg:width="0.39cm" svg:height="0.351cm" svg:x="17.779cm" svg:y="12.947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7" draw:layer="layout" svg:width="0.604cm" svg:height="0.342cm" svg:x="18.208cm" svg:y="12.947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3cm" svg:height="0.356cm" svg:x="18.84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61cm" svg:height="0.342cm" svg:x="19.192cm" svg:y="12.947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9cm" svg:height="0.356cm" svg:x="19.505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242cm" svg:height="0.485cm" svg:x="19.875cm" svg:y="12.81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4cm" svg:height="0.356cm" svg:x="20.183cm" svg:y="12.94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61cm" svg:height="0.342cm" svg:x="20.568cm" svg:y="12.947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18cm" svg:height="0.773cm" svg:x="21.184cm" svg:y="12.7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356cm" svg:x="21.688cm" svg:y="12.94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9cm" svg:height="0.342cm" svg:x="22.078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73cm" svg:height="0.537cm" svg:x="22.508cm" svg:y="12.754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79cm" svg:height="0.492cm" svg:x="22.712cm" svg:y="12.956cm" svg:viewBox="0 0 380 493" svg:d="M308 74c19-49 60-49 72-49v-25c-17 2-40 2-58 2-14 0-51-2-69-2v25c25 0 37 14 37 33 0 7 0 9-5 18l-77 191-87-209c-3-7-5-11-5-14 0-19 30-19 44-19v-25c-21 0-72 2-84 2-21 0-53 0-76-2v25c37 0 53 0 63 26l117 283c-4 11-15 35-20 46-17 42-39 97-88 97-5 0-23 0-37-14 25-4 30-21 30-34 0-19-14-31-32-31-15 0-33 8-33 33 0 35 33 62 72 62 48 0 79-44 99-88z">
            <text:p/>
          </draw:path>
          <draw:path draw:style-name="gr3" draw:text-style-name="P7" draw:layer="layout" svg:width="0.18cm" svg:height="0.773cm" svg:x="23.407cm" svg:y="12.7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23.731cm" svg:y="13.208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cm" svg:height="0.356cm" svg:x="24.159cm" svg:y="12.94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33cm" svg:x="24.489cm" svg:y="12.956cm" svg:viewBox="0 0 391 334" svg:d="M213 153c25-30 53-69 72-88 25-28 56-40 92-40v-25c-20 2-43 2-64 2-23 0-63-2-74-2v25c16 1 23 10 23 22 0 13-9 23-12 29l-48 59-61-77c-7-9-7-11-7-14 0-12 12-19 28-19v-25c-21 0-72 2-85 2-15 0-52 0-73-2v25c54 0 56 0 91 47l77 100-72 92c-38 46-84 47-100 47v23c19-2 44-2 65-2s55 2 74 2v-23c-18-3-23-12-23-24 0-18 23-42 69-99l60 78c7 8 15 21 15 26 0 7-7 18-28 19v23c25 0 67-2 85-2 21 0 51 0 74 2v-23c-41 0-55-1-72-24z">
            <text:p/>
          </draw:path>
          <draw:path draw:style-name="gr3" draw:text-style-name="P7" draw:layer="layout" svg:width="0.383cm" svg:height="0.492cm" svg:x="24.91cm" svg:y="12.947cm" svg:viewBox="0 0 384 493" svg:d="M113 51v-51l-113 9v24c55 0 60 4 60 39v362c0 36-7 36-60 36v23c26 0 67-2 86-2 21 0 62 2 88 2v-23c-51 0-60 0-60-36v-130-7c4 13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7" draw:layer="layout" svg:width="0.349cm" svg:height="0.356cm" svg:x="25.35cm" svg:y="12.94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5.728cm" svg:y="12.9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26.16cm" svg:y="12.754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7" draw:layer="layout" svg:width="0.091cm" svg:height="0.231cm" svg:x="26.629cm" svg:y="13.208cm" svg:viewBox="0 0 92 232" svg:d="M92 81c0-49-18-81-50-81-28 0-42 21-42 40 0 22 14 43 42 43 13 0 21-6 30-11l2-2c0 0 2 0 2 11 0 51-23 98-58 135-4 4-6 6-6 7 0 7 4 9 9 9 9 0 71-61 71-151z">
            <text:p/>
          </draw:path>
        </draw:g>
        <draw:g xml:id="id352" draw:id="id352">
          <svg:title>TexMaths</svg:title>
          <svg:desc>22§display§\text {simplify and Integrate}§svg§600§FALSE§</svg:desc>
          <draw:polygon draw:style-name="gr2" draw:text-style-name="P6" draw:layer="layout" svg:width="7.38cm" svg:height="0.628cm" svg:x="6.84cm" svg:y="13.752cm" svg:viewBox="0 0 7381 629" draw:points="3691,629 0,629 0,0 7381,0 7381,629">
            <text:p/>
          </draw:polygon>
          <draw:path draw:style-name="gr3" draw:text-style-name="P7" draw:layer="layout" svg:width="0.254cm" svg:height="0.357cm" svg:x="6.826cm" svg:y="13.912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7.132cm" svg:y="13.74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604cm" svg:height="0.342cm" svg:x="7.345cm" svg:y="13.917cm" svg:viewBox="0 0 605 343" svg:d="M60 76v209c0 34-7 34-60 34v24c26 0 67-1 88-1 19 0 60 1 86 1v-24c-51 0-60 0-60-34v-144c0-81 55-123 104-123 50 0 58 42 58 86v181c0 34-8 34-61 34v24c28 0 67-1 88-1s61 1 88 1v-24c-53 0-62 0-62-34v-144c0-81 56-123 106-123 47 0 56 42 56 86v181c0 34-9 34-60 34v24c27 0 67-1 88-1 20 0 60 1 86 1v-24c-40 0-59 0-59-23v-148c0-67 0-92-25-120-11-12-37-28-81-28-65 0-100 46-113 76-10-67-68-76-103-76-57 0-94 33-115 81v-81l-109 9v24c55 0 60 6 60 43z">
            <text:p/>
          </draw:path>
          <draw:path draw:style-name="gr3" draw:text-style-name="P7" draw:layer="layout" svg:width="0.383cm" svg:height="0.492cm" svg:x="7.988cm" svg:y="13.917cm" svg:viewBox="0 0 384 493" svg:d="M113 51v-51l-113 9v24c55 0 60 4 60 39v363c0 35-7 35-60 35v23c26 0 67-2 86-2 21 0 62 2 88 2v-23c-51 0-60 0-60-35v-130-7c4 12 37 54 95 54 94 0 175-75 175-176 0-99-76-176-164-176-60 0-93 33-107 51zM114 255v-174c23-39 60-62 101-62 56 0 104 69 104 157 0 93-55 159-113 159-30 0-60-16-81-48-11-16-11-18-11-32z">
            <text:p/>
          </draw:path>
          <draw:path draw:style-name="gr3" draw:text-style-name="P7" draw:layer="layout" svg:width="0.173cm" svg:height="0.538cm" svg:x="8.421cm" svg:y="13.72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166cm" svg:height="0.519cm" svg:x="8.635cm" svg:y="13.741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251cm" svg:height="0.547cm" svg:x="8.85cm" svg:y="13.713cm" svg:viewBox="0 0 252 548" svg:d="M111 213v-90c0-68 37-105 72-105 2 0 14 0 25 5-9 3-23 12-23 32 0 17 12 33 33 33 23 0 34-16 34-33 0-29-28-55-69-55-55 0-121 41-121 123v90h-62v23h62v252c0 35-9 35-62 35v25c32-2 69-4 90-4 31 0 67 0 98 4v-25h-16c-58 0-59-9-59-37v-250h89v-23z">
            <text:p/>
          </draw:path>
          <draw:path draw:style-name="gr3" draw:text-style-name="P7" draw:layer="layout" svg:width="0.379cm" svg:height="0.492cm" svg:x="9.075cm" svg:y="13.924cm" svg:viewBox="0 0 380 493" svg:d="M308 74c19-49 60-49 72-49v-25c-17 2-40 2-58 2-14 0-51-2-69-2v25c25 0 37 14 37 33 0 7 0 9-5 18l-77 192-87-210c-3-7-5-10-5-14 0-19 30-19 44-19v-25c-21 0-72 2-84 2-21 0-53 0-76-2v25c37 0 53 0 63 26l117 284c-4 10-15 35-20 45-17 43-39 97-88 97-5 0-23 0-37-14 25-3 30-21 30-33 0-20-14-32-32-32-15 0-33 9-33 33 0 36 33 62 72 62 48 0 79-44 99-88z">
            <text:p/>
          </draw:path>
          <draw:path draw:style-name="gr3" draw:text-style-name="P7" draw:layer="layout" svg:width="0.349cm" svg:height="0.357cm" svg:x="9.76cm" svg:y="13.91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39cm" svg:height="0.342cm" svg:x="10.138cm" svg:y="13.91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0.57cm" svg:y="13.722cm" svg:viewBox="0 0 384 548" svg:d="M269 497v51l115-9v-25c-55 0-62-5-62-42v-472l-111 9v24c55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7" draw:layer="layout" svg:width="0.237cm" svg:height="0.529cm" svg:x="11.252cm" svg:y="13.731cm" svg:viewBox="0 0 238 530" svg:d="M153 60c0-27 4-35 65-35h20v-25c-27 2-88 2-118 2-32 0-92 0-120-2v25h21c60 0 63 8 63 35v410c0 28-3 35-63 35h-21v25c28-2 88-2 118-2 32 0 93 0 120 2v-25h-20c-61 0-65-7-65-35z">
            <text:p/>
          </draw:path>
          <draw:path draw:style-name="gr3" draw:text-style-name="P7" draw:layer="layout" svg:width="0.39cm" svg:height="0.342cm" svg:x="11.534cm" svg:y="13.91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4cm" svg:height="0.485cm" svg:x="11.932cm" svg:y="13.78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cm" svg:height="0.357cm" svg:x="12.24cm" svg:y="13.91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7" draw:layer="layout" svg:width="0.355cm" svg:height="0.512cm" svg:x="12.583cm" svg:y="13.908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261cm" svg:height="0.342cm" svg:x="12.97cm" svg:y="13.917cm" svg:viewBox="0 0 262 343" svg:d="M107 86v-86l-107 9v24c55 0 62 6 62 43v209c0 34-9 34-62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7cm" svg:x="13.283cm" svg:y="13.91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7" draw:layer="layout" svg:width="0.244cm" svg:height="0.485cm" svg:x="13.653cm" svg:y="13.78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cm" svg:height="0.357cm" svg:x="13.961cm" svg:y="13.912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</draw:g>
        <draw:g xml:id="id341" draw:id="id341">
          <svg:title>TexMaths</svg:title>
          <svg:desc>22§display§\int \frac{1 }{ \frac{\sin}{\cos}( x - a )  \frac{\sin}{\cos}( x - b )}\ dx §svg§600§FALSE§</svg:desc>
          <draw:polygon draw:style-name="gr2" draw:text-style-name="P6" draw:layer="layout" svg:width="8.824cm" svg:height="1.832cm" svg:x="11.416cm" svg:y="1.136cm" svg:viewBox="0 0 8825 1833" draw:points="4413,1833 0,1833 0,0 8825,0 8825,1833">
            <text:p/>
          </draw:polygon>
          <draw:path draw:style-name="gr3" draw:text-style-name="P7" draw:layer="layout" svg:width="0.687cm" svg:height="1.719cm" svg:x="11.421cm" svg:y="1.097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5.621cm" svg:y="1.11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6cm" svg:height="0.032cm" svg:x="12.372cm" svg:y="1.94cm" svg:viewBox="0 0 6747 33" draw:points="3374,33 0,33 0,0 6747,0 6747,33">
            <text:p/>
          </draw:polygon>
          <draw:path draw:style-name="gr3" draw:text-style-name="P7" draw:layer="layout" svg:width="0.196cm" svg:height="0.247cm" svg:x="12.523cm" svg:y="2.187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12.773cm" svg:y="2.063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12.947cm" svg:y="2.19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olygon draw:style-name="gr3" draw:text-style-name="P7" draw:layer="layout" svg:width="0.83cm" svg:height="0.032cm" svg:x="12.465cm" svg:y="2.525cm" svg:viewBox="0 0 831 33" draw:points="415,33 0,33 0,0 831,0 831,33">
            <text:p/>
          </draw:polygon>
          <draw:path draw:style-name="gr3" draw:text-style-name="P7" draw:layer="layout" svg:width="0.23cm" svg:height="0.247cm" svg:x="12.49cm" svg:y="2.75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2.761cm" svg:y="2.759cm" svg:viewBox="0 0 268 248" svg:d="M268 127c0-69-59-127-134-127-76 0-134 58-134 127 0 68 60 121 134 121s134-53 134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3.072cm" svg:y="2.759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8cm" svg:height="0.774cm" svg:x="13.463cm" svg:y="2.15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3.709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4.364cm" svg:y="2.5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105cm" svg:y="2.391cm" svg:viewBox="0 0 356 352" svg:d="M259 49c-14-28-37-49-72-49-90 0-187 114-187 227 0 74 42 125 104 125 16 0 54-3 100-58 7 32 34 58 71 58 28 0 45-18 58-42 12-28 23-76 23-78 0-7-7-7-9-7-7 0-9 2-11 14-14 50-28 95-60 95-21 0-23-19-23-35 0-17 2-23 11-58 9-32 9-40 16-68l28-110c5-23 5-23 5-26 0-14-8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5.526cm" svg:y="2.15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196cm" svg:height="0.247cm" svg:x="15.934cm" svg:y="2.187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16.184cm" svg:y="2.063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16.358cm" svg:y="2.19cm" svg:viewBox="0 0 292 241" svg:d="M252 76c0-48-25-76-83-76-44 0-74 25-88 53h-2v-53l-79 5v21c37 0 40 4 40 30v141c0 23-5 23-40 23v21c2 0 39-3 62-3 21 0 58 1 63 3v-21c-35 0-41 0-41-23v-98c0-57 44-83 81-83s43 30 43 58v123c0 23-6 23-41 23v21c2 0 39-3 62-3 21 0 58 1 63 3v-21c-35 0-40 0-40-23z">
            <text:p/>
          </draw:path>
          <draw:polygon draw:style-name="gr3" draw:text-style-name="P7" draw:layer="layout" svg:width="0.83cm" svg:height="0.032cm" svg:x="15.876cm" svg:y="2.525cm" svg:viewBox="0 0 831 33" draw:points="415,33 0,33 0,0 831,0 831,33">
            <text:p/>
          </draw:polygon>
          <draw:path draw:style-name="gr3" draw:text-style-name="P7" draw:layer="layout" svg:width="0.23cm" svg:height="0.247cm" svg:x="15.901cm" svg:y="2.759cm" svg:viewBox="0 0 231 248" svg:d="M187 26c-9 4-15 13-15 23 0 16 11 27 25 27 16 0 27-11 27-27 0-49-76-49-92-49-81 0-132 63-132 125 0 69 58 123 130 123 81 0 101-63 101-70s-7-7-9-7c-9 0-9 2-11 10-12 34-42 50-75 50-37 0-87-27-87-106 0-69 34-107 85-107 7 0 33 0 53 8z">
            <text:p/>
          </draw:path>
          <draw:path draw:style-name="gr3" draw:text-style-name="P7" draw:layer="layout" svg:width="0.267cm" svg:height="0.247cm" svg:x="16.172cm" svg:y="2.759cm" svg:viewBox="0 0 268 248" svg:d="M268 127c0-69-59-127-134-127-76 0-134 58-134 127 0 68 60 121 134 121s134-53 134-121zM134 231c-21 0-50-6-69-34-14-21-16-49-16-76 0-22 0-54 20-79 14-16 37-26 65-26 31 0 54 14 67 32 15 21 15 49 15 73 0 27 0 57-15 78-16 21-41 32-67 32z">
            <text:p/>
          </draw:path>
          <draw:path draw:style-name="gr3" draw:text-style-name="P7" draw:layer="layout" svg:width="0.196cm" svg:height="0.247cm" svg:x="16.483cm" svg:y="2.759cm" svg:viewBox="0 0 197 248" svg:d="M183 14c0-9 0-14-9-14-2 0-3 0-10 7-2 0-7 5-11 7-16-10-37-14-56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8cm" svg:height="0.774cm" svg:x="16.874cm" svg:y="2.153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7.121cm" svg:y="2.3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7.775cm" svg:y="2.525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8.522cm" svg:y="2.197cm" svg:viewBox="0 0 287 547" svg:d="M150 9c0-2 0-9-11-9-18 0-74 7-95 7-5 2-14 2-14 16 0 10 7 10 18 10 38 0 40 6 40 13 0 5-7 31-12 47l-64 254c-8 39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7" draw:layer="layout" svg:width="0.18cm" svg:height="0.774cm" svg:x="18.861cm" svg:y="2.153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9.499cm" svg:y="1.613cm" svg:viewBox="0 0 370 547" svg:d="M370 9c0-2 0-9-11-9-10 0-84 7-99 9-5 0-10 3-10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9.893cm" svg:y="1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53" draw:id="id353">
          <svg:title>TexMaths</svg:title>
          <svg:desc>20§display§[\ \text {Diff } = (x - a) - (x - b) = b - a \ ]§svg§600§FALSE§</svg:desc>
          <draw:polygon draw:style-name="gr2" draw:text-style-name="P6" draw:layer="layout" svg:width="10.636cm" svg:height="0.633cm" svg:x="14.527cm" svg:y="13.75cm" svg:viewBox="0 0 10637 634" draw:points="5318,634 0,634 0,0 10637,0 10637,634">
            <text:p/>
          </draw:polygon>
          <draw:polygon draw:style-name="gr3" draw:text-style-name="P7" draw:layer="layout" svg:width="0.097cm" svg:height="0.703cm" svg:x="14.575cm" svg:y="13.715cm" svg:viewBox="0 0 98 704" draw:points="98,704 98,677 29,677 29,29 98,29 98,0 0,0 0,704">
            <text:p/>
          </draw:polygon>
          <draw:path draw:style-name="gr3" draw:text-style-name="P7" draw:layer="layout" svg:width="0.473cm" svg:height="0.481cm" svg:x="14.946cm" svg:y="13.761cm" svg:viewBox="0 0 474 482" svg:d="M0 0v22h18c54 0 54 8 54 32v373c0 26 0 32-54 32h-18v23h258c118 0 216-104 216-237 0-135-95-245-216-245zM168 459c-34 0-35-5-35-27v-382c0-23 1-28 35-28h70c44 0 93 15 128 66 31 42 37 102 37 157 0 78-13 120-38 155-15 19-55 59-127 59z">
            <text:p/>
          </draw:path>
          <draw:path draw:style-name="gr3" draw:text-style-name="P7" draw:layer="layout" svg:width="0.151cm" svg:height="0.471cm" svg:x="15.482cm" svg:y="13.773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423cm" svg:height="0.497cm" svg:x="15.673cm" svg:y="13.747cm" svg:viewBox="0 0 424 498" svg:d="M298 214h80v-20h-84v-82c0-64 36-96 66-96 3 0 13 0 24 5-8 3-21 11-21 29 0 16 11 30 31 30 19 0 30-14 30-30 0-26-24-50-64-50-42 0-74 27-77 30-21-27-59-30-78-30-67 0-149 37-149 114v80h-56v20h56v229c0 32-8 32-56 32v23c24-2 61-4 78-4 18 0 53 2 79 4v-23c-47 0-55 0-55-32v-229h149v229c0 32-8 32-56 32v23c27-2 61-4 80-4 29 0 63 0 90 4v-23h-15c-51 0-52-8-52-33zM101 194v-80c0-69 57-98 102-98 35 0 55 13 56 13v1c-13 0-25 10-25 29 0 5 0 23 19 29-2 10-2 16-2 24v82z">
            <text:p/>
          </draw:path>
          <draw:path draw:style-name="gr3" draw:text-style-name="P7" draw:layer="layout" svg:width="0.468cm" svg:height="0.165cm" svg:x="16.532cm" svg:y="13.9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17.305cm" svg:y="13.7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17.529cm" svg:y="13.93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8.125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322cm" svg:height="0.319cm" svg:x="18.797cm" svg:y="13.931cm" svg:viewBox="0 0 323 320" svg:d="M235 45c-13-26-33-45-65-45-82 0-170 104-170 206 0 68 38 114 94 114 15 0 50-3 92-53 6 29 30 53 64 53 25 0 41-16 52-38 12-26 21-69 21-71 0-6-6-6-8-6-8 0-8 1-9 13-13 44-26 86-55 86-19 0-21-18-21-32 0-16 2-21 10-53 6-29 8-37 14-62l26-99c5-21 5-21 5-24 0-13-8-20-19-20-18 0-29 16-31 31zM189 229c-3 13-3 13-15 25-30 39-59 50-78 50-37 0-46-38-46-66 0-35 22-123 40-155 20-41 52-67 81-67 47 0 56 58 56 62s-1 8-3 12z">
            <text:p/>
          </draw:path>
          <draw:path draw:style-name="gr3" draw:text-style-name="P7" draw:layer="layout" svg:width="0.164cm" svg:height="0.703cm" svg:x="19.181cm" svg:y="13.7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29cm" svg:height="0.029cm" svg:x="19.629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0.343cm" svg:y="13.7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20.567cm" svg:y="13.93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29cm" svg:height="0.029cm" svg:x="21.164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26cm" svg:height="0.497cm" svg:x="21.841cm" svg:y="13.755cm" svg:viewBox="0 0 261 498" svg:d="M136 8c0-2 0-8-10-8-16 0-67 6-86 6-5 2-13 2-13 15 0 9 7 9 16 9 35 0 37 5 37 12 0 4-6 28-11 43l-58 230c-8 35-11 47-11 72 0 66 37 111 90 111 83 0 171-106 171-207 0-65-39-113-95-113-32 0-62 20-83 43zM69 274c5-15 5-16 11-24 35-47 66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2.149cm" svg:y="13.7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165cm" svg:x="22.617cm" svg:y="13.9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6cm" svg:height="0.497cm" svg:x="23.353cm" svg:y="13.755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429cm" svg:height="0.029cm" svg:x="23.836cm" svg:y="14.053cm" svg:viewBox="0 0 430 30" svg:d="M406 30c12 0 24 0 24-16 0-14-12-14-24-14h-382c-11 0-24 0-24 14 0 16 13 16 24 16z">
            <text:p/>
          </draw:path>
          <draw:path draw:style-name="gr3" draw:text-style-name="P7" draw:layer="layout" svg:width="0.322cm" svg:height="0.319cm" svg:x="24.509cm" svg:y="13.931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olygon draw:style-name="gr3" draw:text-style-name="P7" draw:layer="layout" svg:width="0.097cm" svg:height="0.703cm" svg:x="25.101cm" svg:y="13.715cm" svg:viewBox="0 0 98 704" draw:points="98,0 0,0 0,29 69,29 69,677 0,677 0,704 98,70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0" anim:sub-item="text" smil:attributeName="visibility" smil:to="visible"/>
                  <anim:animate smil:dur="0.5s" smil:fill="hold" smil:targetElement="id340" anim:sub-item="text" smil:attributeName="width" smil:values="width*0.05;width" smil:keyTimes="0;1"/>
                  <anim:animate smil:dur="0.5s" smil:fill="hold" smil:targetElement="id340" anim:sub-item="text" smil:attributeName="height" smil:values="height;height" smil:keyTimes="0;1"/>
                  <anim:animate smil:dur="0.5s" smil:fill="hold" smil:targetElement="id340" anim:sub-item="text" smil:attributeName="x" smil:values="x-.2;x" smil:keyTimes="0;1"/>
                  <anim:animate smil:dur="0.5s" smil:fill="hold" smil:targetElement="id340" anim:sub-item="text" smil:attributeName="y" smil:values="y;y" smil:keyTimes="0;1"/>
                  <anim:transitionFilter smil:dur="0.5s" smil:targetElement="id3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1+width/2;x" smil:keyTimes="0;1"/>
                  <anim:animate smil:dur="0.5s" smil:fill="hold" smil:targetElement="id341" smil:attributeName="y" smil:values="y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8" smil:attributeName="visibility" smil:to="visible"/>
                  <anim:animate smil:dur="0.5s" smil:fill="hold" smil:targetElement="id348" smil:attributeName="width" smil:values="width*0.05;width" smil:keyTimes="0;1"/>
                  <anim:animate smil:dur="0.5s" smil:fill="hold" smil:targetElement="id348" smil:attributeName="height" smil:values="height;height" smil:keyTimes="0;1"/>
                  <anim:animate smil:dur="0.5s" smil:fill="hold" smil:targetElement="id348" smil:attributeName="x" smil:values="x-.2;x" smil:keyTimes="0;1"/>
                  <anim:animate smil:dur="0.5s" smil:fill="hold" smil:targetElement="id348" smil:attributeName="y" smil:values="y;y" smil:keyTimes="0;1"/>
                  <anim:transitionFilter smil:dur="0.5s" smil:targetElement="id3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9" smil:attributeName="visibility" smil:to="visible"/>
                  <anim:animate smil:dur="0.5s" smil:fill="hold" smil:targetElement="id349" smil:attributeName="width" smil:values="width*0.05;width" smil:keyTimes="0;1"/>
                  <anim:animate smil:dur="0.5s" smil:fill="hold" smil:targetElement="id349" smil:attributeName="height" smil:values="height;height" smil:keyTimes="0;1"/>
                  <anim:animate smil:dur="0.5s" smil:fill="hold" smil:targetElement="id349" smil:attributeName="x" smil:values="x-.2;x" smil:keyTimes="0;1"/>
                  <anim:animate smil:dur="0.5s" smil:fill="hold" smil:targetElement="id349" smil:attributeName="y" smil:values="y;y" smil:keyTimes="0;1"/>
                  <anim:transitionFilter smil:dur="0.5s" smil:targetElement="id34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0" smil:attributeName="visibility" smil:to="visible"/>
                  <anim:animate smil:dur="0.5s" smil:fill="hold" smil:targetElement="id350" smil:attributeName="width" smil:values="width*0.05;width" smil:keyTimes="0;1"/>
                  <anim:animate smil:dur="0.5s" smil:fill="hold" smil:targetElement="id350" smil:attributeName="height" smil:values="height;height" smil:keyTimes="0;1"/>
                  <anim:animate smil:dur="0.5s" smil:fill="hold" smil:targetElement="id350" smil:attributeName="x" smil:values="x-.2;x" smil:keyTimes="0;1"/>
                  <anim:animate smil:dur="0.5s" smil:fill="hold" smil:targetElement="id350" smil:attributeName="y" smil:values="y;y" smil:keyTimes="0;1"/>
                  <anim:transitionFilter smil:dur="0.5s" smil:targetElement="id35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1" smil:attributeName="visibility" smil:to="visible"/>
                  <anim:animate smil:dur="0.5s" smil:fill="hold" smil:targetElement="id351" smil:attributeName="width" smil:values="width*0.05;width" smil:keyTimes="0;1"/>
                  <anim:animate smil:dur="0.5s" smil:fill="hold" smil:targetElement="id351" smil:attributeName="height" smil:values="height;height" smil:keyTimes="0;1"/>
                  <anim:animate smil:dur="0.5s" smil:fill="hold" smil:targetElement="id351" smil:attributeName="x" smil:values="x-.2;x" smil:keyTimes="0;1"/>
                  <anim:animate smil:dur="0.5s" smil:fill="hold" smil:targetElement="id351" smil:attributeName="y" smil:values="y;y" smil:keyTimes="0;1"/>
                  <anim:transitionFilter smil:dur="0.5s" smil:targetElement="id35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3" smil:attributeName="visibility" smil:to="visible"/>
                  <anim:animate smil:dur="0.5s" smil:fill="hold" smil:targetElement="id353" smil:attributeName="width" smil:values="width*0.05;width" smil:keyTimes="0;1"/>
                  <anim:animate smil:dur="0.5s" smil:fill="hold" smil:targetElement="id353" smil:attributeName="height" smil:values="height;height" smil:keyTimes="0;1"/>
                  <anim:animate smil:dur="0.5s" smil:fill="hold" smil:targetElement="id353" smil:attributeName="x" smil:values="x-.2;x" smil:keyTimes="0;1"/>
                  <anim:animate smil:dur="0.5s" smil:fill="hold" smil:targetElement="id353" smil:attributeName="y" smil:values="y;y" smil:keyTimes="0;1"/>
                  <anim:transitionFilter smil:dur="0.5s" smil:targetElement="id35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text:style-name="P4"><text:span text:style-name="T11"><text:s text:c="5"/></text:span><text:span text:style-name="T11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/></text:p>
          </draw:text-box>
        </draw:frame>
        <draw:g xml:id="id359" draw:id="id359">
          <svg:title>TexMaths</svg:title>
          <svg:desc>26§display§\text {I}§svg§600§FALSE§</svg:desc>
          <draw:polygon draw:style-name="gr2" draw:text-style-name="P6" draw:layer="layout" svg:width="0.213cm" svg:height="0.534cm" svg:x="4.531cm" svg:y="4.341cm" svg:viewBox="0 0 214 535" draw:points="108,535 0,535 0,0 214,0 214,535">
            <text:p/>
          </draw:polygon>
          <draw:path draw:style-name="gr3" draw:text-style-name="P7" draw:layer="layout" svg:width="0.28cm" svg:height="0.626cm" svg:x="4.51cm" svg:y="4.295cm" svg:viewBox="0 0 281 627" svg:d="M181 71c0-31 4-42 75-42h25v-29c-31 2-104 2-139 2-38 0-111 0-142-2v29h25c71 0 75 11 75 42v485c0 34-4 42-75 42h-25v29c31-2 104-2 139-2 38 0 111 0 142 2v-29h-25c-71 0-75-8-75-42z">
            <text:p/>
          </draw:path>
        </draw:g>
        <draw:g xml:id="id356" draw:id="id356">
          <svg:title>TexMaths</svg:title>
          <svg:desc>24§display§ \int \frac{1}{\sin ( x - a ) \sin ( x - b )} \ dx§svg§600§FALSE§</svg:desc>
          <draw:polygon draw:style-name="gr2" draw:text-style-name="P6" draw:layer="layout" svg:width="9.627cm" svg:height="1.854cm" svg:x="8.413cm" svg:y="0.841cm" svg:viewBox="0 0 9628 1855" draw:points="4814,1855 0,1855 0,0 9628,0 9628,1855">
            <text:p/>
          </draw:polygon>
          <draw:path draw:style-name="gr3" draw:text-style-name="P7" draw:layer="layout" svg:width="0.75cm" svg:height="1.875cm" svg:x="8.419cm" svg:y="0.799cm" svg:viewBox="0 0 751 1876" svg:d="M40 1837c27 0 43-19 43-40 0-29-22-42-41-42-21 0-42 13-42 42 0 44 42 79 94 79 129 0 177-198 236-442 66-267 121-537 167-808 31-179 62-348 91-457 9-42 38-150 73-150 25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3cm" svg:y="0.814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7.359cm" svg:height="0.035cm" svg:x="9.456cm" svg:y="1.719cm" svg:viewBox="0 0 7360 36" draw:points="3681,36 0,36 0,0 7360,0 7360,36">
            <text:p/>
          </draw:polygon>
          <draw:path draw:style-name="gr3" draw:text-style-name="P7" draw:layer="layout" svg:width="0.277cm" svg:height="0.389cm" svg:x="9.484cm" svg:y="2.14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9.817cm" svg:y="1.9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0.051cm" svg:y="2.152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0.575cm" svg:y="1.89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0.844cm" svg:y="2.15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  <draw:path draw:style-name="gr3" draw:text-style-name="P7" draw:layer="layout" svg:width="0.516cm" svg:height="0.035cm" svg:x="11.56cm" svg:y="2.298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2.367cm" svg:y="2.152cm" svg:viewBox="0 0 388 384" svg:d="M282 54c-15-31-40-54-78-54-98 0-204 125-204 248 0 80 46 136 113 136 18 0 60-4 110-63 7 34 36 63 77 63 30 0 49-19 63-46 13-31 25-83 25-85 0-7-8-7-10-7-7 0-9 2-11 15-16 54-31 104-66 104-23 0-24-21-24-39 0-19 1-25 11-63 10-35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2.827cm" svg:y="1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77cm" svg:height="0.389cm" svg:x="13.275cm" svg:y="2.149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7" draw:layer="layout" svg:width="0.181cm" svg:height="0.565cm" svg:x="13.609cm" svg:y="1.96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7" draw:layer="layout" svg:width="0.425cm" svg:height="0.373cm" svg:x="13.841cm" svg:y="2.152cm" svg:viewBox="0 0 426 374" svg:d="M65 83v228c0 36-7 36-65 36v27c29 0 73-2 96-2 21 0 65 2 94 2v-27c-56 0-65 0-65-36v-157c0-89 59-135 113-135s63 46 63 94v198c0 36-9 36-65 36v27c29 0 73-2 96-2 21 0 65 2 94 2v-27c-44 0-65 0-65-24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367cm" svg:y="1.89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636cm" svg:y="2.15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7" draw:layer="layout" svg:width="0.516cm" svg:height="0.035cm" svg:x="15.351cm" svg:y="2.298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6.165cm" svg:y="1.939cm" svg:viewBox="0 0 313 597" svg:d="M163 10c0-2 0-10-11-10-20 0-81 8-104 8-6 2-15 2-15 17 0 11 7 11 19 11 42 0 42 6 42 14 0 6-6 34-11 52l-70 276c-9 42-13 56-13 87 0 78 44 132 108 132 99 0 205-127 205-248 0-78-46-136-113-136-39 0-75 25-100 52zM83 328c5-17 5-19 13-29 42-55 79-67 102-67 31 0 54 25 54 79 0 50-29 148-45 180-27 56-67 87-99 87-29 0-58-23-58-85 0-17 0-32 15-86z">
            <text:p/>
          </draw:path>
          <draw:path draw:style-name="gr3" draw:text-style-name="P7" draw:layer="layout" svg:width="0.197cm" svg:height="0.844cm" svg:x="16.535cm" svg:y="1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7.23cm" svg:y="1.362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7.661cm" svg:y="1.57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</draw:g>
        <draw:g xml:id="id354" draw:id="id354">
          <svg:title>TexMaths</svg:title>
          <svg:desc>28§display§\text {(1)}§svg§600§FALSE§</svg:desc>
          <draw:polygon draw:style-name="gr2" draw:text-style-name="P6" draw:layer="layout" svg:width="1.061cm" svg:height="0.886cm" svg:x="2.711cm" svg:y="1.245cm" svg:viewBox="0 0 1062 887" draw:points="531,887 0,887 0,0 1062,0 1062,887">
            <text:p/>
          </draw:polygon>
          <draw:path draw:style-name="gr3" draw:text-style-name="P7" draw:layer="layout" svg:width="0.23cm" svg:height="0.985cm" svg:x="2.758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326cm" svg:height="0.658cm" svg:x="3.132cm" svg:y="1.279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7" draw:layer="layout" svg:width="0.23cm" svg:height="0.985cm" svg:x="3.594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58" draw:id="id358">
          <svg:title>TexMaths</svg:title>
          <svg:desc>26§display§\text {Let}§svg§600§FALSE§</svg:desc>
          <draw:polygon draw:style-name="gr2" draw:text-style-name="P6" draw:layer="layout" svg:width="1.19cm" svg:height="0.544cm" svg:x="2.828cm" svg:y="4.341cm" svg:viewBox="0 0 1191 545" draw:points="594,545 0,545 0,0 1191,0 1191,545">
            <text:p/>
          </draw:polygon>
          <draw:path draw:style-name="gr3" draw:text-style-name="P7" draw:layer="layout" svg:width="0.502cm" svg:height="0.626cm" svg:x="2.811cm" svg:y="4.295cm" svg:viewBox="0 0 503 627" svg:d="M503 389h-23c-10 94-23 208-185 208h-75c-41 0-43-6-43-35v-489c0-31 0-44 87-44h29v-29c-33 2-116 2-154 2-35 0-108 0-139-2v29h23c71 0 71 11 71 42v485c0 33 0 41-71 41h-23v30h478z">
            <text:p/>
          </draw:path>
          <draw:path draw:style-name="gr3" draw:text-style-name="P7" draw:layer="layout" svg:width="0.354cm" svg:height="0.422cm" svg:x="3.378cm" svg:y="4.509cm" svg:viewBox="0 0 355 423" svg:d="M77 181c6-137 83-160 114-160 94 0 104 123 104 160zM77 200h255c21 0 23 0 23-19 0-91-50-181-164-181-106 0-191 94-191 210 0 123 96 213 202 213 112 0 153-102 153-121 0-8-8-11-12-11-8 0-11 7-11 13-33 96-116 96-124 96-46 0-83-29-104-63-27-43-27-104-27-137z">
            <text:p/>
          </draw:path>
          <draw:path draw:style-name="gr3" draw:text-style-name="P7" draw:layer="layout" svg:width="0.288cm" svg:height="0.574cm" svg:x="3.775cm" svg:y="4.357cm" svg:viewBox="0 0 289 575" svg:d="M141 198h131v-29h-131v-169h-23c0 75-29 173-118 177v21h79v252c0 114 85 125 118 125 65 0 92-65 92-125v-52h-25v52c0 66-27 102-60 102-63 0-63-84-63-100z">
            <text:p/>
          </draw:path>
        </draw:g>
        <draw:g xml:id="id355" draw:id="id355">
          <svg:title>TexMaths</svg:title>
          <svg:desc>24§display§\text {Evaluate :}§svg§600§FALSE§</svg:desc>
          <draw:polygon draw:style-name="gr2" draw:text-style-name="P6" draw:layer="layout" svg:width="3.582cm" svg:height="0.512cm" svg:x="4.227cm" svg:y="1.339cm" svg:viewBox="0 0 3583 513" draw:points="1792,513 0,513 0,0 3583,0 3583,513">
            <text:p/>
          </draw:polygon>
          <draw:path draw:style-name="gr3" draw:text-style-name="P7" draw:layer="layout" svg:width="0.523cm" svg:height="0.576cm" svg:x="4.212cm" svg:y="1.309cm" svg:viewBox="0 0 524 577" svg:d="M86 510c0 30 0 40-65 40h-21v27h488l36-219h-21c-21 130-40 192-186 192h-113c-39 0-41-6-41-35v-225h75c83 0 92 27 92 98h21v-223h-21c0 72-9 98-92 98h-75v-203c0-27 2-33 41-33h109c131 0 154 46 167 163h21l-25-190h-476v27h21c65 0 65 10 65 38z">
            <text:p/>
          </draw:path>
          <draw:path draw:style-name="gr3" draw:text-style-name="P7" draw:layer="layout" svg:width="0.414cm" svg:height="0.374cm" svg:x="4.775cm" svg:y="1.52cm" svg:viewBox="0 0 415 375" svg:d="M336 83c8-20 23-56 79-56v-27c-19 2-44 2-64 2-21 0-59-2-74-2v27c32 0 42 19 42 36 0 8-2 10-6 20l-86 217-96-237c-4-11-4-13-4-15 0-21 32-21 48-21v-27c-25 0-73 2-92 2-23 0-58 0-83-2v27c54 0 58 4 67 31l123 302c6 11 6 15 17 15 12 0 16-8 18-15z">
            <text:p/>
          </draw:path>
          <draw:path draw:style-name="gr3" draw:text-style-name="P7" draw:layer="layout" svg:width="0.381cm" svg:height="0.389cm" svg:x="5.193cm" svg:y="1.5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7" draw:layer="layout" svg:width="0.189cm" svg:height="0.587cm" svg:x="5.608cm" svg:y="1.297cm" svg:viewBox="0 0 190 588" svg:d="M123 0l-123 10v27c60 0 67 5 67 46v440c0 38-9 38-67 38v27c29-2 73-2 94-2s63 0 96 2v-27c-57 0-67 0-67-38z">
            <text:p/>
          </draw:path>
          <draw:path draw:style-name="gr3" draw:text-style-name="P7" draw:layer="layout" svg:width="0.425cm" svg:height="0.384cm" svg:x="5.84cm" svg:y="1.51cm" svg:viewBox="0 0 426 385" svg:d="M303 308v77l123-10v-27c-59 0-65-6-65-46v-302l-125 10v27c60 0 65 5 65 46v152c0 73-40 130-101 130-71 0-75-38-75-82v-283l-125 10v27c65 0 65 1 65 76v127c0 68 0 145 131 145 46 0 84-24 107-77z">
            <text:p/>
          </draw:path>
          <draw:path draw:style-name="gr3" draw:text-style-name="P7" draw:layer="layout" svg:width="0.381cm" svg:height="0.389cm" svg:x="6.319cm" svg:y="1.50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7" draw:layer="layout" svg:width="0.266cm" svg:height="0.53cm" svg:x="6.72cm" svg:y="1.36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327cm" svg:height="0.389cm" svg:x="7.056cm" svg:y="1.505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  <draw:path draw:style-name="gr3" draw:text-style-name="P7" draw:layer="layout" svg:width="0.091cm" svg:height="0.364cm" svg:x="7.761cm" svg:y="1.52cm" svg:viewBox="0 0 92 365" svg:d="M92 44c0-23-21-44-46-44s-46 21-46 44c0 25 21 46 46 46s46-21 46-46zM92 321c0-25-21-44-46-44s-46 19-46 44 21 44 46 44 46-19 46-44z">
            <text:p/>
          </draw:path>
        </draw:g>
        <draw:g xml:id="id357" draw:id="id357">
          <svg:title>TexMaths</svg:title>
          <svg:desc>24§display§\text {Solution :}§svg§600§FALSE§</svg:desc>
          <draw:polygon draw:style-name="gr2" draw:text-style-name="P6" draw:layer="layout" svg:width="3.406cm" svg:height="0.529cm" svg:x="2.814cm" svg:y="3.04cm" svg:viewBox="0 0 3407 530" draw:points="1703,530 0,530 0,0 3407,0 3407,530">
            <text:p/>
          </draw:polygon>
          <draw:path draw:style-name="gr3" draw:text-style-name="P7" draw:layer="layout" svg:width="0.375cm" svg:height="0.613cm" svg:x="2.82cm" svg:y="2.998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7" draw:layer="layout" svg:width="0.375cm" svg:height="0.389cm" svg:x="3.263cm" svg:y="3.215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7" draw:layer="layout" svg:width="0.189cm" svg:height="0.586cm" svg:x="3.69cm" svg:y="3.008cm" svg:viewBox="0 0 190 587" svg:d="M123 0l-123 10v26c60 0 67 6 67 47v439c0 38-9 38-67 38v27c29-2 73-2 94-2s63 0 96 2v-27c-57 0-67 0-67-38z">
            <text:p/>
          </draw:path>
          <draw:path draw:style-name="gr3" draw:text-style-name="P7" draw:layer="layout" svg:width="0.425cm" svg:height="0.383cm" svg:x="3.924cm" svg:y="3.221cm" svg:viewBox="0 0 426 384" svg:d="M303 307v77l123-10v-27c-59 0-65-5-65-46v-301l-125 10v26c60 0 66 6 66 47v151c0 73-41 131-102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381cm" svg:y="3.075cm" svg:viewBox="0 0 267 530" svg:d="M131 182h121v-27h-121v-155h-22c0 69-26 159-109 163v19h73v232c0 106 79 116 109 116 60 0 85-60 85-116v-48h-23v48c0 62-25 94-56 94-57 0-57-76-57-92z">
            <text:p/>
          </draw:path>
          <draw:path draw:style-name="gr3" draw:text-style-name="P7" draw:layer="layout" svg:width="0.181cm" svg:height="0.565cm" svg:x="4.721cm" svg:y="3.029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375cm" svg:height="0.389cm" svg:x="4.951cm" svg:y="3.215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425cm" svg:height="0.373cm" svg:x="5.376cm" svg:y="3.221cm" svg:viewBox="0 0 426 374" svg:d="M65 83v228c0 36-7 36-65 36v27c29 0 73-2 96-2 21 0 65 2 94 2v-27c-56 0-65 0-65-36v-157c0-89 59-135 113-135s64 46 64 94v198c0 36-10 36-66 36v27c29 0 73-2 96-2 21 0 66 2 94 2v-27c-44 0-65 0-65-25v-161c0-73 0-100-27-130-11-14-40-31-88-31-64 0-102 36-127 88v-88l-119 10v26c60 0 65 6 65 47z">
            <text:p/>
          </draw:path>
          <draw:path draw:style-name="gr3" draw:text-style-name="P7" draw:layer="layout" svg:width="0.091cm" svg:height="0.364cm" svg:x="6.173cm" svg:y="3.228cm" svg:viewBox="0 0 92 365" svg:d="M92 44c0-23-21-44-46-44s-46 21-46 44c0 25 21 46 46 46s46-21 46-46zM92 320c0-25-21-44-46-44s-46 19-46 44 21 45 46 45 46-20 46-45z">
            <text:p/>
          </draw:path>
        </draw:g>
        <draw:g xml:id="id360" draw:id="id360">
          <svg:title>TexMaths</svg:title>
          <svg:desc>22§display§= \int \frac{1}{\sin ( x - a ) \sin ( x - b )} \ dx§svg§600§FALSE§</svg:desc>
          <draw:polygon draw:style-name="gr2" draw:text-style-name="P6" draw:layer="layout" svg:width="9.639cm" svg:height="1.7cm" svg:x="5.414cm" svg:y="3.741cm" svg:viewBox="0 0 9640 1701" draw:points="4821,1701 0,1701 0,0 9640,0 9640,1701">
            <text:p/>
          </draw:polygon>
          <draw:path draw:style-name="gr3" draw:text-style-name="P7" draw:layer="layout" svg:width="0.515cm" svg:height="0.182cm" svg:x="5.419cm" svg:y="4.4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34cm" svg:y="3.70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434cm" svg:y="3.7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745cm" svg:height="0.032cm" svg:x="7.186cm" svg:y="4.545cm" svg:viewBox="0 0 6746 33" draw:points="3374,33 0,33 0,0 6746,0 6746,33">
            <text:p/>
          </draw:polygon>
          <draw:path draw:style-name="gr3" draw:text-style-name="P7" draw:layer="layout" svg:width="0.254cm" svg:height="0.356cm" svg:x="7.213cm" svg:y="4.9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517cm" svg:y="4.7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73cm" svg:y="4.9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8.212cm" svg:y="4.70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8.459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9.114cm" svg:y="5.07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854cm" svg:y="4.943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18cm" svg:height="0.774cm" svg:x="10.277cm" svg:y="4.7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54cm" svg:height="0.356cm" svg:x="10.687cm" svg:y="4.9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991cm" svg:y="4.7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06cm" svg:y="4.9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4cm" svg:x="11.687cm" svg:y="4.705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11.935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59cm" svg:y="5.077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3.336cm" svg:y="4.748cm" svg:viewBox="0 0 287 547" svg:d="M150 9c0-2 0-9-11-9-18 0-74 7-95 7-5 2-14 2-14 16 0 10 7 10 18 10 38 0 38 6 38 13 0 5-5 31-10 47l-64 254c-8 39-12 51-12 79 0 72 40 121 99 121 91 0 188-116 188-227 0-72-42-125-104-125-35 0-69 23-91 48zM76 301c5-16 5-18 12-26 39-51 72-62 93-62 28 0 50 23 50 72 0 46-27 136-41 166-25 51-62 79-91 79-27 0-53-21-53-78 0-15 0-30 14-79z">
            <text:p/>
          </draw:path>
          <draw:path draw:style-name="gr3" draw:text-style-name="P7" draw:layer="layout" svg:width="0.18cm" svg:height="0.774cm" svg:x="13.674cm" svg:y="4.705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14.313cm" svg:y="4.218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707cm" svg:y="4.4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61" draw:id="id361">
          <svg:title>TexMaths</svg:title>
          <svg:desc>22§display§= \frac{1}{\sin ( b  - a )} \int \frac{\sin ( b  - a )}{\sin ( x - a ) \sin ( x - b )} \ dx§svg§600§FALSE§</svg:desc>
          <draw:polygon draw:style-name="gr2" draw:text-style-name="P6" draw:layer="layout" svg:width="13.191cm" svg:height="1.75cm" svg:x="5.414cm" svg:y="6.341cm" svg:viewBox="0 0 13192 1751" draw:points="6595,1751 0,1751 0,0 13192,0 13192,1751">
            <text:p/>
          </draw:polygon>
          <draw:path draw:style-name="gr3" draw:text-style-name="P7" draw:layer="layout" svg:width="0.515cm" svg:height="0.182cm" svg:x="5.419cm" svg:y="7.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78cm" svg:y="6.36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8cm" svg:height="0.032cm" svg:x="6.284cm" svg:y="7.196cm" svg:viewBox="0 0 3239 33" draw:points="1619,33 0,33 0,0 3239,0 3239,33">
            <text:p/>
          </draw:polygon>
          <draw:path draw:style-name="gr3" draw:text-style-name="P7" draw:layer="layout" svg:width="0.254cm" svg:height="0.356cm" svg:x="6.31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4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29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cm" svg:y="7.398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2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3cm" svg:y="7.593cm" svg:viewBox="0 0 356 352" svg:d="M259 49c-14-28-37-49-72-49-90 0-187 114-187 227 0 74 42 125 104 125 16 0 54-4 100-58 7 31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3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6cm" svg:y="6.35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2.518cm" svg:y="6.53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822cm" svg:y="6.36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037cm" svg:y="6.5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3.518cm" svg:y="6.3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13.778cm" svg:y="6.346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80-91 80-27 0-53-22-53-78 0-16 0-30 14-79z">
            <text:p/>
          </draw:path>
          <draw:path draw:style-name="gr3" draw:text-style-name="P7" draw:layer="layout" svg:width="0.472cm" svg:height="0.032cm" svg:x="14.31cm" svg:y="6.673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049cm" svg:y="6.54cm" svg:viewBox="0 0 356 352" svg:d="M259 49c-14-28-37-49-72-49-90 0-187 114-187 227 0 74 42 125 104 125 16 0 54-4 100-58 7 31 34 58 71 58 28 0 45-18 58-42 12-28 23-76 23-78 0-7-7-7-9-7-7 0-9 2-11 14-14 50-28 95-60 95-21 0-23-19-23-35 0-17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5.471cm" svg:y="6.3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6.746cm" svg:height="0.032cm" svg:x="10.737cm" svg:y="7.196cm" svg:viewBox="0 0 6747 33" draw:points="3374,33 0,33 0,0 6747,0 6747,33">
            <text:p/>
          </draw:polygon>
          <draw:path draw:style-name="gr3" draw:text-style-name="P7" draw:layer="layout" svg:width="0.254cm" svg:height="0.356cm" svg:x="10.763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68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2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1.763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009cm" svg:y="7.5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666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405cm" svg:y="7.593cm" svg:viewBox="0 0 356 352" svg:d="M259 49c-14-28-37-49-72-49-90 0-187 114-187 227 0 74 42 125 104 125 16 0 54-4 100-58 7 31 34 58 71 58 28 0 45-18 58-42 12-28 23-76 23-78 0-7-7-7-9-7-9 0-9 2-11 14-14 50-28 95-60 95-21 0-23-19-23-35 0-17 2-23 11-58 7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13.827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4.239cm" svg:y="7.5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544cm" svg:y="7.4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757cm" svg:y="7.59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239cm" svg:y="7.3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486cm" svg:y="7.5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14cm" svg:y="7.725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6.887cm" svg:y="7.39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226cm" svg:y="7.3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7.863cm" svg:y="6.86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8.258cm" svg:y="7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62" draw:id="id362">
          <svg:title>TexMaths</svg:title>
          <svg:desc>22§display§= \frac{1}{\sin ( b  - a )} \int \frac{\sin [\ ( x - a ) - ( x  - b )\ ] }{\sin ( x - a ) \sin ( x - b )} \ dx§svg§600§FALSE§</svg:desc>
          <draw:polygon draw:style-name="gr2" draw:text-style-name="P6" draw:layer="layout" svg:width="14.002cm" svg:height="1.75cm" svg:x="5.415cm" svg:y="8.942cm" svg:viewBox="0 0 14003 1751" draw:points="7001,1751 0,1751 0,0 14003,0 14003,1751">
            <text:p/>
          </draw:polygon>
          <draw:path draw:style-name="gr3" draw:text-style-name="P7" draw:layer="layout" svg:width="0.515cm" svg:height="0.182cm" svg:x="5.42cm" svg:y="9.7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79cm" svg:y="8.96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7cm" svg:height="0.032cm" svg:x="6.284cm" svg:y="9.797cm" svg:viewBox="0 0 3238 33" draw:points="1619,33 0,33 0,0 3238,0 3238,33">
            <text:p/>
          </draw:polygon>
          <draw:path draw:style-name="gr3" draw:text-style-name="P7" draw:layer="layout" svg:width="0.254cm" svg:height="0.356cm" svg:x="6.311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5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1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1cm" svg:y="9.9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3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3cm" svg:y="10.1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4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7cm" svg:y="8.95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0.764cm" svg:y="9.1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68cm" svg:y="8.9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3cm" svg:y="9.1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olygon draw:style-name="gr3" draw:text-style-name="P7" draw:layer="layout" svg:width="0.106cm" svg:height="0.773cm" svg:x="11.779cm" svg:y="8.903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2.237cm" svg:y="8.9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483cm" svg:y="9.1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138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879cm" svg:y="9.141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299cm" svg:y="8.9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4.792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5.579cm" svg:y="8.9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825cm" svg:y="9.1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48cm" svg:y="9.2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7.226cm" svg:y="8.94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566cm" svg:y="8.9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8.098cm" svg:y="8.903cm" svg:viewBox="0 0 107 774" draw:points="107,0 0,0 0,32 76,32 76,744 0,744 0,774 107,774">
            <text:p/>
          </draw:polygon>
          <draw:polygon draw:style-name="gr3" draw:text-style-name="P7" draw:layer="layout" svg:width="7.558cm" svg:height="0.032cm" svg:x="10.737cm" svg:y="9.797cm" svg:viewBox="0 0 7559 33" draw:points="3779,33 0,33 0,0 7559,0 7559,33">
            <text:p/>
          </draw:polygon>
          <draw:path draw:style-name="gr3" draw:text-style-name="P7" draw:layer="layout" svg:width="0.254cm" svg:height="0.356cm" svg:x="11.17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475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689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2.17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416cm" svg:y="10.1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073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812cm" svg:y="10.1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4.234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4.644cm" svg:y="10.1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949cm" svg:y="10.0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164cm" svg:y="10.1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646cm" svg:y="9.9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892cm" svg:y="10.1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47cm" svg:y="10.326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7.293cm" svg:y="9.9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633cm" svg:y="9.9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8.677cm" svg:y="9.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9.071cm" svg:y="9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63" draw:id="id363">
          <svg:title>TexMaths</svg:title>
          <svg:desc>22§display§= \frac{1}{\sin ( b  - a )} \int \frac{\sin ( x - a ) \cos ( x  - b ) - \cos ( x - a ) \sin ( x - b ) }{\sin ( x - a ) \sin ( x - b )} \ dx§svg§600§FALSE§</svg:desc>
          <draw:polygon draw:style-name="gr2" draw:text-style-name="P6" draw:layer="layout" svg:width="21.051cm" svg:height="1.75cm" svg:x="5.417cm" svg:y="11.542cm" svg:viewBox="0 0 21052 1751" draw:points="10526,1751 0,1751 0,0 21052,0 21052,1751">
            <text:p/>
          </draw:polygon>
          <draw:path draw:style-name="gr3" draw:text-style-name="P7" draw:layer="layout" svg:width="0.515cm" svg:height="0.182cm" svg:x="5.422cm" svg:y="12.3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81cm" svg:y="11.56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3.237cm" svg:height="0.032cm" svg:x="6.286cm" svg:y="12.397cm" svg:viewBox="0 0 3238 33" draw:points="1619,33 0,33 0,0 3238,0 3238,33">
            <text:p/>
          </draw:polygon>
          <draw:path draw:style-name="gr3" draw:text-style-name="P7" draw:layer="layout" svg:width="0.254cm" svg:height="0.356cm" svg:x="6.313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617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832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7.312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86cm" svg:height="0.546cm" svg:x="7.573cm" svg:y="12.5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472cm" svg:height="0.032cm" svg:x="8.104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8.845cm" svg:y="12.7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9.266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87cm" svg:height="1.718cm" svg:x="9.789cm" svg:y="11.55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4cm" svg:height="0.356cm" svg:x="10.765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07cm" svg:y="11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285cm" svg:y="11.7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1.765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011cm" svg:y="11.7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2.668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3.407cm" svg:y="11.741cm" svg:viewBox="0 0 356 352" svg:d="M259 49c-14-28-37-49-72-49-90 0-187 114-187 227 0 74 42 125 104 125 16 0 54-4 100-58 7 31 34 58 71 58 28 0 45-18 58-42 12-28 23-76 23-78 0-7-8-7-9-7-9 0-9 2-11 14-14 50-28 95-60 95-21 0-23-19-23-35 0-17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13.829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95cm" svg:height="0.356cm" svg:x="14.241cm" svg:y="11.73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581cm" svg:y="11.7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97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5.327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574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228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16.974cm" svg:y="11.54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17.314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17.807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8.541cm" svg:y="11.737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88cm" svg:y="11.73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9.271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9.627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9.873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0.53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269cm" svg:y="11.741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21.691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22.101cm" svg:y="11.7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22.407cm" svg:y="11.5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2.62cm" svg:y="11.7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23.103cm" svg:y="11.5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3.349cm" svg:y="11.7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24.004cm" svg:y="11.874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4.75cm" svg:y="11.547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80-91 80-27 0-53-22-53-78 0-16 0-30 14-79z">
            <text:p/>
          </draw:path>
          <draw:path draw:style-name="gr3" draw:text-style-name="P7" draw:layer="layout" svg:width="0.18cm" svg:height="0.773cm" svg:x="25.089cm" svg:y="11.5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14.606cm" svg:height="0.032cm" svg:x="10.739cm" svg:y="12.397cm" svg:viewBox="0 0 14607 33" draw:points="7304,33 0,33 0,0 14607,0 14607,33">
            <text:p/>
          </draw:polygon>
          <draw:path draw:style-name="gr3" draw:text-style-name="P7" draw:layer="layout" svg:width="0.254cm" svg:height="0.356cm" svg:x="14.695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002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215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5.697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943cm" svg:y="12.7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598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7.339cm" svg:y="12.794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18cm" svg:height="0.773cm" svg:x="17.759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18.171cm" svg:y="12.7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476cm" svg:y="12.61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69cm" svg:y="12.7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9.171cm" svg:y="12.5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9.417cm" svg:y="12.7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0.074cm" svg:y="12.926cm" svg:viewBox="0 0 473 33" svg:d="M447 33c12 0 26 0 26-17 0-16-14-16-26-16h-421c-12 0-26 0-26 16 0 17 14 17 26 17z">
            <text:p/>
          </draw:path>
          <draw:path draw:style-name="gr3" draw:text-style-name="P7" draw:layer="layout" svg:width="0.286cm" svg:height="0.546cm" svg:x="20.818cm" svg:y="12.599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80-91 80-27 0-51-22-51-78 0-16 0-30 12-79z">
            <text:p/>
          </draw:path>
          <draw:path draw:style-name="gr3" draw:text-style-name="P7" draw:layer="layout" svg:width="0.18cm" svg:height="0.773cm" svg:x="21.158cm" svg:y="12.5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25.727cm" svg:y="12.0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6.121cm" svg:y="12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4" smil:attributeName="visibility" smil:to="visible"/>
                  <anim:animate smil:dur="0.5s" smil:fill="hold" smil:targetElement="id354" smil:attributeName="width" smil:values="width*0.05;width" smil:keyTimes="0;1"/>
                  <anim:animate smil:dur="0.5s" smil:fill="hold" smil:targetElement="id354" smil:attributeName="height" smil:values="height;height" smil:keyTimes="0;1"/>
                  <anim:animate smil:dur="0.5s" smil:fill="hold" smil:targetElement="id354" smil:attributeName="x" smil:values="x-.2;x" smil:keyTimes="0;1"/>
                  <anim:animate smil:dur="0.5s" smil:fill="hold" smil:targetElement="id354" smil:attributeName="y" smil:values="y;y" smil:keyTimes="0;1"/>
                  <anim:transitionFilter smil:dur="0.5s" smil:targetElement="id35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5" smil:attributeName="visibility" smil:to="visible"/>
                  <anim:animate smil:dur="0.5s" smil:fill="hold" smil:targetElement="id355" smil:attributeName="width" smil:values="width*0.05;width" smil:keyTimes="0;1"/>
                  <anim:animate smil:dur="0.5s" smil:fill="hold" smil:targetElement="id355" smil:attributeName="height" smil:values="height;height" smil:keyTimes="0;1"/>
                  <anim:animate smil:dur="0.5s" smil:fill="hold" smil:targetElement="id355" smil:attributeName="x" smil:values="x-.2;x" smil:keyTimes="0;1"/>
                  <anim:animate smil:dur="0.5s" smil:fill="hold" smil:targetElement="id355" smil:attributeName="y" smil:values="y;y" smil:keyTimes="0;1"/>
                  <anim:transitionFilter smil:dur="0.5s" smil:targetElement="id35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7" smil:attributeName="visibility" smil:to="visible"/>
                  <anim:animate smil:dur="0.5s" smil:fill="hold" smil:targetElement="id357" smil:attributeName="width" smil:values="width*0.05;width" smil:keyTimes="0;1"/>
                  <anim:animate smil:dur="0.5s" smil:fill="hold" smil:targetElement="id357" smil:attributeName="height" smil:values="height;height" smil:keyTimes="0;1"/>
                  <anim:animate smil:dur="0.5s" smil:fill="hold" smil:targetElement="id357" smil:attributeName="x" smil:values="x-.2;x" smil:keyTimes="0;1"/>
                  <anim:animate smil:dur="0.5s" smil:fill="hold" smil:targetElement="id357" smil:attributeName="y" smil:values="y;y" smil:keyTimes="0;1"/>
                  <anim:transitionFilter smil:dur="0.5s" smil:targetElement="id35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draw:frame presentation:style-name="pr8" draw:text-style-name="P10" draw:layer="layout" svg:width="26.4cm" svg:height="14.372cm" svg:x="0.8cm" svg:y="0.628cm" presentation:class="title" presentation:user-transformed="true">
          <draw:text-box>
            <text:p xml:id="id372" text:id="id372" text:style-name="P4"><text:span text:style-name="T11"><text:s text:c="5"/></text:span><text:span text:style-name="T11"><text:line-break/></text:span><text:span text:style-name="T19"> <text:s text:c="3"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8"> <text:s text:c="17"/></text:span><text:span text:style-name="T19"><text:line-break/></text:span><text:span text:style-name="T19"> 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#####</text:span><text:span text:style-name="T15"><text:tab/></text:span><text:span text:style-name="T15"><text:tab/></text:span><text:span text:style-name="T15">DONE</text:span><text:span text:style-name="T15"><text:tab/></text:span><text:span text:style-name="T15"><text:tab/></text:span><text:span text:style-name="T15">#####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364" draw:id="id364">
          <svg:title>TexMaths</svg:title>
          <svg:desc>28§display§\text {I}§svg§600§FALSE§</svg:desc>
          <draw:polygon draw:style-name="gr2" draw:text-style-name="P6" draw:layer="layout" svg:width="0.229cm" svg:height="0.575cm" svg:x="4.932cm" svg:y="1.343cm" svg:viewBox="0 0 230 576" draw:points="116,576 0,576 0,0 230,0 230,576">
            <text:p/>
          </draw:polygon>
          <draw:path draw:style-name="gr3" draw:text-style-name="P7" draw:layer="layout" svg:width="0.301cm" svg:height="0.674cm" svg:x="4.9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5" draw:id="id365">
          <svg:title>TexMaths</svg:title>
          <svg:desc>24§display§= \frac{1}{\sin ( b  - a )} \int  \left[ \frac{ \cos ( x  - b )}{ \sin ( x - b ) } - \frac{ \cos ( x - a )}{ \sin ( x - a )} \right] \ dx§svg§600§FALSE§</svg:desc>
          <draw:polygon draw:style-name="gr2" draw:text-style-name="P6" draw:layer="layout" svg:width="16.702cm" svg:height="1.941cm" svg:x="5.916cm" svg:y="0.739cm" svg:viewBox="0 0 16703 1942" draw:points="8350,1942 0,1942 0,0 16703,0 16703,1942">
            <text:p/>
          </draw:polygon>
          <draw:path draw:style-name="gr3" draw:text-style-name="P7" draw:layer="layout" svg:width="0.562cm" svg:height="0.199cm" svg:x="5.922cm" svg:y="1.6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8.495cm" svg:y="0.78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3.532cm" svg:height="0.035cm" svg:x="6.865cm" svg:y="1.692cm" svg:viewBox="0 0 3533 36" draw:points="1766,36 0,36 0,0 3533,0 3533,36">
            <text:p/>
          </draw:polygon>
          <draw:path draw:style-name="gr3" draw:text-style-name="P7" draw:layer="layout" svg:width="0.277cm" svg:height="0.389cm" svg:x="6.893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225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46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7.984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12cm" svg:height="0.596cm" svg:x="8.268cm" svg:y="1.913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516cm" svg:height="0.035cm" svg:x="8.848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9.656cm" svg:y="2.12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115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75cm" svg:height="1.875cm" svg:x="10.685cm" svg:y="0.772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olygon draw:style-name="gr3" draw:text-style-name="P7" draw:layer="layout" svg:width="0.224cm" svg:height="2.025cm" svg:x="11.834cm" svg:y="0.697cm" svg:viewBox="0 0 225 2026" draw:points="0,2026 225,2026 225,1980 46,1980 46,46 225,46 225,0 0,0">
            <text:p/>
          </draw:polygon>
          <draw:path draw:style-name="gr3" draw:text-style-name="P7" draw:layer="layout" svg:width="0.322cm" svg:height="0.389cm" svg:x="12.197cm" svg:y="0.9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567cm" svg:y="0.9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2.993cm" svg:y="0.9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3.381cm" svg:y="0.7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65cm" svg:y="0.9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4.366cm" svg:y="1.121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78cm" svg:y="0.764cm" svg:viewBox="0 0 313 597" svg:d="M163 10c0-2 0-10-11-10-20 0-81 8-104 8-6 2-15 2-15 17 0 11 7 11 19 11 42 0 44 6 44 14 0 6-8 34-13 52l-70 276c-9 43-13 56-13 87 0 78 44 132 108 132 99 0 205-127 205-247 0-79-46-137-113-137-39 0-75 25-100 52zM83 328c5-17 5-19 13-28 42-56 81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49cm" svg:y="0.7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661cm" svg:height="0.035cm" svg:x="12.168cm" svg:y="1.692cm" svg:viewBox="0 0 3662 36" draw:points="1832,36 0,36 0,0 3662,0 3662,36">
            <text:p/>
          </draw:polygon>
          <draw:path draw:style-name="gr3" draw:text-style-name="P7" draw:layer="layout" svg:width="0.277cm" svg:height="0.389cm" svg:x="12.243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2.577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2.809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335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604cm" svg:y="2.1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6cm" svg:height="0.035cm" svg:x="14.318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32cm" svg:y="1.913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503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516cm" svg:height="0.035cm" svg:x="16.188cm" svg:y="1.692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7.091cm" svg:y="0.9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7.461cm" svg:y="0.9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77cm" svg:height="0.389cm" svg:x="17.888cm" svg:y="0.9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97cm" svg:height="0.844cm" svg:x="18.276cm" svg:y="0.7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544cm" svg:y="0.9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9.259cm" svg:y="1.121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0.067cm" svg:y="0.977cm" svg:viewBox="0 0 388 384" svg:d="M282 54c-15-31-40-54-78-54-98 0-204 125-204 248 0 80 46 136 113 136 18 0 60-4 110-63 7 34 36 63 77 63 30 0 49-19 63-46 13-31 25-83 25-85 0-7-8-7-10-7-9 0-9 2-11 15-16 54-31 104-66 104-23 0-25-21-25-39 0-19 2-25 12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97cm" svg:height="0.844cm" svg:x="20.528cm" svg:y="0.7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745cm" svg:height="0.035cm" svg:x="17.062cm" svg:y="1.692cm" svg:viewBox="0 0 3746 36" draw:points="1874,36 0,36 0,0 3746,0 3746,36">
            <text:p/>
          </draw:polygon>
          <draw:path draw:style-name="gr3" draw:text-style-name="P7" draw:layer="layout" svg:width="0.277cm" svg:height="0.389cm" svg:x="17.137cm" svg:y="2.1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7.469cm" svg:y="1.93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7.703cm" svg:y="2.12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8.228cm" svg:y="1.8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498cm" svg:y="2.1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6cm" svg:height="0.035cm" svg:x="19.213cm" svg:y="2.272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0.019cm" svg:y="2.126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0.48cm" svg:y="1.8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20.919cm" svg:y="0.697cm" svg:viewBox="0 0 225 2026" draw:points="177,1980 0,1980 0,2026 225,2026 225,0 0,0 0,46 177,46">
            <text:p/>
          </draw:polygon>
          <draw:path draw:style-name="gr3" draw:text-style-name="P7" draw:layer="layout" svg:width="0.402cm" svg:height="0.596cm" svg:x="21.808cm" svg:y="1.335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7" draw:layer="layout" svg:width="0.421cm" svg:height="0.383cm" svg:x="22.239cm" svg:y="1.54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70" draw:id="id370">
          <svg:title>TexMaths</svg:title>
          <svg:desc>28§display§\text {I}§svg§600§FALSE§</svg:desc>
          <draw:polygon draw:style-name="gr2" draw:text-style-name="P6" draw:layer="layout" svg:width="0.229cm" svg:height="0.575cm" svg:x="4.932cm" svg:y="8.143cm" svg:viewBox="0 0 230 576" draw:points="116,576 0,576 0,0 230,0 230,576">
            <text:p/>
          </draw:polygon>
          <draw:path draw:style-name="gr3" draw:text-style-name="P7" draw:layer="layout" svg:width="0.301cm" svg:height="0.674cm" svg:x="4.91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6" draw:id="id366">
          <svg:title>TexMaths</svg:title>
          <svg:desc>24§display§= \text {cosec} (b - a) \smallint  \left[ \cot ( x  - b ) - \cot ( x - a ) \right] \ dx§svg§600§FALSE§</svg:desc>
          <draw:polygon draw:style-name="gr2" draw:text-style-name="P6" draw:layer="layout" svg:width="16.109cm" svg:height="0.76cm" svg:x="5.918cm" svg:y="3.34cm" svg:viewBox="0 0 16110 761" draw:points="8055,761 0,761 0,0 16110,0 16110,761">
            <text:p/>
          </draw:polygon>
          <draw:path draw:style-name="gr3" draw:text-style-name="P7" draw:layer="layout" svg:width="0.562cm" svg:height="0.199cm" svg:x="5.924cm" svg:y="3.62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5cm" svg:y="3.553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4cm" svg:y="3.5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cm" svg:y="3.55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19cm" svg:y="3.553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299cm" svg:y="3.5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29cm" svg:y="3.2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3cm" svg:y="3.346cm" svg:viewBox="0 0 313 597" svg:d="M163 10c0-2 0-10-11-10-20 0-81 8-104 8-6 2-15 2-15 17 0 11 7 11 19 11 42 0 42 6 42 14 0 6-6 35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6cm" svg:height="0.035cm" svg:x="9.593cm" svg:y="3.703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0.4cm" svg:y="3.557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cm" svg:y="3.2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352cm" svg:height="0.786cm" svg:x="11.327cm" svg:y="3.327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olygon draw:style-name="gr3" draw:text-style-name="P7" draw:layer="layout" svg:width="0.116cm" svg:height="0.844cm" svg:x="11.966cm" svg:y="3.298cm" svg:viewBox="0 0 117 845" draw:points="117,845 117,812 35,812 35,35 117,35 117,0 0,0 0,845">
            <text:p/>
          </draw:polygon>
          <draw:path draw:style-name="gr3" draw:text-style-name="P7" draw:layer="layout" svg:width="0.322cm" svg:height="0.389cm" svg:x="12.13cm" svg:y="3.5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2.5cm" svg:y="3.553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2.913cm" svg:y="3.41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3.309cm" svg:y="3.2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3.579cm" svg:y="3.55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5cm" svg:x="14.294cm" svg:y="3.703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08cm" svg:y="3.346cm" svg:viewBox="0 0 313 597" svg:d="M163 10c0-2 0-10-11-10-20 0-81 8-104 8-6 2-15 2-15 17 0 11 7 11 19 11 42 0 44 6 44 14 0 6-8 35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476cm" svg:y="3.2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6cm" svg:height="0.035cm" svg:x="16.014cm" svg:y="3.703cm" svg:viewBox="0 0 517 36" svg:d="M488 36c13 0 29 0 29-19 0-17-16-17-29-17h-459c-14 0-29 0-29 17 0 19 15 19 29 19z">
            <text:p/>
          </draw:path>
          <draw:path draw:style-name="gr3" draw:text-style-name="P7" draw:layer="layout" svg:width="0.322cm" svg:height="0.389cm" svg:x="16.817cm" svg:y="3.55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17.187cm" svg:y="3.553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64cm" svg:height="0.529cm" svg:x="17.6cm" svg:y="3.411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7.996cm" svg:y="3.298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8.266cm" svg:y="3.55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6cm" svg:height="0.035cm" svg:x="18.981cm" svg:y="3.703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9.787cm" svg:y="3.557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0.248cm" svg:y="3.298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0.547cm" svg:y="3.298cm" svg:viewBox="0 0 117 845" draw:points="117,0 0,0 0,35 83,35 83,812 0,812 0,845 117,845">
            <text:p/>
          </draw:polygon>
          <draw:path draw:style-name="gr3" draw:text-style-name="P7" draw:layer="layout" svg:width="0.402cm" svg:height="0.596cm" svg:x="21.217cm" svg:y="3.346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21.648cm" svg:y="3.55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</draw:g>
        <draw:g xml:id="id367" draw:id="id367">
          <svg:title>TexMaths</svg:title>
          <svg:desc>24§display§= \text {cosec} (b - a)  \left[ \smallint  \cot ( x  - b ) - \smallint  \cot ( x - a ) \right] \ dx§svg§600§FALSE§</svg:desc>
          <draw:polygon draw:style-name="gr2" draw:text-style-name="P6" draw:layer="layout" svg:width="16.695cm" svg:height="0.759cm" svg:x="5.919cm" svg:y="4.742cm" svg:viewBox="0 0 16696 760" draw:points="8347,760 0,760 0,0 16696,0 16696,760">
            <text:p/>
          </draw:polygon>
          <draw:path draw:style-name="gr3" draw:text-style-name="P7" draw:layer="layout" svg:width="0.562cm" svg:height="0.199cm" svg:x="5.925cm" svg:y="5.0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7cm" svg:y="4.955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7.165cm" svg:y="4.9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1cm" svg:y="4.9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cm" svg:y="4.955cm" svg:viewBox="0 0 328 390" svg:d="M71 167c6-127 77-148 106-148 86 0 96 114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7" draw:layer="layout" svg:width="0.322cm" svg:height="0.389cm" svg:x="8.3cm" svg:y="4.95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197cm" svg:height="0.844cm" svg:x="8.73cm" svg:y="4.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4cm" svg:y="4.748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6cm" svg:height="0.035cm" svg:x="9.594cm" svg:y="5.105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10.401cm" svg:y="4.959cm" svg:viewBox="0 0 388 384" svg:d="M282 54c-15-31-40-54-78-54-98 0-204 125-204 248 0 80 46 136 113 136 18 0 60-4 110-63 7 34 36 63 77 63 30 0 49-19 63-46 13-31 25-83 25-84 0-8-8-8-10-8-7 0-9 2-11 15-16 54-31 104-66 104-23 0-24-21-24-39 0-19 1-24 11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1cm" svg:y="4.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1.382cm" svg:y="4.7cm" svg:viewBox="0 0 117 845" draw:points="117,845 117,812 35,812 35,35 117,35 117,0 0,0 0,845">
            <text:p/>
          </draw:polygon>
          <draw:path draw:style-name="gr3" draw:text-style-name="P7" draw:layer="layout" svg:width="0.352cm" svg:height="0.786cm" svg:x="11.562cm" svg:y="4.729cm" svg:viewBox="0 0 353 787" svg:d="M321 35c-29 1-37 23-37 34 0 21 17 35 35 35 17 0 34-12 34-37 0-32-27-67-67-67-71 0-86 92-100 157-23 127-40 235-54 383-3 44-9 92-15 132-8 64-21 98-52 98-15 0-27-9-32-17 28 0 36-21 36-35 0-19-17-32-34-32-18 0-35 9-35 34 0 33 27 67 67 67 71 0 87-90 100-159 21-121 40-229 54-378 4-46 9-94 15-135 8-63 21-96 52-96 15 0 27 8 33 16z">
            <text:p/>
          </draw:path>
          <draw:path draw:style-name="gr3" draw:text-style-name="P7" draw:layer="layout" svg:width="0.322cm" svg:height="0.389cm" svg:x="12.131cm" svg:y="4.95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2.501cm" svg:y="4.9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2.914cm" svg:y="4.8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3.31cm" svg:y="4.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3.58cm" svg:y="4.9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516cm" svg:height="0.035cm" svg:x="14.295cm" svg:y="5.105cm" svg:viewBox="0 0 517 36" svg:d="M488 36c13 0 29 0 29-19 0-17-16-17-29-17h-459c-14 0-29 0-29 17 0 19 15 19 29 19z">
            <text:p/>
          </draw:path>
          <draw:path draw:style-name="gr3" draw:text-style-name="P7" draw:layer="layout" svg:width="0.312cm" svg:height="0.596cm" svg:x="15.109cm" svg:y="4.748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5.478cm" svg:y="4.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7" draw:layer="layout" svg:width="0.516cm" svg:height="0.035cm" svg:x="16.015cm" svg:y="5.105cm" svg:viewBox="0 0 517 36" svg:d="M488 36c13 0 29 0 29-19 0-17-16-17-29-17h-459c-14 0-29 0-29 17 0 19 15 19 29 19z">
            <text:p/>
          </draw:path>
          <draw:path draw:style-name="gr3" draw:text-style-name="P7" draw:layer="layout" svg:width="0.352cm" svg:height="0.786cm" svg:x="16.835cm" svg:y="4.729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2cm" svg:height="0.389cm" svg:x="17.403cm" svg:y="4.955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7" draw:layer="layout" svg:width="0.375cm" svg:height="0.389cm" svg:x="17.774cm" svg:y="4.9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264cm" svg:height="0.529cm" svg:x="18.189cm" svg:y="4.813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7" draw:layer="layout" svg:width="0.197cm" svg:height="0.844cm" svg:x="18.584cm" svg:y="4.7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8.853cm" svg:y="4.9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6cm" svg:height="0.035cm" svg:x="19.567cm" svg:y="5.105cm" svg:viewBox="0 0 517 36" svg:d="M488 36c13 0 29 0 29-19 0-17-16-17-29-17h-459c-14 0-29 0-29 17 0 19 15 19 29 19z">
            <text:p/>
          </draw:path>
          <draw:path draw:style-name="gr3" draw:text-style-name="P7" draw:layer="layout" svg:width="0.387cm" svg:height="0.383cm" svg:x="20.374cm" svg:y="4.959cm" svg:viewBox="0 0 388 384" svg:d="M282 54c-15-31-40-54-78-54-98 0-204 125-204 248 0 80 46 136 113 136 18 0 60-4 110-63 7 34 36 63 77 63 30 0 49-19 63-46 13-31 25-83 25-84 0-8-8-8-10-8-7 0-9 2-11 15-16 54-31 104-66 104-23 0-24-21-24-39 0-19 1-24 11-63 10-34 10-44 17-75l31-119c6-25 6-25 6-29 0-15-10-23-23-23-21 0-35 19-37 37zM227 275c-4 15-4 15-16 30-38 46-73 60-96 60-42 0-55-46-55-79 0-42 28-148 48-186 24-50 63-81 97-81 56 0 68 69 68 75 0 4-2 10-4 14z">
            <text:p/>
          </draw:path>
          <draw:path draw:style-name="gr3" draw:text-style-name="P7" draw:layer="layout" svg:width="0.197cm" svg:height="0.844cm" svg:x="20.835cm" svg:y="4.7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1.134cm" svg:y="4.7cm" svg:viewBox="0 0 117 845" draw:points="117,0 0,0 0,35 83,35 83,812 0,812 0,845 117,845">
            <text:p/>
          </draw:polygon>
          <draw:path draw:style-name="gr3" draw:text-style-name="P7" draw:layer="layout" svg:width="0.402cm" svg:height="0.596cm" svg:x="21.804cm" svg:y="4.74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22.235cm" svg:y="4.959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368" draw:id="id368">
          <svg:title>TexMaths</svg:title>
          <svg:desc>24§display§= \text {cosec} (b - a)  \left[ \log [ \sin ( x  - b ) ] -  \log [ \sin ( x - a ) ] \right] \ + \ c§svg§600§FALSE§</svg:desc>
          <draw:polygon draw:style-name="gr2" draw:text-style-name="P6" draw:layer="layout" svg:width="19.111cm" svg:height="0.759cm" svg:x="5.92cm" svg:y="6.244cm" svg:viewBox="0 0 19112 760" draw:points="9556,760 0,760 0,0 19112,0 19112,760">
            <text:p/>
          </draw:polygon>
          <draw:path draw:style-name="gr3" draw:text-style-name="P7" draw:layer="layout" svg:width="0.562cm" svg:height="0.199cm" svg:x="5.926cm" svg:y="6.5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7cm" svg:y="6.45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6cm" svg:y="6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2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1cm" svg:y="6.45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301cm" svg:y="6.45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31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312cm" svg:height="0.596cm" svg:x="9.015cm" svg:y="6.25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5cm" svg:height="0.035cm" svg:x="9.595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0.401cm" svg:y="6.46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2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1.382cm" svg:y="6.202cm" svg:viewBox="0 0 117 845" draw:points="117,845 117,812 35,812 35,35 117,35 117,0 0,0 0,845">
            <text:p/>
          </draw:polygon>
          <draw:path draw:style-name="gr3" draw:text-style-name="P7" draw:layer="layout" svg:width="0.189cm" svg:height="0.587cm" svg:x="11.546cm" svg:y="6.2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1.774cm" svg:y="6.457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2.197cm" svg:y="6.45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2.705cm" svg:y="6.202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2.869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201cm" svg:y="6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435cm" svg:y="6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3.961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14.23cm" svg:y="6.4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7" draw:layer="layout" svg:width="0.515cm" svg:height="0.035cm" svg:x="14.944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5.758cm" svg:y="6.25cm" svg:viewBox="0 0 313 597" svg:d="M163 10c0-2 0-10-11-10-20 0-81 8-104 8-6 2-15 2-15 17 0 11 7 11 19 11 42 0 42 6 42 14 0 6-6 34-11 52l-70 276c-9 43-13 56-13 87 0 78 44 132 108 132 99 0 205-126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197cm" svg:height="0.844cm" svg:x="16.127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16.426cm" svg:y="6.202cm" svg:viewBox="0 0 117 845" draw:points="117,0 0,0 0,35 83,35 83,812 0,812 0,845 117,845">
            <text:p/>
          </draw:polygon>
          <draw:path draw:style-name="gr3" draw:text-style-name="P7" draw:layer="layout" svg:width="0.515cm" svg:height="0.035cm" svg:x="16.899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189cm" svg:height="0.587cm" svg:x="17.701cm" svg:y="6.25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7.932cm" svg:y="6.45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8.352cm" svg:y="6.45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16cm" svg:height="0.844cm" svg:x="18.863cm" svg:y="6.202cm" svg:viewBox="0 0 117 845" draw:points="117,845 117,812 35,812 35,35 117,35 117,0 0,0 0,845">
            <text:p/>
          </draw:polygon>
          <draw:path draw:style-name="gr3" draw:text-style-name="P7" draw:layer="layout" svg:width="0.277cm" svg:height="0.389cm" svg:x="19.024cm" svg:y="6.45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9.358cm" svg:y="6.27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9.59cm" svg:y="6.461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20.117cm" svg:y="6.202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421cm" svg:height="0.383cm" svg:x="20.385cm" svg:y="6.46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21.1cm" svg:y="6.607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21.908cm" svg:y="6.461cm" svg:viewBox="0 0 388 384" svg:d="M282 54c-15-31-40-54-78-54-98 0-204 125-204 248 0 80 46 136 113 136 18 0 60-4 110-63 7 34 36 63 77 63 30 0 49-19 63-46 13-31 25-83 25-84 0-8-8-8-10-8-7 0-9 2-11 15-16 54-31 104-66 104-23 0-25-21-25-39 0-19 2-24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22.367cm" svg:y="6.202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olygon draw:style-name="gr3" draw:text-style-name="P7" draw:layer="layout" svg:width="0.116cm" svg:height="0.844cm" svg:x="22.666cm" svg:y="6.202cm" svg:viewBox="0 0 117 845" draw:points="117,0 0,0 0,35 83,35 83,812 0,812 0,845 117,845">
            <text:p/>
          </draw:polygon>
          <draw:polygon draw:style-name="gr3" draw:text-style-name="P7" draw:layer="layout" svg:width="0.116cm" svg:height="0.844cm" svg:x="22.901cm" svg:y="6.202cm" svg:viewBox="0 0 117 845" draw:points="117,0 0,0 0,35 83,35 83,812 0,812 0,845 117,845">
            <text:p/>
          </draw:polygon>
          <draw:path draw:style-name="gr3" draw:text-style-name="P7" draw:layer="layout" svg:width="0.562cm" svg:height="0.564cm" svg:x="23.632cm" svg:y="6.34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4.744cm" svg:y="6.461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71" draw:id="id371">
          <svg:title>TexMaths</svg:title>
          <svg:desc>24§display§= \text {cosec} (b - a)  \log \left[ \frac{ \sin ( x - b ) }{ \sin ( x - a ) } \right] \ + \ c§svg§600§FALSE§</svg:desc>
          <draw:polygon draw:style-name="gr2" draw:text-style-name="P6" draw:layer="layout" svg:width="13.251cm" svg:height="1.941cm" svg:x="5.92cm" svg:y="7.545cm" svg:viewBox="0 0 13252 1942" draw:points="6626,1942 0,1942 0,0 13252,0 13252,1942">
            <text:p/>
          </draw:polygon>
          <draw:path draw:style-name="gr3" draw:text-style-name="P7" draw:layer="layout" svg:width="0.562cm" svg:height="0.199cm" svg:x="5.926cm" svg:y="8.41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322cm" svg:height="0.389cm" svg:x="6.797cm" svg:y="8.34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375cm" svg:height="0.389cm" svg:x="7.166cm" svg:y="8.34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277cm" svg:height="0.389cm" svg:x="7.592cm" svg:y="8.34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327cm" svg:height="0.389cm" svg:x="7.921cm" svg:y="8.34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7" draw:layer="layout" svg:width="0.322cm" svg:height="0.389cm" svg:x="8.301cm" svg:y="8.34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7" draw:layer="layout" svg:width="0.197cm" svg:height="0.844cm" svg:x="8.731cm" svg:y="8.094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12cm" svg:height="0.596cm" svg:x="9.015cm" svg:y="8.141cm" svg:viewBox="0 0 313 597" svg:d="M163 10c0-2 0-10-11-10-20 0-81 8-104 8-6 2-15 2-15 17 0 11 7 11 19 11 42 0 42 6 42 14 0 6-6 34-11 52l-70 276c-9 43-13 56-13 87 0 78 44 132 108 132 99 0 205-127 205-247 0-79-46-137-113-137-39 0-75 25-100 52zM83 328c5-17 5-19 13-28 42-56 79-68 102-68 30 0 54 25 54 79 0 50-29 148-45 181-27 55-67 86-99 86-29 0-58-23-58-84 0-18 0-33 15-87z">
            <text:p/>
          </draw:path>
          <draw:path draw:style-name="gr3" draw:text-style-name="P7" draw:layer="layout" svg:width="0.515cm" svg:height="0.035cm" svg:x="9.595cm" svg:y="8.49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0.401cm" svg:y="8.354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0.862cm" svg:y="8.09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189cm" svg:height="0.587cm" svg:x="11.311cm" svg:y="8.141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1.54cm" svg:y="8.348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1.962cm" svg:y="8.344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224cm" svg:height="2.025cm" svg:x="12.724cm" svg:y="7.503cm" svg:viewBox="0 0 225 2026" draw:points="0,2026 225,2026 225,1980 46,1980 46,46 225,46 225,0 0,0">
            <text:p/>
          </draw:polygon>
          <draw:path draw:style-name="gr3" draw:text-style-name="P7" draw:layer="layout" svg:width="0.277cm" svg:height="0.389cm" svg:x="13.13cm" svg:y="7.7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462cm" svg:y="7.59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696cm" svg:y="7.783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22cm" svg:y="7.52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489cm" svg:y="7.7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5cm" svg:height="0.035cm" svg:x="15.205cm" svg:y="7.927cm" svg:viewBox="0 0 516 36" svg:d="M488 36c13 0 28 0 28-19 0-17-15-17-28-17h-459c-14 0-29 0-29 17 0 19 15 19 29 19z">
            <text:p/>
          </draw:path>
          <draw:path draw:style-name="gr3" draw:text-style-name="P7" draw:layer="layout" svg:width="0.312cm" svg:height="0.596cm" svg:x="16.017cm" svg:y="7.57cm" svg:viewBox="0 0 313 597" svg:d="M163 10c0-2 0-10-11-10-20 0-81 8-104 8-6 2-15 2-15 17 0 11 7 11 19 11 42 0 44 6 44 14 0 6-8 34-13 52l-70 276c-9 43-13 56-13 87 0 78 44 132 108 132 99 0 205-127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7" draw:layer="layout" svg:width="0.197cm" svg:height="0.844cm" svg:x="16.388cm" svg:y="7.52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3.651cm" svg:height="0.035cm" svg:x="13.059cm" svg:y="8.498cm" svg:viewBox="0 0 3652 36" draw:points="1826,36 0,36 0,0 3652,0 3652,36">
            <text:p/>
          </draw:polygon>
          <draw:path draw:style-name="gr3" draw:text-style-name="P7" draw:layer="layout" svg:width="0.277cm" svg:height="0.389cm" svg:x="13.087cm" svg:y="8.92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13.419cm" svg:y="8.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13.654cm" svg:y="8.93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197cm" svg:height="0.844cm" svg:x="14.178cm" svg:y="8.67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4.447cm" svg:y="8.93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5cm" svg:height="0.035cm" svg:x="15.163cm" svg:y="9.078cm" svg:viewBox="0 0 516 36" svg:d="M488 36c13 0 28 0 28-19 0-17-15-17-28-17h-459c-14 0-29 0-29 17 0 19 15 19 29 19z">
            <text:p/>
          </draw:path>
          <draw:path draw:style-name="gr3" draw:text-style-name="P7" draw:layer="layout" svg:width="0.387cm" svg:height="0.383cm" svg:x="15.969cm" svg:y="8.932cm" svg:viewBox="0 0 388 384" svg:d="M282 54c-15-31-40-54-78-54-98 0-204 125-204 248 0 80 46 136 113 136 18 0 60-4 110-63 7 34 36 63 77 63 30 0 49-19 63-46 13-31 25-83 25-85 0-7-8-7-10-7-7 0-9 2-11 15-16 54-31 104-66 104-23 0-25-21-25-39 0-19 2-25 12-63 10-34 10-44 17-75l31-119c6-25 6-25 6-29 0-15-10-23-23-23-21 0-35 19-37 37zM227 275c-4 15-4 15-16 30-38 46-73 60-96 60-42 0-55-46-55-79 0-42 26-148 48-186 24-50 63-81 97-81 56 0 68 69 68 75 0 4-2 10-4 14z">
            <text:p/>
          </draw:path>
          <draw:path draw:style-name="gr3" draw:text-style-name="P7" draw:layer="layout" svg:width="0.197cm" svg:height="0.844cm" svg:x="16.43cm" svg:y="8.67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7" draw:layer="layout" svg:width="0.224cm" svg:height="2.025cm" svg:x="16.824cm" svg:y="7.503cm" svg:viewBox="0 0 225 2026" draw:points="177,1980 0,1980 0,2026 225,2026 225,0 0,0 0,46 177,46">
            <text:p/>
          </draw:polygon>
          <draw:path draw:style-name="gr3" draw:text-style-name="P7" draw:layer="layout" svg:width="0.562cm" svg:height="0.564cm" svg:x="17.772cm" svg:y="8.23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8.884cm" svg:y="8.354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69" draw:id="id369">
          <svg:title>TexMaths</svg:title>
          <svg:desc>26§display§\therefore§svg§600§FALSE§</svg:desc>
          <draw:polygon draw:style-name="gr2" draw:text-style-name="P6" draw:layer="layout" svg:width="0.49cm" svg:height="0.402cm" svg:x="3.404cm" svg:y="8.322cm" svg:viewBox="0 0 491 403" draw:points="246,403 0,403 0,0 491,0 491,403">
            <text:p/>
          </draw:polygon>
          <draw:path draw:style-name="gr3" draw:text-style-name="P7" draw:layer="layout" svg:width="0.555cm" svg:height="0.493cm" svg:x="3.385cm" svg:y="8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72" anim:sub-item="text" smil:attributeName="visibility" smil:to="visible"/>
                  <anim:animate smil:dur="1s" smil:fill="hold" smil:targetElement="id372" anim:sub-item="text" smil:attributeName="width" smil:values="0;width" smil:keyTimes="0;1"/>
                  <anim:animate smil:dur="1s" smil:fill="hold" smil:targetElement="id372" anim:sub-item="text" smil:attributeName="height" smil:values="0;height" smil:keyTimes="0;1"/>
                  <anim:animate smil:dur="1s" smil:fill="hold" smil:targetElement="id372" anim:sub-item="text" smil:attributeName="x" smil:values="0;1" smil:keyTimes="0;1" anim:formula="x+(cos(-2*pi*(1-$))*-x-sin(-2*pi*(1-$))*(1-y))*(1-$)"/>
                  <anim:animate smil:dur="1s" smil:fill="hold" smil:targetElement="id37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9">
        <draw:frame presentation:style-name="pr12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373" text:id="id373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73" anim:sub-item="text" smil:attributeName="visibility" smil:to="visible"/>
                  <anim:transitionFilter smil:dur="2s" smil:targetElement="id373" anim:sub-item="text" smil:type="fade" smil:subtype="crossfade"/>
                  <anim:animate smil:dur="2s" smil:fill="hold" smil:targetElement="id373" anim:sub-item="text" smil:attributeName="rotate" smil:values="720;0" smil:keyTimes="0;1"/>
                  <anim:animate smil:dur="2s" smil:fill="hold" smil:targetElement="id373" anim:sub-item="text" smil:attributeName="height" smil:values="0;height" smil:keyTimes="0;1"/>
                  <anim:animate smil:dur="2s" smil:fill="hold" smil:targetElement="id373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08-02T20:40:34.528089572</dc:date>
    <meta:editing-duration>P2DT28M12S</meta:editing-duration>
    <meta:editing-cycles>844</meta:editing-cycles>
    <meta:generator>LibreOffice/6.0.7.3$Linux_X86_64 LibreOffice_project/00m0$Build-3</meta:generator>
    <meta:document-statistic meta:object-count="5876"/>
  </office:meta>
</office:document-meta>
</file>